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ubject02_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8" table:default-cell-style-name="Default"/>
        <table:table-row table:style-name="ro1">
          <table:table-cell table:number-columns-repeated="2"/>
          <table:table-cell table:number-columns-repeated="3" table:style-name="ce1" office:value-type="string" calcext:value-type="string">
            <text:p>FREQ</text:p>
          </table:table-cell>
          <table:table-cell table:number-columns-repeated="3" office:value-type="string" calcext:value-type="string">
            <text:p>POW</text:p>
          </table:table-cell>
          <table:table-cell table:number-columns-repeated="2" office:value-type="string" calcext:value-type="string">
            <text:p>FREQ-DIFF</text:p>
          </table:table-cell>
          <table:table-cell table:number-columns-repeated="2" office:value-type="string" calcext:value-type="string">
            <text:p>POW-DIFF</text:p>
          </table:table-cell>
          <table:table-cell/>
          <table:table-cell office:value-type="string" calcext:value-type="string">
            <text:p>LOW周波数偏差(920.6MHz)</text:p>
          </table:table-cell>
          <table:table-cell table:number-columns-repeated="3"/>
          <table:table-cell office:value-type="string" calcext:value-type="string">
            <text:p>MID周波数偏差(924.3MHz)</text:p>
          </table:table-cell>
          <table:table-cell table:number-columns-repeated="3"/>
          <table:table-cell office:value-type="string" calcext:value-type="string">
            <text:p>HIGH周波数偏差(928.0MHz)</text:p>
          </table:table-cell>
          <table:table-cell table:number-columns-repeated="2"/>
          <table:table-cell office:value-type="string" calcext:value-type="string">
            <text:p>MID-LOW周波数偏差(924.6-920.6MHz)</text:p>
          </table:table-cell>
          <table:table-cell table:number-columns-repeated="2"/>
          <table:table-cell office:value-type="string" calcext:value-type="string">
            <text:p>HIGH-LOW周波数偏差(924.3MHz)</text:p>
          </table:table-cell>
          <table:table-cell table:number-columns-repeated="5"/>
          <table:table-cell office:value-type="string" calcext:value-type="string">
            <text:p>LOWゲイン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ゲイン</text:p>
          </table:table-cell>
          <table:table-cell table:number-columns-repeated="3"/>
          <table:table-cell office:value-type="string" calcext:value-type="string">
            <text:p>MID-LOW</text:p>
          </table:table-cell>
          <table:table-cell office:value-type="string" calcext:value-type="string">
            <text:p>HIGH-M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-LOW</text:p>
          </table:table-cell>
          <table:table-cell office:value-type="string" calcext:value-type="string">
            <text:p>HIGH-LOW</text:p>
          </table:table-cell>
          <table:table-cell table:number-columns-repeated="2" office:value-type="string" calcext:value-type="string">
            <text:p>MID-LOW</text:p>
          </table:table-cell>
          <table:table-cell/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office:value-type="string" calcext:value-type="string">
            <text:p>結果</text:p>
          </table:table-cell>
          <table:table-cell/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office:value-type="string" calcext:value-type="string">
            <text:p>結果</text:p>
          </table:table-cell>
          <table:table-cell/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office:value-type="string" calcext:value-type="string">
            <text:p>結果</text:p>
          </table:table-cell>
          <table:table-cell/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table:number-columns-repeated="3" office:value-type="string" calcext:value-type="string">
            <text:p>結果</text:p>
          </table:table-cell>
          <table:table-cell/>
          <table:table-cell office:value-type="string" calcext:value-type="string">
            <text:p>区切り</text:p>
          </table:table-cell>
          <table:table-cell office:value-type="string" calcext:value-type="string">
            <text:p>区間</text:p>
          </table:table-cell>
          <table:table-cell table:number-columns-repeated="2" office:value-type="string" calcext:value-type="string">
            <text:p>結果</text:p>
          </table:table-cell>
        </table:table-row>
        <table:table-row table:style-name="ro1">
          <table:table-cell office:value-type="string" calcext:value-type="string">
            <text:p>./log/20173101420_00412B.log</text:p>
          </table:table-cell>
          <table:table-cell office:value-type="string" calcext:value-type="string">
            <text:p>00412B</text:p>
          </table:table-cell>
          <table:table-cell office:value-type="float" office:value="920591324" calcext:value-type="float">
            <text:p>920591324</text:p>
          </table:table-cell>
          <table:table-cell office:value-type="float" office:value="924291216" calcext:value-type="float">
            <text:p>924291216</text:p>
          </table:table-cell>
          <table:table-cell office:value-type="float" office:value="927991153" calcext:value-type="float">
            <text:p>92799115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office:value-type="float" office:value="11.56" calcext:value-type="float">
            <text:p>11.56</text:p>
          </table:table-cell>
          <table:table-cell table:formula="of:=[.D3]-[.C3]" office:value-type="float" office:value="3699892" calcext:value-type="float">
            <text:p>3699892</text:p>
          </table:table-cell>
          <table:table-cell table:formula="of:=[.E3]-[.C3]" office:value-type="float" office:value="7399829" calcext:value-type="float">
            <text:p>7399829</text:p>
          </table:table-cell>
          <table:table-cell table:formula="of:=[.G3]-[.F3]" office:value-type="float" office:value="-0.0400000000000009" calcext:value-type="float">
            <text:p>-0.04</text:p>
          </table:table-cell>
          <table:table-cell table:formula="of:=[.H3]-[.G3]" office:value-type="float" office:value="-0.0399999999999991" calcext:value-type="float">
            <text:p>-0.04</text:p>
          </table:table-cell>
          <table:table-cell/>
          <table:table-cell table:formula="of:=[.N4]-1000" office:value-type="float" office:value="920580000" calcext:value-type="float">
            <text:p>920580000</text:p>
          </table:table-cell>
          <table:table-cell table:formula="of:=[.N3]/1000000&amp;&quot;~&quot;&amp;[.N4]/1000000" office:value-type="string" office:string-value="920.58~920.581" calcext:value-type="string">
            <text:p>920.58~920.581</text:p>
          </table:table-cell>
          <table:table-cell table:number-matrix-columns-spanned="1" table:number-matrix-rows-spanned="42" table:formula="of:=FREQUENCY([.C3:.C955];[.N3:.N43])" office:value-type="float" office:value="0" calcext:value-type="float">
            <text:p>0</text:p>
          </table:table-cell>
          <table:table-cell/>
          <table:table-cell table:formula="of:=[.R4]-1000" office:value-type="float" office:value="924280000" calcext:value-type="float">
            <text:p>924280000</text:p>
          </table:table-cell>
          <table:table-cell table:formula="of:=[.R3]/1000000&amp;&quot;~&quot;&amp;[.R4]/1000000" office:value-type="string" office:string-value="924.28~924.281" calcext:value-type="string">
            <text:p>924.28~924.281</text:p>
          </table:table-cell>
          <table:table-cell table:number-matrix-columns-spanned="1" table:number-matrix-rows-spanned="42" table:formula="of:=FREQUENCY([.D3:.D955];[.R3:.R43])" office:value-type="float" office:value="0" calcext:value-type="float">
            <text:p>0</text:p>
          </table:table-cell>
          <table:table-cell/>
          <table:table-cell table:formula="of:=[.V4]-1000" office:value-type="float" office:value="927980000" calcext:value-type="float">
            <text:p>927980000</text:p>
          </table:table-cell>
          <table:table-cell table:formula="of:=[.V3]/1000000&amp;&quot;~&quot;&amp;[.V4]/1000000" office:value-type="string" office:string-value="927.98~927.981" calcext:value-type="string">
            <text:p>927.98~927.981</text:p>
          </table:table-cell>
          <table:table-cell table:number-matrix-columns-spanned="1" table:number-matrix-rows-spanned="42" table:formula="of:=FREQUENCY([.E3:.E955];[.V3:.V43])" office:value-type="float" office:value="0" calcext:value-type="float">
            <text:p>0</text:p>
          </table:table-cell>
          <table:table-cell table:formula="of:=[.Y4]-100" office:value-type="float" office:value="3698000" calcext:value-type="float">
            <text:p>3698000</text:p>
          </table:table-cell>
          <table:table-cell table:formula="of:=[.Y3]/1000000&amp;&quot;~&quot;&amp;[.Y4]/1000000" office:value-type="string" office:string-value="3.698~3.6981" calcext:value-type="string">
            <text:p>3.698~3.6981</text:p>
          </table:table-cell>
          <table:table-cell table:number-matrix-columns-spanned="1" table:number-matrix-rows-spanned="42" table:formula="of:=FREQUENCY([.I3:.I955];[.Y3:.Y43])" office:value-type="float" office:value="0" calcext:value-type="float">
            <text:p>0</text:p>
          </table:table-cell>
          <table:table-cell table:formula="of:=[.AB4]-100" office:value-type="float" office:value="7398000" calcext:value-type="float">
            <text:p>7398000</text:p>
          </table:table-cell>
          <table:table-cell table:formula="of:=[.AB3]/1000000&amp;&quot;~&quot;&amp;[.AB4]/1000000" office:value-type="string" office:string-value="7.398~7.3981" calcext:value-type="string">
            <text:p>7.398~7.3981</text:p>
          </table:table-cell>
          <table:table-cell table:number-matrix-columns-spanned="1" table:number-matrix-rows-spanned="42" table:formula="of:=FREQUENCY([.J3:.J955];[.AB3:.AB43])" office:value-type="float" office:value="0" calcext:value-type="float">
            <text:p>0</text:p>
          </table:table-cell>
          <table:table-cell/>
          <table:table-cell table:formula="of:=[.AF4]-0.05" office:value-type="float" office:value="11" calcext:value-type="float">
            <text:p>11</text:p>
          </table:table-cell>
          <table:table-cell table:formula="of:=[.AF3]&amp;&quot;~&quot;&amp;[.AF4]" office:value-type="string" office:string-value="11~11.05" calcext:value-type="string">
            <text:p>11~11.05</text:p>
          </table:table-cell>
          <table:table-cell table:number-matrix-columns-spanned="1" table:number-matrix-rows-spanned="42" table:formula="of:=FREQUENCY([.F3:.F955];[.AF3:.AF43])" office:value-type="float" office:value="0" calcext:value-type="float">
            <text:p>0</text:p>
          </table:table-cell>
          <table:table-cell table:number-matrix-columns-spanned="1" table:number-matrix-rows-spanned="42" table:formula="of:=FREQUENCY([.G3:.G955];[.AF3:.AF43])" office:value-type="float" office:value="0" calcext:value-type="float">
            <text:p>0</text:p>
          </table:table-cell>
          <table:table-cell table:number-matrix-columns-spanned="1" table:number-matrix-rows-spanned="42" table:formula="of:=FREQUENCY([.H3:.H955];[.AF3:.AF43])" office:value-type="float" office:value="0" calcext:value-type="float">
            <text:p>0</text:p>
          </table:table-cell>
          <table:table-cell/>
          <table:table-cell table:formula="of:=[.AL4]-0.02" office:value-type="float" office:value="-0.4" calcext:value-type="float">
            <text:p>-0.4</text:p>
          </table:table-cell>
          <table:table-cell table:formula="of:=[.AL3]&amp;&quot;~&quot;&amp;[.AL4]" office:value-type="string" office:string-value="-0.4~-0.38" calcext:value-type="string">
            <text:p>-0.4~-0.38</text:p>
          </table:table-cell>
          <table:table-cell table:number-matrix-columns-spanned="1" table:number-matrix-rows-spanned="42" table:formula="of:=FREQUENCY([.K3:.K955];[.AL3:.AL43])" office:value-type="float" office:value="0" calcext:value-type="float">
            <text:p>0</text:p>
          </table:table-cell>
          <table:table-cell table:number-matrix-columns-spanned="1" table:number-matrix-rows-spanned="42" table:formula="of:=FREQUENCY([.L3:.L955];[.AL3:.AL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301555_004349.log</text:p>
          </table:table-cell>
          <table:table-cell office:value-type="float" office:value="4349" calcext:value-type="float">
            <text:p>4349</text:p>
          </table:table-cell>
          <table:table-cell office:value-type="float" office:value="920589838" calcext:value-type="float">
            <text:p>920589838</text:p>
          </table:table-cell>
          <table:table-cell office:value-type="float" office:value="924289764" calcext:value-type="float">
            <text:p>924289764</text:p>
          </table:table-cell>
          <table:table-cell office:value-type="float" office:value="927989728" calcext:value-type="float">
            <text:p>92798972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4]-[.C4]" office:value-type="float" office:value="3699926" calcext:value-type="float">
            <text:p>3699926</text:p>
          </table:table-cell>
          <table:table-cell table:formula="of:=[.E4]-[.C4]" office:value-type="float" office:value="7399890" calcext:value-type="float">
            <text:p>7399890</text:p>
          </table:table-cell>
          <table:table-cell table:formula="of:=[.G4]-[.F4]" office:value-type="float" office:value="-0.0599999999999987" calcext:value-type="float">
            <text:p>-0.06</text:p>
          </table:table-cell>
          <table:table-cell table:formula="of:=[.H4]-[.G4]" office:value-type="float" office:value="-0.0400000000000009" calcext:value-type="float">
            <text:p>-0.04</text:p>
          </table:table-cell>
          <table:table-cell/>
          <table:table-cell table:formula="of:=[.N5]-1000" office:value-type="float" office:value="920581000" calcext:value-type="float">
            <text:p>920581000</text:p>
          </table:table-cell>
          <table:table-cell table:formula="of:=[.N4]/1000000&amp;&quot;~&quot;&amp;[.N5]/1000000" office:value-type="string" office:string-value="920.581~920.582" calcext:value-type="string">
            <text:p>920.581~920.5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5]-1000" office:value-type="float" office:value="924281000" calcext:value-type="float">
            <text:p>924281000</text:p>
          </table:table-cell>
          <table:table-cell table:formula="of:=[.R4]/1000000&amp;&quot;~&quot;&amp;[.R5]/1000000" office:value-type="string" office:string-value="924.281~924.282" calcext:value-type="string">
            <text:p>924.281~924.2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]-1000" office:value-type="float" office:value="927981000" calcext:value-type="float">
            <text:p>927981000</text:p>
          </table:table-cell>
          <table:table-cell table:formula="of:=[.V4]/1000000&amp;&quot;~&quot;&amp;[.V5]/1000000" office:value-type="string" office:string-value="927.981~927.982" calcext:value-type="string">
            <text:p>927.981~927.982</text:p>
          </table:table-cell>
          <table:table-cell office:value-type="float" office:value="0" calcext:value-type="float">
            <text:p>0</text:p>
          </table:table-cell>
          <table:table-cell table:formula="of:=[.Y5]-100" office:value-type="float" office:value="3698100" calcext:value-type="float">
            <text:p>3698100</text:p>
          </table:table-cell>
          <table:table-cell table:formula="of:=[.Y4]/1000000&amp;&quot;~&quot;&amp;[.Y5]/1000000" office:value-type="string" office:string-value="3.6981~3.6982" calcext:value-type="string">
            <text:p>3.6981~3.6982</text:p>
          </table:table-cell>
          <table:table-cell office:value-type="float" office:value="0" calcext:value-type="float">
            <text:p>0</text:p>
          </table:table-cell>
          <table:table-cell table:formula="of:=[.AB5]-100" office:value-type="float" office:value="7398100" calcext:value-type="float">
            <text:p>7398100</text:p>
          </table:table-cell>
          <table:table-cell table:formula="of:=[.AB4]/1000000&amp;&quot;~&quot;&amp;[.AB5]/1000000" office:value-type="string" office:string-value="7.3981~7.3982" calcext:value-type="string">
            <text:p>7.3981~7.39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5]-0.05" office:value-type="float" office:value="11.05" calcext:value-type="float">
            <text:p>11.05</text:p>
          </table:table-cell>
          <table:table-cell table:formula="of:=[.AF4]&amp;&quot;~&quot;&amp;[.AF5]" office:value-type="string" office:string-value="11.05~11.1" calcext:value-type="string">
            <text:p>11.05~11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5]-0.02" office:value-type="float" office:value="-0.38" calcext:value-type="float">
            <text:p>-0.38</text:p>
          </table:table-cell>
          <table:table-cell table:formula="of:=[.AL4]&amp;&quot;~&quot;&amp;[.AL5]" office:value-type="string" office:string-value="-0.38~-0.36" calcext:value-type="string">
            <text:p>-0.38~-0.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31557_0040EB.log</text:p>
          </table:table-cell>
          <table:table-cell office:value-type="string" calcext:value-type="string">
            <text:p>0040EB</text:p>
          </table:table-cell>
          <table:table-cell office:value-type="float" office:value="920594461" calcext:value-type="float">
            <text:p>920594461</text:p>
          </table:table-cell>
          <table:table-cell office:value-type="float" office:value="924294426" calcext:value-type="float">
            <text:p>924294426</text:p>
          </table:table-cell>
          <table:table-cell office:value-type="float" office:value="927994406" calcext:value-type="float">
            <text:p>927994406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5]-[.C5]" office:value-type="float" office:value="3699965" calcext:value-type="float">
            <text:p>3699965</text:p>
          </table:table-cell>
          <table:table-cell table:formula="of:=[.E5]-[.C5]" office:value-type="float" office:value="7399945" calcext:value-type="float">
            <text:p>7399945</text:p>
          </table:table-cell>
          <table:table-cell table:formula="of:=[.G5]-[.F5]" office:value-type="float" office:value="-0.0299999999999994" calcext:value-type="float">
            <text:p>-0.03</text:p>
          </table:table-cell>
          <table:table-cell table:formula="of:=[.H5]-[.G5]" office:value-type="float" office:value="-0.0300000000000011" calcext:value-type="float">
            <text:p>-0.03</text:p>
          </table:table-cell>
          <table:table-cell/>
          <table:table-cell table:style-name="ce2" table:formula="of:=[.N6]-1000" office:value-type="float" office:value="920582000" calcext:value-type="float">
            <text:p>920582000</text:p>
          </table:table-cell>
          <table:table-cell table:style-name="ce2" table:formula="of:=[.N5]/1000000&amp;&quot;~&quot;&amp;[.N6]/1000000" office:value-type="string" office:string-value="920.582~920.583" calcext:value-type="string">
            <text:p>920.582~920.58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[.R6]-1000" office:value-type="float" office:value="924282000" calcext:value-type="float">
            <text:p>924282000</text:p>
          </table:table-cell>
          <table:table-cell table:style-name="ce2" table:formula="of:=[.R5]/1000000&amp;&quot;~&quot;&amp;[.R6]/1000000" office:value-type="string" office:string-value="924.282~924.283" calcext:value-type="string">
            <text:p>924.282~924.28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[.V6]-1000" office:value-type="float" office:value="927982000" calcext:value-type="float">
            <text:p>927982000</text:p>
          </table:table-cell>
          <table:table-cell table:style-name="ce2" table:formula="of:=[.V5]/1000000&amp;&quot;~&quot;&amp;[.V6]/1000000" office:value-type="string" office:string-value="927.982~927.983" calcext:value-type="string">
            <text:p>927.982~927.983</text:p>
          </table:table-cell>
          <table:table-cell table:style-name="ce2" office:value-type="float" office:value="0" calcext:value-type="float">
            <text:p>0</text:p>
          </table:table-cell>
          <table:table-cell table:formula="of:=[.Y6]-100" office:value-type="float" office:value="3698200" calcext:value-type="float">
            <text:p>3698200</text:p>
          </table:table-cell>
          <table:table-cell table:formula="of:=[.Y5]/1000000&amp;&quot;~&quot;&amp;[.Y6]/1000000" office:value-type="string" office:string-value="3.6982~3.6983" calcext:value-type="string">
            <text:p>3.6982~3.6983</text:p>
          </table:table-cell>
          <table:table-cell office:value-type="float" office:value="0" calcext:value-type="float">
            <text:p>0</text:p>
          </table:table-cell>
          <table:table-cell table:formula="of:=[.AB6]-100" office:value-type="float" office:value="7398200" calcext:value-type="float">
            <text:p>7398200</text:p>
          </table:table-cell>
          <table:table-cell table:formula="of:=[.AB5]/1000000&amp;&quot;~&quot;&amp;[.AB6]/1000000" office:value-type="string" office:string-value="7.3982~7.3983" calcext:value-type="string">
            <text:p>7.3982~7.39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6]-0.05" office:value-type="float" office:value="11.1" calcext:value-type="float">
            <text:p>11.1</text:p>
          </table:table-cell>
          <table:table-cell table:formula="of:=[.AF5]&amp;&quot;~&quot;&amp;[.AF6]" office:value-type="string" office:string-value="11.1~11.15" calcext:value-type="string">
            <text:p>11.1~11.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6]-0.02" office:value-type="float" office:value="-0.36" calcext:value-type="float">
            <text:p>-0.36</text:p>
          </table:table-cell>
          <table:table-cell table:formula="of:=[.AL5]&amp;&quot;~&quot;&amp;[.AL6]" office:value-type="string" office:string-value="-0.36~-0.34" calcext:value-type="string">
            <text:p>-0.36~-0.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1359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400" calcext:value-type="float">
            <text:p>920591400</text:p>
          </table:table-cell>
          <table:table-cell office:value-type="float" office:value="924291295" calcext:value-type="float">
            <text:p>924291295</text:p>
          </table:table-cell>
          <table:table-cell office:value-type="float" office:value="927991249" calcext:value-type="float">
            <text:p>927991249</text:p>
          </table:table-cell>
          <table:table-cell office:value-type="float" office:value="11.49" calcext:value-type="float">
            <text:p>11.49</text:p>
          </table:table-cell>
          <table:table-cell office:value-type="float" office:value="11.45" calcext:value-type="float">
            <text:p>11.45</text:p>
          </table:table-cell>
          <table:table-cell office:value-type="float" office:value="11.43" calcext:value-type="float">
            <text:p>11.43</text:p>
          </table:table-cell>
          <table:table-cell table:formula="of:=[.D6]-[.C6]" office:value-type="float" office:value="3699895" calcext:value-type="float">
            <text:p>3699895</text:p>
          </table:table-cell>
          <table:table-cell table:formula="of:=[.E6]-[.C6]" office:value-type="float" office:value="7399849" calcext:value-type="float">
            <text:p>7399849</text:p>
          </table:table-cell>
          <table:table-cell table:formula="of:=[.G6]-[.F6]" office:value-type="float" office:value="-0.0400000000000009" calcext:value-type="float">
            <text:p>-0.04</text:p>
          </table:table-cell>
          <table:table-cell table:formula="of:=[.H6]-[.G6]" office:value-type="float" office:value="-0.0199999999999996" calcext:value-type="float">
            <text:p>-0.02</text:p>
          </table:table-cell>
          <table:table-cell/>
          <table:table-cell table:formula="of:=[.N7]-1000" office:value-type="float" office:value="920583000" calcext:value-type="float">
            <text:p>920583000</text:p>
          </table:table-cell>
          <table:table-cell table:formula="of:=[.N6]/1000000&amp;&quot;~&quot;&amp;[.N7]/1000000" office:value-type="string" office:string-value="920.583~920.584" calcext:value-type="string">
            <text:p>920.583~920.5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7]-1000" office:value-type="float" office:value="924283000" calcext:value-type="float">
            <text:p>924283000</text:p>
          </table:table-cell>
          <table:table-cell table:formula="of:=[.R6]/1000000&amp;&quot;~&quot;&amp;[.R7]/1000000" office:value-type="string" office:string-value="924.283~924.284" calcext:value-type="string">
            <text:p>924.283~924.2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7]-1000" office:value-type="float" office:value="927983000" calcext:value-type="float">
            <text:p>927983000</text:p>
          </table:table-cell>
          <table:table-cell table:formula="of:=[.V6]/1000000&amp;&quot;~&quot;&amp;[.V7]/1000000" office:value-type="string" office:string-value="927.983~927.984" calcext:value-type="string">
            <text:p>927.983~927.984</text:p>
          </table:table-cell>
          <table:table-cell office:value-type="float" office:value="0" calcext:value-type="float">
            <text:p>0</text:p>
          </table:table-cell>
          <table:table-cell table:formula="of:=[.Y7]-100" office:value-type="float" office:value="3698300" calcext:value-type="float">
            <text:p>3698300</text:p>
          </table:table-cell>
          <table:table-cell table:formula="of:=[.Y6]/1000000&amp;&quot;~&quot;&amp;[.Y7]/1000000" office:value-type="string" office:string-value="3.6983~3.6984" calcext:value-type="string">
            <text:p>3.6983~3.6984</text:p>
          </table:table-cell>
          <table:table-cell office:value-type="float" office:value="0" calcext:value-type="float">
            <text:p>0</text:p>
          </table:table-cell>
          <table:table-cell table:formula="of:=[.AB7]-100" office:value-type="float" office:value="7398300" calcext:value-type="float">
            <text:p>7398300</text:p>
          </table:table-cell>
          <table:table-cell table:formula="of:=[.AB6]/1000000&amp;&quot;~&quot;&amp;[.AB7]/1000000" office:value-type="string" office:string-value="7.3983~7.3984" calcext:value-type="string">
            <text:p>7.3983~7.39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7]-0.05" office:value-type="float" office:value="11.15" calcext:value-type="float">
            <text:p>11.15</text:p>
          </table:table-cell>
          <table:table-cell table:formula="of:=[.AF6]&amp;&quot;~&quot;&amp;[.AF7]" office:value-type="string" office:string-value="11.15~11.2" calcext:value-type="string">
            <text:p>11.15~11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7]-0.02" office:value-type="float" office:value="-0.34" calcext:value-type="float">
            <text:p>-0.34</text:p>
          </table:table-cell>
          <table:table-cell table:formula="of:=[.AL6]&amp;&quot;~&quot;&amp;[.AL7]" office:value-type="string" office:string-value="-0.34~-0.32" calcext:value-type="string">
            <text:p>-0.34~-0.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28175_0042E2.log</text:p>
          </table:table-cell>
          <table:table-cell office:value-type="float" office:value="4200" calcext:value-type="float">
            <text:p>4200</text:p>
          </table:table-cell>
          <table:table-cell office:value-type="float" office:value="920590197" calcext:value-type="float">
            <text:p>920590197</text:p>
          </table:table-cell>
          <table:table-cell office:value-type="float" office:value="924290129" calcext:value-type="float">
            <text:p>924290129</text:p>
          </table:table-cell>
          <table:table-cell office:value-type="float" office:value="927990090" calcext:value-type="float">
            <text:p>927990090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7]-[.C7]" office:value-type="float" office:value="3699932" calcext:value-type="float">
            <text:p>3699932</text:p>
          </table:table-cell>
          <table:table-cell table:formula="of:=[.E7]-[.C7]" office:value-type="float" office:value="7399893" calcext:value-type="float">
            <text:p>7399893</text:p>
          </table:table-cell>
          <table:table-cell table:formula="of:=[.G7]-[.F7]" office:value-type="float" office:value="-0.0199999999999996" calcext:value-type="float">
            <text:p>-0.02</text:p>
          </table:table-cell>
          <table:table-cell table:formula="of:=[.H7]-[.G7]" office:value-type="float" office:value="-0.0400000000000009" calcext:value-type="float">
            <text:p>-0.04</text:p>
          </table:table-cell>
          <table:table-cell/>
          <table:table-cell table:formula="of:=[.N8]-1000" office:value-type="float" office:value="920584000" calcext:value-type="float">
            <text:p>920584000</text:p>
          </table:table-cell>
          <table:table-cell table:formula="of:=[.N7]/1000000&amp;&quot;~&quot;&amp;[.N8]/1000000" office:value-type="string" office:string-value="920.584~920.585" calcext:value-type="string">
            <text:p>920.584~920.5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]-1000" office:value-type="float" office:value="924284000" calcext:value-type="float">
            <text:p>924284000</text:p>
          </table:table-cell>
          <table:table-cell table:formula="of:=[.R7]/1000000&amp;&quot;~&quot;&amp;[.R8]/1000000" office:value-type="string" office:string-value="924.284~924.285" calcext:value-type="string">
            <text:p>924.284~924.2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8]-1000" office:value-type="float" office:value="927984000" calcext:value-type="float">
            <text:p>927984000</text:p>
          </table:table-cell>
          <table:table-cell table:formula="of:=[.V7]/1000000&amp;&quot;~&quot;&amp;[.V8]/1000000" office:value-type="string" office:string-value="927.984~927.985" calcext:value-type="string">
            <text:p>927.984~927.985</text:p>
          </table:table-cell>
          <table:table-cell office:value-type="float" office:value="0" calcext:value-type="float">
            <text:p>0</text:p>
          </table:table-cell>
          <table:table-cell table:formula="of:=[.Y8]-100" office:value-type="float" office:value="3698400" calcext:value-type="float">
            <text:p>3698400</text:p>
          </table:table-cell>
          <table:table-cell table:formula="of:=[.Y7]/1000000&amp;&quot;~&quot;&amp;[.Y8]/1000000" office:value-type="string" office:string-value="3.6984~3.6985" calcext:value-type="string">
            <text:p>3.6984~3.6985</text:p>
          </table:table-cell>
          <table:table-cell office:value-type="float" office:value="0" calcext:value-type="float">
            <text:p>0</text:p>
          </table:table-cell>
          <table:table-cell table:formula="of:=[.AB8]-100" office:value-type="float" office:value="7398400" calcext:value-type="float">
            <text:p>7398400</text:p>
          </table:table-cell>
          <table:table-cell table:formula="of:=[.AB7]/1000000&amp;&quot;~&quot;&amp;[.AB8]/1000000" office:value-type="string" office:string-value="7.3984~7.3985" calcext:value-type="string">
            <text:p>7.3984~7.39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8]-0.05" office:value-type="float" office:value="11.2" calcext:value-type="float">
            <text:p>11.2</text:p>
          </table:table-cell>
          <table:table-cell table:formula="of:=[.AF7]&amp;&quot;~&quot;&amp;[.AF8]" office:value-type="string" office:string-value="11.2~11.25" calcext:value-type="string">
            <text:p>11.2~11.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8]-0.02" office:value-type="float" office:value="-0.32" calcext:value-type="float">
            <text:p>-0.32</text:p>
          </table:table-cell>
          <table:table-cell table:formula="of:=[.AL7]&amp;&quot;~&quot;&amp;[.AL8]" office:value-type="string" office:string-value="-0.32~-0.3" calcext:value-type="string">
            <text:p>-0.32~-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30942_004323.log</text:p>
          </table:table-cell>
          <table:table-cell office:value-type="float" office:value="4323" calcext:value-type="float">
            <text:p>4323</text:p>
          </table:table-cell>
          <table:table-cell office:value-type="float" office:value="920588845" calcext:value-type="float">
            <text:p>920588845</text:p>
          </table:table-cell>
          <table:table-cell office:value-type="float" office:value="924288780" calcext:value-type="float">
            <text:p>924288780</text:p>
          </table:table-cell>
          <table:table-cell office:value-type="float" office:value="927988729" calcext:value-type="float">
            <text:p>927988729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8]-[.C8]" office:value-type="float" office:value="3699935" calcext:value-type="float">
            <text:p>3699935</text:p>
          </table:table-cell>
          <table:table-cell table:formula="of:=[.E8]-[.C8]" office:value-type="float" office:value="7399884" calcext:value-type="float">
            <text:p>7399884</text:p>
          </table:table-cell>
          <table:table-cell table:formula="of:=[.G8]-[.F8]" office:value-type="float" office:value="-0.0399999999999991" calcext:value-type="float">
            <text:p>-0.04</text:p>
          </table:table-cell>
          <table:table-cell table:formula="of:=[.H8]-[.G8]" office:value-type="float" office:value="-0.0400000000000009" calcext:value-type="float">
            <text:p>-0.04</text:p>
          </table:table-cell>
          <table:table-cell/>
          <table:table-cell table:formula="of:=[.N9]-1000" office:value-type="float" office:value="920585000" calcext:value-type="float">
            <text:p>920585000</text:p>
          </table:table-cell>
          <table:table-cell table:formula="of:=[.N8]/1000000&amp;&quot;~&quot;&amp;[.N9]/1000000" office:value-type="string" office:string-value="920.585~920.586" calcext:value-type="string">
            <text:p>920.585~920.5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]-1000" office:value-type="float" office:value="924285000" calcext:value-type="float">
            <text:p>924285000</text:p>
          </table:table-cell>
          <table:table-cell table:formula="of:=[.R8]/1000000&amp;&quot;~&quot;&amp;[.R9]/1000000" office:value-type="string" office:string-value="924.285~924.286" calcext:value-type="string">
            <text:p>924.285~924.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9]-1000" office:value-type="float" office:value="927985000" calcext:value-type="float">
            <text:p>927985000</text:p>
          </table:table-cell>
          <table:table-cell table:formula="of:=[.V8]/1000000&amp;&quot;~&quot;&amp;[.V9]/1000000" office:value-type="string" office:string-value="927.985~927.986" calcext:value-type="string">
            <text:p>927.985~927.986</text:p>
          </table:table-cell>
          <table:table-cell office:value-type="float" office:value="0" calcext:value-type="float">
            <text:p>0</text:p>
          </table:table-cell>
          <table:table-cell table:formula="of:=[.Y9]-100" office:value-type="float" office:value="3698500" calcext:value-type="float">
            <text:p>3698500</text:p>
          </table:table-cell>
          <table:table-cell table:formula="of:=[.Y8]/1000000&amp;&quot;~&quot;&amp;[.Y9]/1000000" office:value-type="string" office:string-value="3.6985~3.6986" calcext:value-type="string">
            <text:p>3.6985~3.6986</text:p>
          </table:table-cell>
          <table:table-cell office:value-type="float" office:value="0" calcext:value-type="float">
            <text:p>0</text:p>
          </table:table-cell>
          <table:table-cell table:formula="of:=[.AB9]-100" office:value-type="float" office:value="7398500" calcext:value-type="float">
            <text:p>7398500</text:p>
          </table:table-cell>
          <table:table-cell table:formula="of:=[.AB8]/1000000&amp;&quot;~&quot;&amp;[.AB9]/1000000" office:value-type="string" office:string-value="7.3985~7.3986" calcext:value-type="string">
            <text:p>7.3985~7.39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9]-0.05" office:value-type="float" office:value="11.25" calcext:value-type="float">
            <text:p>11.25</text:p>
          </table:table-cell>
          <table:table-cell table:formula="of:=[.AF8]&amp;&quot;~&quot;&amp;[.AF9]" office:value-type="string" office:string-value="11.25~11.3" calcext:value-type="string">
            <text:p>11.25~1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L9]-0.02" office:value-type="float" office:value="-0.3" calcext:value-type="float">
            <text:p>-0.3</text:p>
          </table:table-cell>
          <table:table-cell table:formula="of:=[.AL8]&amp;&quot;~&quot;&amp;[.AL9]" office:value-type="string" office:string-value="-0.3~-0.28" calcext:value-type="string">
            <text:p>-0.3~-0.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71642_004241.log</text:p>
          </table:table-cell>
          <table:table-cell office:value-type="float" office:value="4241" calcext:value-type="float">
            <text:p>4241</text:p>
          </table:table-cell>
          <table:table-cell office:value-type="float" office:value="920589977" calcext:value-type="float">
            <text:p>920589977</text:p>
          </table:table-cell>
          <table:table-cell office:value-type="float" office:value="924289882" calcext:value-type="float">
            <text:p>924289882</text:p>
          </table:table-cell>
          <table:table-cell office:value-type="float" office:value="927989832" calcext:value-type="float">
            <text:p>927989832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8" calcext:value-type="float">
            <text:p>11.98</text:p>
          </table:table-cell>
          <table:table-cell table:formula="of:=[.D9]-[.C9]" office:value-type="float" office:value="3699905" calcext:value-type="float">
            <text:p>3699905</text:p>
          </table:table-cell>
          <table:table-cell table:formula="of:=[.E9]-[.C9]" office:value-type="float" office:value="7399855" calcext:value-type="float">
            <text:p>7399855</text:p>
          </table:table-cell>
          <table:table-cell table:formula="of:=[.G9]-[.F9]" office:value-type="float" office:value="-0.0400000000000009" calcext:value-type="float">
            <text:p>-0.04</text:p>
          </table:table-cell>
          <table:table-cell table:formula="of:=[.H9]-[.G9]" office:value-type="float" office:value="-0.0299999999999994" calcext:value-type="float">
            <text:p>-0.03</text:p>
          </table:table-cell>
          <table:table-cell/>
          <table:table-cell table:formula="of:=[.N10]-1000" office:value-type="float" office:value="920586000" calcext:value-type="float">
            <text:p>920586000</text:p>
          </table:table-cell>
          <table:table-cell table:formula="of:=[.N9]/1000000&amp;&quot;~&quot;&amp;[.N10]/1000000" office:value-type="string" office:string-value="920.586~920.587" calcext:value-type="string">
            <text:p>920.586~920.5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]-1000" office:value-type="float" office:value="924286000" calcext:value-type="float">
            <text:p>924286000</text:p>
          </table:table-cell>
          <table:table-cell table:formula="of:=[.R9]/1000000&amp;&quot;~&quot;&amp;[.R10]/1000000" office:value-type="string" office:string-value="924.286~924.287" calcext:value-type="string">
            <text:p>924.286~924.2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10]-1000" office:value-type="float" office:value="927986000" calcext:value-type="float">
            <text:p>927986000</text:p>
          </table:table-cell>
          <table:table-cell table:formula="of:=[.V9]/1000000&amp;&quot;~&quot;&amp;[.V10]/1000000" office:value-type="string" office:string-value="927.986~927.987" calcext:value-type="string">
            <text:p>927.986~927.987</text:p>
          </table:table-cell>
          <table:table-cell office:value-type="float" office:value="0" calcext:value-type="float">
            <text:p>0</text:p>
          </table:table-cell>
          <table:table-cell table:formula="of:=[.Y10]-100" office:value-type="float" office:value="3698600" calcext:value-type="float">
            <text:p>3698600</text:p>
          </table:table-cell>
          <table:table-cell table:formula="of:=[.Y9]/1000000&amp;&quot;~&quot;&amp;[.Y10]/1000000" office:value-type="string" office:string-value="3.6986~3.6987" calcext:value-type="string">
            <text:p>3.6986~3.6987</text:p>
          </table:table-cell>
          <table:table-cell office:value-type="float" office:value="0" calcext:value-type="float">
            <text:p>0</text:p>
          </table:table-cell>
          <table:table-cell table:formula="of:=[.AB10]-100" office:value-type="float" office:value="7398600" calcext:value-type="float">
            <text:p>7398600</text:p>
          </table:table-cell>
          <table:table-cell table:formula="of:=[.AB9]/1000000&amp;&quot;~&quot;&amp;[.AB10]/1000000" office:value-type="string" office:string-value="7.3986~7.3987" calcext:value-type="string">
            <text:p>7.3986~7.39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0]-0.05" office:value-type="float" office:value="11.3" calcext:value-type="float">
            <text:p>11.3</text:p>
          </table:table-cell>
          <table:table-cell table:formula="of:=[.AF9]&amp;&quot;~&quot;&amp;[.AF10]" office:value-type="string" office:string-value="11.3~11.35" calcext:value-type="string">
            <text:p>11.3~11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L10]-0.02" office:value-type="float" office:value="-0.28" calcext:value-type="float">
            <text:p>-0.28</text:p>
          </table:table-cell>
          <table:table-cell table:formula="of:=[.AL9]&amp;&quot;~&quot;&amp;[.AL10]" office:value-type="string" office:string-value="-0.28~-0.26" calcext:value-type="string">
            <text:p>-0.28~-0.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51119_004192.log</text:p>
          </table:table-cell>
          <table:table-cell office:value-type="float" office:value="4192" calcext:value-type="float">
            <text:p>4192</text:p>
          </table:table-cell>
          <table:table-cell office:value-type="float" office:value="920591283" calcext:value-type="float">
            <text:p>920591283</text:p>
          </table:table-cell>
          <table:table-cell office:value-type="float" office:value="924291200" calcext:value-type="float">
            <text:p>924291200</text:p>
          </table:table-cell>
          <table:table-cell office:value-type="float" office:value="927991168" calcext:value-type="float">
            <text:p>927991168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" calcext:value-type="float">
            <text:p>11.9</text:p>
          </table:table-cell>
          <table:table-cell table:formula="of:=[.D10]-[.C10]" office:value-type="float" office:value="3699917" calcext:value-type="float">
            <text:p>3699917</text:p>
          </table:table-cell>
          <table:table-cell table:formula="of:=[.E10]-[.C10]" office:value-type="float" office:value="7399885" calcext:value-type="float">
            <text:p>7399885</text:p>
          </table:table-cell>
          <table:table-cell table:formula="of:=[.G10]-[.F10]" office:value-type="float" office:value="-0.0600000000000005" calcext:value-type="float">
            <text:p>-0.06</text:p>
          </table:table-cell>
          <table:table-cell table:formula="of:=[.H10]-[.G10]" office:value-type="float" office:value="-0.0199999999999996" calcext:value-type="float">
            <text:p>-0.02</text:p>
          </table:table-cell>
          <table:table-cell/>
          <table:table-cell table:formula="of:=[.N11]-1000" office:value-type="float" office:value="920587000" calcext:value-type="float">
            <text:p>920587000</text:p>
          </table:table-cell>
          <table:table-cell table:formula="of:=[.N10]/1000000&amp;&quot;~&quot;&amp;[.N11]/1000000" office:value-type="string" office:string-value="920.587~920.588" calcext:value-type="string">
            <text:p>920.587~920.5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R11]-1000" office:value-type="float" office:value="924287000" calcext:value-type="float">
            <text:p>924287000</text:p>
          </table:table-cell>
          <table:table-cell table:formula="of:=[.R10]/1000000&amp;&quot;~&quot;&amp;[.R11]/1000000" office:value-type="string" office:string-value="924.287~924.288" calcext:value-type="string">
            <text:p>924.287~924.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V11]-1000" office:value-type="float" office:value="927987000" calcext:value-type="float">
            <text:p>927987000</text:p>
          </table:table-cell>
          <table:table-cell table:formula="of:=[.V10]/1000000&amp;&quot;~&quot;&amp;[.V11]/1000000" office:value-type="string" office:string-value="927.987~927.988" calcext:value-type="string">
            <text:p>927.987~927.988</text:p>
          </table:table-cell>
          <table:table-cell office:value-type="float" office:value="2" calcext:value-type="float">
            <text:p>2</text:p>
          </table:table-cell>
          <table:table-cell table:formula="of:=[.Y11]-100" office:value-type="float" office:value="3698700" calcext:value-type="float">
            <text:p>3698700</text:p>
          </table:table-cell>
          <table:table-cell table:formula="of:=[.Y10]/1000000&amp;&quot;~&quot;&amp;[.Y11]/1000000" office:value-type="string" office:string-value="3.6987~3.6988" calcext:value-type="string">
            <text:p>3.6987~3.6988</text:p>
          </table:table-cell>
          <table:table-cell office:value-type="float" office:value="0" calcext:value-type="float">
            <text:p>0</text:p>
          </table:table-cell>
          <table:table-cell table:formula="of:=[.AB11]-100" office:value-type="float" office:value="7398700" calcext:value-type="float">
            <text:p>7398700</text:p>
          </table:table-cell>
          <table:table-cell table:formula="of:=[.AB10]/1000000&amp;&quot;~&quot;&amp;[.AB11]/1000000" office:value-type="string" office:string-value="7.3987~7.3988" calcext:value-type="string">
            <text:p>7.3987~7.39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1]-0.05" office:value-type="float" office:value="11.35" calcext:value-type="float">
            <text:p>11.35</text:p>
          </table:table-cell>
          <table:table-cell table:formula="of:=[.AF10]&amp;&quot;~&quot;&amp;[.AF11]" office:value-type="string" office:string-value="11.35~11.4" calcext:value-type="string">
            <text:p>11.35~1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L11]-0.02" office:value-type="float" office:value="-0.26" calcext:value-type="float">
            <text:p>-0.26</text:p>
          </table:table-cell>
          <table:table-cell table:formula="of:=[.AL10]&amp;&quot;~&quot;&amp;[.AL11]" office:value-type="string" office:string-value="-0.26~-0.24" calcext:value-type="string">
            <text:p>-0.26~-0.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61713_0043AA.log</text:p>
          </table:table-cell>
          <table:table-cell office:value-type="string" calcext:value-type="string">
            <text:p>0043AA</text:p>
          </table:table-cell>
          <table:table-cell office:value-type="float" office:value="920589775" calcext:value-type="float">
            <text:p>920589775</text:p>
          </table:table-cell>
          <table:table-cell office:value-type="float" office:value="924289715" calcext:value-type="float">
            <text:p>924289715</text:p>
          </table:table-cell>
          <table:table-cell office:value-type="float" office:value="927989697" calcext:value-type="float">
            <text:p>927989697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3" calcext:value-type="float">
            <text:p>12.03</text:p>
          </table:table-cell>
          <table:table-cell office:value-type="float" office:value="12" calcext:value-type="float">
            <text:p>12</text:p>
          </table:table-cell>
          <table:table-cell table:formula="of:=[.D11]-[.C11]" office:value-type="float" office:value="3699940" calcext:value-type="float">
            <text:p>3699940</text:p>
          </table:table-cell>
          <table:table-cell table:formula="of:=[.E11]-[.C11]" office:value-type="float" office:value="7399922" calcext:value-type="float">
            <text:p>7399922</text:p>
          </table:table-cell>
          <table:table-cell table:formula="of:=[.G11]-[.F11]" office:value-type="float" office:value="-0.0300000000000011" calcext:value-type="float">
            <text:p>-0.03</text:p>
          </table:table-cell>
          <table:table-cell table:formula="of:=[.H11]-[.G11]" office:value-type="float" office:value="-0.0299999999999994" calcext:value-type="float">
            <text:p>-0.03</text:p>
          </table:table-cell>
          <table:table-cell/>
          <table:table-cell table:formula="of:=[.N12]-1000" office:value-type="float" office:value="920588000" calcext:value-type="float">
            <text:p>920588000</text:p>
          </table:table-cell>
          <table:table-cell table:formula="of:=[.N11]/1000000&amp;&quot;~&quot;&amp;[.N12]/1000000" office:value-type="string" office:string-value="920.588~920.589" calcext:value-type="string">
            <text:p>920.588~920.5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]-1000" office:value-type="float" office:value="924288000" calcext:value-type="float">
            <text:p>924288000</text:p>
          </table:table-cell>
          <table:table-cell table:formula="of:=[.R11]/1000000&amp;&quot;~&quot;&amp;[.R12]/1000000" office:value-type="string" office:string-value="924.288~924.289" calcext:value-type="string">
            <text:p>924.288~924.2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12]-1000" office:value-type="float" office:value="927988000" calcext:value-type="float">
            <text:p>927988000</text:p>
          </table:table-cell>
          <table:table-cell table:formula="of:=[.V11]/1000000&amp;&quot;~&quot;&amp;[.V12]/1000000" office:value-type="string" office:string-value="927.988~927.989" calcext:value-type="string">
            <text:p>927.988~927.989</text:p>
          </table:table-cell>
          <table:table-cell office:value-type="float" office:value="0" calcext:value-type="float">
            <text:p>0</text:p>
          </table:table-cell>
          <table:table-cell table:formula="of:=[.Y12]-100" office:value-type="float" office:value="3698800" calcext:value-type="float">
            <text:p>3698800</text:p>
          </table:table-cell>
          <table:table-cell table:formula="of:=[.Y11]/1000000&amp;&quot;~&quot;&amp;[.Y12]/1000000" office:value-type="string" office:string-value="3.6988~3.6989" calcext:value-type="string">
            <text:p>3.6988~3.6989</text:p>
          </table:table-cell>
          <table:table-cell office:value-type="float" office:value="0" calcext:value-type="float">
            <text:p>0</text:p>
          </table:table-cell>
          <table:table-cell table:formula="of:=[.AB12]-100" office:value-type="float" office:value="7398800" calcext:value-type="float">
            <text:p>7398800</text:p>
          </table:table-cell>
          <table:table-cell table:formula="of:=[.AB11]/1000000&amp;&quot;~&quot;&amp;[.AB12]/1000000" office:value-type="string" office:string-value="7.3988~7.3989" calcext:value-type="string">
            <text:p>7.3988~7.39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2]-0.05" office:value-type="float" office:value="11.4" calcext:value-type="float">
            <text:p>11.4</text:p>
          </table:table-cell>
          <table:table-cell table:formula="of:=[.AF11]&amp;&quot;~&quot;&amp;[.AF12]" office:value-type="string" office:string-value="11.4~11.45" calcext:value-type="string">
            <text:p>11.4~11.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L12]-0.02" office:value-type="float" office:value="-0.24" calcext:value-type="float">
            <text:p>-0.24</text:p>
          </table:table-cell>
          <table:table-cell table:formula="of:=[.AL11]&amp;&quot;~&quot;&amp;[.AL12]" office:value-type="string" office:string-value="-0.24~-0.22" calcext:value-type="string">
            <text:p>-0.24~-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01353_004129.log</text:p>
          </table:table-cell>
          <table:table-cell office:value-type="float" office:value="4129" calcext:value-type="float">
            <text:p>4129</text:p>
          </table:table-cell>
          <table:table-cell office:value-type="float" office:value="920594145" calcext:value-type="float">
            <text:p>920594145</text:p>
          </table:table-cell>
          <table:table-cell office:value-type="float" office:value="924294064" calcext:value-type="float">
            <text:p>924294064</text:p>
          </table:table-cell>
          <table:table-cell office:value-type="float" office:value="927994025" calcext:value-type="float">
            <text:p>927994025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6" calcext:value-type="float">
            <text:p>11.56</text:p>
          </table:table-cell>
          <table:table-cell table:formula="of:=[.D12]-[.C12]" office:value-type="float" office:value="3699919" calcext:value-type="float">
            <text:p>3699919</text:p>
          </table:table-cell>
          <table:table-cell table:formula="of:=[.E12]-[.C12]" office:value-type="float" office:value="7399880" calcext:value-type="float">
            <text:p>7399880</text:p>
          </table:table-cell>
          <table:table-cell table:formula="of:=[.G12]-[.F12]" office:value-type="float" office:value="-0.0400000000000009" calcext:value-type="float">
            <text:p>-0.04</text:p>
          </table:table-cell>
          <table:table-cell table:formula="of:=[.H12]-[.G12]" office:value-type="float" office:value="-0.0499999999999989" calcext:value-type="float">
            <text:p>-0.05</text:p>
          </table:table-cell>
          <table:table-cell/>
          <table:table-cell table:formula="of:=[.N13]-1000" office:value-type="float" office:value="920589000" calcext:value-type="float">
            <text:p>920589000</text:p>
          </table:table-cell>
          <table:table-cell table:formula="of:=[.N12]/1000000&amp;&quot;~&quot;&amp;[.N13]/1000000" office:value-type="string" office:string-value="920.589~920.59" calcext:value-type="string">
            <text:p>920.589~920.5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R13]-1000" office:value-type="float" office:value="924289000" calcext:value-type="float">
            <text:p>924289000</text:p>
          </table:table-cell>
          <table:table-cell table:formula="of:=[.R12]/1000000&amp;&quot;~&quot;&amp;[.R13]/1000000" office:value-type="string" office:string-value="924.289~924.29" calcext:value-type="string">
            <text:p>924.289~924.2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V13]-1000" office:value-type="float" office:value="927989000" calcext:value-type="float">
            <text:p>927989000</text:p>
          </table:table-cell>
          <table:table-cell table:formula="of:=[.V12]/1000000&amp;&quot;~&quot;&amp;[.V13]/1000000" office:value-type="string" office:string-value="927.989~927.99" calcext:value-type="string">
            <text:p>927.989~927.99</text:p>
          </table:table-cell>
          <table:table-cell office:value-type="float" office:value="60" calcext:value-type="float">
            <text:p>60</text:p>
          </table:table-cell>
          <table:table-cell table:formula="of:=[.Y13]-100" office:value-type="float" office:value="3698900" calcext:value-type="float">
            <text:p>3698900</text:p>
          </table:table-cell>
          <table:table-cell table:formula="of:=[.Y12]/1000000&amp;&quot;~&quot;&amp;[.Y13]/1000000" office:value-type="string" office:string-value="3.6989~3.699" calcext:value-type="string">
            <text:p>3.6989~3.699</text:p>
          </table:table-cell>
          <table:table-cell office:value-type="float" office:value="0" calcext:value-type="float">
            <text:p>0</text:p>
          </table:table-cell>
          <table:table-cell table:formula="of:=[.AB13]-100" office:value-type="float" office:value="7398900" calcext:value-type="float">
            <text:p>7398900</text:p>
          </table:table-cell>
          <table:table-cell table:formula="of:=[.AB12]/1000000&amp;&quot;~&quot;&amp;[.AB13]/1000000" office:value-type="string" office:string-value="7.3989~7.399" calcext:value-type="string">
            <text:p>7.3989~7.3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3]-0.05" office:value-type="float" office:value="11.45" calcext:value-type="float">
            <text:p>11.45</text:p>
          </table:table-cell>
          <table:table-cell table:formula="of:=[.AF12]&amp;&quot;~&quot;&amp;[.AF13]" office:value-type="string" office:string-value="11.45~11.5" calcext:value-type="string">
            <text:p>11.45~1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L13]-0.02" office:value-type="float" office:value="-0.22" calcext:value-type="float">
            <text:p>-0.22</text:p>
          </table:table-cell>
          <table:table-cell table:formula="of:=[.AL12]&amp;&quot;~&quot;&amp;[.AL13]" office:value-type="string" office:string-value="-0.22~-0.2" calcext:value-type="string">
            <text:p>-0.22~-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271639_00428D.log</text:p>
          </table:table-cell>
          <table:table-cell office:value-type="string" calcext:value-type="string">
            <text:p>00428D</text:p>
          </table:table-cell>
          <table:table-cell office:value-type="float" office:value="920588676" calcext:value-type="float">
            <text:p>920588676</text:p>
          </table:table-cell>
          <table:table-cell office:value-type="float" office:value="924288618" calcext:value-type="float">
            <text:p>924288618</text:p>
          </table:table-cell>
          <table:table-cell office:value-type="float" office:value="927988617" calcext:value-type="float">
            <text:p>927988617</text:p>
          </table:table-cell>
          <table:table-cell office:value-type="float" office:value="12.1" calcext:value-type="float">
            <text:p>12.1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4" calcext:value-type="float">
            <text:p>12.04</text:p>
          </table:table-cell>
          <table:table-cell table:formula="of:=[.D13]-[.C13]" office:value-type="float" office:value="3699942" calcext:value-type="float">
            <text:p>3699942</text:p>
          </table:table-cell>
          <table:table-cell table:formula="of:=[.E13]-[.C13]" office:value-type="float" office:value="7399941" calcext:value-type="float">
            <text:p>7399941</text:p>
          </table:table-cell>
          <table:table-cell table:formula="of:=[.G13]-[.F13]" office:value-type="float" office:value="-0.0399999999999991" calcext:value-type="float">
            <text:p>-0.04</text:p>
          </table:table-cell>
          <table:table-cell table:formula="of:=[.H13]-[.G13]" office:value-type="float" office:value="-0.0200000000000013" calcext:value-type="float">
            <text:p>-0.02</text:p>
          </table:table-cell>
          <table:table-cell/>
          <table:table-cell table:formula="of:=[.N14]-1000" office:value-type="float" office:value="920590000" calcext:value-type="float">
            <text:p>920590000</text:p>
          </table:table-cell>
          <table:table-cell table:formula="of:=[.N13]/1000000&amp;&quot;~&quot;&amp;[.N14]/1000000" office:value-type="string" office:string-value="920.59~920.591" calcext:value-type="string">
            <text:p>920.59~920.591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R14]-1000" office:value-type="float" office:value="924290000" calcext:value-type="float">
            <text:p>924290000</text:p>
          </table:table-cell>
          <table:table-cell table:formula="of:=[.R13]/1000000&amp;&quot;~&quot;&amp;[.R14]/1000000" office:value-type="string" office:string-value="924.29~924.291" calcext:value-type="string">
            <text:p>924.29~924.29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V14]-1000" office:value-type="float" office:value="927990000" calcext:value-type="float">
            <text:p>927990000</text:p>
          </table:table-cell>
          <table:table-cell table:formula="of:=[.V13]/1000000&amp;&quot;~&quot;&amp;[.V14]/1000000" office:value-type="string" office:string-value="927.99~927.991" calcext:value-type="string">
            <text:p>927.99~927.991</text:p>
          </table:table-cell>
          <table:table-cell office:value-type="float" office:value="160" calcext:value-type="float">
            <text:p>160</text:p>
          </table:table-cell>
          <table:table-cell table:formula="of:=[.Y14]-100" office:value-type="float" office:value="3699000" calcext:value-type="float">
            <text:p>3699000</text:p>
          </table:table-cell>
          <table:table-cell table:formula="of:=[.Y13]/1000000&amp;&quot;~&quot;&amp;[.Y14]/1000000" office:value-type="string" office:string-value="3.699~3.6991" calcext:value-type="string">
            <text:p>3.699~3.6991</text:p>
          </table:table-cell>
          <table:table-cell office:value-type="float" office:value="0" calcext:value-type="float">
            <text:p>0</text:p>
          </table:table-cell>
          <table:table-cell table:formula="of:=[.AB14]-100" office:value-type="float" office:value="7399000" calcext:value-type="float">
            <text:p>7399000</text:p>
          </table:table-cell>
          <table:table-cell table:formula="of:=[.AB13]/1000000&amp;&quot;~&quot;&amp;[.AB14]/1000000" office:value-type="string" office:string-value="7.399~7.3991" calcext:value-type="string">
            <text:p>7.399~7.39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4]-0.05" office:value-type="float" office:value="11.5" calcext:value-type="float">
            <text:p>11.5</text:p>
          </table:table-cell>
          <table:table-cell table:formula="of:=[.AF13]&amp;&quot;~&quot;&amp;[.AF14]" office:value-type="string" office:string-value="11.5~11.55" calcext:value-type="string">
            <text:p>11.5~11.5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L14]-0.02" office:value-type="float" office:value="-0.2" calcext:value-type="float">
            <text:p>-0.2</text:p>
          </table:table-cell>
          <table:table-cell table:formula="of:=[.AL13]&amp;&quot;~&quot;&amp;[.AL14]" office:value-type="string" office:string-value="-0.2~-0.18" calcext:value-type="string">
            <text:p>-0.2~-0.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798_0043B1.log</text:p>
          </table:table-cell>
          <table:table-cell office:value-type="string" calcext:value-type="string">
            <text:p>0043B1</text:p>
          </table:table-cell>
          <table:table-cell office:value-type="float" office:value="920593564" calcext:value-type="float">
            <text:p>920593564</text:p>
          </table:table-cell>
          <table:table-cell office:value-type="float" office:value="924293497" calcext:value-type="float">
            <text:p>924293497</text:p>
          </table:table-cell>
          <table:table-cell office:value-type="float" office:value="927993470" calcext:value-type="float">
            <text:p>927993470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table:formula="of:=[.D14]-[.C14]" office:value-type="float" office:value="3699933" calcext:value-type="float">
            <text:p>3699933</text:p>
          </table:table-cell>
          <table:table-cell table:formula="of:=[.E14]-[.C14]" office:value-type="float" office:value="7399906" calcext:value-type="float">
            <text:p>7399906</text:p>
          </table:table-cell>
          <table:table-cell table:formula="of:=[.G14]-[.F14]" office:value-type="float" office:value="-0.0400000000000009" calcext:value-type="float">
            <text:p>-0.04</text:p>
          </table:table-cell>
          <table:table-cell table:formula="of:=[.H14]-[.G14]" office:value-type="float" office:value="-0.0499999999999989" calcext:value-type="float">
            <text:p>-0.05</text:p>
          </table:table-cell>
          <table:table-cell/>
          <table:table-cell table:formula="of:=[.N15]-1000" office:value-type="float" office:value="920591000" calcext:value-type="float">
            <text:p>920591000</text:p>
          </table:table-cell>
          <table:table-cell table:formula="of:=[.N14]/1000000&amp;&quot;~&quot;&amp;[.N15]/1000000" office:value-type="string" office:string-value="920.591~920.592" calcext:value-type="string">
            <text:p>920.591~920.59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R15]-1000" office:value-type="float" office:value="924291000" calcext:value-type="float">
            <text:p>924291000</text:p>
          </table:table-cell>
          <table:table-cell table:formula="of:=[.R14]/1000000&amp;&quot;~&quot;&amp;[.R15]/1000000" office:value-type="string" office:string-value="924.291~924.292" calcext:value-type="string">
            <text:p>924.291~924.292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V15]-1000" office:value-type="float" office:value="927991000" calcext:value-type="float">
            <text:p>927991000</text:p>
          </table:table-cell>
          <table:table-cell table:formula="of:=[.V14]/1000000&amp;&quot;~&quot;&amp;[.V15]/1000000" office:value-type="string" office:string-value="927.991~927.992" calcext:value-type="string">
            <text:p>927.991~927.992</text:p>
          </table:table-cell>
          <table:table-cell office:value-type="float" office:value="141" calcext:value-type="float">
            <text:p>141</text:p>
          </table:table-cell>
          <table:table-cell table:formula="of:=[.Y15]-100" office:value-type="float" office:value="3699100" calcext:value-type="float">
            <text:p>3699100</text:p>
          </table:table-cell>
          <table:table-cell table:formula="of:=[.Y14]/1000000&amp;&quot;~&quot;&amp;[.Y15]/1000000" office:value-type="string" office:string-value="3.6991~3.6992" calcext:value-type="string">
            <text:p>3.6991~3.6992</text:p>
          </table:table-cell>
          <table:table-cell office:value-type="float" office:value="0" calcext:value-type="float">
            <text:p>0</text:p>
          </table:table-cell>
          <table:table-cell table:formula="of:=[.AB15]-100" office:value-type="float" office:value="7399100" calcext:value-type="float">
            <text:p>7399100</text:p>
          </table:table-cell>
          <table:table-cell table:formula="of:=[.AB14]/1000000&amp;&quot;~&quot;&amp;[.AB15]/1000000" office:value-type="string" office:string-value="7.3991~7.3992" calcext:value-type="string">
            <text:p>7.3991~7.39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5]-0.05" office:value-type="float" office:value="11.55" calcext:value-type="float">
            <text:p>11.55</text:p>
          </table:table-cell>
          <table:table-cell table:formula="of:=[.AF14]&amp;&quot;~&quot;&amp;[.AF15]" office:value-type="string" office:string-value="11.55~11.6" calcext:value-type="string">
            <text:p>11.55~11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L15]-0.02" office:value-type="float" office:value="-0.18" calcext:value-type="float">
            <text:p>-0.18</text:p>
          </table:table-cell>
          <table:table-cell table:formula="of:=[.AL14]&amp;&quot;~&quot;&amp;[.AL15]" office:value-type="string" office:string-value="-0.18~-0.16" calcext:value-type="string">
            <text:p>-0.18~-0.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g/2017328928_00429C.log</text:p>
          </table:table-cell>
          <table:table-cell office:value-type="string" calcext:value-type="string">
            <text:p>00429C</text:p>
          </table:table-cell>
          <table:table-cell office:value-type="float" office:value="920589429" calcext:value-type="float">
            <text:p>920589429</text:p>
          </table:table-cell>
          <table:table-cell office:value-type="float" office:value="924289360" calcext:value-type="float">
            <text:p>924289360</text:p>
          </table:table-cell>
          <table:table-cell office:value-type="float" office:value="927989309" calcext:value-type="float">
            <text:p>92798930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" calcext:value-type="float">
            <text:p>11.8</text:p>
          </table:table-cell>
          <table:table-cell table:formula="of:=[.D15]-[.C15]" office:value-type="float" office:value="3699931" calcext:value-type="float">
            <text:p>3699931</text:p>
          </table:table-cell>
          <table:table-cell table:formula="of:=[.E15]-[.C15]" office:value-type="float" office:value="7399880" calcext:value-type="float">
            <text:p>7399880</text:p>
          </table:table-cell>
          <table:table-cell table:formula="of:=[.G15]-[.F15]" office:value-type="float" office:value="-0.0399999999999991" calcext:value-type="float">
            <text:p>-0.04</text:p>
          </table:table-cell>
          <table:table-cell table:formula="of:=[.H15]-[.G15]" office:value-type="float" office:value="-0.0199999999999996" calcext:value-type="float">
            <text:p>-0.02</text:p>
          </table:table-cell>
          <table:table-cell/>
          <table:table-cell table:formula="of:=[.N16]-1000" office:value-type="float" office:value="920592000" calcext:value-type="float">
            <text:p>920592000</text:p>
          </table:table-cell>
          <table:table-cell table:formula="of:=[.N15]/1000000&amp;&quot;~&quot;&amp;[.N16]/1000000" office:value-type="string" office:string-value="920.592~920.593" calcext:value-type="string">
            <text:p>920.592~920.59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R16]-1000" office:value-type="float" office:value="924292000" calcext:value-type="float">
            <text:p>924292000</text:p>
          </table:table-cell>
          <table:table-cell table:formula="of:=[.R15]/1000000&amp;&quot;~&quot;&amp;[.R16]/1000000" office:value-type="string" office:string-value="924.292~924.293" calcext:value-type="string">
            <text:p>924.292~924.293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V16]-1000" office:value-type="float" office:value="927992000" calcext:value-type="float">
            <text:p>927992000</text:p>
          </table:table-cell>
          <table:table-cell table:formula="of:=[.V15]/1000000&amp;&quot;~&quot;&amp;[.V16]/1000000" office:value-type="string" office:string-value="927.992~927.993" calcext:value-type="string">
            <text:p>927.992~927.993</text:p>
          </table:table-cell>
          <table:table-cell office:value-type="float" office:value="160" calcext:value-type="float">
            <text:p>160</text:p>
          </table:table-cell>
          <table:table-cell table:formula="of:=[.Y16]-100" office:value-type="float" office:value="3699200" calcext:value-type="float">
            <text:p>3699200</text:p>
          </table:table-cell>
          <table:table-cell table:formula="of:=[.Y15]/1000000&amp;&quot;~&quot;&amp;[.Y16]/1000000" office:value-type="string" office:string-value="3.6992~3.6993" calcext:value-type="string">
            <text:p>3.6992~3.6993</text:p>
          </table:table-cell>
          <table:table-cell office:value-type="float" office:value="0" calcext:value-type="float">
            <text:p>0</text:p>
          </table:table-cell>
          <table:table-cell table:formula="of:=[.AB16]-100" office:value-type="float" office:value="7399200" calcext:value-type="float">
            <text:p>7399200</text:p>
          </table:table-cell>
          <table:table-cell table:formula="of:=[.AB15]/1000000&amp;&quot;~&quot;&amp;[.AB16]/1000000" office:value-type="string" office:string-value="7.3992~7.3993" calcext:value-type="string">
            <text:p>7.3992~7.39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6]-0.05" office:value-type="float" office:value="11.6" calcext:value-type="float">
            <text:p>11.6</text:p>
          </table:table-cell>
          <table:table-cell table:formula="of:=[.AF15]&amp;&quot;~&quot;&amp;[.AF16]" office:value-type="string" office:string-value="11.6~11.65" calcext:value-type="string">
            <text:p>11.6~11.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L16]-0.02" office:value-type="float" office:value="-0.16" calcext:value-type="float">
            <text:p>-0.16</text:p>
          </table:table-cell>
          <table:table-cell table:formula="of:=[.AL15]&amp;&quot;~&quot;&amp;[.AL16]" office:value-type="string" office:string-value="-0.16~-0.14" calcext:value-type="string">
            <text:p>-0.16~-0.1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281516_0042CF.log</text:p>
          </table:table-cell>
          <table:table-cell office:value-type="string" calcext:value-type="string">
            <text:p>0042CF</text:p>
          </table:table-cell>
          <table:table-cell office:value-type="float" office:value="920593121" calcext:value-type="float">
            <text:p>920593121</text:p>
          </table:table-cell>
          <table:table-cell office:value-type="float" office:value="924293043" calcext:value-type="float">
            <text:p>924293043</text:p>
          </table:table-cell>
          <table:table-cell office:value-type="float" office:value="927993009" calcext:value-type="float">
            <text:p>927993009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4" calcext:value-type="float">
            <text:p>11.74</text:p>
          </table:table-cell>
          <table:table-cell table:formula="of:=[.D16]-[.C16]" office:value-type="float" office:value="3699922" calcext:value-type="float">
            <text:p>3699922</text:p>
          </table:table-cell>
          <table:table-cell table:formula="of:=[.E16]-[.C16]" office:value-type="float" office:value="7399888" calcext:value-type="float">
            <text:p>7399888</text:p>
          </table:table-cell>
          <table:table-cell table:formula="of:=[.G16]-[.F16]" office:value-type="float" office:value="-0.0299999999999994" calcext:value-type="float">
            <text:p>-0.03</text:p>
          </table:table-cell>
          <table:table-cell table:formula="of:=[.H16]-[.G16]" office:value-type="float" office:value="-0.0199999999999996" calcext:value-type="float">
            <text:p>-0.02</text:p>
          </table:table-cell>
          <table:table-cell/>
          <table:table-cell table:formula="of:=[.N17]-1000" office:value-type="float" office:value="920593000" calcext:value-type="float">
            <text:p>920593000</text:p>
          </table:table-cell>
          <table:table-cell table:formula="of:=[.N16]/1000000&amp;&quot;~&quot;&amp;[.N17]/1000000" office:value-type="string" office:string-value="920.593~920.594" calcext:value-type="string">
            <text:p>920.593~920.59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R17]-1000" office:value-type="float" office:value="924293000" calcext:value-type="float">
            <text:p>924293000</text:p>
          </table:table-cell>
          <table:table-cell table:formula="of:=[.R16]/1000000&amp;&quot;~&quot;&amp;[.R17]/1000000" office:value-type="string" office:string-value="924.293~924.294" calcext:value-type="string">
            <text:p>924.293~924.29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V17]-1000" office:value-type="float" office:value="927993000" calcext:value-type="float">
            <text:p>927993000</text:p>
          </table:table-cell>
          <table:table-cell table:formula="of:=[.V16]/1000000&amp;&quot;~&quot;&amp;[.V17]/1000000" office:value-type="string" office:string-value="927.993~927.994" calcext:value-type="string">
            <text:p>927.993~927.994</text:p>
          </table:table-cell>
          <table:table-cell office:value-type="float" office:value="114" calcext:value-type="float">
            <text:p>114</text:p>
          </table:table-cell>
          <table:table-cell table:formula="of:=[.Y17]-100" office:value-type="float" office:value="3699300" calcext:value-type="float">
            <text:p>3699300</text:p>
          </table:table-cell>
          <table:table-cell table:formula="of:=[.Y16]/1000000&amp;&quot;~&quot;&amp;[.Y17]/1000000" office:value-type="string" office:string-value="3.6993~3.6994" calcext:value-type="string">
            <text:p>3.6993~3.6994</text:p>
          </table:table-cell>
          <table:table-cell office:value-type="float" office:value="0" calcext:value-type="float">
            <text:p>0</text:p>
          </table:table-cell>
          <table:table-cell table:formula="of:=[.AB17]-100" office:value-type="float" office:value="7399300" calcext:value-type="float">
            <text:p>7399300</text:p>
          </table:table-cell>
          <table:table-cell table:formula="of:=[.AB16]/1000000&amp;&quot;~&quot;&amp;[.AB17]/1000000" office:value-type="string" office:string-value="7.3993~7.3994" calcext:value-type="string">
            <text:p>7.3993~7.39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7]-0.05" office:value-type="float" office:value="11.65" calcext:value-type="float">
            <text:p>11.65</text:p>
          </table:table-cell>
          <table:table-cell table:formula="of:=[.AF16]&amp;&quot;~&quot;&amp;[.AF17]" office:value-type="string" office:string-value="11.65~11.7" calcext:value-type="string">
            <text:p>11.65~11.7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AL17]-0.02" office:value-type="float" office:value="-0.14" calcext:value-type="float">
            <text:p>-0.14</text:p>
          </table:table-cell>
          <table:table-cell table:formula="of:=[.AL16]&amp;&quot;~&quot;&amp;[.AL17]" office:value-type="string" office:string-value="-0.14~-0.12" calcext:value-type="string">
            <text:p>-0.14~-0.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131159_004152.log</text:p>
          </table:table-cell>
          <table:table-cell office:value-type="float" office:value="4152" calcext:value-type="float">
            <text:p>4152</text:p>
          </table:table-cell>
          <table:table-cell office:value-type="float" office:value="920592085" calcext:value-type="float">
            <text:p>920592085</text:p>
          </table:table-cell>
          <table:table-cell office:value-type="float" office:value="924292010" calcext:value-type="float">
            <text:p>924292010</text:p>
          </table:table-cell>
          <table:table-cell office:value-type="float" office:value="927991992" calcext:value-type="float">
            <text:p>927991992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17]-[.C17]" office:value-type="float" office:value="3699925" calcext:value-type="float">
            <text:p>3699925</text:p>
          </table:table-cell>
          <table:table-cell table:formula="of:=[.E17]-[.C17]" office:value-type="float" office:value="7399907" calcext:value-type="float">
            <text:p>7399907</text:p>
          </table:table-cell>
          <table:table-cell table:formula="of:=[.G17]-[.F17]" office:value-type="float" office:value="-0.0599999999999987" calcext:value-type="float">
            <text:p>-0.06</text:p>
          </table:table-cell>
          <table:table-cell table:formula="of:=[.H17]-[.G17]" office:value-type="float" office:value="-0.0400000000000009" calcext:value-type="float">
            <text:p>-0.04</text:p>
          </table:table-cell>
          <table:table-cell/>
          <table:table-cell table:formula="of:=[.N18]-1000" office:value-type="float" office:value="920594000" calcext:value-type="float">
            <text:p>920594000</text:p>
          </table:table-cell>
          <table:table-cell table:formula="of:=[.N17]/1000000&amp;&quot;~&quot;&amp;[.N18]/1000000" office:value-type="string" office:string-value="920.594~920.595" calcext:value-type="string">
            <text:p>920.594~920.595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R18]-1000" office:value-type="float" office:value="924294000" calcext:value-type="float">
            <text:p>924294000</text:p>
          </table:table-cell>
          <table:table-cell table:formula="of:=[.R17]/1000000&amp;&quot;~&quot;&amp;[.R18]/1000000" office:value-type="string" office:string-value="924.294~924.295" calcext:value-type="string">
            <text:p>924.294~924.29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V18]-1000" office:value-type="float" office:value="927994000" calcext:value-type="float">
            <text:p>927994000</text:p>
          </table:table-cell>
          <table:table-cell table:formula="of:=[.V17]/1000000&amp;&quot;~&quot;&amp;[.V18]/1000000" office:value-type="string" office:string-value="927.994~927.995" calcext:value-type="string">
            <text:p>927.994~927.995</text:p>
          </table:table-cell>
          <table:table-cell office:value-type="float" office:value="145" calcext:value-type="float">
            <text:p>145</text:p>
          </table:table-cell>
          <table:table-cell table:formula="of:=[.Y18]-100" office:value-type="float" office:value="3699400" calcext:value-type="float">
            <text:p>3699400</text:p>
          </table:table-cell>
          <table:table-cell table:formula="of:=[.Y17]/1000000&amp;&quot;~&quot;&amp;[.Y18]/1000000" office:value-type="string" office:string-value="3.6994~3.6995" calcext:value-type="string">
            <text:p>3.6994~3.6995</text:p>
          </table:table-cell>
          <table:table-cell office:value-type="float" office:value="0" calcext:value-type="float">
            <text:p>0</text:p>
          </table:table-cell>
          <table:table-cell table:formula="of:=[.AB18]-100" office:value-type="float" office:value="7399400" calcext:value-type="float">
            <text:p>7399400</text:p>
          </table:table-cell>
          <table:table-cell table:formula="of:=[.AB17]/1000000&amp;&quot;~&quot;&amp;[.AB18]/1000000" office:value-type="string" office:string-value="7.3994~7.3995" calcext:value-type="string">
            <text:p>7.3994~7.39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8]-0.05" office:value-type="float" office:value="11.7" calcext:value-type="float">
            <text:p>11.7</text:p>
          </table:table-cell>
          <table:table-cell table:formula="of:=[.AF17]&amp;&quot;~&quot;&amp;[.AF18]" office:value-type="string" office:string-value="11.7~11.75" calcext:value-type="string">
            <text:p>11.7~11.75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AL18]-0.02" office:value-type="float" office:value="-0.12" calcext:value-type="float">
            <text:p>-0.12</text:p>
          </table:table-cell>
          <table:table-cell table:formula="of:=[.AL17]&amp;&quot;~&quot;&amp;[.AL18]" office:value-type="string" office:string-value="-0.12~-0.1" calcext:value-type="string">
            <text:p>-0.12~-0.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g/2017451415_004387.log</text:p>
          </table:table-cell>
          <table:table-cell office:value-type="float" office:value="4387" calcext:value-type="float">
            <text:p>4387</text:p>
          </table:table-cell>
          <table:table-cell office:value-type="float" office:value="920589245" calcext:value-type="float">
            <text:p>920589245</text:p>
          </table:table-cell>
          <table:table-cell office:value-type="float" office:value="924289166" calcext:value-type="float">
            <text:p>924289166</text:p>
          </table:table-cell>
          <table:table-cell office:value-type="float" office:value="927989123" calcext:value-type="float">
            <text:p>927989123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18]-[.C18]" office:value-type="float" office:value="3699921" calcext:value-type="float">
            <text:p>3699921</text:p>
          </table:table-cell>
          <table:table-cell table:formula="of:=[.E18]-[.C18]" office:value-type="float" office:value="7399878" calcext:value-type="float">
            <text:p>7399878</text:p>
          </table:table-cell>
          <table:table-cell table:formula="of:=[.G18]-[.F18]" office:value-type="float" office:value="-0.0199999999999996" calcext:value-type="float">
            <text:p>-0.02</text:p>
          </table:table-cell>
          <table:table-cell table:formula="of:=[.H18]-[.G18]" office:value-type="float" office:value="-0.0199999999999996" calcext:value-type="float">
            <text:p>-0.02</text:p>
          </table:table-cell>
          <table:table-cell/>
          <table:table-cell table:formula="of:=[.N19]-1000" office:value-type="float" office:value="920595000" calcext:value-type="float">
            <text:p>920595000</text:p>
          </table:table-cell>
          <table:table-cell table:formula="of:=[.N18]/1000000&amp;&quot;~&quot;&amp;[.N19]/1000000" office:value-type="string" office:string-value="920.595~920.596" calcext:value-type="string">
            <text:p>920.595~920.596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R19]-1000" office:value-type="float" office:value="924295000" calcext:value-type="float">
            <text:p>924295000</text:p>
          </table:table-cell>
          <table:table-cell table:formula="of:=[.R18]/1000000&amp;&quot;~&quot;&amp;[.R19]/1000000" office:value-type="string" office:string-value="924.295~924.296" calcext:value-type="string">
            <text:p>924.295~924.296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V19]-1000" office:value-type="float" office:value="927995000" calcext:value-type="float">
            <text:p>927995000</text:p>
          </table:table-cell>
          <table:table-cell table:formula="of:=[.V18]/1000000&amp;&quot;~&quot;&amp;[.V19]/1000000" office:value-type="string" office:string-value="927.995~927.996" calcext:value-type="string">
            <text:p>927.995~927.996</text:p>
          </table:table-cell>
          <table:table-cell office:value-type="float" office:value="132" calcext:value-type="float">
            <text:p>132</text:p>
          </table:table-cell>
          <table:table-cell table:formula="of:=[.Y19]-100" office:value-type="float" office:value="3699500" calcext:value-type="float">
            <text:p>3699500</text:p>
          </table:table-cell>
          <table:table-cell table:formula="of:=[.Y18]/1000000&amp;&quot;~&quot;&amp;[.Y19]/1000000" office:value-type="string" office:string-value="3.6995~3.6996" calcext:value-type="string">
            <text:p>3.6995~3.6996</text:p>
          </table:table-cell>
          <table:table-cell office:value-type="float" office:value="0" calcext:value-type="float">
            <text:p>0</text:p>
          </table:table-cell>
          <table:table-cell table:formula="of:=[.AB19]-100" office:value-type="float" office:value="7399500" calcext:value-type="float">
            <text:p>7399500</text:p>
          </table:table-cell>
          <table:table-cell table:formula="of:=[.AB18]/1000000&amp;&quot;~&quot;&amp;[.AB19]/1000000" office:value-type="string" office:string-value="7.3995~7.3996" calcext:value-type="string">
            <text:p>7.3995~7.39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19]-0.05" office:value-type="float" office:value="11.75" calcext:value-type="float">
            <text:p>11.75</text:p>
          </table:table-cell>
          <table:table-cell table:formula="of:=[.AF18]&amp;&quot;~&quot;&amp;[.AF19]" office:value-type="string" office:string-value="11.75~11.8" calcext:value-type="string">
            <text:p>11.75~11.8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L19]-0.02" office:value-type="float" office:value="-0.1" calcext:value-type="float">
            <text:p>-0.1</text:p>
          </table:table-cell>
          <table:table-cell table:formula="of:=[.AL18]&amp;&quot;~&quot;&amp;[.AL19]" office:value-type="string" office:string-value="-0.1~-0.08" calcext:value-type="string">
            <text:p>-0.1~-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15166_0041BC.log</text:p>
          </table:table-cell>
          <table:table-cell office:value-type="string" calcext:value-type="string">
            <text:p>0041BC</text:p>
          </table:table-cell>
          <table:table-cell office:value-type="float" office:value="920595211" calcext:value-type="float">
            <text:p>920595211</text:p>
          </table:table-cell>
          <table:table-cell office:value-type="float" office:value="924295201" calcext:value-type="float">
            <text:p>924295201</text:p>
          </table:table-cell>
          <table:table-cell office:value-type="float" office:value="927995201" calcext:value-type="float">
            <text:p>927995201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19]-[.C19]" office:value-type="float" office:value="3699990" calcext:value-type="float">
            <text:p>3699990</text:p>
          </table:table-cell>
          <table:table-cell table:formula="of:=[.E19]-[.C19]" office:value-type="float" office:value="7399990" calcext:value-type="float">
            <text:p>7399990</text:p>
          </table:table-cell>
          <table:table-cell table:formula="of:=[.G19]-[.F19]" office:value-type="float" office:value="-0.0499999999999989" calcext:value-type="float">
            <text:p>-0.05</text:p>
          </table:table-cell>
          <table:table-cell table:formula="of:=[.H19]-[.G19]" office:value-type="float" office:value="-0.0200000000000013" calcext:value-type="float">
            <text:p>-0.02</text:p>
          </table:table-cell>
          <table:table-cell/>
          <table:table-cell table:formula="of:=[.N20]-1000" office:value-type="float" office:value="920596000" calcext:value-type="float">
            <text:p>920596000</text:p>
          </table:table-cell>
          <table:table-cell table:formula="of:=[.N19]/1000000&amp;&quot;~&quot;&amp;[.N20]/1000000" office:value-type="string" office:string-value="920.596~920.597" calcext:value-type="string">
            <text:p>920.596~920.59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R20]-1000" office:value-type="float" office:value="924296000" calcext:value-type="float">
            <text:p>924296000</text:p>
          </table:table-cell>
          <table:table-cell table:formula="of:=[.R19]/1000000&amp;&quot;~&quot;&amp;[.R20]/1000000" office:value-type="string" office:string-value="924.296~924.297" calcext:value-type="string">
            <text:p>924.296~924.29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V20]-1000" office:value-type="float" office:value="927996000" calcext:value-type="float">
            <text:p>927996000</text:p>
          </table:table-cell>
          <table:table-cell table:formula="of:=[.V19]/1000000&amp;&quot;~&quot;&amp;[.V20]/1000000" office:value-type="string" office:string-value="927.996~927.997" calcext:value-type="string">
            <text:p>927.996~927.997</text:p>
          </table:table-cell>
          <table:table-cell office:value-type="float" office:value="31" calcext:value-type="float">
            <text:p>31</text:p>
          </table:table-cell>
          <table:table-cell table:formula="of:=[.Y20]-100" office:value-type="float" office:value="3699600" calcext:value-type="float">
            <text:p>3699600</text:p>
          </table:table-cell>
          <table:table-cell table:formula="of:=[.Y19]/1000000&amp;&quot;~&quot;&amp;[.Y20]/1000000" office:value-type="string" office:string-value="3.6996~3.6997" calcext:value-type="string">
            <text:p>3.6996~3.6997</text:p>
          </table:table-cell>
          <table:table-cell office:value-type="float" office:value="0" calcext:value-type="float">
            <text:p>0</text:p>
          </table:table-cell>
          <table:table-cell table:formula="of:=[.AB20]-100" office:value-type="float" office:value="7399600" calcext:value-type="float">
            <text:p>7399600</text:p>
          </table:table-cell>
          <table:table-cell table:formula="of:=[.AB19]/1000000&amp;&quot;~&quot;&amp;[.AB20]/1000000" office:value-type="string" office:string-value="7.3996~7.3997" calcext:value-type="string">
            <text:p>7.3996~7.39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20]-0.05" office:value-type="float" office:value="11.8" calcext:value-type="float">
            <text:p>11.8</text:p>
          </table:table-cell>
          <table:table-cell table:formula="of:=[.AF19]&amp;&quot;~&quot;&amp;[.AF20]" office:value-type="string" office:string-value="11.8~11.85" calcext:value-type="string">
            <text:p>11.8~11.8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L20]-0.02" office:value-type="float" office:value="-0.08" calcext:value-type="float">
            <text:p>-0.08</text:p>
          </table:table-cell>
          <table:table-cell table:formula="of:=[.AL19]&amp;&quot;~&quot;&amp;[.AL20]" office:value-type="string" office:string-value="-0.08~-0.06" calcext:value-type="string">
            <text:p>-0.08~-0.0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log/2017424101_004443.log</text:p>
          </table:table-cell>
          <table:table-cell office:value-type="float" office:value="4443" calcext:value-type="float">
            <text:p>4443</text:p>
          </table:table-cell>
          <table:table-cell office:value-type="float" office:value="920591177" calcext:value-type="float">
            <text:p>920591177</text:p>
          </table:table-cell>
          <table:table-cell office:value-type="float" office:value="924291127" calcext:value-type="float">
            <text:p>924291127</text:p>
          </table:table-cell>
          <table:table-cell office:value-type="float" office:value="927991123" calcext:value-type="float">
            <text:p>927991123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table:formula="of:=[.D20]-[.C20]" office:value-type="float" office:value="3699950" calcext:value-type="float">
            <text:p>3699950</text:p>
          </table:table-cell>
          <table:table-cell table:formula="of:=[.E20]-[.C20]" office:value-type="float" office:value="7399946" calcext:value-type="float">
            <text:p>7399946</text:p>
          </table:table-cell>
          <table:table-cell table:formula="of:=[.G20]-[.F20]" office:value-type="float" office:value="-0.0399999999999991" calcext:value-type="float">
            <text:p>-0.04</text:p>
          </table:table-cell>
          <table:table-cell table:formula="of:=[.H20]-[.G20]" office:value-type="float" office:value="-0.0500000000000007" calcext:value-type="float">
            <text:p>-0.05</text:p>
          </table:table-cell>
          <table:table-cell/>
          <table:table-cell table:formula="of:=[.N21]-1000" office:value-type="float" office:value="920597000" calcext:value-type="float">
            <text:p>920597000</text:p>
          </table:table-cell>
          <table:table-cell table:formula="of:=[.N20]/1000000&amp;&quot;~&quot;&amp;[.N21]/1000000" office:value-type="string" office:string-value="920.597~920.598" calcext:value-type="string">
            <text:p>920.597~920.59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R21]-1000" office:value-type="float" office:value="924297000" calcext:value-type="float">
            <text:p>924297000</text:p>
          </table:table-cell>
          <table:table-cell table:formula="of:=[.R20]/1000000&amp;&quot;~&quot;&amp;[.R21]/1000000" office:value-type="string" office:string-value="924.297~924.298" calcext:value-type="string">
            <text:p>924.297~924.29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V21]-1000" office:value-type="float" office:value="927997000" calcext:value-type="float">
            <text:p>927997000</text:p>
          </table:table-cell>
          <table:table-cell table:formula="of:=[.V20]/1000000&amp;&quot;~&quot;&amp;[.V21]/1000000" office:value-type="string" office:string-value="927.997~927.998" calcext:value-type="string">
            <text:p>927.997~927.998</text:p>
          </table:table-cell>
          <table:table-cell office:value-type="float" office:value="3" calcext:value-type="float">
            <text:p>3</text:p>
          </table:table-cell>
          <table:table-cell table:formula="of:=[.Y21]-100" office:value-type="float" office:value="3699700" calcext:value-type="float">
            <text:p>3699700</text:p>
          </table:table-cell>
          <table:table-cell table:formula="of:=[.Y20]/1000000&amp;&quot;~&quot;&amp;[.Y21]/1000000" office:value-type="string" office:string-value="3.6997~3.6998" calcext:value-type="string">
            <text:p>3.6997~3.6998</text:p>
          </table:table-cell>
          <table:table-cell office:value-type="float" office:value="0" calcext:value-type="float">
            <text:p>0</text:p>
          </table:table-cell>
          <table:table-cell table:formula="of:=[.AB21]-100" office:value-type="float" office:value="7399700" calcext:value-type="float">
            <text:p>7399700</text:p>
          </table:table-cell>
          <table:table-cell table:formula="of:=[.AB20]/1000000&amp;&quot;~&quot;&amp;[.AB21]/1000000" office:value-type="string" office:string-value="7.3997~7.3998" calcext:value-type="string">
            <text:p>7.3997~7.39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F21]-0.05" office:value-type="float" office:value="11.85" calcext:value-type="float">
            <text:p>11.85</text:p>
          </table:table-cell>
          <table:table-cell table:formula="of:=[.AF20]&amp;&quot;~&quot;&amp;[.AF21]" office:value-type="string" office:string-value="11.85~11.9" calcext:value-type="string">
            <text:p>11.85~11.9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L21]-0.02" office:value-type="float" office:value="-0.06" calcext:value-type="float">
            <text:p>-0.06</text:p>
          </table:table-cell>
          <table:table-cell table:formula="of:=[.AL20]&amp;&quot;~&quot;&amp;[.AL21]" office:value-type="string" office:string-value="-0.06~-0.04" calcext:value-type="string">
            <text:p>-0.06~-0.04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/log/201745821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2076" calcext:value-type="float">
            <text:p>920592076</text:p>
          </table:table-cell>
          <table:table-cell office:value-type="float" office:value="924291965" calcext:value-type="float">
            <text:p>924291965</text:p>
          </table:table-cell>
          <table:table-cell office:value-type="float" office:value="927991896" calcext:value-type="float">
            <text:p>927991896</text:p>
          </table:table-cell>
          <table:table-cell table:number-columns-repeated="3" office:value-type="float" office:value="11.47" calcext:value-type="float">
            <text:p>11.47</text:p>
          </table:table-cell>
          <table:table-cell table:formula="of:=[.D21]-[.C21]" office:value-type="float" office:value="3699889" calcext:value-type="float">
            <text:p>3699889</text:p>
          </table:table-cell>
          <table:table-cell table:formula="of:=[.E21]-[.C21]" office:value-type="float" office:value="7399820" calcext:value-type="float">
            <text:p>7399820</text:p>
          </table:table-cell>
          <table:table-cell table:formula="of:=[.G21]-[.F21]" office:value-type="float" office:value="0" calcext:value-type="float">
            <text:p>0</text:p>
          </table:table-cell>
          <table:table-cell table:formula="of:=[.H21]-[.G21]" office:value-type="float" office:value="0" calcext:value-type="float">
            <text:p>0</text:p>
          </table:table-cell>
          <table:table-cell/>
          <table:table-cell table:formula="of:=[.N22]-1000" office:value-type="float" office:value="920598000" calcext:value-type="float">
            <text:p>920598000</text:p>
          </table:table-cell>
          <table:table-cell table:formula="of:=[.N21]/1000000&amp;&quot;~&quot;&amp;[.N22]/1000000" office:value-type="string" office:string-value="920.598~920.599" calcext:value-type="string">
            <text:p>920.598~920.5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R22]-1000" office:value-type="float" office:value="924298000" calcext:value-type="float">
            <text:p>924298000</text:p>
          </table:table-cell>
          <table:table-cell table:formula="of:=[.R21]/1000000&amp;&quot;~&quot;&amp;[.R22]/1000000" office:value-type="string" office:string-value="924.298~924.299" calcext:value-type="string">
            <text:p>924.298~924.2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V22]-1000" office:value-type="float" office:value="927998000" calcext:value-type="float">
            <text:p>927998000</text:p>
          </table:table-cell>
          <table:table-cell table:formula="of:=[.V21]/1000000&amp;&quot;~&quot;&amp;[.V22]/1000000" office:value-type="string" office:string-value="927.998~927.999" calcext:value-type="string">
            <text:p>927.998~927.999</text:p>
          </table:table-cell>
          <table:table-cell office:value-type="float" office:value="2" calcext:value-type="float">
            <text:p>2</text:p>
          </table:table-cell>
          <table:table-cell table:formula="of:=[.Y22]-100" office:value-type="float" office:value="3699800" calcext:value-type="float">
            <text:p>3699800</text:p>
          </table:table-cell>
          <table:table-cell table:formula="of:=[.Y21]/1000000&amp;&quot;~&quot;&amp;[.Y22]/1000000" office:value-type="string" office:string-value="3.6998~3.6999" calcext:value-type="string">
            <text:p>3.6998~3.6999</text:p>
          </table:table-cell>
          <table:table-cell office:value-type="float" office:value="1" calcext:value-type="float">
            <text:p>1</text:p>
          </table:table-cell>
          <table:table-cell table:formula="of:=[.AB22]-100" office:value-type="float" office:value="7399800" calcext:value-type="float">
            <text:p>7399800</text:p>
          </table:table-cell>
          <table:table-cell table:formula="of:=[.AB21]/1000000&amp;&quot;~&quot;&amp;[.AB22]/1000000" office:value-type="string" office:string-value="7.3998~7.3999" calcext:value-type="string">
            <text:p>7.3998~7.39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F22]-0.05" office:value-type="float" office:value="11.9" calcext:value-type="float">
            <text:p>11.9</text:p>
          </table:table-cell>
          <table:table-cell table:formula="of:=[.AF21]&amp;&quot;~&quot;&amp;[.AF22]" office:value-type="string" office:string-value="11.9~11.95" calcext:value-type="string">
            <text:p>11.9~11.95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L22]-0.02" office:value-type="float" office:value="-0.04" calcext:value-type="float">
            <text:p>-0.04</text:p>
          </table:table-cell>
          <table:table-cell table:formula="of:=[.AL21]&amp;&quot;~&quot;&amp;[.AL22]" office:value-type="string" office:string-value="-0.04~-0.02" calcext:value-type="string">
            <text:p>-0.04~-0.02</text:p>
          </table:table-cell>
          <table:table-cell office:value-type="float" office:value="518" calcext:value-type="float">
            <text:p>51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./log/20174792_0043B0.log</text:p>
          </table:table-cell>
          <table:table-cell office:value-type="string" calcext:value-type="string">
            <text:p>0043B0</text:p>
          </table:table-cell>
          <table:table-cell office:value-type="float" office:value="920588600" calcext:value-type="float">
            <text:p>920588600</text:p>
          </table:table-cell>
          <table:table-cell office:value-type="float" office:value="924288508" calcext:value-type="float">
            <text:p>924288508</text:p>
          </table:table-cell>
          <table:table-cell office:value-type="float" office:value="927988451" calcext:value-type="float">
            <text:p>927988451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3" calcext:value-type="float">
            <text:p>11.93</text:p>
          </table:table-cell>
          <table:table-cell table:formula="of:=[.D22]-[.C22]" office:value-type="float" office:value="3699908" calcext:value-type="float">
            <text:p>3699908</text:p>
          </table:table-cell>
          <table:table-cell table:formula="of:=[.E22]-[.C22]" office:value-type="float" office:value="7399851" calcext:value-type="float">
            <text:p>7399851</text:p>
          </table:table-cell>
          <table:table-cell table:formula="of:=[.G22]-[.F22]" office:value-type="float" office:value="-0.0899999999999999" calcext:value-type="float">
            <text:p>-0.09</text:p>
          </table:table-cell>
          <table:table-cell table:formula="of:=[.H22]-[.G22]" office:value-type="float" office:value="-0.0199999999999996" calcext:value-type="float">
            <text:p>-0.02</text:p>
          </table:table-cell>
          <table:table-cell/>
          <table:table-cell table:formula="of:=[.N23]-1000" office:value-type="float" office:value="920599000" calcext:value-type="float">
            <text:p>920599000</text:p>
          </table:table-cell>
          <table:table-cell table:formula="of:=[.N22]/1000000&amp;&quot;~&quot;&amp;[.N23]/1000000" office:value-type="string" office:string-value="920.599~920.6" calcext:value-type="string">
            <text:p>920.599~920.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R23]-1000" office:value-type="float" office:value="924299000" calcext:value-type="float">
            <text:p>924299000</text:p>
          </table:table-cell>
          <table:table-cell table:formula="of:=[.R22]/1000000&amp;&quot;~&quot;&amp;[.R23]/1000000" office:value-type="string" office:string-value="924.299~924.3" calcext:value-type="string">
            <text:p>924.299~924.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23]-1000" office:value-type="float" office:value="927999000" calcext:value-type="float">
            <text:p>927999000</text:p>
          </table:table-cell>
          <table:table-cell table:formula="of:=[.V22]/1000000&amp;&quot;~&quot;&amp;[.V23]/1000000" office:value-type="string" office:string-value="927.999~928" calcext:value-type="string">
            <text:p>927.999~928</text:p>
          </table:table-cell>
          <table:table-cell office:value-type="float" office:value="1" calcext:value-type="float">
            <text:p>1</text:p>
          </table:table-cell>
          <table:table-cell table:formula="of:=[.Y23]-100" office:value-type="float" office:value="3699900" calcext:value-type="float">
            <text:p>3699900</text:p>
          </table:table-cell>
          <table:table-cell table:formula="of:=[.Y22]/1000000&amp;&quot;~&quot;&amp;[.Y23]/1000000" office:value-type="string" office:string-value="3.6999~3.7" calcext:value-type="string">
            <text:p>3.6999~3.7</text:p>
          </table:table-cell>
          <table:table-cell office:value-type="float" office:value="51" calcext:value-type="float">
            <text:p>51</text:p>
          </table:table-cell>
          <table:table-cell table:formula="of:=[.AB23]-100" office:value-type="float" office:value="7399900" calcext:value-type="float">
            <text:p>7399900</text:p>
          </table:table-cell>
          <table:table-cell table:formula="of:=[.AB22]/1000000&amp;&quot;~&quot;&amp;[.AB23]/1000000" office:value-type="string" office:string-value="7.3999~7.4" calcext:value-type="string">
            <text:p>7.3999~7.4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AF23]-0.05" office:value-type="float" office:value="11.95" calcext:value-type="float">
            <text:p>11.95</text:p>
          </table:table-cell>
          <table:table-cell table:formula="of:=[.AF22]&amp;&quot;~&quot;&amp;[.AF23]" office:value-type="string" office:string-value="11.95~12" calcext:value-type="string">
            <text:p>11.95~1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L23]-0.02" office:value-type="float" office:value="-0.02" calcext:value-type="float">
            <text:p>-0.02</text:p>
          </table:table-cell>
          <table:table-cell table:formula="of:=[.AL22]&amp;&quot;~&quot;&amp;[.AL23]" office:value-type="string" office:string-value="-0.02~0" calcext:value-type="string">
            <text:p>-0.02~0</text:p>
          </table:table-cell>
          <table:table-cell office:value-type="float" office:value="256" calcext:value-type="float">
            <text:p>25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./log/20173301614_00434C.log</text:p>
          </table:table-cell>
          <table:table-cell office:value-type="string" calcext:value-type="string">
            <text:p>00434C</text:p>
          </table:table-cell>
          <table:table-cell office:value-type="float" office:value="920590101" calcext:value-type="float">
            <text:p>920590101</text:p>
          </table:table-cell>
          <table:table-cell office:value-type="float" office:value="924290011" calcext:value-type="float">
            <text:p>924290011</text:p>
          </table:table-cell>
          <table:table-cell office:value-type="float" office:value="927989969" calcext:value-type="float">
            <text:p>9279899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table:formula="of:=[.D23]-[.C23]" office:value-type="float" office:value="3699910" calcext:value-type="float">
            <text:p>3699910</text:p>
          </table:table-cell>
          <table:table-cell table:formula="of:=[.E23]-[.C23]" office:value-type="float" office:value="7399868" calcext:value-type="float">
            <text:p>7399868</text:p>
          </table:table-cell>
          <table:table-cell table:formula="of:=[.G23]-[.F23]" office:value-type="float" office:value="-0.0400000000000009" calcext:value-type="float">
            <text:p>-0.04</text:p>
          </table:table-cell>
          <table:table-cell table:formula="of:=[.H23]-[.G23]" office:value-type="float" office:value="-0.0499999999999989" calcext:value-type="float">
            <text:p>-0.05</text:p>
          </table:table-cell>
          <table:table-cell/>
          <table:table-cell table:style-name="ce3" office:value-type="float" office:value="920600000" calcext:value-type="float">
            <text:p>920600000</text:p>
          </table:table-cell>
          <table:table-cell table:style-name="ce3" table:formula="of:=[.N23]/1000000&amp;&quot;~&quot;&amp;[.N24]/1000000" office:value-type="string" office:string-value="920.6~920.601" calcext:value-type="string">
            <text:p>920.6~920.6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924300000" calcext:value-type="float">
            <text:p>924300000</text:p>
          </table:table-cell>
          <table:table-cell table:style-name="ce3" table:formula="of:=[.R23]/1000000&amp;&quot;~&quot;&amp;[.R24]/1000000" office:value-type="string" office:string-value="924.3~924.301" calcext:value-type="string">
            <text:p>924.3~924.30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928000000" calcext:value-type="float">
            <text:p>928000000</text:p>
          </table:table-cell>
          <table:table-cell table:style-name="ce3" table:formula="of:=[.V23]/1000000&amp;&quot;~&quot;&amp;[.V24]/1000000" office:value-type="string" office:string-value="928~928.001" calcext:value-type="string">
            <text:p>928~928.00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R23]-[.N23]" office:value-type="float" office:value="3700000" calcext:value-type="float">
            <text:p>3700000</text:p>
          </table:table-cell>
          <table:table-cell table:style-name="ce3" table:formula="of:=[.Y23]/1000000&amp;&quot;~&quot;&amp;[.Y24]/1000000" office:value-type="string" office:string-value="3.7~3.7001" calcext:value-type="string">
            <text:p>3.7~3.7001</text:p>
          </table:table-cell>
          <table:table-cell table:style-name="ce3" office:value-type="float" office:value="886" calcext:value-type="float">
            <text:p>886</text:p>
          </table:table-cell>
          <table:table-cell table:style-name="ce3" table:formula="of:=[.V23]-[.N23]" office:value-type="float" office:value="7400000" calcext:value-type="float">
            <text:p>7400000</text:p>
          </table:table-cell>
          <table:table-cell table:style-name="ce3" table:formula="of:=[.AB23]/1000000&amp;&quot;~&quot;&amp;[.AB24]/1000000" office:value-type="string" office:string-value="7.4~7.4001" calcext:value-type="string">
            <text:p>7.4~7.4001</text:p>
          </table:table-cell>
          <table:table-cell table:style-name="ce3" office:value-type="float" office:value="412" calcext:value-type="float">
            <text:p>412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table:formula="of:=[.AF23]&amp;&quot;~&quot;&amp;[.AF24]" office:value-type="string" office:string-value="12~12.05" calcext:value-type="string">
            <text:p>12~12.0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L23]&amp;&quot;~&quot;&amp;[.AL24]" office:value-type="string" office:string-value="0~0.02" calcext:value-type="string">
            <text:p>0~0.02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./log/2017330177_004354.log</text:p>
          </table:table-cell>
          <table:table-cell office:value-type="float" office:value="4354" calcext:value-type="float">
            <text:p>4354</text:p>
          </table:table-cell>
          <table:table-cell office:value-type="float" office:value="920592295" calcext:value-type="float">
            <text:p>920592295</text:p>
          </table:table-cell>
          <table:table-cell office:value-type="float" office:value="924292215" calcext:value-type="float">
            <text:p>924292215</text:p>
          </table:table-cell>
          <table:table-cell office:value-type="float" office:value="927992179" calcext:value-type="float">
            <text:p>92799217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24]-[.C24]" office:value-type="float" office:value="3699920" calcext:value-type="float">
            <text:p>3699920</text:p>
          </table:table-cell>
          <table:table-cell table:formula="of:=[.E24]-[.C24]" office:value-type="float" office:value="7399884" calcext:value-type="float">
            <text:p>7399884</text:p>
          </table:table-cell>
          <table:table-cell table:formula="of:=[.G24]-[.F24]" office:value-type="float" office:value="-0.0199999999999996" calcext:value-type="float">
            <text:p>-0.02</text:p>
          </table:table-cell>
          <table:table-cell table:formula="of:=[.H24]-[.G24]" office:value-type="float" office:value="-0.0299999999999994" calcext:value-type="float">
            <text:p>-0.03</text:p>
          </table:table-cell>
          <table:table-cell/>
          <table:table-cell table:formula="of:=[.N23]+1000" office:value-type="float" office:value="920601000" calcext:value-type="float">
            <text:p>920601000</text:p>
          </table:table-cell>
          <table:table-cell table:formula="of:=[.N24]/1000000&amp;&quot;~&quot;&amp;[.N25]/1000000" office:value-type="string" office:string-value="920.601~920.602" calcext:value-type="string">
            <text:p>920.601~920.6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R23]+1000" office:value-type="float" office:value="924301000" calcext:value-type="float">
            <text:p>924301000</text:p>
          </table:table-cell>
          <table:table-cell table:formula="of:=[.R24]/1000000&amp;&quot;~&quot;&amp;[.R25]/1000000" office:value-type="string" office:string-value="924.301~924.302" calcext:value-type="string">
            <text:p>924.301~924.3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V23]+1000" office:value-type="float" office:value="928001000" calcext:value-type="float">
            <text:p>928001000</text:p>
          </table:table-cell>
          <table:table-cell table:formula="of:=[.V24]/1000000&amp;&quot;~&quot;&amp;[.V25]/1000000" office:value-type="string" office:string-value="928.001~928.002" calcext:value-type="string">
            <text:p>928.001~928.002</text:p>
          </table:table-cell>
          <table:table-cell office:value-type="float" office:value="2" calcext:value-type="float">
            <text:p>2</text:p>
          </table:table-cell>
          <table:table-cell table:formula="of:=[.Y23]+100" office:value-type="float" office:value="3700100" calcext:value-type="float">
            <text:p>3700100</text:p>
          </table:table-cell>
          <table:table-cell table:formula="of:=[.Y24]/1000000&amp;&quot;~&quot;&amp;[.Y25]/1000000" office:value-type="string" office:string-value="3.7001~3.7002" calcext:value-type="string">
            <text:p>3.7001~3.7002</text:p>
          </table:table-cell>
          <table:table-cell office:value-type="float" office:value="15" calcext:value-type="float">
            <text:p>15</text:p>
          </table:table-cell>
          <table:table-cell table:formula="of:=[.AB23]+100" office:value-type="float" office:value="7400100" calcext:value-type="float">
            <text:p>7400100</text:p>
          </table:table-cell>
          <table:table-cell table:formula="of:=[.AB24]/1000000&amp;&quot;~&quot;&amp;[.AB25]/1000000" office:value-type="string" office:string-value="7.4001~7.4002" calcext:value-type="string">
            <text:p>7.4001~7.400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F23]+0.05" office:value-type="float" office:value="12.05" calcext:value-type="float">
            <text:p>12.05</text:p>
          </table:table-cell>
          <table:table-cell table:formula="of:=[.AF24]&amp;&quot;~&quot;&amp;[.AF25]" office:value-type="string" office:string-value="12.05~12.1" calcext:value-type="string">
            <text:p>12.05~12.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L23]+0.02" office:value-type="float" office:value="0.02" calcext:value-type="float">
            <text:p>0.02</text:p>
          </table:table-cell>
          <table:table-cell table:formula="of:=[.AL24]&amp;&quot;~&quot;&amp;[.AL25]" office:value-type="string" office:string-value="0.02~0.04" calcext:value-type="string">
            <text:p>0.02~0.04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g/20173161020_0041D7.log</text:p>
          </table:table-cell>
          <table:table-cell office:value-type="string" calcext:value-type="string">
            <text:p>0041D7</text:p>
          </table:table-cell>
          <table:table-cell office:value-type="float" office:value="920592627" calcext:value-type="float">
            <text:p>920592627</text:p>
          </table:table-cell>
          <table:table-cell office:value-type="float" office:value="924292562" calcext:value-type="float">
            <text:p>924292562</text:p>
          </table:table-cell>
          <table:table-cell office:value-type="float" office:value="927992537" calcext:value-type="float">
            <text:p>927992537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4" calcext:value-type="float">
            <text:p>11.84</text:p>
          </table:table-cell>
          <table:table-cell table:formula="of:=[.D25]-[.C25]" office:value-type="float" office:value="3699935" calcext:value-type="float">
            <text:p>3699935</text:p>
          </table:table-cell>
          <table:table-cell table:formula="of:=[.E25]-[.C25]" office:value-type="float" office:value="7399910" calcext:value-type="float">
            <text:p>7399910</text:p>
          </table:table-cell>
          <table:table-cell table:formula="of:=[.G25]-[.F25]" office:value-type="float" office:value="-0.0400000000000009" calcext:value-type="float">
            <text:p>-0.04</text:p>
          </table:table-cell>
          <table:table-cell table:formula="of:=[.H25]-[.G25]" office:value-type="float" office:value="-0.0299999999999994" calcext:value-type="float">
            <text:p>-0.03</text:p>
          </table:table-cell>
          <table:table-cell/>
          <table:table-cell table:formula="of:=[.N24]+1000" office:value-type="float" office:value="920602000" calcext:value-type="float">
            <text:p>920602000</text:p>
          </table:table-cell>
          <table:table-cell table:formula="of:=[.N25]/1000000&amp;&quot;~&quot;&amp;[.N26]/1000000" office:value-type="string" office:string-value="920.602~920.603" calcext:value-type="string">
            <text:p>920.602~920.6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24]+1000" office:value-type="float" office:value="924302000" calcext:value-type="float">
            <text:p>924302000</text:p>
          </table:table-cell>
          <table:table-cell table:formula="of:=[.R25]/1000000&amp;&quot;~&quot;&amp;[.R26]/1000000" office:value-type="string" office:string-value="924.302~924.303" calcext:value-type="string">
            <text:p>924.302~924.3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4]+1000" office:value-type="float" office:value="928002000" calcext:value-type="float">
            <text:p>928002000</text:p>
          </table:table-cell>
          <table:table-cell table:formula="of:=[.V25]/1000000&amp;&quot;~&quot;&amp;[.V26]/1000000" office:value-type="string" office:string-value="928.002~928.003" calcext:value-type="string">
            <text:p>928.002~928.003</text:p>
          </table:table-cell>
          <table:table-cell office:value-type="float" office:value="0" calcext:value-type="float">
            <text:p>0</text:p>
          </table:table-cell>
          <table:table-cell table:formula="of:=[.Y24]+100" office:value-type="float" office:value="3700200" calcext:value-type="float">
            <text:p>3700200</text:p>
          </table:table-cell>
          <table:table-cell table:formula="of:=[.Y25]/1000000&amp;&quot;~&quot;&amp;[.Y26]/1000000" office:value-type="string" office:string-value="3.7002~3.7003" calcext:value-type="string">
            <text:p>3.7002~3.7003</text:p>
          </table:table-cell>
          <table:table-cell office:value-type="float" office:value="0" calcext:value-type="float">
            <text:p>0</text:p>
          </table:table-cell>
          <table:table-cell table:formula="of:=[.AB24]+100" office:value-type="float" office:value="7400200" calcext:value-type="float">
            <text:p>7400200</text:p>
          </table:table-cell>
          <table:table-cell table:formula="of:=[.AB25]/1000000&amp;&quot;~&quot;&amp;[.AB26]/1000000" office:value-type="string" office:string-value="7.4002~7.4003" calcext:value-type="string">
            <text:p>7.4002~7.400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F24]+0.05" office:value-type="float" office:value="12.1" calcext:value-type="float">
            <text:p>12.1</text:p>
          </table:table-cell>
          <table:table-cell table:formula="of:=[.AF25]&amp;&quot;~&quot;&amp;[.AF26]" office:value-type="string" office:string-value="12.1~12.15" calcext:value-type="string">
            <text:p>12.1~12.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L24]+0.02" office:value-type="float" office:value="0.04" calcext:value-type="float">
            <text:p>0.04</text:p>
          </table:table-cell>
          <table:table-cell table:formula="of:=[.AL25]&amp;&quot;~&quot;&amp;[.AL26]" office:value-type="string" office:string-value="0.04~0.06" calcext:value-type="string">
            <text:p>0.04~0.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g/2017451421_004388.log</text:p>
          </table:table-cell>
          <table:table-cell office:value-type="float" office:value="4388" calcext:value-type="float">
            <text:p>4388</text:p>
          </table:table-cell>
          <table:table-cell office:value-type="float" office:value="920591885" calcext:value-type="float">
            <text:p>920591885</text:p>
          </table:table-cell>
          <table:table-cell office:value-type="float" office:value="924291816" calcext:value-type="float">
            <text:p>924291816</text:p>
          </table:table-cell>
          <table:table-cell office:value-type="float" office:value="927991798" calcext:value-type="float">
            <text:p>92799179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9" calcext:value-type="float">
            <text:p>11.79</text:p>
          </table:table-cell>
          <table:table-cell table:formula="of:=[.D26]-[.C26]" office:value-type="float" office:value="3699931" calcext:value-type="float">
            <text:p>3699931</text:p>
          </table:table-cell>
          <table:table-cell table:formula="of:=[.E26]-[.C26]" office:value-type="float" office:value="7399913" calcext:value-type="float">
            <text:p>7399913</text:p>
          </table:table-cell>
          <table:table-cell table:formula="of:=[.G26]-[.F26]" office:value-type="float" office:value="-0.0399999999999991" calcext:value-type="float">
            <text:p>-0.04</text:p>
          </table:table-cell>
          <table:table-cell table:formula="of:=[.H26]-[.G26]" office:value-type="float" office:value="-0.0200000000000013" calcext:value-type="float">
            <text:p>-0.02</text:p>
          </table:table-cell>
          <table:table-cell/>
          <table:table-cell table:formula="of:=[.N25]+1000" office:value-type="float" office:value="920603000" calcext:value-type="float">
            <text:p>920603000</text:p>
          </table:table-cell>
          <table:table-cell table:formula="of:=[.N26]/1000000&amp;&quot;~&quot;&amp;[.N27]/1000000" office:value-type="string" office:string-value="920.603~920.604" calcext:value-type="string">
            <text:p>920.603~920.6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25]+1000" office:value-type="float" office:value="924303000" calcext:value-type="float">
            <text:p>924303000</text:p>
          </table:table-cell>
          <table:table-cell table:formula="of:=[.R26]/1000000&amp;&quot;~&quot;&amp;[.R27]/1000000" office:value-type="string" office:string-value="924.303~924.304" calcext:value-type="string">
            <text:p>924.303~924.3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5]+1000" office:value-type="float" office:value="928003000" calcext:value-type="float">
            <text:p>928003000</text:p>
          </table:table-cell>
          <table:table-cell table:formula="of:=[.V26]/1000000&amp;&quot;~&quot;&amp;[.V27]/1000000" office:value-type="string" office:string-value="928.003~928.004" calcext:value-type="string">
            <text:p>928.003~928.004</text:p>
          </table:table-cell>
          <table:table-cell office:value-type="float" office:value="0" calcext:value-type="float">
            <text:p>0</text:p>
          </table:table-cell>
          <table:table-cell table:formula="of:=[.Y25]+100" office:value-type="float" office:value="3700300" calcext:value-type="float">
            <text:p>3700300</text:p>
          </table:table-cell>
          <table:table-cell table:formula="of:=[.Y26]/1000000&amp;&quot;~&quot;&amp;[.Y27]/1000000" office:value-type="string" office:string-value="3.7003~3.7004" calcext:value-type="string">
            <text:p>3.7003~3.7004</text:p>
          </table:table-cell>
          <table:table-cell office:value-type="float" office:value="0" calcext:value-type="float">
            <text:p>0</text:p>
          </table:table-cell>
          <table:table-cell table:formula="of:=[.AB25]+100" office:value-type="float" office:value="7400300" calcext:value-type="float">
            <text:p>7400300</text:p>
          </table:table-cell>
          <table:table-cell table:formula="of:=[.AB26]/1000000&amp;&quot;~&quot;&amp;[.AB27]/1000000" office:value-type="string" office:string-value="7.4003~7.4004" calcext:value-type="string">
            <text:p>7.4003~7.40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25]+0.05" office:value-type="float" office:value="12.15" calcext:value-type="float">
            <text:p>12.15</text:p>
          </table:table-cell>
          <table:table-cell table:formula="of:=[.AF26]&amp;&quot;~&quot;&amp;[.AF27]" office:value-type="string" office:string-value="12.15~12.2" calcext:value-type="string">
            <text:p>12.15~12.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L25]+0.02" office:value-type="float" office:value="0.06" calcext:value-type="float">
            <text:p>0.06</text:p>
          </table:table-cell>
          <table:table-cell table:formula="of:=[.AL26]&amp;&quot;~&quot;&amp;[.AL27]" office:value-type="string" office:string-value="0.06~0.08" calcext:value-type="string">
            <text:p>0.06~0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g/201745108_004367.log</text:p>
          </table:table-cell>
          <table:table-cell office:value-type="float" office:value="4367" calcext:value-type="float">
            <text:p>4367</text:p>
          </table:table-cell>
          <table:table-cell office:value-type="float" office:value="920594546" calcext:value-type="float">
            <text:p>920594546</text:p>
          </table:table-cell>
          <table:table-cell office:value-type="float" office:value="924294495" calcext:value-type="float">
            <text:p>924294495</text:p>
          </table:table-cell>
          <table:table-cell office:value-type="float" office:value="927994502" calcext:value-type="float">
            <text:p>92799450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9" calcext:value-type="float">
            <text:p>11.9</text:p>
          </table:table-cell>
          <table:table-cell table:formula="of:=[.D27]-[.C27]" office:value-type="float" office:value="3699949" calcext:value-type="float">
            <text:p>3699949</text:p>
          </table:table-cell>
          <table:table-cell table:formula="of:=[.E27]-[.C27]" office:value-type="float" office:value="7399956" calcext:value-type="float">
            <text:p>7399956</text:p>
          </table:table-cell>
          <table:table-cell table:formula="of:=[.G27]-[.F27]" office:value-type="float" office:value="-0.0399999999999991" calcext:value-type="float">
            <text:p>-0.04</text:p>
          </table:table-cell>
          <table:table-cell table:formula="of:=[.H27]-[.G27]" office:value-type="float" office:value="-0.00999999999999979" calcext:value-type="float">
            <text:p>-0.01</text:p>
          </table:table-cell>
          <table:table-cell/>
          <table:table-cell table:formula="of:=[.N26]+1000" office:value-type="float" office:value="920604000" calcext:value-type="float">
            <text:p>920604000</text:p>
          </table:table-cell>
          <table:table-cell table:formula="of:=[.N27]/1000000&amp;&quot;~&quot;&amp;[.N28]/1000000" office:value-type="string" office:string-value="920.604~920.605" calcext:value-type="string">
            <text:p>920.604~920.6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26]+1000" office:value-type="float" office:value="924304000" calcext:value-type="float">
            <text:p>924304000</text:p>
          </table:table-cell>
          <table:table-cell table:formula="of:=[.R27]/1000000&amp;&quot;~&quot;&amp;[.R28]/1000000" office:value-type="string" office:string-value="924.304~924.305" calcext:value-type="string">
            <text:p>924.304~924.3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6]+1000" office:value-type="float" office:value="928004000" calcext:value-type="float">
            <text:p>928004000</text:p>
          </table:table-cell>
          <table:table-cell table:formula="of:=[.V27]/1000000&amp;&quot;~&quot;&amp;[.V28]/1000000" office:value-type="string" office:string-value="928.004~928.005" calcext:value-type="string">
            <text:p>928.004~928.005</text:p>
          </table:table-cell>
          <table:table-cell office:value-type="float" office:value="0" calcext:value-type="float">
            <text:p>0</text:p>
          </table:table-cell>
          <table:table-cell table:formula="of:=[.Y26]+100" office:value-type="float" office:value="3700400" calcext:value-type="float">
            <text:p>3700400</text:p>
          </table:table-cell>
          <table:table-cell table:formula="of:=[.Y27]/1000000&amp;&quot;~&quot;&amp;[.Y28]/1000000" office:value-type="string" office:string-value="3.7004~3.7005" calcext:value-type="string">
            <text:p>3.7004~3.7005</text:p>
          </table:table-cell>
          <table:table-cell office:value-type="float" office:value="0" calcext:value-type="float">
            <text:p>0</text:p>
          </table:table-cell>
          <table:table-cell table:formula="of:=[.AB26]+100" office:value-type="float" office:value="7400400" calcext:value-type="float">
            <text:p>7400400</text:p>
          </table:table-cell>
          <table:table-cell table:formula="of:=[.AB27]/1000000&amp;&quot;~&quot;&amp;[.AB28]/1000000" office:value-type="string" office:string-value="7.4004~7.4005" calcext:value-type="string">
            <text:p>7.4004~7.40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26]+0.05" office:value-type="float" office:value="12.2" calcext:value-type="float">
            <text:p>12.2</text:p>
          </table:table-cell>
          <table:table-cell table:formula="of:=[.AF27]&amp;&quot;~&quot;&amp;[.AF28]" office:value-type="string" office:string-value="12.2~12.25" calcext:value-type="string">
            <text:p>12.2~12.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L26]+0.02" office:value-type="float" office:value="0.08" calcext:value-type="float">
            <text:p>0.08</text:p>
          </table:table-cell>
          <table:table-cell table:formula="of:=[.AL27]&amp;&quot;~&quot;&amp;[.AL28]" office:value-type="string" office:string-value="0.08~0.1" calcext:value-type="string">
            <text:p>0.08~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13850_004137.log</text:p>
          </table:table-cell>
          <table:table-cell office:value-type="float" office:value="4137" calcext:value-type="float">
            <text:p>4137</text:p>
          </table:table-cell>
          <table:table-cell office:value-type="float" office:value="920598666" calcext:value-type="float">
            <text:p>920598666</text:p>
          </table:table-cell>
          <table:table-cell office:value-type="float" office:value="924298616" calcext:value-type="float">
            <text:p>924298616</text:p>
          </table:table-cell>
          <table:table-cell office:value-type="float" office:value="927998608" calcext:value-type="float">
            <text:p>927998608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7" calcext:value-type="float">
            <text:p>11.87</text:p>
          </table:table-cell>
          <table:table-cell table:formula="of:=[.D28]-[.C28]" office:value-type="float" office:value="3699950" calcext:value-type="float">
            <text:p>3699950</text:p>
          </table:table-cell>
          <table:table-cell table:formula="of:=[.E28]-[.C28]" office:value-type="float" office:value="7399942" calcext:value-type="float">
            <text:p>7399942</text:p>
          </table:table-cell>
          <table:table-cell table:formula="of:=[.G28]-[.F28]" office:value-type="float" office:value="-0.0499999999999989" calcext:value-type="float">
            <text:p>-0.05</text:p>
          </table:table-cell>
          <table:table-cell table:formula="of:=[.H28]-[.G28]" office:value-type="float" office:value="-0.0300000000000011" calcext:value-type="float">
            <text:p>-0.03</text:p>
          </table:table-cell>
          <table:table-cell/>
          <table:table-cell table:formula="of:=[.N27]+1000" office:value-type="float" office:value="920605000" calcext:value-type="float">
            <text:p>920605000</text:p>
          </table:table-cell>
          <table:table-cell table:formula="of:=[.N28]/1000000&amp;&quot;~&quot;&amp;[.N29]/1000000" office:value-type="string" office:string-value="920.605~920.606" calcext:value-type="string">
            <text:p>920.605~920.6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27]+1000" office:value-type="float" office:value="924305000" calcext:value-type="float">
            <text:p>924305000</text:p>
          </table:table-cell>
          <table:table-cell table:formula="of:=[.R28]/1000000&amp;&quot;~&quot;&amp;[.R29]/1000000" office:value-type="string" office:string-value="924.305~924.306" calcext:value-type="string">
            <text:p>924.305~924.3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7]+1000" office:value-type="float" office:value="928005000" calcext:value-type="float">
            <text:p>928005000</text:p>
          </table:table-cell>
          <table:table-cell table:formula="of:=[.V28]/1000000&amp;&quot;~&quot;&amp;[.V29]/1000000" office:value-type="string" office:string-value="928.005~928.006" calcext:value-type="string">
            <text:p>928.005~928.006</text:p>
          </table:table-cell>
          <table:table-cell office:value-type="float" office:value="0" calcext:value-type="float">
            <text:p>0</text:p>
          </table:table-cell>
          <table:table-cell table:formula="of:=[.Y27]+100" office:value-type="float" office:value="3700500" calcext:value-type="float">
            <text:p>3700500</text:p>
          </table:table-cell>
          <table:table-cell table:formula="of:=[.Y28]/1000000&amp;&quot;~&quot;&amp;[.Y29]/1000000" office:value-type="string" office:string-value="3.7005~3.7006" calcext:value-type="string">
            <text:p>3.7005~3.7006</text:p>
          </table:table-cell>
          <table:table-cell office:value-type="float" office:value="0" calcext:value-type="float">
            <text:p>0</text:p>
          </table:table-cell>
          <table:table-cell table:formula="of:=[.AB27]+100" office:value-type="float" office:value="7400500" calcext:value-type="float">
            <text:p>7400500</text:p>
          </table:table-cell>
          <table:table-cell table:formula="of:=[.AB28]/1000000&amp;&quot;~&quot;&amp;[.AB29]/1000000" office:value-type="string" office:string-value="7.4005~7.4006" calcext:value-type="string">
            <text:p>7.4005~7.40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27]+0.05" office:value-type="float" office:value="12.25" calcext:value-type="float">
            <text:p>12.25</text:p>
          </table:table-cell>
          <table:table-cell table:formula="of:=[.AF28]&amp;&quot;~&quot;&amp;[.AF29]" office:value-type="string" office:string-value="12.25~12.3" calcext:value-type="string">
            <text:p>12.25~12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L27]+0.02" office:value-type="float" office:value="0.1" calcext:value-type="float">
            <text:p>0.1</text:p>
          </table:table-cell>
          <table:table-cell table:formula="of:=[.AL28]&amp;&quot;~&quot;&amp;[.AL29]" office:value-type="string" office:string-value="0.1~0.12" calcext:value-type="string">
            <text:p>0.1~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g/20174121336_0043E5.log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920592583" calcext:value-type="float">
            <text:p>920592583</text:p>
          </table:table-cell>
          <table:table-cell office:value-type="float" office:value="924292537" calcext:value-type="float">
            <text:p>924292537</text:p>
          </table:table-cell>
          <table:table-cell office:value-type="float" office:value="927992536" calcext:value-type="float">
            <text:p>927992536</text:p>
          </table:table-cell>
          <table:table-cell office:value-type="float" office:value="12" calcext:value-type="float">
            <text:p>12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1" calcext:value-type="float">
            <text:p>11.91</text:p>
          </table:table-cell>
          <table:table-cell table:formula="of:=[.D29]-[.C29]" office:value-type="float" office:value="3699954" calcext:value-type="float">
            <text:p>3699954</text:p>
          </table:table-cell>
          <table:table-cell table:formula="of:=[.E29]-[.C29]" office:value-type="float" office:value="7399953" calcext:value-type="float">
            <text:p>7399953</text:p>
          </table:table-cell>
          <table:table-cell table:formula="of:=[.G29]-[.F29]" office:value-type="float" office:value="-0.0700000000000003" calcext:value-type="float">
            <text:p>-0.07</text:p>
          </table:table-cell>
          <table:table-cell table:formula="of:=[.H29]-[.G29]" office:value-type="float" office:value="-0.0199999999999996" calcext:value-type="float">
            <text:p>-0.02</text:p>
          </table:table-cell>
          <table:table-cell/>
          <table:table-cell table:formula="of:=[.N28]+1000" office:value-type="float" office:value="920606000" calcext:value-type="float">
            <text:p>920606000</text:p>
          </table:table-cell>
          <table:table-cell table:formula="of:=[.N29]/1000000&amp;&quot;~&quot;&amp;[.N30]/1000000" office:value-type="string" office:string-value="920.606~920.607" calcext:value-type="string">
            <text:p>920.606~920.6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28]+1000" office:value-type="float" office:value="924306000" calcext:value-type="float">
            <text:p>924306000</text:p>
          </table:table-cell>
          <table:table-cell table:formula="of:=[.R29]/1000000&amp;&quot;~&quot;&amp;[.R30]/1000000" office:value-type="string" office:string-value="924.306~924.307" calcext:value-type="string">
            <text:p>924.306~924.3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8]+1000" office:value-type="float" office:value="928006000" calcext:value-type="float">
            <text:p>928006000</text:p>
          </table:table-cell>
          <table:table-cell table:formula="of:=[.V29]/1000000&amp;&quot;~&quot;&amp;[.V30]/1000000" office:value-type="string" office:string-value="928.006~928.007" calcext:value-type="string">
            <text:p>928.006~928.007</text:p>
          </table:table-cell>
          <table:table-cell office:value-type="float" office:value="0" calcext:value-type="float">
            <text:p>0</text:p>
          </table:table-cell>
          <table:table-cell table:formula="of:=[.Y28]+100" office:value-type="float" office:value="3700600" calcext:value-type="float">
            <text:p>3700600</text:p>
          </table:table-cell>
          <table:table-cell table:formula="of:=[.Y29]/1000000&amp;&quot;~&quot;&amp;[.Y30]/1000000" office:value-type="string" office:string-value="3.7006~3.7007" calcext:value-type="string">
            <text:p>3.7006~3.7007</text:p>
          </table:table-cell>
          <table:table-cell office:value-type="float" office:value="0" calcext:value-type="float">
            <text:p>0</text:p>
          </table:table-cell>
          <table:table-cell table:formula="of:=[.AB28]+100" office:value-type="float" office:value="7400600" calcext:value-type="float">
            <text:p>7400600</text:p>
          </table:table-cell>
          <table:table-cell table:formula="of:=[.AB29]/1000000&amp;&quot;~&quot;&amp;[.AB30]/1000000" office:value-type="string" office:string-value="7.4006~7.4007" calcext:value-type="string">
            <text:p>7.4006~7.40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28]+0.05" office:value-type="float" office:value="12.3" calcext:value-type="float">
            <text:p>12.3</text:p>
          </table:table-cell>
          <table:table-cell table:formula="of:=[.AF29]&amp;&quot;~&quot;&amp;[.AF30]" office:value-type="string" office:string-value="12.3~12.35" calcext:value-type="string">
            <text:p>12.3~12.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28]+0.02" office:value-type="float" office:value="0.12" calcext:value-type="float">
            <text:p>0.12</text:p>
          </table:table-cell>
          <table:table-cell table:formula="of:=[.AL29]&amp;&quot;~&quot;&amp;[.AL30]" office:value-type="string" office:string-value="0.12~0.14" calcext:value-type="string">
            <text:p>0.12~0.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51345_004382.log</text:p>
          </table:table-cell>
          <table:table-cell office:value-type="float" office:value="4382" calcext:value-type="float">
            <text:p>4382</text:p>
          </table:table-cell>
          <table:table-cell office:value-type="float" office:value="920594939" calcext:value-type="float">
            <text:p>920594939</text:p>
          </table:table-cell>
          <table:table-cell office:value-type="float" office:value="924294917" calcext:value-type="float">
            <text:p>924294917</text:p>
          </table:table-cell>
          <table:table-cell office:value-type="float" office:value="927994909" calcext:value-type="float">
            <text:p>927994909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2" calcext:value-type="float">
            <text:p>11.82</text:p>
          </table:table-cell>
          <table:table-cell table:formula="of:=[.D30]-[.C30]" office:value-type="float" office:value="3699978" calcext:value-type="float">
            <text:p>3699978</text:p>
          </table:table-cell>
          <table:table-cell table:formula="of:=[.E30]-[.C30]" office:value-type="float" office:value="7399970" calcext:value-type="float">
            <text:p>7399970</text:p>
          </table:table-cell>
          <table:table-cell table:formula="of:=[.G30]-[.F30]" office:value-type="float" office:value="-0.0400000000000009" calcext:value-type="float">
            <text:p>-0.04</text:p>
          </table:table-cell>
          <table:table-cell table:formula="of:=[.H30]-[.G30]" office:value-type="float" office:value="-0.0199999999999996" calcext:value-type="float">
            <text:p>-0.02</text:p>
          </table:table-cell>
          <table:table-cell/>
          <table:table-cell table:formula="of:=[.N29]+1000" office:value-type="float" office:value="920607000" calcext:value-type="float">
            <text:p>920607000</text:p>
          </table:table-cell>
          <table:table-cell table:formula="of:=[.N30]/1000000&amp;&quot;~&quot;&amp;[.N31]/1000000" office:value-type="string" office:string-value="920.607~920.608" calcext:value-type="string">
            <text:p>920.607~920.6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29]+1000" office:value-type="float" office:value="924307000" calcext:value-type="float">
            <text:p>924307000</text:p>
          </table:table-cell>
          <table:table-cell table:formula="of:=[.R30]/1000000&amp;&quot;~&quot;&amp;[.R31]/1000000" office:value-type="string" office:string-value="924.307~924.308" calcext:value-type="string">
            <text:p>924.307~924.3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29]+1000" office:value-type="float" office:value="928007000" calcext:value-type="float">
            <text:p>928007000</text:p>
          </table:table-cell>
          <table:table-cell table:formula="of:=[.V30]/1000000&amp;&quot;~&quot;&amp;[.V31]/1000000" office:value-type="string" office:string-value="928.007~928.008" calcext:value-type="string">
            <text:p>928.007~928.008</text:p>
          </table:table-cell>
          <table:table-cell office:value-type="float" office:value="0" calcext:value-type="float">
            <text:p>0</text:p>
          </table:table-cell>
          <table:table-cell table:formula="of:=[.Y29]+100" office:value-type="float" office:value="3700700" calcext:value-type="float">
            <text:p>3700700</text:p>
          </table:table-cell>
          <table:table-cell table:formula="of:=[.Y30]/1000000&amp;&quot;~&quot;&amp;[.Y31]/1000000" office:value-type="string" office:string-value="3.7007~3.7008" calcext:value-type="string">
            <text:p>3.7007~3.7008</text:p>
          </table:table-cell>
          <table:table-cell office:value-type="float" office:value="0" calcext:value-type="float">
            <text:p>0</text:p>
          </table:table-cell>
          <table:table-cell table:formula="of:=[.AB29]+100" office:value-type="float" office:value="7400700" calcext:value-type="float">
            <text:p>7400700</text:p>
          </table:table-cell>
          <table:table-cell table:formula="of:=[.AB30]/1000000&amp;&quot;~&quot;&amp;[.AB31]/1000000" office:value-type="string" office:string-value="7.4007~7.4008" calcext:value-type="string">
            <text:p>7.4007~7.40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29]+0.05" office:value-type="float" office:value="12.35" calcext:value-type="float">
            <text:p>12.35</text:p>
          </table:table-cell>
          <table:table-cell table:formula="of:=[.AF30]&amp;&quot;~&quot;&amp;[.AF31]" office:value-type="string" office:string-value="12.35~12.4" calcext:value-type="string">
            <text:p>12.35~1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29]+0.02" office:value-type="float" office:value="0.14" calcext:value-type="float">
            <text:p>0.14</text:p>
          </table:table-cell>
          <table:table-cell table:formula="of:=[.AL30]&amp;&quot;~&quot;&amp;[.AL31]" office:value-type="string" office:string-value="0.14~0.16" calcext:value-type="string">
            <text:p>0.14~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g/2017315151_0041B1.log</text:p>
          </table:table-cell>
          <table:table-cell office:value-type="string" calcext:value-type="string">
            <text:p>0041B1</text:p>
          </table:table-cell>
          <table:table-cell office:value-type="float" office:value="920594485" calcext:value-type="float">
            <text:p>920594485</text:p>
          </table:table-cell>
          <table:table-cell office:value-type="float" office:value="924294500" calcext:value-type="float">
            <text:p>924294500</text:p>
          </table:table-cell>
          <table:table-cell office:value-type="float" office:value="927994583" calcext:value-type="float">
            <text:p>92799458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31]-[.C31]" office:value-type="float" office:value="3700015" calcext:value-type="float">
            <text:p>3700015</text:p>
          </table:table-cell>
          <table:table-cell table:formula="of:=[.E31]-[.C31]" office:value-type="float" office:value="7400098" calcext:value-type="float">
            <text:p>7400098</text:p>
          </table:table-cell>
          <table:table-cell table:formula="of:=[.G31]-[.F31]" office:value-type="float" office:value="-0.0399999999999991" calcext:value-type="float">
            <text:p>-0.04</text:p>
          </table:table-cell>
          <table:table-cell table:formula="of:=[.H31]-[.G31]" office:value-type="float" office:value="-0.0299999999999994" calcext:value-type="float">
            <text:p>-0.03</text:p>
          </table:table-cell>
          <table:table-cell/>
          <table:table-cell table:formula="of:=[.N30]+1000" office:value-type="float" office:value="920608000" calcext:value-type="float">
            <text:p>920608000</text:p>
          </table:table-cell>
          <table:table-cell table:formula="of:=[.N31]/1000000&amp;&quot;~&quot;&amp;[.N32]/1000000" office:value-type="string" office:string-value="920.608~920.609" calcext:value-type="string">
            <text:p>920.608~920.6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0]+1000" office:value-type="float" office:value="924308000" calcext:value-type="float">
            <text:p>924308000</text:p>
          </table:table-cell>
          <table:table-cell table:formula="of:=[.R31]/1000000&amp;&quot;~&quot;&amp;[.R32]/1000000" office:value-type="string" office:string-value="924.308~924.309" calcext:value-type="string">
            <text:p>924.308~924.3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0]+1000" office:value-type="float" office:value="928008000" calcext:value-type="float">
            <text:p>928008000</text:p>
          </table:table-cell>
          <table:table-cell table:formula="of:=[.V31]/1000000&amp;&quot;~&quot;&amp;[.V32]/1000000" office:value-type="string" office:string-value="928.008~928.009" calcext:value-type="string">
            <text:p>928.008~928.009</text:p>
          </table:table-cell>
          <table:table-cell office:value-type="float" office:value="0" calcext:value-type="float">
            <text:p>0</text:p>
          </table:table-cell>
          <table:table-cell table:formula="of:=[.Y30]+100" office:value-type="float" office:value="3700800" calcext:value-type="float">
            <text:p>3700800</text:p>
          </table:table-cell>
          <table:table-cell table:formula="of:=[.Y31]/1000000&amp;&quot;~&quot;&amp;[.Y32]/1000000" office:value-type="string" office:string-value="3.7008~3.7009" calcext:value-type="string">
            <text:p>3.7008~3.7009</text:p>
          </table:table-cell>
          <table:table-cell office:value-type="float" office:value="0" calcext:value-type="float">
            <text:p>0</text:p>
          </table:table-cell>
          <table:table-cell table:formula="of:=[.AB30]+100" office:value-type="float" office:value="7400800" calcext:value-type="float">
            <text:p>7400800</text:p>
          </table:table-cell>
          <table:table-cell table:formula="of:=[.AB31]/1000000&amp;&quot;~&quot;&amp;[.AB32]/1000000" office:value-type="string" office:string-value="7.4008~7.4009" calcext:value-type="string">
            <text:p>7.4008~7.4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0]+0.05" office:value-type="float" office:value="12.4" calcext:value-type="float">
            <text:p>12.4</text:p>
          </table:table-cell>
          <table:table-cell table:formula="of:=[.AF31]&amp;&quot;~&quot;&amp;[.AF32]" office:value-type="string" office:string-value="12.4~12.45" calcext:value-type="string">
            <text:p>12.4~12.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0]+0.02" office:value-type="float" office:value="0.16" calcext:value-type="float">
            <text:p>0.16</text:p>
          </table:table-cell>
          <table:table-cell table:formula="of:=[.AL31]&amp;&quot;~&quot;&amp;[.AL32]" office:value-type="string" office:string-value="0.16~0.18" calcext:value-type="string">
            <text:p>0.16~0.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5944_004363.log</text:p>
          </table:table-cell>
          <table:table-cell office:value-type="float" office:value="4363" calcext:value-type="float">
            <text:p>4363</text:p>
          </table:table-cell>
          <table:table-cell office:value-type="float" office:value="920594266" calcext:value-type="float">
            <text:p>920594266</text:p>
          </table:table-cell>
          <table:table-cell office:value-type="float" office:value="924294269" calcext:value-type="float">
            <text:p>924294269</text:p>
          </table:table-cell>
          <table:table-cell office:value-type="float" office:value="927994289" calcext:value-type="float">
            <text:p>9279942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table:formula="of:=[.D32]-[.C32]" office:value-type="float" office:value="3700003" calcext:value-type="float">
            <text:p>3700003</text:p>
          </table:table-cell>
          <table:table-cell table:formula="of:=[.E32]-[.C32]" office:value-type="float" office:value="7400023" calcext:value-type="float">
            <text:p>7400023</text:p>
          </table:table-cell>
          <table:table-cell table:formula="of:=[.G32]-[.F32]" office:value-type="float" office:value="-0.0500000000000007" calcext:value-type="float">
            <text:p>-0.05</text:p>
          </table:table-cell>
          <table:table-cell table:formula="of:=[.H32]-[.G32]" office:value-type="float" office:value="-0.00999999999999979" calcext:value-type="float">
            <text:p>-0.01</text:p>
          </table:table-cell>
          <table:table-cell/>
          <table:table-cell table:formula="of:=[.N31]+1000" office:value-type="float" office:value="920609000" calcext:value-type="float">
            <text:p>920609000</text:p>
          </table:table-cell>
          <table:table-cell table:formula="of:=[.N32]/1000000&amp;&quot;~&quot;&amp;[.N33]/1000000" office:value-type="string" office:string-value="920.609~920.61" calcext:value-type="string">
            <text:p>920.609~920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1]+1000" office:value-type="float" office:value="924309000" calcext:value-type="float">
            <text:p>924309000</text:p>
          </table:table-cell>
          <table:table-cell table:formula="of:=[.R32]/1000000&amp;&quot;~&quot;&amp;[.R33]/1000000" office:value-type="string" office:string-value="924.309~924.31" calcext:value-type="string">
            <text:p>924.309~924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1]+1000" office:value-type="float" office:value="928009000" calcext:value-type="float">
            <text:p>928009000</text:p>
          </table:table-cell>
          <table:table-cell table:formula="of:=[.V32]/1000000&amp;&quot;~&quot;&amp;[.V33]/1000000" office:value-type="string" office:string-value="928.009~928.01" calcext:value-type="string">
            <text:p>928.009~928.01</text:p>
          </table:table-cell>
          <table:table-cell office:value-type="float" office:value="0" calcext:value-type="float">
            <text:p>0</text:p>
          </table:table-cell>
          <table:table-cell table:formula="of:=[.Y31]+100" office:value-type="float" office:value="3700900" calcext:value-type="float">
            <text:p>3700900</text:p>
          </table:table-cell>
          <table:table-cell table:formula="of:=[.Y32]/1000000&amp;&quot;~&quot;&amp;[.Y33]/1000000" office:value-type="string" office:string-value="3.7009~3.701" calcext:value-type="string">
            <text:p>3.7009~3.701</text:p>
          </table:table-cell>
          <table:table-cell office:value-type="float" office:value="0" calcext:value-type="float">
            <text:p>0</text:p>
          </table:table-cell>
          <table:table-cell table:formula="of:=[.AB31]+100" office:value-type="float" office:value="7400900" calcext:value-type="float">
            <text:p>7400900</text:p>
          </table:table-cell>
          <table:table-cell table:formula="of:=[.AB32]/1000000&amp;&quot;~&quot;&amp;[.AB33]/1000000" office:value-type="string" office:string-value="7.4009~7.401" calcext:value-type="string">
            <text:p>7.4009~7.4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[.AF31]+0.05" office:value-type="float" office:value="12.45" calcext:value-type="float">
            <text:p>12.45</text:p>
          </table:table-cell>
          <table:table-cell table:style-name="ce4" table:formula="of:=[.AF32]&amp;&quot;~&quot;&amp;[.AF33]" office:value-type="string" office:string-value="12.45~12.5" calcext:value-type="string">
            <text:p>12.45~1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formula="of:=[.AL31]+0.02" office:value-type="float" office:value="0.18" calcext:value-type="float">
            <text:p>0.18</text:p>
          </table:table-cell>
          <table:table-cell table:formula="of:=[.AL32]&amp;&quot;~&quot;&amp;[.AL33]" office:value-type="string" office:string-value="0.18~0.2" calcext:value-type="string">
            <text:p>0.18~0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121318_0043E2.log</text:p>
          </table:table-cell>
          <table:table-cell office:value-type="float" office:value="4300" calcext:value-type="float">
            <text:p>4300</text:p>
          </table:table-cell>
          <table:table-cell office:value-type="float" office:value="920590933" calcext:value-type="float">
            <text:p>920590933</text:p>
          </table:table-cell>
          <table:table-cell office:value-type="float" office:value="924290852" calcext:value-type="float">
            <text:p>924290852</text:p>
          </table:table-cell>
          <table:table-cell office:value-type="float" office:value="927990818" calcext:value-type="float">
            <text:p>927990818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1" calcext:value-type="float">
            <text:p>11.61</text:p>
          </table:table-cell>
          <table:table-cell table:formula="of:=[.D33]-[.C33]" office:value-type="float" office:value="3699919" calcext:value-type="float">
            <text:p>3699919</text:p>
          </table:table-cell>
          <table:table-cell table:formula="of:=[.E33]-[.C33]" office:value-type="float" office:value="7399885" calcext:value-type="float">
            <text:p>7399885</text:p>
          </table:table-cell>
          <table:table-cell table:formula="of:=[.G33]-[.F33]" office:value-type="float" office:value="-0.0499999999999989" calcext:value-type="float">
            <text:p>-0.05</text:p>
          </table:table-cell>
          <table:table-cell table:formula="of:=[.H33]-[.G33]" office:value-type="float" office:value="-0.0200000000000013" calcext:value-type="float">
            <text:p>-0.02</text:p>
          </table:table-cell>
          <table:table-cell/>
          <table:table-cell table:formula="of:=[.N32]+1000" office:value-type="float" office:value="920610000" calcext:value-type="float">
            <text:p>920610000</text:p>
          </table:table-cell>
          <table:table-cell table:formula="of:=[.N33]/1000000&amp;&quot;~&quot;&amp;[.N34]/1000000" office:value-type="string" office:string-value="920.61~920.611" calcext:value-type="string">
            <text:p>920.61~920.6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2]+1000" office:value-type="float" office:value="924310000" calcext:value-type="float">
            <text:p>924310000</text:p>
          </table:table-cell>
          <table:table-cell table:formula="of:=[.R33]/1000000&amp;&quot;~&quot;&amp;[.R34]/1000000" office:value-type="string" office:string-value="924.31~924.311" calcext:value-type="string">
            <text:p>924.31~924.3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2]+1000" office:value-type="float" office:value="928010000" calcext:value-type="float">
            <text:p>928010000</text:p>
          </table:table-cell>
          <table:table-cell table:formula="of:=[.V33]/1000000&amp;&quot;~&quot;&amp;[.V34]/1000000" office:value-type="string" office:string-value="928.01~928.011" calcext:value-type="string">
            <text:p>928.01~928.011</text:p>
          </table:table-cell>
          <table:table-cell office:value-type="float" office:value="0" calcext:value-type="float">
            <text:p>0</text:p>
          </table:table-cell>
          <table:table-cell table:formula="of:=[.Y32]+100" office:value-type="float" office:value="3701000" calcext:value-type="float">
            <text:p>3701000</text:p>
          </table:table-cell>
          <table:table-cell table:formula="of:=[.Y33]/1000000&amp;&quot;~&quot;&amp;[.Y34]/1000000" office:value-type="string" office:string-value="3.701~3.7011" calcext:value-type="string">
            <text:p>3.701~3.7011</text:p>
          </table:table-cell>
          <table:table-cell office:value-type="float" office:value="0" calcext:value-type="float">
            <text:p>0</text:p>
          </table:table-cell>
          <table:table-cell table:formula="of:=[.AB32]+100" office:value-type="float" office:value="7401000" calcext:value-type="float">
            <text:p>7401000</text:p>
          </table:table-cell>
          <table:table-cell table:formula="of:=[.AB33]/1000000&amp;&quot;~&quot;&amp;[.AB34]/1000000" office:value-type="string" office:string-value="7.401~7.4011" calcext:value-type="string">
            <text:p>7.401~7.4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2]+0.05" office:value-type="float" office:value="12.5" calcext:value-type="float">
            <text:p>12.5</text:p>
          </table:table-cell>
          <table:table-cell table:formula="of:=[.AF33]&amp;&quot;~&quot;&amp;[.AF34]" office:value-type="string" office:string-value="12.5~12.55" calcext:value-type="string">
            <text:p>12.5~12.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2]+0.02" office:value-type="float" office:value="0.2" calcext:value-type="float">
            <text:p>0.2</text:p>
          </table:table-cell>
          <table:table-cell table:formula="of:=[.AL33]&amp;&quot;~&quot;&amp;[.AL34]" office:value-type="string" office:string-value="0.2~0.22" calcext:value-type="string">
            <text:p>0.2~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61428_004112.log</text:p>
          </table:table-cell>
          <table:table-cell office:value-type="float" office:value="4112" calcext:value-type="float">
            <text:p>4112</text:p>
          </table:table-cell>
          <table:table-cell office:value-type="float" office:value="920591653" calcext:value-type="float">
            <text:p>920591653</text:p>
          </table:table-cell>
          <table:table-cell office:value-type="float" office:value="924291574" calcext:value-type="float">
            <text:p>924291574</text:p>
          </table:table-cell>
          <table:table-cell office:value-type="float" office:value="927991547" calcext:value-type="float">
            <text:p>92799154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34]-[.C34]" office:value-type="float" office:value="3699921" calcext:value-type="float">
            <text:p>3699921</text:p>
          </table:table-cell>
          <table:table-cell table:formula="of:=[.E34]-[.C34]" office:value-type="float" office:value="7399894" calcext:value-type="float">
            <text:p>7399894</text:p>
          </table:table-cell>
          <table:table-cell table:formula="of:=[.G34]-[.F34]" office:value-type="float" office:value="-0.0399999999999991" calcext:value-type="float">
            <text:p>-0.04</text:p>
          </table:table-cell>
          <table:table-cell table:formula="of:=[.H34]-[.G34]" office:value-type="float" office:value="-0.0199999999999996" calcext:value-type="float">
            <text:p>-0.02</text:p>
          </table:table-cell>
          <table:table-cell/>
          <table:table-cell table:formula="of:=[.N33]+1000" office:value-type="float" office:value="920611000" calcext:value-type="float">
            <text:p>920611000</text:p>
          </table:table-cell>
          <table:table-cell table:formula="of:=[.N34]/1000000&amp;&quot;~&quot;&amp;[.N35]/1000000" office:value-type="string" office:string-value="920.611~920.612" calcext:value-type="string">
            <text:p>920.611~920.6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3]+1000" office:value-type="float" office:value="924311000" calcext:value-type="float">
            <text:p>924311000</text:p>
          </table:table-cell>
          <table:table-cell table:formula="of:=[.R34]/1000000&amp;&quot;~&quot;&amp;[.R35]/1000000" office:value-type="string" office:string-value="924.311~924.312" calcext:value-type="string">
            <text:p>924.311~924.3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3]+1000" office:value-type="float" office:value="928011000" calcext:value-type="float">
            <text:p>928011000</text:p>
          </table:table-cell>
          <table:table-cell table:formula="of:=[.V34]/1000000&amp;&quot;~&quot;&amp;[.V35]/1000000" office:value-type="string" office:string-value="928.011~928.012" calcext:value-type="string">
            <text:p>928.011~928.012</text:p>
          </table:table-cell>
          <table:table-cell office:value-type="float" office:value="0" calcext:value-type="float">
            <text:p>0</text:p>
          </table:table-cell>
          <table:table-cell table:formula="of:=[.Y33]+100" office:value-type="float" office:value="3701100" calcext:value-type="float">
            <text:p>3701100</text:p>
          </table:table-cell>
          <table:table-cell table:formula="of:=[.Y34]/1000000&amp;&quot;~&quot;&amp;[.Y35]/1000000" office:value-type="string" office:string-value="3.7011~3.7012" calcext:value-type="string">
            <text:p>3.7011~3.7012</text:p>
          </table:table-cell>
          <table:table-cell office:value-type="float" office:value="0" calcext:value-type="float">
            <text:p>0</text:p>
          </table:table-cell>
          <table:table-cell table:formula="of:=[.AB33]+100" office:value-type="float" office:value="7401100" calcext:value-type="float">
            <text:p>7401100</text:p>
          </table:table-cell>
          <table:table-cell table:formula="of:=[.AB34]/1000000&amp;&quot;~&quot;&amp;[.AB35]/1000000" office:value-type="string" office:string-value="7.4011~7.4012" calcext:value-type="string">
            <text:p>7.4011~7.40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3]+0.05" office:value-type="float" office:value="12.55" calcext:value-type="float">
            <text:p>12.55</text:p>
          </table:table-cell>
          <table:table-cell table:formula="of:=[.AF34]&amp;&quot;~&quot;&amp;[.AF35]" office:value-type="string" office:string-value="12.55~12.6" calcext:value-type="string">
            <text:p>12.55~12.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3]+0.02" office:value-type="float" office:value="0.22" calcext:value-type="float">
            <text:p>0.22</text:p>
          </table:table-cell>
          <table:table-cell table:formula="of:=[.AL34]&amp;&quot;~&quot;&amp;[.AL35]" office:value-type="string" office:string-value="0.22~0.24" calcext:value-type="string">
            <text:p>0.22~0.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61656_0043A7.log</text:p>
          </table:table-cell>
          <table:table-cell office:value-type="string" calcext:value-type="string">
            <text:p>0043A7</text:p>
          </table:table-cell>
          <table:table-cell office:value-type="float" office:value="920590676" calcext:value-type="float">
            <text:p>920590676</text:p>
          </table:table-cell>
          <table:table-cell office:value-type="float" office:value="924290579" calcext:value-type="float">
            <text:p>924290579</text:p>
          </table:table-cell>
          <table:table-cell office:value-type="float" office:value="927990533" calcext:value-type="float">
            <text:p>927990533</text:p>
          </table:table-cell>
          <table:table-cell office:value-type="float" office:value="11.68" calcext:value-type="float">
            <text:p>11.68</text:p>
          </table:table-cell>
          <table:table-cell table:number-columns-repeated="2" office:value-type="float" office:value="11.66" calcext:value-type="float">
            <text:p>11.66</text:p>
          </table:table-cell>
          <table:table-cell table:formula="of:=[.D35]-[.C35]" office:value-type="float" office:value="3699903" calcext:value-type="float">
            <text:p>3699903</text:p>
          </table:table-cell>
          <table:table-cell table:formula="of:=[.E35]-[.C35]" office:value-type="float" office:value="7399857" calcext:value-type="float">
            <text:p>7399857</text:p>
          </table:table-cell>
          <table:table-cell table:formula="of:=[.G35]-[.F35]" office:value-type="float" office:value="-0.0199999999999996" calcext:value-type="float">
            <text:p>-0.02</text:p>
          </table:table-cell>
          <table:table-cell table:formula="of:=[.H35]-[.G35]" office:value-type="float" office:value="0" calcext:value-type="float">
            <text:p>0</text:p>
          </table:table-cell>
          <table:table-cell/>
          <table:table-cell table:formula="of:=[.N34]+1000" office:value-type="float" office:value="920612000" calcext:value-type="float">
            <text:p>920612000</text:p>
          </table:table-cell>
          <table:table-cell table:formula="of:=[.N35]/1000000&amp;&quot;~&quot;&amp;[.N36]/1000000" office:value-type="string" office:string-value="920.612~920.613" calcext:value-type="string">
            <text:p>920.612~920.6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4]+1000" office:value-type="float" office:value="924312000" calcext:value-type="float">
            <text:p>924312000</text:p>
          </table:table-cell>
          <table:table-cell table:formula="of:=[.R35]/1000000&amp;&quot;~&quot;&amp;[.R36]/1000000" office:value-type="string" office:string-value="924.312~924.313" calcext:value-type="string">
            <text:p>924.312~924.3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4]+1000" office:value-type="float" office:value="928012000" calcext:value-type="float">
            <text:p>928012000</text:p>
          </table:table-cell>
          <table:table-cell table:formula="of:=[.V35]/1000000&amp;&quot;~&quot;&amp;[.V36]/1000000" office:value-type="string" office:string-value="928.012~928.013" calcext:value-type="string">
            <text:p>928.012~928.013</text:p>
          </table:table-cell>
          <table:table-cell office:value-type="float" office:value="0" calcext:value-type="float">
            <text:p>0</text:p>
          </table:table-cell>
          <table:table-cell table:formula="of:=[.Y34]+100" office:value-type="float" office:value="3701200" calcext:value-type="float">
            <text:p>3701200</text:p>
          </table:table-cell>
          <table:table-cell table:formula="of:=[.Y35]/1000000&amp;&quot;~&quot;&amp;[.Y36]/1000000" office:value-type="string" office:string-value="3.7012~3.7013" calcext:value-type="string">
            <text:p>3.7012~3.7013</text:p>
          </table:table-cell>
          <table:table-cell office:value-type="float" office:value="0" calcext:value-type="float">
            <text:p>0</text:p>
          </table:table-cell>
          <table:table-cell table:formula="of:=[.AB34]+100" office:value-type="float" office:value="7401200" calcext:value-type="float">
            <text:p>7401200</text:p>
          </table:table-cell>
          <table:table-cell table:formula="of:=[.AB35]/1000000&amp;&quot;~&quot;&amp;[.AB36]/1000000" office:value-type="string" office:string-value="7.4012~7.4013" calcext:value-type="string">
            <text:p>7.4012~7.4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4]+0.05" office:value-type="float" office:value="12.6" calcext:value-type="float">
            <text:p>12.6</text:p>
          </table:table-cell>
          <table:table-cell table:formula="of:=[.AF35]&amp;&quot;~&quot;&amp;[.AF36]" office:value-type="string" office:string-value="12.6~12.65" calcext:value-type="string">
            <text:p>12.6~12.6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4]+0.02" office:value-type="float" office:value="0.24" calcext:value-type="float">
            <text:p>0.24</text:p>
          </table:table-cell>
          <table:table-cell table:formula="of:=[.AL35]&amp;&quot;~&quot;&amp;[.AL36]" office:value-type="string" office:string-value="0.24~0.26" calcext:value-type="string">
            <text:p>0.24~0.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29912_0042EA.log</text:p>
          </table:table-cell>
          <table:table-cell office:value-type="string" calcext:value-type="string">
            <text:p>0042EA</text:p>
          </table:table-cell>
          <table:table-cell office:value-type="float" office:value="920593116" calcext:value-type="float">
            <text:p>920593116</text:p>
          </table:table-cell>
          <table:table-cell office:value-type="float" office:value="924293068" calcext:value-type="float">
            <text:p>924293068</text:p>
          </table:table-cell>
          <table:table-cell office:value-type="float" office:value="927993056" calcext:value-type="float">
            <text:p>927993056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36]-[.C36]" office:value-type="float" office:value="3699952" calcext:value-type="float">
            <text:p>3699952</text:p>
          </table:table-cell>
          <table:table-cell table:formula="of:=[.E36]-[.C36]" office:value-type="float" office:value="7399940" calcext:value-type="float">
            <text:p>7399940</text:p>
          </table:table-cell>
          <table:table-cell table:formula="of:=[.G36]-[.F36]" office:value-type="float" office:value="-0.0399999999999991" calcext:value-type="float">
            <text:p>-0.04</text:p>
          </table:table-cell>
          <table:table-cell table:formula="of:=[.H36]-[.G36]" office:value-type="float" office:value="-0.0400000000000009" calcext:value-type="float">
            <text:p>-0.04</text:p>
          </table:table-cell>
          <table:table-cell/>
          <table:table-cell table:formula="of:=[.N35]+1000" office:value-type="float" office:value="920613000" calcext:value-type="float">
            <text:p>920613000</text:p>
          </table:table-cell>
          <table:table-cell table:formula="of:=[.N36]/1000000&amp;&quot;~&quot;&amp;[.N37]/1000000" office:value-type="string" office:string-value="920.613~920.614" calcext:value-type="string">
            <text:p>920.613~920.6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5]+1000" office:value-type="float" office:value="924313000" calcext:value-type="float">
            <text:p>924313000</text:p>
          </table:table-cell>
          <table:table-cell table:formula="of:=[.R36]/1000000&amp;&quot;~&quot;&amp;[.R37]/1000000" office:value-type="string" office:string-value="924.313~924.314" calcext:value-type="string">
            <text:p>924.313~924.3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5]+1000" office:value-type="float" office:value="928013000" calcext:value-type="float">
            <text:p>928013000</text:p>
          </table:table-cell>
          <table:table-cell table:formula="of:=[.V36]/1000000&amp;&quot;~&quot;&amp;[.V37]/1000000" office:value-type="string" office:string-value="928.013~928.014" calcext:value-type="string">
            <text:p>928.013~928.014</text:p>
          </table:table-cell>
          <table:table-cell office:value-type="float" office:value="0" calcext:value-type="float">
            <text:p>0</text:p>
          </table:table-cell>
          <table:table-cell table:formula="of:=[.Y35]+100" office:value-type="float" office:value="3701300" calcext:value-type="float">
            <text:p>3701300</text:p>
          </table:table-cell>
          <table:table-cell table:formula="of:=[.Y36]/1000000&amp;&quot;~&quot;&amp;[.Y37]/1000000" office:value-type="string" office:string-value="3.7013~3.7014" calcext:value-type="string">
            <text:p>3.7013~3.7014</text:p>
          </table:table-cell>
          <table:table-cell office:value-type="float" office:value="0" calcext:value-type="float">
            <text:p>0</text:p>
          </table:table-cell>
          <table:table-cell table:formula="of:=[.AB35]+100" office:value-type="float" office:value="7401300" calcext:value-type="float">
            <text:p>7401300</text:p>
          </table:table-cell>
          <table:table-cell table:formula="of:=[.AB36]/1000000&amp;&quot;~&quot;&amp;[.AB37]/1000000" office:value-type="string" office:string-value="7.4013~7.4014" calcext:value-type="string">
            <text:p>7.4013~7.40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5]+0.05" office:value-type="float" office:value="12.65" calcext:value-type="float">
            <text:p>12.65</text:p>
          </table:table-cell>
          <table:table-cell table:formula="of:=[.AF36]&amp;&quot;~&quot;&amp;[.AF37]" office:value-type="string" office:string-value="12.65~12.7" calcext:value-type="string">
            <text:p>12.65~12.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5]+0.02" office:value-type="float" office:value="0.26" calcext:value-type="float">
            <text:p>0.26</text:p>
          </table:table-cell>
          <table:table-cell table:formula="of:=[.AL36]&amp;&quot;~&quot;&amp;[.AL37]" office:value-type="string" office:string-value="0.26~0.28" calcext:value-type="string">
            <text:p>0.26~0.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201312_00426A.log</text:p>
          </table:table-cell>
          <table:table-cell office:value-type="string" calcext:value-type="string">
            <text:p>00426A</text:p>
          </table:table-cell>
          <table:table-cell office:value-type="float" office:value="920591600" calcext:value-type="float">
            <text:p>920591600</text:p>
          </table:table-cell>
          <table:table-cell office:value-type="float" office:value="924291528" calcext:value-type="float">
            <text:p>924291528</text:p>
          </table:table-cell>
          <table:table-cell office:value-type="float" office:value="927991490" calcext:value-type="float">
            <text:p>927991490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37]-[.C37]" office:value-type="float" office:value="3699928" calcext:value-type="float">
            <text:p>3699928</text:p>
          </table:table-cell>
          <table:table-cell table:formula="of:=[.E37]-[.C37]" office:value-type="float" office:value="7399890" calcext:value-type="float">
            <text:p>7399890</text:p>
          </table:table-cell>
          <table:table-cell table:formula="of:=[.G37]-[.F37]" office:value-type="float" office:value="-0.0399999999999991" calcext:value-type="float">
            <text:p>-0.04</text:p>
          </table:table-cell>
          <table:table-cell table:formula="of:=[.H37]-[.G37]" office:value-type="float" office:value="-0.0300000000000011" calcext:value-type="float">
            <text:p>-0.03</text:p>
          </table:table-cell>
          <table:table-cell/>
          <table:table-cell table:formula="of:=[.N36]+1000" office:value-type="float" office:value="920614000" calcext:value-type="float">
            <text:p>920614000</text:p>
          </table:table-cell>
          <table:table-cell table:formula="of:=[.N37]/1000000&amp;&quot;~&quot;&amp;[.N38]/1000000" office:value-type="string" office:string-value="920.614~920.615" calcext:value-type="string">
            <text:p>920.614~920.6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6]+1000" office:value-type="float" office:value="924314000" calcext:value-type="float">
            <text:p>924314000</text:p>
          </table:table-cell>
          <table:table-cell table:formula="of:=[.R37]/1000000&amp;&quot;~&quot;&amp;[.R38]/1000000" office:value-type="string" office:string-value="924.314~924.315" calcext:value-type="string">
            <text:p>924.314~924.3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6]+1000" office:value-type="float" office:value="928014000" calcext:value-type="float">
            <text:p>928014000</text:p>
          </table:table-cell>
          <table:table-cell table:formula="of:=[.V37]/1000000&amp;&quot;~&quot;&amp;[.V38]/1000000" office:value-type="string" office:string-value="928.014~928.015" calcext:value-type="string">
            <text:p>928.014~928.015</text:p>
          </table:table-cell>
          <table:table-cell office:value-type="float" office:value="0" calcext:value-type="float">
            <text:p>0</text:p>
          </table:table-cell>
          <table:table-cell table:formula="of:=[.Y36]+100" office:value-type="float" office:value="3701400" calcext:value-type="float">
            <text:p>3701400</text:p>
          </table:table-cell>
          <table:table-cell table:formula="of:=[.Y37]/1000000&amp;&quot;~&quot;&amp;[.Y38]/1000000" office:value-type="string" office:string-value="3.7014~3.7015" calcext:value-type="string">
            <text:p>3.7014~3.7015</text:p>
          </table:table-cell>
          <table:table-cell office:value-type="float" office:value="0" calcext:value-type="float">
            <text:p>0</text:p>
          </table:table-cell>
          <table:table-cell table:formula="of:=[.AB36]+100" office:value-type="float" office:value="7401400" calcext:value-type="float">
            <text:p>7401400</text:p>
          </table:table-cell>
          <table:table-cell table:formula="of:=[.AB37]/1000000&amp;&quot;~&quot;&amp;[.AB38]/1000000" office:value-type="string" office:string-value="7.4014~7.4015" calcext:value-type="string">
            <text:p>7.4014~7.40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6]+0.05" office:value-type="float" office:value="12.7" calcext:value-type="float">
            <text:p>12.7</text:p>
          </table:table-cell>
          <table:table-cell table:formula="of:=[.AF37]&amp;&quot;~&quot;&amp;[.AF38]" office:value-type="string" office:string-value="12.7~12.75" calcext:value-type="string">
            <text:p>12.7~12.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6]+0.02" office:value-type="float" office:value="0.28" calcext:value-type="float">
            <text:p>0.28</text:p>
          </table:table-cell>
          <table:table-cell table:formula="of:=[.AL37]&amp;&quot;~&quot;&amp;[.AL38]" office:value-type="string" office:string-value="0.28~0.3" calcext:value-type="string">
            <text:p>0.28~0.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31626_0040EF.log</text:p>
          </table:table-cell>
          <table:table-cell office:value-type="string" calcext:value-type="string">
            <text:p>0040EF</text:p>
          </table:table-cell>
          <table:table-cell office:value-type="float" office:value="920593332" calcext:value-type="float">
            <text:p>920593332</text:p>
          </table:table-cell>
          <table:table-cell office:value-type="float" office:value="924293278" calcext:value-type="float">
            <text:p>924293278</text:p>
          </table:table-cell>
          <table:table-cell office:value-type="float" office:value="927993243" calcext:value-type="float">
            <text:p>92799324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38]-[.C38]" office:value-type="float" office:value="3699946" calcext:value-type="float">
            <text:p>3699946</text:p>
          </table:table-cell>
          <table:table-cell table:formula="of:=[.E38]-[.C38]" office:value-type="float" office:value="7399911" calcext:value-type="float">
            <text:p>7399911</text:p>
          </table:table-cell>
          <table:table-cell table:formula="of:=[.G38]-[.F38]" office:value-type="float" office:value="-0.0400000000000009" calcext:value-type="float">
            <text:p>-0.04</text:p>
          </table:table-cell>
          <table:table-cell table:formula="of:=[.H38]-[.G38]" office:value-type="float" office:value="-0.0399999999999991" calcext:value-type="float">
            <text:p>-0.04</text:p>
          </table:table-cell>
          <table:table-cell/>
          <table:table-cell table:formula="of:=[.N37]+1000" office:value-type="float" office:value="920615000" calcext:value-type="float">
            <text:p>920615000</text:p>
          </table:table-cell>
          <table:table-cell table:formula="of:=[.N38]/1000000&amp;&quot;~&quot;&amp;[.N39]/1000000" office:value-type="string" office:string-value="920.615~920.616" calcext:value-type="string">
            <text:p>920.615~920.6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7]+1000" office:value-type="float" office:value="924315000" calcext:value-type="float">
            <text:p>924315000</text:p>
          </table:table-cell>
          <table:table-cell table:formula="of:=[.R38]/1000000&amp;&quot;~&quot;&amp;[.R39]/1000000" office:value-type="string" office:string-value="924.315~924.316" calcext:value-type="string">
            <text:p>924.315~924.3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7]+1000" office:value-type="float" office:value="928015000" calcext:value-type="float">
            <text:p>928015000</text:p>
          </table:table-cell>
          <table:table-cell table:formula="of:=[.V38]/1000000&amp;&quot;~&quot;&amp;[.V39]/1000000" office:value-type="string" office:string-value="928.015~928.016" calcext:value-type="string">
            <text:p>928.015~928.016</text:p>
          </table:table-cell>
          <table:table-cell office:value-type="float" office:value="0" calcext:value-type="float">
            <text:p>0</text:p>
          </table:table-cell>
          <table:table-cell table:formula="of:=[.Y37]+100" office:value-type="float" office:value="3701500" calcext:value-type="float">
            <text:p>3701500</text:p>
          </table:table-cell>
          <table:table-cell table:formula="of:=[.Y38]/1000000&amp;&quot;~&quot;&amp;[.Y39]/1000000" office:value-type="string" office:string-value="3.7015~3.7016" calcext:value-type="string">
            <text:p>3.7015~3.7016</text:p>
          </table:table-cell>
          <table:table-cell office:value-type="float" office:value="0" calcext:value-type="float">
            <text:p>0</text:p>
          </table:table-cell>
          <table:table-cell table:formula="of:=[.AB37]+100" office:value-type="float" office:value="7401500" calcext:value-type="float">
            <text:p>7401500</text:p>
          </table:table-cell>
          <table:table-cell table:formula="of:=[.AB38]/1000000&amp;&quot;~&quot;&amp;[.AB39]/1000000" office:value-type="string" office:string-value="7.4015~7.4016" calcext:value-type="string">
            <text:p>7.4015~7.40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7]+0.05" office:value-type="float" office:value="12.75" calcext:value-type="float">
            <text:p>12.75</text:p>
          </table:table-cell>
          <table:table-cell table:formula="of:=[.AF38]&amp;&quot;~&quot;&amp;[.AF39]" office:value-type="string" office:string-value="12.75~12.8" calcext:value-type="string">
            <text:p>12.75~12.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7]+0.02" office:value-type="float" office:value="0.3" calcext:value-type="float">
            <text:p>0.3</text:p>
          </table:table-cell>
          <table:table-cell table:formula="of:=[.AL38]&amp;&quot;~&quot;&amp;[.AL39]" office:value-type="string" office:string-value="0.3~0.32" calcext:value-type="string">
            <text:p>0.3~0.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291647_004313.log</text:p>
          </table:table-cell>
          <table:table-cell office:value-type="float" office:value="4313" calcext:value-type="float">
            <text:p>4313</text:p>
          </table:table-cell>
          <table:table-cell office:value-type="float" office:value="920589192" calcext:value-type="float">
            <text:p>920589192</text:p>
          </table:table-cell>
          <table:table-cell office:value-type="float" office:value="924289127" calcext:value-type="float">
            <text:p>924289127</text:p>
          </table:table-cell>
          <table:table-cell office:value-type="float" office:value="927989088" calcext:value-type="float">
            <text:p>92798908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39]-[.C39]" office:value-type="float" office:value="3699935" calcext:value-type="float">
            <text:p>3699935</text:p>
          </table:table-cell>
          <table:table-cell table:formula="of:=[.E39]-[.C39]" office:value-type="float" office:value="7399896" calcext:value-type="float">
            <text:p>7399896</text:p>
          </table:table-cell>
          <table:table-cell table:formula="of:=[.G39]-[.F39]" office:value-type="float" office:value="-0.0300000000000011" calcext:value-type="float">
            <text:p>-0.03</text:p>
          </table:table-cell>
          <table:table-cell table:formula="of:=[.H39]-[.G39]" office:value-type="float" office:value="-0.0299999999999994" calcext:value-type="float">
            <text:p>-0.03</text:p>
          </table:table-cell>
          <table:table-cell/>
          <table:table-cell table:formula="of:=[.N38]+1000" office:value-type="float" office:value="920616000" calcext:value-type="float">
            <text:p>920616000</text:p>
          </table:table-cell>
          <table:table-cell table:formula="of:=[.N39]/1000000&amp;&quot;~&quot;&amp;[.N40]/1000000" office:value-type="string" office:string-value="920.616~920.617" calcext:value-type="string">
            <text:p>920.616~920.6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8]+1000" office:value-type="float" office:value="924316000" calcext:value-type="float">
            <text:p>924316000</text:p>
          </table:table-cell>
          <table:table-cell table:formula="of:=[.R39]/1000000&amp;&quot;~&quot;&amp;[.R40]/1000000" office:value-type="string" office:string-value="924.316~924.317" calcext:value-type="string">
            <text:p>924.316~924.3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8]+1000" office:value-type="float" office:value="928016000" calcext:value-type="float">
            <text:p>928016000</text:p>
          </table:table-cell>
          <table:table-cell table:formula="of:=[.V39]/1000000&amp;&quot;~&quot;&amp;[.V40]/1000000" office:value-type="string" office:string-value="928.016~928.017" calcext:value-type="string">
            <text:p>928.016~928.017</text:p>
          </table:table-cell>
          <table:table-cell office:value-type="float" office:value="0" calcext:value-type="float">
            <text:p>0</text:p>
          </table:table-cell>
          <table:table-cell table:formula="of:=[.Y38]+100" office:value-type="float" office:value="3701600" calcext:value-type="float">
            <text:p>3701600</text:p>
          </table:table-cell>
          <table:table-cell table:formula="of:=[.Y39]/1000000&amp;&quot;~&quot;&amp;[.Y40]/1000000" office:value-type="string" office:string-value="3.7016~3.7017" calcext:value-type="string">
            <text:p>3.7016~3.7017</text:p>
          </table:table-cell>
          <table:table-cell office:value-type="float" office:value="0" calcext:value-type="float">
            <text:p>0</text:p>
          </table:table-cell>
          <table:table-cell table:formula="of:=[.AB38]+100" office:value-type="float" office:value="7401600" calcext:value-type="float">
            <text:p>7401600</text:p>
          </table:table-cell>
          <table:table-cell table:formula="of:=[.AB39]/1000000&amp;&quot;~&quot;&amp;[.AB40]/1000000" office:value-type="string" office:string-value="7.4016~7.4017" calcext:value-type="string">
            <text:p>7.4016~7.4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8]+0.05" office:value-type="float" office:value="12.8" calcext:value-type="float">
            <text:p>12.8</text:p>
          </table:table-cell>
          <table:table-cell table:formula="of:=[.AF39]&amp;&quot;~&quot;&amp;[.AF40]" office:value-type="string" office:string-value="12.8~12.85" calcext:value-type="string">
            <text:p>12.8~12.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8]+0.02" office:value-type="float" office:value="0.32" calcext:value-type="float">
            <text:p>0.32</text:p>
          </table:table-cell>
          <table:table-cell table:formula="of:=[.AL39]&amp;&quot;~&quot;&amp;[.AL40]" office:value-type="string" office:string-value="0.32~0.34" calcext:value-type="string">
            <text:p>0.32~0.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4141351_00440E.log</text:p>
          </table:table-cell>
          <table:table-cell office:value-type="string" calcext:value-type="string">
            <text:p>00440E</text:p>
          </table:table-cell>
          <table:table-cell office:value-type="float" office:value="920589316" calcext:value-type="float">
            <text:p>920589316</text:p>
          </table:table-cell>
          <table:table-cell office:value-type="float" office:value="924289228" calcext:value-type="float">
            <text:p>924289228</text:p>
          </table:table-cell>
          <table:table-cell office:value-type="float" office:value="927989177" calcext:value-type="float">
            <text:p>92798917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40]-[.C40]" office:value-type="float" office:value="3699912" calcext:value-type="float">
            <text:p>3699912</text:p>
          </table:table-cell>
          <table:table-cell table:formula="of:=[.E40]-[.C40]" office:value-type="float" office:value="7399861" calcext:value-type="float">
            <text:p>7399861</text:p>
          </table:table-cell>
          <table:table-cell table:formula="of:=[.G40]-[.F40]" office:value-type="float" office:value="-0.0300000000000011" calcext:value-type="float">
            <text:p>-0.03</text:p>
          </table:table-cell>
          <table:table-cell table:formula="of:=[.H40]-[.G40]" office:value-type="float" office:value="-0.0399999999999991" calcext:value-type="float">
            <text:p>-0.04</text:p>
          </table:table-cell>
          <table:table-cell/>
          <table:table-cell table:formula="of:=[.N39]+1000" office:value-type="float" office:value="920617000" calcext:value-type="float">
            <text:p>920617000</text:p>
          </table:table-cell>
          <table:table-cell table:formula="of:=[.N40]/1000000&amp;&quot;~&quot;&amp;[.N41]/1000000" office:value-type="string" office:string-value="920.617~920.618" calcext:value-type="string">
            <text:p>920.617~920.6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39]+1000" office:value-type="float" office:value="924317000" calcext:value-type="float">
            <text:p>924317000</text:p>
          </table:table-cell>
          <table:table-cell table:formula="of:=[.R40]/1000000&amp;&quot;~&quot;&amp;[.R41]/1000000" office:value-type="string" office:string-value="924.317~924.318" calcext:value-type="string">
            <text:p>924.317~924.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39]+1000" office:value-type="float" office:value="928017000" calcext:value-type="float">
            <text:p>928017000</text:p>
          </table:table-cell>
          <table:table-cell table:formula="of:=[.V40]/1000000&amp;&quot;~&quot;&amp;[.V41]/1000000" office:value-type="string" office:string-value="928.017~928.018" calcext:value-type="string">
            <text:p>928.017~928.018</text:p>
          </table:table-cell>
          <table:table-cell office:value-type="float" office:value="0" calcext:value-type="float">
            <text:p>0</text:p>
          </table:table-cell>
          <table:table-cell table:formula="of:=[.Y39]+100" office:value-type="float" office:value="3701700" calcext:value-type="float">
            <text:p>3701700</text:p>
          </table:table-cell>
          <table:table-cell table:formula="of:=[.Y40]/1000000&amp;&quot;~&quot;&amp;[.Y41]/1000000" office:value-type="string" office:string-value="3.7017~3.7018" calcext:value-type="string">
            <text:p>3.7017~3.7018</text:p>
          </table:table-cell>
          <table:table-cell office:value-type="float" office:value="0" calcext:value-type="float">
            <text:p>0</text:p>
          </table:table-cell>
          <table:table-cell table:formula="of:=[.AB39]+100" office:value-type="float" office:value="7401700" calcext:value-type="float">
            <text:p>7401700</text:p>
          </table:table-cell>
          <table:table-cell table:formula="of:=[.AB40]/1000000&amp;&quot;~&quot;&amp;[.AB41]/1000000" office:value-type="string" office:string-value="7.4017~7.4018" calcext:value-type="string">
            <text:p>7.4017~7.40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39]+0.05" office:value-type="float" office:value="12.85" calcext:value-type="float">
            <text:p>12.85</text:p>
          </table:table-cell>
          <table:table-cell table:formula="of:=[.AF40]&amp;&quot;~&quot;&amp;[.AF41]" office:value-type="string" office:string-value="12.85~12.9" calcext:value-type="string">
            <text:p>12.85~12.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39]+0.02" office:value-type="float" office:value="0.34" calcext:value-type="float">
            <text:p>0.34</text:p>
          </table:table-cell>
          <table:table-cell table:formula="of:=[.AL40]&amp;&quot;~&quot;&amp;[.AL41]" office:value-type="string" office:string-value="0.34~0.36" calcext:value-type="string">
            <text:p>0.34~0.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3125_004153.log</text:p>
          </table:table-cell>
          <table:table-cell office:value-type="float" office:value="4153" calcext:value-type="float">
            <text:p>4153</text:p>
          </table:table-cell>
          <table:table-cell office:value-type="float" office:value="920589102" calcext:value-type="float">
            <text:p>920589102</text:p>
          </table:table-cell>
          <table:table-cell office:value-type="float" office:value="924289019" calcext:value-type="float">
            <text:p>924289019</text:p>
          </table:table-cell>
          <table:table-cell office:value-type="float" office:value="927988975" calcext:value-type="float">
            <text:p>927988975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table:formula="of:=[.D41]-[.C41]" office:value-type="float" office:value="3699917" calcext:value-type="float">
            <text:p>3699917</text:p>
          </table:table-cell>
          <table:table-cell table:formula="of:=[.E41]-[.C41]" office:value-type="float" office:value="7399873" calcext:value-type="float">
            <text:p>7399873</text:p>
          </table:table-cell>
          <table:table-cell table:formula="of:=[.G41]-[.F41]" office:value-type="float" office:value="-0.0600000000000005" calcext:value-type="float">
            <text:p>-0.06</text:p>
          </table:table-cell>
          <table:table-cell table:formula="of:=[.H41]-[.G41]" office:value-type="float" office:value="-0.0400000000000009" calcext:value-type="float">
            <text:p>-0.04</text:p>
          </table:table-cell>
          <table:table-cell/>
          <table:table-cell table:formula="of:=[.N40]+1000" office:value-type="float" office:value="920618000" calcext:value-type="float">
            <text:p>920618000</text:p>
          </table:table-cell>
          <table:table-cell table:style-name="ce2" table:formula="of:=[.N41]/1000000&amp;&quot;~&quot;&amp;[.N42]/1000000" office:value-type="string" office:string-value="920.618~920.619" calcext:value-type="string">
            <text:p>920.618~920.6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[.R40]+1000" office:value-type="float" office:value="924318000" calcext:value-type="float">
            <text:p>924318000</text:p>
          </table:table-cell>
          <table:table-cell table:style-name="ce2" table:formula="of:=[.R41]/1000000&amp;&quot;~&quot;&amp;[.R42]/1000000" office:value-type="string" office:string-value="924.318~924.319" calcext:value-type="string">
            <text:p>924.318~924.3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[.V40]+1000" office:value-type="float" office:value="928018000" calcext:value-type="float">
            <text:p>928018000</text:p>
          </table:table-cell>
          <table:table-cell table:style-name="ce2" table:formula="of:=[.V41]/1000000&amp;&quot;~&quot;&amp;[.V42]/1000000" office:value-type="string" office:string-value="928.018~928.019" calcext:value-type="string">
            <text:p>928.018~928.019</text:p>
          </table:table-cell>
          <table:table-cell table:style-name="ce2" office:value-type="float" office:value="0" calcext:value-type="float">
            <text:p>0</text:p>
          </table:table-cell>
          <table:table-cell table:formula="of:=[.Y40]+100" office:value-type="float" office:value="3701800" calcext:value-type="float">
            <text:p>3701800</text:p>
          </table:table-cell>
          <table:table-cell table:formula="of:=[.Y41]/1000000&amp;&quot;~&quot;&amp;[.Y42]/1000000" office:value-type="string" office:string-value="3.7018~3.7019" calcext:value-type="string">
            <text:p>3.7018~3.7019</text:p>
          </table:table-cell>
          <table:table-cell office:value-type="float" office:value="0" calcext:value-type="float">
            <text:p>0</text:p>
          </table:table-cell>
          <table:table-cell table:formula="of:=[.AB40]+100" office:value-type="float" office:value="7401800" calcext:value-type="float">
            <text:p>7401800</text:p>
          </table:table-cell>
          <table:table-cell table:formula="of:=[.AB41]/1000000&amp;&quot;~&quot;&amp;[.AB42]/1000000" office:value-type="string" office:string-value="7.4018~7.4019" calcext:value-type="string">
            <text:p>7.4018~7.40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40]+0.05" office:value-type="float" office:value="12.9" calcext:value-type="float">
            <text:p>12.9</text:p>
          </table:table-cell>
          <table:table-cell table:formula="of:=[.AF41]&amp;&quot;~&quot;&amp;[.AF42]" office:value-type="string" office:string-value="12.9~12.95" calcext:value-type="string">
            <text:p>12.9~12.9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40]+0.02" office:value-type="float" office:value="0.36" calcext:value-type="float">
            <text:p>0.36</text:p>
          </table:table-cell>
          <table:table-cell table:formula="of:=[.AL41]&amp;&quot;~&quot;&amp;[.AL42]" office:value-type="string" office:string-value="0.36~0.38" calcext:value-type="string">
            <text:p>0.36~0.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2272155_0040B8.log</text:p>
          </table:table-cell>
          <table:table-cell office:value-type="string" calcext:value-type="string">
            <text:p>0040B8</text:p>
          </table:table-cell>
          <table:table-cell office:value-type="float" office:value="920591164" calcext:value-type="float">
            <text:p>920591164</text:p>
          </table:table-cell>
          <table:table-cell office:value-type="float" office:value="924291137" calcext:value-type="float">
            <text:p>924291137</text:p>
          </table:table-cell>
          <table:table-cell office:value-type="float" office:value="927991183" calcext:value-type="float">
            <text:p>92799118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42]-[.C42]" office:value-type="float" office:value="3699973" calcext:value-type="float">
            <text:p>3699973</text:p>
          </table:table-cell>
          <table:table-cell table:formula="of:=[.E42]-[.C42]" office:value-type="float" office:value="7400019" calcext:value-type="float">
            <text:p>7400019</text:p>
          </table:table-cell>
          <table:table-cell table:formula="of:=[.G42]-[.F42]" office:value-type="float" office:value="-0.0600000000000005" calcext:value-type="float">
            <text:p>-0.06</text:p>
          </table:table-cell>
          <table:table-cell table:formula="of:=[.H42]-[.G42]" office:value-type="float" office:value="-0.0299999999999994" calcext:value-type="float">
            <text:p>-0.03</text:p>
          </table:table-cell>
          <table:table-cell/>
          <table:table-cell table:formula="of:=[.N41]+1000" office:value-type="float" office:value="920619000" calcext:value-type="float">
            <text:p>920619000</text:p>
          </table:table-cell>
          <table:table-cell table:formula="of:=[.N42]/1000000&amp;&quot;~&quot;&amp;[.N43]/1000000" office:value-type="string" office:string-value="920.619~920.62" calcext:value-type="string">
            <text:p>920.619~920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41]+1000" office:value-type="float" office:value="924319000" calcext:value-type="float">
            <text:p>924319000</text:p>
          </table:table-cell>
          <table:table-cell table:formula="of:=[.R42]/1000000&amp;&quot;~&quot;&amp;[.R43]/1000000" office:value-type="string" office:string-value="924.319~924.32" calcext:value-type="string">
            <text:p>924.319~924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1]+1000" office:value-type="float" office:value="928019000" calcext:value-type="float">
            <text:p>928019000</text:p>
          </table:table-cell>
          <table:table-cell table:formula="of:=[.V42]/1000000&amp;&quot;~&quot;&amp;[.V43]/1000000" office:value-type="string" office:string-value="928.019~928.02" calcext:value-type="string">
            <text:p>928.019~928.02</text:p>
          </table:table-cell>
          <table:table-cell office:value-type="float" office:value="0" calcext:value-type="float">
            <text:p>0</text:p>
          </table:table-cell>
          <table:table-cell table:formula="of:=[.Y41]+100" office:value-type="float" office:value="3701900" calcext:value-type="float">
            <text:p>3701900</text:p>
          </table:table-cell>
          <table:table-cell table:formula="of:=[.Y42]/1000000&amp;&quot;~&quot;&amp;[.Y43]/1000000" office:value-type="string" office:string-value="3.7019~3.702" calcext:value-type="string">
            <text:p>3.7019~3.702</text:p>
          </table:table-cell>
          <table:table-cell office:value-type="float" office:value="0" calcext:value-type="float">
            <text:p>0</text:p>
          </table:table-cell>
          <table:table-cell table:formula="of:=[.AB41]+100" office:value-type="float" office:value="7401900" calcext:value-type="float">
            <text:p>7401900</text:p>
          </table:table-cell>
          <table:table-cell table:formula="of:=[.AB42]/1000000&amp;&quot;~&quot;&amp;[.AB43]/1000000" office:value-type="string" office:string-value="7.4019~7.402" calcext:value-type="string">
            <text:p>7.4019~7.4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41]+0.05" office:value-type="float" office:value="12.95" calcext:value-type="float">
            <text:p>12.95</text:p>
          </table:table-cell>
          <table:table-cell table:formula="of:=[.AF42]&amp;&quot;~&quot;&amp;[.AF43]" office:value-type="string" office:string-value="12.95~13" calcext:value-type="string">
            <text:p>12.95~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41]+0.02" office:value-type="float" office:value="0.38" calcext:value-type="float">
            <text:p>0.38</text:p>
          </table:table-cell>
          <table:table-cell table:formula="of:=[.AL42]&amp;&quot;~&quot;&amp;[.AL43]" office:value-type="string" office:string-value="0.38~0.4" calcext:value-type="string">
            <text:p>0.38~0.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281350_0042C2.log</text:p>
          </table:table-cell>
          <table:table-cell office:value-type="string" calcext:value-type="string">
            <text:p>0042C2</text:p>
          </table:table-cell>
          <table:table-cell office:value-type="float" office:value="920594394" calcext:value-type="float">
            <text:p>920594394</text:p>
          </table:table-cell>
          <table:table-cell office:value-type="float" office:value="924294337" calcext:value-type="float">
            <text:p>924294337</text:p>
          </table:table-cell>
          <table:table-cell office:value-type="float" office:value="927994314" calcext:value-type="float">
            <text:p>92799431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43]-[.C43]" office:value-type="float" office:value="3699943" calcext:value-type="float">
            <text:p>3699943</text:p>
          </table:table-cell>
          <table:table-cell table:formula="of:=[.E43]-[.C43]" office:value-type="float" office:value="7399920" calcext:value-type="float">
            <text:p>7399920</text:p>
          </table:table-cell>
          <table:table-cell table:formula="of:=[.G43]-[.F43]" office:value-type="float" office:value="-0.0399999999999991" calcext:value-type="float">
            <text:p>-0.04</text:p>
          </table:table-cell>
          <table:table-cell table:formula="of:=[.H43]-[.G43]" office:value-type="float" office:value="-0.0299999999999994" calcext:value-type="float">
            <text:p>-0.03</text:p>
          </table:table-cell>
          <table:table-cell/>
          <table:table-cell table:formula="of:=[.N42]+1000" office:value-type="float" office:value="920620000" calcext:value-type="float">
            <text:p>920620000</text:p>
          </table:table-cell>
          <table:table-cell table:formula="of:=[.N43]/1000000&amp;&quot;~&quot;&amp;[.N44]/1000000" office:value-type="string" office:string-value="920.62~0" calcext:value-type="string">
            <text:p>920.62~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42]+1000" office:value-type="float" office:value="924320000" calcext:value-type="float">
            <text:p>924320000</text:p>
          </table:table-cell>
          <table:table-cell table:formula="of:=[.R43]/1000000&amp;&quot;~&quot;&amp;[.R44]/1000000" office:value-type="string" office:string-value="924.32~0" calcext:value-type="string">
            <text:p>924.32~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+1000" office:value-type="float" office:value="928020000" calcext:value-type="float">
            <text:p>928020000</text:p>
          </table:table-cell>
          <table:table-cell table:formula="of:=[.V43]/1000000&amp;&quot;~&quot;&amp;[.V44]/1000000" office:value-type="string" office:string-value="928.02~0" calcext:value-type="string">
            <text:p>928.02~0</text:p>
          </table:table-cell>
          <table:table-cell office:value-type="float" office:value="0" calcext:value-type="float">
            <text:p>0</text:p>
          </table:table-cell>
          <table:table-cell table:formula="of:=[.Y42]+100" office:value-type="float" office:value="3702000" calcext:value-type="float">
            <text:p>3702000</text:p>
          </table:table-cell>
          <table:table-cell table:formula="of:=[.Y43]/1000000&amp;&quot;~&quot;&amp;[.Y44]/1000000" office:value-type="string" office:string-value="3.702~0" calcext:value-type="string">
            <text:p>3.702~0</text:p>
          </table:table-cell>
          <table:table-cell office:value-type="float" office:value="0" calcext:value-type="float">
            <text:p>0</text:p>
          </table:table-cell>
          <table:table-cell table:formula="of:=[.AB42]+100" office:value-type="float" office:value="7402000" calcext:value-type="float">
            <text:p>7402000</text:p>
          </table:table-cell>
          <table:table-cell table:formula="of:=[.AB43]/1000000&amp;&quot;~&quot;&amp;[.AB44]/1000000" office:value-type="string" office:string-value="7.402~0" calcext:value-type="string">
            <text:p>7.402~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F42]+0.05" office:value-type="float" office:value="13" calcext:value-type="float">
            <text:p>13</text:p>
          </table:table-cell>
          <table:table-cell table:formula="of:=[.AF43]&amp;&quot;~&quot;&amp;[.AF44]" office:value-type="string" office:string-value="13~" calcext:value-type="string">
            <text:p>13~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42]+0.02" office:value-type="float" office:value="0.4" calcext:value-type="float">
            <text:p>0.4</text:p>
          </table:table-cell>
          <table:table-cell table:formula="of:=[.AL43]&amp;&quot;~&quot;&amp;[.AL44]" office:value-type="string" office:string-value="0.4~0.42" calcext:value-type="string">
            <text:p>0.4~0.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61355_0041F3.log</text:p>
          </table:table-cell>
          <table:table-cell office:value-type="string" calcext:value-type="string">
            <text:p>0041F3</text:p>
          </table:table-cell>
          <table:table-cell office:value-type="float" office:value="920589519" calcext:value-type="float">
            <text:p>920589519</text:p>
          </table:table-cell>
          <table:table-cell office:value-type="float" office:value="924289483" calcext:value-type="float">
            <text:p>924289483</text:p>
          </table:table-cell>
          <table:table-cell office:value-type="float" office:value="927989474" calcext:value-type="float">
            <text:p>927989474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table:formula="of:=[.D44]-[.C44]" office:value-type="float" office:value="3699964" calcext:value-type="float">
            <text:p>3699964</text:p>
          </table:table-cell>
          <table:table-cell table:formula="of:=[.E44]-[.C44]" office:value-type="float" office:value="7399955" calcext:value-type="float">
            <text:p>7399955</text:p>
          </table:table-cell>
          <table:table-cell table:formula="of:=[.G44]-[.F44]" office:value-type="float" office:value="-0.0499999999999989" calcext:value-type="float">
            <text:p>-0.05</text:p>
          </table:table-cell>
          <table:table-cell table:formula="of:=[.H44]-[.G44]" office:value-type="float" office:value="-0.0500000000000007" calcext:value-type="float">
            <text:p>-0.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L43]+0.02" office:value-type="float" office:value="0.42" calcext:value-type="float">
            <text:p>0.42</text:p>
          </table:table-cell>
          <table:table-cell table:formula="of:=[.AL44]&amp;&quot;~&quot;&amp;[.AL45]" office:value-type="string" office:string-value="0.42~" calcext:value-type="string">
            <text:p>0.42~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log/20173131058_004149.log</text:p>
          </table:table-cell>
          <table:table-cell office:value-type="float" office:value="4149" calcext:value-type="float">
            <text:p>4149</text:p>
          </table:table-cell>
          <table:table-cell office:value-type="float" office:value="920593856" calcext:value-type="float">
            <text:p>920593856</text:p>
          </table:table-cell>
          <table:table-cell office:value-type="float" office:value="924293782" calcext:value-type="float">
            <text:p>924293782</text:p>
          </table:table-cell>
          <table:table-cell office:value-type="float" office:value="927993752" calcext:value-type="float">
            <text:p>927993752</text:p>
          </table:table-cell>
          <table:table-cell office:value-type="float" office:value="11.68" calcext:value-type="float">
            <text:p>11.68</text:p>
          </table:table-cell>
          <table:table-cell table:number-columns-repeated="2" office:value-type="float" office:value="11.63" calcext:value-type="float">
            <text:p>11.63</text:p>
          </table:table-cell>
          <table:table-cell table:formula="of:=[.D45]-[.C45]" office:value-type="float" office:value="3699926" calcext:value-type="float">
            <text:p>3699926</text:p>
          </table:table-cell>
          <table:table-cell table:formula="of:=[.E45]-[.C45]" office:value-type="float" office:value="7399896" calcext:value-type="float">
            <text:p>7399896</text:p>
          </table:table-cell>
          <table:table-cell table:formula="of:=[.G45]-[.F45]" office:value-type="float" office:value="-0.0499999999999989" calcext:value-type="float">
            <text:p>-0.05</text:p>
          </table:table-cell>
          <table:table-cell table:formula="of:=[.H45]-[.G4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72_004429.log</text:p>
          </table:table-cell>
          <table:table-cell office:value-type="float" office:value="4429" calcext:value-type="float">
            <text:p>4429</text:p>
          </table:table-cell>
          <table:table-cell office:value-type="float" office:value="920593810" calcext:value-type="float">
            <text:p>920593810</text:p>
          </table:table-cell>
          <table:table-cell office:value-type="float" office:value="924293745" calcext:value-type="float">
            <text:p>924293745</text:p>
          </table:table-cell>
          <table:table-cell office:value-type="float" office:value="927993733" calcext:value-type="float">
            <text:p>92799373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46]-[.C46]" office:value-type="float" office:value="3699935" calcext:value-type="float">
            <text:p>3699935</text:p>
          </table:table-cell>
          <table:table-cell table:formula="of:=[.E46]-[.C46]" office:value-type="float" office:value="7399923" calcext:value-type="float">
            <text:p>7399923</text:p>
          </table:table-cell>
          <table:table-cell table:formula="of:=[.G46]-[.F46]" office:value-type="float" office:value="-0.0400000000000009" calcext:value-type="float">
            <text:p>-0.04</text:p>
          </table:table-cell>
          <table:table-cell table:formula="of:=[.H46]-[.G4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40_004165.log</text:p>
          </table:table-cell>
          <table:table-cell office:value-type="float" office:value="4165" calcext:value-type="float">
            <text:p>4165</text:p>
          </table:table-cell>
          <table:table-cell office:value-type="float" office:value="920592892" calcext:value-type="float">
            <text:p>920592892</text:p>
          </table:table-cell>
          <table:table-cell office:value-type="float" office:value="924292845" calcext:value-type="float">
            <text:p>924292845</text:p>
          </table:table-cell>
          <table:table-cell office:value-type="float" office:value="927992841" calcext:value-type="float">
            <text:p>927992841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3" calcext:value-type="float">
            <text:p>11.53</text:p>
          </table:table-cell>
          <table:table-cell table:formula="of:=[.D47]-[.C47]" office:value-type="float" office:value="3699953" calcext:value-type="float">
            <text:p>3699953</text:p>
          </table:table-cell>
          <table:table-cell table:formula="of:=[.E47]-[.C47]" office:value-type="float" office:value="7399949" calcext:value-type="float">
            <text:p>7399949</text:p>
          </table:table-cell>
          <table:table-cell table:formula="of:=[.G47]-[.F47]" office:value-type="float" office:value="-0.0399999999999991" calcext:value-type="float">
            <text:p>-0.04</text:p>
          </table:table-cell>
          <table:table-cell table:formula="of:=[.H47]-[.G47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22_00414C.log</text:p>
          </table:table-cell>
          <table:table-cell office:value-type="string" calcext:value-type="string">
            <text:p>00414C</text:p>
          </table:table-cell>
          <table:table-cell office:value-type="float" office:value="920589358" calcext:value-type="float">
            <text:p>920589358</text:p>
          </table:table-cell>
          <table:table-cell office:value-type="float" office:value="924289250" calcext:value-type="float">
            <text:p>924289250</text:p>
          </table:table-cell>
          <table:table-cell office:value-type="float" office:value="927989196" calcext:value-type="float">
            <text:p>92798919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table:formula="of:=[.D48]-[.C48]" office:value-type="float" office:value="3699892" calcext:value-type="float">
            <text:p>3699892</text:p>
          </table:table-cell>
          <table:table-cell table:formula="of:=[.E48]-[.C48]" office:value-type="float" office:value="7399838" calcext:value-type="float">
            <text:p>7399838</text:p>
          </table:table-cell>
          <table:table-cell table:formula="of:=[.G48]-[.F48]" office:value-type="float" office:value="-0.0599999999999987" calcext:value-type="float">
            <text:p>-0.06</text:p>
          </table:table-cell>
          <table:table-cell table:formula="of:=[.H48]-[.G48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37_0041B7.log</text:p>
          </table:table-cell>
          <table:table-cell office:value-type="string" calcext:value-type="string">
            <text:p>0041B7</text:p>
          </table:table-cell>
          <table:table-cell office:value-type="float" office:value="920591552" calcext:value-type="float">
            <text:p>920591552</text:p>
          </table:table-cell>
          <table:table-cell office:value-type="float" office:value="924291469" calcext:value-type="float">
            <text:p>924291469</text:p>
          </table:table-cell>
          <table:table-cell office:value-type="float" office:value="927991437" calcext:value-type="float">
            <text:p>92799143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table:formula="of:=[.D49]-[.C49]" office:value-type="float" office:value="3699917" calcext:value-type="float">
            <text:p>3699917</text:p>
          </table:table-cell>
          <table:table-cell table:formula="of:=[.E49]-[.C49]" office:value-type="float" office:value="7399885" calcext:value-type="float">
            <text:p>7399885</text:p>
          </table:table-cell>
          <table:table-cell table:formula="of:=[.G49]-[.F49]" office:value-type="float" office:value="-0.0400000000000009" calcext:value-type="float">
            <text:p>-0.04</text:p>
          </table:table-cell>
          <table:table-cell table:formula="of:=[.H49]-[.G4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74_004316.log</text:p>
          </table:table-cell>
          <table:table-cell office:value-type="float" office:value="4316" calcext:value-type="float">
            <text:p>4316</text:p>
          </table:table-cell>
          <table:table-cell office:value-type="float" office:value="920593342" calcext:value-type="float">
            <text:p>920593342</text:p>
          </table:table-cell>
          <table:table-cell office:value-type="float" office:value="924293297" calcext:value-type="float">
            <text:p>924293297</text:p>
          </table:table-cell>
          <table:table-cell office:value-type="float" office:value="927993275" calcext:value-type="float">
            <text:p>92799327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table:formula="of:=[.D50]-[.C50]" office:value-type="float" office:value="3699955" calcext:value-type="float">
            <text:p>3699955</text:p>
          </table:table-cell>
          <table:table-cell table:formula="of:=[.E50]-[.C50]" office:value-type="float" office:value="7399933" calcext:value-type="float">
            <text:p>7399933</text:p>
          </table:table-cell>
          <table:table-cell table:formula="of:=[.G50]-[.F50]" office:value-type="float" office:value="-0.0600000000000005" calcext:value-type="float">
            <text:p>-0.06</text:p>
          </table:table-cell>
          <table:table-cell table:formula="of:=[.H50]-[.G5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243_004306.log</text:p>
          </table:table-cell>
          <table:table-cell office:value-type="float" office:value="4306" calcext:value-type="float">
            <text:p>4306</text:p>
          </table:table-cell>
          <table:table-cell office:value-type="float" office:value="920591042" calcext:value-type="float">
            <text:p>920591042</text:p>
          </table:table-cell>
          <table:table-cell office:value-type="float" office:value="924290970" calcext:value-type="float">
            <text:p>924290970</text:p>
          </table:table-cell>
          <table:table-cell office:value-type="float" office:value="927990925" calcext:value-type="float">
            <text:p>92799092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51]-[.C51]" office:value-type="float" office:value="3699928" calcext:value-type="float">
            <text:p>3699928</text:p>
          </table:table-cell>
          <table:table-cell table:formula="of:=[.E51]-[.C51]" office:value-type="float" office:value="7399883" calcext:value-type="float">
            <text:p>7399883</text:p>
          </table:table-cell>
          <table:table-cell table:formula="of:=[.G51]-[.F51]" office:value-type="float" office:value="-0.0299999999999994" calcext:value-type="float">
            <text:p>-0.03</text:p>
          </table:table-cell>
          <table:table-cell table:formula="of:=[.H51]-[.G5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17_00429A.log</text:p>
          </table:table-cell>
          <table:table-cell office:value-type="string" calcext:value-type="string">
            <text:p>00429A</text:p>
          </table:table-cell>
          <table:table-cell office:value-type="float" office:value="920590376" calcext:value-type="float">
            <text:p>920590376</text:p>
          </table:table-cell>
          <table:table-cell office:value-type="float" office:value="924290289" calcext:value-type="float">
            <text:p>924290289</text:p>
          </table:table-cell>
          <table:table-cell office:value-type="float" office:value="927990239" calcext:value-type="float">
            <text:p>92799023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office:value-type="float" office:value="11.58" calcext:value-type="float">
            <text:p>11.58</text:p>
          </table:table-cell>
          <table:table-cell table:formula="of:=[.D52]-[.C52]" office:value-type="float" office:value="3699913" calcext:value-type="float">
            <text:p>3699913</text:p>
          </table:table-cell>
          <table:table-cell table:formula="of:=[.E52]-[.C52]" office:value-type="float" office:value="7399863" calcext:value-type="float">
            <text:p>7399863</text:p>
          </table:table-cell>
          <table:table-cell table:formula="of:=[.G52]-[.F52]" office:value-type="float" office:value="-0.0500000000000007" calcext:value-type="float">
            <text:p>-0.05</text:p>
          </table:table-cell>
          <table:table-cell table:formula="of:=[.H52]-[.G52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20_004370.log</text:p>
          </table:table-cell>
          <table:table-cell office:value-type="float" office:value="4370" calcext:value-type="float">
            <text:p>4370</text:p>
          </table:table-cell>
          <table:table-cell office:value-type="float" office:value="920594569" calcext:value-type="float">
            <text:p>920594569</text:p>
          </table:table-cell>
          <table:table-cell office:value-type="float" office:value="924294528" calcext:value-type="float">
            <text:p>924294528</text:p>
          </table:table-cell>
          <table:table-cell office:value-type="float" office:value="927994526" calcext:value-type="float">
            <text:p>927994526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53]-[.C53]" office:value-type="float" office:value="3699959" calcext:value-type="float">
            <text:p>3699959</text:p>
          </table:table-cell>
          <table:table-cell table:formula="of:=[.E53]-[.C53]" office:value-type="float" office:value="7399957" calcext:value-type="float">
            <text:p>7399957</text:p>
          </table:table-cell>
          <table:table-cell table:formula="of:=[.G53]-[.F53]" office:value-type="float" office:value="-0.0400000000000009" calcext:value-type="float">
            <text:p>-0.04</text:p>
          </table:table-cell>
          <table:table-cell table:formula="of:=[.H53]-[.G5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34_004300.log</text:p>
          </table:table-cell>
          <table:table-cell office:value-type="float" office:value="4300" calcext:value-type="float">
            <text:p>4300</text:p>
          </table:table-cell>
          <table:table-cell office:value-type="float" office:value="920589763" calcext:value-type="float">
            <text:p>920589763</text:p>
          </table:table-cell>
          <table:table-cell office:value-type="float" office:value="924289678" calcext:value-type="float">
            <text:p>924289678</text:p>
          </table:table-cell>
          <table:table-cell office:value-type="float" office:value="927989623" calcext:value-type="float">
            <text:p>92798962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table:formula="of:=[.D54]-[.C54]" office:value-type="float" office:value="3699915" calcext:value-type="float">
            <text:p>3699915</text:p>
          </table:table-cell>
          <table:table-cell table:formula="of:=[.E54]-[.C54]" office:value-type="float" office:value="7399860" calcext:value-type="float">
            <text:p>7399860</text:p>
          </table:table-cell>
          <table:table-cell table:formula="of:=[.G54]-[.F54]" office:value-type="float" office:value="-0.0500000000000007" calcext:value-type="float">
            <text:p>-0.05</text:p>
          </table:table-cell>
          <table:table-cell table:formula="of:=[.H54]-[.G5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30_0041C0.log</text:p>
          </table:table-cell>
          <table:table-cell office:value-type="string" calcext:value-type="string">
            <text:p>0041C0</text:p>
          </table:table-cell>
          <table:table-cell office:value-type="float" office:value="920590233" calcext:value-type="float">
            <text:p>920590233</text:p>
          </table:table-cell>
          <table:table-cell office:value-type="float" office:value="924290197" calcext:value-type="float">
            <text:p>924290197</text:p>
          </table:table-cell>
          <table:table-cell office:value-type="float" office:value="927990213" calcext:value-type="float">
            <text:p>92799021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55]-[.C55]" office:value-type="float" office:value="3699964" calcext:value-type="float">
            <text:p>3699964</text:p>
          </table:table-cell>
          <table:table-cell table:formula="of:=[.E55]-[.C55]" office:value-type="float" office:value="7399980" calcext:value-type="float">
            <text:p>7399980</text:p>
          </table:table-cell>
          <table:table-cell table:formula="of:=[.G55]-[.F55]" office:value-type="float" office:value="-0.0399999999999991" calcext:value-type="float">
            <text:p>-0.04</text:p>
          </table:table-cell>
          <table:table-cell table:formula="of:=[.H55]-[.G5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55_004325.log</text:p>
          </table:table-cell>
          <table:table-cell office:value-type="float" office:value="4325" calcext:value-type="float">
            <text:p>4325</text:p>
          </table:table-cell>
          <table:table-cell office:value-type="float" office:value="920589689" calcext:value-type="float">
            <text:p>920589689</text:p>
          </table:table-cell>
          <table:table-cell office:value-type="float" office:value="924289611" calcext:value-type="float">
            <text:p>924289611</text:p>
          </table:table-cell>
          <table:table-cell office:value-type="float" office:value="927989562" calcext:value-type="float">
            <text:p>92798956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table:formula="of:=[.D56]-[.C56]" office:value-type="float" office:value="3699922" calcext:value-type="float">
            <text:p>3699922</text:p>
          </table:table-cell>
          <table:table-cell table:formula="of:=[.E56]-[.C56]" office:value-type="float" office:value="7399873" calcext:value-type="float">
            <text:p>7399873</text:p>
          </table:table-cell>
          <table:table-cell table:formula="of:=[.G56]-[.F56]" office:value-type="float" office:value="-0.0300000000000011" calcext:value-type="float">
            <text:p>-0.03</text:p>
          </table:table-cell>
          <table:table-cell table:formula="of:=[.H56]-[.G5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35_004157.log</text:p>
          </table:table-cell>
          <table:table-cell office:value-type="float" office:value="4157" calcext:value-type="float">
            <text:p>4157</text:p>
          </table:table-cell>
          <table:table-cell office:value-type="float" office:value="920592529" calcext:value-type="float">
            <text:p>920592529</text:p>
          </table:table-cell>
          <table:table-cell office:value-type="float" office:value="924292436" calcext:value-type="float">
            <text:p>924292436</text:p>
          </table:table-cell>
          <table:table-cell office:value-type="float" office:value="927992380" calcext:value-type="float">
            <text:p>927992380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table:formula="of:=[.D57]-[.C57]" office:value-type="float" office:value="3699907" calcext:value-type="float">
            <text:p>3699907</text:p>
          </table:table-cell>
          <table:table-cell table:formula="of:=[.E57]-[.C57]" office:value-type="float" office:value="7399851" calcext:value-type="float">
            <text:p>7399851</text:p>
          </table:table-cell>
          <table:table-cell table:formula="of:=[.G57]-[.F57]" office:value-type="float" office:value="-0.0800000000000001" calcext:value-type="float">
            <text:p>-0.08</text:p>
          </table:table-cell>
          <table:table-cell table:formula="of:=[.H57]-[.G57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52_0042F1.log</text:p>
          </table:table-cell>
          <table:table-cell office:value-type="string" calcext:value-type="string">
            <text:p>0042F1</text:p>
          </table:table-cell>
          <table:table-cell office:value-type="float" office:value="920593894" calcext:value-type="float">
            <text:p>920593894</text:p>
          </table:table-cell>
          <table:table-cell office:value-type="float" office:value="924293826" calcext:value-type="float">
            <text:p>924293826</text:p>
          </table:table-cell>
          <table:table-cell office:value-type="float" office:value="927993805" calcext:value-type="float">
            <text:p>92799380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58]-[.C58]" office:value-type="float" office:value="3699932" calcext:value-type="float">
            <text:p>3699932</text:p>
          </table:table-cell>
          <table:table-cell table:formula="of:=[.E58]-[.C58]" office:value-type="float" office:value="7399911" calcext:value-type="float">
            <text:p>7399911</text:p>
          </table:table-cell>
          <table:table-cell table:formula="of:=[.G58]-[.F58]" office:value-type="float" office:value="-0.0600000000000005" calcext:value-type="float">
            <text:p>-0.06</text:p>
          </table:table-cell>
          <table:table-cell table:formula="of:=[.H58]-[.G5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31_0041B6.log</text:p>
          </table:table-cell>
          <table:table-cell office:value-type="string" calcext:value-type="string">
            <text:p>0041B6</text:p>
          </table:table-cell>
          <table:table-cell office:value-type="float" office:value="920588934" calcext:value-type="float">
            <text:p>920588934</text:p>
          </table:table-cell>
          <table:table-cell office:value-type="float" office:value="924288855" calcext:value-type="float">
            <text:p>924288855</text:p>
          </table:table-cell>
          <table:table-cell office:value-type="float" office:value="927988803" calcext:value-type="float">
            <text:p>927988803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59]-[.C59]" office:value-type="float" office:value="3699921" calcext:value-type="float">
            <text:p>3699921</text:p>
          </table:table-cell>
          <table:table-cell table:formula="of:=[.E59]-[.C59]" office:value-type="float" office:value="7399869" calcext:value-type="float">
            <text:p>7399869</text:p>
          </table:table-cell>
          <table:table-cell table:formula="of:=[.G59]-[.F59]" office:value-type="float" office:value="-0.0500000000000007" calcext:value-type="float">
            <text:p>-0.05</text:p>
          </table:table-cell>
          <table:table-cell table:formula="of:=[.H59]-[.G5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1024_004447.log</text:p>
          </table:table-cell>
          <table:table-cell office:value-type="float" office:value="4447" calcext:value-type="float">
            <text:p>4447</text:p>
          </table:table-cell>
          <table:table-cell office:value-type="float" office:value="920595044" calcext:value-type="float">
            <text:p>920595044</text:p>
          </table:table-cell>
          <table:table-cell office:value-type="float" office:value="924295001" calcext:value-type="float">
            <text:p>924295001</text:p>
          </table:table-cell>
          <table:table-cell office:value-type="float" office:value="927994974" calcext:value-type="float">
            <text:p>927994974</text:p>
          </table:table-cell>
          <table:table-cell office:value-type="float" office:value="12.05" calcext:value-type="float">
            <text:p>12.05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7" calcext:value-type="float">
            <text:p>11.97</text:p>
          </table:table-cell>
          <table:table-cell table:formula="of:=[.D60]-[.C60]" office:value-type="float" office:value="3699957" calcext:value-type="float">
            <text:p>3699957</text:p>
          </table:table-cell>
          <table:table-cell table:formula="of:=[.E60]-[.C60]" office:value-type="float" office:value="7399930" calcext:value-type="float">
            <text:p>7399930</text:p>
          </table:table-cell>
          <table:table-cell table:formula="of:=[.G60]-[.F60]" office:value-type="float" office:value="-0.0600000000000005" calcext:value-type="float">
            <text:p>-0.06</text:p>
          </table:table-cell>
          <table:table-cell table:formula="of:=[.H60]-[.G6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33_00428C.log</text:p>
          </table:table-cell>
          <table:table-cell office:value-type="string" calcext:value-type="string">
            <text:p>00428C</text:p>
          </table:table-cell>
          <table:table-cell office:value-type="float" office:value="920593538" calcext:value-type="float">
            <text:p>920593538</text:p>
          </table:table-cell>
          <table:table-cell office:value-type="float" office:value="924293466" calcext:value-type="float">
            <text:p>924293466</text:p>
          </table:table-cell>
          <table:table-cell office:value-type="float" office:value="927993445" calcext:value-type="float">
            <text:p>92799344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61]-[.C61]" office:value-type="float" office:value="3699928" calcext:value-type="float">
            <text:p>3699928</text:p>
          </table:table-cell>
          <table:table-cell table:formula="of:=[.E61]-[.C61]" office:value-type="float" office:value="7399907" calcext:value-type="float">
            <text:p>7399907</text:p>
          </table:table-cell>
          <table:table-cell table:formula="of:=[.G61]-[.F61]" office:value-type="float" office:value="-0.0500000000000007" calcext:value-type="float">
            <text:p>-0.05</text:p>
          </table:table-cell>
          <table:table-cell table:formula="of:=[.H61]-[.G6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4_0042FB.log</text:p>
          </table:table-cell>
          <table:table-cell office:value-type="string" calcext:value-type="string">
            <text:p>0042FB</text:p>
          </table:table-cell>
          <table:table-cell office:value-type="float" office:value="920589497" calcext:value-type="float">
            <text:p>920589497</text:p>
          </table:table-cell>
          <table:table-cell office:value-type="float" office:value="924289421" calcext:value-type="float">
            <text:p>924289421</text:p>
          </table:table-cell>
          <table:table-cell office:value-type="float" office:value="927989382" calcext:value-type="float">
            <text:p>927989382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5" calcext:value-type="float">
            <text:p>11.95</text:p>
          </table:table-cell>
          <table:table-cell table:formula="of:=[.D62]-[.C62]" office:value-type="float" office:value="3699924" calcext:value-type="float">
            <text:p>3699924</text:p>
          </table:table-cell>
          <table:table-cell table:formula="of:=[.E62]-[.C62]" office:value-type="float" office:value="7399885" calcext:value-type="float">
            <text:p>7399885</text:p>
          </table:table-cell>
          <table:table-cell table:formula="of:=[.G62]-[.F62]" office:value-type="float" office:value="-0.0399999999999991" calcext:value-type="float">
            <text:p>-0.04</text:p>
          </table:table-cell>
          <table:table-cell table:formula="of:=[.H62]-[.G6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19_0040CA.log</text:p>
          </table:table-cell>
          <table:table-cell office:value-type="string" calcext:value-type="string">
            <text:p>0040CA</text:p>
          </table:table-cell>
          <table:table-cell office:value-type="float" office:value="920593217" calcext:value-type="float">
            <text:p>920593217</text:p>
          </table:table-cell>
          <table:table-cell office:value-type="float" office:value="924293128" calcext:value-type="float">
            <text:p>924293128</text:p>
          </table:table-cell>
          <table:table-cell office:value-type="float" office:value="927993073" calcext:value-type="float">
            <text:p>92799307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63]-[.C63]" office:value-type="float" office:value="3699911" calcext:value-type="float">
            <text:p>3699911</text:p>
          </table:table-cell>
          <table:table-cell table:formula="of:=[.E63]-[.C63]" office:value-type="float" office:value="7399856" calcext:value-type="float">
            <text:p>7399856</text:p>
          </table:table-cell>
          <table:table-cell table:formula="of:=[.G63]-[.F63]" office:value-type="float" office:value="-0.0500000000000007" calcext:value-type="float">
            <text:p>-0.05</text:p>
          </table:table-cell>
          <table:table-cell table:formula="of:=[.H63]-[.G6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41_004114.log</text:p>
          </table:table-cell>
          <table:table-cell office:value-type="float" office:value="4114" calcext:value-type="float">
            <text:p>4114</text:p>
          </table:table-cell>
          <table:table-cell office:value-type="float" office:value="920593106" calcext:value-type="float">
            <text:p>920593106</text:p>
          </table:table-cell>
          <table:table-cell office:value-type="float" office:value="924293035" calcext:value-type="float">
            <text:p>924293035</text:p>
          </table:table-cell>
          <table:table-cell office:value-type="float" office:value="927993020" calcext:value-type="float">
            <text:p>927993020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table:formula="of:=[.D64]-[.C64]" office:value-type="float" office:value="3699929" calcext:value-type="float">
            <text:p>3699929</text:p>
          </table:table-cell>
          <table:table-cell table:formula="of:=[.E64]-[.C64]" office:value-type="float" office:value="7399914" calcext:value-type="float">
            <text:p>7399914</text:p>
          </table:table-cell>
          <table:table-cell table:formula="of:=[.G64]-[.F64]" office:value-type="float" office:value="-0.0400000000000009" calcext:value-type="float">
            <text:p>-0.04</text:p>
          </table:table-cell>
          <table:table-cell table:formula="of:=[.H64]-[.G64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43_004440.log</text:p>
          </table:table-cell>
          <table:table-cell office:value-type="float" office:value="4440" calcext:value-type="float">
            <text:p>4440</text:p>
          </table:table-cell>
          <table:table-cell office:value-type="float" office:value="920592183" calcext:value-type="float">
            <text:p>920592183</text:p>
          </table:table-cell>
          <table:table-cell office:value-type="float" office:value="924292120" calcext:value-type="float">
            <text:p>924292120</text:p>
          </table:table-cell>
          <table:table-cell office:value-type="float" office:value="927992070" calcext:value-type="float">
            <text:p>927992070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table:formula="of:=[.D65]-[.C65]" office:value-type="float" office:value="3699937" calcext:value-type="float">
            <text:p>3699937</text:p>
          </table:table-cell>
          <table:table-cell table:formula="of:=[.E65]-[.C65]" office:value-type="float" office:value="7399887" calcext:value-type="float">
            <text:p>7399887</text:p>
          </table:table-cell>
          <table:table-cell table:formula="of:=[.G65]-[.F65]" office:value-type="float" office:value="-0.0299999999999994" calcext:value-type="float">
            <text:p>-0.03</text:p>
          </table:table-cell>
          <table:table-cell table:formula="of:=[.H65]-[.G6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1_0041F4.log</text:p>
          </table:table-cell>
          <table:table-cell office:value-type="string" calcext:value-type="string">
            <text:p>0041F4</text:p>
          </table:table-cell>
          <table:table-cell office:value-type="float" office:value="920594536" calcext:value-type="float">
            <text:p>920594536</text:p>
          </table:table-cell>
          <table:table-cell office:value-type="float" office:value="924294463" calcext:value-type="float">
            <text:p>924294463</text:p>
          </table:table-cell>
          <table:table-cell office:value-type="float" office:value="927994442" calcext:value-type="float">
            <text:p>92799444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66]-[.C66]" office:value-type="float" office:value="3699927" calcext:value-type="float">
            <text:p>3699927</text:p>
          </table:table-cell>
          <table:table-cell table:formula="of:=[.E66]-[.C66]" office:value-type="float" office:value="7399906" calcext:value-type="float">
            <text:p>7399906</text:p>
          </table:table-cell>
          <table:table-cell table:formula="of:=[.G66]-[.F66]" office:value-type="float" office:value="-0.0500000000000007" calcext:value-type="float">
            <text:p>-0.05</text:p>
          </table:table-cell>
          <table:table-cell table:formula="of:=[.H66]-[.G6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52_0043FA.log</text:p>
          </table:table-cell>
          <table:table-cell office:value-type="string" calcext:value-type="string">
            <text:p>0043FA</text:p>
          </table:table-cell>
          <table:table-cell office:value-type="float" office:value="920592006" calcext:value-type="float">
            <text:p>920592006</text:p>
          </table:table-cell>
          <table:table-cell office:value-type="float" office:value="924291911" calcext:value-type="float">
            <text:p>924291911</text:p>
          </table:table-cell>
          <table:table-cell office:value-type="float" office:value="927991869" calcext:value-type="float">
            <text:p>927991869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67]-[.C67]" office:value-type="float" office:value="3699905" calcext:value-type="float">
            <text:p>3699905</text:p>
          </table:table-cell>
          <table:table-cell table:formula="of:=[.E67]-[.C67]" office:value-type="float" office:value="7399863" calcext:value-type="float">
            <text:p>7399863</text:p>
          </table:table-cell>
          <table:table-cell table:formula="of:=[.G67]-[.F67]" office:value-type="float" office:value="-0.0400000000000009" calcext:value-type="float">
            <text:p>-0.04</text:p>
          </table:table-cell>
          <table:table-cell table:formula="of:=[.H67]-[.G6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39_0040F1.log</text:p>
          </table:table-cell>
          <table:table-cell office:value-type="string" calcext:value-type="string">
            <text:p>0040F1</text:p>
          </table:table-cell>
          <table:table-cell office:value-type="float" office:value="920588849" calcext:value-type="float">
            <text:p>920588849</text:p>
          </table:table-cell>
          <table:table-cell office:value-type="float" office:value="924288760" calcext:value-type="float">
            <text:p>924288760</text:p>
          </table:table-cell>
          <table:table-cell office:value-type="float" office:value="927988722" calcext:value-type="float">
            <text:p>92798872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8" calcext:value-type="float">
            <text:p>11.58</text:p>
          </table:table-cell>
          <table:table-cell table:formula="of:=[.D68]-[.C68]" office:value-type="float" office:value="3699911" calcext:value-type="float">
            <text:p>3699911</text:p>
          </table:table-cell>
          <table:table-cell table:formula="of:=[.E68]-[.C68]" office:value-type="float" office:value="7399873" calcext:value-type="float">
            <text:p>7399873</text:p>
          </table:table-cell>
          <table:table-cell table:formula="of:=[.G68]-[.F68]" office:value-type="float" office:value="-0.0400000000000009" calcext:value-type="float">
            <text:p>-0.04</text:p>
          </table:table-cell>
          <table:table-cell table:formula="of:=[.H68]-[.G6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17_004417.log</text:p>
          </table:table-cell>
          <table:table-cell office:value-type="float" office:value="4417" calcext:value-type="float">
            <text:p>4417</text:p>
          </table:table-cell>
          <table:table-cell office:value-type="float" office:value="920589225" calcext:value-type="float">
            <text:p>920589225</text:p>
          </table:table-cell>
          <table:table-cell office:value-type="float" office:value="924289118" calcext:value-type="float">
            <text:p>924289118</text:p>
          </table:table-cell>
          <table:table-cell office:value-type="float" office:value="927989068" calcext:value-type="float">
            <text:p>92798906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69]-[.C69]" office:value-type="float" office:value="3699893" calcext:value-type="float">
            <text:p>3699893</text:p>
          </table:table-cell>
          <table:table-cell table:formula="of:=[.E69]-[.C69]" office:value-type="float" office:value="7399843" calcext:value-type="float">
            <text:p>7399843</text:p>
          </table:table-cell>
          <table:table-cell table:formula="of:=[.G69]-[.F69]" office:value-type="float" office:value="-0.0299999999999994" calcext:value-type="float">
            <text:p>-0.03</text:p>
          </table:table-cell>
          <table:table-cell table:formula="of:=[.H69]-[.G6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16_00416B.log</text:p>
          </table:table-cell>
          <table:table-cell office:value-type="string" calcext:value-type="string">
            <text:p>00416B</text:p>
          </table:table-cell>
          <table:table-cell office:value-type="float" office:value="920589157" calcext:value-type="float">
            <text:p>920589157</text:p>
          </table:table-cell>
          <table:table-cell office:value-type="float" office:value="924289081" calcext:value-type="float">
            <text:p>924289081</text:p>
          </table:table-cell>
          <table:table-cell office:value-type="float" office:value="927989037" calcext:value-type="float">
            <text:p>92798903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4" calcext:value-type="float">
            <text:p>11.54</text:p>
          </table:table-cell>
          <table:table-cell table:formula="of:=[.D70]-[.C70]" office:value-type="float" office:value="3699924" calcext:value-type="float">
            <text:p>3699924</text:p>
          </table:table-cell>
          <table:table-cell table:formula="of:=[.E70]-[.C70]" office:value-type="float" office:value="7399880" calcext:value-type="float">
            <text:p>7399880</text:p>
          </table:table-cell>
          <table:table-cell table:formula="of:=[.G70]-[.F70]" office:value-type="float" office:value="-0.0800000000000001" calcext:value-type="float">
            <text:p>-0.08</text:p>
          </table:table-cell>
          <table:table-cell table:formula="of:=[.H70]-[.G7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107_004444.log</text:p>
          </table:table-cell>
          <table:table-cell office:value-type="float" office:value="4444" calcext:value-type="float">
            <text:p>4444</text:p>
          </table:table-cell>
          <table:table-cell office:value-type="float" office:value="920593675" calcext:value-type="float">
            <text:p>920593675</text:p>
          </table:table-cell>
          <table:table-cell office:value-type="float" office:value="924293602" calcext:value-type="float">
            <text:p>924293602</text:p>
          </table:table-cell>
          <table:table-cell office:value-type="float" office:value="927993568" calcext:value-type="float">
            <text:p>92799356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71]-[.C71]" office:value-type="float" office:value="3699927" calcext:value-type="float">
            <text:p>3699927</text:p>
          </table:table-cell>
          <table:table-cell table:formula="of:=[.E71]-[.C71]" office:value-type="float" office:value="7399893" calcext:value-type="float">
            <text:p>7399893</text:p>
          </table:table-cell>
          <table:table-cell table:formula="of:=[.G71]-[.F71]" office:value-type="float" office:value="-0.0400000000000009" calcext:value-type="float">
            <text:p>-0.04</text:p>
          </table:table-cell>
          <table:table-cell table:formula="of:=[.H71]-[.G7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27_0042D1.log</text:p>
          </table:table-cell>
          <table:table-cell office:value-type="string" calcext:value-type="string">
            <text:p>0042D1</text:p>
          </table:table-cell>
          <table:table-cell office:value-type="float" office:value="920589994" calcext:value-type="float">
            <text:p>920589994</text:p>
          </table:table-cell>
          <table:table-cell office:value-type="float" office:value="924289982" calcext:value-type="float">
            <text:p>924289982</text:p>
          </table:table-cell>
          <table:table-cell office:value-type="float" office:value="927989982" calcext:value-type="float">
            <text:p>927989982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table:formula="of:=[.D72]-[.C72]" office:value-type="float" office:value="3699988" calcext:value-type="float">
            <text:p>3699988</text:p>
          </table:table-cell>
          <table:table-cell table:formula="of:=[.E72]-[.C72]" office:value-type="float" office:value="7399988" calcext:value-type="float">
            <text:p>7399988</text:p>
          </table:table-cell>
          <table:table-cell table:formula="of:=[.G72]-[.F72]" office:value-type="float" office:value="-0.0500000000000007" calcext:value-type="float">
            <text:p>-0.05</text:p>
          </table:table-cell>
          <table:table-cell table:formula="of:=[.H72]-[.G7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56_004239.log</text:p>
          </table:table-cell>
          <table:table-cell office:value-type="float" office:value="4239" calcext:value-type="float">
            <text:p>4239</text:p>
          </table:table-cell>
          <table:table-cell office:value-type="float" office:value="920594709" calcext:value-type="float">
            <text:p>920594709</text:p>
          </table:table-cell>
          <table:table-cell office:value-type="float" office:value="924294656" calcext:value-type="float">
            <text:p>924294656</text:p>
          </table:table-cell>
          <table:table-cell office:value-type="float" office:value="927994646" calcext:value-type="float">
            <text:p>927994646</text:p>
          </table:table-cell>
          <table:table-cell office:value-type="float" office:value="12.21" calcext:value-type="float">
            <text:p>12.21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6" calcext:value-type="float">
            <text:p>12.16</text:p>
          </table:table-cell>
          <table:table-cell table:formula="of:=[.D73]-[.C73]" office:value-type="float" office:value="3699947" calcext:value-type="float">
            <text:p>3699947</text:p>
          </table:table-cell>
          <table:table-cell table:formula="of:=[.E73]-[.C73]" office:value-type="float" office:value="7399937" calcext:value-type="float">
            <text:p>7399937</text:p>
          </table:table-cell>
          <table:table-cell table:formula="of:=[.G73]-[.F73]" office:value-type="float" office:value="-0.0200000000000013" calcext:value-type="float">
            <text:p>-0.02</text:p>
          </table:table-cell>
          <table:table-cell table:formula="of:=[.H73]-[.G7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51_004427.log</text:p>
          </table:table-cell>
          <table:table-cell office:value-type="float" office:value="4427" calcext:value-type="float">
            <text:p>4427</text:p>
          </table:table-cell>
          <table:table-cell office:value-type="float" office:value="920589910" calcext:value-type="float">
            <text:p>920589910</text:p>
          </table:table-cell>
          <table:table-cell office:value-type="float" office:value="924289853" calcext:value-type="float">
            <text:p>924289853</text:p>
          </table:table-cell>
          <table:table-cell office:value-type="float" office:value="927989826" calcext:value-type="float">
            <text:p>92798982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74]-[.C74]" office:value-type="float" office:value="3699943" calcext:value-type="float">
            <text:p>3699943</text:p>
          </table:table-cell>
          <table:table-cell table:formula="of:=[.E74]-[.C74]" office:value-type="float" office:value="7399916" calcext:value-type="float">
            <text:p>7399916</text:p>
          </table:table-cell>
          <table:table-cell table:formula="of:=[.G74]-[.F74]" office:value-type="float" office:value="-0.0300000000000011" calcext:value-type="float">
            <text:p>-0.03</text:p>
          </table:table-cell>
          <table:table-cell table:formula="of:=[.H74]-[.G7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26_0041E6.log</text:p>
          </table:table-cell>
          <table:table-cell office:value-type="float" office:value="41000000" calcext:value-type="float">
            <text:p>41000000</text:p>
          </table:table-cell>
          <table:table-cell office:value-type="float" office:value="920593486" calcext:value-type="float">
            <text:p>920593486</text:p>
          </table:table-cell>
          <table:table-cell office:value-type="float" office:value="924293464" calcext:value-type="float">
            <text:p>924293464</text:p>
          </table:table-cell>
          <table:table-cell office:value-type="float" office:value="927993478" calcext:value-type="float">
            <text:p>927993478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75]-[.C75]" office:value-type="float" office:value="3699978" calcext:value-type="float">
            <text:p>3699978</text:p>
          </table:table-cell>
          <table:table-cell table:formula="of:=[.E75]-[.C75]" office:value-type="float" office:value="7399992" calcext:value-type="float">
            <text:p>7399992</text:p>
          </table:table-cell>
          <table:table-cell table:formula="of:=[.G75]-[.F75]" office:value-type="float" office:value="-0.0500000000000007" calcext:value-type="float">
            <text:p>-0.05</text:p>
          </table:table-cell>
          <table:table-cell table:formula="of:=[.H75]-[.G7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37_0043D6.log</text:p>
          </table:table-cell>
          <table:table-cell office:value-type="string" calcext:value-type="string">
            <text:p>0043D6</text:p>
          </table:table-cell>
          <table:table-cell office:value-type="float" office:value="920590882" calcext:value-type="float">
            <text:p>920590882</text:p>
          </table:table-cell>
          <table:table-cell office:value-type="float" office:value="924290796" calcext:value-type="float">
            <text:p>924290796</text:p>
          </table:table-cell>
          <table:table-cell office:value-type="float" office:value="927990750" calcext:value-type="float">
            <text:p>927990750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table:formula="of:=[.D76]-[.C76]" office:value-type="float" office:value="3699914" calcext:value-type="float">
            <text:p>3699914</text:p>
          </table:table-cell>
          <table:table-cell table:formula="of:=[.E76]-[.C76]" office:value-type="float" office:value="7399868" calcext:value-type="float">
            <text:p>7399868</text:p>
          </table:table-cell>
          <table:table-cell table:formula="of:=[.G76]-[.F76]" office:value-type="float" office:value="-0.0600000000000005" calcext:value-type="float">
            <text:p>-0.06</text:p>
          </table:table-cell>
          <table:table-cell table:formula="of:=[.H76]-[.G7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48_0042B3.log</text:p>
          </table:table-cell>
          <table:table-cell office:value-type="string" calcext:value-type="string">
            <text:p>0042B3</text:p>
          </table:table-cell>
          <table:table-cell office:value-type="float" office:value="920591397" calcext:value-type="float">
            <text:p>920591397</text:p>
          </table:table-cell>
          <table:table-cell office:value-type="float" office:value="924291295" calcext:value-type="float">
            <text:p>924291295</text:p>
          </table:table-cell>
          <table:table-cell office:value-type="float" office:value="927991272" calcext:value-type="float">
            <text:p>927991272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9" calcext:value-type="float">
            <text:p>11.79</text:p>
          </table:table-cell>
          <table:table-cell table:formula="of:=[.D77]-[.C77]" office:value-type="float" office:value="3699898" calcext:value-type="float">
            <text:p>3699898</text:p>
          </table:table-cell>
          <table:table-cell table:formula="of:=[.E77]-[.C77]" office:value-type="float" office:value="7399875" calcext:value-type="float">
            <text:p>7399875</text:p>
          </table:table-cell>
          <table:table-cell table:formula="of:=[.G77]-[.F77]" office:value-type="float" office:value="-0.0399999999999991" calcext:value-type="float">
            <text:p>-0.04</text:p>
          </table:table-cell>
          <table:table-cell table:formula="of:=[.H77]-[.G77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031_00436A.log</text:p>
          </table:table-cell>
          <table:table-cell office:value-type="string" calcext:value-type="string">
            <text:p>00436A</text:p>
          </table:table-cell>
          <table:table-cell office:value-type="float" office:value="920593798" calcext:value-type="float">
            <text:p>920593798</text:p>
          </table:table-cell>
          <table:table-cell office:value-type="float" office:value="924293781" calcext:value-type="float">
            <text:p>924293781</text:p>
          </table:table-cell>
          <table:table-cell office:value-type="float" office:value="927993793" calcext:value-type="float">
            <text:p>92799379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5" calcext:value-type="float">
            <text:p>11.65</text:p>
          </table:table-cell>
          <table:table-cell table:formula="of:=[.D78]-[.C78]" office:value-type="float" office:value="3699983" calcext:value-type="float">
            <text:p>3699983</text:p>
          </table:table-cell>
          <table:table-cell table:formula="of:=[.E78]-[.C78]" office:value-type="float" office:value="7399995" calcext:value-type="float">
            <text:p>7399995</text:p>
          </table:table-cell>
          <table:table-cell table:formula="of:=[.G78]-[.F78]" office:value-type="float" office:value="-0.0700000000000003" calcext:value-type="float">
            <text:p>-0.07</text:p>
          </table:table-cell>
          <table:table-cell table:formula="of:=[.H78]-[.G78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41_004223.log</text:p>
          </table:table-cell>
          <table:table-cell office:value-type="float" office:value="4223" calcext:value-type="float">
            <text:p>4223</text:p>
          </table:table-cell>
          <table:table-cell office:value-type="float" office:value="920591465" calcext:value-type="float">
            <text:p>920591465</text:p>
          </table:table-cell>
          <table:table-cell office:value-type="float" office:value="924291410" calcext:value-type="float">
            <text:p>924291410</text:p>
          </table:table-cell>
          <table:table-cell office:value-type="float" office:value="927991379" calcext:value-type="float">
            <text:p>927991379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79]-[.C79]" office:value-type="float" office:value="3699945" calcext:value-type="float">
            <text:p>3699945</text:p>
          </table:table-cell>
          <table:table-cell table:formula="of:=[.E79]-[.C79]" office:value-type="float" office:value="7399914" calcext:value-type="float">
            <text:p>7399914</text:p>
          </table:table-cell>
          <table:table-cell table:formula="of:=[.G79]-[.F79]" office:value-type="float" office:value="-0.0400000000000009" calcext:value-type="float">
            <text:p>-0.04</text:p>
          </table:table-cell>
          <table:table-cell table:formula="of:=[.H79]-[.G7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12_0042C6.log</text:p>
          </table:table-cell>
          <table:table-cell office:value-type="string" calcext:value-type="string">
            <text:p>0042C6</text:p>
          </table:table-cell>
          <table:table-cell office:value-type="float" office:value="920594433" calcext:value-type="float">
            <text:p>920594433</text:p>
          </table:table-cell>
          <table:table-cell office:value-type="float" office:value="924294378" calcext:value-type="float">
            <text:p>924294378</text:p>
          </table:table-cell>
          <table:table-cell office:value-type="float" office:value="927994363" calcext:value-type="float">
            <text:p>927994363</text:p>
          </table:table-cell>
          <table:table-cell office:value-type="float" office:value="12.18" calcext:value-type="float">
            <text:p>12.18</text:p>
          </table:table-cell>
          <table:table-cell office:value-type="float" office:value="12.13" calcext:value-type="float">
            <text:p>12.13</text:p>
          </table:table-cell>
          <table:table-cell office:value-type="float" office:value="12.09" calcext:value-type="float">
            <text:p>12.09</text:p>
          </table:table-cell>
          <table:table-cell table:formula="of:=[.D80]-[.C80]" office:value-type="float" office:value="3699945" calcext:value-type="float">
            <text:p>3699945</text:p>
          </table:table-cell>
          <table:table-cell table:formula="of:=[.E80]-[.C80]" office:value-type="float" office:value="7399930" calcext:value-type="float">
            <text:p>7399930</text:p>
          </table:table-cell>
          <table:table-cell table:formula="of:=[.G80]-[.F80]" office:value-type="float" office:value="-0.0499999999999989" calcext:value-type="float">
            <text:p>-0.05</text:p>
          </table:table-cell>
          <table:table-cell table:formula="of:=[.H80]-[.G8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256_004104.log</text:p>
          </table:table-cell>
          <table:table-cell office:value-type="float" office:value="4104" calcext:value-type="float">
            <text:p>4104</text:p>
          </table:table-cell>
          <table:table-cell office:value-type="float" office:value="920593496" calcext:value-type="float">
            <text:p>920593496</text:p>
          </table:table-cell>
          <table:table-cell office:value-type="float" office:value="924293410" calcext:value-type="float">
            <text:p>924293410</text:p>
          </table:table-cell>
          <table:table-cell office:value-type="float" office:value="927993387" calcext:value-type="float">
            <text:p>92799338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7" calcext:value-type="float">
            <text:p>11.57</text:p>
          </table:table-cell>
          <table:table-cell table:formula="of:=[.D81]-[.C81]" office:value-type="float" office:value="3699914" calcext:value-type="float">
            <text:p>3699914</text:p>
          </table:table-cell>
          <table:table-cell table:formula="of:=[.E81]-[.C81]" office:value-type="float" office:value="7399891" calcext:value-type="float">
            <text:p>7399891</text:p>
          </table:table-cell>
          <table:table-cell table:formula="of:=[.G81]-[.F81]" office:value-type="float" office:value="-0.0600000000000005" calcext:value-type="float">
            <text:p>-0.06</text:p>
          </table:table-cell>
          <table:table-cell table:formula="of:=[.H81]-[.G8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31_004121.log</text:p>
          </table:table-cell>
          <table:table-cell office:value-type="float" office:value="4121" calcext:value-type="float">
            <text:p>4121</text:p>
          </table:table-cell>
          <table:table-cell office:value-type="float" office:value="920591500" calcext:value-type="float">
            <text:p>920591500</text:p>
          </table:table-cell>
          <table:table-cell office:value-type="float" office:value="924291417" calcext:value-type="float">
            <text:p>924291417</text:p>
          </table:table-cell>
          <table:table-cell office:value-type="float" office:value="927991382" calcext:value-type="float">
            <text:p>92799138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82]-[.C82]" office:value-type="float" office:value="3699917" calcext:value-type="float">
            <text:p>3699917</text:p>
          </table:table-cell>
          <table:table-cell table:formula="of:=[.E82]-[.C82]" office:value-type="float" office:value="7399882" calcext:value-type="float">
            <text:p>7399882</text:p>
          </table:table-cell>
          <table:table-cell table:formula="of:=[.G82]-[.F82]" office:value-type="float" office:value="-0.0399999999999991" calcext:value-type="float">
            <text:p>-0.04</text:p>
          </table:table-cell>
          <table:table-cell table:formula="of:=[.H82]-[.G8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10_0042FC.log</text:p>
          </table:table-cell>
          <table:table-cell office:value-type="string" calcext:value-type="string">
            <text:p>0042FC</text:p>
          </table:table-cell>
          <table:table-cell office:value-type="float" office:value="920590979" calcext:value-type="float">
            <text:p>920590979</text:p>
          </table:table-cell>
          <table:table-cell office:value-type="float" office:value="924290897" calcext:value-type="float">
            <text:p>924290897</text:p>
          </table:table-cell>
          <table:table-cell office:value-type="float" office:value="927990844" calcext:value-type="float">
            <text:p>92799084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83]-[.C83]" office:value-type="float" office:value="3699918" calcext:value-type="float">
            <text:p>3699918</text:p>
          </table:table-cell>
          <table:table-cell table:formula="of:=[.E83]-[.C83]" office:value-type="float" office:value="7399865" calcext:value-type="float">
            <text:p>7399865</text:p>
          </table:table-cell>
          <table:table-cell table:formula="of:=[.G83]-[.F83]" office:value-type="float" office:value="-0.0500000000000007" calcext:value-type="float">
            <text:p>-0.05</text:p>
          </table:table-cell>
          <table:table-cell table:formula="of:=[.H83]-[.G8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340_004127.log</text:p>
          </table:table-cell>
          <table:table-cell office:value-type="float" office:value="4127" calcext:value-type="float">
            <text:p>4127</text:p>
          </table:table-cell>
          <table:table-cell office:value-type="float" office:value="920591119" calcext:value-type="float">
            <text:p>920591119</text:p>
          </table:table-cell>
          <table:table-cell office:value-type="float" office:value="924291007" calcext:value-type="float">
            <text:p>924291007</text:p>
          </table:table-cell>
          <table:table-cell office:value-type="float" office:value="927990936" calcext:value-type="float">
            <text:p>92799093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84]-[.C84]" office:value-type="float" office:value="3699888" calcext:value-type="float">
            <text:p>3699888</text:p>
          </table:table-cell>
          <table:table-cell table:formula="of:=[.E84]-[.C84]" office:value-type="float" office:value="7399817" calcext:value-type="float">
            <text:p>7399817</text:p>
          </table:table-cell>
          <table:table-cell table:formula="of:=[.G84]-[.F84]" office:value-type="float" office:value="-0.0400000000000009" calcext:value-type="float">
            <text:p>-0.04</text:p>
          </table:table-cell>
          <table:table-cell table:formula="of:=[.H84]-[.G8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47_004123.log</text:p>
          </table:table-cell>
          <table:table-cell office:value-type="float" office:value="4123" calcext:value-type="float">
            <text:p>4123</text:p>
          </table:table-cell>
          <table:table-cell office:value-type="float" office:value="920594082" calcext:value-type="float">
            <text:p>920594082</text:p>
          </table:table-cell>
          <table:table-cell office:value-type="float" office:value="924294005" calcext:value-type="float">
            <text:p>924294005</text:p>
          </table:table-cell>
          <table:table-cell office:value-type="float" office:value="927993975" calcext:value-type="float">
            <text:p>927993975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table:formula="of:=[.D85]-[.C85]" office:value-type="float" office:value="3699923" calcext:value-type="float">
            <text:p>3699923</text:p>
          </table:table-cell>
          <table:table-cell table:formula="of:=[.E85]-[.C85]" office:value-type="float" office:value="7399893" calcext:value-type="float">
            <text:p>7399893</text:p>
          </table:table-cell>
          <table:table-cell table:formula="of:=[.G85]-[.F85]" office:value-type="float" office:value="-0.0500000000000007" calcext:value-type="float">
            <text:p>-0.05</text:p>
          </table:table-cell>
          <table:table-cell table:formula="of:=[.H85]-[.G85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4_00437B.log</text:p>
          </table:table-cell>
          <table:table-cell office:value-type="string" calcext:value-type="string">
            <text:p>00437B</text:p>
          </table:table-cell>
          <table:table-cell office:value-type="float" office:value="920592375" calcext:value-type="float">
            <text:p>920592375</text:p>
          </table:table-cell>
          <table:table-cell office:value-type="float" office:value="924292312" calcext:value-type="float">
            <text:p>924292312</text:p>
          </table:table-cell>
          <table:table-cell office:value-type="float" office:value="927992274" calcext:value-type="float">
            <text:p>927992274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1" calcext:value-type="float">
            <text:p>11.91</text:p>
          </table:table-cell>
          <table:table-cell table:formula="of:=[.D86]-[.C86]" office:value-type="float" office:value="3699937" calcext:value-type="float">
            <text:p>3699937</text:p>
          </table:table-cell>
          <table:table-cell table:formula="of:=[.E86]-[.C86]" office:value-type="float" office:value="7399899" calcext:value-type="float">
            <text:p>7399899</text:p>
          </table:table-cell>
          <table:table-cell table:formula="of:=[.G86]-[.F86]" office:value-type="float" office:value="-0.0400000000000009" calcext:value-type="float">
            <text:p>-0.04</text:p>
          </table:table-cell>
          <table:table-cell table:formula="of:=[.H86]-[.G8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49_0043A6.log</text:p>
          </table:table-cell>
          <table:table-cell office:value-type="string" calcext:value-type="string">
            <text:p>0043A6</text:p>
          </table:table-cell>
          <table:table-cell office:value-type="float" office:value="920591783" calcext:value-type="float">
            <text:p>920591783</text:p>
          </table:table-cell>
          <table:table-cell office:value-type="float" office:value="924291726" calcext:value-type="float">
            <text:p>924291726</text:p>
          </table:table-cell>
          <table:table-cell office:value-type="float" office:value="927991708" calcext:value-type="float">
            <text:p>92799170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87]-[.C87]" office:value-type="float" office:value="3699943" calcext:value-type="float">
            <text:p>3699943</text:p>
          </table:table-cell>
          <table:table-cell table:formula="of:=[.E87]-[.C87]" office:value-type="float" office:value="7399925" calcext:value-type="float">
            <text:p>7399925</text:p>
          </table:table-cell>
          <table:table-cell table:formula="of:=[.G87]-[.F87]" office:value-type="float" office:value="-0.0399999999999991" calcext:value-type="float">
            <text:p>-0.04</text:p>
          </table:table-cell>
          <table:table-cell table:formula="of:=[.H87]-[.G8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59_0042E1.log</text:p>
          </table:table-cell>
          <table:table-cell office:value-type="float" office:value="420" calcext:value-type="float">
            <text:p>420</text:p>
          </table:table-cell>
          <table:table-cell office:value-type="float" office:value="920594348" calcext:value-type="float">
            <text:p>920594348</text:p>
          </table:table-cell>
          <table:table-cell office:value-type="float" office:value="924294306" calcext:value-type="float">
            <text:p>924294306</text:p>
          </table:table-cell>
          <table:table-cell office:value-type="float" office:value="927994294" calcext:value-type="float">
            <text:p>927994294</text:p>
          </table:table-cell>
          <table:table-cell office:value-type="float" office:value="11.8" calcext:value-type="float">
            <text:p>11.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2" calcext:value-type="float">
            <text:p>11.72</text:p>
          </table:table-cell>
          <table:table-cell table:formula="of:=[.D88]-[.C88]" office:value-type="float" office:value="3699958" calcext:value-type="float">
            <text:p>3699958</text:p>
          </table:table-cell>
          <table:table-cell table:formula="of:=[.E88]-[.C88]" office:value-type="float" office:value="7399946" calcext:value-type="float">
            <text:p>7399946</text:p>
          </table:table-cell>
          <table:table-cell table:formula="of:=[.G88]-[.F88]" office:value-type="float" office:value="-0.0600000000000005" calcext:value-type="float">
            <text:p>-0.06</text:p>
          </table:table-cell>
          <table:table-cell table:formula="of:=[.H88]-[.G8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837_004319.log</text:p>
          </table:table-cell>
          <table:table-cell office:value-type="float" office:value="4319" calcext:value-type="float">
            <text:p>4319</text:p>
          </table:table-cell>
          <table:table-cell office:value-type="float" office:value="920593661" calcext:value-type="float">
            <text:p>920593661</text:p>
          </table:table-cell>
          <table:table-cell office:value-type="float" office:value="924293604" calcext:value-type="float">
            <text:p>924293604</text:p>
          </table:table-cell>
          <table:table-cell office:value-type="float" office:value="927993564" calcext:value-type="float">
            <text:p>92799356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89]-[.C89]" office:value-type="float" office:value="3699943" calcext:value-type="float">
            <text:p>3699943</text:p>
          </table:table-cell>
          <table:table-cell table:formula="of:=[.E89]-[.C89]" office:value-type="float" office:value="7399903" calcext:value-type="float">
            <text:p>7399903</text:p>
          </table:table-cell>
          <table:table-cell table:formula="of:=[.G89]-[.F89]" office:value-type="float" office:value="-0.0600000000000005" calcext:value-type="float">
            <text:p>-0.06</text:p>
          </table:table-cell>
          <table:table-cell table:formula="of:=[.H89]-[.G89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27_004330.log</text:p>
          </table:table-cell>
          <table:table-cell office:value-type="float" office:value="4330" calcext:value-type="float">
            <text:p>4330</text:p>
          </table:table-cell>
          <table:table-cell office:value-type="float" office:value="920591648" calcext:value-type="float">
            <text:p>920591648</text:p>
          </table:table-cell>
          <table:table-cell office:value-type="float" office:value="924291574" calcext:value-type="float">
            <text:p>924291574</text:p>
          </table:table-cell>
          <table:table-cell office:value-type="float" office:value="927991557" calcext:value-type="float">
            <text:p>92799155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90]-[.C90]" office:value-type="float" office:value="3699926" calcext:value-type="float">
            <text:p>3699926</text:p>
          </table:table-cell>
          <table:table-cell table:formula="of:=[.E90]-[.C90]" office:value-type="float" office:value="7399909" calcext:value-type="float">
            <text:p>7399909</text:p>
          </table:table-cell>
          <table:table-cell table:formula="of:=[.G90]-[.F90]" office:value-type="float" office:value="-0.0299999999999994" calcext:value-type="float">
            <text:p>-0.03</text:p>
          </table:table-cell>
          <table:table-cell table:formula="of:=[.H90]-[.G9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55_00418E.log</text:p>
          </table:table-cell>
          <table:table-cell office:value-type="string" calcext:value-type="string">
            <text:p>00418E</text:p>
          </table:table-cell>
          <table:table-cell office:value-type="float" office:value="920592387" calcext:value-type="float">
            <text:p>920592387</text:p>
          </table:table-cell>
          <table:table-cell office:value-type="float" office:value="924292299" calcext:value-type="float">
            <text:p>924292299</text:p>
          </table:table-cell>
          <table:table-cell office:value-type="float" office:value="927992256" calcext:value-type="float">
            <text:p>927992256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91]-[.C91]" office:value-type="float" office:value="3699912" calcext:value-type="float">
            <text:p>3699912</text:p>
          </table:table-cell>
          <table:table-cell table:formula="of:=[.E91]-[.C91]" office:value-type="float" office:value="7399869" calcext:value-type="float">
            <text:p>7399869</text:p>
          </table:table-cell>
          <table:table-cell table:formula="of:=[.G91]-[.F91]" office:value-type="float" office:value="-0.0299999999999994" calcext:value-type="float">
            <text:p>-0.03</text:p>
          </table:table-cell>
          <table:table-cell table:formula="of:=[.H91]-[.G9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38_0040CD.log</text:p>
          </table:table-cell>
          <table:table-cell office:value-type="string" calcext:value-type="string">
            <text:p>0040CD</text:p>
          </table:table-cell>
          <table:table-cell office:value-type="float" office:value="920598009" calcext:value-type="float">
            <text:p>920598009</text:p>
          </table:table-cell>
          <table:table-cell office:value-type="float" office:value="924297977" calcext:value-type="float">
            <text:p>924297977</text:p>
          </table:table-cell>
          <table:table-cell office:value-type="float" office:value="927997976" calcext:value-type="float">
            <text:p>92799797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92]-[.C92]" office:value-type="float" office:value="3699968" calcext:value-type="float">
            <text:p>3699968</text:p>
          </table:table-cell>
          <table:table-cell table:formula="of:=[.E92]-[.C92]" office:value-type="float" office:value="7399967" calcext:value-type="float">
            <text:p>7399967</text:p>
          </table:table-cell>
          <table:table-cell table:formula="of:=[.G92]-[.F92]" office:value-type="float" office:value="-0.0599999999999987" calcext:value-type="float">
            <text:p>-0.06</text:p>
          </table:table-cell>
          <table:table-cell table:formula="of:=[.H92]-[.G9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58_004205.log</text:p>
          </table:table-cell>
          <table:table-cell office:value-type="float" office:value="4205" calcext:value-type="float">
            <text:p>4205</text:p>
          </table:table-cell>
          <table:table-cell office:value-type="float" office:value="920594558" calcext:value-type="float">
            <text:p>920594558</text:p>
          </table:table-cell>
          <table:table-cell office:value-type="float" office:value="924294513" calcext:value-type="float">
            <text:p>924294513</text:p>
          </table:table-cell>
          <table:table-cell office:value-type="float" office:value="927994490" calcext:value-type="float">
            <text:p>927994490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4" calcext:value-type="float">
            <text:p>11.74</text:p>
          </table:table-cell>
          <table:table-cell table:formula="of:=[.D93]-[.C93]" office:value-type="float" office:value="3699955" calcext:value-type="float">
            <text:p>3699955</text:p>
          </table:table-cell>
          <table:table-cell table:formula="of:=[.E93]-[.C93]" office:value-type="float" office:value="7399932" calcext:value-type="float">
            <text:p>7399932</text:p>
          </table:table-cell>
          <table:table-cell table:formula="of:=[.G93]-[.F93]" office:value-type="float" office:value="-0.0400000000000009" calcext:value-type="float">
            <text:p>-0.04</text:p>
          </table:table-cell>
          <table:table-cell table:formula="of:=[.H93]-[.G9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2138_0040B6.log</text:p>
          </table:table-cell>
          <table:table-cell office:value-type="string" calcext:value-type="string">
            <text:p>0040B6</text:p>
          </table:table-cell>
          <table:table-cell office:value-type="float" office:value="920588644" calcext:value-type="float">
            <text:p>920588644</text:p>
          </table:table-cell>
          <table:table-cell office:value-type="float" office:value="924288527" calcext:value-type="float">
            <text:p>924288527</text:p>
          </table:table-cell>
          <table:table-cell office:value-type="float" office:value="927988461" calcext:value-type="float">
            <text:p>92798846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table:formula="of:=[.D94]-[.C94]" office:value-type="float" office:value="3699883" calcext:value-type="float">
            <text:p>3699883</text:p>
          </table:table-cell>
          <table:table-cell table:formula="of:=[.E94]-[.C94]" office:value-type="float" office:value="7399817" calcext:value-type="float">
            <text:p>7399817</text:p>
          </table:table-cell>
          <table:table-cell table:formula="of:=[.G94]-[.F94]" office:value-type="float" office:value="-0.0499999999999989" calcext:value-type="float">
            <text:p>-0.05</text:p>
          </table:table-cell>
          <table:table-cell table:formula="of:=[.H94]-[.G9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136_0040E5.log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920592419" calcext:value-type="float">
            <text:p>920592419</text:p>
          </table:table-cell>
          <table:table-cell office:value-type="float" office:value="924292356" calcext:value-type="float">
            <text:p>924292356</text:p>
          </table:table-cell>
          <table:table-cell office:value-type="float" office:value="927992320" calcext:value-type="float">
            <text:p>927992320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5" calcext:value-type="float">
            <text:p>11.65</text:p>
          </table:table-cell>
          <table:table-cell table:formula="of:=[.D95]-[.C95]" office:value-type="float" office:value="3699937" calcext:value-type="float">
            <text:p>3699937</text:p>
          </table:table-cell>
          <table:table-cell table:formula="of:=[.E95]-[.C95]" office:value-type="float" office:value="7399901" calcext:value-type="float">
            <text:p>7399901</text:p>
          </table:table-cell>
          <table:table-cell table:formula="of:=[.G95]-[.F95]" office:value-type="float" office:value="-0.0600000000000005" calcext:value-type="float">
            <text:p>-0.06</text:p>
          </table:table-cell>
          <table:table-cell table:formula="of:=[.H95]-[.G9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26_004371.log</text:p>
          </table:table-cell>
          <table:table-cell office:value-type="float" office:value="4371" calcext:value-type="float">
            <text:p>4371</text:p>
          </table:table-cell>
          <table:table-cell office:value-type="float" office:value="920593782" calcext:value-type="float">
            <text:p>920593782</text:p>
          </table:table-cell>
          <table:table-cell office:value-type="float" office:value="924293748" calcext:value-type="float">
            <text:p>924293748</text:p>
          </table:table-cell>
          <table:table-cell office:value-type="float" office:value="927993749" calcext:value-type="float">
            <text:p>927993749</text:p>
          </table:table-cell>
          <table:table-cell office:value-type="float" office:value="12.15" calcext:value-type="float">
            <text:p>12.15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" calcext:value-type="float">
            <text:p>12.1</text:p>
          </table:table-cell>
          <table:table-cell table:formula="of:=[.D96]-[.C96]" office:value-type="float" office:value="3699966" calcext:value-type="float">
            <text:p>3699966</text:p>
          </table:table-cell>
          <table:table-cell table:formula="of:=[.E96]-[.C96]" office:value-type="float" office:value="7399967" calcext:value-type="float">
            <text:p>7399967</text:p>
          </table:table-cell>
          <table:table-cell table:formula="of:=[.G96]-[.F96]" office:value-type="float" office:value="-0.0300000000000011" calcext:value-type="float">
            <text:p>-0.03</text:p>
          </table:table-cell>
          <table:table-cell table:formula="of:=[.H96]-[.G9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23_004305.log</text:p>
          </table:table-cell>
          <table:table-cell office:value-type="float" office:value="4305" calcext:value-type="float">
            <text:p>4305</text:p>
          </table:table-cell>
          <table:table-cell office:value-type="float" office:value="920595198" calcext:value-type="float">
            <text:p>920595198</text:p>
          </table:table-cell>
          <table:table-cell office:value-type="float" office:value="924295124" calcext:value-type="float">
            <text:p>924295124</text:p>
          </table:table-cell>
          <table:table-cell office:value-type="float" office:value="927995106" calcext:value-type="float">
            <text:p>927995106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97]-[.C97]" office:value-type="float" office:value="3699926" calcext:value-type="float">
            <text:p>3699926</text:p>
          </table:table-cell>
          <table:table-cell table:formula="of:=[.E97]-[.C97]" office:value-type="float" office:value="7399908" calcext:value-type="float">
            <text:p>7399908</text:p>
          </table:table-cell>
          <table:table-cell table:formula="of:=[.G97]-[.F97]" office:value-type="float" office:value="-0.0400000000000009" calcext:value-type="float">
            <text:p>-0.04</text:p>
          </table:table-cell>
          <table:table-cell table:formula="of:=[.H97]-[.G9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43_0041F1.log</text:p>
          </table:table-cell>
          <table:table-cell office:value-type="string" calcext:value-type="string">
            <text:p>0041F1</text:p>
          </table:table-cell>
          <table:table-cell office:value-type="float" office:value="920593897" calcext:value-type="float">
            <text:p>920593897</text:p>
          </table:table-cell>
          <table:table-cell office:value-type="float" office:value="924293825" calcext:value-type="float">
            <text:p>924293825</text:p>
          </table:table-cell>
          <table:table-cell office:value-type="float" office:value="927993797" calcext:value-type="float">
            <text:p>92799379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table:formula="of:=[.D98]-[.C98]" office:value-type="float" office:value="3699928" calcext:value-type="float">
            <text:p>3699928</text:p>
          </table:table-cell>
          <table:table-cell table:formula="of:=[.E98]-[.C98]" office:value-type="float" office:value="7399900" calcext:value-type="float">
            <text:p>7399900</text:p>
          </table:table-cell>
          <table:table-cell table:formula="of:=[.G98]-[.F98]" office:value-type="float" office:value="-0.0500000000000007" calcext:value-type="float">
            <text:p>-0.05</text:p>
          </table:table-cell>
          <table:table-cell table:formula="of:=[.H98]-[.G9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00_0040DB.log</text:p>
          </table:table-cell>
          <table:table-cell office:value-type="string" calcext:value-type="string">
            <text:p>0040DB</text:p>
          </table:table-cell>
          <table:table-cell office:value-type="float" office:value="920593247" calcext:value-type="float">
            <text:p>920593247</text:p>
          </table:table-cell>
          <table:table-cell office:value-type="float" office:value="924293180" calcext:value-type="float">
            <text:p>924293180</text:p>
          </table:table-cell>
          <table:table-cell office:value-type="float" office:value="927993151" calcext:value-type="float">
            <text:p>92799315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table:formula="of:=[.D99]-[.C99]" office:value-type="float" office:value="3699933" calcext:value-type="float">
            <text:p>3699933</text:p>
          </table:table-cell>
          <table:table-cell table:formula="of:=[.E99]-[.C99]" office:value-type="float" office:value="7399904" calcext:value-type="float">
            <text:p>7399904</text:p>
          </table:table-cell>
          <table:table-cell table:formula="of:=[.G99]-[.F99]" office:value-type="float" office:value="-0.0600000000000005" calcext:value-type="float">
            <text:p>-0.06</text:p>
          </table:table-cell>
          <table:table-cell table:formula="of:=[.H99]-[.G9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70_004244.log</text:p>
          </table:table-cell>
          <table:table-cell office:value-type="float" office:value="4244" calcext:value-type="float">
            <text:p>4244</text:p>
          </table:table-cell>
          <table:table-cell office:value-type="float" office:value="920589533" calcext:value-type="float">
            <text:p>920589533</text:p>
          </table:table-cell>
          <table:table-cell office:value-type="float" office:value="924289472" calcext:value-type="float">
            <text:p>924289472</text:p>
          </table:table-cell>
          <table:table-cell office:value-type="float" office:value="927989447" calcext:value-type="float">
            <text:p>927989447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100]-[.C100]" office:value-type="float" office:value="3699939" calcext:value-type="float">
            <text:p>3699939</text:p>
          </table:table-cell>
          <table:table-cell table:formula="of:=[.E100]-[.C100]" office:value-type="float" office:value="7399914" calcext:value-type="float">
            <text:p>7399914</text:p>
          </table:table-cell>
          <table:table-cell table:formula="of:=[.G100]-[.F100]" office:value-type="float" office:value="-0.0399999999999991" calcext:value-type="float">
            <text:p>-0.04</text:p>
          </table:table-cell>
          <table:table-cell table:formula="of:=[.H100]-[.G10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0_004185.log</text:p>
          </table:table-cell>
          <table:table-cell office:value-type="float" office:value="4185" calcext:value-type="float">
            <text:p>4185</text:p>
          </table:table-cell>
          <table:table-cell office:value-type="float" office:value="920596029" calcext:value-type="float">
            <text:p>920596029</text:p>
          </table:table-cell>
          <table:table-cell office:value-type="float" office:value="924295986" calcext:value-type="float">
            <text:p>924295986</text:p>
          </table:table-cell>
          <table:table-cell office:value-type="float" office:value="927995978" calcext:value-type="float">
            <text:p>92799597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101]-[.C101]" office:value-type="float" office:value="3699957" calcext:value-type="float">
            <text:p>3699957</text:p>
          </table:table-cell>
          <table:table-cell table:formula="of:=[.E101]-[.C101]" office:value-type="float" office:value="7399949" calcext:value-type="float">
            <text:p>7399949</text:p>
          </table:table-cell>
          <table:table-cell table:formula="of:=[.G101]-[.F101]" office:value-type="float" office:value="-0.0399999999999991" calcext:value-type="float">
            <text:p>-0.04</text:p>
          </table:table-cell>
          <table:table-cell table:formula="of:=[.H101]-[.G10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154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120" calcext:value-type="float">
            <text:p>920591120</text:p>
          </table:table-cell>
          <table:table-cell office:value-type="float" office:value="924291044" calcext:value-type="float">
            <text:p>924291044</text:p>
          </table:table-cell>
          <table:table-cell office:value-type="float" office:value="927990994" calcext:value-type="float">
            <text:p>92799099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table:formula="of:=[.D102]-[.C102]" office:value-type="float" office:value="3699924" calcext:value-type="float">
            <text:p>3699924</text:p>
          </table:table-cell>
          <table:table-cell table:formula="of:=[.E102]-[.C102]" office:value-type="float" office:value="7399874" calcext:value-type="float">
            <text:p>7399874</text:p>
          </table:table-cell>
          <table:table-cell table:formula="of:=[.G102]-[.F102]" office:value-type="float" office:value="-0.0599999999999987" calcext:value-type="float">
            <text:p>-0.06</text:p>
          </table:table-cell>
          <table:table-cell table:formula="of:=[.H102]-[.G10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927_004118.log</text:p>
          </table:table-cell>
          <table:table-cell office:value-type="float" office:value="4118" calcext:value-type="float">
            <text:p>4118</text:p>
          </table:table-cell>
          <table:table-cell office:value-type="float" office:value="920591319" calcext:value-type="float">
            <text:p>920591319</text:p>
          </table:table-cell>
          <table:table-cell office:value-type="float" office:value="924291257" calcext:value-type="float">
            <text:p>924291257</text:p>
          </table:table-cell>
          <table:table-cell office:value-type="float" office:value="927991253" calcext:value-type="float">
            <text:p>927991253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table:formula="of:=[.D103]-[.C103]" office:value-type="float" office:value="3699938" calcext:value-type="float">
            <text:p>3699938</text:p>
          </table:table-cell>
          <table:table-cell table:formula="of:=[.E103]-[.C103]" office:value-type="float" office:value="7399934" calcext:value-type="float">
            <text:p>7399934</text:p>
          </table:table-cell>
          <table:table-cell table:formula="of:=[.G103]-[.F103]" office:value-type="float" office:value="-0.0499999999999989" calcext:value-type="float">
            <text:p>-0.05</text:p>
          </table:table-cell>
          <table:table-cell table:formula="of:=[.H103]-[.G10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3_0041EA.log</text:p>
          </table:table-cell>
          <table:table-cell office:value-type="string" calcext:value-type="string">
            <text:p>0041EA</text:p>
          </table:table-cell>
          <table:table-cell office:value-type="float" office:value="920593994" calcext:value-type="float">
            <text:p>920593994</text:p>
          </table:table-cell>
          <table:table-cell office:value-type="float" office:value="924293960" calcext:value-type="float">
            <text:p>924293960</text:p>
          </table:table-cell>
          <table:table-cell office:value-type="float" office:value="927993969" calcext:value-type="float">
            <text:p>92799396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table:formula="of:=[.D104]-[.C104]" office:value-type="float" office:value="3699966" calcext:value-type="float">
            <text:p>3699966</text:p>
          </table:table-cell>
          <table:table-cell table:formula="of:=[.E104]-[.C104]" office:value-type="float" office:value="7399975" calcext:value-type="float">
            <text:p>7399975</text:p>
          </table:table-cell>
          <table:table-cell table:formula="of:=[.G104]-[.F104]" office:value-type="float" office:value="-0.0499999999999989" calcext:value-type="float">
            <text:p>-0.05</text:p>
          </table:table-cell>
          <table:table-cell table:formula="of:=[.H104]-[.G10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13_0041BD.log</text:p>
          </table:table-cell>
          <table:table-cell office:value-type="string" calcext:value-type="string">
            <text:p>0041BD</text:p>
          </table:table-cell>
          <table:table-cell office:value-type="float" office:value="920595104" calcext:value-type="float">
            <text:p>920595104</text:p>
          </table:table-cell>
          <table:table-cell office:value-type="float" office:value="924295057" calcext:value-type="float">
            <text:p>924295057</text:p>
          </table:table-cell>
          <table:table-cell office:value-type="float" office:value="927995054" calcext:value-type="float">
            <text:p>927995054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105]-[.C105]" office:value-type="float" office:value="3699953" calcext:value-type="float">
            <text:p>3699953</text:p>
          </table:table-cell>
          <table:table-cell table:formula="of:=[.E105]-[.C105]" office:value-type="float" office:value="7399950" calcext:value-type="float">
            <text:p>7399950</text:p>
          </table:table-cell>
          <table:table-cell table:formula="of:=[.G105]-[.F105]" office:value-type="float" office:value="-0.0599999999999987" calcext:value-type="float">
            <text:p>-0.06</text:p>
          </table:table-cell>
          <table:table-cell table:formula="of:=[.H105]-[.G10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30_0042DC.log</text:p>
          </table:table-cell>
          <table:table-cell office:value-type="string" calcext:value-type="string">
            <text:p>0042DC</text:p>
          </table:table-cell>
          <table:table-cell office:value-type="float" office:value="920594165" calcext:value-type="float">
            <text:p>920594165</text:p>
          </table:table-cell>
          <table:table-cell office:value-type="float" office:value="924294122" calcext:value-type="float">
            <text:p>924294122</text:p>
          </table:table-cell>
          <table:table-cell office:value-type="float" office:value="927994089" calcext:value-type="float">
            <text:p>92799408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106]-[.C106]" office:value-type="float" office:value="3699957" calcext:value-type="float">
            <text:p>3699957</text:p>
          </table:table-cell>
          <table:table-cell table:formula="of:=[.E106]-[.C106]" office:value-type="float" office:value="7399924" calcext:value-type="float">
            <text:p>7399924</text:p>
          </table:table-cell>
          <table:table-cell table:formula="of:=[.G106]-[.F106]" office:value-type="float" office:value="-0.0199999999999996" calcext:value-type="float">
            <text:p>-0.02</text:p>
          </table:table-cell>
          <table:table-cell table:formula="of:=[.H106]-[.G10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02_00429F.log</text:p>
          </table:table-cell>
          <table:table-cell office:value-type="string" calcext:value-type="string">
            <text:p>00429F</text:p>
          </table:table-cell>
          <table:table-cell office:value-type="float" office:value="920591232" calcext:value-type="float">
            <text:p>920591232</text:p>
          </table:table-cell>
          <table:table-cell office:value-type="float" office:value="924291159" calcext:value-type="float">
            <text:p>924291159</text:p>
          </table:table-cell>
          <table:table-cell office:value-type="float" office:value="927991098" calcext:value-type="float">
            <text:p>927991098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1" calcext:value-type="float">
            <text:p>11.81</text:p>
          </table:table-cell>
          <table:table-cell table:formula="of:=[.D107]-[.C107]" office:value-type="float" office:value="3699927" calcext:value-type="float">
            <text:p>3699927</text:p>
          </table:table-cell>
          <table:table-cell table:formula="of:=[.E107]-[.C107]" office:value-type="float" office:value="7399866" calcext:value-type="float">
            <text:p>7399866</text:p>
          </table:table-cell>
          <table:table-cell table:formula="of:=[.G107]-[.F107]" office:value-type="float" office:value="-0.0399999999999991" calcext:value-type="float">
            <text:p>-0.04</text:p>
          </table:table-cell>
          <table:table-cell table:formula="of:=[.H107]-[.G107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12_0041DF.log</text:p>
          </table:table-cell>
          <table:table-cell office:value-type="string" calcext:value-type="string">
            <text:p>0041DF</text:p>
          </table:table-cell>
          <table:table-cell office:value-type="float" office:value="920594666" calcext:value-type="float">
            <text:p>920594666</text:p>
          </table:table-cell>
          <table:table-cell office:value-type="float" office:value="924294626" calcext:value-type="float">
            <text:p>924294626</text:p>
          </table:table-cell>
          <table:table-cell office:value-type="float" office:value="927994628" calcext:value-type="float">
            <text:p>92799462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108]-[.C108]" office:value-type="float" office:value="3699960" calcext:value-type="float">
            <text:p>3699960</text:p>
          </table:table-cell>
          <table:table-cell table:formula="of:=[.E108]-[.C108]" office:value-type="float" office:value="7399962" calcext:value-type="float">
            <text:p>7399962</text:p>
          </table:table-cell>
          <table:table-cell table:formula="of:=[.G108]-[.F108]" office:value-type="float" office:value="-0.0399999999999991" calcext:value-type="float">
            <text:p>-0.04</text:p>
          </table:table-cell>
          <table:table-cell table:formula="of:=[.H108]-[.G10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19_0041CD.log</text:p>
          </table:table-cell>
          <table:table-cell office:value-type="string" calcext:value-type="string">
            <text:p>0041CD</text:p>
          </table:table-cell>
          <table:table-cell office:value-type="float" office:value="920590975" calcext:value-type="float">
            <text:p>920590975</text:p>
          </table:table-cell>
          <table:table-cell office:value-type="float" office:value="924290916" calcext:value-type="float">
            <text:p>924290916</text:p>
          </table:table-cell>
          <table:table-cell office:value-type="float" office:value="927990883" calcext:value-type="float">
            <text:p>927990883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109]-[.C109]" office:value-type="float" office:value="3699941" calcext:value-type="float">
            <text:p>3699941</text:p>
          </table:table-cell>
          <table:table-cell table:formula="of:=[.E109]-[.C109]" office:value-type="float" office:value="7399908" calcext:value-type="float">
            <text:p>7399908</text:p>
          </table:table-cell>
          <table:table-cell table:formula="of:=[.G109]-[.F109]" office:value-type="float" office:value="-0.0400000000000009" calcext:value-type="float">
            <text:p>-0.04</text:p>
          </table:table-cell>
          <table:table-cell table:formula="of:=[.H109]-[.G10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42_0040C1.log</text:p>
          </table:table-cell>
          <table:table-cell office:value-type="string" calcext:value-type="string">
            <text:p>0040C1</text:p>
          </table:table-cell>
          <table:table-cell office:value-type="float" office:value="920594479" calcext:value-type="float">
            <text:p>920594479</text:p>
          </table:table-cell>
          <table:table-cell office:value-type="float" office:value="924294402" calcext:value-type="float">
            <text:p>924294402</text:p>
          </table:table-cell>
          <table:table-cell office:value-type="float" office:value="927994381" calcext:value-type="float">
            <text:p>92799438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110]-[.C110]" office:value-type="float" office:value="3699923" calcext:value-type="float">
            <text:p>3699923</text:p>
          </table:table-cell>
          <table:table-cell table:formula="of:=[.E110]-[.C110]" office:value-type="float" office:value="7399902" calcext:value-type="float">
            <text:p>7399902</text:p>
          </table:table-cell>
          <table:table-cell table:formula="of:=[.G110]-[.F110]" office:value-type="float" office:value="-0.0199999999999996" calcext:value-type="float">
            <text:p>-0.02</text:p>
          </table:table-cell>
          <table:table-cell table:formula="of:=[.H110]-[.G11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46_0043CA.log</text:p>
          </table:table-cell>
          <table:table-cell office:value-type="string" calcext:value-type="string">
            <text:p>0043CA</text:p>
          </table:table-cell>
          <table:table-cell office:value-type="float" office:value="920591652" calcext:value-type="float">
            <text:p>920591652</text:p>
          </table:table-cell>
          <table:table-cell office:value-type="float" office:value="924291588" calcext:value-type="float">
            <text:p>924291588</text:p>
          </table:table-cell>
          <table:table-cell office:value-type="float" office:value="927991557" calcext:value-type="float">
            <text:p>92799155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table:formula="of:=[.D111]-[.C111]" office:value-type="float" office:value="3699936" calcext:value-type="float">
            <text:p>3699936</text:p>
          </table:table-cell>
          <table:table-cell table:formula="of:=[.E111]-[.C111]" office:value-type="float" office:value="7399905" calcext:value-type="float">
            <text:p>7399905</text:p>
          </table:table-cell>
          <table:table-cell table:formula="of:=[.G111]-[.F111]" office:value-type="float" office:value="-0.0299999999999994" calcext:value-type="float">
            <text:p>-0.03</text:p>
          </table:table-cell>
          <table:table-cell table:formula="of:=[.H111]-[.G11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37_004373.log</text:p>
          </table:table-cell>
          <table:table-cell office:value-type="float" office:value="4373" calcext:value-type="float">
            <text:p>4373</text:p>
          </table:table-cell>
          <table:table-cell office:value-type="float" office:value="920592901" calcext:value-type="float">
            <text:p>920592901</text:p>
          </table:table-cell>
          <table:table-cell office:value-type="float" office:value="924292847" calcext:value-type="float">
            <text:p>924292847</text:p>
          </table:table-cell>
          <table:table-cell office:value-type="float" office:value="927992839" calcext:value-type="float">
            <text:p>927992839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112]-[.C112]" office:value-type="float" office:value="3699946" calcext:value-type="float">
            <text:p>3699946</text:p>
          </table:table-cell>
          <table:table-cell table:formula="of:=[.E112]-[.C112]" office:value-type="float" office:value="7399938" calcext:value-type="float">
            <text:p>7399938</text:p>
          </table:table-cell>
          <table:table-cell table:formula="of:=[.G112]-[.F112]" office:value-type="float" office:value="-0.0400000000000009" calcext:value-type="float">
            <text:p>-0.04</text:p>
          </table:table-cell>
          <table:table-cell table:formula="of:=[.H112]-[.G11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21_00416C.log</text:p>
          </table:table-cell>
          <table:table-cell office:value-type="string" calcext:value-type="string">
            <text:p>00416C</text:p>
          </table:table-cell>
          <table:table-cell office:value-type="float" office:value="920591015" calcext:value-type="float">
            <text:p>920591015</text:p>
          </table:table-cell>
          <table:table-cell office:value-type="float" office:value="924290924" calcext:value-type="float">
            <text:p>924290924</text:p>
          </table:table-cell>
          <table:table-cell office:value-type="float" office:value="927990881" calcext:value-type="float">
            <text:p>927990881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table:formula="of:=[.D113]-[.C113]" office:value-type="float" office:value="3699909" calcext:value-type="float">
            <text:p>3699909</text:p>
          </table:table-cell>
          <table:table-cell table:formula="of:=[.E113]-[.C113]" office:value-type="float" office:value="7399866" calcext:value-type="float">
            <text:p>7399866</text:p>
          </table:table-cell>
          <table:table-cell table:formula="of:=[.G113]-[.F113]" office:value-type="float" office:value="-0.0500000000000007" calcext:value-type="float">
            <text:p>-0.05</text:p>
          </table:table-cell>
          <table:table-cell table:formula="of:=[.H113]-[.G11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24_004200.log</text:p>
          </table:table-cell>
          <table:table-cell office:value-type="float" office:value="4200" calcext:value-type="float">
            <text:p>4200</text:p>
          </table:table-cell>
          <table:table-cell office:value-type="float" office:value="920591907" calcext:value-type="float">
            <text:p>920591907</text:p>
          </table:table-cell>
          <table:table-cell office:value-type="float" office:value="924291828" calcext:value-type="float">
            <text:p>924291828</text:p>
          </table:table-cell>
          <table:table-cell office:value-type="float" office:value="927991776" calcext:value-type="float">
            <text:p>927991776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114]-[.C114]" office:value-type="float" office:value="3699921" calcext:value-type="float">
            <text:p>3699921</text:p>
          </table:table-cell>
          <table:table-cell table:formula="of:=[.E114]-[.C114]" office:value-type="float" office:value="7399869" calcext:value-type="float">
            <text:p>7399869</text:p>
          </table:table-cell>
          <table:table-cell table:formula="of:=[.G114]-[.F114]" office:value-type="float" office:value="-0.0299999999999994" calcext:value-type="float">
            <text:p>-0.03</text:p>
          </table:table-cell>
          <table:table-cell table:formula="of:=[.H114]-[.G11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34_0042F7.log</text:p>
          </table:table-cell>
          <table:table-cell office:value-type="string" calcext:value-type="string">
            <text:p>0042F7</text:p>
          </table:table-cell>
          <table:table-cell office:value-type="float" office:value="920589301" calcext:value-type="float">
            <text:p>920589301</text:p>
          </table:table-cell>
          <table:table-cell office:value-type="float" office:value="924289231" calcext:value-type="float">
            <text:p>924289231</text:p>
          </table:table-cell>
          <table:table-cell office:value-type="float" office:value="927989203" calcext:value-type="float">
            <text:p>92798920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115]-[.C115]" office:value-type="float" office:value="3699930" calcext:value-type="float">
            <text:p>3699930</text:p>
          </table:table-cell>
          <table:table-cell table:formula="of:=[.E115]-[.C115]" office:value-type="float" office:value="7399902" calcext:value-type="float">
            <text:p>7399902</text:p>
          </table:table-cell>
          <table:table-cell table:formula="of:=[.G115]-[.F115]" office:value-type="float" office:value="-0.0700000000000003" calcext:value-type="float">
            <text:p>-0.07</text:p>
          </table:table-cell>
          <table:table-cell table:formula="of:=[.H115]-[.G11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834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652" calcext:value-type="float">
            <text:p>920591652</text:p>
          </table:table-cell>
          <table:table-cell office:value-type="float" office:value="924291551" calcext:value-type="float">
            <text:p>924291551</text:p>
          </table:table-cell>
          <table:table-cell office:value-type="float" office:value="927991503" calcext:value-type="float">
            <text:p>927991503</text:p>
          </table:table-cell>
          <table:table-cell table:number-columns-repeated="2" office:value-type="float" office:value="11.56" calcext:value-type="float">
            <text:p>11.56</text:p>
          </table:table-cell>
          <table:table-cell office:value-type="float" office:value="11.54" calcext:value-type="float">
            <text:p>11.54</text:p>
          </table:table-cell>
          <table:table-cell table:formula="of:=[.D116]-[.C116]" office:value-type="float" office:value="3699899" calcext:value-type="float">
            <text:p>3699899</text:p>
          </table:table-cell>
          <table:table-cell table:formula="of:=[.E116]-[.C116]" office:value-type="float" office:value="7399851" calcext:value-type="float">
            <text:p>7399851</text:p>
          </table:table-cell>
          <table:table-cell table:formula="of:=[.G116]-[.F116]" office:value-type="float" office:value="0" calcext:value-type="float">
            <text:p>0</text:p>
          </table:table-cell>
          <table:table-cell table:formula="of:=[.H116]-[.G11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58_0043FB.log</text:p>
          </table:table-cell>
          <table:table-cell office:value-type="string" calcext:value-type="string">
            <text:p>0043FB</text:p>
          </table:table-cell>
          <table:table-cell office:value-type="float" office:value="920594385" calcext:value-type="float">
            <text:p>920594385</text:p>
          </table:table-cell>
          <table:table-cell office:value-type="float" office:value="924294310" calcext:value-type="float">
            <text:p>924294310</text:p>
          </table:table-cell>
          <table:table-cell office:value-type="float" office:value="927994286" calcext:value-type="float">
            <text:p>927994286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9" calcext:value-type="float">
            <text:p>11.89</text:p>
          </table:table-cell>
          <table:table-cell table:formula="of:=[.D117]-[.C117]" office:value-type="float" office:value="3699925" calcext:value-type="float">
            <text:p>3699925</text:p>
          </table:table-cell>
          <table:table-cell table:formula="of:=[.E117]-[.C117]" office:value-type="float" office:value="7399901" calcext:value-type="float">
            <text:p>7399901</text:p>
          </table:table-cell>
          <table:table-cell table:formula="of:=[.G117]-[.F117]" office:value-type="float" office:value="-0.0299999999999994" calcext:value-type="float">
            <text:p>-0.03</text:p>
          </table:table-cell>
          <table:table-cell table:formula="of:=[.H117]-[.G11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54_0041A6.log</text:p>
          </table:table-cell>
          <table:table-cell office:value-type="string" calcext:value-type="string">
            <text:p>0041A6</text:p>
          </table:table-cell>
          <table:table-cell office:value-type="float" office:value="920591821" calcext:value-type="float">
            <text:p>920591821</text:p>
          </table:table-cell>
          <table:table-cell office:value-type="float" office:value="924291788" calcext:value-type="float">
            <text:p>924291788</text:p>
          </table:table-cell>
          <table:table-cell office:value-type="float" office:value="927991797" calcext:value-type="float">
            <text:p>927991797</text:p>
          </table:table-cell>
          <table:table-cell office:value-type="float" office:value="11.95" calcext:value-type="float">
            <text:p>11.95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118]-[.C118]" office:value-type="float" office:value="3699967" calcext:value-type="float">
            <text:p>3699967</text:p>
          </table:table-cell>
          <table:table-cell table:formula="of:=[.E118]-[.C118]" office:value-type="float" office:value="7399976" calcext:value-type="float">
            <text:p>7399976</text:p>
          </table:table-cell>
          <table:table-cell table:formula="of:=[.G118]-[.F118]" office:value-type="float" office:value="-0.0699999999999985" calcext:value-type="float">
            <text:p>-0.07</text:p>
          </table:table-cell>
          <table:table-cell table:formula="of:=[.H118]-[.G11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16_004110.log</text:p>
          </table:table-cell>
          <table:table-cell office:value-type="float" office:value="4110" calcext:value-type="float">
            <text:p>4110</text:p>
          </table:table-cell>
          <table:table-cell office:value-type="float" office:value="920589108" calcext:value-type="float">
            <text:p>920589108</text:p>
          </table:table-cell>
          <table:table-cell office:value-type="float" office:value="924289031" calcext:value-type="float">
            <text:p>924289031</text:p>
          </table:table-cell>
          <table:table-cell office:value-type="float" office:value="927988990" calcext:value-type="float">
            <text:p>92798899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5" calcext:value-type="float">
            <text:p>11.65</text:p>
          </table:table-cell>
          <table:table-cell table:formula="of:=[.D119]-[.C119]" office:value-type="float" office:value="3699923" calcext:value-type="float">
            <text:p>3699923</text:p>
          </table:table-cell>
          <table:table-cell table:formula="of:=[.E119]-[.C119]" office:value-type="float" office:value="7399882" calcext:value-type="float">
            <text:p>7399882</text:p>
          </table:table-cell>
          <table:table-cell table:formula="of:=[.G119]-[.F119]" office:value-type="float" office:value="-0.0500000000000007" calcext:value-type="float">
            <text:p>-0.05</text:p>
          </table:table-cell>
          <table:table-cell table:formula="of:=[.H119]-[.G119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45_00424E.log</text:p>
          </table:table-cell>
          <table:table-cell office:value-type="string" calcext:value-type="string">
            <text:p>00424E</text:p>
          </table:table-cell>
          <table:table-cell office:value-type="float" office:value="920594220" calcext:value-type="float">
            <text:p>920594220</text:p>
          </table:table-cell>
          <table:table-cell office:value-type="float" office:value="924294154" calcext:value-type="float">
            <text:p>924294154</text:p>
          </table:table-cell>
          <table:table-cell office:value-type="float" office:value="927994136" calcext:value-type="float">
            <text:p>927994136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120]-[.C120]" office:value-type="float" office:value="3699934" calcext:value-type="float">
            <text:p>3699934</text:p>
          </table:table-cell>
          <table:table-cell table:formula="of:=[.E120]-[.C120]" office:value-type="float" office:value="7399916" calcext:value-type="float">
            <text:p>7399916</text:p>
          </table:table-cell>
          <table:table-cell table:formula="of:=[.G120]-[.F120]" office:value-type="float" office:value="-0.0500000000000007" calcext:value-type="float">
            <text:p>-0.05</text:p>
          </table:table-cell>
          <table:table-cell table:formula="of:=[.H120]-[.G12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3_00427C.log</text:p>
          </table:table-cell>
          <table:table-cell office:value-type="string" calcext:value-type="string">
            <text:p>00427C</text:p>
          </table:table-cell>
          <table:table-cell office:value-type="float" office:value="920595924" calcext:value-type="float">
            <text:p>920595924</text:p>
          </table:table-cell>
          <table:table-cell office:value-type="float" office:value="924295944" calcext:value-type="float">
            <text:p>924295944</text:p>
          </table:table-cell>
          <table:table-cell office:value-type="float" office:value="927995973" calcext:value-type="float">
            <text:p>927995973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121]-[.C121]" office:value-type="float" office:value="3700020" calcext:value-type="float">
            <text:p>3700020</text:p>
          </table:table-cell>
          <table:table-cell table:formula="of:=[.E121]-[.C121]" office:value-type="float" office:value="7400049" calcext:value-type="float">
            <text:p>7400049</text:p>
          </table:table-cell>
          <table:table-cell table:formula="of:=[.G121]-[.F121]" office:value-type="float" office:value="-0.0500000000000007" calcext:value-type="float">
            <text:p>-0.05</text:p>
          </table:table-cell>
          <table:table-cell table:formula="of:=[.H121]-[.G12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55_004442.log</text:p>
          </table:table-cell>
          <table:table-cell office:value-type="float" office:value="4442" calcext:value-type="float">
            <text:p>4442</text:p>
          </table:table-cell>
          <table:table-cell office:value-type="float" office:value="920590397" calcext:value-type="float">
            <text:p>920590397</text:p>
          </table:table-cell>
          <table:table-cell office:value-type="float" office:value="924290332" calcext:value-type="float">
            <text:p>924290332</text:p>
          </table:table-cell>
          <table:table-cell office:value-type="float" office:value="927990310" calcext:value-type="float">
            <text:p>927990310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122]-[.C122]" office:value-type="float" office:value="3699935" calcext:value-type="float">
            <text:p>3699935</text:p>
          </table:table-cell>
          <table:table-cell table:formula="of:=[.E122]-[.C122]" office:value-type="float" office:value="7399913" calcext:value-type="float">
            <text:p>7399913</text:p>
          </table:table-cell>
          <table:table-cell table:formula="of:=[.G122]-[.F122]" office:value-type="float" office:value="-0.0499999999999989" calcext:value-type="float">
            <text:p>-0.05</text:p>
          </table:table-cell>
          <table:table-cell table:formula="of:=[.H122]-[.G122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455_004130.log</text:p>
          </table:table-cell>
          <table:table-cell office:value-type="float" office:value="4130" calcext:value-type="float">
            <text:p>4130</text:p>
          </table:table-cell>
          <table:table-cell office:value-type="float" office:value="920590979" calcext:value-type="float">
            <text:p>920590979</text:p>
          </table:table-cell>
          <table:table-cell office:value-type="float" office:value="924290922" calcext:value-type="float">
            <text:p>924290922</text:p>
          </table:table-cell>
          <table:table-cell office:value-type="float" office:value="927990898" calcext:value-type="float">
            <text:p>927990898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123]-[.C123]" office:value-type="float" office:value="3699943" calcext:value-type="float">
            <text:p>3699943</text:p>
          </table:table-cell>
          <table:table-cell table:formula="of:=[.E123]-[.C123]" office:value-type="float" office:value="7399919" calcext:value-type="float">
            <text:p>7399919</text:p>
          </table:table-cell>
          <table:table-cell table:formula="of:=[.G123]-[.F123]" office:value-type="float" office:value="-0.0400000000000009" calcext:value-type="float">
            <text:p>-0.04</text:p>
          </table:table-cell>
          <table:table-cell table:formula="of:=[.H123]-[.G12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52_0043C2.log</text:p>
          </table:table-cell>
          <table:table-cell office:value-type="string" calcext:value-type="string">
            <text:p>0043C2</text:p>
          </table:table-cell>
          <table:table-cell office:value-type="float" office:value="920591549" calcext:value-type="float">
            <text:p>920591549</text:p>
          </table:table-cell>
          <table:table-cell office:value-type="float" office:value="924291496" calcext:value-type="float">
            <text:p>924291496</text:p>
          </table:table-cell>
          <table:table-cell office:value-type="float" office:value="927991434" calcext:value-type="float">
            <text:p>92799143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6" calcext:value-type="float">
            <text:p>11.76</text:p>
          </table:table-cell>
          <table:table-cell table:formula="of:=[.D124]-[.C124]" office:value-type="float" office:value="3699947" calcext:value-type="float">
            <text:p>3699947</text:p>
          </table:table-cell>
          <table:table-cell table:formula="of:=[.E124]-[.C124]" office:value-type="float" office:value="7399885" calcext:value-type="float">
            <text:p>7399885</text:p>
          </table:table-cell>
          <table:table-cell table:formula="of:=[.G124]-[.F124]" office:value-type="float" office:value="-0.0300000000000011" calcext:value-type="float">
            <text:p>-0.03</text:p>
          </table:table-cell>
          <table:table-cell table:formula="of:=[.H124]-[.G12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48_0041B9.log</text:p>
          </table:table-cell>
          <table:table-cell office:value-type="string" calcext:value-type="string">
            <text:p>0041B9</text:p>
          </table:table-cell>
          <table:table-cell office:value-type="float" office:value="920592854" calcext:value-type="float">
            <text:p>920592854</text:p>
          </table:table-cell>
          <table:table-cell office:value-type="float" office:value="924292762" calcext:value-type="float">
            <text:p>924292762</text:p>
          </table:table-cell>
          <table:table-cell office:value-type="float" office:value="927992719" calcext:value-type="float">
            <text:p>927992719</text:p>
          </table:table-cell>
          <table:table-cell office:value-type="float" office:value="11.7" calcext:value-type="float">
            <text:p>11.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2" calcext:value-type="float">
            <text:p>11.62</text:p>
          </table:table-cell>
          <table:table-cell table:formula="of:=[.D125]-[.C125]" office:value-type="float" office:value="3699908" calcext:value-type="float">
            <text:p>3699908</text:p>
          </table:table-cell>
          <table:table-cell table:formula="of:=[.E125]-[.C125]" office:value-type="float" office:value="7399865" calcext:value-type="float">
            <text:p>7399865</text:p>
          </table:table-cell>
          <table:table-cell table:formula="of:=[.G125]-[.F125]" office:value-type="float" office:value="-0.0699999999999985" calcext:value-type="float">
            <text:p>-0.07</text:p>
          </table:table-cell>
          <table:table-cell table:formula="of:=[.H125]-[.G125]" office:value-type="float" office:value="-0.0100000000000016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57_004172.log</text:p>
          </table:table-cell>
          <table:table-cell office:value-type="float" office:value="4172" calcext:value-type="float">
            <text:p>4172</text:p>
          </table:table-cell>
          <table:table-cell office:value-type="float" office:value="920590666" calcext:value-type="float">
            <text:p>920590666</text:p>
          </table:table-cell>
          <table:table-cell office:value-type="float" office:value="924290569" calcext:value-type="float">
            <text:p>924290569</text:p>
          </table:table-cell>
          <table:table-cell office:value-type="float" office:value="927990524" calcext:value-type="float">
            <text:p>927990524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table:formula="of:=[.D126]-[.C126]" office:value-type="float" office:value="3699903" calcext:value-type="float">
            <text:p>3699903</text:p>
          </table:table-cell>
          <table:table-cell table:formula="of:=[.E126]-[.C126]" office:value-type="float" office:value="7399858" calcext:value-type="float">
            <text:p>7399858</text:p>
          </table:table-cell>
          <table:table-cell table:formula="of:=[.G126]-[.F126]" office:value-type="float" office:value="-0.0600000000000005" calcext:value-type="float">
            <text:p>-0.06</text:p>
          </table:table-cell>
          <table:table-cell table:formula="of:=[.H126]-[.G126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58_0043C3.log</text:p>
          </table:table-cell>
          <table:table-cell office:value-type="string" calcext:value-type="string">
            <text:p>0043C3</text:p>
          </table:table-cell>
          <table:table-cell office:value-type="float" office:value="920594464" calcext:value-type="float">
            <text:p>920594464</text:p>
          </table:table-cell>
          <table:table-cell office:value-type="float" office:value="924294411" calcext:value-type="float">
            <text:p>924294411</text:p>
          </table:table-cell>
          <table:table-cell office:value-type="float" office:value="927994398" calcext:value-type="float">
            <text:p>92799439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127]-[.C127]" office:value-type="float" office:value="3699947" calcext:value-type="float">
            <text:p>3699947</text:p>
          </table:table-cell>
          <table:table-cell table:formula="of:=[.E127]-[.C127]" office:value-type="float" office:value="7399934" calcext:value-type="float">
            <text:p>7399934</text:p>
          </table:table-cell>
          <table:table-cell table:formula="of:=[.G127]-[.F127]" office:value-type="float" office:value="-0.0200000000000013" calcext:value-type="float">
            <text:p>-0.02</text:p>
          </table:table-cell>
          <table:table-cell table:formula="of:=[.H127]-[.G12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4_004227.log</text:p>
          </table:table-cell>
          <table:table-cell office:value-type="float" office:value="4227" calcext:value-type="float">
            <text:p>4227</text:p>
          </table:table-cell>
          <table:table-cell office:value-type="float" office:value="920590907" calcext:value-type="float">
            <text:p>920590907</text:p>
          </table:table-cell>
          <table:table-cell office:value-type="float" office:value="924290826" calcext:value-type="float">
            <text:p>924290826</text:p>
          </table:table-cell>
          <table:table-cell office:value-type="float" office:value="927990782" calcext:value-type="float">
            <text:p>927990782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5" calcext:value-type="float">
            <text:p>11.75</text:p>
          </table:table-cell>
          <table:table-cell table:formula="of:=[.D128]-[.C128]" office:value-type="float" office:value="3699919" calcext:value-type="float">
            <text:p>3699919</text:p>
          </table:table-cell>
          <table:table-cell table:formula="of:=[.E128]-[.C128]" office:value-type="float" office:value="7399875" calcext:value-type="float">
            <text:p>7399875</text:p>
          </table:table-cell>
          <table:table-cell table:formula="of:=[.G128]-[.F128]" office:value-type="float" office:value="-0.0400000000000009" calcext:value-type="float">
            <text:p>-0.04</text:p>
          </table:table-cell>
          <table:table-cell table:formula="of:=[.H128]-[.G12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31_004398.log</text:p>
          </table:table-cell>
          <table:table-cell office:value-type="float" office:value="4398" calcext:value-type="float">
            <text:p>4398</text:p>
          </table:table-cell>
          <table:table-cell office:value-type="float" office:value="920590742" calcext:value-type="float">
            <text:p>920590742</text:p>
          </table:table-cell>
          <table:table-cell office:value-type="float" office:value="924290689" calcext:value-type="float">
            <text:p>924290689</text:p>
          </table:table-cell>
          <table:table-cell office:value-type="float" office:value="927990670" calcext:value-type="float">
            <text:p>927990670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3" calcext:value-type="float">
            <text:p>11.93</text:p>
          </table:table-cell>
          <table:table-cell table:formula="of:=[.D129]-[.C129]" office:value-type="float" office:value="3699947" calcext:value-type="float">
            <text:p>3699947</text:p>
          </table:table-cell>
          <table:table-cell table:formula="of:=[.E129]-[.C129]" office:value-type="float" office:value="7399928" calcext:value-type="float">
            <text:p>7399928</text:p>
          </table:table-cell>
          <table:table-cell table:formula="of:=[.G129]-[.F129]" office:value-type="float" office:value="-0.0399999999999991" calcext:value-type="float">
            <text:p>-0.04</text:p>
          </table:table-cell>
          <table:table-cell table:formula="of:=[.H129]-[.G12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22_0042FE.log</text:p>
          </table:table-cell>
          <table:table-cell office:value-type="string" calcext:value-type="string">
            <text:p>0042FE</text:p>
          </table:table-cell>
          <table:table-cell office:value-type="float" office:value="920590173" calcext:value-type="float">
            <text:p>920590173</text:p>
          </table:table-cell>
          <table:table-cell office:value-type="float" office:value="924290096" calcext:value-type="float">
            <text:p>924290096</text:p>
          </table:table-cell>
          <table:table-cell office:value-type="float" office:value="927990070" calcext:value-type="float">
            <text:p>927990070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130]-[.C130]" office:value-type="float" office:value="3699923" calcext:value-type="float">
            <text:p>3699923</text:p>
          </table:table-cell>
          <table:table-cell table:formula="of:=[.E130]-[.C130]" office:value-type="float" office:value="7399897" calcext:value-type="float">
            <text:p>7399897</text:p>
          </table:table-cell>
          <table:table-cell table:formula="of:=[.G130]-[.F130]" office:value-type="float" office:value="-0.0600000000000005" calcext:value-type="float">
            <text:p>-0.06</text:p>
          </table:table-cell>
          <table:table-cell table:formula="of:=[.H130]-[.G13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532_0040E8.log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920594320" calcext:value-type="float">
            <text:p>920594320</text:p>
          </table:table-cell>
          <table:table-cell office:value-type="float" office:value="924294252" calcext:value-type="float">
            <text:p>924294252</text:p>
          </table:table-cell>
          <table:table-cell office:value-type="float" office:value="927994223" calcext:value-type="float">
            <text:p>927994223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131]-[.C131]" office:value-type="float" office:value="3699932" calcext:value-type="float">
            <text:p>3699932</text:p>
          </table:table-cell>
          <table:table-cell table:formula="of:=[.E131]-[.C131]" office:value-type="float" office:value="7399903" calcext:value-type="float">
            <text:p>7399903</text:p>
          </table:table-cell>
          <table:table-cell table:formula="of:=[.G131]-[.F131]" office:value-type="float" office:value="-0.0600000000000005" calcext:value-type="float">
            <text:p>-0.06</text:p>
          </table:table-cell>
          <table:table-cell table:formula="of:=[.H131]-[.G13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38_004416.log</text:p>
          </table:table-cell>
          <table:table-cell office:value-type="float" office:value="4416" calcext:value-type="float">
            <text:p>4416</text:p>
          </table:table-cell>
          <table:table-cell office:value-type="float" office:value="920590061" calcext:value-type="float">
            <text:p>920590061</text:p>
          </table:table-cell>
          <table:table-cell office:value-type="float" office:value="924289968" calcext:value-type="float">
            <text:p>924289968</text:p>
          </table:table-cell>
          <table:table-cell office:value-type="float" office:value="927989934" calcext:value-type="float">
            <text:p>92798993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132]-[.C132]" office:value-type="float" office:value="3699907" calcext:value-type="float">
            <text:p>3699907</text:p>
          </table:table-cell>
          <table:table-cell table:formula="of:=[.E132]-[.C132]" office:value-type="float" office:value="7399873" calcext:value-type="float">
            <text:p>7399873</text:p>
          </table:table-cell>
          <table:table-cell table:formula="of:=[.G132]-[.F132]" office:value-type="float" office:value="-0.0400000000000009" calcext:value-type="float">
            <text:p>-0.04</text:p>
          </table:table-cell>
          <table:table-cell table:formula="of:=[.H132]-[.G13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44_0042D4.log</text:p>
          </table:table-cell>
          <table:table-cell office:value-type="string" calcext:value-type="string">
            <text:p>0042D4</text:p>
          </table:table-cell>
          <table:table-cell office:value-type="float" office:value="920592498" calcext:value-type="float">
            <text:p>920592498</text:p>
          </table:table-cell>
          <table:table-cell office:value-type="float" office:value="924292432" calcext:value-type="float">
            <text:p>924292432</text:p>
          </table:table-cell>
          <table:table-cell office:value-type="float" office:value="927992405" calcext:value-type="float">
            <text:p>927992405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133]-[.C133]" office:value-type="float" office:value="3699934" calcext:value-type="float">
            <text:p>3699934</text:p>
          </table:table-cell>
          <table:table-cell table:formula="of:=[.E133]-[.C133]" office:value-type="float" office:value="7399907" calcext:value-type="float">
            <text:p>7399907</text:p>
          </table:table-cell>
          <table:table-cell table:formula="of:=[.G133]-[.F133]" office:value-type="float" office:value="-0.0400000000000009" calcext:value-type="float">
            <text:p>-0.04</text:p>
          </table:table-cell>
          <table:table-cell table:formula="of:=[.H133]-[.G13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73_004173.log</text:p>
          </table:table-cell>
          <table:table-cell office:value-type="float" office:value="4173" calcext:value-type="float">
            <text:p>4173</text:p>
          </table:table-cell>
          <table:table-cell office:value-type="float" office:value="920589156" calcext:value-type="float">
            <text:p>920589156</text:p>
          </table:table-cell>
          <table:table-cell office:value-type="float" office:value="924289077" calcext:value-type="float">
            <text:p>924289077</text:p>
          </table:table-cell>
          <table:table-cell office:value-type="float" office:value="927989020" calcext:value-type="float">
            <text:p>927989020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table:formula="of:=[.D134]-[.C134]" office:value-type="float" office:value="3699921" calcext:value-type="float">
            <text:p>3699921</text:p>
          </table:table-cell>
          <table:table-cell table:formula="of:=[.E134]-[.C134]" office:value-type="float" office:value="7399864" calcext:value-type="float">
            <text:p>7399864</text:p>
          </table:table-cell>
          <table:table-cell table:formula="of:=[.G134]-[.F134]" office:value-type="float" office:value="-0.0699999999999985" calcext:value-type="float">
            <text:p>-0.07</text:p>
          </table:table-cell>
          <table:table-cell table:formula="of:=[.H134]-[.G13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3_004439.log</text:p>
          </table:table-cell>
          <table:table-cell office:value-type="float" office:value="4439" calcext:value-type="float">
            <text:p>4439</text:p>
          </table:table-cell>
          <table:table-cell office:value-type="float" office:value="920594134" calcext:value-type="float">
            <text:p>920594134</text:p>
          </table:table-cell>
          <table:table-cell office:value-type="float" office:value="924294077" calcext:value-type="float">
            <text:p>924294077</text:p>
          </table:table-cell>
          <table:table-cell office:value-type="float" office:value="927994048" calcext:value-type="float">
            <text:p>927994048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135]-[.C135]" office:value-type="float" office:value="3699943" calcext:value-type="float">
            <text:p>3699943</text:p>
          </table:table-cell>
          <table:table-cell table:formula="of:=[.E135]-[.C135]" office:value-type="float" office:value="7399914" calcext:value-type="float">
            <text:p>7399914</text:p>
          </table:table-cell>
          <table:table-cell table:formula="of:=[.G135]-[.F135]" office:value-type="float" office:value="-0.0600000000000005" calcext:value-type="float">
            <text:p>-0.06</text:p>
          </table:table-cell>
          <table:table-cell table:formula="of:=[.H135]-[.G13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837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990" calcext:value-type="float">
            <text:p>920591990</text:p>
          </table:table-cell>
          <table:table-cell office:value-type="float" office:value="924291904" calcext:value-type="float">
            <text:p>924291904</text:p>
          </table:table-cell>
          <table:table-cell office:value-type="float" office:value="927991861" calcext:value-type="float">
            <text:p>927991861</text:p>
          </table:table-cell>
          <table:table-cell office:value-type="float" office:value="11.51" calcext:value-type="float">
            <text:p>11.51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3" calcext:value-type="float">
            <text:p>11.43</text:p>
          </table:table-cell>
          <table:table-cell table:formula="of:=[.D136]-[.C136]" office:value-type="float" office:value="3699914" calcext:value-type="float">
            <text:p>3699914</text:p>
          </table:table-cell>
          <table:table-cell table:formula="of:=[.E136]-[.C136]" office:value-type="float" office:value="7399871" calcext:value-type="float">
            <text:p>7399871</text:p>
          </table:table-cell>
          <table:table-cell table:formula="of:=[.G136]-[.F136]" office:value-type="float" office:value="-0.0399999999999991" calcext:value-type="float">
            <text:p>-0.04</text:p>
          </table:table-cell>
          <table:table-cell table:formula="of:=[.H136]-[.G13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4_004287.log</text:p>
          </table:table-cell>
          <table:table-cell office:value-type="float" office:value="4287" calcext:value-type="float">
            <text:p>4287</text:p>
          </table:table-cell>
          <table:table-cell office:value-type="float" office:value="920590428" calcext:value-type="float">
            <text:p>920590428</text:p>
          </table:table-cell>
          <table:table-cell office:value-type="float" office:value="924290355" calcext:value-type="float">
            <text:p>924290355</text:p>
          </table:table-cell>
          <table:table-cell office:value-type="float" office:value="927990323" calcext:value-type="float">
            <text:p>92799032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7" calcext:value-type="float">
            <text:p>11.7</text:p>
          </table:table-cell>
          <table:table-cell office:value-type="float" office:value="11.82" calcext:value-type="float">
            <text:p>11.82</text:p>
          </table:table-cell>
          <table:table-cell table:formula="of:=[.D137]-[.C137]" office:value-type="float" office:value="3699927" calcext:value-type="float">
            <text:p>3699927</text:p>
          </table:table-cell>
          <table:table-cell table:formula="of:=[.E137]-[.C137]" office:value-type="float" office:value="7399895" calcext:value-type="float">
            <text:p>7399895</text:p>
          </table:table-cell>
          <table:table-cell table:formula="of:=[.G137]-[.F137]" office:value-type="float" office:value="-0.17" calcext:value-type="float">
            <text:p>-0.17</text:p>
          </table:table-cell>
          <table:table-cell table:formula="of:=[.H137]-[.G137]" office:value-type="float" office:value="0.120000000000001" calcext:value-type="float">
            <text:p>0.1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42_0042B2.log</text:p>
          </table:table-cell>
          <table:table-cell office:value-type="string" calcext:value-type="string">
            <text:p>0042B2</text:p>
          </table:table-cell>
          <table:table-cell office:value-type="float" office:value="920594027" calcext:value-type="float">
            <text:p>920594027</text:p>
          </table:table-cell>
          <table:table-cell office:value-type="float" office:value="924293965" calcext:value-type="float">
            <text:p>924293965</text:p>
          </table:table-cell>
          <table:table-cell office:value-type="float" office:value="927993965" calcext:value-type="float">
            <text:p>927993965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138]-[.C138]" office:value-type="float" office:value="3699938" calcext:value-type="float">
            <text:p>3699938</text:p>
          </table:table-cell>
          <table:table-cell table:formula="of:=[.E138]-[.C138]" office:value-type="float" office:value="7399938" calcext:value-type="float">
            <text:p>7399938</text:p>
          </table:table-cell>
          <table:table-cell table:formula="of:=[.G138]-[.F138]" office:value-type="float" office:value="-0.0500000000000007" calcext:value-type="float">
            <text:p>-0.05</text:p>
          </table:table-cell>
          <table:table-cell table:formula="of:=[.H138]-[.G13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25_0041A1.log</text:p>
          </table:table-cell>
          <table:table-cell office:value-type="string" calcext:value-type="string">
            <text:p>0041A1</text:p>
          </table:table-cell>
          <table:table-cell office:value-type="float" office:value="920592883" calcext:value-type="float">
            <text:p>920592883</text:p>
          </table:table-cell>
          <table:table-cell office:value-type="float" office:value="924292798" calcext:value-type="float">
            <text:p>924292798</text:p>
          </table:table-cell>
          <table:table-cell office:value-type="float" office:value="927992781" calcext:value-type="float">
            <text:p>927992781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139]-[.C139]" office:value-type="float" office:value="3699915" calcext:value-type="float">
            <text:p>3699915</text:p>
          </table:table-cell>
          <table:table-cell table:formula="of:=[.E139]-[.C139]" office:value-type="float" office:value="7399898" calcext:value-type="float">
            <text:p>7399898</text:p>
          </table:table-cell>
          <table:table-cell table:formula="of:=[.G139]-[.F139]" office:value-type="float" office:value="-0.0500000000000007" calcext:value-type="float">
            <text:p>-0.05</text:p>
          </table:table-cell>
          <table:table-cell table:formula="of:=[.H139]-[.G13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81347_004349.log</text:p>
          </table:table-cell>
          <table:table-cell office:value-type="float" office:value="4349" calcext:value-type="float">
            <text:p>4349</text:p>
          </table:table-cell>
          <table:table-cell office:value-type="float" office:value="920591363" calcext:value-type="float">
            <text:p>920591363</text:p>
          </table:table-cell>
          <table:table-cell office:value-type="float" office:value="924291268" calcext:value-type="float">
            <text:p>924291268</text:p>
          </table:table-cell>
          <table:table-cell office:value-type="float" office:value="927991225" calcext:value-type="float">
            <text:p>92799122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table:formula="of:=[.D140]-[.C140]" office:value-type="float" office:value="3699905" calcext:value-type="float">
            <text:p>3699905</text:p>
          </table:table-cell>
          <table:table-cell table:formula="of:=[.E140]-[.C140]" office:value-type="float" office:value="7399862" calcext:value-type="float">
            <text:p>7399862</text:p>
          </table:table-cell>
          <table:table-cell table:formula="of:=[.G140]-[.F140]" office:value-type="float" office:value="0.0799999999999983" calcext:value-type="float">
            <text:p>0.08</text:p>
          </table:table-cell>
          <table:table-cell table:formula="of:=[.H140]-[.G14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79_004174.log</text:p>
          </table:table-cell>
          <table:table-cell office:value-type="float" office:value="4174" calcext:value-type="float">
            <text:p>4174</text:p>
          </table:table-cell>
          <table:table-cell office:value-type="float" office:value="920590351" calcext:value-type="float">
            <text:p>920590351</text:p>
          </table:table-cell>
          <table:table-cell office:value-type="float" office:value="924290256" calcext:value-type="float">
            <text:p>924290256</text:p>
          </table:table-cell>
          <table:table-cell office:value-type="float" office:value="927990202" calcext:value-type="float">
            <text:p>927990202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141]-[.C141]" office:value-type="float" office:value="3699905" calcext:value-type="float">
            <text:p>3699905</text:p>
          </table:table-cell>
          <table:table-cell table:formula="of:=[.E141]-[.C141]" office:value-type="float" office:value="7399851" calcext:value-type="float">
            <text:p>7399851</text:p>
          </table:table-cell>
          <table:table-cell table:formula="of:=[.G141]-[.F141]" office:value-type="float" office:value="-0.0499999999999989" calcext:value-type="float">
            <text:p>-0.05</text:p>
          </table:table-cell>
          <table:table-cell table:formula="of:=[.H141]-[.G14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311_004158.log</text:p>
          </table:table-cell>
          <table:table-cell office:value-type="float" office:value="4158" calcext:value-type="float">
            <text:p>4158</text:p>
          </table:table-cell>
          <table:table-cell office:value-type="float" office:value="920595164" calcext:value-type="float">
            <text:p>920595164</text:p>
          </table:table-cell>
          <table:table-cell office:value-type="float" office:value="924295098" calcext:value-type="float">
            <text:p>924295098</text:p>
          </table:table-cell>
          <table:table-cell office:value-type="float" office:value="927995073" calcext:value-type="float">
            <text:p>927995073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8" calcext:value-type="float">
            <text:p>11.78</text:p>
          </table:table-cell>
          <table:table-cell table:formula="of:=[.D142]-[.C142]" office:value-type="float" office:value="3699934" calcext:value-type="float">
            <text:p>3699934</text:p>
          </table:table-cell>
          <table:table-cell table:formula="of:=[.E142]-[.C142]" office:value-type="float" office:value="7399909" calcext:value-type="float">
            <text:p>7399909</text:p>
          </table:table-cell>
          <table:table-cell table:formula="of:=[.G142]-[.F142]" office:value-type="float" office:value="-0.0599999999999987" calcext:value-type="float">
            <text:p>-0.06</text:p>
          </table:table-cell>
          <table:table-cell table:formula="of:=[.H142]-[.G14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37_004181.log</text:p>
          </table:table-cell>
          <table:table-cell office:value-type="float" office:value="4181" calcext:value-type="float">
            <text:p>4181</text:p>
          </table:table-cell>
          <table:table-cell office:value-type="float" office:value="920591677" calcext:value-type="float">
            <text:p>920591677</text:p>
          </table:table-cell>
          <table:table-cell office:value-type="float" office:value="924291620" calcext:value-type="float">
            <text:p>924291620</text:p>
          </table:table-cell>
          <table:table-cell office:value-type="float" office:value="927991593" calcext:value-type="float">
            <text:p>927991593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table:formula="of:=[.D143]-[.C143]" office:value-type="float" office:value="3699943" calcext:value-type="float">
            <text:p>3699943</text:p>
          </table:table-cell>
          <table:table-cell table:formula="of:=[.E143]-[.C143]" office:value-type="float" office:value="7399916" calcext:value-type="float">
            <text:p>7399916</text:p>
          </table:table-cell>
          <table:table-cell table:formula="of:=[.G143]-[.F143]" office:value-type="float" office:value="-0.0399999999999991" calcext:value-type="float">
            <text:p>-0.04</text:p>
          </table:table-cell>
          <table:table-cell table:formula="of:=[.H143]-[.G143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23_004189.log</text:p>
          </table:table-cell>
          <table:table-cell office:value-type="float" office:value="4189" calcext:value-type="float">
            <text:p>4189</text:p>
          </table:table-cell>
          <table:table-cell office:value-type="float" office:value="920593121" calcext:value-type="float">
            <text:p>920593121</text:p>
          </table:table-cell>
          <table:table-cell office:value-type="float" office:value="924293164" calcext:value-type="float">
            <text:p>924293164</text:p>
          </table:table-cell>
          <table:table-cell office:value-type="float" office:value="927993225" calcext:value-type="float">
            <text:p>92799322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6" calcext:value-type="float">
            <text:p>11.86</text:p>
          </table:table-cell>
          <table:table-cell table:formula="of:=[.D144]-[.C144]" office:value-type="float" office:value="3700043" calcext:value-type="float">
            <text:p>3700043</text:p>
          </table:table-cell>
          <table:table-cell table:formula="of:=[.E144]-[.C144]" office:value-type="float" office:value="7400104" calcext:value-type="float">
            <text:p>7400104</text:p>
          </table:table-cell>
          <table:table-cell table:formula="of:=[.G144]-[.F144]" office:value-type="float" office:value="-0.0400000000000009" calcext:value-type="float">
            <text:p>-0.04</text:p>
          </table:table-cell>
          <table:table-cell table:formula="of:=[.H144]-[.G144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28_004419.log</text:p>
          </table:table-cell>
          <table:table-cell office:value-type="float" office:value="4419" calcext:value-type="float">
            <text:p>4419</text:p>
          </table:table-cell>
          <table:table-cell office:value-type="float" office:value="920590662" calcext:value-type="float">
            <text:p>920590662</text:p>
          </table:table-cell>
          <table:table-cell office:value-type="float" office:value="924290606" calcext:value-type="float">
            <text:p>924290606</text:p>
          </table:table-cell>
          <table:table-cell office:value-type="float" office:value="927990576" calcext:value-type="float">
            <text:p>927990576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145]-[.C145]" office:value-type="float" office:value="3699944" calcext:value-type="float">
            <text:p>3699944</text:p>
          </table:table-cell>
          <table:table-cell table:formula="of:=[.E145]-[.C145]" office:value-type="float" office:value="7399914" calcext:value-type="float">
            <text:p>7399914</text:p>
          </table:table-cell>
          <table:table-cell table:formula="of:=[.G145]-[.F145]" office:value-type="float" office:value="-0.0500000000000007" calcext:value-type="float">
            <text:p>-0.05</text:p>
          </table:table-cell>
          <table:table-cell table:formula="of:=[.H145]-[.G14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56_00440F.log</text:p>
          </table:table-cell>
          <table:table-cell office:value-type="string" calcext:value-type="string">
            <text:p>00440F</text:p>
          </table:table-cell>
          <table:table-cell office:value-type="float" office:value="920593112" calcext:value-type="float">
            <text:p>920593112</text:p>
          </table:table-cell>
          <table:table-cell office:value-type="float" office:value="924293053" calcext:value-type="float">
            <text:p>924293053</text:p>
          </table:table-cell>
          <table:table-cell office:value-type="float" office:value="927993020" calcext:value-type="float">
            <text:p>927993020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146]-[.C146]" office:value-type="float" office:value="3699941" calcext:value-type="float">
            <text:p>3699941</text:p>
          </table:table-cell>
          <table:table-cell table:formula="of:=[.E146]-[.C146]" office:value-type="float" office:value="7399908" calcext:value-type="float">
            <text:p>7399908</text:p>
          </table:table-cell>
          <table:table-cell table:formula="of:=[.G146]-[.F146]" office:value-type="float" office:value="-0.0400000000000009" calcext:value-type="float">
            <text:p>-0.04</text:p>
          </table:table-cell>
          <table:table-cell table:formula="of:=[.H146]-[.G14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22_00422A.log</text:p>
          </table:table-cell>
          <table:table-cell office:value-type="string" calcext:value-type="string">
            <text:p>00422A</text:p>
          </table:table-cell>
          <table:table-cell office:value-type="float" office:value="920590676" calcext:value-type="float">
            <text:p>920590676</text:p>
          </table:table-cell>
          <table:table-cell office:value-type="float" office:value="924290614" calcext:value-type="float">
            <text:p>924290614</text:p>
          </table:table-cell>
          <table:table-cell office:value-type="float" office:value="927990593" calcext:value-type="float">
            <text:p>927990593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147]-[.C147]" office:value-type="float" office:value="3699938" calcext:value-type="float">
            <text:p>3699938</text:p>
          </table:table-cell>
          <table:table-cell table:formula="of:=[.E147]-[.C147]" office:value-type="float" office:value="7399917" calcext:value-type="float">
            <text:p>7399917</text:p>
          </table:table-cell>
          <table:table-cell table:formula="of:=[.G147]-[.F147]" office:value-type="float" office:value="-0.0400000000000009" calcext:value-type="float">
            <text:p>-0.04</text:p>
          </table:table-cell>
          <table:table-cell table:formula="of:=[.H147]-[.G14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39_004122.log</text:p>
          </table:table-cell>
          <table:table-cell office:value-type="float" office:value="4122" calcext:value-type="float">
            <text:p>4122</text:p>
          </table:table-cell>
          <table:table-cell office:value-type="float" office:value="920591161" calcext:value-type="float">
            <text:p>920591161</text:p>
          </table:table-cell>
          <table:table-cell office:value-type="float" office:value="924291062" calcext:value-type="float">
            <text:p>924291062</text:p>
          </table:table-cell>
          <table:table-cell office:value-type="float" office:value="927991026" calcext:value-type="float">
            <text:p>927991026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148]-[.C148]" office:value-type="float" office:value="3699901" calcext:value-type="float">
            <text:p>3699901</text:p>
          </table:table-cell>
          <table:table-cell table:formula="of:=[.E148]-[.C148]" office:value-type="float" office:value="7399865" calcext:value-type="float">
            <text:p>7399865</text:p>
          </table:table-cell>
          <table:table-cell table:formula="of:=[.G148]-[.F148]" office:value-type="float" office:value="-0.0600000000000005" calcext:value-type="float">
            <text:p>-0.06</text:p>
          </table:table-cell>
          <table:table-cell table:formula="of:=[.H148]-[.G14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38_004402.log</text:p>
          </table:table-cell>
          <table:table-cell office:value-type="float" office:value="4402" calcext:value-type="float">
            <text:p>4402</text:p>
          </table:table-cell>
          <table:table-cell office:value-type="float" office:value="920592599" calcext:value-type="float">
            <text:p>920592599</text:p>
          </table:table-cell>
          <table:table-cell office:value-type="float" office:value="924292544" calcext:value-type="float">
            <text:p>924292544</text:p>
          </table:table-cell>
          <table:table-cell office:value-type="float" office:value="927992516" calcext:value-type="float">
            <text:p>927992516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149]-[.C149]" office:value-type="float" office:value="3699945" calcext:value-type="float">
            <text:p>3699945</text:p>
          </table:table-cell>
          <table:table-cell table:formula="of:=[.E149]-[.C149]" office:value-type="float" office:value="7399917" calcext:value-type="float">
            <text:p>7399917</text:p>
          </table:table-cell>
          <table:table-cell table:formula="of:=[.G149]-[.F149]" office:value-type="float" office:value="-0.0399999999999991" calcext:value-type="float">
            <text:p>-0.04</text:p>
          </table:table-cell>
          <table:table-cell table:formula="of:=[.H149]-[.G14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46_0042F0.log</text:p>
          </table:table-cell>
          <table:table-cell office:value-type="string" calcext:value-type="string">
            <text:p>0042F0</text:p>
          </table:table-cell>
          <table:table-cell office:value-type="float" office:value="920592802" calcext:value-type="float">
            <text:p>920592802</text:p>
          </table:table-cell>
          <table:table-cell office:value-type="float" office:value="924292723" calcext:value-type="float">
            <text:p>924292723</text:p>
          </table:table-cell>
          <table:table-cell office:value-type="float" office:value="927992698" calcext:value-type="float">
            <text:p>927992698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150]-[.C150]" office:value-type="float" office:value="3699921" calcext:value-type="float">
            <text:p>3699921</text:p>
          </table:table-cell>
          <table:table-cell table:formula="of:=[.E150]-[.C150]" office:value-type="float" office:value="7399896" calcext:value-type="float">
            <text:p>7399896</text:p>
          </table:table-cell>
          <table:table-cell table:formula="of:=[.G150]-[.F150]" office:value-type="float" office:value="-0.0600000000000005" calcext:value-type="float">
            <text:p>-0.06</text:p>
          </table:table-cell>
          <table:table-cell table:formula="of:=[.H150]-[.G15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4_004206.log</text:p>
          </table:table-cell>
          <table:table-cell office:value-type="float" office:value="4206" calcext:value-type="float">
            <text:p>4206</text:p>
          </table:table-cell>
          <table:table-cell office:value-type="float" office:value="920590049" calcext:value-type="float">
            <text:p>920590049</text:p>
          </table:table-cell>
          <table:table-cell office:value-type="float" office:value="924289977" calcext:value-type="float">
            <text:p>924289977</text:p>
          </table:table-cell>
          <table:table-cell office:value-type="float" office:value="927989931" calcext:value-type="float">
            <text:p>927989931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9" calcext:value-type="float">
            <text:p>11.89</text:p>
          </table:table-cell>
          <table:table-cell table:formula="of:=[.D151]-[.C151]" office:value-type="float" office:value="3699928" calcext:value-type="float">
            <text:p>3699928</text:p>
          </table:table-cell>
          <table:table-cell table:formula="of:=[.E151]-[.C151]" office:value-type="float" office:value="7399882" calcext:value-type="float">
            <text:p>7399882</text:p>
          </table:table-cell>
          <table:table-cell table:formula="of:=[.G151]-[.F151]" office:value-type="float" office:value="-0.0400000000000009" calcext:value-type="float">
            <text:p>-0.04</text:p>
          </table:table-cell>
          <table:table-cell table:formula="of:=[.H151]-[.G151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39_004362.log</text:p>
          </table:table-cell>
          <table:table-cell office:value-type="float" office:value="4362" calcext:value-type="float">
            <text:p>4362</text:p>
          </table:table-cell>
          <table:table-cell office:value-type="float" office:value="920589503" calcext:value-type="float">
            <text:p>920589503</text:p>
          </table:table-cell>
          <table:table-cell office:value-type="float" office:value="924289428" calcext:value-type="float">
            <text:p>924289428</text:p>
          </table:table-cell>
          <table:table-cell office:value-type="float" office:value="927989371" calcext:value-type="float">
            <text:p>92798937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1" calcext:value-type="float">
            <text:p>11.71</text:p>
          </table:table-cell>
          <table:table-cell table:formula="of:=[.D152]-[.C152]" office:value-type="float" office:value="3699925" calcext:value-type="float">
            <text:p>3699925</text:p>
          </table:table-cell>
          <table:table-cell table:formula="of:=[.E152]-[.C152]" office:value-type="float" office:value="7399868" calcext:value-type="float">
            <text:p>7399868</text:p>
          </table:table-cell>
          <table:table-cell table:formula="of:=[.G152]-[.F152]" office:value-type="float" office:value="-0.0499999999999989" calcext:value-type="float">
            <text:p>-0.05</text:p>
          </table:table-cell>
          <table:table-cell table:formula="of:=[.H152]-[.G152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4_0043FC.log</text:p>
          </table:table-cell>
          <table:table-cell office:value-type="string" calcext:value-type="string">
            <text:p>0043FC</text:p>
          </table:table-cell>
          <table:table-cell office:value-type="float" office:value="920594013" calcext:value-type="float">
            <text:p>920594013</text:p>
          </table:table-cell>
          <table:table-cell office:value-type="float" office:value="924293934" calcext:value-type="float">
            <text:p>924293934</text:p>
          </table:table-cell>
          <table:table-cell office:value-type="float" office:value="927993903" calcext:value-type="float">
            <text:p>92799390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153]-[.C153]" office:value-type="float" office:value="3699921" calcext:value-type="float">
            <text:p>3699921</text:p>
          </table:table-cell>
          <table:table-cell table:formula="of:=[.E153]-[.C153]" office:value-type="float" office:value="7399890" calcext:value-type="float">
            <text:p>7399890</text:p>
          </table:table-cell>
          <table:table-cell table:formula="of:=[.G153]-[.F153]" office:value-type="float" office:value="-0.0300000000000011" calcext:value-type="float">
            <text:p>-0.03</text:p>
          </table:table-cell>
          <table:table-cell table:formula="of:=[.H153]-[.G15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10_00437C.log</text:p>
          </table:table-cell>
          <table:table-cell office:value-type="string" calcext:value-type="string">
            <text:p>00437C</text:p>
          </table:table-cell>
          <table:table-cell office:value-type="float" office:value="920593214" calcext:value-type="float">
            <text:p>920593214</text:p>
          </table:table-cell>
          <table:table-cell office:value-type="float" office:value="924293151" calcext:value-type="float">
            <text:p>924293151</text:p>
          </table:table-cell>
          <table:table-cell office:value-type="float" office:value="927993144" calcext:value-type="float">
            <text:p>927993144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6" calcext:value-type="float">
            <text:p>11.96</text:p>
          </table:table-cell>
          <table:table-cell table:formula="of:=[.D154]-[.C154]" office:value-type="float" office:value="3699937" calcext:value-type="float">
            <text:p>3699937</text:p>
          </table:table-cell>
          <table:table-cell table:formula="of:=[.E154]-[.C154]" office:value-type="float" office:value="7399930" calcext:value-type="float">
            <text:p>7399930</text:p>
          </table:table-cell>
          <table:table-cell table:formula="of:=[.G154]-[.F154]" office:value-type="float" office:value="-0.0499999999999989" calcext:value-type="float">
            <text:p>-0.05</text:p>
          </table:table-cell>
          <table:table-cell table:formula="of:=[.H154]-[.G15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32_0040F0.log</text:p>
          </table:table-cell>
          <table:table-cell office:value-type="string" calcext:value-type="string">
            <text:p>0040F0</text:p>
          </table:table-cell>
          <table:table-cell office:value-type="float" office:value="920589524" calcext:value-type="float">
            <text:p>920589524</text:p>
          </table:table-cell>
          <table:table-cell office:value-type="float" office:value="924289444" calcext:value-type="float">
            <text:p>924289444</text:p>
          </table:table-cell>
          <table:table-cell office:value-type="float" office:value="927989392" calcext:value-type="float">
            <text:p>927989392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5" calcext:value-type="float">
            <text:p>11.55</text:p>
          </table:table-cell>
          <table:table-cell table:formula="of:=[.D155]-[.C155]" office:value-type="float" office:value="3699920" calcext:value-type="float">
            <text:p>3699920</text:p>
          </table:table-cell>
          <table:table-cell table:formula="of:=[.E155]-[.C155]" office:value-type="float" office:value="7399868" calcext:value-type="float">
            <text:p>7399868</text:p>
          </table:table-cell>
          <table:table-cell table:formula="of:=[.G155]-[.F155]" office:value-type="float" office:value="-0.0600000000000005" calcext:value-type="float">
            <text:p>-0.06</text:p>
          </table:table-cell>
          <table:table-cell table:formula="of:=[.H155]-[.G15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77_0043A9.log</text:p>
          </table:table-cell>
          <table:table-cell office:value-type="string" calcext:value-type="string">
            <text:p>0043A9</text:p>
          </table:table-cell>
          <table:table-cell office:value-type="float" office:value="920589529" calcext:value-type="float">
            <text:p>920589529</text:p>
          </table:table-cell>
          <table:table-cell office:value-type="float" office:value="924289450" calcext:value-type="float">
            <text:p>924289450</text:p>
          </table:table-cell>
          <table:table-cell office:value-type="float" office:value="927989408" calcext:value-type="float">
            <text:p>92798940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2" calcext:value-type="float">
            <text:p>11.72</text:p>
          </table:table-cell>
          <table:table-cell table:formula="of:=[.D156]-[.C156]" office:value-type="float" office:value="3699921" calcext:value-type="float">
            <text:p>3699921</text:p>
          </table:table-cell>
          <table:table-cell table:formula="of:=[.E156]-[.C156]" office:value-type="float" office:value="7399879" calcext:value-type="float">
            <text:p>7399879</text:p>
          </table:table-cell>
          <table:table-cell table:formula="of:=[.G156]-[.F156]" office:value-type="float" office:value="-0.0199999999999996" calcext:value-type="float">
            <text:p>-0.02</text:p>
          </table:table-cell>
          <table:table-cell table:formula="of:=[.H156]-[.G156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29_00418A.log</text:p>
          </table:table-cell>
          <table:table-cell office:value-type="string" calcext:value-type="string">
            <text:p>00418A</text:p>
          </table:table-cell>
          <table:table-cell office:value-type="float" office:value="920592066" calcext:value-type="float">
            <text:p>920592066</text:p>
          </table:table-cell>
          <table:table-cell office:value-type="float" office:value="924291987" calcext:value-type="float">
            <text:p>924291987</text:p>
          </table:table-cell>
          <table:table-cell office:value-type="float" office:value="927991937" calcext:value-type="float">
            <text:p>927991937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157]-[.C157]" office:value-type="float" office:value="3699921" calcext:value-type="float">
            <text:p>3699921</text:p>
          </table:table-cell>
          <table:table-cell table:formula="of:=[.E157]-[.C157]" office:value-type="float" office:value="7399871" calcext:value-type="float">
            <text:p>7399871</text:p>
          </table:table-cell>
          <table:table-cell table:formula="of:=[.G157]-[.F157]" office:value-type="float" office:value="-0.0599999999999987" calcext:value-type="float">
            <text:p>-0.06</text:p>
          </table:table-cell>
          <table:table-cell table:formula="of:=[.H157]-[.G15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74_004291.log</text:p>
          </table:table-cell>
          <table:table-cell office:value-type="float" office:value="4291" calcext:value-type="float">
            <text:p>4291</text:p>
          </table:table-cell>
          <table:table-cell office:value-type="float" office:value="920589649" calcext:value-type="float">
            <text:p>920589649</text:p>
          </table:table-cell>
          <table:table-cell office:value-type="float" office:value="924289573" calcext:value-type="float">
            <text:p>924289573</text:p>
          </table:table-cell>
          <table:table-cell office:value-type="float" office:value="927989586" calcext:value-type="float">
            <text:p>927989586</text:p>
          </table:table-cell>
          <table:table-cell office:value-type="float" office:value="11.95" calcext:value-type="float">
            <text:p>11.95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table:formula="of:=[.D158]-[.C158]" office:value-type="float" office:value="3699924" calcext:value-type="float">
            <text:p>3699924</text:p>
          </table:table-cell>
          <table:table-cell table:formula="of:=[.E158]-[.C158]" office:value-type="float" office:value="7399937" calcext:value-type="float">
            <text:p>7399937</text:p>
          </table:table-cell>
          <table:table-cell table:formula="of:=[.G158]-[.F158]" office:value-type="float" office:value="-0.0599999999999987" calcext:value-type="float">
            <text:p>-0.06</text:p>
          </table:table-cell>
          <table:table-cell table:formula="of:=[.H158]-[.G15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26_0043DB.log</text:p>
          </table:table-cell>
          <table:table-cell office:value-type="string" calcext:value-type="string">
            <text:p>0043DB</text:p>
          </table:table-cell>
          <table:table-cell office:value-type="float" office:value="920591834" calcext:value-type="float">
            <text:p>920591834</text:p>
          </table:table-cell>
          <table:table-cell office:value-type="float" office:value="924291761" calcext:value-type="float">
            <text:p>924291761</text:p>
          </table:table-cell>
          <table:table-cell office:value-type="float" office:value="927991714" calcext:value-type="float">
            <text:p>927991714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159]-[.C159]" office:value-type="float" office:value="3699927" calcext:value-type="float">
            <text:p>3699927</text:p>
          </table:table-cell>
          <table:table-cell table:formula="of:=[.E159]-[.C159]" office:value-type="float" office:value="7399880" calcext:value-type="float">
            <text:p>7399880</text:p>
          </table:table-cell>
          <table:table-cell table:formula="of:=[.G159]-[.F159]" office:value-type="float" office:value="-0.0500000000000007" calcext:value-type="float">
            <text:p>-0.05</text:p>
          </table:table-cell>
          <table:table-cell table:formula="of:=[.H159]-[.G15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30_004309.log</text:p>
          </table:table-cell>
          <table:table-cell office:value-type="float" office:value="4309" calcext:value-type="float">
            <text:p>4309</text:p>
          </table:table-cell>
          <table:table-cell office:value-type="float" office:value="920590230" calcext:value-type="float">
            <text:p>920590230</text:p>
          </table:table-cell>
          <table:table-cell office:value-type="float" office:value="924290188" calcext:value-type="float">
            <text:p>924290188</text:p>
          </table:table-cell>
          <table:table-cell office:value-type="float" office:value="927990174" calcext:value-type="float">
            <text:p>92799017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160]-[.C160]" office:value-type="float" office:value="3699958" calcext:value-type="float">
            <text:p>3699958</text:p>
          </table:table-cell>
          <table:table-cell table:formula="of:=[.E160]-[.C160]" office:value-type="float" office:value="7399944" calcext:value-type="float">
            <text:p>7399944</text:p>
          </table:table-cell>
          <table:table-cell table:formula="of:=[.G160]-[.F160]" office:value-type="float" office:value="-0.0600000000000005" calcext:value-type="float">
            <text:p>-0.06</text:p>
          </table:table-cell>
          <table:table-cell table:formula="of:=[.H160]-[.G16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24_00426B.log</text:p>
          </table:table-cell>
          <table:table-cell office:value-type="string" calcext:value-type="string">
            <text:p>00426B</text:p>
          </table:table-cell>
          <table:table-cell office:value-type="float" office:value="920592009" calcext:value-type="float">
            <text:p>920592009</text:p>
          </table:table-cell>
          <table:table-cell office:value-type="float" office:value="924291959" calcext:value-type="float">
            <text:p>924291959</text:p>
          </table:table-cell>
          <table:table-cell office:value-type="float" office:value="927991934" calcext:value-type="float">
            <text:p>927991934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161]-[.C161]" office:value-type="float" office:value="3699950" calcext:value-type="float">
            <text:p>3699950</text:p>
          </table:table-cell>
          <table:table-cell table:formula="of:=[.E161]-[.C161]" office:value-type="float" office:value="7399925" calcext:value-type="float">
            <text:p>7399925</text:p>
          </table:table-cell>
          <table:table-cell table:formula="of:=[.G161]-[.F161]" office:value-type="float" office:value="-0.0600000000000005" calcext:value-type="float">
            <text:p>-0.06</text:p>
          </table:table-cell>
          <table:table-cell table:formula="of:=[.H161]-[.G16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00039E.log</text:p>
          </table:table-cell>
          <table:table-cell/>
          <table:table-cell office:value-type="float" office:value="920590843" calcext:value-type="float">
            <text:p>920590843</text:p>
          </table:table-cell>
          <table:table-cell office:value-type="float" office:value="924290777" calcext:value-type="float">
            <text:p>924290777</text:p>
          </table:table-cell>
          <table:table-cell office:value-type="float" office:value="927990743" calcext:value-type="float">
            <text:p>927990743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table:formula="of:=[.D162]-[.C162]" office:value-type="float" office:value="3699934" calcext:value-type="float">
            <text:p>3699934</text:p>
          </table:table-cell>
          <table:table-cell table:formula="of:=[.E162]-[.C162]" office:value-type="float" office:value="7399900" calcext:value-type="float">
            <text:p>7399900</text:p>
          </table:table-cell>
          <table:table-cell table:formula="of:=[.G162]-[.F162]" office:value-type="float" office:value="-0.0700000000000003" calcext:value-type="float">
            <text:p>-0.07</text:p>
          </table:table-cell>
          <table:table-cell table:formula="of:=[.H162]-[.G162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3_004385.log</text:p>
          </table:table-cell>
          <table:table-cell office:value-type="float" office:value="4385" calcext:value-type="float">
            <text:p>4385</text:p>
          </table:table-cell>
          <table:table-cell office:value-type="float" office:value="920594481" calcext:value-type="float">
            <text:p>920594481</text:p>
          </table:table-cell>
          <table:table-cell office:value-type="float" office:value="924294433" calcext:value-type="float">
            <text:p>924294433</text:p>
          </table:table-cell>
          <table:table-cell office:value-type="float" office:value="927994410" calcext:value-type="float">
            <text:p>927994410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6" calcext:value-type="float">
            <text:p>11.96</text:p>
          </table:table-cell>
          <table:table-cell table:formula="of:=[.D163]-[.C163]" office:value-type="float" office:value="3699952" calcext:value-type="float">
            <text:p>3699952</text:p>
          </table:table-cell>
          <table:table-cell table:formula="of:=[.E163]-[.C163]" office:value-type="float" office:value="7399929" calcext:value-type="float">
            <text:p>7399929</text:p>
          </table:table-cell>
          <table:table-cell table:formula="of:=[.G163]-[.F163]" office:value-type="float" office:value="-0.0499999999999989" calcext:value-type="float">
            <text:p>-0.05</text:p>
          </table:table-cell>
          <table:table-cell table:formula="of:=[.H163]-[.G16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33_00425F.log</text:p>
          </table:table-cell>
          <table:table-cell office:value-type="string" calcext:value-type="string">
            <text:p>00425F</text:p>
          </table:table-cell>
          <table:table-cell office:value-type="float" office:value="920590407" calcext:value-type="float">
            <text:p>920590407</text:p>
          </table:table-cell>
          <table:table-cell office:value-type="float" office:value="924290323" calcext:value-type="float">
            <text:p>924290323</text:p>
          </table:table-cell>
          <table:table-cell office:value-type="float" office:value="927990281" calcext:value-type="float">
            <text:p>92799028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164]-[.C164]" office:value-type="float" office:value="3699916" calcext:value-type="float">
            <text:p>3699916</text:p>
          </table:table-cell>
          <table:table-cell table:formula="of:=[.E164]-[.C164]" office:value-type="float" office:value="7399874" calcext:value-type="float">
            <text:p>7399874</text:p>
          </table:table-cell>
          <table:table-cell table:formula="of:=[.G164]-[.F164]" office:value-type="float" office:value="-0.0600000000000005" calcext:value-type="float">
            <text:p>-0.06</text:p>
          </table:table-cell>
          <table:table-cell table:formula="of:=[.H164]-[.G16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3_00432C.log</text:p>
          </table:table-cell>
          <table:table-cell office:value-type="string" calcext:value-type="string">
            <text:p>00432C</text:p>
          </table:table-cell>
          <table:table-cell office:value-type="float" office:value="920593294" calcext:value-type="float">
            <text:p>920593294</text:p>
          </table:table-cell>
          <table:table-cell office:value-type="float" office:value="924293203" calcext:value-type="float">
            <text:p>924293203</text:p>
          </table:table-cell>
          <table:table-cell office:value-type="float" office:value="927993163" calcext:value-type="float">
            <text:p>927993163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3" calcext:value-type="float">
            <text:p>11.83</text:p>
          </table:table-cell>
          <table:table-cell table:formula="of:=[.D165]-[.C165]" office:value-type="float" office:value="3699909" calcext:value-type="float">
            <text:p>3699909</text:p>
          </table:table-cell>
          <table:table-cell table:formula="of:=[.E165]-[.C165]" office:value-type="float" office:value="7399869" calcext:value-type="float">
            <text:p>7399869</text:p>
          </table:table-cell>
          <table:table-cell table:formula="of:=[.G165]-[.F165]" office:value-type="float" office:value="-0.0600000000000005" calcext:value-type="float">
            <text:p>-0.06</text:p>
          </table:table-cell>
          <table:table-cell table:formula="of:=[.H165]-[.G165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245_0041E7.log</text:p>
          </table:table-cell>
          <table:table-cell office:value-type="float" office:value="410000000" calcext:value-type="float">
            <text:p>410000000</text:p>
          </table:table-cell>
          <table:table-cell office:value-type="float" office:value="920593239" calcext:value-type="float">
            <text:p>920593239</text:p>
          </table:table-cell>
          <table:table-cell office:value-type="float" office:value="924293154" calcext:value-type="float">
            <text:p>924293154</text:p>
          </table:table-cell>
          <table:table-cell office:value-type="float" office:value="927993128" calcext:value-type="float">
            <text:p>92799312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166]-[.C166]" office:value-type="float" office:value="3699915" calcext:value-type="float">
            <text:p>3699915</text:p>
          </table:table-cell>
          <table:table-cell table:formula="of:=[.E166]-[.C166]" office:value-type="float" office:value="7399889" calcext:value-type="float">
            <text:p>7399889</text:p>
          </table:table-cell>
          <table:table-cell table:formula="of:=[.G166]-[.F166]" office:value-type="float" office:value="-0.0299999999999994" calcext:value-type="float">
            <text:p>-0.03</text:p>
          </table:table-cell>
          <table:table-cell table:formula="of:=[.H166]-[.G16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26_004397.log</text:p>
          </table:table-cell>
          <table:table-cell office:value-type="float" office:value="4397" calcext:value-type="float">
            <text:p>4397</text:p>
          </table:table-cell>
          <table:table-cell office:value-type="float" office:value="920590835" calcext:value-type="float">
            <text:p>920590835</text:p>
          </table:table-cell>
          <table:table-cell office:value-type="float" office:value="924290756" calcext:value-type="float">
            <text:p>924290756</text:p>
          </table:table-cell>
          <table:table-cell office:value-type="float" office:value="927990718" calcext:value-type="float">
            <text:p>92799071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167]-[.C167]" office:value-type="float" office:value="3699921" calcext:value-type="float">
            <text:p>3699921</text:p>
          </table:table-cell>
          <table:table-cell table:formula="of:=[.E167]-[.C167]" office:value-type="float" office:value="7399883" calcext:value-type="float">
            <text:p>7399883</text:p>
          </table:table-cell>
          <table:table-cell table:formula="of:=[.G167]-[.F167]" office:value-type="float" office:value="-0.0299999999999994" calcext:value-type="float">
            <text:p>-0.03</text:p>
          </table:table-cell>
          <table:table-cell table:formula="of:=[.H167]-[.G16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52_00410C.log</text:p>
          </table:table-cell>
          <table:table-cell office:value-type="string" calcext:value-type="string">
            <text:p>00410C</text:p>
          </table:table-cell>
          <table:table-cell office:value-type="float" office:value="920591336" calcext:value-type="float">
            <text:p>920591336</text:p>
          </table:table-cell>
          <table:table-cell office:value-type="float" office:value="924291264" calcext:value-type="float">
            <text:p>924291264</text:p>
          </table:table-cell>
          <table:table-cell office:value-type="float" office:value="927991214" calcext:value-type="float">
            <text:p>927991214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1" calcext:value-type="float">
            <text:p>11.61</text:p>
          </table:table-cell>
          <table:table-cell table:formula="of:=[.D168]-[.C168]" office:value-type="float" office:value="3699928" calcext:value-type="float">
            <text:p>3699928</text:p>
          </table:table-cell>
          <table:table-cell table:formula="of:=[.E168]-[.C168]" office:value-type="float" office:value="7399878" calcext:value-type="float">
            <text:p>7399878</text:p>
          </table:table-cell>
          <table:table-cell table:formula="of:=[.G168]-[.F168]" office:value-type="float" office:value="-0.00999999999999979" calcext:value-type="float">
            <text:p>-0.01</text:p>
          </table:table-cell>
          <table:table-cell table:formula="of:=[.H168]-[.G16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20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021" calcext:value-type="float">
            <text:p>920591021</text:p>
          </table:table-cell>
          <table:table-cell office:value-type="float" office:value="924290957" calcext:value-type="float">
            <text:p>924290957</text:p>
          </table:table-cell>
          <table:table-cell office:value-type="float" office:value="927990907" calcext:value-type="float">
            <text:p>927990907</text:p>
          </table:table-cell>
          <table:table-cell office:value-type="float" office:value="11.86" calcext:value-type="float">
            <text:p>11.8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169]-[.C169]" office:value-type="float" office:value="3699936" calcext:value-type="float">
            <text:p>3699936</text:p>
          </table:table-cell>
          <table:table-cell table:formula="of:=[.E169]-[.C169]" office:value-type="float" office:value="7399886" calcext:value-type="float">
            <text:p>7399886</text:p>
          </table:table-cell>
          <table:table-cell table:formula="of:=[.G169]-[.F169]" office:value-type="float" office:value="-0.0700000000000003" calcext:value-type="float">
            <text:p>-0.07</text:p>
          </table:table-cell>
          <table:table-cell table:formula="of:=[.H169]-[.G16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052_0040E0.log</text:p>
          </table:table-cell>
          <table:table-cell office:value-type="float" office:value="40" calcext:value-type="float">
            <text:p>40</text:p>
          </table:table-cell>
          <table:table-cell office:value-type="float" office:value="920589324" calcext:value-type="float">
            <text:p>920589324</text:p>
          </table:table-cell>
          <table:table-cell office:value-type="float" office:value="924289196" calcext:value-type="float">
            <text:p>924289196</text:p>
          </table:table-cell>
          <table:table-cell office:value-type="float" office:value="927989101" calcext:value-type="float">
            <text:p>927989101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170]-[.C170]" office:value-type="float" office:value="3699872" calcext:value-type="float">
            <text:p>3699872</text:p>
          </table:table-cell>
          <table:table-cell table:formula="of:=[.E170]-[.C170]" office:value-type="float" office:value="7399777" calcext:value-type="float">
            <text:p>7399777</text:p>
          </table:table-cell>
          <table:table-cell table:formula="of:=[.G170]-[.F170]" office:value-type="float" office:value="-0.0499999999999989" calcext:value-type="float">
            <text:p>-0.05</text:p>
          </table:table-cell>
          <table:table-cell table:formula="of:=[.H170]-[.G17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18_00430E.log</text:p>
          </table:table-cell>
          <table:table-cell office:value-type="string" calcext:value-type="string">
            <text:p>00430E</text:p>
          </table:table-cell>
          <table:table-cell office:value-type="float" office:value="920594555" calcext:value-type="float">
            <text:p>920594555</text:p>
          </table:table-cell>
          <table:table-cell office:value-type="float" office:value="924294483" calcext:value-type="float">
            <text:p>924294483</text:p>
          </table:table-cell>
          <table:table-cell office:value-type="float" office:value="927994465" calcext:value-type="float">
            <text:p>92799446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171]-[.C171]" office:value-type="float" office:value="3699928" calcext:value-type="float">
            <text:p>3699928</text:p>
          </table:table-cell>
          <table:table-cell table:formula="of:=[.E171]-[.C171]" office:value-type="float" office:value="7399910" calcext:value-type="float">
            <text:p>7399910</text:p>
          </table:table-cell>
          <table:table-cell table:formula="of:=[.G171]-[.F171]" office:value-type="float" office:value="-0.0600000000000005" calcext:value-type="float">
            <text:p>-0.06</text:p>
          </table:table-cell>
          <table:table-cell table:formula="of:=[.H171]-[.G17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847_004179.log</text:p>
          </table:table-cell>
          <table:table-cell office:value-type="float" office:value="4179" calcext:value-type="float">
            <text:p>4179</text:p>
          </table:table-cell>
          <table:table-cell office:value-type="float" office:value="920593157" calcext:value-type="float">
            <text:p>920593157</text:p>
          </table:table-cell>
          <table:table-cell office:value-type="float" office:value="924293092" calcext:value-type="float">
            <text:p>924293092</text:p>
          </table:table-cell>
          <table:table-cell office:value-type="float" office:value="927993072" calcext:value-type="float">
            <text:p>92799307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172]-[.C172]" office:value-type="float" office:value="3699935" calcext:value-type="float">
            <text:p>3699935</text:p>
          </table:table-cell>
          <table:table-cell table:formula="of:=[.E172]-[.C172]" office:value-type="float" office:value="7399915" calcext:value-type="float">
            <text:p>7399915</text:p>
          </table:table-cell>
          <table:table-cell table:formula="of:=[.G172]-[.F172]" office:value-type="float" office:value="-0.0599999999999987" calcext:value-type="float">
            <text:p>-0.06</text:p>
          </table:table-cell>
          <table:table-cell table:formula="of:=[.H172]-[.G17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329_00415B.log</text:p>
          </table:table-cell>
          <table:table-cell office:value-type="string" calcext:value-type="string">
            <text:p>00415B</text:p>
          </table:table-cell>
          <table:table-cell office:value-type="float" office:value="920592609" calcext:value-type="float">
            <text:p>920592609</text:p>
          </table:table-cell>
          <table:table-cell office:value-type="float" office:value="924292548" calcext:value-type="float">
            <text:p>924292548</text:p>
          </table:table-cell>
          <table:table-cell office:value-type="float" office:value="927992528" calcext:value-type="float">
            <text:p>927992528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173]-[.C173]" office:value-type="float" office:value="3699939" calcext:value-type="float">
            <text:p>3699939</text:p>
          </table:table-cell>
          <table:table-cell table:formula="of:=[.E173]-[.C173]" office:value-type="float" office:value="7399919" calcext:value-type="float">
            <text:p>7399919</text:p>
          </table:table-cell>
          <table:table-cell table:formula="of:=[.G173]-[.F173]" office:value-type="float" office:value="-0.0400000000000009" calcext:value-type="float">
            <text:p>-0.04</text:p>
          </table:table-cell>
          <table:table-cell table:formula="of:=[.H173]-[.G17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13_00413A.log</text:p>
          </table:table-cell>
          <table:table-cell office:value-type="string" calcext:value-type="string">
            <text:p>00413A</text:p>
          </table:table-cell>
          <table:table-cell office:value-type="float" office:value="920591610" calcext:value-type="float">
            <text:p>920591610</text:p>
          </table:table-cell>
          <table:table-cell office:value-type="float" office:value="924291562" calcext:value-type="float">
            <text:p>924291562</text:p>
          </table:table-cell>
          <table:table-cell office:value-type="float" office:value="927991528" calcext:value-type="float">
            <text:p>92799152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table:formula="of:=[.D174]-[.C174]" office:value-type="float" office:value="3699952" calcext:value-type="float">
            <text:p>3699952</text:p>
          </table:table-cell>
          <table:table-cell table:formula="of:=[.E174]-[.C174]" office:value-type="float" office:value="7399918" calcext:value-type="float">
            <text:p>7399918</text:p>
          </table:table-cell>
          <table:table-cell table:formula="of:=[.G174]-[.F174]" office:value-type="float" office:value="-0.0599999999999987" calcext:value-type="float">
            <text:p>-0.06</text:p>
          </table:table-cell>
          <table:table-cell table:formula="of:=[.H174]-[.G174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57_0040FF.log</text:p>
          </table:table-cell>
          <table:table-cell office:value-type="string" calcext:value-type="string">
            <text:p>0040FF</text:p>
          </table:table-cell>
          <table:table-cell office:value-type="float" office:value="920592814" calcext:value-type="float">
            <text:p>920592814</text:p>
          </table:table-cell>
          <table:table-cell office:value-type="float" office:value="924292764" calcext:value-type="float">
            <text:p>924292764</text:p>
          </table:table-cell>
          <table:table-cell office:value-type="float" office:value="927992745" calcext:value-type="float">
            <text:p>927992745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table:formula="of:=[.D175]-[.C175]" office:value-type="float" office:value="3699950" calcext:value-type="float">
            <text:p>3699950</text:p>
          </table:table-cell>
          <table:table-cell table:formula="of:=[.E175]-[.C175]" office:value-type="float" office:value="7399931" calcext:value-type="float">
            <text:p>7399931</text:p>
          </table:table-cell>
          <table:table-cell table:formula="of:=[.G175]-[.F175]" office:value-type="float" office:value="-0.0300000000000011" calcext:value-type="float">
            <text:p>-0.03</text:p>
          </table:table-cell>
          <table:table-cell table:formula="of:=[.H175]-[.G17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23_004418.log</text:p>
          </table:table-cell>
          <table:table-cell office:value-type="float" office:value="4418" calcext:value-type="float">
            <text:p>4418</text:p>
          </table:table-cell>
          <table:table-cell office:value-type="float" office:value="920596373" calcext:value-type="float">
            <text:p>920596373</text:p>
          </table:table-cell>
          <table:table-cell office:value-type="float" office:value="924296328" calcext:value-type="float">
            <text:p>924296328</text:p>
          </table:table-cell>
          <table:table-cell office:value-type="float" office:value="927996317" calcext:value-type="float">
            <text:p>92799631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176]-[.C176]" office:value-type="float" office:value="3699955" calcext:value-type="float">
            <text:p>3699955</text:p>
          </table:table-cell>
          <table:table-cell table:formula="of:=[.E176]-[.C176]" office:value-type="float" office:value="7399944" calcext:value-type="float">
            <text:p>7399944</text:p>
          </table:table-cell>
          <table:table-cell table:formula="of:=[.G176]-[.F176]" office:value-type="float" office:value="-0.0500000000000007" calcext:value-type="float">
            <text:p>-0.05</text:p>
          </table:table-cell>
          <table:table-cell table:formula="of:=[.H176]-[.G17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817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432" calcext:value-type="float">
            <text:p>920591432</text:p>
          </table:table-cell>
          <table:table-cell office:value-type="float" office:value="924291344" calcext:value-type="float">
            <text:p>924291344</text:p>
          </table:table-cell>
          <table:table-cell office:value-type="float" office:value="927991300" calcext:value-type="float">
            <text:p>927991300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4" calcext:value-type="float">
            <text:p>11.74</text:p>
          </table:table-cell>
          <table:table-cell table:formula="of:=[.D177]-[.C177]" office:value-type="float" office:value="3699912" calcext:value-type="float">
            <text:p>3699912</text:p>
          </table:table-cell>
          <table:table-cell table:formula="of:=[.E177]-[.C177]" office:value-type="float" office:value="7399868" calcext:value-type="float">
            <text:p>7399868</text:p>
          </table:table-cell>
          <table:table-cell table:formula="of:=[.G177]-[.F177]" office:value-type="float" office:value="-0.0300000000000011" calcext:value-type="float">
            <text:p>-0.03</text:p>
          </table:table-cell>
          <table:table-cell table:formula="of:=[.H177]-[.G17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15_00435E.log</text:p>
          </table:table-cell>
          <table:table-cell office:value-type="string" calcext:value-type="string">
            <text:p>00435E</text:p>
          </table:table-cell>
          <table:table-cell office:value-type="float" office:value="920594787" calcext:value-type="float">
            <text:p>920594787</text:p>
          </table:table-cell>
          <table:table-cell office:value-type="float" office:value="924294716" calcext:value-type="float">
            <text:p>924294716</text:p>
          </table:table-cell>
          <table:table-cell office:value-type="float" office:value="927994699" calcext:value-type="float">
            <text:p>927994699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office:value-type="float" office:value="11.68" calcext:value-type="float">
            <text:p>11.68</text:p>
          </table:table-cell>
          <table:table-cell table:formula="of:=[.D178]-[.C178]" office:value-type="float" office:value="3699929" calcext:value-type="float">
            <text:p>3699929</text:p>
          </table:table-cell>
          <table:table-cell table:formula="of:=[.E178]-[.C178]" office:value-type="float" office:value="7399912" calcext:value-type="float">
            <text:p>7399912</text:p>
          </table:table-cell>
          <table:table-cell table:formula="of:=[.G178]-[.F178]" office:value-type="float" office:value="-0.0200000000000013" calcext:value-type="float">
            <text:p>-0.02</text:p>
          </table:table-cell>
          <table:table-cell table:formula="of:=[.H178]-[.G17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246_0042B7.log</text:p>
          </table:table-cell>
          <table:table-cell office:value-type="string" calcext:value-type="string">
            <text:p>0042B7</text:p>
          </table:table-cell>
          <table:table-cell office:value-type="float" office:value="920590625" calcext:value-type="float">
            <text:p>920590625</text:p>
          </table:table-cell>
          <table:table-cell office:value-type="float" office:value="924290549" calcext:value-type="float">
            <text:p>924290549</text:p>
          </table:table-cell>
          <table:table-cell office:value-type="float" office:value="927990501" calcext:value-type="float">
            <text:p>927990501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table:formula="of:=[.D179]-[.C179]" office:value-type="float" office:value="3699924" calcext:value-type="float">
            <text:p>3699924</text:p>
          </table:table-cell>
          <table:table-cell table:formula="of:=[.E179]-[.C179]" office:value-type="float" office:value="7399876" calcext:value-type="float">
            <text:p>7399876</text:p>
          </table:table-cell>
          <table:table-cell table:formula="of:=[.G179]-[.F179]" office:value-type="float" office:value="-0.0299999999999994" calcext:value-type="float">
            <text:p>-0.03</text:p>
          </table:table-cell>
          <table:table-cell table:formula="of:=[.H179]-[.G17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2_00423A.log</text:p>
          </table:table-cell>
          <table:table-cell office:value-type="string" calcext:value-type="string">
            <text:p>00423A</text:p>
          </table:table-cell>
          <table:table-cell office:value-type="float" office:value="920589845" calcext:value-type="float">
            <text:p>920589845</text:p>
          </table:table-cell>
          <table:table-cell office:value-type="float" office:value="924289761" calcext:value-type="float">
            <text:p>924289761</text:p>
          </table:table-cell>
          <table:table-cell office:value-type="float" office:value="927989724" calcext:value-type="float">
            <text:p>927989724</text:p>
          </table:table-cell>
          <table:table-cell office:value-type="float" office:value="12.26" calcext:value-type="float">
            <text:p>12.26</text:p>
          </table:table-cell>
          <table:table-cell office:value-type="float" office:value="12.21" calcext:value-type="float">
            <text:p>12.21</text:p>
          </table:table-cell>
          <table:table-cell office:value-type="float" office:value="12.18" calcext:value-type="float">
            <text:p>12.18</text:p>
          </table:table-cell>
          <table:table-cell table:formula="of:=[.D180]-[.C180]" office:value-type="float" office:value="3699916" calcext:value-type="float">
            <text:p>3699916</text:p>
          </table:table-cell>
          <table:table-cell table:formula="of:=[.E180]-[.C180]" office:value-type="float" office:value="7399879" calcext:value-type="float">
            <text:p>7399879</text:p>
          </table:table-cell>
          <table:table-cell table:formula="of:=[.G180]-[.F180]" office:value-type="float" office:value="-0.0499999999999989" calcext:value-type="float">
            <text:p>-0.05</text:p>
          </table:table-cell>
          <table:table-cell table:formula="of:=[.H180]-[.G18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40_00414F.log</text:p>
          </table:table-cell>
          <table:table-cell office:value-type="string" calcext:value-type="string">
            <text:p>00414F</text:p>
          </table:table-cell>
          <table:table-cell office:value-type="float" office:value="920591866" calcext:value-type="float">
            <text:p>920591866</text:p>
          </table:table-cell>
          <table:table-cell office:value-type="float" office:value="924291783" calcext:value-type="float">
            <text:p>924291783</text:p>
          </table:table-cell>
          <table:table-cell office:value-type="float" office:value="927991727" calcext:value-type="float">
            <text:p>92799172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table:formula="of:=[.D181]-[.C181]" office:value-type="float" office:value="3699917" calcext:value-type="float">
            <text:p>3699917</text:p>
          </table:table-cell>
          <table:table-cell table:formula="of:=[.E181]-[.C181]" office:value-type="float" office:value="7399861" calcext:value-type="float">
            <text:p>7399861</text:p>
          </table:table-cell>
          <table:table-cell table:formula="of:=[.G181]-[.F181]" office:value-type="float" office:value="-0.0400000000000009" calcext:value-type="float">
            <text:p>-0.04</text:p>
          </table:table-cell>
          <table:table-cell table:formula="of:=[.H181]-[.G18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48_0043E7.log</text:p>
          </table:table-cell>
          <table:table-cell office:value-type="float" office:value="430000000" calcext:value-type="float">
            <text:p>430000000</text:p>
          </table:table-cell>
          <table:table-cell office:value-type="float" office:value="920591547" calcext:value-type="float">
            <text:p>920591547</text:p>
          </table:table-cell>
          <table:table-cell office:value-type="float" office:value="924291466" calcext:value-type="float">
            <text:p>924291466</text:p>
          </table:table-cell>
          <table:table-cell office:value-type="float" office:value="927991441" calcext:value-type="float">
            <text:p>92799144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table:formula="of:=[.D182]-[.C182]" office:value-type="float" office:value="3699919" calcext:value-type="float">
            <text:p>3699919</text:p>
          </table:table-cell>
          <table:table-cell table:formula="of:=[.E182]-[.C182]" office:value-type="float" office:value="7399894" calcext:value-type="float">
            <text:p>7399894</text:p>
          </table:table-cell>
          <table:table-cell table:formula="of:=[.G182]-[.F182]" office:value-type="float" office:value="0.00999999999999979" calcext:value-type="float">
            <text:p>0.01</text:p>
          </table:table-cell>
          <table:table-cell table:formula="of:=[.H182]-[.G182]" office:value-type="float" office:value="-0.0599999999999987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711_004246.log</text:p>
          </table:table-cell>
          <table:table-cell office:value-type="float" office:value="4246" calcext:value-type="float">
            <text:p>4246</text:p>
          </table:table-cell>
          <table:table-cell office:value-type="float" office:value="920590645" calcext:value-type="float">
            <text:p>920590645</text:p>
          </table:table-cell>
          <table:table-cell office:value-type="float" office:value="924290606" calcext:value-type="float">
            <text:p>924290606</text:p>
          </table:table-cell>
          <table:table-cell office:value-type="float" office:value="927990591" calcext:value-type="float">
            <text:p>92799059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183]-[.C183]" office:value-type="float" office:value="3699961" calcext:value-type="float">
            <text:p>3699961</text:p>
          </table:table-cell>
          <table:table-cell table:formula="of:=[.E183]-[.C183]" office:value-type="float" office:value="7399946" calcext:value-type="float">
            <text:p>7399946</text:p>
          </table:table-cell>
          <table:table-cell table:formula="of:=[.G183]-[.F183]" office:value-type="float" office:value="-0.0500000000000007" calcext:value-type="float">
            <text:p>-0.05</text:p>
          </table:table-cell>
          <table:table-cell table:formula="of:=[.H183]-[.G18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0_00421C.log</text:p>
          </table:table-cell>
          <table:table-cell office:value-type="string" calcext:value-type="string">
            <text:p>00421C</text:p>
          </table:table-cell>
          <table:table-cell office:value-type="float" office:value="920592658" calcext:value-type="float">
            <text:p>920592658</text:p>
          </table:table-cell>
          <table:table-cell office:value-type="float" office:value="924292599" calcext:value-type="float">
            <text:p>924292599</text:p>
          </table:table-cell>
          <table:table-cell office:value-type="float" office:value="927992537" calcext:value-type="float">
            <text:p>92799253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184]-[.C184]" office:value-type="float" office:value="3699941" calcext:value-type="float">
            <text:p>3699941</text:p>
          </table:table-cell>
          <table:table-cell table:formula="of:=[.E184]-[.C184]" office:value-type="float" office:value="7399879" calcext:value-type="float">
            <text:p>7399879</text:p>
          </table:table-cell>
          <table:table-cell table:formula="of:=[.G184]-[.F184]" office:value-type="float" office:value="-0.0400000000000009" calcext:value-type="float">
            <text:p>-0.04</text:p>
          </table:table-cell>
          <table:table-cell table:formula="of:=[.H184]-[.G18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21_00435F.log</text:p>
          </table:table-cell>
          <table:table-cell office:value-type="string" calcext:value-type="string">
            <text:p>00435F</text:p>
          </table:table-cell>
          <table:table-cell office:value-type="float" office:value="920593179" calcext:value-type="float">
            <text:p>920593179</text:p>
          </table:table-cell>
          <table:table-cell office:value-type="float" office:value="924293113" calcext:value-type="float">
            <text:p>924293113</text:p>
          </table:table-cell>
          <table:table-cell office:value-type="float" office:value="927993090" calcext:value-type="float">
            <text:p>927993090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185]-[.C185]" office:value-type="float" office:value="3699934" calcext:value-type="float">
            <text:p>3699934</text:p>
          </table:table-cell>
          <table:table-cell table:formula="of:=[.E185]-[.C185]" office:value-type="float" office:value="7399911" calcext:value-type="float">
            <text:p>7399911</text:p>
          </table:table-cell>
          <table:table-cell table:formula="of:=[.G185]-[.F185]" office:value-type="float" office:value="-0.0400000000000009" calcext:value-type="float">
            <text:p>-0.04</text:p>
          </table:table-cell>
          <table:table-cell table:formula="of:=[.H185]-[.G18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32_0041D9.log</text:p>
          </table:table-cell>
          <table:table-cell office:value-type="string" calcext:value-type="string">
            <text:p>0041D9</text:p>
          </table:table-cell>
          <table:table-cell office:value-type="float" office:value="920594785" calcext:value-type="float">
            <text:p>920594785</text:p>
          </table:table-cell>
          <table:table-cell office:value-type="float" office:value="924294736" calcext:value-type="float">
            <text:p>924294736</text:p>
          </table:table-cell>
          <table:table-cell office:value-type="float" office:value="927994717" calcext:value-type="float">
            <text:p>92799471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186]-[.C186]" office:value-type="float" office:value="3699951" calcext:value-type="float">
            <text:p>3699951</text:p>
          </table:table-cell>
          <table:table-cell table:formula="of:=[.E186]-[.C186]" office:value-type="float" office:value="7399932" calcext:value-type="float">
            <text:p>7399932</text:p>
          </table:table-cell>
          <table:table-cell table:formula="of:=[.G186]-[.F186]" office:value-type="float" office:value="-0.0400000000000009" calcext:value-type="float">
            <text:p>-0.04</text:p>
          </table:table-cell>
          <table:table-cell table:formula="of:=[.H186]-[.G18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8_00423B.log</text:p>
          </table:table-cell>
          <table:table-cell office:value-type="string" calcext:value-type="string">
            <text:p>00423B</text:p>
          </table:table-cell>
          <table:table-cell office:value-type="float" office:value="920595306" calcext:value-type="float">
            <text:p>920595306</text:p>
          </table:table-cell>
          <table:table-cell office:value-type="float" office:value="924295270" calcext:value-type="float">
            <text:p>924295270</text:p>
          </table:table-cell>
          <table:table-cell office:value-type="float" office:value="927995283" calcext:value-type="float">
            <text:p>92799528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4" calcext:value-type="float">
            <text:p>11.84</text:p>
          </table:table-cell>
          <table:table-cell table:formula="of:=[.D187]-[.C187]" office:value-type="float" office:value="3699964" calcext:value-type="float">
            <text:p>3699964</text:p>
          </table:table-cell>
          <table:table-cell table:formula="of:=[.E187]-[.C187]" office:value-type="float" office:value="7399977" calcext:value-type="float">
            <text:p>7399977</text:p>
          </table:table-cell>
          <table:table-cell table:formula="of:=[.G187]-[.F187]" office:value-type="float" office:value="-0.0300000000000011" calcext:value-type="float">
            <text:p>-0.03</text:p>
          </table:table-cell>
          <table:table-cell table:formula="of:=[.H187]-[.G18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42_0041A4.log</text:p>
          </table:table-cell>
          <table:table-cell office:value-type="string" calcext:value-type="string">
            <text:p>0041A4</text:p>
          </table:table-cell>
          <table:table-cell office:value-type="float" office:value="920593316" calcext:value-type="float">
            <text:p>920593316</text:p>
          </table:table-cell>
          <table:table-cell office:value-type="float" office:value="924293250" calcext:value-type="float">
            <text:p>924293250</text:p>
          </table:table-cell>
          <table:table-cell office:value-type="float" office:value="927993224" calcext:value-type="float">
            <text:p>92799322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188]-[.C188]" office:value-type="float" office:value="3699934" calcext:value-type="float">
            <text:p>3699934</text:p>
          </table:table-cell>
          <table:table-cell table:formula="of:=[.E188]-[.C188]" office:value-type="float" office:value="7399908" calcext:value-type="float">
            <text:p>7399908</text:p>
          </table:table-cell>
          <table:table-cell table:formula="of:=[.G188]-[.F188]" office:value-type="float" office:value="-0.0599999999999987" calcext:value-type="float">
            <text:p>-0.06</text:p>
          </table:table-cell>
          <table:table-cell table:formula="of:=[.H188]-[.G18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03_004100.log</text:p>
          </table:table-cell>
          <table:table-cell office:value-type="float" office:value="4100" calcext:value-type="float">
            <text:p>4100</text:p>
          </table:table-cell>
          <table:table-cell office:value-type="float" office:value="920594256" calcext:value-type="float">
            <text:p>920594256</text:p>
          </table:table-cell>
          <table:table-cell office:value-type="float" office:value="924294182" calcext:value-type="float">
            <text:p>924294182</text:p>
          </table:table-cell>
          <table:table-cell office:value-type="float" office:value="927994160" calcext:value-type="float">
            <text:p>927994160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4" calcext:value-type="float">
            <text:p>11.84</text:p>
          </table:table-cell>
          <table:table-cell table:formula="of:=[.D189]-[.C189]" office:value-type="float" office:value="3699926" calcext:value-type="float">
            <text:p>3699926</text:p>
          </table:table-cell>
          <table:table-cell table:formula="of:=[.E189]-[.C189]" office:value-type="float" office:value="7399904" calcext:value-type="float">
            <text:p>7399904</text:p>
          </table:table-cell>
          <table:table-cell table:formula="of:=[.G189]-[.F189]" office:value-type="float" office:value="-0.0400000000000009" calcext:value-type="float">
            <text:p>-0.04</text:p>
          </table:table-cell>
          <table:table-cell table:formula="of:=[.H189]-[.G18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25_00423E.log</text:p>
          </table:table-cell>
          <table:table-cell office:value-type="string" calcext:value-type="string">
            <text:p>00423E</text:p>
          </table:table-cell>
          <table:table-cell office:value-type="float" office:value="920589119" calcext:value-type="float">
            <text:p>920589119</text:p>
          </table:table-cell>
          <table:table-cell office:value-type="float" office:value="924289016" calcext:value-type="float">
            <text:p>924289016</text:p>
          </table:table-cell>
          <table:table-cell office:value-type="float" office:value="927988963" calcext:value-type="float">
            <text:p>927988963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4" calcext:value-type="float">
            <text:p>11.74</text:p>
          </table:table-cell>
          <table:table-cell table:formula="of:=[.D190]-[.C190]" office:value-type="float" office:value="3699897" calcext:value-type="float">
            <text:p>3699897</text:p>
          </table:table-cell>
          <table:table-cell table:formula="of:=[.E190]-[.C190]" office:value-type="float" office:value="7399844" calcext:value-type="float">
            <text:p>7399844</text:p>
          </table:table-cell>
          <table:table-cell table:formula="of:=[.G190]-[.F190]" office:value-type="float" office:value="-0.0400000000000009" calcext:value-type="float">
            <text:p>-0.04</text:p>
          </table:table-cell>
          <table:table-cell table:formula="of:=[.H190]-[.G19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251_0041E8.log</text:p>
          </table:table-cell>
          <table:table-cell office:value-type="float" office:value="4100000000" calcext:value-type="float">
            <text:p>4100000000</text:p>
          </table:table-cell>
          <table:table-cell office:value-type="float" office:value="920589226" calcext:value-type="float">
            <text:p>920589226</text:p>
          </table:table-cell>
          <table:table-cell office:value-type="float" office:value="924289191" calcext:value-type="float">
            <text:p>924289191</text:p>
          </table:table-cell>
          <table:table-cell office:value-type="float" office:value="927989173" calcext:value-type="float">
            <text:p>92798917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table:formula="of:=[.D191]-[.C191]" office:value-type="float" office:value="3699965" calcext:value-type="float">
            <text:p>3699965</text:p>
          </table:table-cell>
          <table:table-cell table:formula="of:=[.E191]-[.C191]" office:value-type="float" office:value="7399947" calcext:value-type="float">
            <text:p>7399947</text:p>
          </table:table-cell>
          <table:table-cell table:formula="of:=[.G191]-[.F191]" office:value-type="float" office:value="-0.0400000000000009" calcext:value-type="float">
            <text:p>-0.04</text:p>
          </table:table-cell>
          <table:table-cell table:formula="of:=[.H191]-[.G191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4_00411E.log</text:p>
          </table:table-cell>
          <table:table-cell office:value-type="string" calcext:value-type="string">
            <text:p>00411E</text:p>
          </table:table-cell>
          <table:table-cell office:value-type="float" office:value="920593784" calcext:value-type="float">
            <text:p>920593784</text:p>
          </table:table-cell>
          <table:table-cell office:value-type="float" office:value="924293723" calcext:value-type="float">
            <text:p>924293723</text:p>
          </table:table-cell>
          <table:table-cell office:value-type="float" office:value="927993703" calcext:value-type="float">
            <text:p>927993703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table:formula="of:=[.D192]-[.C192]" office:value-type="float" office:value="3699939" calcext:value-type="float">
            <text:p>3699939</text:p>
          </table:table-cell>
          <table:table-cell table:formula="of:=[.E192]-[.C192]" office:value-type="float" office:value="7399919" calcext:value-type="float">
            <text:p>7399919</text:p>
          </table:table-cell>
          <table:table-cell table:formula="of:=[.G192]-[.F192]" office:value-type="float" office:value="-0.0600000000000005" calcext:value-type="float">
            <text:p>-0.06</text:p>
          </table:table-cell>
          <table:table-cell table:formula="of:=[.H192]-[.G192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2_0041CA.log</text:p>
          </table:table-cell>
          <table:table-cell office:value-type="string" calcext:value-type="string">
            <text:p>0041CA</text:p>
          </table:table-cell>
          <table:table-cell office:value-type="float" office:value="920594361" calcext:value-type="float">
            <text:p>920594361</text:p>
          </table:table-cell>
          <table:table-cell office:value-type="float" office:value="924294301" calcext:value-type="float">
            <text:p>924294301</text:p>
          </table:table-cell>
          <table:table-cell office:value-type="float" office:value="927994268" calcext:value-type="float">
            <text:p>92799426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193]-[.C193]" office:value-type="float" office:value="3699940" calcext:value-type="float">
            <text:p>3699940</text:p>
          </table:table-cell>
          <table:table-cell table:formula="of:=[.E193]-[.C193]" office:value-type="float" office:value="7399907" calcext:value-type="float">
            <text:p>7399907</text:p>
          </table:table-cell>
          <table:table-cell table:formula="of:=[.G193]-[.F193]" office:value-type="float" office:value="-0.0600000000000005" calcext:value-type="float">
            <text:p>-0.06</text:p>
          </table:table-cell>
          <table:table-cell table:formula="of:=[.H193]-[.G19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36_0041A3.log</text:p>
          </table:table-cell>
          <table:table-cell office:value-type="string" calcext:value-type="string">
            <text:p>0041A3</text:p>
          </table:table-cell>
          <table:table-cell office:value-type="float" office:value="920592301" calcext:value-type="float">
            <text:p>920592301</text:p>
          </table:table-cell>
          <table:table-cell office:value-type="float" office:value="924292240" calcext:value-type="float">
            <text:p>924292240</text:p>
          </table:table-cell>
          <table:table-cell office:value-type="float" office:value="927992211" calcext:value-type="float">
            <text:p>92799221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7" calcext:value-type="float">
            <text:p>11.57</text:p>
          </table:table-cell>
          <table:table-cell table:formula="of:=[.D194]-[.C194]" office:value-type="float" office:value="3699939" calcext:value-type="float">
            <text:p>3699939</text:p>
          </table:table-cell>
          <table:table-cell table:formula="of:=[.E194]-[.C194]" office:value-type="float" office:value="7399910" calcext:value-type="float">
            <text:p>7399910</text:p>
          </table:table-cell>
          <table:table-cell table:formula="of:=[.G194]-[.F194]" office:value-type="float" office:value="-0.0600000000000005" calcext:value-type="float">
            <text:p>-0.06</text:p>
          </table:table-cell>
          <table:table-cell table:formula="of:=[.H194]-[.G19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35_0043F7.log</text:p>
          </table:table-cell>
          <table:table-cell office:value-type="string" calcext:value-type="string">
            <text:p>0043F7</text:p>
          </table:table-cell>
          <table:table-cell office:value-type="float" office:value="920590306" calcext:value-type="float">
            <text:p>920590306</text:p>
          </table:table-cell>
          <table:table-cell office:value-type="float" office:value="924290214" calcext:value-type="float">
            <text:p>924290214</text:p>
          </table:table-cell>
          <table:table-cell office:value-type="float" office:value="927990183" calcext:value-type="float">
            <text:p>927990183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195]-[.C195]" office:value-type="float" office:value="3699908" calcext:value-type="float">
            <text:p>3699908</text:p>
          </table:table-cell>
          <table:table-cell table:formula="of:=[.E195]-[.C195]" office:value-type="float" office:value="7399877" calcext:value-type="float">
            <text:p>7399877</text:p>
          </table:table-cell>
          <table:table-cell table:formula="of:=[.G195]-[.F195]" office:value-type="float" office:value="-0.0599999999999987" calcext:value-type="float">
            <text:p>-0.06</text:p>
          </table:table-cell>
          <table:table-cell table:formula="of:=[.H195]-[.G19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45_004426.log</text:p>
          </table:table-cell>
          <table:table-cell office:value-type="float" office:value="4426" calcext:value-type="float">
            <text:p>4426</text:p>
          </table:table-cell>
          <table:table-cell office:value-type="float" office:value="920589430" calcext:value-type="float">
            <text:p>920589430</text:p>
          </table:table-cell>
          <table:table-cell office:value-type="float" office:value="924289354" calcext:value-type="float">
            <text:p>924289354</text:p>
          </table:table-cell>
          <table:table-cell office:value-type="float" office:value="927989307" calcext:value-type="float">
            <text:p>92798930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196]-[.C196]" office:value-type="float" office:value="3699924" calcext:value-type="float">
            <text:p>3699924</text:p>
          </table:table-cell>
          <table:table-cell table:formula="of:=[.E196]-[.C196]" office:value-type="float" office:value="7399877" calcext:value-type="float">
            <text:p>7399877</text:p>
          </table:table-cell>
          <table:table-cell table:formula="of:=[.G196]-[.F196]" office:value-type="float" office:value="-0.0399999999999991" calcext:value-type="float">
            <text:p>-0.04</text:p>
          </table:table-cell>
          <table:table-cell table:formula="of:=[.H196]-[.G19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58_004230.log</text:p>
          </table:table-cell>
          <table:table-cell office:value-type="float" office:value="4230" calcext:value-type="float">
            <text:p>4230</text:p>
          </table:table-cell>
          <table:table-cell office:value-type="float" office:value="920589306" calcext:value-type="float">
            <text:p>920589306</text:p>
          </table:table-cell>
          <table:table-cell office:value-type="float" office:value="924289263" calcext:value-type="float">
            <text:p>924289263</text:p>
          </table:table-cell>
          <table:table-cell office:value-type="float" office:value="927989250" calcext:value-type="float">
            <text:p>927989250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197]-[.C197]" office:value-type="float" office:value="3699957" calcext:value-type="float">
            <text:p>3699957</text:p>
          </table:table-cell>
          <table:table-cell table:formula="of:=[.E197]-[.C197]" office:value-type="float" office:value="7399944" calcext:value-type="float">
            <text:p>7399944</text:p>
          </table:table-cell>
          <table:table-cell table:formula="of:=[.G197]-[.F197]" office:value-type="float" office:value="-0.0400000000000009" calcext:value-type="float">
            <text:p>-0.04</text:p>
          </table:table-cell>
          <table:table-cell table:formula="of:=[.H197]-[.G19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45_00441C.log</text:p>
          </table:table-cell>
          <table:table-cell office:value-type="string" calcext:value-type="string">
            <text:p>00441C</text:p>
          </table:table-cell>
          <table:table-cell office:value-type="float" office:value="920588998" calcext:value-type="float">
            <text:p>920588998</text:p>
          </table:table-cell>
          <table:table-cell office:value-type="float" office:value="924289060" calcext:value-type="float">
            <text:p>924289060</text:p>
          </table:table-cell>
          <table:table-cell office:value-type="float" office:value="927989145" calcext:value-type="float">
            <text:p>927989145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3" calcext:value-type="float">
            <text:p>11.73</text:p>
          </table:table-cell>
          <table:table-cell table:formula="of:=[.D198]-[.C198]" office:value-type="float" office:value="3700062" calcext:value-type="float">
            <text:p>3700062</text:p>
          </table:table-cell>
          <table:table-cell table:formula="of:=[.E198]-[.C198]" office:value-type="float" office:value="7400147" calcext:value-type="float">
            <text:p>7400147</text:p>
          </table:table-cell>
          <table:table-cell table:formula="of:=[.G198]-[.F198]" office:value-type="float" office:value="-0.0299999999999994" calcext:value-type="float">
            <text:p>-0.03</text:p>
          </table:table-cell>
          <table:table-cell table:formula="of:=[.H198]-[.G19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53_004198.log</text:p>
          </table:table-cell>
          <table:table-cell office:value-type="float" office:value="4198" calcext:value-type="float">
            <text:p>4198</text:p>
          </table:table-cell>
          <table:table-cell office:value-type="float" office:value="920594214" calcext:value-type="float">
            <text:p>920594214</text:p>
          </table:table-cell>
          <table:table-cell office:value-type="float" office:value="924294155" calcext:value-type="float">
            <text:p>924294155</text:p>
          </table:table-cell>
          <table:table-cell office:value-type="float" office:value="927994135" calcext:value-type="float">
            <text:p>927994135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table:formula="of:=[.D199]-[.C199]" office:value-type="float" office:value="3699941" calcext:value-type="float">
            <text:p>3699941</text:p>
          </table:table-cell>
          <table:table-cell table:formula="of:=[.E199]-[.C199]" office:value-type="float" office:value="7399921" calcext:value-type="float">
            <text:p>7399921</text:p>
          </table:table-cell>
          <table:table-cell table:formula="of:=[.G199]-[.F199]" office:value-type="float" office:value="-0.0499999999999989" calcext:value-type="float">
            <text:p>-0.05</text:p>
          </table:table-cell>
          <table:table-cell table:formula="of:=[.H199]-[.G19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54_0043B9.log</text:p>
          </table:table-cell>
          <table:table-cell office:value-type="string" calcext:value-type="string">
            <text:p>0043B9</text:p>
          </table:table-cell>
          <table:table-cell office:value-type="float" office:value="920591155" calcext:value-type="float">
            <text:p>920591155</text:p>
          </table:table-cell>
          <table:table-cell office:value-type="float" office:value="924291098" calcext:value-type="float">
            <text:p>924291098</text:p>
          </table:table-cell>
          <table:table-cell office:value-type="float" office:value="927991077" calcext:value-type="float">
            <text:p>92799107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office:value-type="float" office:value="11.57" calcext:value-type="float">
            <text:p>11.57</text:p>
          </table:table-cell>
          <table:table-cell table:formula="of:=[.D200]-[.C200]" office:value-type="float" office:value="3699943" calcext:value-type="float">
            <text:p>3699943</text:p>
          </table:table-cell>
          <table:table-cell table:formula="of:=[.E200]-[.C200]" office:value-type="float" office:value="7399922" calcext:value-type="float">
            <text:p>7399922</text:p>
          </table:table-cell>
          <table:table-cell table:formula="of:=[.G200]-[.F200]" office:value-type="float" office:value="-0.0400000000000009" calcext:value-type="float">
            <text:p>-0.04</text:p>
          </table:table-cell>
          <table:table-cell table:formula="of:=[.H200]-[.G20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16_0042FD.log</text:p>
          </table:table-cell>
          <table:table-cell office:value-type="string" calcext:value-type="string">
            <text:p>0042FD</text:p>
          </table:table-cell>
          <table:table-cell office:value-type="float" office:value="920591038" calcext:value-type="float">
            <text:p>920591038</text:p>
          </table:table-cell>
          <table:table-cell office:value-type="float" office:value="924290954" calcext:value-type="float">
            <text:p>924290954</text:p>
          </table:table-cell>
          <table:table-cell office:value-type="float" office:value="927990910" calcext:value-type="float">
            <text:p>927990910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201]-[.C201]" office:value-type="float" office:value="3699916" calcext:value-type="float">
            <text:p>3699916</text:p>
          </table:table-cell>
          <table:table-cell table:formula="of:=[.E201]-[.C201]" office:value-type="float" office:value="7399872" calcext:value-type="float">
            <text:p>7399872</text:p>
          </table:table-cell>
          <table:table-cell table:formula="of:=[.G201]-[.F201]" office:value-type="float" office:value="-0.0499999999999989" calcext:value-type="float">
            <text:p>-0.05</text:p>
          </table:table-cell>
          <table:table-cell table:formula="of:=[.H201]-[.G20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24_00430F.log</text:p>
          </table:table-cell>
          <table:table-cell office:value-type="string" calcext:value-type="string">
            <text:p>00430F</text:p>
          </table:table-cell>
          <table:table-cell office:value-type="float" office:value="920591529" calcext:value-type="float">
            <text:p>920591529</text:p>
          </table:table-cell>
          <table:table-cell office:value-type="float" office:value="924291460" calcext:value-type="float">
            <text:p>924291460</text:p>
          </table:table-cell>
          <table:table-cell office:value-type="float" office:value="927991431" calcext:value-type="float">
            <text:p>927991431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202]-[.C202]" office:value-type="float" office:value="3699931" calcext:value-type="float">
            <text:p>3699931</text:p>
          </table:table-cell>
          <table:table-cell table:formula="of:=[.E202]-[.C202]" office:value-type="float" office:value="7399902" calcext:value-type="float">
            <text:p>7399902</text:p>
          </table:table-cell>
          <table:table-cell table:formula="of:=[.G202]-[.F202]" office:value-type="float" office:value="-0.0400000000000009" calcext:value-type="float">
            <text:p>-0.04</text:p>
          </table:table-cell>
          <table:table-cell table:formula="of:=[.H202]-[.G20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43_0041C2.log</text:p>
          </table:table-cell>
          <table:table-cell office:value-type="string" calcext:value-type="string">
            <text:p>0041C2</text:p>
          </table:table-cell>
          <table:table-cell office:value-type="float" office:value="920592008" calcext:value-type="float">
            <text:p>920592008</text:p>
          </table:table-cell>
          <table:table-cell office:value-type="float" office:value="924291915" calcext:value-type="float">
            <text:p>924291915</text:p>
          </table:table-cell>
          <table:table-cell office:value-type="float" office:value="927991891" calcext:value-type="float">
            <text:p>92799189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203]-[.C203]" office:value-type="float" office:value="3699907" calcext:value-type="float">
            <text:p>3699907</text:p>
          </table:table-cell>
          <table:table-cell table:formula="of:=[.E203]-[.C203]" office:value-type="float" office:value="7399883" calcext:value-type="float">
            <text:p>7399883</text:p>
          </table:table-cell>
          <table:table-cell table:formula="of:=[.G203]-[.F203]" office:value-type="float" office:value="-0.0300000000000011" calcext:value-type="float">
            <text:p>-0.03</text:p>
          </table:table-cell>
          <table:table-cell table:formula="of:=[.H203]-[.G20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28_00414D.log</text:p>
          </table:table-cell>
          <table:table-cell office:value-type="string" calcext:value-type="string">
            <text:p>00414D</text:p>
          </table:table-cell>
          <table:table-cell office:value-type="float" office:value="920591270" calcext:value-type="float">
            <text:p>920591270</text:p>
          </table:table-cell>
          <table:table-cell office:value-type="float" office:value="924291189" calcext:value-type="float">
            <text:p>924291189</text:p>
          </table:table-cell>
          <table:table-cell office:value-type="float" office:value="927991163" calcext:value-type="float">
            <text:p>927991163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204]-[.C204]" office:value-type="float" office:value="3699919" calcext:value-type="float">
            <text:p>3699919</text:p>
          </table:table-cell>
          <table:table-cell table:formula="of:=[.E204]-[.C204]" office:value-type="float" office:value="7399893" calcext:value-type="float">
            <text:p>7399893</text:p>
          </table:table-cell>
          <table:table-cell table:formula="of:=[.G204]-[.F204]" office:value-type="float" office:value="-0.0500000000000007" calcext:value-type="float">
            <text:p>-0.05</text:p>
          </table:table-cell>
          <table:table-cell table:formula="of:=[.H204]-[.G20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32_004424.log</text:p>
          </table:table-cell>
          <table:table-cell office:value-type="float" office:value="4424" calcext:value-type="float">
            <text:p>4424</text:p>
          </table:table-cell>
          <table:table-cell office:value-type="float" office:value="920593400" calcext:value-type="float">
            <text:p>920593400</text:p>
          </table:table-cell>
          <table:table-cell office:value-type="float" office:value="924293347" calcext:value-type="float">
            <text:p>924293347</text:p>
          </table:table-cell>
          <table:table-cell office:value-type="float" office:value="927993336" calcext:value-type="float">
            <text:p>927993336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205]-[.C205]" office:value-type="float" office:value="3699947" calcext:value-type="float">
            <text:p>3699947</text:p>
          </table:table-cell>
          <table:table-cell table:formula="of:=[.E205]-[.C205]" office:value-type="float" office:value="7399936" calcext:value-type="float">
            <text:p>7399936</text:p>
          </table:table-cell>
          <table:table-cell table:formula="of:=[.G205]-[.F205]" office:value-type="float" office:value="-0.0399999999999991" calcext:value-type="float">
            <text:p>-0.04</text:p>
          </table:table-cell>
          <table:table-cell table:formula="of:=[.H205]-[.G20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8_0042AC.log</text:p>
          </table:table-cell>
          <table:table-cell office:value-type="string" calcext:value-type="string">
            <text:p>0042AC</text:p>
          </table:table-cell>
          <table:table-cell office:value-type="float" office:value="920594352" calcext:value-type="float">
            <text:p>920594352</text:p>
          </table:table-cell>
          <table:table-cell office:value-type="float" office:value="924294329" calcext:value-type="float">
            <text:p>924294329</text:p>
          </table:table-cell>
          <table:table-cell office:value-type="float" office:value="927994334" calcext:value-type="float">
            <text:p>927994334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7" calcext:value-type="float">
            <text:p>11.97</text:p>
          </table:table-cell>
          <table:table-cell office:value-type="float" office:value="11.89" calcext:value-type="float">
            <text:p>11.89</text:p>
          </table:table-cell>
          <table:table-cell table:formula="of:=[.D206]-[.C206]" office:value-type="float" office:value="3699977" calcext:value-type="float">
            <text:p>3699977</text:p>
          </table:table-cell>
          <table:table-cell table:formula="of:=[.E206]-[.C206]" office:value-type="float" office:value="7399982" calcext:value-type="float">
            <text:p>7399982</text:p>
          </table:table-cell>
          <table:table-cell table:formula="of:=[.G206]-[.F206]" office:value-type="float" office:value="-0.0499999999999989" calcext:value-type="float">
            <text:p>-0.05</text:p>
          </table:table-cell>
          <table:table-cell table:formula="of:=[.H206]-[.G206]" office:value-type="float" office:value="-0.0800000000000001" calcext:value-type="float">
            <text:p>-0.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15_00436F.log</text:p>
          </table:table-cell>
          <table:table-cell office:value-type="string" calcext:value-type="string">
            <text:p>00436F</text:p>
          </table:table-cell>
          <table:table-cell office:value-type="float" office:value="920590888" calcext:value-type="float">
            <text:p>920590888</text:p>
          </table:table-cell>
          <table:table-cell office:value-type="float" office:value="924290841" calcext:value-type="float">
            <text:p>924290841</text:p>
          </table:table-cell>
          <table:table-cell office:value-type="float" office:value="927990832" calcext:value-type="float">
            <text:p>927990832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5" calcext:value-type="float">
            <text:p>11.95</text:p>
          </table:table-cell>
          <table:table-cell table:formula="of:=[.D207]-[.C207]" office:value-type="float" office:value="3699953" calcext:value-type="float">
            <text:p>3699953</text:p>
          </table:table-cell>
          <table:table-cell table:formula="of:=[.E207]-[.C207]" office:value-type="float" office:value="7399944" calcext:value-type="float">
            <text:p>7399944</text:p>
          </table:table-cell>
          <table:table-cell table:formula="of:=[.G207]-[.F207]" office:value-type="float" office:value="-0.0399999999999991" calcext:value-type="float">
            <text:p>-0.04</text:p>
          </table:table-cell>
          <table:table-cell table:formula="of:=[.H207]-[.G20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843_00431A.log</text:p>
          </table:table-cell>
          <table:table-cell office:value-type="string" calcext:value-type="string">
            <text:p>00431A</text:p>
          </table:table-cell>
          <table:table-cell office:value-type="float" office:value="920594414" calcext:value-type="float">
            <text:p>920594414</text:p>
          </table:table-cell>
          <table:table-cell office:value-type="float" office:value="924294345" calcext:value-type="float">
            <text:p>924294345</text:p>
          </table:table-cell>
          <table:table-cell office:value-type="float" office:value="927994311" calcext:value-type="float">
            <text:p>927994311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208]-[.C208]" office:value-type="float" office:value="3699931" calcext:value-type="float">
            <text:p>3699931</text:p>
          </table:table-cell>
          <table:table-cell table:formula="of:=[.E208]-[.C208]" office:value-type="float" office:value="7399897" calcext:value-type="float">
            <text:p>7399897</text:p>
          </table:table-cell>
          <table:table-cell table:formula="of:=[.G208]-[.F208]" office:value-type="float" office:value="-0.0500000000000007" calcext:value-type="float">
            <text:p>-0.05</text:p>
          </table:table-cell>
          <table:table-cell table:formula="of:=[.H208]-[.G20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15_0042F5.log</text:p>
          </table:table-cell>
          <table:table-cell office:value-type="string" calcext:value-type="string">
            <text:p>0042F5</text:p>
          </table:table-cell>
          <table:table-cell office:value-type="float" office:value="920593274" calcext:value-type="float">
            <text:p>920593274</text:p>
          </table:table-cell>
          <table:table-cell office:value-type="float" office:value="924293216" calcext:value-type="float">
            <text:p>924293216</text:p>
          </table:table-cell>
          <table:table-cell office:value-type="float" office:value="927993180" calcext:value-type="float">
            <text:p>927993180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table:formula="of:=[.D209]-[.C209]" office:value-type="float" office:value="3699942" calcext:value-type="float">
            <text:p>3699942</text:p>
          </table:table-cell>
          <table:table-cell table:formula="of:=[.E209]-[.C209]" office:value-type="float" office:value="7399906" calcext:value-type="float">
            <text:p>7399906</text:p>
          </table:table-cell>
          <table:table-cell table:formula="of:=[.G209]-[.F209]" office:value-type="float" office:value="-0.0300000000000011" calcext:value-type="float">
            <text:p>-0.03</text:p>
          </table:table-cell>
          <table:table-cell table:formula="of:=[.H209]-[.G209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15_004421.log</text:p>
          </table:table-cell>
          <table:table-cell office:value-type="float" office:value="4421" calcext:value-type="float">
            <text:p>4421</text:p>
          </table:table-cell>
          <table:table-cell office:value-type="float" office:value="920593259" calcext:value-type="float">
            <text:p>920593259</text:p>
          </table:table-cell>
          <table:table-cell office:value-type="float" office:value="924293196" calcext:value-type="float">
            <text:p>924293196</text:p>
          </table:table-cell>
          <table:table-cell office:value-type="float" office:value="927993178" calcext:value-type="float">
            <text:p>927993178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210]-[.C210]" office:value-type="float" office:value="3699937" calcext:value-type="float">
            <text:p>3699937</text:p>
          </table:table-cell>
          <table:table-cell table:formula="of:=[.E210]-[.C210]" office:value-type="float" office:value="7399919" calcext:value-type="float">
            <text:p>7399919</text:p>
          </table:table-cell>
          <table:table-cell table:formula="of:=[.G210]-[.F210]" office:value-type="float" office:value="-0.0599999999999987" calcext:value-type="float">
            <text:p>-0.06</text:p>
          </table:table-cell>
          <table:table-cell table:formula="of:=[.H210]-[.G210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021_004328.log</text:p>
          </table:table-cell>
          <table:table-cell office:value-type="float" office:value="4328" calcext:value-type="float">
            <text:p>4328</text:p>
          </table:table-cell>
          <table:table-cell office:value-type="float" office:value="920592574" calcext:value-type="float">
            <text:p>920592574</text:p>
          </table:table-cell>
          <table:table-cell office:value-type="float" office:value="924292505" calcext:value-type="float">
            <text:p>924292505</text:p>
          </table:table-cell>
          <table:table-cell office:value-type="float" office:value="927992475" calcext:value-type="float">
            <text:p>927992475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211]-[.C211]" office:value-type="float" office:value="3699931" calcext:value-type="float">
            <text:p>3699931</text:p>
          </table:table-cell>
          <table:table-cell table:formula="of:=[.E211]-[.C211]" office:value-type="float" office:value="7399901" calcext:value-type="float">
            <text:p>7399901</text:p>
          </table:table-cell>
          <table:table-cell table:formula="of:=[.G211]-[.F211]" office:value-type="float" office:value="-0.0400000000000009" calcext:value-type="float">
            <text:p>-0.04</text:p>
          </table:table-cell>
          <table:table-cell table:formula="of:=[.H211]-[.G211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23_0043F5.log</text:p>
          </table:table-cell>
          <table:table-cell office:value-type="string" calcext:value-type="string">
            <text:p>0043F5</text:p>
          </table:table-cell>
          <table:table-cell office:value-type="float" office:value="920591777" calcext:value-type="float">
            <text:p>920591777</text:p>
          </table:table-cell>
          <table:table-cell office:value-type="float" office:value="924291688" calcext:value-type="float">
            <text:p>924291688</text:p>
          </table:table-cell>
          <table:table-cell office:value-type="float" office:value="927991649" calcext:value-type="float">
            <text:p>92799164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212]-[.C212]" office:value-type="float" office:value="3699911" calcext:value-type="float">
            <text:p>3699911</text:p>
          </table:table-cell>
          <table:table-cell table:formula="of:=[.E212]-[.C212]" office:value-type="float" office:value="7399872" calcext:value-type="float">
            <text:p>7399872</text:p>
          </table:table-cell>
          <table:table-cell table:formula="of:=[.G212]-[.F212]" office:value-type="float" office:value="-0.0399999999999991" calcext:value-type="float">
            <text:p>-0.04</text:p>
          </table:table-cell>
          <table:table-cell table:formula="of:=[.H212]-[.G21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45_004282.log</text:p>
          </table:table-cell>
          <table:table-cell office:value-type="float" office:value="4282" calcext:value-type="float">
            <text:p>4282</text:p>
          </table:table-cell>
          <table:table-cell office:value-type="float" office:value="920593542" calcext:value-type="float">
            <text:p>920593542</text:p>
          </table:table-cell>
          <table:table-cell office:value-type="float" office:value="924293481" calcext:value-type="float">
            <text:p>924293481</text:p>
          </table:table-cell>
          <table:table-cell office:value-type="float" office:value="927993465" calcext:value-type="float">
            <text:p>927993465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213]-[.C213]" office:value-type="float" office:value="3699939" calcext:value-type="float">
            <text:p>3699939</text:p>
          </table:table-cell>
          <table:table-cell table:formula="of:=[.E213]-[.C213]" office:value-type="float" office:value="7399923" calcext:value-type="float">
            <text:p>7399923</text:p>
          </table:table-cell>
          <table:table-cell table:formula="of:=[.G213]-[.F213]" office:value-type="float" office:value="-0.0499999999999989" calcext:value-type="float">
            <text:p>-0.05</text:p>
          </table:table-cell>
          <table:table-cell table:formula="of:=[.H213]-[.G21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25_004145.log</text:p>
          </table:table-cell>
          <table:table-cell office:value-type="float" office:value="4145" calcext:value-type="float">
            <text:p>4145</text:p>
          </table:table-cell>
          <table:table-cell office:value-type="float" office:value="920593559" calcext:value-type="float">
            <text:p>920593559</text:p>
          </table:table-cell>
          <table:table-cell office:value-type="float" office:value="924293479" calcext:value-type="float">
            <text:p>924293479</text:p>
          </table:table-cell>
          <table:table-cell office:value-type="float" office:value="927993439" calcext:value-type="float">
            <text:p>92799343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214]-[.C214]" office:value-type="float" office:value="3699920" calcext:value-type="float">
            <text:p>3699920</text:p>
          </table:table-cell>
          <table:table-cell table:formula="of:=[.E214]-[.C214]" office:value-type="float" office:value="7399880" calcext:value-type="float">
            <text:p>7399880</text:p>
          </table:table-cell>
          <table:table-cell table:formula="of:=[.G214]-[.F214]" office:value-type="float" office:value="-0.0299999999999994" calcext:value-type="float">
            <text:p>-0.03</text:p>
          </table:table-cell>
          <table:table-cell table:formula="of:=[.H214]-[.G21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846_004359.log</text:p>
          </table:table-cell>
          <table:table-cell office:value-type="float" office:value="4359" calcext:value-type="float">
            <text:p>4359</text:p>
          </table:table-cell>
          <table:table-cell office:value-type="float" office:value="920590574" calcext:value-type="float">
            <text:p>920590574</text:p>
          </table:table-cell>
          <table:table-cell office:value-type="float" office:value="924290489" calcext:value-type="float">
            <text:p>924290489</text:p>
          </table:table-cell>
          <table:table-cell office:value-type="float" office:value="927990443" calcext:value-type="float">
            <text:p>927990443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8" calcext:value-type="float">
            <text:p>11.88</text:p>
          </table:table-cell>
          <table:table-cell table:formula="of:=[.D215]-[.C215]" office:value-type="float" office:value="3699915" calcext:value-type="float">
            <text:p>3699915</text:p>
          </table:table-cell>
          <table:table-cell table:formula="of:=[.E215]-[.C215]" office:value-type="float" office:value="7399869" calcext:value-type="float">
            <text:p>7399869</text:p>
          </table:table-cell>
          <table:table-cell table:formula="of:=[.G215]-[.F215]" office:value-type="float" office:value="-0.0299999999999994" calcext:value-type="float">
            <text:p>-0.03</text:p>
          </table:table-cell>
          <table:table-cell table:formula="of:=[.H215]-[.G215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49_0041E3.log</text:p>
          </table:table-cell>
          <table:table-cell office:value-type="float" office:value="41000" calcext:value-type="float">
            <text:p>41000</text:p>
          </table:table-cell>
          <table:table-cell office:value-type="float" office:value="920591320" calcext:value-type="float">
            <text:p>920591320</text:p>
          </table:table-cell>
          <table:table-cell office:value-type="float" office:value="924291270" calcext:value-type="float">
            <text:p>924291270</text:p>
          </table:table-cell>
          <table:table-cell office:value-type="float" office:value="927991263" calcext:value-type="float">
            <text:p>92799126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table:formula="of:=[.D216]-[.C216]" office:value-type="float" office:value="3699950" calcext:value-type="float">
            <text:p>3699950</text:p>
          </table:table-cell>
          <table:table-cell table:formula="of:=[.E216]-[.C216]" office:value-type="float" office:value="7399943" calcext:value-type="float">
            <text:p>7399943</text:p>
          </table:table-cell>
          <table:table-cell table:formula="of:=[.G216]-[.F216]" office:value-type="float" office:value="-0.0500000000000007" calcext:value-type="float">
            <text:p>-0.05</text:p>
          </table:table-cell>
          <table:table-cell table:formula="of:=[.H216]-[.G216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15_0042BC.log</text:p>
          </table:table-cell>
          <table:table-cell office:value-type="string" calcext:value-type="string">
            <text:p>0042BC</text:p>
          </table:table-cell>
          <table:table-cell office:value-type="float" office:value="920594433" calcext:value-type="float">
            <text:p>920594433</text:p>
          </table:table-cell>
          <table:table-cell office:value-type="float" office:value="924294377" calcext:value-type="float">
            <text:p>924294377</text:p>
          </table:table-cell>
          <table:table-cell office:value-type="float" office:value="927994360" calcext:value-type="float">
            <text:p>927994360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217]-[.C217]" office:value-type="float" office:value="3699944" calcext:value-type="float">
            <text:p>3699944</text:p>
          </table:table-cell>
          <table:table-cell table:formula="of:=[.E217]-[.C217]" office:value-type="float" office:value="7399927" calcext:value-type="float">
            <text:p>7399927</text:p>
          </table:table-cell>
          <table:table-cell table:formula="of:=[.G217]-[.F217]" office:value-type="float" office:value="-0.0600000000000005" calcext:value-type="float">
            <text:p>-0.06</text:p>
          </table:table-cell>
          <table:table-cell table:formula="of:=[.H217]-[.G21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39_004236.log</text:p>
          </table:table-cell>
          <table:table-cell office:value-type="float" office:value="4236" calcext:value-type="float">
            <text:p>4236</text:p>
          </table:table-cell>
          <table:table-cell office:value-type="float" office:value="920589295" calcext:value-type="float">
            <text:p>920589295</text:p>
          </table:table-cell>
          <table:table-cell office:value-type="float" office:value="924289230" calcext:value-type="float">
            <text:p>924289230</text:p>
          </table:table-cell>
          <table:table-cell office:value-type="float" office:value="927989189" calcext:value-type="float">
            <text:p>92798918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218]-[.C218]" office:value-type="float" office:value="3699935" calcext:value-type="float">
            <text:p>3699935</text:p>
          </table:table-cell>
          <table:table-cell table:formula="of:=[.E218]-[.C218]" office:value-type="float" office:value="7399894" calcext:value-type="float">
            <text:p>7399894</text:p>
          </table:table-cell>
          <table:table-cell table:formula="of:=[.G218]-[.F218]" office:value-type="float" office:value="-0.0500000000000007" calcext:value-type="float">
            <text:p>-0.05</text:p>
          </table:table-cell>
          <table:table-cell table:formula="of:=[.H218]-[.G21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26_0042BE.log</text:p>
          </table:table-cell>
          <table:table-cell office:value-type="string" calcext:value-type="string">
            <text:p>0042BE</text:p>
          </table:table-cell>
          <table:table-cell office:value-type="float" office:value="920589937" calcext:value-type="float">
            <text:p>920589937</text:p>
          </table:table-cell>
          <table:table-cell office:value-type="float" office:value="924289856" calcext:value-type="float">
            <text:p>924289856</text:p>
          </table:table-cell>
          <table:table-cell office:value-type="float" office:value="927989808" calcext:value-type="float">
            <text:p>927989808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3" calcext:value-type="float">
            <text:p>11.93</text:p>
          </table:table-cell>
          <table:table-cell table:formula="of:=[.D219]-[.C219]" office:value-type="float" office:value="3699919" calcext:value-type="float">
            <text:p>3699919</text:p>
          </table:table-cell>
          <table:table-cell table:formula="of:=[.E219]-[.C219]" office:value-type="float" office:value="7399871" calcext:value-type="float">
            <text:p>7399871</text:p>
          </table:table-cell>
          <table:table-cell table:formula="of:=[.G219]-[.F219]" office:value-type="float" office:value="-0.0399999999999991" calcext:value-type="float">
            <text:p>-0.04</text:p>
          </table:table-cell>
          <table:table-cell table:formula="of:=[.H219]-[.G21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257_0041E9.log</text:p>
          </table:table-cell>
          <table:table-cell office:value-type="float" office:value="41000000000" calcext:value-type="float">
            <text:p>41000000000</text:p>
          </table:table-cell>
          <table:table-cell office:value-type="float" office:value="920589648" calcext:value-type="float">
            <text:p>920589648</text:p>
          </table:table-cell>
          <table:table-cell office:value-type="float" office:value="924289586" calcext:value-type="float">
            <text:p>924289586</text:p>
          </table:table-cell>
          <table:table-cell office:value-type="float" office:value="927989567" calcext:value-type="float">
            <text:p>92798956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220]-[.C220]" office:value-type="float" office:value="3699938" calcext:value-type="float">
            <text:p>3699938</text:p>
          </table:table-cell>
          <table:table-cell table:formula="of:=[.E220]-[.C220]" office:value-type="float" office:value="7399919" calcext:value-type="float">
            <text:p>7399919</text:p>
          </table:table-cell>
          <table:table-cell table:formula="of:=[.G220]-[.F220]" office:value-type="float" office:value="-0.0600000000000005" calcext:value-type="float">
            <text:p>-0.06</text:p>
          </table:table-cell>
          <table:table-cell table:formula="of:=[.H220]-[.G22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2_0042AB.log</text:p>
          </table:table-cell>
          <table:table-cell office:value-type="string" calcext:value-type="string">
            <text:p>0042AB</text:p>
          </table:table-cell>
          <table:table-cell office:value-type="float" office:value="920592700" calcext:value-type="float">
            <text:p>920592700</text:p>
          </table:table-cell>
          <table:table-cell office:value-type="float" office:value="924292652" calcext:value-type="float">
            <text:p>924292652</text:p>
          </table:table-cell>
          <table:table-cell office:value-type="float" office:value="927992639" calcext:value-type="float">
            <text:p>927992639</text:p>
          </table:table-cell>
          <table:table-cell table:number-columns-repeated="2"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table:formula="of:=[.D221]-[.C221]" office:value-type="float" office:value="3699952" calcext:value-type="float">
            <text:p>3699952</text:p>
          </table:table-cell>
          <table:table-cell table:formula="of:=[.E221]-[.C221]" office:value-type="float" office:value="7399939" calcext:value-type="float">
            <text:p>7399939</text:p>
          </table:table-cell>
          <table:table-cell table:formula="of:=[.G221]-[.F221]" office:value-type="float" office:value="0" calcext:value-type="float">
            <text:p>0</text:p>
          </table:table-cell>
          <table:table-cell table:formula="of:=[.H221]-[.G221]" office:value-type="float" office:value="-0.0599999999999987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223_0040B9.log</text:p>
          </table:table-cell>
          <table:table-cell office:value-type="string" calcext:value-type="string">
            <text:p>0040B9</text:p>
          </table:table-cell>
          <table:table-cell office:value-type="float" office:value="920591941" calcext:value-type="float">
            <text:p>920591941</text:p>
          </table:table-cell>
          <table:table-cell office:value-type="float" office:value="924291913" calcext:value-type="float">
            <text:p>924291913</text:p>
          </table:table-cell>
          <table:table-cell office:value-type="float" office:value="927991895" calcext:value-type="float">
            <text:p>927991895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" calcext:value-type="float">
            <text:p>11.8</text:p>
          </table:table-cell>
          <table:table-cell table:formula="of:=[.D222]-[.C222]" office:value-type="float" office:value="3699972" calcext:value-type="float">
            <text:p>3699972</text:p>
          </table:table-cell>
          <table:table-cell table:formula="of:=[.E222]-[.C222]" office:value-type="float" office:value="7399954" calcext:value-type="float">
            <text:p>7399954</text:p>
          </table:table-cell>
          <table:table-cell table:formula="of:=[.G222]-[.F222]" office:value-type="float" office:value="-0.0399999999999991" calcext:value-type="float">
            <text:p>-0.04</text:p>
          </table:table-cell>
          <table:table-cell table:formula="of:=[.H222]-[.G222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042_004353.log</text:p>
          </table:table-cell>
          <table:table-cell office:value-type="float" office:value="4353" calcext:value-type="float">
            <text:p>4353</text:p>
          </table:table-cell>
          <table:table-cell office:value-type="float" office:value="920591232" calcext:value-type="float">
            <text:p>920591232</text:p>
          </table:table-cell>
          <table:table-cell office:value-type="float" office:value="924291154" calcext:value-type="float">
            <text:p>924291154</text:p>
          </table:table-cell>
          <table:table-cell office:value-type="float" office:value="927991105" calcext:value-type="float">
            <text:p>927991105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table:formula="of:=[.D223]-[.C223]" office:value-type="float" office:value="3699922" calcext:value-type="float">
            <text:p>3699922</text:p>
          </table:table-cell>
          <table:table-cell table:formula="of:=[.E223]-[.C223]" office:value-type="float" office:value="7399873" calcext:value-type="float">
            <text:p>7399873</text:p>
          </table:table-cell>
          <table:table-cell table:formula="of:=[.G223]-[.F223]" office:value-type="float" office:value="-0.0400000000000009" calcext:value-type="float">
            <text:p>-0.04</text:p>
          </table:table-cell>
          <table:table-cell table:formula="of:=[.H223]-[.G22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726_004177.log</text:p>
          </table:table-cell>
          <table:table-cell office:value-type="float" office:value="4177" calcext:value-type="float">
            <text:p>4177</text:p>
          </table:table-cell>
          <table:table-cell office:value-type="float" office:value="920588838" calcext:value-type="float">
            <text:p>920588838</text:p>
          </table:table-cell>
          <table:table-cell office:value-type="float" office:value="924288732" calcext:value-type="float">
            <text:p>924288732</text:p>
          </table:table-cell>
          <table:table-cell office:value-type="float" office:value="927988673" calcext:value-type="float">
            <text:p>9279886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224]-[.C224]" office:value-type="float" office:value="3699894" calcext:value-type="float">
            <text:p>3699894</text:p>
          </table:table-cell>
          <table:table-cell table:formula="of:=[.E224]-[.C224]" office:value-type="float" office:value="7399835" calcext:value-type="float">
            <text:p>7399835</text:p>
          </table:table-cell>
          <table:table-cell table:formula="of:=[.G224]-[.F224]" office:value-type="float" office:value="-0.0499999999999989" calcext:value-type="float">
            <text:p>-0.05</text:p>
          </table:table-cell>
          <table:table-cell table:formula="of:=[.H224]-[.G22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13_0042D9.log</text:p>
          </table:table-cell>
          <table:table-cell office:value-type="string" calcext:value-type="string">
            <text:p>0042D9</text:p>
          </table:table-cell>
          <table:table-cell office:value-type="float" office:value="920592577" calcext:value-type="float">
            <text:p>920592577</text:p>
          </table:table-cell>
          <table:table-cell office:value-type="float" office:value="924292525" calcext:value-type="float">
            <text:p>924292525</text:p>
          </table:table-cell>
          <table:table-cell office:value-type="float" office:value="927992497" calcext:value-type="float">
            <text:p>92799249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225]-[.C225]" office:value-type="float" office:value="3699948" calcext:value-type="float">
            <text:p>3699948</text:p>
          </table:table-cell>
          <table:table-cell table:formula="of:=[.E225]-[.C225]" office:value-type="float" office:value="7399920" calcext:value-type="float">
            <text:p>7399920</text:p>
          </table:table-cell>
          <table:table-cell table:formula="of:=[.G225]-[.F225]" office:value-type="float" office:value="-0.0300000000000011" calcext:value-type="float">
            <text:p>-0.03</text:p>
          </table:table-cell>
          <table:table-cell table:formula="of:=[.H225]-[.G22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40_00416F.log</text:p>
          </table:table-cell>
          <table:table-cell office:value-type="string" calcext:value-type="string">
            <text:p>00416F</text:p>
          </table:table-cell>
          <table:table-cell office:value-type="float" office:value="920592502" calcext:value-type="float">
            <text:p>920592502</text:p>
          </table:table-cell>
          <table:table-cell office:value-type="float" office:value="924292437" calcext:value-type="float">
            <text:p>924292437</text:p>
          </table:table-cell>
          <table:table-cell office:value-type="float" office:value="927992387" calcext:value-type="float">
            <text:p>927992387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table:formula="of:=[.D226]-[.C226]" office:value-type="float" office:value="3699935" calcext:value-type="float">
            <text:p>3699935</text:p>
          </table:table-cell>
          <table:table-cell table:formula="of:=[.E226]-[.C226]" office:value-type="float" office:value="7399885" calcext:value-type="float">
            <text:p>7399885</text:p>
          </table:table-cell>
          <table:table-cell table:formula="of:=[.G226]-[.F226]" office:value-type="float" office:value="-0.0600000000000005" calcext:value-type="float">
            <text:p>-0.06</text:p>
          </table:table-cell>
          <table:table-cell table:formula="of:=[.H226]-[.G226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32_0042C9.log</text:p>
          </table:table-cell>
          <table:table-cell office:value-type="string" calcext:value-type="string">
            <text:p>0042C9</text:p>
          </table:table-cell>
          <table:table-cell office:value-type="float" office:value="920592192" calcext:value-type="float">
            <text:p>920592192</text:p>
          </table:table-cell>
          <table:table-cell office:value-type="float" office:value="924292169" calcext:value-type="float">
            <text:p>924292169</text:p>
          </table:table-cell>
          <table:table-cell office:value-type="float" office:value="927992167" calcext:value-type="float">
            <text:p>927992167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4" calcext:value-type="float">
            <text:p>11.84</text:p>
          </table:table-cell>
          <table:table-cell table:formula="of:=[.D227]-[.C227]" office:value-type="float" office:value="3699977" calcext:value-type="float">
            <text:p>3699977</text:p>
          </table:table-cell>
          <table:table-cell table:formula="of:=[.E227]-[.C227]" office:value-type="float" office:value="7399975" calcext:value-type="float">
            <text:p>7399975</text:p>
          </table:table-cell>
          <table:table-cell table:formula="of:=[.G227]-[.F227]" office:value-type="float" office:value="-0.0400000000000009" calcext:value-type="float">
            <text:p>-0.04</text:p>
          </table:table-cell>
          <table:table-cell table:formula="of:=[.H227]-[.G22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857_004392.log</text:p>
          </table:table-cell>
          <table:table-cell office:value-type="float" office:value="4392" calcext:value-type="float">
            <text:p>4392</text:p>
          </table:table-cell>
          <table:table-cell office:value-type="float" office:value="920593865" calcext:value-type="float">
            <text:p>920593865</text:p>
          </table:table-cell>
          <table:table-cell office:value-type="float" office:value="924293835" calcext:value-type="float">
            <text:p>924293835</text:p>
          </table:table-cell>
          <table:table-cell office:value-type="float" office:value="927993843" calcext:value-type="float">
            <text:p>927993843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228]-[.C228]" office:value-type="float" office:value="3699970" calcext:value-type="float">
            <text:p>3699970</text:p>
          </table:table-cell>
          <table:table-cell table:formula="of:=[.E228]-[.C228]" office:value-type="float" office:value="7399978" calcext:value-type="float">
            <text:p>7399978</text:p>
          </table:table-cell>
          <table:table-cell table:formula="of:=[.G228]-[.F228]" office:value-type="float" office:value="-0.0399999999999991" calcext:value-type="float">
            <text:p>-0.04</text:p>
          </table:table-cell>
          <table:table-cell table:formula="of:=[.H228]-[.G22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49_0042D5.log</text:p>
          </table:table-cell>
          <table:table-cell office:value-type="string" calcext:value-type="string">
            <text:p>0042D5</text:p>
          </table:table-cell>
          <table:table-cell office:value-type="float" office:value="920589654" calcext:value-type="float">
            <text:p>920589654</text:p>
          </table:table-cell>
          <table:table-cell office:value-type="float" office:value="924289601" calcext:value-type="float">
            <text:p>924289601</text:p>
          </table:table-cell>
          <table:table-cell office:value-type="float" office:value="927989587" calcext:value-type="float">
            <text:p>927989587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229]-[.C229]" office:value-type="float" office:value="3699947" calcext:value-type="float">
            <text:p>3699947</text:p>
          </table:table-cell>
          <table:table-cell table:formula="of:=[.E229]-[.C229]" office:value-type="float" office:value="7399933" calcext:value-type="float">
            <text:p>7399933</text:p>
          </table:table-cell>
          <table:table-cell table:formula="of:=[.G229]-[.F229]" office:value-type="float" office:value="-0.0400000000000009" calcext:value-type="float">
            <text:p>-0.04</text:p>
          </table:table-cell>
          <table:table-cell table:formula="of:=[.H229]-[.G22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2213_0040BA.log</text:p>
          </table:table-cell>
          <table:table-cell office:value-type="string" calcext:value-type="string">
            <text:p>0040BA</text:p>
          </table:table-cell>
          <table:table-cell office:value-type="float" office:value="920595513" calcext:value-type="float">
            <text:p>920595513</text:p>
          </table:table-cell>
          <table:table-cell office:value-type="float" office:value="924295471" calcext:value-type="float">
            <text:p>924295471</text:p>
          </table:table-cell>
          <table:table-cell office:value-type="float" office:value="927995469" calcext:value-type="float">
            <text:p>9279954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table:formula="of:=[.D230]-[.C230]" office:value-type="float" office:value="3699958" calcext:value-type="float">
            <text:p>3699958</text:p>
          </table:table-cell>
          <table:table-cell table:formula="of:=[.E230]-[.C230]" office:value-type="float" office:value="7399956" calcext:value-type="float">
            <text:p>7399956</text:p>
          </table:table-cell>
          <table:table-cell table:formula="of:=[.G230]-[.F230]" office:value-type="float" office:value="-0.0600000000000005" calcext:value-type="float">
            <text:p>-0.06</text:p>
          </table:table-cell>
          <table:table-cell table:formula="of:=[.H230]-[.G23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9_004252.log</text:p>
          </table:table-cell>
          <table:table-cell office:value-type="float" office:value="4252" calcext:value-type="float">
            <text:p>4252</text:p>
          </table:table-cell>
          <table:table-cell office:value-type="float" office:value="920589433" calcext:value-type="float">
            <text:p>920589433</text:p>
          </table:table-cell>
          <table:table-cell office:value-type="float" office:value="924289233" calcext:value-type="float">
            <text:p>924289233</text:p>
          </table:table-cell>
          <table:table-cell office:value-type="float" office:value="927989103" calcext:value-type="float">
            <text:p>92798910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231]-[.C231]" office:value-type="float" office:value="3699800" calcext:value-type="float">
            <text:p>3699800</text:p>
          </table:table-cell>
          <table:table-cell table:formula="of:=[.E231]-[.C231]" office:value-type="float" office:value="7399670" calcext:value-type="float">
            <text:p>7399670</text:p>
          </table:table-cell>
          <table:table-cell table:formula="of:=[.G231]-[.F231]" office:value-type="float" office:value="-0.00999999999999979" calcext:value-type="float">
            <text:p>-0.01</text:p>
          </table:table-cell>
          <table:table-cell table:formula="of:=[.H231]-[.G23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323_00415A.log</text:p>
          </table:table-cell>
          <table:table-cell office:value-type="string" calcext:value-type="string">
            <text:p>00415A</text:p>
          </table:table-cell>
          <table:table-cell office:value-type="float" office:value="920594443" calcext:value-type="float">
            <text:p>920594443</text:p>
          </table:table-cell>
          <table:table-cell office:value-type="float" office:value="924294380" calcext:value-type="float">
            <text:p>924294380</text:p>
          </table:table-cell>
          <table:table-cell office:value-type="float" office:value="927994360" calcext:value-type="float">
            <text:p>927994360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232]-[.C232]" office:value-type="float" office:value="3699937" calcext:value-type="float">
            <text:p>3699937</text:p>
          </table:table-cell>
          <table:table-cell table:formula="of:=[.E232]-[.C232]" office:value-type="float" office:value="7399917" calcext:value-type="float">
            <text:p>7399917</text:p>
          </table:table-cell>
          <table:table-cell table:formula="of:=[.G232]-[.F232]" office:value-type="float" office:value="-0.0400000000000009" calcext:value-type="float">
            <text:p>-0.04</text:p>
          </table:table-cell>
          <table:table-cell table:formula="of:=[.H232]-[.G23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050_00432B.log</text:p>
          </table:table-cell>
          <table:table-cell office:value-type="string" calcext:value-type="string">
            <text:p>00432B</text:p>
          </table:table-cell>
          <table:table-cell office:value-type="float" office:value="920592683" calcext:value-type="float">
            <text:p>920592683</text:p>
          </table:table-cell>
          <table:table-cell office:value-type="float" office:value="924292600" calcext:value-type="float">
            <text:p>924292600</text:p>
          </table:table-cell>
          <table:table-cell office:value-type="float" office:value="927992569" calcext:value-type="float">
            <text:p>927992569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table:formula="of:=[.D233]-[.C233]" office:value-type="float" office:value="3699917" calcext:value-type="float">
            <text:p>3699917</text:p>
          </table:table-cell>
          <table:table-cell table:formula="of:=[.E233]-[.C233]" office:value-type="float" office:value="7399886" calcext:value-type="float">
            <text:p>7399886</text:p>
          </table:table-cell>
          <table:table-cell table:formula="of:=[.G233]-[.F233]" office:value-type="float" office:value="-0.0599999999999987" calcext:value-type="float">
            <text:p>-0.06</text:p>
          </table:table-cell>
          <table:table-cell table:formula="of:=[.H233]-[.G23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18_00421F.log</text:p>
          </table:table-cell>
          <table:table-cell office:value-type="string" calcext:value-type="string">
            <text:p>00421F</text:p>
          </table:table-cell>
          <table:table-cell office:value-type="float" office:value="920592327" calcext:value-type="float">
            <text:p>920592327</text:p>
          </table:table-cell>
          <table:table-cell office:value-type="float" office:value="924292260" calcext:value-type="float">
            <text:p>924292260</text:p>
          </table:table-cell>
          <table:table-cell office:value-type="float" office:value="927992240" calcext:value-type="float">
            <text:p>927992240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234]-[.C234]" office:value-type="float" office:value="3699933" calcext:value-type="float">
            <text:p>3699933</text:p>
          </table:table-cell>
          <table:table-cell table:formula="of:=[.E234]-[.C234]" office:value-type="float" office:value="7399913" calcext:value-type="float">
            <text:p>7399913</text:p>
          </table:table-cell>
          <table:table-cell table:formula="of:=[.G234]-[.F234]" office:value-type="float" office:value="-0.0499999999999989" calcext:value-type="float">
            <text:p>-0.05</text:p>
          </table:table-cell>
          <table:table-cell table:formula="of:=[.H234]-[.G234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23_0043CD.log</text:p>
          </table:table-cell>
          <table:table-cell office:value-type="string" calcext:value-type="string">
            <text:p>0043CD</text:p>
          </table:table-cell>
          <table:table-cell office:value-type="float" office:value="920592390" calcext:value-type="float">
            <text:p>920592390</text:p>
          </table:table-cell>
          <table:table-cell office:value-type="float" office:value="924292331" calcext:value-type="float">
            <text:p>924292331</text:p>
          </table:table-cell>
          <table:table-cell office:value-type="float" office:value="927992312" calcext:value-type="float">
            <text:p>927992312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235]-[.C235]" office:value-type="float" office:value="3699941" calcext:value-type="float">
            <text:p>3699941</text:p>
          </table:table-cell>
          <table:table-cell table:formula="of:=[.E235]-[.C235]" office:value-type="float" office:value="7399922" calcext:value-type="float">
            <text:p>7399922</text:p>
          </table:table-cell>
          <table:table-cell table:formula="of:=[.G235]-[.F235]" office:value-type="float" office:value="-0.00999999999999979" calcext:value-type="float">
            <text:p>-0.01</text:p>
          </table:table-cell>
          <table:table-cell table:formula="of:=[.H235]-[.G23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31_0040FB.log</text:p>
          </table:table-cell>
          <table:table-cell office:value-type="string" calcext:value-type="string">
            <text:p>0040FB</text:p>
          </table:table-cell>
          <table:table-cell office:value-type="float" office:value="920593331" calcext:value-type="float">
            <text:p>920593331</text:p>
          </table:table-cell>
          <table:table-cell office:value-type="float" office:value="924293280" calcext:value-type="float">
            <text:p>924293280</text:p>
          </table:table-cell>
          <table:table-cell office:value-type="float" office:value="927993265" calcext:value-type="float">
            <text:p>927993265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" calcext:value-type="float">
            <text:p>11.5</text:p>
          </table:table-cell>
          <table:table-cell table:formula="of:=[.D236]-[.C236]" office:value-type="float" office:value="3699949" calcext:value-type="float">
            <text:p>3699949</text:p>
          </table:table-cell>
          <table:table-cell table:formula="of:=[.E236]-[.C236]" office:value-type="float" office:value="7399934" calcext:value-type="float">
            <text:p>7399934</text:p>
          </table:table-cell>
          <table:table-cell table:formula="of:=[.G236]-[.F236]" office:value-type="float" office:value="-0.0600000000000005" calcext:value-type="float">
            <text:p>-0.06</text:p>
          </table:table-cell>
          <table:table-cell table:formula="of:=[.H236]-[.G236]" office:value-type="float" office:value="-0.119999999999999" calcext:value-type="float">
            <text:p>-0.1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241_004265.log</text:p>
          </table:table-cell>
          <table:table-cell office:value-type="float" office:value="4265" calcext:value-type="float">
            <text:p>4265</text:p>
          </table:table-cell>
          <table:table-cell office:value-type="float" office:value="920591971" calcext:value-type="float">
            <text:p>920591971</text:p>
          </table:table-cell>
          <table:table-cell office:value-type="float" office:value="924291909" calcext:value-type="float">
            <text:p>924291909</text:p>
          </table:table-cell>
          <table:table-cell office:value-type="float" office:value="927991892" calcext:value-type="float">
            <text:p>927991892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237]-[.C237]" office:value-type="float" office:value="3699938" calcext:value-type="float">
            <text:p>3699938</text:p>
          </table:table-cell>
          <table:table-cell table:formula="of:=[.E237]-[.C237]" office:value-type="float" office:value="7399921" calcext:value-type="float">
            <text:p>7399921</text:p>
          </table:table-cell>
          <table:table-cell table:formula="of:=[.G237]-[.F237]" office:value-type="float" office:value="-0.0500000000000007" calcext:value-type="float">
            <text:p>-0.05</text:p>
          </table:table-cell>
          <table:table-cell table:formula="of:=[.H237]-[.G23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4_0040D3.log</text:p>
          </table:table-cell>
          <table:table-cell office:value-type="string" calcext:value-type="string">
            <text:p>0040D3</text:p>
          </table:table-cell>
          <table:table-cell office:value-type="float" office:value="920592205" calcext:value-type="float">
            <text:p>920592205</text:p>
          </table:table-cell>
          <table:table-cell office:value-type="float" office:value="924292110" calcext:value-type="float">
            <text:p>924292110</text:p>
          </table:table-cell>
          <table:table-cell office:value-type="float" office:value="927992081" calcext:value-type="float">
            <text:p>92799208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238]-[.C238]" office:value-type="float" office:value="3699905" calcext:value-type="float">
            <text:p>3699905</text:p>
          </table:table-cell>
          <table:table-cell table:formula="of:=[.E238]-[.C238]" office:value-type="float" office:value="7399876" calcext:value-type="float">
            <text:p>7399876</text:p>
          </table:table-cell>
          <table:table-cell table:formula="of:=[.G238]-[.F238]" office:value-type="float" office:value="-0.0499999999999989" calcext:value-type="float">
            <text:p>-0.05</text:p>
          </table:table-cell>
          <table:table-cell table:formula="of:=[.H238]-[.G23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23_0042EC.log</text:p>
          </table:table-cell>
          <table:table-cell office:value-type="string" calcext:value-type="string">
            <text:p>0042EC</text:p>
          </table:table-cell>
          <table:table-cell office:value-type="float" office:value="920590969" calcext:value-type="float">
            <text:p>920590969</text:p>
          </table:table-cell>
          <table:table-cell office:value-type="float" office:value="924290877" calcext:value-type="float">
            <text:p>924290877</text:p>
          </table:table-cell>
          <table:table-cell office:value-type="float" office:value="927990851" calcext:value-type="float">
            <text:p>92799085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239]-[.C239]" office:value-type="float" office:value="3699908" calcext:value-type="float">
            <text:p>3699908</text:p>
          </table:table-cell>
          <table:table-cell table:formula="of:=[.E239]-[.C239]" office:value-type="float" office:value="7399882" calcext:value-type="float">
            <text:p>7399882</text:p>
          </table:table-cell>
          <table:table-cell table:formula="of:=[.G239]-[.F239]" office:value-type="float" office:value="-0.0299999999999994" calcext:value-type="float">
            <text:p>-0.03</text:p>
          </table:table-cell>
          <table:table-cell table:formula="of:=[.H239]-[.G23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717_00039E.log</text:p>
          </table:table-cell>
          <table:table-cell office:value-type="string" calcext:value-type="string">
            <text:p>00039E</text:p>
          </table:table-cell>
          <table:table-cell office:value-type="float" office:value="920590936" calcext:value-type="float">
            <text:p>920590936</text:p>
          </table:table-cell>
          <table:table-cell office:value-type="float" office:value="924290863" calcext:value-type="float">
            <text:p>924290863</text:p>
          </table:table-cell>
          <table:table-cell office:value-type="float" office:value="927990828" calcext:value-type="float">
            <text:p>92799082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5" calcext:value-type="float">
            <text:p>11.85</text:p>
          </table:table-cell>
          <table:table-cell office:value-type="float" office:value="11.67" calcext:value-type="float">
            <text:p>11.67</text:p>
          </table:table-cell>
          <table:table-cell table:formula="of:=[.D240]-[.C240]" office:value-type="float" office:value="3699927" calcext:value-type="float">
            <text:p>3699927</text:p>
          </table:table-cell>
          <table:table-cell table:formula="of:=[.E240]-[.C240]" office:value-type="float" office:value="7399892" calcext:value-type="float">
            <text:p>7399892</text:p>
          </table:table-cell>
          <table:table-cell table:formula="of:=[.G240]-[.F240]" office:value-type="float" office:value="-0.0700000000000003" calcext:value-type="float">
            <text:p>-0.07</text:p>
          </table:table-cell>
          <table:table-cell table:formula="of:=[.H240]-[.G240]" office:value-type="float" office:value="-0.18" calcext:value-type="float">
            <text:p>-0.1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71_0043A8.log</text:p>
          </table:table-cell>
          <table:table-cell office:value-type="string" calcext:value-type="string">
            <text:p>0043A8</text:p>
          </table:table-cell>
          <table:table-cell office:value-type="float" office:value="920594752" calcext:value-type="float">
            <text:p>920594752</text:p>
          </table:table-cell>
          <table:table-cell office:value-type="float" office:value="924294699" calcext:value-type="float">
            <text:p>924294699</text:p>
          </table:table-cell>
          <table:table-cell office:value-type="float" office:value="927994691" calcext:value-type="float">
            <text:p>92799469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241]-[.C241]" office:value-type="float" office:value="3699947" calcext:value-type="float">
            <text:p>3699947</text:p>
          </table:table-cell>
          <table:table-cell table:formula="of:=[.E241]-[.C241]" office:value-type="float" office:value="7399939" calcext:value-type="float">
            <text:p>7399939</text:p>
          </table:table-cell>
          <table:table-cell table:formula="of:=[.G241]-[.F241]" office:value-type="float" office:value="-0.00999999999999979" calcext:value-type="float">
            <text:p>-0.01</text:p>
          </table:table-cell>
          <table:table-cell table:formula="of:=[.H241]-[.G24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79_004317.log</text:p>
          </table:table-cell>
          <table:table-cell office:value-type="float" office:value="4317" calcext:value-type="float">
            <text:p>4317</text:p>
          </table:table-cell>
          <table:table-cell office:value-type="float" office:value="920595056" calcext:value-type="float">
            <text:p>920595056</text:p>
          </table:table-cell>
          <table:table-cell office:value-type="float" office:value="924295012" calcext:value-type="float">
            <text:p>924295012</text:p>
          </table:table-cell>
          <table:table-cell office:value-type="float" office:value="927995006" calcext:value-type="float">
            <text:p>927995006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242]-[.C242]" office:value-type="float" office:value="3699956" calcext:value-type="float">
            <text:p>3699956</text:p>
          </table:table-cell>
          <table:table-cell table:formula="of:=[.E242]-[.C242]" office:value-type="float" office:value="7399950" calcext:value-type="float">
            <text:p>7399950</text:p>
          </table:table-cell>
          <table:table-cell table:formula="of:=[.G242]-[.F242]" office:value-type="float" office:value="-0.0499999999999989" calcext:value-type="float">
            <text:p>-0.05</text:p>
          </table:table-cell>
          <table:table-cell table:formula="of:=[.H242]-[.G24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39_004278.log</text:p>
          </table:table-cell>
          <table:table-cell office:value-type="float" office:value="4278" calcext:value-type="float">
            <text:p>4278</text:p>
          </table:table-cell>
          <table:table-cell office:value-type="float" office:value="920590632" calcext:value-type="float">
            <text:p>920590632</text:p>
          </table:table-cell>
          <table:table-cell office:value-type="float" office:value="924290571" calcext:value-type="float">
            <text:p>924290571</text:p>
          </table:table-cell>
          <table:table-cell office:value-type="float" office:value="927990531" calcext:value-type="float">
            <text:p>92799053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table:formula="of:=[.D243]-[.C243]" office:value-type="float" office:value="3699939" calcext:value-type="float">
            <text:p>3699939</text:p>
          </table:table-cell>
          <table:table-cell table:formula="of:=[.E243]-[.C243]" office:value-type="float" office:value="7399899" calcext:value-type="float">
            <text:p>7399899</text:p>
          </table:table-cell>
          <table:table-cell table:formula="of:=[.G243]-[.F243]" office:value-type="float" office:value="-0.0499999999999989" calcext:value-type="float">
            <text:p>-0.05</text:p>
          </table:table-cell>
          <table:table-cell table:formula="of:=[.H243]-[.G24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9_0042F4.log</text:p>
          </table:table-cell>
          <table:table-cell office:value-type="string" calcext:value-type="string">
            <text:p>0042F4</text:p>
          </table:table-cell>
          <table:table-cell office:value-type="float" office:value="920593179" calcext:value-type="float">
            <text:p>920593179</text:p>
          </table:table-cell>
          <table:table-cell office:value-type="float" office:value="924293105" calcext:value-type="float">
            <text:p>924293105</text:p>
          </table:table-cell>
          <table:table-cell office:value-type="float" office:value="927993075" calcext:value-type="float">
            <text:p>9279930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244]-[.C244]" office:value-type="float" office:value="3699926" calcext:value-type="float">
            <text:p>3699926</text:p>
          </table:table-cell>
          <table:table-cell table:formula="of:=[.E244]-[.C244]" office:value-type="float" office:value="7399896" calcext:value-type="float">
            <text:p>7399896</text:p>
          </table:table-cell>
          <table:table-cell table:formula="of:=[.G244]-[.F244]" office:value-type="float" office:value="-0.0500000000000007" calcext:value-type="float">
            <text:p>-0.05</text:p>
          </table:table-cell>
          <table:table-cell table:formula="of:=[.H244]-[.G24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2_00441F.log</text:p>
          </table:table-cell>
          <table:table-cell office:value-type="string" calcext:value-type="string">
            <text:p>00441F</text:p>
          </table:table-cell>
          <table:table-cell office:value-type="float" office:value="920595185" calcext:value-type="float">
            <text:p>920595185</text:p>
          </table:table-cell>
          <table:table-cell office:value-type="float" office:value="924295124" calcext:value-type="float">
            <text:p>924295124</text:p>
          </table:table-cell>
          <table:table-cell office:value-type="float" office:value="927995113" calcext:value-type="float">
            <text:p>927995113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6" calcext:value-type="float">
            <text:p>11.56</text:p>
          </table:table-cell>
          <table:table-cell table:formula="of:=[.D245]-[.C245]" office:value-type="float" office:value="3699939" calcext:value-type="float">
            <text:p>3699939</text:p>
          </table:table-cell>
          <table:table-cell table:formula="of:=[.E245]-[.C245]" office:value-type="float" office:value="7399928" calcext:value-type="float">
            <text:p>7399928</text:p>
          </table:table-cell>
          <table:table-cell table:formula="of:=[.G245]-[.F245]" office:value-type="float" office:value="-0.0400000000000009" calcext:value-type="float">
            <text:p>-0.04</text:p>
          </table:table-cell>
          <table:table-cell table:formula="of:=[.H245]-[.G24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46_0040F2.log</text:p>
          </table:table-cell>
          <table:table-cell office:value-type="string" calcext:value-type="string">
            <text:p>0040F2</text:p>
          </table:table-cell>
          <table:table-cell office:value-type="float" office:value="920589141" calcext:value-type="float">
            <text:p>920589141</text:p>
          </table:table-cell>
          <table:table-cell office:value-type="float" office:value="924289048" calcext:value-type="float">
            <text:p>924289048</text:p>
          </table:table-cell>
          <table:table-cell office:value-type="float" office:value="927989012" calcext:value-type="float">
            <text:p>92798901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table:formula="of:=[.D246]-[.C246]" office:value-type="float" office:value="3699907" calcext:value-type="float">
            <text:p>3699907</text:p>
          </table:table-cell>
          <table:table-cell table:formula="of:=[.E246]-[.C246]" office:value-type="float" office:value="7399871" calcext:value-type="float">
            <text:p>7399871</text:p>
          </table:table-cell>
          <table:table-cell table:formula="of:=[.G246]-[.F246]" office:value-type="float" office:value="-0.0599999999999987" calcext:value-type="float">
            <text:p>-0.06</text:p>
          </table:table-cell>
          <table:table-cell table:formula="of:=[.H246]-[.G246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45_004302.log</text:p>
          </table:table-cell>
          <table:table-cell office:value-type="float" office:value="4302" calcext:value-type="float">
            <text:p>4302</text:p>
          </table:table-cell>
          <table:table-cell office:value-type="float" office:value="920589954" calcext:value-type="float">
            <text:p>920589954</text:p>
          </table:table-cell>
          <table:table-cell office:value-type="float" office:value="924289893" calcext:value-type="float">
            <text:p>924289893</text:p>
          </table:table-cell>
          <table:table-cell office:value-type="float" office:value="927989851" calcext:value-type="float">
            <text:p>927989851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7" calcext:value-type="float">
            <text:p>11.97</text:p>
          </table:table-cell>
          <table:table-cell table:formula="of:=[.D247]-[.C247]" office:value-type="float" office:value="3699939" calcext:value-type="float">
            <text:p>3699939</text:p>
          </table:table-cell>
          <table:table-cell table:formula="of:=[.E247]-[.C247]" office:value-type="float" office:value="7399897" calcext:value-type="float">
            <text:p>7399897</text:p>
          </table:table-cell>
          <table:table-cell table:formula="of:=[.G247]-[.F247]" office:value-type="float" office:value="-0.0500000000000007" calcext:value-type="float">
            <text:p>-0.05</text:p>
          </table:table-cell>
          <table:table-cell table:formula="of:=[.H247]-[.G24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34_00416E.log</text:p>
          </table:table-cell>
          <table:table-cell office:value-type="string" calcext:value-type="string">
            <text:p>00416E</text:p>
          </table:table-cell>
          <table:table-cell office:value-type="float" office:value="920590994" calcext:value-type="float">
            <text:p>920590994</text:p>
          </table:table-cell>
          <table:table-cell office:value-type="float" office:value="924290917" calcext:value-type="float">
            <text:p>924290917</text:p>
          </table:table-cell>
          <table:table-cell office:value-type="float" office:value="927990857" calcext:value-type="float">
            <text:p>92799085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table:formula="of:=[.D248]-[.C248]" office:value-type="float" office:value="3699923" calcext:value-type="float">
            <text:p>3699923</text:p>
          </table:table-cell>
          <table:table-cell table:formula="of:=[.E248]-[.C248]" office:value-type="float" office:value="7399863" calcext:value-type="float">
            <text:p>7399863</text:p>
          </table:table-cell>
          <table:table-cell table:formula="of:=[.G248]-[.F248]" office:value-type="float" office:value="0.0999999999999996" calcext:value-type="float">
            <text:p>0.1</text:p>
          </table:table-cell>
          <table:table-cell table:formula="of:=[.H248]-[.G24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1_0043E9.log</text:p>
          </table:table-cell>
          <table:table-cell office:value-type="float" office:value="43000000000" calcext:value-type="float">
            <text:p>43000000000</text:p>
          </table:table-cell>
          <table:table-cell office:value-type="float" office:value="920588705" calcext:value-type="float">
            <text:p>920588705</text:p>
          </table:table-cell>
          <table:table-cell office:value-type="float" office:value="924288606" calcext:value-type="float">
            <text:p>924288606</text:p>
          </table:table-cell>
          <table:table-cell office:value-type="float" office:value="927988571" calcext:value-type="float">
            <text:p>927988571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249]-[.C249]" office:value-type="float" office:value="3699901" calcext:value-type="float">
            <text:p>3699901</text:p>
          </table:table-cell>
          <table:table-cell table:formula="of:=[.E249]-[.C249]" office:value-type="float" office:value="7399866" calcext:value-type="float">
            <text:p>7399866</text:p>
          </table:table-cell>
          <table:table-cell table:formula="of:=[.G249]-[.F249]" office:value-type="float" office:value="-0.0500000000000007" calcext:value-type="float">
            <text:p>-0.05</text:p>
          </table:table-cell>
          <table:table-cell table:formula="of:=[.H249]-[.G24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69_004286.log</text:p>
          </table:table-cell>
          <table:table-cell office:value-type="float" office:value="4286" calcext:value-type="float">
            <text:p>4286</text:p>
          </table:table-cell>
          <table:table-cell office:value-type="float" office:value="920594364" calcext:value-type="float">
            <text:p>920594364</text:p>
          </table:table-cell>
          <table:table-cell office:value-type="float" office:value="924294297" calcext:value-type="float">
            <text:p>924294297</text:p>
          </table:table-cell>
          <table:table-cell office:value-type="float" office:value="927994285" calcext:value-type="float">
            <text:p>92799428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table:formula="of:=[.D250]-[.C250]" office:value-type="float" office:value="3699933" calcext:value-type="float">
            <text:p>3699933</text:p>
          </table:table-cell>
          <table:table-cell table:formula="of:=[.E250]-[.C250]" office:value-type="float" office:value="7399921" calcext:value-type="float">
            <text:p>7399921</text:p>
          </table:table-cell>
          <table:table-cell table:formula="of:=[.G250]-[.F250]" office:value-type="float" office:value="-0.0400000000000009" calcext:value-type="float">
            <text:p>-0.04</text:p>
          </table:table-cell>
          <table:table-cell table:formula="of:=[.H250]-[.G25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1030_004448.log</text:p>
          </table:table-cell>
          <table:table-cell office:value-type="float" office:value="4448" calcext:value-type="float">
            <text:p>4448</text:p>
          </table:table-cell>
          <table:table-cell office:value-type="float" office:value="920590430" calcext:value-type="float">
            <text:p>920590430</text:p>
          </table:table-cell>
          <table:table-cell office:value-type="float" office:value="924290362" calcext:value-type="float">
            <text:p>924290362</text:p>
          </table:table-cell>
          <table:table-cell office:value-type="float" office:value="927990340" calcext:value-type="float">
            <text:p>927990340</text:p>
          </table:table-cell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3" calcext:value-type="float">
            <text:p>11.93</text:p>
          </table:table-cell>
          <table:table-cell table:formula="of:=[.D251]-[.C251]" office:value-type="float" office:value="3699932" calcext:value-type="float">
            <text:p>3699932</text:p>
          </table:table-cell>
          <table:table-cell table:formula="of:=[.E251]-[.C251]" office:value-type="float" office:value="7399910" calcext:value-type="float">
            <text:p>7399910</text:p>
          </table:table-cell>
          <table:table-cell table:formula="of:=[.G251]-[.F251]" office:value-type="float" office:value="-0.0500000000000007" calcext:value-type="float">
            <text:p>-0.05</text:p>
          </table:table-cell>
          <table:table-cell table:formula="of:=[.H251]-[.G25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1_00418F.log</text:p>
          </table:table-cell>
          <table:table-cell office:value-type="string" calcext:value-type="string">
            <text:p>00418F</text:p>
          </table:table-cell>
          <table:table-cell office:value-type="float" office:value="920595331" calcext:value-type="float">
            <text:p>920595331</text:p>
          </table:table-cell>
          <table:table-cell office:value-type="float" office:value="924295305" calcext:value-type="float">
            <text:p>924295305</text:p>
          </table:table-cell>
          <table:table-cell office:value-type="float" office:value="927995294" calcext:value-type="float">
            <text:p>92799529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252]-[.C252]" office:value-type="float" office:value="3699974" calcext:value-type="float">
            <text:p>3699974</text:p>
          </table:table-cell>
          <table:table-cell table:formula="of:=[.E252]-[.C252]" office:value-type="float" office:value="7399963" calcext:value-type="float">
            <text:p>7399963</text:p>
          </table:table-cell>
          <table:table-cell table:formula="of:=[.G252]-[.F252]" office:value-type="float" office:value="-0.0600000000000005" calcext:value-type="float">
            <text:p>-0.06</text:p>
          </table:table-cell>
          <table:table-cell table:formula="of:=[.H252]-[.G25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6_0043BB.log</text:p>
          </table:table-cell>
          <table:table-cell office:value-type="string" calcext:value-type="string">
            <text:p>0043BB</text:p>
          </table:table-cell>
          <table:table-cell office:value-type="float" office:value="920589641" calcext:value-type="float">
            <text:p>920589641</text:p>
          </table:table-cell>
          <table:table-cell office:value-type="float" office:value="924289581" calcext:value-type="float">
            <text:p>924289581</text:p>
          </table:table-cell>
          <table:table-cell office:value-type="float" office:value="927989547" calcext:value-type="float">
            <text:p>92798954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253]-[.C253]" office:value-type="float" office:value="3699940" calcext:value-type="float">
            <text:p>3699940</text:p>
          </table:table-cell>
          <table:table-cell table:formula="of:=[.E253]-[.C253]" office:value-type="float" office:value="7399906" calcext:value-type="float">
            <text:p>7399906</text:p>
          </table:table-cell>
          <table:table-cell table:formula="of:=[.G253]-[.F253]" office:value-type="float" office:value="-0.0400000000000009" calcext:value-type="float">
            <text:p>-0.04</text:p>
          </table:table-cell>
          <table:table-cell table:formula="of:=[.H253]-[.G25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07_004326.log</text:p>
          </table:table-cell>
          <table:table-cell office:value-type="float" office:value="4326" calcext:value-type="float">
            <text:p>4326</text:p>
          </table:table-cell>
          <table:table-cell office:value-type="float" office:value="920590548" calcext:value-type="float">
            <text:p>920590548</text:p>
          </table:table-cell>
          <table:table-cell office:value-type="float" office:value="924290462" calcext:value-type="float">
            <text:p>924290462</text:p>
          </table:table-cell>
          <table:table-cell office:value-type="float" office:value="927990444" calcext:value-type="float">
            <text:p>927990444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table:formula="of:=[.D254]-[.C254]" office:value-type="float" office:value="3699914" calcext:value-type="float">
            <text:p>3699914</text:p>
          </table:table-cell>
          <table:table-cell table:formula="of:=[.E254]-[.C254]" office:value-type="float" office:value="7399896" calcext:value-type="float">
            <text:p>7399896</text:p>
          </table:table-cell>
          <table:table-cell table:formula="of:=[.G254]-[.F254]" office:value-type="float" office:value="-0.0500000000000007" calcext:value-type="float">
            <text:p>-0.05</text:p>
          </table:table-cell>
          <table:table-cell table:formula="of:=[.H254]-[.G254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12_0043BC.log</text:p>
          </table:table-cell>
          <table:table-cell office:value-type="string" calcext:value-type="string">
            <text:p>0043BC</text:p>
          </table:table-cell>
          <table:table-cell office:value-type="float" office:value="920593492" calcext:value-type="float">
            <text:p>920593492</text:p>
          </table:table-cell>
          <table:table-cell office:value-type="float" office:value="924293436" calcext:value-type="float">
            <text:p>924293436</text:p>
          </table:table-cell>
          <table:table-cell office:value-type="float" office:value="927993394" calcext:value-type="float">
            <text:p>927993394</text:p>
          </table:table-cell>
          <table:table-cell office:value-type="float" office:value="11.86" calcext:value-type="float">
            <text:p>11.8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64" calcext:value-type="float">
            <text:p>11.64</text:p>
          </table:table-cell>
          <table:table-cell table:formula="of:=[.D255]-[.C255]" office:value-type="float" office:value="3699944" calcext:value-type="float">
            <text:p>3699944</text:p>
          </table:table-cell>
          <table:table-cell table:formula="of:=[.E255]-[.C255]" office:value-type="float" office:value="7399902" calcext:value-type="float">
            <text:p>7399902</text:p>
          </table:table-cell>
          <table:table-cell table:formula="of:=[.G255]-[.F255]" office:value-type="float" office:value="-0.25" calcext:value-type="float">
            <text:p>-0.25</text:p>
          </table:table-cell>
          <table:table-cell table:formula="of:=[.H255]-[.G255]" office:value-type="float" office:value="0.0300000000000011" calcext:value-type="float">
            <text:p>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13_00430D.log</text:p>
          </table:table-cell>
          <table:table-cell office:value-type="string" calcext:value-type="string">
            <text:p>00430D</text:p>
          </table:table-cell>
          <table:table-cell office:value-type="float" office:value="920590125" calcext:value-type="float">
            <text:p>920590125</text:p>
          </table:table-cell>
          <table:table-cell office:value-type="float" office:value="924290022" calcext:value-type="float">
            <text:p>924290022</text:p>
          </table:table-cell>
          <table:table-cell office:value-type="float" office:value="927989975" calcext:value-type="float">
            <text:p>92798997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256]-[.C256]" office:value-type="float" office:value="3699897" calcext:value-type="float">
            <text:p>3699897</text:p>
          </table:table-cell>
          <table:table-cell table:formula="of:=[.E256]-[.C256]" office:value-type="float" office:value="7399850" calcext:value-type="float">
            <text:p>7399850</text:p>
          </table:table-cell>
          <table:table-cell table:formula="of:=[.G256]-[.F256]" office:value-type="float" office:value="-0.0599999999999987" calcext:value-type="float">
            <text:p>-0.06</text:p>
          </table:table-cell>
          <table:table-cell table:formula="of:=[.H256]-[.G25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14_0041B3.log</text:p>
          </table:table-cell>
          <table:table-cell office:value-type="string" calcext:value-type="string">
            <text:p>0041B3</text:p>
          </table:table-cell>
          <table:table-cell office:value-type="float" office:value="920591383" calcext:value-type="float">
            <text:p>920591383</text:p>
          </table:table-cell>
          <table:table-cell office:value-type="float" office:value="924291284" calcext:value-type="float">
            <text:p>924291284</text:p>
          </table:table-cell>
          <table:table-cell office:value-type="float" office:value="927991243" calcext:value-type="float">
            <text:p>927991243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257]-[.C257]" office:value-type="float" office:value="3699901" calcext:value-type="float">
            <text:p>3699901</text:p>
          </table:table-cell>
          <table:table-cell table:formula="of:=[.E257]-[.C257]" office:value-type="float" office:value="7399860" calcext:value-type="float">
            <text:p>7399860</text:p>
          </table:table-cell>
          <table:table-cell table:formula="of:=[.G257]-[.F257]" office:value-type="float" office:value="-0.0500000000000007" calcext:value-type="float">
            <text:p>-0.05</text:p>
          </table:table-cell>
          <table:table-cell table:formula="of:=[.H257]-[.G25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2131_0040B5.log</text:p>
          </table:table-cell>
          <table:table-cell office:value-type="string" calcext:value-type="string">
            <text:p>0040B5</text:p>
          </table:table-cell>
          <table:table-cell office:value-type="float" office:value="920589242" calcext:value-type="float">
            <text:p>920589242</text:p>
          </table:table-cell>
          <table:table-cell office:value-type="float" office:value="924289145" calcext:value-type="float">
            <text:p>924289145</text:p>
          </table:table-cell>
          <table:table-cell office:value-type="float" office:value="927989084" calcext:value-type="float">
            <text:p>92798908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258]-[.C258]" office:value-type="float" office:value="3699903" calcext:value-type="float">
            <text:p>3699903</text:p>
          </table:table-cell>
          <table:table-cell table:formula="of:=[.E258]-[.C258]" office:value-type="float" office:value="7399842" calcext:value-type="float">
            <text:p>7399842</text:p>
          </table:table-cell>
          <table:table-cell table:formula="of:=[.G258]-[.F258]" office:value-type="float" office:value="-0.0600000000000005" calcext:value-type="float">
            <text:p>-0.06</text:p>
          </table:table-cell>
          <table:table-cell table:formula="of:=[.H258]-[.G25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52_004258.log</text:p>
          </table:table-cell>
          <table:table-cell office:value-type="float" office:value="4258" calcext:value-type="float">
            <text:p>4258</text:p>
          </table:table-cell>
          <table:table-cell office:value-type="float" office:value="920590975" calcext:value-type="float">
            <text:p>920590975</text:p>
          </table:table-cell>
          <table:table-cell office:value-type="float" office:value="924290909" calcext:value-type="float">
            <text:p>924290909</text:p>
          </table:table-cell>
          <table:table-cell office:value-type="float" office:value="927990884" calcext:value-type="float">
            <text:p>92799088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259]-[.C259]" office:value-type="float" office:value="3699934" calcext:value-type="float">
            <text:p>3699934</text:p>
          </table:table-cell>
          <table:table-cell table:formula="of:=[.E259]-[.C259]" office:value-type="float" office:value="7399909" calcext:value-type="float">
            <text:p>7399909</text:p>
          </table:table-cell>
          <table:table-cell table:formula="of:=[.G259]-[.F259]" office:value-type="float" office:value="-0.0300000000000011" calcext:value-type="float">
            <text:p>-0.03</text:p>
          </table:table-cell>
          <table:table-cell table:formula="of:=[.H259]-[.G25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46_004150.log</text:p>
          </table:table-cell>
          <table:table-cell office:value-type="float" office:value="4150" calcext:value-type="float">
            <text:p>4150</text:p>
          </table:table-cell>
          <table:table-cell office:value-type="float" office:value="920594137" calcext:value-type="float">
            <text:p>920594137</text:p>
          </table:table-cell>
          <table:table-cell office:value-type="float" office:value="924294057" calcext:value-type="float">
            <text:p>924294057</text:p>
          </table:table-cell>
          <table:table-cell office:value-type="float" office:value="927994022" calcext:value-type="float">
            <text:p>927994022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table:formula="of:=[.D260]-[.C260]" office:value-type="float" office:value="3699920" calcext:value-type="float">
            <text:p>3699920</text:p>
          </table:table-cell>
          <table:table-cell table:formula="of:=[.E260]-[.C260]" office:value-type="float" office:value="7399885" calcext:value-type="float">
            <text:p>7399885</text:p>
          </table:table-cell>
          <table:table-cell table:formula="of:=[.G260]-[.F260]" office:value-type="float" office:value="-0.0300000000000011" calcext:value-type="float">
            <text:p>-0.03</text:p>
          </table:table-cell>
          <table:table-cell table:formula="of:=[.H260]-[.G26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4_00435C.log</text:p>
          </table:table-cell>
          <table:table-cell office:value-type="string" calcext:value-type="string">
            <text:p>00435C</text:p>
          </table:table-cell>
          <table:table-cell office:value-type="float" office:value="920589330" calcext:value-type="float">
            <text:p>920589330</text:p>
          </table:table-cell>
          <table:table-cell office:value-type="float" office:value="924289240" calcext:value-type="float">
            <text:p>924289240</text:p>
          </table:table-cell>
          <table:table-cell office:value-type="float" office:value="927989194" calcext:value-type="float">
            <text:p>9279891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3" calcext:value-type="float">
            <text:p>11.83</text:p>
          </table:table-cell>
          <table:table-cell table:formula="of:=[.D261]-[.C261]" office:value-type="float" office:value="3699910" calcext:value-type="float">
            <text:p>3699910</text:p>
          </table:table-cell>
          <table:table-cell table:formula="of:=[.E261]-[.C261]" office:value-type="float" office:value="7399864" calcext:value-type="float">
            <text:p>7399864</text:p>
          </table:table-cell>
          <table:table-cell table:formula="of:=[.G261]-[.F261]" office:value-type="float" office:value="-0.0300000000000011" calcext:value-type="float">
            <text:p>-0.03</text:p>
          </table:table-cell>
          <table:table-cell table:formula="of:=[.H261]-[.G26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3_0042BA.log</text:p>
          </table:table-cell>
          <table:table-cell office:value-type="string" calcext:value-type="string">
            <text:p>0042BA</text:p>
          </table:table-cell>
          <table:table-cell office:value-type="float" office:value="920593638" calcext:value-type="float">
            <text:p>920593638</text:p>
          </table:table-cell>
          <table:table-cell office:value-type="float" office:value="924293577" calcext:value-type="float">
            <text:p>924293577</text:p>
          </table:table-cell>
          <table:table-cell office:value-type="float" office:value="927993548" calcext:value-type="float">
            <text:p>927993548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2" calcext:value-type="float">
            <text:p>11.82</text:p>
          </table:table-cell>
          <table:table-cell table:formula="of:=[.D262]-[.C262]" office:value-type="float" office:value="3699939" calcext:value-type="float">
            <text:p>3699939</text:p>
          </table:table-cell>
          <table:table-cell table:formula="of:=[.E262]-[.C262]" office:value-type="float" office:value="7399910" calcext:value-type="float">
            <text:p>7399910</text:p>
          </table:table-cell>
          <table:table-cell table:formula="of:=[.G262]-[.F262]" office:value-type="float" office:value="-0.0400000000000009" calcext:value-type="float">
            <text:p>-0.04</text:p>
          </table:table-cell>
          <table:table-cell table:formula="of:=[.H262]-[.G262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50_004364.log</text:p>
          </table:table-cell>
          <table:table-cell office:value-type="float" office:value="4364" calcext:value-type="float">
            <text:p>4364</text:p>
          </table:table-cell>
          <table:table-cell office:value-type="float" office:value="920594294" calcext:value-type="float">
            <text:p>920594294</text:p>
          </table:table-cell>
          <table:table-cell office:value-type="float" office:value="924294241" calcext:value-type="float">
            <text:p>924294241</text:p>
          </table:table-cell>
          <table:table-cell office:value-type="float" office:value="927994214" calcext:value-type="float">
            <text:p>927994214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263]-[.C263]" office:value-type="float" office:value="3699947" calcext:value-type="float">
            <text:p>3699947</text:p>
          </table:table-cell>
          <table:table-cell table:formula="of:=[.E263]-[.C263]" office:value-type="float" office:value="7399920" calcext:value-type="float">
            <text:p>7399920</text:p>
          </table:table-cell>
          <table:table-cell table:formula="of:=[.G263]-[.F263]" office:value-type="float" office:value="-0.0499999999999989" calcext:value-type="float">
            <text:p>-0.05</text:p>
          </table:table-cell>
          <table:table-cell table:formula="of:=[.H263]-[.G26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32_004401.log</text:p>
          </table:table-cell>
          <table:table-cell office:value-type="float" office:value="4401" calcext:value-type="float">
            <text:p>4401</text:p>
          </table:table-cell>
          <table:table-cell office:value-type="float" office:value="920592196" calcext:value-type="float">
            <text:p>920592196</text:p>
          </table:table-cell>
          <table:table-cell office:value-type="float" office:value="924292130" calcext:value-type="float">
            <text:p>924292130</text:p>
          </table:table-cell>
          <table:table-cell office:value-type="float" office:value="927992106" calcext:value-type="float">
            <text:p>927992106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264]-[.C264]" office:value-type="float" office:value="3699934" calcext:value-type="float">
            <text:p>3699934</text:p>
          </table:table-cell>
          <table:table-cell table:formula="of:=[.E264]-[.C264]" office:value-type="float" office:value="7399910" calcext:value-type="float">
            <text:p>7399910</text:p>
          </table:table-cell>
          <table:table-cell table:formula="of:=[.G264]-[.F264]" office:value-type="float" office:value="-0.0500000000000007" calcext:value-type="float">
            <text:p>-0.05</text:p>
          </table:table-cell>
          <table:table-cell table:formula="of:=[.H264]-[.G26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48_0043D8.log</text:p>
          </table:table-cell>
          <table:table-cell office:value-type="string" calcext:value-type="string">
            <text:p>0043D8</text:p>
          </table:table-cell>
          <table:table-cell office:value-type="float" office:value="920589464" calcext:value-type="float">
            <text:p>920589464</text:p>
          </table:table-cell>
          <table:table-cell office:value-type="float" office:value="924289398" calcext:value-type="float">
            <text:p>924289398</text:p>
          </table:table-cell>
          <table:table-cell office:value-type="float" office:value="927989359" calcext:value-type="float">
            <text:p>927989359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4" calcext:value-type="float">
            <text:p>12.14</text:p>
          </table:table-cell>
          <table:table-cell office:value-type="float" office:value="12.11" calcext:value-type="float">
            <text:p>12.11</text:p>
          </table:table-cell>
          <table:table-cell table:formula="of:=[.D265]-[.C265]" office:value-type="float" office:value="3699934" calcext:value-type="float">
            <text:p>3699934</text:p>
          </table:table-cell>
          <table:table-cell table:formula="of:=[.E265]-[.C265]" office:value-type="float" office:value="7399895" calcext:value-type="float">
            <text:p>7399895</text:p>
          </table:table-cell>
          <table:table-cell table:formula="of:=[.G265]-[.F265]" office:value-type="float" office:value="-0.0499999999999989" calcext:value-type="float">
            <text:p>-0.05</text:p>
          </table:table-cell>
          <table:table-cell table:formula="of:=[.H265]-[.G26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33_004213.log</text:p>
          </table:table-cell>
          <table:table-cell office:value-type="float" office:value="4213" calcext:value-type="float">
            <text:p>4213</text:p>
          </table:table-cell>
          <table:table-cell office:value-type="float" office:value="920594955" calcext:value-type="float">
            <text:p>920594955</text:p>
          </table:table-cell>
          <table:table-cell office:value-type="float" office:value="924294913" calcext:value-type="float">
            <text:p>924294913</text:p>
          </table:table-cell>
          <table:table-cell office:value-type="float" office:value="927994914" calcext:value-type="float">
            <text:p>92799491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" calcext:value-type="float">
            <text:p>11.6</text:p>
          </table:table-cell>
          <table:table-cell table:formula="of:=[.D266]-[.C266]" office:value-type="float" office:value="3699958" calcext:value-type="float">
            <text:p>3699958</text:p>
          </table:table-cell>
          <table:table-cell table:formula="of:=[.E266]-[.C266]" office:value-type="float" office:value="7399959" calcext:value-type="float">
            <text:p>7399959</text:p>
          </table:table-cell>
          <table:table-cell table:formula="of:=[.G266]-[.F266]" office:value-type="float" office:value="-0.0600000000000005" calcext:value-type="float">
            <text:p>-0.06</text:p>
          </table:table-cell>
          <table:table-cell table:formula="of:=[.H266]-[.G26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14_00431E.log</text:p>
          </table:table-cell>
          <table:table-cell office:value-type="string" calcext:value-type="string">
            <text:p>00431E</text:p>
          </table:table-cell>
          <table:table-cell office:value-type="float" office:value="920588958" calcext:value-type="float">
            <text:p>920588958</text:p>
          </table:table-cell>
          <table:table-cell office:value-type="float" office:value="924288881" calcext:value-type="float">
            <text:p>924288881</text:p>
          </table:table-cell>
          <table:table-cell office:value-type="float" office:value="927988841" calcext:value-type="float">
            <text:p>927988841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9" calcext:value-type="float">
            <text:p>11.79</text:p>
          </table:table-cell>
          <table:table-cell table:formula="of:=[.D267]-[.C267]" office:value-type="float" office:value="3699923" calcext:value-type="float">
            <text:p>3699923</text:p>
          </table:table-cell>
          <table:table-cell table:formula="of:=[.E267]-[.C267]" office:value-type="float" office:value="7399883" calcext:value-type="float">
            <text:p>7399883</text:p>
          </table:table-cell>
          <table:table-cell table:formula="of:=[.G267]-[.F267]" office:value-type="float" office:value="-0.0500000000000007" calcext:value-type="float">
            <text:p>-0.05</text:p>
          </table:table-cell>
          <table:table-cell table:formula="of:=[.H267]-[.G267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843_0042E5.log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920591018" calcext:value-type="float">
            <text:p>920591018</text:p>
          </table:table-cell>
          <table:table-cell office:value-type="float" office:value="924290935" calcext:value-type="float">
            <text:p>924290935</text:p>
          </table:table-cell>
          <table:table-cell office:value-type="float" office:value="927990868" calcext:value-type="float">
            <text:p>92799086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table:formula="of:=[.D268]-[.C268]" office:value-type="float" office:value="3699917" calcext:value-type="float">
            <text:p>3699917</text:p>
          </table:table-cell>
          <table:table-cell table:formula="of:=[.E268]-[.C268]" office:value-type="float" office:value="7399850" calcext:value-type="float">
            <text:p>7399850</text:p>
          </table:table-cell>
          <table:table-cell table:formula="of:=[.G268]-[.F268]" office:value-type="float" office:value="-0.0499999999999989" calcext:value-type="float">
            <text:p>-0.05</text:p>
          </table:table-cell>
          <table:table-cell table:formula="of:=[.H268]-[.G26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536_004347.log</text:p>
          </table:table-cell>
          <table:table-cell office:value-type="float" office:value="4347" calcext:value-type="float">
            <text:p>4347</text:p>
          </table:table-cell>
          <table:table-cell office:value-type="float" office:value="920591566" calcext:value-type="float">
            <text:p>920591566</text:p>
          </table:table-cell>
          <table:table-cell office:value-type="float" office:value="924291507" calcext:value-type="float">
            <text:p>924291507</text:p>
          </table:table-cell>
          <table:table-cell office:value-type="float" office:value="927991488" calcext:value-type="float">
            <text:p>927991488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269]-[.C269]" office:value-type="float" office:value="3699941" calcext:value-type="float">
            <text:p>3699941</text:p>
          </table:table-cell>
          <table:table-cell table:formula="of:=[.E269]-[.C269]" office:value-type="float" office:value="7399922" calcext:value-type="float">
            <text:p>7399922</text:p>
          </table:table-cell>
          <table:table-cell table:formula="of:=[.G269]-[.F269]" office:value-type="float" office:value="-0.0599999999999987" calcext:value-type="float">
            <text:p>-0.06</text:p>
          </table:table-cell>
          <table:table-cell table:formula="of:=[.H269]-[.G26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2_00436D.log</text:p>
          </table:table-cell>
          <table:table-cell office:value-type="string" calcext:value-type="string">
            <text:p>00436D</text:p>
          </table:table-cell>
          <table:table-cell office:value-type="float" office:value="920594375" calcext:value-type="float">
            <text:p>920594375</text:p>
          </table:table-cell>
          <table:table-cell office:value-type="float" office:value="924294395" calcext:value-type="float">
            <text:p>924294395</text:p>
          </table:table-cell>
          <table:table-cell office:value-type="float" office:value="927994450" calcext:value-type="float">
            <text:p>927994450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4" calcext:value-type="float">
            <text:p>12.04</text:p>
          </table:table-cell>
          <table:table-cell table:formula="of:=[.D270]-[.C270]" office:value-type="float" office:value="3700020" calcext:value-type="float">
            <text:p>3700020</text:p>
          </table:table-cell>
          <table:table-cell table:formula="of:=[.E270]-[.C270]" office:value-type="float" office:value="7400075" calcext:value-type="float">
            <text:p>7400075</text:p>
          </table:table-cell>
          <table:table-cell table:formula="of:=[.G270]-[.F270]" office:value-type="float" office:value="-0.0199999999999996" calcext:value-type="float">
            <text:p>-0.02</text:p>
          </table:table-cell>
          <table:table-cell table:formula="of:=[.H270]-[.G270]" office:value-type="float" office:value="-0.0100000000000016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34_00414E.log</text:p>
          </table:table-cell>
          <table:table-cell office:value-type="string" calcext:value-type="string">
            <text:p>00414E</text:p>
          </table:table-cell>
          <table:table-cell office:value-type="float" office:value="920593597" calcext:value-type="float">
            <text:p>920593597</text:p>
          </table:table-cell>
          <table:table-cell office:value-type="float" office:value="924293515" calcext:value-type="float">
            <text:p>924293515</text:p>
          </table:table-cell>
          <table:table-cell office:value-type="float" office:value="927993484" calcext:value-type="float">
            <text:p>927993484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table:formula="of:=[.D271]-[.C271]" office:value-type="float" office:value="3699918" calcext:value-type="float">
            <text:p>3699918</text:p>
          </table:table-cell>
          <table:table-cell table:formula="of:=[.E271]-[.C271]" office:value-type="float" office:value="7399887" calcext:value-type="float">
            <text:p>7399887</text:p>
          </table:table-cell>
          <table:table-cell table:formula="of:=[.G271]-[.F271]" office:value-type="float" office:value="-0.0199999999999996" calcext:value-type="float">
            <text:p>-0.02</text:p>
          </table:table-cell>
          <table:table-cell table:formula="of:=[.H271]-[.G27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1013_004445.log</text:p>
          </table:table-cell>
          <table:table-cell office:value-type="float" office:value="4445" calcext:value-type="float">
            <text:p>4445</text:p>
          </table:table-cell>
          <table:table-cell office:value-type="float" office:value="920593803" calcext:value-type="float">
            <text:p>920593803</text:p>
          </table:table-cell>
          <table:table-cell office:value-type="float" office:value="924293756" calcext:value-type="float">
            <text:p>924293756</text:p>
          </table:table-cell>
          <table:table-cell office:value-type="float" office:value="927993735" calcext:value-type="float">
            <text:p>927993735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272]-[.C272]" office:value-type="float" office:value="3699953" calcext:value-type="float">
            <text:p>3699953</text:p>
          </table:table-cell>
          <table:table-cell table:formula="of:=[.E272]-[.C272]" office:value-type="float" office:value="7399932" calcext:value-type="float">
            <text:p>7399932</text:p>
          </table:table-cell>
          <table:table-cell table:formula="of:=[.G272]-[.F272]" office:value-type="float" office:value="-0.0600000000000005" calcext:value-type="float">
            <text:p>-0.06</text:p>
          </table:table-cell>
          <table:table-cell table:formula="of:=[.H272]-[.G27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559_0040C7.log</text:p>
          </table:table-cell>
          <table:table-cell office:value-type="string" calcext:value-type="string">
            <text:p>0040C7</text:p>
          </table:table-cell>
          <table:table-cell office:value-type="float" office:value="920590458" calcext:value-type="float">
            <text:p>920590458</text:p>
          </table:table-cell>
          <table:table-cell office:value-type="float" office:value="924290381" calcext:value-type="float">
            <text:p>924290381</text:p>
          </table:table-cell>
          <table:table-cell office:value-type="float" office:value="927990324" calcext:value-type="float">
            <text:p>927990324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273]-[.C273]" office:value-type="float" office:value="3699923" calcext:value-type="float">
            <text:p>3699923</text:p>
          </table:table-cell>
          <table:table-cell table:formula="of:=[.E273]-[.C273]" office:value-type="float" office:value="7399866" calcext:value-type="float">
            <text:p>7399866</text:p>
          </table:table-cell>
          <table:table-cell table:formula="of:=[.G273]-[.F273]" office:value-type="float" office:value="-0.0500000000000007" calcext:value-type="float">
            <text:p>-0.05</text:p>
          </table:table-cell>
          <table:table-cell table:formula="of:=[.H273]-[.G27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2357_0040BB.log</text:p>
          </table:table-cell>
          <table:table-cell office:value-type="string" calcext:value-type="string">
            <text:p>0040BB</text:p>
          </table:table-cell>
          <table:table-cell office:value-type="float" office:value="920591155" calcext:value-type="float">
            <text:p>920591155</text:p>
          </table:table-cell>
          <table:table-cell office:value-type="float" office:value="924291089" calcext:value-type="float">
            <text:p>924291089</text:p>
          </table:table-cell>
          <table:table-cell office:value-type="float" office:value="927991065" calcext:value-type="float">
            <text:p>92799106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table:formula="of:=[.D274]-[.C274]" office:value-type="float" office:value="3699934" calcext:value-type="float">
            <text:p>3699934</text:p>
          </table:table-cell>
          <table:table-cell table:formula="of:=[.E274]-[.C274]" office:value-type="float" office:value="7399910" calcext:value-type="float">
            <text:p>7399910</text:p>
          </table:table-cell>
          <table:table-cell table:formula="of:=[.G274]-[.F274]" office:value-type="float" office:value="-0.139999999999999" calcext:value-type="float">
            <text:p>-0.14</text:p>
          </table:table-cell>
          <table:table-cell table:formula="of:=[.H274]-[.G27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712_0041C7.log</text:p>
          </table:table-cell>
          <table:table-cell office:value-type="string" calcext:value-type="string">
            <text:p>0041C7</text:p>
          </table:table-cell>
          <table:table-cell office:value-type="float" office:value="920595915" calcext:value-type="float">
            <text:p>920595915</text:p>
          </table:table-cell>
          <table:table-cell office:value-type="float" office:value="924295915" calcext:value-type="float">
            <text:p>924295915</text:p>
          </table:table-cell>
          <table:table-cell office:value-type="float" office:value="927995926" calcext:value-type="float">
            <text:p>927995926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table:formula="of:=[.D275]-[.C275]" office:value-type="float" office:value="3700000" calcext:value-type="float">
            <text:p>3700000</text:p>
          </table:table-cell>
          <table:table-cell table:formula="of:=[.E275]-[.C275]" office:value-type="float" office:value="7400011" calcext:value-type="float">
            <text:p>7400011</text:p>
          </table:table-cell>
          <table:table-cell table:formula="of:=[.G275]-[.F275]" office:value-type="float" office:value="-0.0299999999999994" calcext:value-type="float">
            <text:p>-0.03</text:p>
          </table:table-cell>
          <table:table-cell table:formula="of:=[.H275]-[.G275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5_004161.log</text:p>
          </table:table-cell>
          <table:table-cell office:value-type="float" office:value="4161" calcext:value-type="float">
            <text:p>4161</text:p>
          </table:table-cell>
          <table:table-cell office:value-type="float" office:value="920594175" calcext:value-type="float">
            <text:p>920594175</text:p>
          </table:table-cell>
          <table:table-cell office:value-type="float" office:value="924294103" calcext:value-type="float">
            <text:p>924294103</text:p>
          </table:table-cell>
          <table:table-cell office:value-type="float" office:value="927994071" calcext:value-type="float">
            <text:p>92799407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table:formula="of:=[.D276]-[.C276]" office:value-type="float" office:value="3699928" calcext:value-type="float">
            <text:p>3699928</text:p>
          </table:table-cell>
          <table:table-cell table:formula="of:=[.E276]-[.C276]" office:value-type="float" office:value="7399896" calcext:value-type="float">
            <text:p>7399896</text:p>
          </table:table-cell>
          <table:table-cell table:formula="of:=[.G276]-[.F276]" office:value-type="float" office:value="-0.0499999999999989" calcext:value-type="float">
            <text:p>-0.05</text:p>
          </table:table-cell>
          <table:table-cell table:formula="of:=[.H276]-[.G276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36_0043B6.log</text:p>
          </table:table-cell>
          <table:table-cell office:value-type="string" calcext:value-type="string">
            <text:p>0043B6</text:p>
          </table:table-cell>
          <table:table-cell office:value-type="float" office:value="920589060" calcext:value-type="float">
            <text:p>920589060</text:p>
          </table:table-cell>
          <table:table-cell office:value-type="float" office:value="924288987" calcext:value-type="float">
            <text:p>924288987</text:p>
          </table:table-cell>
          <table:table-cell office:value-type="float" office:value="927988964" calcext:value-type="float">
            <text:p>92798896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277]-[.C277]" office:value-type="float" office:value="3699927" calcext:value-type="float">
            <text:p>3699927</text:p>
          </table:table-cell>
          <table:table-cell table:formula="of:=[.E277]-[.C277]" office:value-type="float" office:value="7399904" calcext:value-type="float">
            <text:p>7399904</text:p>
          </table:table-cell>
          <table:table-cell table:formula="of:=[.G277]-[.F277]" office:value-type="float" office:value="-0.0399999999999991" calcext:value-type="float">
            <text:p>-0.04</text:p>
          </table:table-cell>
          <table:table-cell table:formula="of:=[.H277]-[.G27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035_00411C.log</text:p>
          </table:table-cell>
          <table:table-cell office:value-type="string" calcext:value-type="string">
            <text:p>00411C</text:p>
          </table:table-cell>
          <table:table-cell office:value-type="float" office:value="920593000" calcext:value-type="float">
            <text:p>920593000</text:p>
          </table:table-cell>
          <table:table-cell office:value-type="float" office:value="924292922" calcext:value-type="float">
            <text:p>924292922</text:p>
          </table:table-cell>
          <table:table-cell office:value-type="float" office:value="927992903" calcext:value-type="float">
            <text:p>927992903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3" calcext:value-type="float">
            <text:p>11.93</text:p>
          </table:table-cell>
          <table:table-cell table:formula="of:=[.D278]-[.C278]" office:value-type="float" office:value="3699922" calcext:value-type="float">
            <text:p>3699922</text:p>
          </table:table-cell>
          <table:table-cell table:formula="of:=[.E278]-[.C278]" office:value-type="float" office:value="7399903" calcext:value-type="float">
            <text:p>7399903</text:p>
          </table:table-cell>
          <table:table-cell table:formula="of:=[.G278]-[.F278]" office:value-type="float" office:value="-0.0499999999999989" calcext:value-type="float">
            <text:p>-0.05</text:p>
          </table:table-cell>
          <table:table-cell table:formula="of:=[.H278]-[.G278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4_004406.log</text:p>
          </table:table-cell>
          <table:table-cell office:value-type="float" office:value="4406" calcext:value-type="float">
            <text:p>4406</text:p>
          </table:table-cell>
          <table:table-cell office:value-type="float" office:value="920590829" calcext:value-type="float">
            <text:p>920590829</text:p>
          </table:table-cell>
          <table:table-cell office:value-type="float" office:value="924290793" calcext:value-type="float">
            <text:p>924290793</text:p>
          </table:table-cell>
          <table:table-cell office:value-type="float" office:value="927990791" calcext:value-type="float">
            <text:p>927990791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279]-[.C279]" office:value-type="float" office:value="3699964" calcext:value-type="float">
            <text:p>3699964</text:p>
          </table:table-cell>
          <table:table-cell table:formula="of:=[.E279]-[.C279]" office:value-type="float" office:value="7399962" calcext:value-type="float">
            <text:p>7399962</text:p>
          </table:table-cell>
          <table:table-cell table:formula="of:=[.G279]-[.F279]" office:value-type="float" office:value="-0.0499999999999989" calcext:value-type="float">
            <text:p>-0.05</text:p>
          </table:table-cell>
          <table:table-cell table:formula="of:=[.H279]-[.G27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8_00431D.log</text:p>
          </table:table-cell>
          <table:table-cell office:value-type="string" calcext:value-type="string">
            <text:p>00431D</text:p>
          </table:table-cell>
          <table:table-cell office:value-type="float" office:value="920594236" calcext:value-type="float">
            <text:p>920594236</text:p>
          </table:table-cell>
          <table:table-cell office:value-type="float" office:value="924294161" calcext:value-type="float">
            <text:p>924294161</text:p>
          </table:table-cell>
          <table:table-cell office:value-type="float" office:value="927994148" calcext:value-type="float">
            <text:p>92799414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280]-[.C280]" office:value-type="float" office:value="3699925" calcext:value-type="float">
            <text:p>3699925</text:p>
          </table:table-cell>
          <table:table-cell table:formula="of:=[.E280]-[.C280]" office:value-type="float" office:value="7399912" calcext:value-type="float">
            <text:p>7399912</text:p>
          </table:table-cell>
          <table:table-cell table:formula="of:=[.G280]-[.F280]" office:value-type="float" office:value="-0.0399999999999991" calcext:value-type="float">
            <text:p>-0.04</text:p>
          </table:table-cell>
          <table:table-cell table:formula="of:=[.H280]-[.G28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27_00413C.log</text:p>
          </table:table-cell>
          <table:table-cell office:value-type="string" calcext:value-type="string">
            <text:p>00413C</text:p>
          </table:table-cell>
          <table:table-cell office:value-type="float" office:value="920600284" calcext:value-type="float">
            <text:p>920600284</text:p>
          </table:table-cell>
          <table:table-cell office:value-type="float" office:value="924300217" calcext:value-type="float">
            <text:p>924300217</text:p>
          </table:table-cell>
          <table:table-cell office:value-type="float" office:value="928000211" calcext:value-type="float">
            <text:p>92800021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table:formula="of:=[.D281]-[.C281]" office:value-type="float" office:value="3699933" calcext:value-type="float">
            <text:p>3699933</text:p>
          </table:table-cell>
          <table:table-cell table:formula="of:=[.E281]-[.C281]" office:value-type="float" office:value="7399927" calcext:value-type="float">
            <text:p>7399927</text:p>
          </table:table-cell>
          <table:table-cell table:formula="of:=[.G281]-[.F281]" office:value-type="float" office:value="-0.0400000000000009" calcext:value-type="float">
            <text:p>-0.04</text:p>
          </table:table-cell>
          <table:table-cell table:formula="of:=[.H281]-[.G281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55_0042CD.log</text:p>
          </table:table-cell>
          <table:table-cell office:value-type="string" calcext:value-type="string">
            <text:p>0042CD</text:p>
          </table:table-cell>
          <table:table-cell office:value-type="float" office:value="920592108" calcext:value-type="float">
            <text:p>920592108</text:p>
          </table:table-cell>
          <table:table-cell office:value-type="float" office:value="924292079" calcext:value-type="float">
            <text:p>924292079</text:p>
          </table:table-cell>
          <table:table-cell office:value-type="float" office:value="927992074" calcext:value-type="float">
            <text:p>92799207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table:formula="of:=[.D282]-[.C282]" office:value-type="float" office:value="3699971" calcext:value-type="float">
            <text:p>3699971</text:p>
          </table:table-cell>
          <table:table-cell table:formula="of:=[.E282]-[.C282]" office:value-type="float" office:value="7399966" calcext:value-type="float">
            <text:p>7399966</text:p>
          </table:table-cell>
          <table:table-cell table:formula="of:=[.G282]-[.F282]" office:value-type="float" office:value="-0.0300000000000011" calcext:value-type="float">
            <text:p>-0.03</text:p>
          </table:table-cell>
          <table:table-cell table:formula="of:=[.H282]-[.G282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40_00429E.log</text:p>
          </table:table-cell>
          <table:table-cell office:value-type="string" calcext:value-type="string">
            <text:p>00429E</text:p>
          </table:table-cell>
          <table:table-cell office:value-type="float" office:value="920592533" calcext:value-type="float">
            <text:p>920592533</text:p>
          </table:table-cell>
          <table:table-cell office:value-type="float" office:value="924292476" calcext:value-type="float">
            <text:p>924292476</text:p>
          </table:table-cell>
          <table:table-cell office:value-type="float" office:value="927992454" calcext:value-type="float">
            <text:p>927992454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283]-[.C283]" office:value-type="float" office:value="3699943" calcext:value-type="float">
            <text:p>3699943</text:p>
          </table:table-cell>
          <table:table-cell table:formula="of:=[.E283]-[.C283]" office:value-type="float" office:value="7399921" calcext:value-type="float">
            <text:p>7399921</text:p>
          </table:table-cell>
          <table:table-cell table:formula="of:=[.G283]-[.F283]" office:value-type="float" office:value="-0.0400000000000009" calcext:value-type="float">
            <text:p>-0.04</text:p>
          </table:table-cell>
          <table:table-cell table:formula="of:=[.H283]-[.G28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20_004396.log</text:p>
          </table:table-cell>
          <table:table-cell office:value-type="float" office:value="4396" calcext:value-type="float">
            <text:p>4396</text:p>
          </table:table-cell>
          <table:table-cell office:value-type="float" office:value="920591288" calcext:value-type="float">
            <text:p>920591288</text:p>
          </table:table-cell>
          <table:table-cell office:value-type="float" office:value="924291190" calcext:value-type="float">
            <text:p>924291190</text:p>
          </table:table-cell>
          <table:table-cell office:value-type="float" office:value="927991159" calcext:value-type="float">
            <text:p>92799115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table:formula="of:=[.D284]-[.C284]" office:value-type="float" office:value="3699902" calcext:value-type="float">
            <text:p>3699902</text:p>
          </table:table-cell>
          <table:table-cell table:formula="of:=[.E284]-[.C284]" office:value-type="float" office:value="7399871" calcext:value-type="float">
            <text:p>7399871</text:p>
          </table:table-cell>
          <table:table-cell table:formula="of:=[.G284]-[.F284]" office:value-type="float" office:value="-0.0399999999999991" calcext:value-type="float">
            <text:p>-0.04</text:p>
          </table:table-cell>
          <table:table-cell table:formula="of:=[.H284]-[.G28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41_0043F8.log</text:p>
          </table:table-cell>
          <table:table-cell office:value-type="string" calcext:value-type="string">
            <text:p>0043F8</text:p>
          </table:table-cell>
          <table:table-cell office:value-type="float" office:value="920593169" calcext:value-type="float">
            <text:p>920593169</text:p>
          </table:table-cell>
          <table:table-cell office:value-type="float" office:value="924293114" calcext:value-type="float">
            <text:p>924293114</text:p>
          </table:table-cell>
          <table:table-cell office:value-type="float" office:value="927993101" calcext:value-type="float">
            <text:p>92799310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3" calcext:value-type="float">
            <text:p>11.63</text:p>
          </table:table-cell>
          <table:table-cell table:formula="of:=[.D285]-[.C285]" office:value-type="float" office:value="3699945" calcext:value-type="float">
            <text:p>3699945</text:p>
          </table:table-cell>
          <table:table-cell table:formula="of:=[.E285]-[.C285]" office:value-type="float" office:value="7399932" calcext:value-type="float">
            <text:p>7399932</text:p>
          </table:table-cell>
          <table:table-cell table:formula="of:=[.G285]-[.F285]" office:value-type="float" office:value="-0.0299999999999994" calcext:value-type="float">
            <text:p>-0.03</text:p>
          </table:table-cell>
          <table:table-cell table:formula="of:=[.H285]-[.G28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45_004166.log</text:p>
          </table:table-cell>
          <table:table-cell office:value-type="float" office:value="4166" calcext:value-type="float">
            <text:p>4166</text:p>
          </table:table-cell>
          <table:table-cell office:value-type="float" office:value="920593647" calcext:value-type="float">
            <text:p>920593647</text:p>
          </table:table-cell>
          <table:table-cell office:value-type="float" office:value="924293575" calcext:value-type="float">
            <text:p>924293575</text:p>
          </table:table-cell>
          <table:table-cell office:value-type="float" office:value="927993533" calcext:value-type="float">
            <text:p>927993533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286]-[.C286]" office:value-type="float" office:value="3699928" calcext:value-type="float">
            <text:p>3699928</text:p>
          </table:table-cell>
          <table:table-cell table:formula="of:=[.E286]-[.C286]" office:value-type="float" office:value="7399886" calcext:value-type="float">
            <text:p>7399886</text:p>
          </table:table-cell>
          <table:table-cell table:formula="of:=[.G286]-[.F286]" office:value-type="float" office:value="-0.0300000000000011" calcext:value-type="float">
            <text:p>-0.03</text:p>
          </table:table-cell>
          <table:table-cell table:formula="of:=[.H286]-[.G28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57_00438E.log</text:p>
          </table:table-cell>
          <table:table-cell office:value-type="string" calcext:value-type="string">
            <text:p>00438E</text:p>
          </table:table-cell>
          <table:table-cell office:value-type="float" office:value="920595023" calcext:value-type="float">
            <text:p>920595023</text:p>
          </table:table-cell>
          <table:table-cell office:value-type="float" office:value="924294956" calcext:value-type="float">
            <text:p>924294956</text:p>
          </table:table-cell>
          <table:table-cell office:value-type="float" office:value="927994937" calcext:value-type="float">
            <text:p>92799493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5" calcext:value-type="float">
            <text:p>11.75</text:p>
          </table:table-cell>
          <table:table-cell table:formula="of:=[.D287]-[.C287]" office:value-type="float" office:value="3699933" calcext:value-type="float">
            <text:p>3699933</text:p>
          </table:table-cell>
          <table:table-cell table:formula="of:=[.E287]-[.C287]" office:value-type="float" office:value="7399914" calcext:value-type="float">
            <text:p>7399914</text:p>
          </table:table-cell>
          <table:table-cell table:formula="of:=[.G287]-[.F287]" office:value-type="float" office:value="-0.0500000000000007" calcext:value-type="float">
            <text:p>-0.05</text:p>
          </table:table-cell>
          <table:table-cell table:formula="of:=[.H287]-[.G28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41_00426E.log</text:p>
          </table:table-cell>
          <table:table-cell office:value-type="string" calcext:value-type="string">
            <text:p>00426E</text:p>
          </table:table-cell>
          <table:table-cell office:value-type="float" office:value="920593798" calcext:value-type="float">
            <text:p>920593798</text:p>
          </table:table-cell>
          <table:table-cell office:value-type="float" office:value="924293715" calcext:value-type="float">
            <text:p>924293715</text:p>
          </table:table-cell>
          <table:table-cell office:value-type="float" office:value="927993670" calcext:value-type="float">
            <text:p>927993670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288]-[.C288]" office:value-type="float" office:value="3699917" calcext:value-type="float">
            <text:p>3699917</text:p>
          </table:table-cell>
          <table:table-cell table:formula="of:=[.E288]-[.C288]" office:value-type="float" office:value="7399872" calcext:value-type="float">
            <text:p>7399872</text:p>
          </table:table-cell>
          <table:table-cell table:formula="of:=[.G288]-[.F288]" office:value-type="float" office:value="-0.0399999999999991" calcext:value-type="float">
            <text:p>-0.04</text:p>
          </table:table-cell>
          <table:table-cell table:formula="of:=[.H288]-[.G28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49_004404.log</text:p>
          </table:table-cell>
          <table:table-cell office:value-type="float" office:value="4404" calcext:value-type="float">
            <text:p>4404</text:p>
          </table:table-cell>
          <table:table-cell office:value-type="float" office:value="920594255" calcext:value-type="float">
            <text:p>920594255</text:p>
          </table:table-cell>
          <table:table-cell office:value-type="float" office:value="924294199" calcext:value-type="float">
            <text:p>924294199</text:p>
          </table:table-cell>
          <table:table-cell office:value-type="float" office:value="927994166" calcext:value-type="float">
            <text:p>927994166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5" calcext:value-type="float">
            <text:p>11.65</text:p>
          </table:table-cell>
          <table:table-cell table:formula="of:=[.D289]-[.C289]" office:value-type="float" office:value="3699944" calcext:value-type="float">
            <text:p>3699944</text:p>
          </table:table-cell>
          <table:table-cell table:formula="of:=[.E289]-[.C289]" office:value-type="float" office:value="7399911" calcext:value-type="float">
            <text:p>7399911</text:p>
          </table:table-cell>
          <table:table-cell table:formula="of:=[.G289]-[.F289]" office:value-type="float" office:value="-0.0599999999999987" calcext:value-type="float">
            <text:p>-0.06</text:p>
          </table:table-cell>
          <table:table-cell table:formula="of:=[.H289]-[.G289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247_004378.log</text:p>
          </table:table-cell>
          <table:table-cell office:value-type="float" office:value="4378" calcext:value-type="float">
            <text:p>4378</text:p>
          </table:table-cell>
          <table:table-cell office:value-type="float" office:value="920590780" calcext:value-type="float">
            <text:p>920590780</text:p>
          </table:table-cell>
          <table:table-cell office:value-type="float" office:value="924290680" calcext:value-type="float">
            <text:p>924290680</text:p>
          </table:table-cell>
          <table:table-cell office:value-type="float" office:value="927990632" calcext:value-type="float">
            <text:p>927990632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table:formula="of:=[.D290]-[.C290]" office:value-type="float" office:value="3699900" calcext:value-type="float">
            <text:p>3699900</text:p>
          </table:table-cell>
          <table:table-cell table:formula="of:=[.E290]-[.C290]" office:value-type="float" office:value="7399852" calcext:value-type="float">
            <text:p>7399852</text:p>
          </table:table-cell>
          <table:table-cell table:formula="of:=[.G290]-[.F290]" office:value-type="float" office:value="-0.0499999999999989" calcext:value-type="float">
            <text:p>-0.05</text:p>
          </table:table-cell>
          <table:table-cell table:formula="of:=[.H290]-[.G29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46_00433F.log</text:p>
          </table:table-cell>
          <table:table-cell office:value-type="string" calcext:value-type="string">
            <text:p>00433F</text:p>
          </table:table-cell>
          <table:table-cell office:value-type="float" office:value="920593442" calcext:value-type="float">
            <text:p>920593442</text:p>
          </table:table-cell>
          <table:table-cell office:value-type="float" office:value="924293385" calcext:value-type="float">
            <text:p>924293385</text:p>
          </table:table-cell>
          <table:table-cell office:value-type="float" office:value="927993377" calcext:value-type="float">
            <text:p>927993377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table:formula="of:=[.D291]-[.C291]" office:value-type="float" office:value="3699943" calcext:value-type="float">
            <text:p>3699943</text:p>
          </table:table-cell>
          <table:table-cell table:formula="of:=[.E291]-[.C291]" office:value-type="float" office:value="7399935" calcext:value-type="float">
            <text:p>7399935</text:p>
          </table:table-cell>
          <table:table-cell table:formula="of:=[.G291]-[.F291]" office:value-type="float" office:value="-0.0499999999999989" calcext:value-type="float">
            <text:p>-0.05</text:p>
          </table:table-cell>
          <table:table-cell table:formula="of:=[.H291]-[.G29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23_00433B.log</text:p>
          </table:table-cell>
          <table:table-cell office:value-type="string" calcext:value-type="string">
            <text:p>00433B</text:p>
          </table:table-cell>
          <table:table-cell office:value-type="float" office:value="920594958" calcext:value-type="float">
            <text:p>920594958</text:p>
          </table:table-cell>
          <table:table-cell office:value-type="float" office:value="924294910" calcext:value-type="float">
            <text:p>924294910</text:p>
          </table:table-cell>
          <table:table-cell office:value-type="float" office:value="927994897" calcext:value-type="float">
            <text:p>92799489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292]-[.C292]" office:value-type="float" office:value="3699952" calcext:value-type="float">
            <text:p>3699952</text:p>
          </table:table-cell>
          <table:table-cell table:formula="of:=[.E292]-[.C292]" office:value-type="float" office:value="7399939" calcext:value-type="float">
            <text:p>7399939</text:p>
          </table:table-cell>
          <table:table-cell table:formula="of:=[.G292]-[.F292]" office:value-type="float" office:value="-0.0400000000000009" calcext:value-type="float">
            <text:p>-0.04</text:p>
          </table:table-cell>
          <table:table-cell table:formula="of:=[.H292]-[.G29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25_0041CE.log</text:p>
          </table:table-cell>
          <table:table-cell office:value-type="string" calcext:value-type="string">
            <text:p>0041CE</text:p>
          </table:table-cell>
          <table:table-cell office:value-type="float" office:value="920589207" calcext:value-type="float">
            <text:p>920589207</text:p>
          </table:table-cell>
          <table:table-cell office:value-type="float" office:value="924289149" calcext:value-type="float">
            <text:p>924289149</text:p>
          </table:table-cell>
          <table:table-cell office:value-type="float" office:value="927989127" calcext:value-type="float">
            <text:p>927989127</text:p>
          </table:table-cell>
          <table:table-cell office:value-type="float" office:value="11.86" calcext:value-type="float">
            <text:p>11.8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293]-[.C293]" office:value-type="float" office:value="3699942" calcext:value-type="float">
            <text:p>3699942</text:p>
          </table:table-cell>
          <table:table-cell table:formula="of:=[.E293]-[.C293]" office:value-type="float" office:value="7399920" calcext:value-type="float">
            <text:p>7399920</text:p>
          </table:table-cell>
          <table:table-cell table:formula="of:=[.G293]-[.F293]" office:value-type="float" office:value="-0.0700000000000003" calcext:value-type="float">
            <text:p>-0.07</text:p>
          </table:table-cell>
          <table:table-cell table:formula="of:=[.H293]-[.G29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22_00427E.log</text:p>
          </table:table-cell>
          <table:table-cell office:value-type="string" calcext:value-type="string">
            <text:p>00427E</text:p>
          </table:table-cell>
          <table:table-cell office:value-type="float" office:value="920593602" calcext:value-type="float">
            <text:p>920593602</text:p>
          </table:table-cell>
          <table:table-cell office:value-type="float" office:value="924293519" calcext:value-type="float">
            <text:p>924293519</text:p>
          </table:table-cell>
          <table:table-cell office:value-type="float" office:value="927993457" calcext:value-type="float">
            <text:p>92799345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table:formula="of:=[.D294]-[.C294]" office:value-type="float" office:value="3699917" calcext:value-type="float">
            <text:p>3699917</text:p>
          </table:table-cell>
          <table:table-cell table:formula="of:=[.E294]-[.C294]" office:value-type="float" office:value="7399855" calcext:value-type="float">
            <text:p>7399855</text:p>
          </table:table-cell>
          <table:table-cell table:formula="of:=[.G294]-[.F294]" office:value-type="float" office:value="-0.0400000000000009" calcext:value-type="float">
            <text:p>-0.04</text:p>
          </table:table-cell>
          <table:table-cell table:formula="of:=[.H294]-[.G294]" office:value-type="float" office:value="-0.0599999999999987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36_0042B1.log</text:p>
          </table:table-cell>
          <table:table-cell office:value-type="string" calcext:value-type="string">
            <text:p>0042B1</text:p>
          </table:table-cell>
          <table:table-cell office:value-type="float" office:value="920594720" calcext:value-type="float">
            <text:p>920594720</text:p>
          </table:table-cell>
          <table:table-cell office:value-type="float" office:value="924294679" calcext:value-type="float">
            <text:p>924294679</text:p>
          </table:table-cell>
          <table:table-cell office:value-type="float" office:value="927994667" calcext:value-type="float">
            <text:p>927994667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9" calcext:value-type="float">
            <text:p>11.89</text:p>
          </table:table-cell>
          <table:table-cell table:formula="of:=[.D295]-[.C295]" office:value-type="float" office:value="3699959" calcext:value-type="float">
            <text:p>3699959</text:p>
          </table:table-cell>
          <table:table-cell table:formula="of:=[.E295]-[.C295]" office:value-type="float" office:value="7399947" calcext:value-type="float">
            <text:p>7399947</text:p>
          </table:table-cell>
          <table:table-cell table:formula="of:=[.G295]-[.F295]" office:value-type="float" office:value="-0.0500000000000007" calcext:value-type="float">
            <text:p>-0.05</text:p>
          </table:table-cell>
          <table:table-cell table:formula="of:=[.H295]-[.G29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17_004162.log</text:p>
          </table:table-cell>
          <table:table-cell office:value-type="float" office:value="4162" calcext:value-type="float">
            <text:p>4162</text:p>
          </table:table-cell>
          <table:table-cell office:value-type="float" office:value="920588630" calcext:value-type="float">
            <text:p>920588630</text:p>
          </table:table-cell>
          <table:table-cell office:value-type="float" office:value="924288523" calcext:value-type="float">
            <text:p>924288523</text:p>
          </table:table-cell>
          <table:table-cell office:value-type="float" office:value="927988458" calcext:value-type="float">
            <text:p>92798845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6" calcext:value-type="float">
            <text:p>11.6</text:p>
          </table:table-cell>
          <table:table-cell table:formula="of:=[.D296]-[.C296]" office:value-type="float" office:value="3699893" calcext:value-type="float">
            <text:p>3699893</text:p>
          </table:table-cell>
          <table:table-cell table:formula="of:=[.E296]-[.C296]" office:value-type="float" office:value="7399828" calcext:value-type="float">
            <text:p>7399828</text:p>
          </table:table-cell>
          <table:table-cell table:formula="of:=[.G296]-[.F296]" office:value-type="float" office:value="-0.0499999999999989" calcext:value-type="float">
            <text:p>-0.05</text:p>
          </table:table-cell>
          <table:table-cell table:formula="of:=[.H296]-[.G296]" office:value-type="float" office:value="-0.220000000000001" calcext:value-type="float">
            <text:p>-0.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5_004142.log</text:p>
          </table:table-cell>
          <table:table-cell office:value-type="float" office:value="4142" calcext:value-type="float">
            <text:p>4142</text:p>
          </table:table-cell>
          <table:table-cell office:value-type="float" office:value="920592859" calcext:value-type="float">
            <text:p>920592859</text:p>
          </table:table-cell>
          <table:table-cell office:value-type="float" office:value="924292787" calcext:value-type="float">
            <text:p>924292787</text:p>
          </table:table-cell>
          <table:table-cell office:value-type="float" office:value="927992744" calcext:value-type="float">
            <text:p>92799274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297]-[.C297]" office:value-type="float" office:value="3699928" calcext:value-type="float">
            <text:p>3699928</text:p>
          </table:table-cell>
          <table:table-cell table:formula="of:=[.E297]-[.C297]" office:value-type="float" office:value="7399885" calcext:value-type="float">
            <text:p>7399885</text:p>
          </table:table-cell>
          <table:table-cell table:formula="of:=[.G297]-[.F297]" office:value-type="float" office:value="-0.0400000000000009" calcext:value-type="float">
            <text:p>-0.04</text:p>
          </table:table-cell>
          <table:table-cell table:formula="of:=[.H297]-[.G29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59_0042B5.log</text:p>
          </table:table-cell>
          <table:table-cell office:value-type="string" calcext:value-type="string">
            <text:p>0042B5</text:p>
          </table:table-cell>
          <table:table-cell office:value-type="float" office:value="920593714" calcext:value-type="float">
            <text:p>920593714</text:p>
          </table:table-cell>
          <table:table-cell office:value-type="float" office:value="924293655" calcext:value-type="float">
            <text:p>924293655</text:p>
          </table:table-cell>
          <table:table-cell office:value-type="float" office:value="927993626" calcext:value-type="float">
            <text:p>92799362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298]-[.C298]" office:value-type="float" office:value="3699941" calcext:value-type="float">
            <text:p>3699941</text:p>
          </table:table-cell>
          <table:table-cell table:formula="of:=[.E298]-[.C298]" office:value-type="float" office:value="7399912" calcext:value-type="float">
            <text:p>7399912</text:p>
          </table:table-cell>
          <table:table-cell table:formula="of:=[.G298]-[.F298]" office:value-type="float" office:value="-0.0400000000000009" calcext:value-type="float">
            <text:p>-0.04</text:p>
          </table:table-cell>
          <table:table-cell table:formula="of:=[.H298]-[.G29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646_00039F.log</text:p>
          </table:table-cell>
          <table:table-cell office:value-type="string" calcext:value-type="string">
            <text:p>00039F</text:p>
          </table:table-cell>
          <table:table-cell office:value-type="float" office:value="920591027" calcext:value-type="float">
            <text:p>920591027</text:p>
          </table:table-cell>
          <table:table-cell office:value-type="float" office:value="924290928" calcext:value-type="float">
            <text:p>924290928</text:p>
          </table:table-cell>
          <table:table-cell office:value-type="float" office:value="927990894" calcext:value-type="float">
            <text:p>927990894</text:p>
          </table:table-cell>
          <table:table-cell office:value-type="float" office:value="12.05" calcext:value-type="float">
            <text:p>12.05</text:p>
          </table:table-cell>
          <table:table-cell office:value-type="float" office:value="12" calcext:value-type="float">
            <text:p>12</text:p>
          </table:table-cell>
          <table:table-cell office:value-type="float" office:value="11.92" calcext:value-type="float">
            <text:p>11.92</text:p>
          </table:table-cell>
          <table:table-cell table:formula="of:=[.D299]-[.C299]" office:value-type="float" office:value="3699901" calcext:value-type="float">
            <text:p>3699901</text:p>
          </table:table-cell>
          <table:table-cell table:formula="of:=[.E299]-[.C299]" office:value-type="float" office:value="7399867" calcext:value-type="float">
            <text:p>7399867</text:p>
          </table:table-cell>
          <table:table-cell table:formula="of:=[.G299]-[.F299]" office:value-type="float" office:value="-0.0500000000000007" calcext:value-type="float">
            <text:p>-0.05</text:p>
          </table:table-cell>
          <table:table-cell table:formula="of:=[.H299]-[.G299]" office:value-type="float" office:value="-0.0800000000000001" calcext:value-type="float">
            <text:p>-0.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834_004357.log</text:p>
          </table:table-cell>
          <table:table-cell office:value-type="float" office:value="4357" calcext:value-type="float">
            <text:p>4357</text:p>
          </table:table-cell>
          <table:table-cell office:value-type="float" office:value="920593202" calcext:value-type="float">
            <text:p>920593202</text:p>
          </table:table-cell>
          <table:table-cell office:value-type="float" office:value="924293126" calcext:value-type="float">
            <text:p>924293126</text:p>
          </table:table-cell>
          <table:table-cell office:value-type="float" office:value="927993091" calcext:value-type="float">
            <text:p>927993091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300]-[.C300]" office:value-type="float" office:value="3699924" calcext:value-type="float">
            <text:p>3699924</text:p>
          </table:table-cell>
          <table:table-cell table:formula="of:=[.E300]-[.C300]" office:value-type="float" office:value="7399889" calcext:value-type="float">
            <text:p>7399889</text:p>
          </table:table-cell>
          <table:table-cell table:formula="of:=[.G300]-[.F300]" office:value-type="float" office:value="-0.0399999999999991" calcext:value-type="float">
            <text:p>-0.04</text:p>
          </table:table-cell>
          <table:table-cell table:formula="of:=[.H300]-[.G30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850_0041C8.log</text:p>
          </table:table-cell>
          <table:table-cell office:value-type="string" calcext:value-type="string">
            <text:p>0041C8</text:p>
          </table:table-cell>
          <table:table-cell office:value-type="float" office:value="920594533" calcext:value-type="float">
            <text:p>920594533</text:p>
          </table:table-cell>
          <table:table-cell office:value-type="float" office:value="924294461" calcext:value-type="float">
            <text:p>924294461</text:p>
          </table:table-cell>
          <table:table-cell office:value-type="float" office:value="927994435" calcext:value-type="float">
            <text:p>927994435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301]-[.C301]" office:value-type="float" office:value="3699928" calcext:value-type="float">
            <text:p>3699928</text:p>
          </table:table-cell>
          <table:table-cell table:formula="of:=[.E301]-[.C301]" office:value-type="float" office:value="7399902" calcext:value-type="float">
            <text:p>7399902</text:p>
          </table:table-cell>
          <table:table-cell table:formula="of:=[.G301]-[.F301]" office:value-type="float" office:value="-0.0500000000000007" calcext:value-type="float">
            <text:p>-0.05</text:p>
          </table:table-cell>
          <table:table-cell table:formula="of:=[.H301]-[.G30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28_00424B.log</text:p>
          </table:table-cell>
          <table:table-cell office:value-type="string" calcext:value-type="string">
            <text:p>00424B</text:p>
          </table:table-cell>
          <table:table-cell office:value-type="float" office:value="920590248" calcext:value-type="float">
            <text:p>920590248</text:p>
          </table:table-cell>
          <table:table-cell office:value-type="float" office:value="924290149" calcext:value-type="float">
            <text:p>924290149</text:p>
          </table:table-cell>
          <table:table-cell office:value-type="float" office:value="927990103" calcext:value-type="float">
            <text:p>92799010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302]-[.C302]" office:value-type="float" office:value="3699901" calcext:value-type="float">
            <text:p>3699901</text:p>
          </table:table-cell>
          <table:table-cell table:formula="of:=[.E302]-[.C302]" office:value-type="float" office:value="7399855" calcext:value-type="float">
            <text:p>7399855</text:p>
          </table:table-cell>
          <table:table-cell table:formula="of:=[.G302]-[.F302]" office:value-type="float" office:value="-0.0499999999999989" calcext:value-type="float">
            <text:p>-0.05</text:p>
          </table:table-cell>
          <table:table-cell table:formula="of:=[.H302]-[.G30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21_00443C.log</text:p>
          </table:table-cell>
          <table:table-cell office:value-type="string" calcext:value-type="string">
            <text:p>00443C</text:p>
          </table:table-cell>
          <table:table-cell office:value-type="float" office:value="920592101" calcext:value-type="float">
            <text:p>920592101</text:p>
          </table:table-cell>
          <table:table-cell office:value-type="float" office:value="924292035" calcext:value-type="float">
            <text:p>924292035</text:p>
          </table:table-cell>
          <table:table-cell office:value-type="float" office:value="927991969" calcext:value-type="float">
            <text:p>927991969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303]-[.C303]" office:value-type="float" office:value="3699934" calcext:value-type="float">
            <text:p>3699934</text:p>
          </table:table-cell>
          <table:table-cell table:formula="of:=[.E303]-[.C303]" office:value-type="float" office:value="7399868" calcext:value-type="float">
            <text:p>7399868</text:p>
          </table:table-cell>
          <table:table-cell table:formula="of:=[.G303]-[.F303]" office:value-type="float" office:value="-0.0499999999999989" calcext:value-type="float">
            <text:p>-0.05</text:p>
          </table:table-cell>
          <table:table-cell table:formula="of:=[.H303]-[.G30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43_004332.log</text:p>
          </table:table-cell>
          <table:table-cell office:value-type="float" office:value="4332" calcext:value-type="float">
            <text:p>4332</text:p>
          </table:table-cell>
          <table:table-cell office:value-type="float" office:value="920594287" calcext:value-type="float">
            <text:p>920594287</text:p>
          </table:table-cell>
          <table:table-cell office:value-type="float" office:value="924294217" calcext:value-type="float">
            <text:p>924294217</text:p>
          </table:table-cell>
          <table:table-cell office:value-type="float" office:value="927994178" calcext:value-type="float">
            <text:p>92799417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8" calcext:value-type="float">
            <text:p>11.98</text:p>
          </table:table-cell>
          <table:table-cell table:formula="of:=[.D304]-[.C304]" office:value-type="float" office:value="3699930" calcext:value-type="float">
            <text:p>3699930</text:p>
          </table:table-cell>
          <table:table-cell table:formula="of:=[.E304]-[.C304]" office:value-type="float" office:value="7399891" calcext:value-type="float">
            <text:p>7399891</text:p>
          </table:table-cell>
          <table:table-cell table:formula="of:=[.G304]-[.F304]" office:value-type="float" office:value="-0.0400000000000009" calcext:value-type="float">
            <text:p>-0.04</text:p>
          </table:table-cell>
          <table:table-cell table:formula="of:=[.H304]-[.G30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546_0040C5.log</text:p>
          </table:table-cell>
          <table:table-cell office:value-type="string" calcext:value-type="string">
            <text:p>0040C5</text:p>
          </table:table-cell>
          <table:table-cell office:value-type="float" office:value="920589209" calcext:value-type="float">
            <text:p>920589209</text:p>
          </table:table-cell>
          <table:table-cell office:value-type="float" office:value="924289125" calcext:value-type="float">
            <text:p>924289125</text:p>
          </table:table-cell>
          <table:table-cell office:value-type="float" office:value="927989082" calcext:value-type="float">
            <text:p>927989082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305]-[.C305]" office:value-type="float" office:value="3699916" calcext:value-type="float">
            <text:p>3699916</text:p>
          </table:table-cell>
          <table:table-cell table:formula="of:=[.E305]-[.C305]" office:value-type="float" office:value="7399873" calcext:value-type="float">
            <text:p>7399873</text:p>
          </table:table-cell>
          <table:table-cell table:formula="of:=[.G305]-[.F305]" office:value-type="float" office:value="-0.0599999999999987" calcext:value-type="float">
            <text:p>-0.06</text:p>
          </table:table-cell>
          <table:table-cell table:formula="of:=[.H305]-[.G30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19_00417E.log</text:p>
          </table:table-cell>
          <table:table-cell office:value-type="string" calcext:value-type="string">
            <text:p>00417E</text:p>
          </table:table-cell>
          <table:table-cell office:value-type="float" office:value="920594409" calcext:value-type="float">
            <text:p>920594409</text:p>
          </table:table-cell>
          <table:table-cell office:value-type="float" office:value="924294324" calcext:value-type="float">
            <text:p>924294324</text:p>
          </table:table-cell>
          <table:table-cell office:value-type="float" office:value="927994290" calcext:value-type="float">
            <text:p>927994290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306]-[.C306]" office:value-type="float" office:value="3699915" calcext:value-type="float">
            <text:p>3699915</text:p>
          </table:table-cell>
          <table:table-cell table:formula="of:=[.E306]-[.C306]" office:value-type="float" office:value="7399881" calcext:value-type="float">
            <text:p>7399881</text:p>
          </table:table-cell>
          <table:table-cell table:formula="of:=[.G306]-[.F306]" office:value-type="float" office:value="-0.0500000000000007" calcext:value-type="float">
            <text:p>-0.05</text:p>
          </table:table-cell>
          <table:table-cell table:formula="of:=[.H306]-[.G30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22_00424A.log</text:p>
          </table:table-cell>
          <table:table-cell office:value-type="string" calcext:value-type="string">
            <text:p>00424A</text:p>
          </table:table-cell>
          <table:table-cell office:value-type="float" office:value="920589717" calcext:value-type="float">
            <text:p>920589717</text:p>
          </table:table-cell>
          <table:table-cell office:value-type="float" office:value="924289644" calcext:value-type="float">
            <text:p>924289644</text:p>
          </table:table-cell>
          <table:table-cell office:value-type="float" office:value="927989616" calcext:value-type="float">
            <text:p>927989616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307]-[.C307]" office:value-type="float" office:value="3699927" calcext:value-type="float">
            <text:p>3699927</text:p>
          </table:table-cell>
          <table:table-cell table:formula="of:=[.E307]-[.C307]" office:value-type="float" office:value="7399899" calcext:value-type="float">
            <text:p>7399899</text:p>
          </table:table-cell>
          <table:table-cell table:formula="of:=[.G307]-[.F307]" office:value-type="float" office:value="-0.0500000000000007" calcext:value-type="float">
            <text:p>-0.05</text:p>
          </table:table-cell>
          <table:table-cell table:formula="of:=[.H307]-[.G30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47_00426F.log</text:p>
          </table:table-cell>
          <table:table-cell office:value-type="string" calcext:value-type="string">
            <text:p>00426F</text:p>
          </table:table-cell>
          <table:table-cell office:value-type="float" office:value="920594760" calcext:value-type="float">
            <text:p>920594760</text:p>
          </table:table-cell>
          <table:table-cell office:value-type="float" office:value="924294699" calcext:value-type="float">
            <text:p>924294699</text:p>
          </table:table-cell>
          <table:table-cell office:value-type="float" office:value="927994689" calcext:value-type="float">
            <text:p>92799468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1" calcext:value-type="float">
            <text:p>11.61</text:p>
          </table:table-cell>
          <table:table-cell table:formula="of:=[.D308]-[.C308]" office:value-type="float" office:value="3699939" calcext:value-type="float">
            <text:p>3699939</text:p>
          </table:table-cell>
          <table:table-cell table:formula="of:=[.E308]-[.C308]" office:value-type="float" office:value="7399929" calcext:value-type="float">
            <text:p>7399929</text:p>
          </table:table-cell>
          <table:table-cell table:formula="of:=[.G308]-[.F308]" office:value-type="float" office:value="-0.129999999999999" calcext:value-type="float">
            <text:p>-0.13</text:p>
          </table:table-cell>
          <table:table-cell table:formula="of:=[.H308]-[.G30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3_0041D4.log</text:p>
          </table:table-cell>
          <table:table-cell office:value-type="string" calcext:value-type="string">
            <text:p>0041D4</text:p>
          </table:table-cell>
          <table:table-cell office:value-type="float" office:value="920590819" calcext:value-type="float">
            <text:p>920590819</text:p>
          </table:table-cell>
          <table:table-cell office:value-type="float" office:value="924290736" calcext:value-type="float">
            <text:p>924290736</text:p>
          </table:table-cell>
          <table:table-cell office:value-type="float" office:value="927990694" calcext:value-type="float">
            <text:p>92799069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309]-[.C309]" office:value-type="float" office:value="3699917" calcext:value-type="float">
            <text:p>3699917</text:p>
          </table:table-cell>
          <table:table-cell table:formula="of:=[.E309]-[.C309]" office:value-type="float" office:value="7399875" calcext:value-type="float">
            <text:p>7399875</text:p>
          </table:table-cell>
          <table:table-cell table:formula="of:=[.G309]-[.F309]" office:value-type="float" office:value="-0.0200000000000013" calcext:value-type="float">
            <text:p>-0.02</text:p>
          </table:table-cell>
          <table:table-cell table:formula="of:=[.H309]-[.G30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28_004276.log</text:p>
          </table:table-cell>
          <table:table-cell office:value-type="float" office:value="4276" calcext:value-type="float">
            <text:p>4276</text:p>
          </table:table-cell>
          <table:table-cell office:value-type="float" office:value="920592698" calcext:value-type="float">
            <text:p>920592698</text:p>
          </table:table-cell>
          <table:table-cell office:value-type="float" office:value="924292610" calcext:value-type="float">
            <text:p>924292610</text:p>
          </table:table-cell>
          <table:table-cell office:value-type="float" office:value="927992577" calcext:value-type="float">
            <text:p>927992577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9" calcext:value-type="float">
            <text:p>11.89</text:p>
          </table:table-cell>
          <table:table-cell table:formula="of:=[.D310]-[.C310]" office:value-type="float" office:value="3699912" calcext:value-type="float">
            <text:p>3699912</text:p>
          </table:table-cell>
          <table:table-cell table:formula="of:=[.E310]-[.C310]" office:value-type="float" office:value="7399879" calcext:value-type="float">
            <text:p>7399879</text:p>
          </table:table-cell>
          <table:table-cell table:formula="of:=[.G310]-[.F310]" office:value-type="float" office:value="-0.0399999999999991" calcext:value-type="float">
            <text:p>-0.04</text:p>
          </table:table-cell>
          <table:table-cell table:formula="of:=[.H310]-[.G31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51_0041D2.log</text:p>
          </table:table-cell>
          <table:table-cell office:value-type="string" calcext:value-type="string">
            <text:p>0041D2</text:p>
          </table:table-cell>
          <table:table-cell office:value-type="float" office:value="920594708" calcext:value-type="float">
            <text:p>920594708</text:p>
          </table:table-cell>
          <table:table-cell office:value-type="float" office:value="924294655" calcext:value-type="float">
            <text:p>924294655</text:p>
          </table:table-cell>
          <table:table-cell office:value-type="float" office:value="927994639" calcext:value-type="float">
            <text:p>927994639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table:formula="of:=[.D311]-[.C311]" office:value-type="float" office:value="3699947" calcext:value-type="float">
            <text:p>3699947</text:p>
          </table:table-cell>
          <table:table-cell table:formula="of:=[.E311]-[.C311]" office:value-type="float" office:value="7399931" calcext:value-type="float">
            <text:p>7399931</text:p>
          </table:table-cell>
          <table:table-cell table:formula="of:=[.G311]-[.F311]" office:value-type="float" office:value="-0.0299999999999994" calcext:value-type="float">
            <text:p>-0.03</text:p>
          </table:table-cell>
          <table:table-cell table:formula="of:=[.H311]-[.G311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29_0043BF.log</text:p>
          </table:table-cell>
          <table:table-cell office:value-type="string" calcext:value-type="string">
            <text:p>0043BF</text:p>
          </table:table-cell>
          <table:table-cell office:value-type="float" office:value="920590206" calcext:value-type="float">
            <text:p>920590206</text:p>
          </table:table-cell>
          <table:table-cell office:value-type="float" office:value="924290127" calcext:value-type="float">
            <text:p>924290127</text:p>
          </table:table-cell>
          <table:table-cell office:value-type="float" office:value="927990092" calcext:value-type="float">
            <text:p>927990092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table:formula="of:=[.D312]-[.C312]" office:value-type="float" office:value="3699921" calcext:value-type="float">
            <text:p>3699921</text:p>
          </table:table-cell>
          <table:table-cell table:formula="of:=[.E312]-[.C312]" office:value-type="float" office:value="7399886" calcext:value-type="float">
            <text:p>7399886</text:p>
          </table:table-cell>
          <table:table-cell table:formula="of:=[.G312]-[.F312]" office:value-type="float" office:value="-0.0299999999999994" calcext:value-type="float">
            <text:p>-0.03</text:p>
          </table:table-cell>
          <table:table-cell table:formula="of:=[.H312]-[.G31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40_0043C9.log</text:p>
          </table:table-cell>
          <table:table-cell office:value-type="string" calcext:value-type="string">
            <text:p>0043C9</text:p>
          </table:table-cell>
          <table:table-cell office:value-type="float" office:value="920589799" calcext:value-type="float">
            <text:p>920589799</text:p>
          </table:table-cell>
          <table:table-cell office:value-type="float" office:value="924289700" calcext:value-type="float">
            <text:p>924289700</text:p>
          </table:table-cell>
          <table:table-cell office:value-type="float" office:value="927989650" calcext:value-type="float">
            <text:p>927989650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313]-[.C313]" office:value-type="float" office:value="3699901" calcext:value-type="float">
            <text:p>3699901</text:p>
          </table:table-cell>
          <table:table-cell table:formula="of:=[.E313]-[.C313]" office:value-type="float" office:value="7399851" calcext:value-type="float">
            <text:p>7399851</text:p>
          </table:table-cell>
          <table:table-cell table:formula="of:=[.G313]-[.F313]" office:value-type="float" office:value="-0.0299999999999994" calcext:value-type="float">
            <text:p>-0.03</text:p>
          </table:table-cell>
          <table:table-cell table:formula="of:=[.H313]-[.G31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448_00412F.log</text:p>
          </table:table-cell>
          <table:table-cell office:value-type="string" calcext:value-type="string">
            <text:p>00412F</text:p>
          </table:table-cell>
          <table:table-cell office:value-type="float" office:value="920593820" calcext:value-type="float">
            <text:p>920593820</text:p>
          </table:table-cell>
          <table:table-cell office:value-type="float" office:value="924293761" calcext:value-type="float">
            <text:p>924293761</text:p>
          </table:table-cell>
          <table:table-cell office:value-type="float" office:value="927993724" calcext:value-type="float">
            <text:p>92799372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314]-[.C314]" office:value-type="float" office:value="3699941" calcext:value-type="float">
            <text:p>3699941</text:p>
          </table:table-cell>
          <table:table-cell table:formula="of:=[.E314]-[.C314]" office:value-type="float" office:value="7399904" calcext:value-type="float">
            <text:p>7399904</text:p>
          </table:table-cell>
          <table:table-cell table:formula="of:=[.G314]-[.F314]" office:value-type="float" office:value="-0.0400000000000009" calcext:value-type="float">
            <text:p>-0.04</text:p>
          </table:table-cell>
          <table:table-cell table:formula="of:=[.H314]-[.G31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445_00415E.log</text:p>
          </table:table-cell>
          <table:table-cell office:value-type="string" calcext:value-type="string">
            <text:p>00415E</text:p>
          </table:table-cell>
          <table:table-cell office:value-type="float" office:value="920589210" calcext:value-type="float">
            <text:p>920589210</text:p>
          </table:table-cell>
          <table:table-cell office:value-type="float" office:value="924289127" calcext:value-type="float">
            <text:p>924289127</text:p>
          </table:table-cell>
          <table:table-cell office:value-type="float" office:value="927989055" calcext:value-type="float">
            <text:p>9279890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315]-[.C315]" office:value-type="float" office:value="3699917" calcext:value-type="float">
            <text:p>3699917</text:p>
          </table:table-cell>
          <table:table-cell table:formula="of:=[.E315]-[.C315]" office:value-type="float" office:value="7399845" calcext:value-type="float">
            <text:p>7399845</text:p>
          </table:table-cell>
          <table:table-cell table:formula="of:=[.G315]-[.F315]" office:value-type="float" office:value="-0.0500000000000007" calcext:value-type="float">
            <text:p>-0.05</text:p>
          </table:table-cell>
          <table:table-cell table:formula="of:=[.H315]-[.G31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18_004144.log</text:p>
          </table:table-cell>
          <table:table-cell office:value-type="float" office:value="4144" calcext:value-type="float">
            <text:p>4144</text:p>
          </table:table-cell>
          <table:table-cell office:value-type="float" office:value="920592607" calcext:value-type="float">
            <text:p>920592607</text:p>
          </table:table-cell>
          <table:table-cell office:value-type="float" office:value="924292539" calcext:value-type="float">
            <text:p>924292539</text:p>
          </table:table-cell>
          <table:table-cell office:value-type="float" office:value="927992511" calcext:value-type="float">
            <text:p>927992511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316]-[.C316]" office:value-type="float" office:value="3699932" calcext:value-type="float">
            <text:p>3699932</text:p>
          </table:table-cell>
          <table:table-cell table:formula="of:=[.E316]-[.C316]" office:value-type="float" office:value="7399904" calcext:value-type="float">
            <text:p>7399904</text:p>
          </table:table-cell>
          <table:table-cell table:formula="of:=[.G316]-[.F316]" office:value-type="float" office:value="-0.0599999999999987" calcext:value-type="float">
            <text:p>-0.06</text:p>
          </table:table-cell>
          <table:table-cell table:formula="of:=[.H316]-[.G31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47_004115.log</text:p>
          </table:table-cell>
          <table:table-cell office:value-type="float" office:value="4115" calcext:value-type="float">
            <text:p>4115</text:p>
          </table:table-cell>
          <table:table-cell office:value-type="float" office:value="920590279" calcext:value-type="float">
            <text:p>920590279</text:p>
          </table:table-cell>
          <table:table-cell office:value-type="float" office:value="924290232" calcext:value-type="float">
            <text:p>924290232</text:p>
          </table:table-cell>
          <table:table-cell office:value-type="float" office:value="927990213" calcext:value-type="float">
            <text:p>92799021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317]-[.C317]" office:value-type="float" office:value="3699953" calcext:value-type="float">
            <text:p>3699953</text:p>
          </table:table-cell>
          <table:table-cell table:formula="of:=[.E317]-[.C317]" office:value-type="float" office:value="7399934" calcext:value-type="float">
            <text:p>7399934</text:p>
          </table:table-cell>
          <table:table-cell table:formula="of:=[.G317]-[.F317]" office:value-type="float" office:value="-0.0600000000000005" calcext:value-type="float">
            <text:p>-0.06</text:p>
          </table:table-cell>
          <table:table-cell table:formula="of:=[.H317]-[.G31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44_0040CE.log</text:p>
          </table:table-cell>
          <table:table-cell office:value-type="string" calcext:value-type="string">
            <text:p>0040CE</text:p>
          </table:table-cell>
          <table:table-cell office:value-type="float" office:value="920589405" calcext:value-type="float">
            <text:p>920589405</text:p>
          </table:table-cell>
          <table:table-cell office:value-type="float" office:value="924289317" calcext:value-type="float">
            <text:p>924289317</text:p>
          </table:table-cell>
          <table:table-cell office:value-type="float" office:value="927989248" calcext:value-type="float">
            <text:p>92798924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318]-[.C318]" office:value-type="float" office:value="3699912" calcext:value-type="float">
            <text:p>3699912</text:p>
          </table:table-cell>
          <table:table-cell table:formula="of:=[.E318]-[.C318]" office:value-type="float" office:value="7399843" calcext:value-type="float">
            <text:p>7399843</text:p>
          </table:table-cell>
          <table:table-cell table:formula="of:=[.G318]-[.F318]" office:value-type="float" office:value="-0.0400000000000009" calcext:value-type="float">
            <text:p>-0.04</text:p>
          </table:table-cell>
          <table:table-cell table:formula="of:=[.H318]-[.G31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50_004238.log</text:p>
          </table:table-cell>
          <table:table-cell office:value-type="float" office:value="4238" calcext:value-type="float">
            <text:p>4238</text:p>
          </table:table-cell>
          <table:table-cell office:value-type="float" office:value="920593168" calcext:value-type="float">
            <text:p>920593168</text:p>
          </table:table-cell>
          <table:table-cell office:value-type="float" office:value="924293091" calcext:value-type="float">
            <text:p>924293091</text:p>
          </table:table-cell>
          <table:table-cell office:value-type="float" office:value="927993069" calcext:value-type="float">
            <text:p>92799306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319]-[.C319]" office:value-type="float" office:value="3699923" calcext:value-type="float">
            <text:p>3699923</text:p>
          </table:table-cell>
          <table:table-cell table:formula="of:=[.E319]-[.C319]" office:value-type="float" office:value="7399901" calcext:value-type="float">
            <text:p>7399901</text:p>
          </table:table-cell>
          <table:table-cell table:formula="of:=[.G319]-[.F319]" office:value-type="float" office:value="-0.0299999999999994" calcext:value-type="float">
            <text:p>-0.03</text:p>
          </table:table-cell>
          <table:table-cell table:formula="of:=[.H319]-[.G31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19_0042AE.log</text:p>
          </table:table-cell>
          <table:table-cell office:value-type="string" calcext:value-type="string">
            <text:p>0042AE</text:p>
          </table:table-cell>
          <table:table-cell office:value-type="float" office:value="920589869" calcext:value-type="float">
            <text:p>920589869</text:p>
          </table:table-cell>
          <table:table-cell office:value-type="float" office:value="924289792" calcext:value-type="float">
            <text:p>924289792</text:p>
          </table:table-cell>
          <table:table-cell office:value-type="float" office:value="927989747" calcext:value-type="float">
            <text:p>92798974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320]-[.C320]" office:value-type="float" office:value="3699923" calcext:value-type="float">
            <text:p>3699923</text:p>
          </table:table-cell>
          <table:table-cell table:formula="of:=[.E320]-[.C320]" office:value-type="float" office:value="7399878" calcext:value-type="float">
            <text:p>7399878</text:p>
          </table:table-cell>
          <table:table-cell table:formula="of:=[.G320]-[.F320]" office:value-type="float" office:value="-0.0399999999999991" calcext:value-type="float">
            <text:p>-0.04</text:p>
          </table:table-cell>
          <table:table-cell table:formula="of:=[.H320]-[.G32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13_00417D.log</text:p>
          </table:table-cell>
          <table:table-cell office:value-type="string" calcext:value-type="string">
            <text:p>00417D</text:p>
          </table:table-cell>
          <table:table-cell office:value-type="float" office:value="920593586" calcext:value-type="float">
            <text:p>920593586</text:p>
          </table:table-cell>
          <table:table-cell office:value-type="float" office:value="924293543" calcext:value-type="float">
            <text:p>924293543</text:p>
          </table:table-cell>
          <table:table-cell office:value-type="float" office:value="927993545" calcext:value-type="float">
            <text:p>92799354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321]-[.C321]" office:value-type="float" office:value="3699957" calcext:value-type="float">
            <text:p>3699957</text:p>
          </table:table-cell>
          <table:table-cell table:formula="of:=[.E321]-[.C321]" office:value-type="float" office:value="7399959" calcext:value-type="float">
            <text:p>7399959</text:p>
          </table:table-cell>
          <table:table-cell table:formula="of:=[.G321]-[.F321]" office:value-type="float" office:value="-0.0700000000000003" calcext:value-type="float">
            <text:p>-0.07</text:p>
          </table:table-cell>
          <table:table-cell table:formula="of:=[.H321]-[.G32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856_004138.log</text:p>
          </table:table-cell>
          <table:table-cell office:value-type="float" office:value="4138" calcext:value-type="float">
            <text:p>4138</text:p>
          </table:table-cell>
          <table:table-cell office:value-type="float" office:value="920596297" calcext:value-type="float">
            <text:p>920596297</text:p>
          </table:table-cell>
          <table:table-cell office:value-type="float" office:value="924296215" calcext:value-type="float">
            <text:p>924296215</text:p>
          </table:table-cell>
          <table:table-cell office:value-type="float" office:value="927996181" calcext:value-type="float">
            <text:p>927996181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322]-[.C322]" office:value-type="float" office:value="3699918" calcext:value-type="float">
            <text:p>3699918</text:p>
          </table:table-cell>
          <table:table-cell table:formula="of:=[.E322]-[.C322]" office:value-type="float" office:value="7399884" calcext:value-type="float">
            <text:p>7399884</text:p>
          </table:table-cell>
          <table:table-cell table:formula="of:=[.G322]-[.F322]" office:value-type="float" office:value="-0.0599999999999987" calcext:value-type="float">
            <text:p>-0.06</text:p>
          </table:table-cell>
          <table:table-cell table:formula="of:=[.H322]-[.G32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27_0042A6.log</text:p>
          </table:table-cell>
          <table:table-cell office:value-type="string" calcext:value-type="string">
            <text:p>0042A6</text:p>
          </table:table-cell>
          <table:table-cell office:value-type="float" office:value="920591348" calcext:value-type="float">
            <text:p>920591348</text:p>
          </table:table-cell>
          <table:table-cell office:value-type="float" office:value="924291277" calcext:value-type="float">
            <text:p>924291277</text:p>
          </table:table-cell>
          <table:table-cell office:value-type="float" office:value="927991237" calcext:value-type="float">
            <text:p>927991237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table:formula="of:=[.D323]-[.C323]" office:value-type="float" office:value="3699929" calcext:value-type="float">
            <text:p>3699929</text:p>
          </table:table-cell>
          <table:table-cell table:formula="of:=[.E323]-[.C323]" office:value-type="float" office:value="7399889" calcext:value-type="float">
            <text:p>7399889</text:p>
          </table:table-cell>
          <table:table-cell table:formula="of:=[.G323]-[.F323]" office:value-type="float" office:value="-0.0399999999999991" calcext:value-type="float">
            <text:p>-0.04</text:p>
          </table:table-cell>
          <table:table-cell table:formula="of:=[.H323]-[.G32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28_00427F.log</text:p>
          </table:table-cell>
          <table:table-cell office:value-type="string" calcext:value-type="string">
            <text:p>00427F</text:p>
          </table:table-cell>
          <table:table-cell office:value-type="float" office:value="920593568" calcext:value-type="float">
            <text:p>920593568</text:p>
          </table:table-cell>
          <table:table-cell office:value-type="float" office:value="924293522" calcext:value-type="float">
            <text:p>924293522</text:p>
          </table:table-cell>
          <table:table-cell office:value-type="float" office:value="927993509" calcext:value-type="float">
            <text:p>927993509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324]-[.C324]" office:value-type="float" office:value="3699954" calcext:value-type="float">
            <text:p>3699954</text:p>
          </table:table-cell>
          <table:table-cell table:formula="of:=[.E324]-[.C324]" office:value-type="float" office:value="7399941" calcext:value-type="float">
            <text:p>7399941</text:p>
          </table:table-cell>
          <table:table-cell table:formula="of:=[.G324]-[.F324]" office:value-type="float" office:value="-0.0400000000000009" calcext:value-type="float">
            <text:p>-0.04</text:p>
          </table:table-cell>
          <table:table-cell table:formula="of:=[.H324]-[.G32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46_00429F.log</text:p>
          </table:table-cell>
          <table:table-cell office:value-type="string" calcext:value-type="string">
            <text:p>00429F</text:p>
          </table:table-cell>
          <table:table-cell office:value-type="float" office:value="920589347" calcext:value-type="float">
            <text:p>920589347</text:p>
          </table:table-cell>
          <table:table-cell office:value-type="float" office:value="924289265" calcext:value-type="float">
            <text:p>924289265</text:p>
          </table:table-cell>
          <table:table-cell office:value-type="float" office:value="927989225" calcext:value-type="float">
            <text:p>92798922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325]-[.C325]" office:value-type="float" office:value="3699918" calcext:value-type="float">
            <text:p>3699918</text:p>
          </table:table-cell>
          <table:table-cell table:formula="of:=[.E325]-[.C325]" office:value-type="float" office:value="7399878" calcext:value-type="float">
            <text:p>7399878</text:p>
          </table:table-cell>
          <table:table-cell table:formula="of:=[.G325]-[.F325]" office:value-type="float" office:value="-0.0199999999999996" calcext:value-type="float">
            <text:p>-0.02</text:p>
          </table:table-cell>
          <table:table-cell table:formula="of:=[.H325]-[.G32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47_004197.log</text:p>
          </table:table-cell>
          <table:table-cell office:value-type="float" office:value="4197" calcext:value-type="float">
            <text:p>4197</text:p>
          </table:table-cell>
          <table:table-cell office:value-type="float" office:value="920593021" calcext:value-type="float">
            <text:p>920593021</text:p>
          </table:table-cell>
          <table:table-cell office:value-type="float" office:value="924292939" calcext:value-type="float">
            <text:p>924292939</text:p>
          </table:table-cell>
          <table:table-cell office:value-type="float" office:value="927992900" calcext:value-type="float">
            <text:p>92799290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326]-[.C326]" office:value-type="float" office:value="3699918" calcext:value-type="float">
            <text:p>3699918</text:p>
          </table:table-cell>
          <table:table-cell table:formula="of:=[.E326]-[.C326]" office:value-type="float" office:value="7399879" calcext:value-type="float">
            <text:p>7399879</text:p>
          </table:table-cell>
          <table:table-cell table:formula="of:=[.G326]-[.F326]" office:value-type="float" office:value="-0.0599999999999987" calcext:value-type="float">
            <text:p>-0.06</text:p>
          </table:table-cell>
          <table:table-cell table:formula="of:=[.H326]-[.G32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38_0041AD.log</text:p>
          </table:table-cell>
          <table:table-cell office:value-type="string" calcext:value-type="string">
            <text:p>0041AD</text:p>
          </table:table-cell>
          <table:table-cell office:value-type="float" office:value="920590475" calcext:value-type="float">
            <text:p>920590475</text:p>
          </table:table-cell>
          <table:table-cell office:value-type="float" office:value="924290391" calcext:value-type="float">
            <text:p>924290391</text:p>
          </table:table-cell>
          <table:table-cell office:value-type="float" office:value="927990350" calcext:value-type="float">
            <text:p>92799035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table:formula="of:=[.D327]-[.C327]" office:value-type="float" office:value="3699916" calcext:value-type="float">
            <text:p>3699916</text:p>
          </table:table-cell>
          <table:table-cell table:formula="of:=[.E327]-[.C327]" office:value-type="float" office:value="7399875" calcext:value-type="float">
            <text:p>7399875</text:p>
          </table:table-cell>
          <table:table-cell table:formula="of:=[.G327]-[.F327]" office:value-type="float" office:value="-0.0499999999999989" calcext:value-type="float">
            <text:p>-0.05</text:p>
          </table:table-cell>
          <table:table-cell table:formula="of:=[.H327]-[.G32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49_00418D.log</text:p>
          </table:table-cell>
          <table:table-cell office:value-type="string" calcext:value-type="string">
            <text:p>00418D</text:p>
          </table:table-cell>
          <table:table-cell office:value-type="float" office:value="920592918" calcext:value-type="float">
            <text:p>920592918</text:p>
          </table:table-cell>
          <table:table-cell office:value-type="float" office:value="924292833" calcext:value-type="float">
            <text:p>924292833</text:p>
          </table:table-cell>
          <table:table-cell office:value-type="float" office:value="927992790" calcext:value-type="float">
            <text:p>92799279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8" calcext:value-type="float">
            <text:p>11.58</text:p>
          </table:table-cell>
          <table:table-cell table:formula="of:=[.D328]-[.C328]" office:value-type="float" office:value="3699915" calcext:value-type="float">
            <text:p>3699915</text:p>
          </table:table-cell>
          <table:table-cell table:formula="of:=[.E328]-[.C328]" office:value-type="float" office:value="7399872" calcext:value-type="float">
            <text:p>7399872</text:p>
          </table:table-cell>
          <table:table-cell table:formula="of:=[.G328]-[.F328]" office:value-type="float" office:value="-0.0499999999999989" calcext:value-type="float">
            <text:p>-0.05</text:p>
          </table:table-cell>
          <table:table-cell table:formula="of:=[.H328]-[.G328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20_0041E5.log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920592365" calcext:value-type="float">
            <text:p>920592365</text:p>
          </table:table-cell>
          <table:table-cell office:value-type="float" office:value="924292319" calcext:value-type="float">
            <text:p>924292319</text:p>
          </table:table-cell>
          <table:table-cell office:value-type="float" office:value="927992313" calcext:value-type="float">
            <text:p>927992313</text:p>
          </table:table-cell>
          <table:table-cell office:value-type="float" office:value="11.68" calcext:value-type="float">
            <text:p>11.68</text:p>
          </table:table-cell>
          <table:table-cell table:number-columns-repeated="2" office:value-type="float" office:value="11.65" calcext:value-type="float">
            <text:p>11.65</text:p>
          </table:table-cell>
          <table:table-cell table:formula="of:=[.D329]-[.C329]" office:value-type="float" office:value="3699954" calcext:value-type="float">
            <text:p>3699954</text:p>
          </table:table-cell>
          <table:table-cell table:formula="of:=[.E329]-[.C329]" office:value-type="float" office:value="7399948" calcext:value-type="float">
            <text:p>7399948</text:p>
          </table:table-cell>
          <table:table-cell table:formula="of:=[.G329]-[.F329]" office:value-type="float" office:value="-0.0299999999999994" calcext:value-type="float">
            <text:p>-0.03</text:p>
          </table:table-cell>
          <table:table-cell table:formula="of:=[.H329]-[.G32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35_00420B.log</text:p>
          </table:table-cell>
          <table:table-cell office:value-type="string" calcext:value-type="string">
            <text:p>00420B</text:p>
          </table:table-cell>
          <table:table-cell office:value-type="float" office:value="920593283" calcext:value-type="float">
            <text:p>920593283</text:p>
          </table:table-cell>
          <table:table-cell office:value-type="float" office:value="924293213" calcext:value-type="float">
            <text:p>924293213</text:p>
          </table:table-cell>
          <table:table-cell office:value-type="float" office:value="927993171" calcext:value-type="float">
            <text:p>92799317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1" calcext:value-type="float">
            <text:p>11.81</text:p>
          </table:table-cell>
          <table:table-cell table:formula="of:=[.D330]-[.C330]" office:value-type="float" office:value="3699930" calcext:value-type="float">
            <text:p>3699930</text:p>
          </table:table-cell>
          <table:table-cell table:formula="of:=[.E330]-[.C330]" office:value-type="float" office:value="7399888" calcext:value-type="float">
            <text:p>7399888</text:p>
          </table:table-cell>
          <table:table-cell table:formula="of:=[.G330]-[.F330]" office:value-type="float" office:value="-0.0500000000000007" calcext:value-type="float">
            <text:p>-0.05</text:p>
          </table:table-cell>
          <table:table-cell table:formula="of:=[.H330]-[.G33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31_0043B5.log</text:p>
          </table:table-cell>
          <table:table-cell office:value-type="string" calcext:value-type="string">
            <text:p>0043B5</text:p>
          </table:table-cell>
          <table:table-cell office:value-type="float" office:value="920595008" calcext:value-type="float">
            <text:p>920595008</text:p>
          </table:table-cell>
          <table:table-cell office:value-type="float" office:value="924294949" calcext:value-type="float">
            <text:p>924294949</text:p>
          </table:table-cell>
          <table:table-cell office:value-type="float" office:value="927994940" calcext:value-type="float">
            <text:p>92799494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" calcext:value-type="float">
            <text:p>11.6</text:p>
          </table:table-cell>
          <table:table-cell table:formula="of:=[.D331]-[.C331]" office:value-type="float" office:value="3699941" calcext:value-type="float">
            <text:p>3699941</text:p>
          </table:table-cell>
          <table:table-cell table:formula="of:=[.E331]-[.C331]" office:value-type="float" office:value="7399932" calcext:value-type="float">
            <text:p>7399932</text:p>
          </table:table-cell>
          <table:table-cell table:formula="of:=[.G331]-[.F331]" office:value-type="float" office:value="-0.0600000000000005" calcext:value-type="float">
            <text:p>-0.06</text:p>
          </table:table-cell>
          <table:table-cell table:formula="of:=[.H331]-[.G33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844_0043AD.log</text:p>
          </table:table-cell>
          <table:table-cell office:value-type="string" calcext:value-type="string">
            <text:p>0043AD</text:p>
          </table:table-cell>
          <table:table-cell office:value-type="float" office:value="920588550" calcext:value-type="float">
            <text:p>920588550</text:p>
          </table:table-cell>
          <table:table-cell office:value-type="float" office:value="924288445" calcext:value-type="float">
            <text:p>924288445</text:p>
          </table:table-cell>
          <table:table-cell office:value-type="float" office:value="927988401" calcext:value-type="float">
            <text:p>927988401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332]-[.C332]" office:value-type="float" office:value="3699895" calcext:value-type="float">
            <text:p>3699895</text:p>
          </table:table-cell>
          <table:table-cell table:formula="of:=[.E332]-[.C332]" office:value-type="float" office:value="7399851" calcext:value-type="float">
            <text:p>7399851</text:p>
          </table:table-cell>
          <table:table-cell table:formula="of:=[.G332]-[.F332]" office:value-type="float" office:value="-0.0299999999999994" calcext:value-type="float">
            <text:p>-0.03</text:p>
          </table:table-cell>
          <table:table-cell table:formula="of:=[.H332]-[.G33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41_004202.log</text:p>
          </table:table-cell>
          <table:table-cell office:value-type="float" office:value="4202" calcext:value-type="float">
            <text:p>4202</text:p>
          </table:table-cell>
          <table:table-cell office:value-type="float" office:value="920590088" calcext:value-type="float">
            <text:p>920590088</text:p>
          </table:table-cell>
          <table:table-cell office:value-type="float" office:value="924290024" calcext:value-type="float">
            <text:p>924290024</text:p>
          </table:table-cell>
          <table:table-cell office:value-type="float" office:value="927989996" calcext:value-type="float">
            <text:p>92798999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9" calcext:value-type="float">
            <text:p>11.79</text:p>
          </table:table-cell>
          <table:table-cell table:formula="of:=[.D333]-[.C333]" office:value-type="float" office:value="3699936" calcext:value-type="float">
            <text:p>3699936</text:p>
          </table:table-cell>
          <table:table-cell table:formula="of:=[.E333]-[.C333]" office:value-type="float" office:value="7399908" calcext:value-type="float">
            <text:p>7399908</text:p>
          </table:table-cell>
          <table:table-cell table:formula="of:=[.G333]-[.F333]" office:value-type="float" office:value="-0.0599999999999987" calcext:value-type="float">
            <text:p>-0.06</text:p>
          </table:table-cell>
          <table:table-cell table:formula="of:=[.H333]-[.G333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3_004393.log</text:p>
          </table:table-cell>
          <table:table-cell office:value-type="float" office:value="4393" calcext:value-type="float">
            <text:p>4393</text:p>
          </table:table-cell>
          <table:table-cell office:value-type="float" office:value="920592599" calcext:value-type="float">
            <text:p>920592599</text:p>
          </table:table-cell>
          <table:table-cell office:value-type="float" office:value="924292537" calcext:value-type="float">
            <text:p>924292537</text:p>
          </table:table-cell>
          <table:table-cell office:value-type="float" office:value="927992530" calcext:value-type="float">
            <text:p>92799253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334]-[.C334]" office:value-type="float" office:value="3699938" calcext:value-type="float">
            <text:p>3699938</text:p>
          </table:table-cell>
          <table:table-cell table:formula="of:=[.E334]-[.C334]" office:value-type="float" office:value="7399931" calcext:value-type="float">
            <text:p>7399931</text:p>
          </table:table-cell>
          <table:table-cell table:formula="of:=[.G334]-[.F334]" office:value-type="float" office:value="-0.0399999999999991" calcext:value-type="float">
            <text:p>-0.04</text:p>
          </table:table-cell>
          <table:table-cell table:formula="of:=[.H334]-[.G33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20_0043EB.log</text:p>
          </table:table-cell>
          <table:table-cell office:value-type="string" calcext:value-type="string">
            <text:p>0043EB</text:p>
          </table:table-cell>
          <table:table-cell office:value-type="float" office:value="920591180" calcext:value-type="float">
            <text:p>920591180</text:p>
          </table:table-cell>
          <table:table-cell office:value-type="float" office:value="924291081" calcext:value-type="float">
            <text:p>924291081</text:p>
          </table:table-cell>
          <table:table-cell office:value-type="float" office:value="927991043" calcext:value-type="float">
            <text:p>92799104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335]-[.C335]" office:value-type="float" office:value="3699901" calcext:value-type="float">
            <text:p>3699901</text:p>
          </table:table-cell>
          <table:table-cell table:formula="of:=[.E335]-[.C335]" office:value-type="float" office:value="7399863" calcext:value-type="float">
            <text:p>7399863</text:p>
          </table:table-cell>
          <table:table-cell table:formula="of:=[.G335]-[.F335]" office:value-type="float" office:value="-0.0599999999999987" calcext:value-type="float">
            <text:p>-0.06</text:p>
          </table:table-cell>
          <table:table-cell table:formula="of:=[.H335]-[.G33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24_0042DB.log</text:p>
          </table:table-cell>
          <table:table-cell office:value-type="string" calcext:value-type="string">
            <text:p>0042DB</text:p>
          </table:table-cell>
          <table:table-cell office:value-type="float" office:value="920590543" calcext:value-type="float">
            <text:p>920590543</text:p>
          </table:table-cell>
          <table:table-cell office:value-type="float" office:value="924290450" calcext:value-type="float">
            <text:p>924290450</text:p>
          </table:table-cell>
          <table:table-cell office:value-type="float" office:value="927990414" calcext:value-type="float">
            <text:p>927990414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table:formula="of:=[.D336]-[.C336]" office:value-type="float" office:value="3699907" calcext:value-type="float">
            <text:p>3699907</text:p>
          </table:table-cell>
          <table:table-cell table:formula="of:=[.E336]-[.C336]" office:value-type="float" office:value="7399871" calcext:value-type="float">
            <text:p>7399871</text:p>
          </table:table-cell>
          <table:table-cell table:formula="of:=[.G336]-[.F336]" office:value-type="float" office:value="-0.0299999999999994" calcext:value-type="float">
            <text:p>-0.03</text:p>
          </table:table-cell>
          <table:table-cell table:formula="of:=[.H336]-[.G33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352_004432.log</text:p>
          </table:table-cell>
          <table:table-cell office:value-type="float" office:value="4432" calcext:value-type="float">
            <text:p>4432</text:p>
          </table:table-cell>
          <table:table-cell office:value-type="float" office:value="920591210" calcext:value-type="float">
            <text:p>920591210</text:p>
          </table:table-cell>
          <table:table-cell office:value-type="float" office:value="924291134" calcext:value-type="float">
            <text:p>924291134</text:p>
          </table:table-cell>
          <table:table-cell office:value-type="float" office:value="927991092" calcext:value-type="float">
            <text:p>927991092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337]-[.C337]" office:value-type="float" office:value="3699924" calcext:value-type="float">
            <text:p>3699924</text:p>
          </table:table-cell>
          <table:table-cell table:formula="of:=[.E337]-[.C337]" office:value-type="float" office:value="7399882" calcext:value-type="float">
            <text:p>7399882</text:p>
          </table:table-cell>
          <table:table-cell table:formula="of:=[.G337]-[.F337]" office:value-type="float" office:value="-0.0600000000000005" calcext:value-type="float">
            <text:p>-0.06</text:p>
          </table:table-cell>
          <table:table-cell table:formula="of:=[.H337]-[.G33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859_0040F8.log</text:p>
          </table:table-cell>
          <table:table-cell office:value-type="string" calcext:value-type="string">
            <text:p>0040F8</text:p>
          </table:table-cell>
          <table:table-cell office:value-type="float" office:value="920592182" calcext:value-type="float">
            <text:p>920592182</text:p>
          </table:table-cell>
          <table:table-cell office:value-type="float" office:value="924292124" calcext:value-type="float">
            <text:p>924292124</text:p>
          </table:table-cell>
          <table:table-cell office:value-type="float" office:value="927992098" calcext:value-type="float">
            <text:p>927992098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table:formula="of:=[.D338]-[.C338]" office:value-type="float" office:value="3699942" calcext:value-type="float">
            <text:p>3699942</text:p>
          </table:table-cell>
          <table:table-cell table:formula="of:=[.E338]-[.C338]" office:value-type="float" office:value="7399916" calcext:value-type="float">
            <text:p>7399916</text:p>
          </table:table-cell>
          <table:table-cell table:formula="of:=[.G338]-[.F338]" office:value-type="float" office:value="-0.0500000000000007" calcext:value-type="float">
            <text:p>-0.05</text:p>
          </table:table-cell>
          <table:table-cell table:formula="of:=[.H338]-[.G338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58_00410D.log</text:p>
          </table:table-cell>
          <table:table-cell office:value-type="string" calcext:value-type="string">
            <text:p>00410D</text:p>
          </table:table-cell>
          <table:table-cell office:value-type="float" office:value="920589340" calcext:value-type="float">
            <text:p>920589340</text:p>
          </table:table-cell>
          <table:table-cell office:value-type="float" office:value="924289261" calcext:value-type="float">
            <text:p>924289261</text:p>
          </table:table-cell>
          <table:table-cell office:value-type="float" office:value="927989220" calcext:value-type="float">
            <text:p>92798922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339]-[.C339]" office:value-type="float" office:value="3699921" calcext:value-type="float">
            <text:p>3699921</text:p>
          </table:table-cell>
          <table:table-cell table:formula="of:=[.E339]-[.C339]" office:value-type="float" office:value="7399880" calcext:value-type="float">
            <text:p>7399880</text:p>
          </table:table-cell>
          <table:table-cell table:formula="of:=[.G339]-[.F339]" office:value-type="float" office:value="-0.0300000000000011" calcext:value-type="float">
            <text:p>-0.03</text:p>
          </table:table-cell>
          <table:table-cell table:formula="of:=[.H339]-[.G33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53_004225.log</text:p>
          </table:table-cell>
          <table:table-cell office:value-type="float" office:value="4225" calcext:value-type="float">
            <text:p>4225</text:p>
          </table:table-cell>
          <table:table-cell office:value-type="float" office:value="920592274" calcext:value-type="float">
            <text:p>920592274</text:p>
          </table:table-cell>
          <table:table-cell office:value-type="float" office:value="924292219" calcext:value-type="float">
            <text:p>924292219</text:p>
          </table:table-cell>
          <table:table-cell office:value-type="float" office:value="927992198" calcext:value-type="float">
            <text:p>927992198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340]-[.C340]" office:value-type="float" office:value="3699945" calcext:value-type="float">
            <text:p>3699945</text:p>
          </table:table-cell>
          <table:table-cell table:formula="of:=[.E340]-[.C340]" office:value-type="float" office:value="7399924" calcext:value-type="float">
            <text:p>7399924</text:p>
          </table:table-cell>
          <table:table-cell table:formula="of:=[.G340]-[.F340]" office:value-type="float" office:value="-0.0399999999999991" calcext:value-type="float">
            <text:p>-0.04</text:p>
          </table:table-cell>
          <table:table-cell table:formula="of:=[.H340]-[.G34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8_0043D2.log</text:p>
          </table:table-cell>
          <table:table-cell office:value-type="string" calcext:value-type="string">
            <text:p>0043D2</text:p>
          </table:table-cell>
          <table:table-cell office:value-type="float" office:value="920592689" calcext:value-type="float">
            <text:p>920592689</text:p>
          </table:table-cell>
          <table:table-cell office:value-type="float" office:value="924292612" calcext:value-type="float">
            <text:p>924292612</text:p>
          </table:table-cell>
          <table:table-cell office:value-type="float" office:value="927992579" calcext:value-type="float">
            <text:p>92799257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341]-[.C341]" office:value-type="float" office:value="3699923" calcext:value-type="float">
            <text:p>3699923</text:p>
          </table:table-cell>
          <table:table-cell table:formula="of:=[.E341]-[.C341]" office:value-type="float" office:value="7399890" calcext:value-type="float">
            <text:p>7399890</text:p>
          </table:table-cell>
          <table:table-cell table:formula="of:=[.G341]-[.F341]" office:value-type="float" office:value="-0.0600000000000005" calcext:value-type="float">
            <text:p>-0.06</text:p>
          </table:table-cell>
          <table:table-cell table:formula="of:=[.H341]-[.G34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27_00440A.log</text:p>
          </table:table-cell>
          <table:table-cell office:value-type="string" calcext:value-type="string">
            <text:p>00440A</text:p>
          </table:table-cell>
          <table:table-cell office:value-type="float" office:value="920589707" calcext:value-type="float">
            <text:p>920589707</text:p>
          </table:table-cell>
          <table:table-cell office:value-type="float" office:value="924289658" calcext:value-type="float">
            <text:p>924289658</text:p>
          </table:table-cell>
          <table:table-cell office:value-type="float" office:value="927989631" calcext:value-type="float">
            <text:p>927989631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342]-[.C342]" office:value-type="float" office:value="3699951" calcext:value-type="float">
            <text:p>3699951</text:p>
          </table:table-cell>
          <table:table-cell table:formula="of:=[.E342]-[.C342]" office:value-type="float" office:value="7399924" calcext:value-type="float">
            <text:p>7399924</text:p>
          </table:table-cell>
          <table:table-cell table:formula="of:=[.G342]-[.F342]" office:value-type="float" office:value="-0.0499999999999989" calcext:value-type="float">
            <text:p>-0.05</text:p>
          </table:table-cell>
          <table:table-cell table:formula="of:=[.H342]-[.G34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8_00436E.log</text:p>
          </table:table-cell>
          <table:table-cell office:value-type="string" calcext:value-type="string">
            <text:p>00436E</text:p>
          </table:table-cell>
          <table:table-cell office:value-type="float" office:value="920591482" calcext:value-type="float">
            <text:p>920591482</text:p>
          </table:table-cell>
          <table:table-cell office:value-type="float" office:value="924291454" calcext:value-type="float">
            <text:p>924291454</text:p>
          </table:table-cell>
          <table:table-cell office:value-type="float" office:value="927991468" calcext:value-type="float">
            <text:p>92799146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343]-[.C343]" office:value-type="float" office:value="3699972" calcext:value-type="float">
            <text:p>3699972</text:p>
          </table:table-cell>
          <table:table-cell table:formula="of:=[.E343]-[.C343]" office:value-type="float" office:value="7399986" calcext:value-type="float">
            <text:p>7399986</text:p>
          </table:table-cell>
          <table:table-cell table:formula="of:=[.G343]-[.F343]" office:value-type="float" office:value="-0.0399999999999991" calcext:value-type="float">
            <text:p>-0.04</text:p>
          </table:table-cell>
          <table:table-cell table:formula="of:=[.H343]-[.G34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55_0042D6.log</text:p>
          </table:table-cell>
          <table:table-cell office:value-type="string" calcext:value-type="string">
            <text:p>0042D6</text:p>
          </table:table-cell>
          <table:table-cell office:value-type="float" office:value="920590039" calcext:value-type="float">
            <text:p>920590039</text:p>
          </table:table-cell>
          <table:table-cell office:value-type="float" office:value="924289968" calcext:value-type="float">
            <text:p>924289968</text:p>
          </table:table-cell>
          <table:table-cell office:value-type="float" office:value="927989927" calcext:value-type="float">
            <text:p>92798992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5" calcext:value-type="float">
            <text:p>11.65</text:p>
          </table:table-cell>
          <table:table-cell table:formula="of:=[.D344]-[.C344]" office:value-type="float" office:value="3699929" calcext:value-type="float">
            <text:p>3699929</text:p>
          </table:table-cell>
          <table:table-cell table:formula="of:=[.E344]-[.C344]" office:value-type="float" office:value="7399888" calcext:value-type="float">
            <text:p>7399888</text:p>
          </table:table-cell>
          <table:table-cell table:formula="of:=[.G344]-[.F344]" office:value-type="float" office:value="-0.0600000000000005" calcext:value-type="float">
            <text:p>-0.06</text:p>
          </table:table-cell>
          <table:table-cell table:formula="of:=[.H344]-[.G34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245_0042C4.log</text:p>
          </table:table-cell>
          <table:table-cell office:value-type="string" calcext:value-type="string">
            <text:p>0042C4</text:p>
          </table:table-cell>
          <table:table-cell office:value-type="float" office:value="920591145" calcext:value-type="float">
            <text:p>920591145</text:p>
          </table:table-cell>
          <table:table-cell office:value-type="float" office:value="924291062" calcext:value-type="float">
            <text:p>924291062</text:p>
          </table:table-cell>
          <table:table-cell office:value-type="float" office:value="927991022" calcext:value-type="float">
            <text:p>927991022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345]-[.C345]" office:value-type="float" office:value="3699917" calcext:value-type="float">
            <text:p>3699917</text:p>
          </table:table-cell>
          <table:table-cell table:formula="of:=[.E345]-[.C345]" office:value-type="float" office:value="7399877" calcext:value-type="float">
            <text:p>7399877</text:p>
          </table:table-cell>
          <table:table-cell table:formula="of:=[.G345]-[.F345]" office:value-type="float" office:value="-0.0600000000000005" calcext:value-type="float">
            <text:p>-0.06</text:p>
          </table:table-cell>
          <table:table-cell table:formula="of:=[.H345]-[.G34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713_004355.log</text:p>
          </table:table-cell>
          <table:table-cell office:value-type="float" office:value="4355" calcext:value-type="float">
            <text:p>4355</text:p>
          </table:table-cell>
          <table:table-cell office:value-type="float" office:value="920592348" calcext:value-type="float">
            <text:p>920592348</text:p>
          </table:table-cell>
          <table:table-cell office:value-type="float" office:value="924292270" calcext:value-type="float">
            <text:p>924292270</text:p>
          </table:table-cell>
          <table:table-cell office:value-type="float" office:value="927992246" calcext:value-type="float">
            <text:p>927992246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1" calcext:value-type="float">
            <text:p>11.91</text:p>
          </table:table-cell>
          <table:table-cell table:formula="of:=[.D346]-[.C346]" office:value-type="float" office:value="3699922" calcext:value-type="float">
            <text:p>3699922</text:p>
          </table:table-cell>
          <table:table-cell table:formula="of:=[.E346]-[.C346]" office:value-type="float" office:value="7399898" calcext:value-type="float">
            <text:p>7399898</text:p>
          </table:table-cell>
          <table:table-cell table:formula="of:=[.G346]-[.F346]" office:value-type="float" office:value="-0.0300000000000011" calcext:value-type="float">
            <text:p>-0.03</text:p>
          </table:table-cell>
          <table:table-cell table:formula="of:=[.H346]-[.G346]" office:value-type="float" office:value="0.0500000000000007" calcext:value-type="float">
            <text:p>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24_004108.log</text:p>
          </table:table-cell>
          <table:table-cell office:value-type="float" office:value="4108" calcext:value-type="float">
            <text:p>4108</text:p>
          </table:table-cell>
          <table:table-cell office:value-type="float" office:value="920588826" calcext:value-type="float">
            <text:p>920588826</text:p>
          </table:table-cell>
          <table:table-cell office:value-type="float" office:value="924288730" calcext:value-type="float">
            <text:p>924288730</text:p>
          </table:table-cell>
          <table:table-cell office:value-type="float" office:value="927988682" calcext:value-type="float">
            <text:p>927988682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347]-[.C347]" office:value-type="float" office:value="3699904" calcext:value-type="float">
            <text:p>3699904</text:p>
          </table:table-cell>
          <table:table-cell table:formula="of:=[.E347]-[.C347]" office:value-type="float" office:value="7399856" calcext:value-type="float">
            <text:p>7399856</text:p>
          </table:table-cell>
          <table:table-cell table:formula="of:=[.G347]-[.F347]" office:value-type="float" office:value="-0.0399999999999991" calcext:value-type="float">
            <text:p>-0.04</text:p>
          </table:table-cell>
          <table:table-cell table:formula="of:=[.H347]-[.G34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20_0041B4.log</text:p>
          </table:table-cell>
          <table:table-cell office:value-type="string" calcext:value-type="string">
            <text:p>0041B4</text:p>
          </table:table-cell>
          <table:table-cell office:value-type="float" office:value="920592239" calcext:value-type="float">
            <text:p>920592239</text:p>
          </table:table-cell>
          <table:table-cell office:value-type="float" office:value="924292168" calcext:value-type="float">
            <text:p>924292168</text:p>
          </table:table-cell>
          <table:table-cell office:value-type="float" office:value="927992135" calcext:value-type="float">
            <text:p>927992135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348]-[.C348]" office:value-type="float" office:value="3699929" calcext:value-type="float">
            <text:p>3699929</text:p>
          </table:table-cell>
          <table:table-cell table:formula="of:=[.E348]-[.C348]" office:value-type="float" office:value="7399896" calcext:value-type="float">
            <text:p>7399896</text:p>
          </table:table-cell>
          <table:table-cell table:formula="of:=[.G348]-[.F348]" office:value-type="float" office:value="-0.0500000000000007" calcext:value-type="float">
            <text:p>-0.05</text:p>
          </table:table-cell>
          <table:table-cell table:formula="of:=[.H348]-[.G34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57_00427B.log</text:p>
          </table:table-cell>
          <table:table-cell office:value-type="string" calcext:value-type="string">
            <text:p>00427B</text:p>
          </table:table-cell>
          <table:table-cell office:value-type="float" office:value="920591575" calcext:value-type="float">
            <text:p>920591575</text:p>
          </table:table-cell>
          <table:table-cell office:value-type="float" office:value="924291512" calcext:value-type="float">
            <text:p>924291512</text:p>
          </table:table-cell>
          <table:table-cell office:value-type="float" office:value="927991494" calcext:value-type="float">
            <text:p>92799149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table:formula="of:=[.D349]-[.C349]" office:value-type="float" office:value="3699937" calcext:value-type="float">
            <text:p>3699937</text:p>
          </table:table-cell>
          <table:table-cell table:formula="of:=[.E349]-[.C349]" office:value-type="float" office:value="7399919" calcext:value-type="float">
            <text:p>7399919</text:p>
          </table:table-cell>
          <table:table-cell table:formula="of:=[.G349]-[.F349]" office:value-type="float" office:value="-0.0399999999999991" calcext:value-type="float">
            <text:p>-0.04</text:p>
          </table:table-cell>
          <table:table-cell table:formula="of:=[.H349]-[.G34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38_0040D8.log</text:p>
          </table:table-cell>
          <table:table-cell office:value-type="string" calcext:value-type="string">
            <text:p>0040D8</text:p>
          </table:table-cell>
          <table:table-cell office:value-type="float" office:value="920594176" calcext:value-type="float">
            <text:p>920594176</text:p>
          </table:table-cell>
          <table:table-cell office:value-type="float" office:value="924294117" calcext:value-type="float">
            <text:p>924294117</text:p>
          </table:table-cell>
          <table:table-cell office:value-type="float" office:value="927994096" calcext:value-type="float">
            <text:p>92799409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table:formula="of:=[.D350]-[.C350]" office:value-type="float" office:value="3699941" calcext:value-type="float">
            <text:p>3699941</text:p>
          </table:table-cell>
          <table:table-cell table:formula="of:=[.E350]-[.C350]" office:value-type="float" office:value="7399920" calcext:value-type="float">
            <text:p>7399920</text:p>
          </table:table-cell>
          <table:table-cell table:formula="of:=[.G350]-[.F350]" office:value-type="float" office:value="-0.0600000000000005" calcext:value-type="float">
            <text:p>-0.06</text:p>
          </table:table-cell>
          <table:table-cell table:formula="of:=[.H350]-[.G35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38_0042C0.log</text:p>
          </table:table-cell>
          <table:table-cell office:value-type="string" calcext:value-type="string">
            <text:p>0042C0</text:p>
          </table:table-cell>
          <table:table-cell office:value-type="float" office:value="920589861" calcext:value-type="float">
            <text:p>920589861</text:p>
          </table:table-cell>
          <table:table-cell office:value-type="float" office:value="924289773" calcext:value-type="float">
            <text:p>924289773</text:p>
          </table:table-cell>
          <table:table-cell office:value-type="float" office:value="927989734" calcext:value-type="float">
            <text:p>927989734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table:formula="of:=[.D351]-[.C351]" office:value-type="float" office:value="3699912" calcext:value-type="float">
            <text:p>3699912</text:p>
          </table:table-cell>
          <table:table-cell table:formula="of:=[.E351]-[.C351]" office:value-type="float" office:value="7399873" calcext:value-type="float">
            <text:p>7399873</text:p>
          </table:table-cell>
          <table:table-cell table:formula="of:=[.G351]-[.F351]" office:value-type="float" office:value="-0.0199999999999996" calcext:value-type="float">
            <text:p>-0.02</text:p>
          </table:table-cell>
          <table:table-cell table:formula="of:=[.H351]-[.G35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45_004215.log</text:p>
          </table:table-cell>
          <table:table-cell office:value-type="float" office:value="4215" calcext:value-type="float">
            <text:p>4215</text:p>
          </table:table-cell>
          <table:table-cell office:value-type="float" office:value="920594514" calcext:value-type="float">
            <text:p>920594514</text:p>
          </table:table-cell>
          <table:table-cell office:value-type="float" office:value="924294455" calcext:value-type="float">
            <text:p>924294455</text:p>
          </table:table-cell>
          <table:table-cell office:value-type="float" office:value="927994442" calcext:value-type="float">
            <text:p>92799444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table:formula="of:=[.D352]-[.C352]" office:value-type="float" office:value="3699941" calcext:value-type="float">
            <text:p>3699941</text:p>
          </table:table-cell>
          <table:table-cell table:formula="of:=[.E352]-[.C352]" office:value-type="float" office:value="7399928" calcext:value-type="float">
            <text:p>7399928</text:p>
          </table:table-cell>
          <table:table-cell table:formula="of:=[.G352]-[.F352]" office:value-type="float" office:value="-0.0499999999999989" calcext:value-type="float">
            <text:p>-0.05</text:p>
          </table:table-cell>
          <table:table-cell table:formula="of:=[.H352]-[.G35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25_00417F.log</text:p>
          </table:table-cell>
          <table:table-cell office:value-type="string" calcext:value-type="string">
            <text:p>00417F</text:p>
          </table:table-cell>
          <table:table-cell office:value-type="float" office:value="920591055" calcext:value-type="float">
            <text:p>920591055</text:p>
          </table:table-cell>
          <table:table-cell office:value-type="float" office:value="924290983" calcext:value-type="float">
            <text:p>924290983</text:p>
          </table:table-cell>
          <table:table-cell office:value-type="float" office:value="927990940" calcext:value-type="float">
            <text:p>927990940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table:formula="of:=[.D353]-[.C353]" office:value-type="float" office:value="3699928" calcext:value-type="float">
            <text:p>3699928</text:p>
          </table:table-cell>
          <table:table-cell table:formula="of:=[.E353]-[.C353]" office:value-type="float" office:value="7399885" calcext:value-type="float">
            <text:p>7399885</text:p>
          </table:table-cell>
          <table:table-cell table:formula="of:=[.G353]-[.F353]" office:value-type="float" office:value="-0.0700000000000003" calcext:value-type="float">
            <text:p>-0.07</text:p>
          </table:table-cell>
          <table:table-cell table:formula="of:=[.H353]-[.G35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51_00439B.log</text:p>
          </table:table-cell>
          <table:table-cell office:value-type="string" calcext:value-type="string">
            <text:p>00439B</text:p>
          </table:table-cell>
          <table:table-cell office:value-type="float" office:value="920591872" calcext:value-type="float">
            <text:p>920591872</text:p>
          </table:table-cell>
          <table:table-cell office:value-type="float" office:value="924291806" calcext:value-type="float">
            <text:p>924291806</text:p>
          </table:table-cell>
          <table:table-cell office:value-type="float" office:value="927991781" calcext:value-type="float">
            <text:p>92799178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354]-[.C354]" office:value-type="float" office:value="3699934" calcext:value-type="float">
            <text:p>3699934</text:p>
          </table:table-cell>
          <table:table-cell table:formula="of:=[.E354]-[.C354]" office:value-type="float" office:value="7399909" calcext:value-type="float">
            <text:p>7399909</text:p>
          </table:table-cell>
          <table:table-cell table:formula="of:=[.G354]-[.F354]" office:value-type="float" office:value="-0.0299999999999994" calcext:value-type="float">
            <text:p>-0.03</text:p>
          </table:table-cell>
          <table:table-cell table:formula="of:=[.H354]-[.G35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0_004297.log</text:p>
          </table:table-cell>
          <table:table-cell office:value-type="float" office:value="4297" calcext:value-type="float">
            <text:p>4297</text:p>
          </table:table-cell>
          <table:table-cell office:value-type="float" office:value="920589570" calcext:value-type="float">
            <text:p>920589570</text:p>
          </table:table-cell>
          <table:table-cell office:value-type="float" office:value="924289511" calcext:value-type="float">
            <text:p>924289511</text:p>
          </table:table-cell>
          <table:table-cell office:value-type="float" office:value="927989471" calcext:value-type="float">
            <text:p>92798947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355]-[.C355]" office:value-type="float" office:value="3699941" calcext:value-type="float">
            <text:p>3699941</text:p>
          </table:table-cell>
          <table:table-cell table:formula="of:=[.E355]-[.C355]" office:value-type="float" office:value="7399901" calcext:value-type="float">
            <text:p>7399901</text:p>
          </table:table-cell>
          <table:table-cell table:formula="of:=[.G355]-[.F355]" office:value-type="float" office:value="-0.0400000000000009" calcext:value-type="float">
            <text:p>-0.04</text:p>
          </table:table-cell>
          <table:table-cell table:formula="of:=[.H355]-[.G35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9_00432D.log</text:p>
          </table:table-cell>
          <table:table-cell office:value-type="string" calcext:value-type="string">
            <text:p>00432D</text:p>
          </table:table-cell>
          <table:table-cell office:value-type="float" office:value="920593443" calcext:value-type="float">
            <text:p>920593443</text:p>
          </table:table-cell>
          <table:table-cell office:value-type="float" office:value="924293384" calcext:value-type="float">
            <text:p>924293384</text:p>
          </table:table-cell>
          <table:table-cell office:value-type="float" office:value="927993372" calcext:value-type="float">
            <text:p>92799337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2" calcext:value-type="float">
            <text:p>11.82</text:p>
          </table:table-cell>
          <table:table-cell table:formula="of:=[.D356]-[.C356]" office:value-type="float" office:value="3699941" calcext:value-type="float">
            <text:p>3699941</text:p>
          </table:table-cell>
          <table:table-cell table:formula="of:=[.E356]-[.C356]" office:value-type="float" office:value="7399929" calcext:value-type="float">
            <text:p>7399929</text:p>
          </table:table-cell>
          <table:table-cell table:formula="of:=[.G356]-[.F356]" office:value-type="float" office:value="0.0399999999999991" calcext:value-type="float">
            <text:p>0.04</text:p>
          </table:table-cell>
          <table:table-cell table:formula="of:=[.H356]-[.G356]" office:value-type="float" office:value="-0.0999999999999996" calcext:value-type="float">
            <text:p>-0.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43_0043D7.log</text:p>
          </table:table-cell>
          <table:table-cell office:value-type="string" calcext:value-type="string">
            <text:p>0043D7</text:p>
          </table:table-cell>
          <table:table-cell office:value-type="float" office:value="920592403" calcext:value-type="float">
            <text:p>920592403</text:p>
          </table:table-cell>
          <table:table-cell office:value-type="float" office:value="924292345" calcext:value-type="float">
            <text:p>924292345</text:p>
          </table:table-cell>
          <table:table-cell office:value-type="float" office:value="927992317" calcext:value-type="float">
            <text:p>927992317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" calcext:value-type="float">
            <text:p>11.8</text:p>
          </table:table-cell>
          <table:table-cell table:formula="of:=[.D357]-[.C357]" office:value-type="float" office:value="3699942" calcext:value-type="float">
            <text:p>3699942</text:p>
          </table:table-cell>
          <table:table-cell table:formula="of:=[.E357]-[.C357]" office:value-type="float" office:value="7399914" calcext:value-type="float">
            <text:p>7399914</text:p>
          </table:table-cell>
          <table:table-cell table:formula="of:=[.G357]-[.F357]" office:value-type="float" office:value="-0.0399999999999991" calcext:value-type="float">
            <text:p>-0.04</text:p>
          </table:table-cell>
          <table:table-cell table:formula="of:=[.H357]-[.G35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71_0041C5.log</text:p>
          </table:table-cell>
          <table:table-cell office:value-type="string" calcext:value-type="string">
            <text:p>0041C5</text:p>
          </table:table-cell>
          <table:table-cell office:value-type="float" office:value="920589667" calcext:value-type="float">
            <text:p>920589667</text:p>
          </table:table-cell>
          <table:table-cell office:value-type="float" office:value="924289582" calcext:value-type="float">
            <text:p>924289582</text:p>
          </table:table-cell>
          <table:table-cell office:value-type="float" office:value="927989529" calcext:value-type="float">
            <text:p>927989529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358]-[.C358]" office:value-type="float" office:value="3699915" calcext:value-type="float">
            <text:p>3699915</text:p>
          </table:table-cell>
          <table:table-cell table:formula="of:=[.E358]-[.C358]" office:value-type="float" office:value="7399862" calcext:value-type="float">
            <text:p>7399862</text:p>
          </table:table-cell>
          <table:table-cell table:formula="of:=[.G358]-[.F358]" office:value-type="float" office:value="-0.0599999999999987" calcext:value-type="float">
            <text:p>-0.06</text:p>
          </table:table-cell>
          <table:table-cell table:formula="of:=[.H358]-[.G35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011_0040DC.log</text:p>
          </table:table-cell>
          <table:table-cell office:value-type="string" calcext:value-type="string">
            <text:p>0040DC</text:p>
          </table:table-cell>
          <table:table-cell office:value-type="float" office:value="920593671" calcext:value-type="float">
            <text:p>920593671</text:p>
          </table:table-cell>
          <table:table-cell office:value-type="float" office:value="924293618" calcext:value-type="float">
            <text:p>924293618</text:p>
          </table:table-cell>
          <table:table-cell office:value-type="float" office:value="927993594" calcext:value-type="float">
            <text:p>92799359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3" calcext:value-type="float">
            <text:p>11.53</text:p>
          </table:table-cell>
          <table:table-cell table:formula="of:=[.D359]-[.C359]" office:value-type="float" office:value="3699947" calcext:value-type="float">
            <text:p>3699947</text:p>
          </table:table-cell>
          <table:table-cell table:formula="of:=[.E359]-[.C359]" office:value-type="float" office:value="7399923" calcext:value-type="float">
            <text:p>7399923</text:p>
          </table:table-cell>
          <table:table-cell table:formula="of:=[.G359]-[.F359]" office:value-type="float" office:value="-0.0500000000000007" calcext:value-type="float">
            <text:p>-0.05</text:p>
          </table:table-cell>
          <table:table-cell table:formula="of:=[.H359]-[.G35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458_004160.log</text:p>
          </table:table-cell>
          <table:table-cell office:value-type="float" office:value="4160" calcext:value-type="float">
            <text:p>4160</text:p>
          </table:table-cell>
          <table:table-cell office:value-type="float" office:value="920595304" calcext:value-type="float">
            <text:p>920595304</text:p>
          </table:table-cell>
          <table:table-cell office:value-type="float" office:value="924295240" calcext:value-type="float">
            <text:p>924295240</text:p>
          </table:table-cell>
          <table:table-cell office:value-type="float" office:value="927995240" calcext:value-type="float">
            <text:p>92799524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360]-[.C360]" office:value-type="float" office:value="3699936" calcext:value-type="float">
            <text:p>3699936</text:p>
          </table:table-cell>
          <table:table-cell table:formula="of:=[.E360]-[.C360]" office:value-type="float" office:value="7399936" calcext:value-type="float">
            <text:p>7399936</text:p>
          </table:table-cell>
          <table:table-cell table:formula="of:=[.G360]-[.F360]" office:value-type="float" office:value="-0.0499999999999989" calcext:value-type="float">
            <text:p>-0.05</text:p>
          </table:table-cell>
          <table:table-cell table:formula="of:=[.H360]-[.G36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015_004327.log</text:p>
          </table:table-cell>
          <table:table-cell office:value-type="float" office:value="4327" calcext:value-type="float">
            <text:p>4327</text:p>
          </table:table-cell>
          <table:table-cell office:value-type="float" office:value="920591078" calcext:value-type="float">
            <text:p>920591078</text:p>
          </table:table-cell>
          <table:table-cell office:value-type="float" office:value="924291008" calcext:value-type="float">
            <text:p>924291008</text:p>
          </table:table-cell>
          <table:table-cell office:value-type="float" office:value="927990971" calcext:value-type="float">
            <text:p>92799097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table:formula="of:=[.D361]-[.C361]" office:value-type="float" office:value="3699930" calcext:value-type="float">
            <text:p>3699930</text:p>
          </table:table-cell>
          <table:table-cell table:formula="of:=[.E361]-[.C361]" office:value-type="float" office:value="7399893" calcext:value-type="float">
            <text:p>7399893</text:p>
          </table:table-cell>
          <table:table-cell table:formula="of:=[.G361]-[.F361]" office:value-type="float" office:value="-0.0499999999999989" calcext:value-type="float">
            <text:p>-0.05</text:p>
          </table:table-cell>
          <table:table-cell table:formula="of:=[.H361]-[.G36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37_0043A4.log</text:p>
          </table:table-cell>
          <table:table-cell office:value-type="string" calcext:value-type="string">
            <text:p>0043A4</text:p>
          </table:table-cell>
          <table:table-cell office:value-type="float" office:value="920589355" calcext:value-type="float">
            <text:p>920589355</text:p>
          </table:table-cell>
          <table:table-cell office:value-type="float" office:value="924289270" calcext:value-type="float">
            <text:p>924289270</text:p>
          </table:table-cell>
          <table:table-cell office:value-type="float" office:value="927989231" calcext:value-type="float">
            <text:p>92798923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8" calcext:value-type="float">
            <text:p>11.68</text:p>
          </table:table-cell>
          <table:table-cell table:formula="of:=[.D362]-[.C362]" office:value-type="float" office:value="3699915" calcext:value-type="float">
            <text:p>3699915</text:p>
          </table:table-cell>
          <table:table-cell table:formula="of:=[.E362]-[.C362]" office:value-type="float" office:value="7399876" calcext:value-type="float">
            <text:p>7399876</text:p>
          </table:table-cell>
          <table:table-cell table:formula="of:=[.G362]-[.F362]" office:value-type="float" office:value="-0.0500000000000007" calcext:value-type="float">
            <text:p>-0.05</text:p>
          </table:table-cell>
          <table:table-cell table:formula="of:=[.H362]-[.G362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13_0043B2.log</text:p>
          </table:table-cell>
          <table:table-cell office:value-type="string" calcext:value-type="string">
            <text:p>0043B2</text:p>
          </table:table-cell>
          <table:table-cell office:value-type="float" office:value="920591991" calcext:value-type="float">
            <text:p>920591991</text:p>
          </table:table-cell>
          <table:table-cell office:value-type="float" office:value="924291919" calcext:value-type="float">
            <text:p>924291919</text:p>
          </table:table-cell>
          <table:table-cell office:value-type="float" office:value="927991898" calcext:value-type="float">
            <text:p>927991898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2" calcext:value-type="float">
            <text:p>11.72</text:p>
          </table:table-cell>
          <table:table-cell table:formula="of:=[.D363]-[.C363]" office:value-type="float" office:value="3699928" calcext:value-type="float">
            <text:p>3699928</text:p>
          </table:table-cell>
          <table:table-cell table:formula="of:=[.E363]-[.C363]" office:value-type="float" office:value="7399907" calcext:value-type="float">
            <text:p>7399907</text:p>
          </table:table-cell>
          <table:table-cell table:formula="of:=[.G363]-[.F363]" office:value-type="float" office:value="-0.0499999999999989" calcext:value-type="float">
            <text:p>-0.05</text:p>
          </table:table-cell>
          <table:table-cell table:formula="of:=[.H363]-[.G363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37_004399.log</text:p>
          </table:table-cell>
          <table:table-cell office:value-type="float" office:value="4399" calcext:value-type="float">
            <text:p>4399</text:p>
          </table:table-cell>
          <table:table-cell office:value-type="float" office:value="920589409" calcext:value-type="float">
            <text:p>920589409</text:p>
          </table:table-cell>
          <table:table-cell office:value-type="float" office:value="924289328" calcext:value-type="float">
            <text:p>924289328</text:p>
          </table:table-cell>
          <table:table-cell office:value-type="float" office:value="927989289" calcext:value-type="float">
            <text:p>927989289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5" calcext:value-type="float">
            <text:p>11.95</text:p>
          </table:table-cell>
          <table:table-cell table:formula="of:=[.D364]-[.C364]" office:value-type="float" office:value="3699919" calcext:value-type="float">
            <text:p>3699919</text:p>
          </table:table-cell>
          <table:table-cell table:formula="of:=[.E364]-[.C364]" office:value-type="float" office:value="7399880" calcext:value-type="float">
            <text:p>7399880</text:p>
          </table:table-cell>
          <table:table-cell table:formula="of:=[.G364]-[.F364]" office:value-type="float" office:value="-0.0199999999999996" calcext:value-type="float">
            <text:p>-0.02</text:p>
          </table:table-cell>
          <table:table-cell table:formula="of:=[.H364]-[.G364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12_0040F5.log</text:p>
          </table:table-cell>
          <table:table-cell office:value-type="string" calcext:value-type="string">
            <text:p>0040F5</text:p>
          </table:table-cell>
          <table:table-cell office:value-type="float" office:value="920594511" calcext:value-type="float">
            <text:p>920594511</text:p>
          </table:table-cell>
          <table:table-cell office:value-type="float" office:value="924294469" calcext:value-type="float">
            <text:p>924294469</text:p>
          </table:table-cell>
          <table:table-cell office:value-type="float" office:value="927994438" calcext:value-type="float">
            <text:p>927994438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365]-[.C365]" office:value-type="float" office:value="3699958" calcext:value-type="float">
            <text:p>3699958</text:p>
          </table:table-cell>
          <table:table-cell table:formula="of:=[.E365]-[.C365]" office:value-type="float" office:value="7399927" calcext:value-type="float">
            <text:p>7399927</text:p>
          </table:table-cell>
          <table:table-cell table:formula="of:=[.G365]-[.F365]" office:value-type="float" office:value="-0.0599999999999987" calcext:value-type="float">
            <text:p>-0.06</text:p>
          </table:table-cell>
          <table:table-cell table:formula="of:=[.H365]-[.G36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46_0040D9.log</text:p>
          </table:table-cell>
          <table:table-cell office:value-type="string" calcext:value-type="string">
            <text:p>0040D9</text:p>
          </table:table-cell>
          <table:table-cell office:value-type="float" office:value="920588933" calcext:value-type="float">
            <text:p>920588933</text:p>
          </table:table-cell>
          <table:table-cell office:value-type="float" office:value="924288826" calcext:value-type="float">
            <text:p>924288826</text:p>
          </table:table-cell>
          <table:table-cell office:value-type="float" office:value="927988790" calcext:value-type="float">
            <text:p>92798879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366]-[.C366]" office:value-type="float" office:value="3699893" calcext:value-type="float">
            <text:p>3699893</text:p>
          </table:table-cell>
          <table:table-cell table:formula="of:=[.E366]-[.C366]" office:value-type="float" office:value="7399857" calcext:value-type="float">
            <text:p>7399857</text:p>
          </table:table-cell>
          <table:table-cell table:formula="of:=[.G366]-[.F366]" office:value-type="float" office:value="-0.0600000000000005" calcext:value-type="float">
            <text:p>-0.06</text:p>
          </table:table-cell>
          <table:table-cell table:formula="of:=[.H366]-[.G36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243_004219.log</text:p>
          </table:table-cell>
          <table:table-cell office:value-type="float" office:value="4219" calcext:value-type="float">
            <text:p>4219</text:p>
          </table:table-cell>
          <table:table-cell office:value-type="float" office:value="920590918" calcext:value-type="float">
            <text:p>920590918</text:p>
          </table:table-cell>
          <table:table-cell office:value-type="float" office:value="924290803" calcext:value-type="float">
            <text:p>924290803</text:p>
          </table:table-cell>
          <table:table-cell office:value-type="float" office:value="927990744" calcext:value-type="float">
            <text:p>92799074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2" calcext:value-type="float">
            <text:p>11.82</text:p>
          </table:table-cell>
          <table:table-cell table:formula="of:=[.D367]-[.C367]" office:value-type="float" office:value="3699885" calcext:value-type="float">
            <text:p>3699885</text:p>
          </table:table-cell>
          <table:table-cell table:formula="of:=[.E367]-[.C367]" office:value-type="float" office:value="7399826" calcext:value-type="float">
            <text:p>7399826</text:p>
          </table:table-cell>
          <table:table-cell table:formula="of:=[.G367]-[.F367]" office:value-type="float" office:value="-0.0400000000000009" calcext:value-type="float">
            <text:p>-0.04</text:p>
          </table:table-cell>
          <table:table-cell table:formula="of:=[.H367]-[.G36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48_004324.log</text:p>
          </table:table-cell>
          <table:table-cell office:value-type="float" office:value="4324" calcext:value-type="float">
            <text:p>4324</text:p>
          </table:table-cell>
          <table:table-cell office:value-type="float" office:value="920593327" calcext:value-type="float">
            <text:p>920593327</text:p>
          </table:table-cell>
          <table:table-cell office:value-type="float" office:value="924293284" calcext:value-type="float">
            <text:p>924293284</text:p>
          </table:table-cell>
          <table:table-cell office:value-type="float" office:value="927993275" calcext:value-type="float">
            <text:p>92799327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368]-[.C368]" office:value-type="float" office:value="3699957" calcext:value-type="float">
            <text:p>3699957</text:p>
          </table:table-cell>
          <table:table-cell table:formula="of:=[.E368]-[.C368]" office:value-type="float" office:value="7399948" calcext:value-type="float">
            <text:p>7399948</text:p>
          </table:table-cell>
          <table:table-cell table:formula="of:=[.G368]-[.F368]" office:value-type="float" office:value="-0.0499999999999989" calcext:value-type="float">
            <text:p>-0.05</text:p>
          </table:table-cell>
          <table:table-cell table:formula="of:=[.H368]-[.G36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43_0042C1.log</text:p>
          </table:table-cell>
          <table:table-cell office:value-type="string" calcext:value-type="string">
            <text:p>0042C1</text:p>
          </table:table-cell>
          <table:table-cell office:value-type="float" office:value="920593606" calcext:value-type="float">
            <text:p>920593606</text:p>
          </table:table-cell>
          <table:table-cell office:value-type="float" office:value="924293516" calcext:value-type="float">
            <text:p>924293516</text:p>
          </table:table-cell>
          <table:table-cell office:value-type="float" office:value="927993480" calcext:value-type="float">
            <text:p>927993480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" calcext:value-type="float">
            <text:p>12.1</text:p>
          </table:table-cell>
          <table:table-cell table:formula="of:=[.D369]-[.C369]" office:value-type="float" office:value="3699910" calcext:value-type="float">
            <text:p>3699910</text:p>
          </table:table-cell>
          <table:table-cell table:formula="of:=[.E369]-[.C369]" office:value-type="float" office:value="7399874" calcext:value-type="float">
            <text:p>7399874</text:p>
          </table:table-cell>
          <table:table-cell table:formula="of:=[.G369]-[.F369]" office:value-type="float" office:value="-0.0299999999999994" calcext:value-type="float">
            <text:p>-0.03</text:p>
          </table:table-cell>
          <table:table-cell table:formula="of:=[.H369]-[.G36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54_0041E4.log</text:p>
          </table:table-cell>
          <table:table-cell office:value-type="float" office:value="410000" calcext:value-type="float">
            <text:p>410000</text:p>
          </table:table-cell>
          <table:table-cell office:value-type="float" office:value="920589656" calcext:value-type="float">
            <text:p>920589656</text:p>
          </table:table-cell>
          <table:table-cell office:value-type="float" office:value="924289590" calcext:value-type="float">
            <text:p>924289590</text:p>
          </table:table-cell>
          <table:table-cell office:value-type="float" office:value="927989562" calcext:value-type="float">
            <text:p>92798956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370]-[.C370]" office:value-type="float" office:value="3699934" calcext:value-type="float">
            <text:p>3699934</text:p>
          </table:table-cell>
          <table:table-cell table:formula="of:=[.E370]-[.C370]" office:value-type="float" office:value="7399906" calcext:value-type="float">
            <text:p>7399906</text:p>
          </table:table-cell>
          <table:table-cell table:formula="of:=[.G370]-[.F370]" office:value-type="float" office:value="-0.0500000000000007" calcext:value-type="float">
            <text:p>-0.05</text:p>
          </table:table-cell>
          <table:table-cell table:formula="of:=[.H370]-[.G37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24_0043BE.log</text:p>
          </table:table-cell>
          <table:table-cell office:value-type="string" calcext:value-type="string">
            <text:p>0043BE</text:p>
          </table:table-cell>
          <table:table-cell office:value-type="float" office:value="920592701" calcext:value-type="float">
            <text:p>920592701</text:p>
          </table:table-cell>
          <table:table-cell office:value-type="float" office:value="924292624" calcext:value-type="float">
            <text:p>924292624</text:p>
          </table:table-cell>
          <table:table-cell office:value-type="float" office:value="927992620" calcext:value-type="float">
            <text:p>92799262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371]-[.C371]" office:value-type="float" office:value="3699923" calcext:value-type="float">
            <text:p>3699923</text:p>
          </table:table-cell>
          <table:table-cell table:formula="of:=[.E371]-[.C371]" office:value-type="float" office:value="7399919" calcext:value-type="float">
            <text:p>7399919</text:p>
          </table:table-cell>
          <table:table-cell table:formula="of:=[.G371]-[.F371]" office:value-type="float" office:value="-0.0399999999999991" calcext:value-type="float">
            <text:p>-0.04</text:p>
          </table:table-cell>
          <table:table-cell table:formula="of:=[.H371]-[.G37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856_0041C9.log</text:p>
          </table:table-cell>
          <table:table-cell office:value-type="string" calcext:value-type="string">
            <text:p>0041C9</text:p>
          </table:table-cell>
          <table:table-cell office:value-type="float" office:value="920589581" calcext:value-type="float">
            <text:p>920589581</text:p>
          </table:table-cell>
          <table:table-cell office:value-type="float" office:value="924289498" calcext:value-type="float">
            <text:p>924289498</text:p>
          </table:table-cell>
          <table:table-cell office:value-type="float" office:value="927989445" calcext:value-type="float">
            <text:p>927989445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372]-[.C372]" office:value-type="float" office:value="3699917" calcext:value-type="float">
            <text:p>3699917</text:p>
          </table:table-cell>
          <table:table-cell table:formula="of:=[.E372]-[.C372]" office:value-type="float" office:value="7399864" calcext:value-type="float">
            <text:p>7399864</text:p>
          </table:table-cell>
          <table:table-cell table:formula="of:=[.G372]-[.F372]" office:value-type="float" office:value="-0.0299999999999994" calcext:value-type="float">
            <text:p>-0.03</text:p>
          </table:table-cell>
          <table:table-cell table:formula="of:=[.H372]-[.G37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5_0043A0.log</text:p>
          </table:table-cell>
          <table:table-cell office:value-type="string" calcext:value-type="string">
            <text:p>0043A0</text:p>
          </table:table-cell>
          <table:table-cell office:value-type="float" office:value="920593292" calcext:value-type="float">
            <text:p>920593292</text:p>
          </table:table-cell>
          <table:table-cell office:value-type="float" office:value="924293203" calcext:value-type="float">
            <text:p>924293203</text:p>
          </table:table-cell>
          <table:table-cell office:value-type="float" office:value="927993197" calcext:value-type="float">
            <text:p>92799319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table:formula="of:=[.D373]-[.C373]" office:value-type="float" office:value="3699911" calcext:value-type="float">
            <text:p>3699911</text:p>
          </table:table-cell>
          <table:table-cell table:formula="of:=[.E373]-[.C373]" office:value-type="float" office:value="7399905" calcext:value-type="float">
            <text:p>7399905</text:p>
          </table:table-cell>
          <table:table-cell table:formula="of:=[.G373]-[.F373]" office:value-type="float" office:value="-0.0300000000000011" calcext:value-type="float">
            <text:p>-0.03</text:p>
          </table:table-cell>
          <table:table-cell table:formula="of:=[.H373]-[.G373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57_004250.log</text:p>
          </table:table-cell>
          <table:table-cell office:value-type="float" office:value="4250" calcext:value-type="float">
            <text:p>4250</text:p>
          </table:table-cell>
          <table:table-cell office:value-type="float" office:value="920589573" calcext:value-type="float">
            <text:p>920589573</text:p>
          </table:table-cell>
          <table:table-cell office:value-type="float" office:value="924289510" calcext:value-type="float">
            <text:p>924289510</text:p>
          </table:table-cell>
          <table:table-cell office:value-type="float" office:value="927989488" calcext:value-type="float">
            <text:p>927989488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1" calcext:value-type="float">
            <text:p>11.61</text:p>
          </table:table-cell>
          <table:table-cell table:formula="of:=[.D374]-[.C374]" office:value-type="float" office:value="3699937" calcext:value-type="float">
            <text:p>3699937</text:p>
          </table:table-cell>
          <table:table-cell table:formula="of:=[.E374]-[.C374]" office:value-type="float" office:value="7399915" calcext:value-type="float">
            <text:p>7399915</text:p>
          </table:table-cell>
          <table:table-cell table:formula="of:=[.G374]-[.F374]" office:value-type="float" office:value="-0.0399999999999991" calcext:value-type="float">
            <text:p>-0.04</text:p>
          </table:table-cell>
          <table:table-cell table:formula="of:=[.H374]-[.G374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250_0043DD.log</text:p>
          </table:table-cell>
          <table:table-cell office:value-type="string" calcext:value-type="string">
            <text:p>0043DD</text:p>
          </table:table-cell>
          <table:table-cell office:value-type="float" office:value="920589544" calcext:value-type="float">
            <text:p>920589544</text:p>
          </table:table-cell>
          <table:table-cell office:value-type="float" office:value="924289464" calcext:value-type="float">
            <text:p>924289464</text:p>
          </table:table-cell>
          <table:table-cell office:value-type="float" office:value="927989417" calcext:value-type="float">
            <text:p>92798941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5" calcext:value-type="float">
            <text:p>11.75</text:p>
          </table:table-cell>
          <table:table-cell table:formula="of:=[.D375]-[.C375]" office:value-type="float" office:value="3699920" calcext:value-type="float">
            <text:p>3699920</text:p>
          </table:table-cell>
          <table:table-cell table:formula="of:=[.E375]-[.C375]" office:value-type="float" office:value="7399873" calcext:value-type="float">
            <text:p>7399873</text:p>
          </table:table-cell>
          <table:table-cell table:formula="of:=[.G375]-[.F375]" office:value-type="float" office:value="-0.0400000000000009" calcext:value-type="float">
            <text:p>-0.04</text:p>
          </table:table-cell>
          <table:table-cell table:formula="of:=[.H375]-[.G37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43_0041D1.log</text:p>
          </table:table-cell>
          <table:table-cell office:value-type="string" calcext:value-type="string">
            <text:p>0041D1</text:p>
          </table:table-cell>
          <table:table-cell office:value-type="float" office:value="920591155" calcext:value-type="float">
            <text:p>920591155</text:p>
          </table:table-cell>
          <table:table-cell office:value-type="float" office:value="924291072" calcext:value-type="float">
            <text:p>924291072</text:p>
          </table:table-cell>
          <table:table-cell office:value-type="float" office:value="927991034" calcext:value-type="float">
            <text:p>927991034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376]-[.C376]" office:value-type="float" office:value="3699917" calcext:value-type="float">
            <text:p>3699917</text:p>
          </table:table-cell>
          <table:table-cell table:formula="of:=[.E376]-[.C376]" office:value-type="float" office:value="7399879" calcext:value-type="float">
            <text:p>7399879</text:p>
          </table:table-cell>
          <table:table-cell table:formula="of:=[.G376]-[.F376]" office:value-type="float" office:value="-0.0500000000000007" calcext:value-type="float">
            <text:p>-0.05</text:p>
          </table:table-cell>
          <table:table-cell table:formula="of:=[.H376]-[.G37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25_0041AB.log</text:p>
          </table:table-cell>
          <table:table-cell office:value-type="string" calcext:value-type="string">
            <text:p>0041AB</text:p>
          </table:table-cell>
          <table:table-cell office:value-type="float" office:value="920591114" calcext:value-type="float">
            <text:p>920591114</text:p>
          </table:table-cell>
          <table:table-cell office:value-type="float" office:value="924291026" calcext:value-type="float">
            <text:p>924291026</text:p>
          </table:table-cell>
          <table:table-cell office:value-type="float" office:value="927990984" calcext:value-type="float">
            <text:p>927990984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377]-[.C377]" office:value-type="float" office:value="3699912" calcext:value-type="float">
            <text:p>3699912</text:p>
          </table:table-cell>
          <table:table-cell table:formula="of:=[.E377]-[.C377]" office:value-type="float" office:value="7399870" calcext:value-type="float">
            <text:p>7399870</text:p>
          </table:table-cell>
          <table:table-cell table:formula="of:=[.G377]-[.F377]" office:value-type="float" office:value="-0.0500000000000007" calcext:value-type="float">
            <text:p>-0.05</text:p>
          </table:table-cell>
          <table:table-cell table:formula="of:=[.H377]-[.G37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13_0041CC.log</text:p>
          </table:table-cell>
          <table:table-cell office:value-type="string" calcext:value-type="string">
            <text:p>0041CC</text:p>
          </table:table-cell>
          <table:table-cell office:value-type="float" office:value="920588866" calcext:value-type="float">
            <text:p>920588866</text:p>
          </table:table-cell>
          <table:table-cell office:value-type="float" office:value="924288766" calcext:value-type="float">
            <text:p>924288766</text:p>
          </table:table-cell>
          <table:table-cell office:value-type="float" office:value="927988706" calcext:value-type="float">
            <text:p>92798870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378]-[.C378]" office:value-type="float" office:value="3699900" calcext:value-type="float">
            <text:p>3699900</text:p>
          </table:table-cell>
          <table:table-cell table:formula="of:=[.E378]-[.C378]" office:value-type="float" office:value="7399840" calcext:value-type="float">
            <text:p>7399840</text:p>
          </table:table-cell>
          <table:table-cell table:formula="of:=[.G378]-[.F378]" office:value-type="float" office:value="-0.0299999999999994" calcext:value-type="float">
            <text:p>-0.03</text:p>
          </table:table-cell>
          <table:table-cell table:formula="of:=[.H378]-[.G37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854_0040C5.log</text:p>
          </table:table-cell>
          <table:table-cell office:value-type="string" calcext:value-type="string">
            <text:p>0040C5</text:p>
          </table:table-cell>
          <table:table-cell office:value-type="float" office:value="920589582" calcext:value-type="float">
            <text:p>920589582</text:p>
          </table:table-cell>
          <table:table-cell office:value-type="float" office:value="924289503" calcext:value-type="float">
            <text:p>924289503</text:p>
          </table:table-cell>
          <table:table-cell office:value-type="float" office:value="927989464" calcext:value-type="float">
            <text:p>927989464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table:formula="of:=[.D379]-[.C379]" office:value-type="float" office:value="3699921" calcext:value-type="float">
            <text:p>3699921</text:p>
          </table:table-cell>
          <table:table-cell table:formula="of:=[.E379]-[.C379]" office:value-type="float" office:value="7399882" calcext:value-type="float">
            <text:p>7399882</text:p>
          </table:table-cell>
          <table:table-cell table:formula="of:=[.G379]-[.F379]" office:value-type="float" office:value="-0.0500000000000007" calcext:value-type="float">
            <text:p>-0.05</text:p>
          </table:table-cell>
          <table:table-cell table:formula="of:=[.H379]-[.G37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43_0041B8.log</text:p>
          </table:table-cell>
          <table:table-cell office:value-type="string" calcext:value-type="string">
            <text:p>0041B8</text:p>
          </table:table-cell>
          <table:table-cell office:value-type="float" office:value="920590989" calcext:value-type="float">
            <text:p>920590989</text:p>
          </table:table-cell>
          <table:table-cell office:value-type="float" office:value="924290914" calcext:value-type="float">
            <text:p>924290914</text:p>
          </table:table-cell>
          <table:table-cell office:value-type="float" office:value="927990887" calcext:value-type="float">
            <text:p>927990887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380]-[.C380]" office:value-type="float" office:value="3699925" calcext:value-type="float">
            <text:p>3699925</text:p>
          </table:table-cell>
          <table:table-cell table:formula="of:=[.E380]-[.C380]" office:value-type="float" office:value="7399898" calcext:value-type="float">
            <text:p>7399898</text:p>
          </table:table-cell>
          <table:table-cell table:formula="of:=[.G380]-[.F380]" office:value-type="float" office:value="-0.0499999999999989" calcext:value-type="float">
            <text:p>-0.05</text:p>
          </table:table-cell>
          <table:table-cell table:formula="of:=[.H380]-[.G38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33_00424C.log</text:p>
          </table:table-cell>
          <table:table-cell office:value-type="string" calcext:value-type="string">
            <text:p>00424C</text:p>
          </table:table-cell>
          <table:table-cell office:value-type="float" office:value="920591874" calcext:value-type="float">
            <text:p>920591874</text:p>
          </table:table-cell>
          <table:table-cell office:value-type="float" office:value="924291812" calcext:value-type="float">
            <text:p>924291812</text:p>
          </table:table-cell>
          <table:table-cell office:value-type="float" office:value="927991798" calcext:value-type="float">
            <text:p>92799179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381]-[.C381]" office:value-type="float" office:value="3699938" calcext:value-type="float">
            <text:p>3699938</text:p>
          </table:table-cell>
          <table:table-cell table:formula="of:=[.E381]-[.C381]" office:value-type="float" office:value="7399924" calcext:value-type="float">
            <text:p>7399924</text:p>
          </table:table-cell>
          <table:table-cell table:formula="of:=[.G381]-[.F381]" office:value-type="float" office:value="-0.0299999999999994" calcext:value-type="float">
            <text:p>-0.03</text:p>
          </table:table-cell>
          <table:table-cell table:formula="of:=[.H381]-[.G38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21_00432F.log</text:p>
          </table:table-cell>
          <table:table-cell office:value-type="string" calcext:value-type="string">
            <text:p>00432F</text:p>
          </table:table-cell>
          <table:table-cell office:value-type="float" office:value="920589770" calcext:value-type="float">
            <text:p>920589770</text:p>
          </table:table-cell>
          <table:table-cell office:value-type="float" office:value="924289719" calcext:value-type="float">
            <text:p>924289719</text:p>
          </table:table-cell>
          <table:table-cell office:value-type="float" office:value="927989686" calcext:value-type="float">
            <text:p>92798968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382]-[.C382]" office:value-type="float" office:value="3699949" calcext:value-type="float">
            <text:p>3699949</text:p>
          </table:table-cell>
          <table:table-cell table:formula="of:=[.E382]-[.C382]" office:value-type="float" office:value="7399916" calcext:value-type="float">
            <text:p>7399916</text:p>
          </table:table-cell>
          <table:table-cell table:formula="of:=[.G382]-[.F382]" office:value-type="float" office:value="-0.0199999999999996" calcext:value-type="float">
            <text:p>-0.02</text:p>
          </table:table-cell>
          <table:table-cell table:formula="of:=[.H382]-[.G38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9_004411.log</text:p>
          </table:table-cell>
          <table:table-cell office:value-type="float" office:value="4411" calcext:value-type="float">
            <text:p>4411</text:p>
          </table:table-cell>
          <table:table-cell office:value-type="float" office:value="920592370" calcext:value-type="float">
            <text:p>920592370</text:p>
          </table:table-cell>
          <table:table-cell office:value-type="float" office:value="924292300" calcext:value-type="float">
            <text:p>924292300</text:p>
          </table:table-cell>
          <table:table-cell office:value-type="float" office:value="927992275" calcext:value-type="float">
            <text:p>927992275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table:formula="of:=[.D383]-[.C383]" office:value-type="float" office:value="3699930" calcext:value-type="float">
            <text:p>3699930</text:p>
          </table:table-cell>
          <table:table-cell table:formula="of:=[.E383]-[.C383]" office:value-type="float" office:value="7399905" calcext:value-type="float">
            <text:p>7399905</text:p>
          </table:table-cell>
          <table:table-cell table:formula="of:=[.G383]-[.F383]" office:value-type="float" office:value="-0.0400000000000009" calcext:value-type="float">
            <text:p>-0.04</text:p>
          </table:table-cell>
          <table:table-cell table:formula="of:=[.H383]-[.G38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51_004140.log</text:p>
          </table:table-cell>
          <table:table-cell office:value-type="float" office:value="4140" calcext:value-type="float">
            <text:p>4140</text:p>
          </table:table-cell>
          <table:table-cell office:value-type="float" office:value="920590951" calcext:value-type="float">
            <text:p>920590951</text:p>
          </table:table-cell>
          <table:table-cell office:value-type="float" office:value="924290885" calcext:value-type="float">
            <text:p>924290885</text:p>
          </table:table-cell>
          <table:table-cell office:value-type="float" office:value="927990842" calcext:value-type="float">
            <text:p>927990842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384]-[.C384]" office:value-type="float" office:value="3699934" calcext:value-type="float">
            <text:p>3699934</text:p>
          </table:table-cell>
          <table:table-cell table:formula="of:=[.E384]-[.C384]" office:value-type="float" office:value="7399891" calcext:value-type="float">
            <text:p>7399891</text:p>
          </table:table-cell>
          <table:table-cell table:formula="of:=[.G384]-[.F384]" office:value-type="float" office:value="-0.0600000000000005" calcext:value-type="float">
            <text:p>-0.06</text:p>
          </table:table-cell>
          <table:table-cell table:formula="of:=[.H384]-[.G38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44_00418C.log</text:p>
          </table:table-cell>
          <table:table-cell office:value-type="string" calcext:value-type="string">
            <text:p>00418C</text:p>
          </table:table-cell>
          <table:table-cell office:value-type="float" office:value="920588835" calcext:value-type="float">
            <text:p>920588835</text:p>
          </table:table-cell>
          <table:table-cell office:value-type="float" office:value="924288746" calcext:value-type="float">
            <text:p>924288746</text:p>
          </table:table-cell>
          <table:table-cell office:value-type="float" office:value="927988699" calcext:value-type="float">
            <text:p>927988699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385]-[.C385]" office:value-type="float" office:value="3699911" calcext:value-type="float">
            <text:p>3699911</text:p>
          </table:table-cell>
          <table:table-cell table:formula="of:=[.E385]-[.C385]" office:value-type="float" office:value="7399864" calcext:value-type="float">
            <text:p>7399864</text:p>
          </table:table-cell>
          <table:table-cell table:formula="of:=[.G385]-[.F385]" office:value-type="float" office:value="-0.0600000000000005" calcext:value-type="float">
            <text:p>-0.06</text:p>
          </table:table-cell>
          <table:table-cell table:formula="of:=[.H385]-[.G38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18_0040E2.log</text:p>
          </table:table-cell>
          <table:table-cell office:value-type="float" office:value="4000" calcext:value-type="float">
            <text:p>4000</text:p>
          </table:table-cell>
          <table:table-cell office:value-type="float" office:value="920590155" calcext:value-type="float">
            <text:p>920590155</text:p>
          </table:table-cell>
          <table:table-cell office:value-type="float" office:value="924290078" calcext:value-type="float">
            <text:p>924290078</text:p>
          </table:table-cell>
          <table:table-cell office:value-type="float" office:value="927990036" calcext:value-type="float">
            <text:p>92799003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386]-[.C386]" office:value-type="float" office:value="3699923" calcext:value-type="float">
            <text:p>3699923</text:p>
          </table:table-cell>
          <table:table-cell table:formula="of:=[.E386]-[.C386]" office:value-type="float" office:value="7399881" calcext:value-type="float">
            <text:p>7399881</text:p>
          </table:table-cell>
          <table:table-cell table:formula="of:=[.G386]-[.F386]" office:value-type="float" office:value="-0.0300000000000011" calcext:value-type="float">
            <text:p>-0.03</text:p>
          </table:table-cell>
          <table:table-cell table:formula="of:=[.H386]-[.G38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9_004210.log</text:p>
          </table:table-cell>
          <table:table-cell office:value-type="float" office:value="4210" calcext:value-type="float">
            <text:p>4210</text:p>
          </table:table-cell>
          <table:table-cell office:value-type="float" office:value="920593241" calcext:value-type="float">
            <text:p>920593241</text:p>
          </table:table-cell>
          <table:table-cell office:value-type="float" office:value="924293165" calcext:value-type="float">
            <text:p>924293165</text:p>
          </table:table-cell>
          <table:table-cell office:value-type="float" office:value="927993139" calcext:value-type="float">
            <text:p>927993139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5" calcext:value-type="float">
            <text:p>12.25</text:p>
          </table:table-cell>
          <table:table-cell office:value-type="float" office:value="12.22" calcext:value-type="float">
            <text:p>12.22</text:p>
          </table:table-cell>
          <table:table-cell table:formula="of:=[.D387]-[.C387]" office:value-type="float" office:value="3699924" calcext:value-type="float">
            <text:p>3699924</text:p>
          </table:table-cell>
          <table:table-cell table:formula="of:=[.E387]-[.C387]" office:value-type="float" office:value="7399898" calcext:value-type="float">
            <text:p>7399898</text:p>
          </table:table-cell>
          <table:table-cell table:formula="of:=[.G387]-[.F387]" office:value-type="float" office:value="-0.0299999999999994" calcext:value-type="float">
            <text:p>-0.03</text:p>
          </table:table-cell>
          <table:table-cell table:formula="of:=[.H387]-[.G38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10_004207.log</text:p>
          </table:table-cell>
          <table:table-cell office:value-type="float" office:value="4207" calcext:value-type="float">
            <text:p>4207</text:p>
          </table:table-cell>
          <table:table-cell office:value-type="float" office:value="920589633" calcext:value-type="float">
            <text:p>920589633</text:p>
          </table:table-cell>
          <table:table-cell office:value-type="float" office:value="924289561" calcext:value-type="float">
            <text:p>924289561</text:p>
          </table:table-cell>
          <table:table-cell office:value-type="float" office:value="927989536" calcext:value-type="float">
            <text:p>92798953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388]-[.C388]" office:value-type="float" office:value="3699928" calcext:value-type="float">
            <text:p>3699928</text:p>
          </table:table-cell>
          <table:table-cell table:formula="of:=[.E388]-[.C388]" office:value-type="float" office:value="7399903" calcext:value-type="float">
            <text:p>7399903</text:p>
          </table:table-cell>
          <table:table-cell table:formula="of:=[.G388]-[.F388]" office:value-type="float" office:value="-0.0500000000000007" calcext:value-type="float">
            <text:p>-0.05</text:p>
          </table:table-cell>
          <table:table-cell table:formula="of:=[.H388]-[.G38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258_004268.log</text:p>
          </table:table-cell>
          <table:table-cell office:value-type="float" office:value="4268" calcext:value-type="float">
            <text:p>4268</text:p>
          </table:table-cell>
          <table:table-cell office:value-type="float" office:value="920590745" calcext:value-type="float">
            <text:p>920590745</text:p>
          </table:table-cell>
          <table:table-cell office:value-type="float" office:value="924290677" calcext:value-type="float">
            <text:p>924290677</text:p>
          </table:table-cell>
          <table:table-cell office:value-type="float" office:value="927990604" calcext:value-type="float">
            <text:p>92799060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389]-[.C389]" office:value-type="float" office:value="3699932" calcext:value-type="float">
            <text:p>3699932</text:p>
          </table:table-cell>
          <table:table-cell table:formula="of:=[.E389]-[.C389]" office:value-type="float" office:value="7399859" calcext:value-type="float">
            <text:p>7399859</text:p>
          </table:table-cell>
          <table:table-cell table:formula="of:=[.G389]-[.F389]" office:value-type="float" office:value="-0.0499999999999989" calcext:value-type="float">
            <text:p>-0.05</text:p>
          </table:table-cell>
          <table:table-cell table:formula="of:=[.H389]-[.G38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19_00413B.log</text:p>
          </table:table-cell>
          <table:table-cell office:value-type="string" calcext:value-type="string">
            <text:p>00413B</text:p>
          </table:table-cell>
          <table:table-cell office:value-type="float" office:value="920592816" calcext:value-type="float">
            <text:p>920592816</text:p>
          </table:table-cell>
          <table:table-cell office:value-type="float" office:value="924292814" calcext:value-type="float">
            <text:p>924292814</text:p>
          </table:table-cell>
          <table:table-cell office:value-type="float" office:value="927992822" calcext:value-type="float">
            <text:p>927992822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390]-[.C390]" office:value-type="float" office:value="3699998" calcext:value-type="float">
            <text:p>3699998</text:p>
          </table:table-cell>
          <table:table-cell table:formula="of:=[.E390]-[.C390]" office:value-type="float" office:value="7400006" calcext:value-type="float">
            <text:p>7400006</text:p>
          </table:table-cell>
          <table:table-cell table:formula="of:=[.G390]-[.F390]" office:value-type="float" office:value="-0.0599999999999987" calcext:value-type="float">
            <text:p>-0.06</text:p>
          </table:table-cell>
          <table:table-cell table:formula="of:=[.H390]-[.G39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44_004403.log</text:p>
          </table:table-cell>
          <table:table-cell office:value-type="float" office:value="4403" calcext:value-type="float">
            <text:p>4403</text:p>
          </table:table-cell>
          <table:table-cell office:value-type="float" office:value="920593759" calcext:value-type="float">
            <text:p>920593759</text:p>
          </table:table-cell>
          <table:table-cell office:value-type="float" office:value="924293696" calcext:value-type="float">
            <text:p>924293696</text:p>
          </table:table-cell>
          <table:table-cell office:value-type="float" office:value="927993667" calcext:value-type="float">
            <text:p>92799366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391]-[.C391]" office:value-type="float" office:value="3699937" calcext:value-type="float">
            <text:p>3699937</text:p>
          </table:table-cell>
          <table:table-cell table:formula="of:=[.E391]-[.C391]" office:value-type="float" office:value="7399908" calcext:value-type="float">
            <text:p>7399908</text:p>
          </table:table-cell>
          <table:table-cell table:formula="of:=[.G391]-[.F391]" office:value-type="float" office:value="-0.0399999999999991" calcext:value-type="float">
            <text:p>-0.04</text:p>
          </table:table-cell>
          <table:table-cell table:formula="of:=[.H391]-[.G39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55_004352.log</text:p>
          </table:table-cell>
          <table:table-cell office:value-type="float" office:value="4352" calcext:value-type="float">
            <text:p>4352</text:p>
          </table:table-cell>
          <table:table-cell office:value-type="float" office:value="920588664" calcext:value-type="float">
            <text:p>920588664</text:p>
          </table:table-cell>
          <table:table-cell office:value-type="float" office:value="924288583" calcext:value-type="float">
            <text:p>924288583</text:p>
          </table:table-cell>
          <table:table-cell office:value-type="float" office:value="927988525" calcext:value-type="float">
            <text:p>927988525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6" calcext:value-type="float">
            <text:p>11.76</text:p>
          </table:table-cell>
          <table:table-cell table:formula="of:=[.D392]-[.C392]" office:value-type="float" office:value="3699919" calcext:value-type="float">
            <text:p>3699919</text:p>
          </table:table-cell>
          <table:table-cell table:formula="of:=[.E392]-[.C392]" office:value-type="float" office:value="7399861" calcext:value-type="float">
            <text:p>7399861</text:p>
          </table:table-cell>
          <table:table-cell table:formula="of:=[.G392]-[.F392]" office:value-type="float" office:value="-0.0600000000000005" calcext:value-type="float">
            <text:p>-0.06</text:p>
          </table:table-cell>
          <table:table-cell table:formula="of:=[.H392]-[.G392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59_004226.log</text:p>
          </table:table-cell>
          <table:table-cell office:value-type="float" office:value="4226" calcext:value-type="float">
            <text:p>4226</text:p>
          </table:table-cell>
          <table:table-cell office:value-type="float" office:value="920594735" calcext:value-type="float">
            <text:p>920594735</text:p>
          </table:table-cell>
          <table:table-cell office:value-type="float" office:value="924294672" calcext:value-type="float">
            <text:p>924294672</text:p>
          </table:table-cell>
          <table:table-cell office:value-type="float" office:value="927994657" calcext:value-type="float">
            <text:p>92799465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393]-[.C393]" office:value-type="float" office:value="3699937" calcext:value-type="float">
            <text:p>3699937</text:p>
          </table:table-cell>
          <table:table-cell table:formula="of:=[.E393]-[.C393]" office:value-type="float" office:value="7399922" calcext:value-type="float">
            <text:p>7399922</text:p>
          </table:table-cell>
          <table:table-cell table:formula="of:=[.G393]-[.F393]" office:value-type="float" office:value="-0.0500000000000007" calcext:value-type="float">
            <text:p>-0.05</text:p>
          </table:table-cell>
          <table:table-cell table:formula="of:=[.H393]-[.G39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7_0042D8.log</text:p>
          </table:table-cell>
          <table:table-cell office:value-type="string" calcext:value-type="string">
            <text:p>0042D8</text:p>
          </table:table-cell>
          <table:table-cell office:value-type="float" office:value="920592795" calcext:value-type="float">
            <text:p>920592795</text:p>
          </table:table-cell>
          <table:table-cell office:value-type="float" office:value="924292729" calcext:value-type="float">
            <text:p>924292729</text:p>
          </table:table-cell>
          <table:table-cell office:value-type="float" office:value="927992713" calcext:value-type="float">
            <text:p>927992713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4" calcext:value-type="float">
            <text:p>11.94</text:p>
          </table:table-cell>
          <table:table-cell table:formula="of:=[.D394]-[.C394]" office:value-type="float" office:value="3699934" calcext:value-type="float">
            <text:p>3699934</text:p>
          </table:table-cell>
          <table:table-cell table:formula="of:=[.E394]-[.C394]" office:value-type="float" office:value="7399918" calcext:value-type="float">
            <text:p>7399918</text:p>
          </table:table-cell>
          <table:table-cell table:formula="of:=[.G394]-[.F394]" office:value-type="float" office:value="-0.0399999999999991" calcext:value-type="float">
            <text:p>-0.04</text:p>
          </table:table-cell>
          <table:table-cell table:formula="of:=[.H394]-[.G394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35_0043C0.log</text:p>
          </table:table-cell>
          <table:table-cell office:value-type="string" calcext:value-type="string">
            <text:p>0043C0</text:p>
          </table:table-cell>
          <table:table-cell office:value-type="float" office:value="920591821" calcext:value-type="float">
            <text:p>920591821</text:p>
          </table:table-cell>
          <table:table-cell office:value-type="float" office:value="924291757" calcext:value-type="float">
            <text:p>924291757</text:p>
          </table:table-cell>
          <table:table-cell office:value-type="float" office:value="927991716" calcext:value-type="float">
            <text:p>927991716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395]-[.C395]" office:value-type="float" office:value="3699936" calcext:value-type="float">
            <text:p>3699936</text:p>
          </table:table-cell>
          <table:table-cell table:formula="of:=[.E395]-[.C395]" office:value-type="float" office:value="7399895" calcext:value-type="float">
            <text:p>7399895</text:p>
          </table:table-cell>
          <table:table-cell table:formula="of:=[.G395]-[.F395]" office:value-type="float" office:value="-0.0399999999999991" calcext:value-type="float">
            <text:p>-0.04</text:p>
          </table:table-cell>
          <table:table-cell table:formula="of:=[.H395]-[.G39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857_004438.log</text:p>
          </table:table-cell>
          <table:table-cell office:value-type="float" office:value="4438" calcext:value-type="float">
            <text:p>4438</text:p>
          </table:table-cell>
          <table:table-cell office:value-type="float" office:value="920592590" calcext:value-type="float">
            <text:p>920592590</text:p>
          </table:table-cell>
          <table:table-cell office:value-type="float" office:value="924292504" calcext:value-type="float">
            <text:p>924292504</text:p>
          </table:table-cell>
          <table:table-cell office:value-type="float" office:value="927992462" calcext:value-type="float">
            <text:p>927992462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table:formula="of:=[.D396]-[.C396]" office:value-type="float" office:value="3699914" calcext:value-type="float">
            <text:p>3699914</text:p>
          </table:table-cell>
          <table:table-cell table:formula="of:=[.E396]-[.C396]" office:value-type="float" office:value="7399872" calcext:value-type="float">
            <text:p>7399872</text:p>
          </table:table-cell>
          <table:table-cell table:formula="of:=[.G396]-[.F396]" office:value-type="float" office:value="-0.0500000000000007" calcext:value-type="float">
            <text:p>-0.05</text:p>
          </table:table-cell>
          <table:table-cell table:formula="of:=[.H396]-[.G396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24_004209.log</text:p>
          </table:table-cell>
          <table:table-cell office:value-type="float" office:value="4209" calcext:value-type="float">
            <text:p>4209</text:p>
          </table:table-cell>
          <table:table-cell office:value-type="float" office:value="920588692" calcext:value-type="float">
            <text:p>920588692</text:p>
          </table:table-cell>
          <table:table-cell office:value-type="float" office:value="924288595" calcext:value-type="float">
            <text:p>924288595</text:p>
          </table:table-cell>
          <table:table-cell office:value-type="float" office:value="927988543" calcext:value-type="float">
            <text:p>927988543</text:p>
          </table:table-cell>
          <table:table-cell office:value-type="float" office:value="11.69" calcext:value-type="float">
            <text:p>11.69</text:p>
          </table:table-cell>
          <table:table-cell table:number-columns-repeated="2" office:value-type="float" office:value="11.64" calcext:value-type="float">
            <text:p>11.64</text:p>
          </table:table-cell>
          <table:table-cell table:formula="of:=[.D397]-[.C397]" office:value-type="float" office:value="3699903" calcext:value-type="float">
            <text:p>3699903</text:p>
          </table:table-cell>
          <table:table-cell table:formula="of:=[.E397]-[.C397]" office:value-type="float" office:value="7399851" calcext:value-type="float">
            <text:p>7399851</text:p>
          </table:table-cell>
          <table:table-cell table:formula="of:=[.G397]-[.F397]" office:value-type="float" office:value="-0.0499999999999989" calcext:value-type="float">
            <text:p>-0.05</text:p>
          </table:table-cell>
          <table:table-cell table:formula="of:=[.H397]-[.G39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38_0042D3.log</text:p>
          </table:table-cell>
          <table:table-cell office:value-type="string" calcext:value-type="string">
            <text:p>0042D3</text:p>
          </table:table-cell>
          <table:table-cell office:value-type="float" office:value="920591141" calcext:value-type="float">
            <text:p>920591141</text:p>
          </table:table-cell>
          <table:table-cell office:value-type="float" office:value="924291081" calcext:value-type="float">
            <text:p>924291081</text:p>
          </table:table-cell>
          <table:table-cell office:value-type="float" office:value="927991056" calcext:value-type="float">
            <text:p>92799105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table:formula="of:=[.D398]-[.C398]" office:value-type="float" office:value="3699940" calcext:value-type="float">
            <text:p>3699940</text:p>
          </table:table-cell>
          <table:table-cell table:formula="of:=[.E398]-[.C398]" office:value-type="float" office:value="7399915" calcext:value-type="float">
            <text:p>7399915</text:p>
          </table:table-cell>
          <table:table-cell table:formula="of:=[.G398]-[.F398]" office:value-type="float" office:value="-0.0400000000000009" calcext:value-type="float">
            <text:p>-0.04</text:p>
          </table:table-cell>
          <table:table-cell table:formula="of:=[.H398]-[.G39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53_0042E0.log</text:p>
          </table:table-cell>
          <table:table-cell office:value-type="float" office:value="42" calcext:value-type="float">
            <text:p>42</text:p>
          </table:table-cell>
          <table:table-cell office:value-type="float" office:value="920594263" calcext:value-type="float">
            <text:p>920594263</text:p>
          </table:table-cell>
          <table:table-cell office:value-type="float" office:value="924294216" calcext:value-type="float">
            <text:p>924294216</text:p>
          </table:table-cell>
          <table:table-cell office:value-type="float" office:value="927994199" calcext:value-type="float">
            <text:p>92799419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5" calcext:value-type="float">
            <text:p>11.75</text:p>
          </table:table-cell>
          <table:table-cell table:formula="of:=[.D399]-[.C399]" office:value-type="float" office:value="3699953" calcext:value-type="float">
            <text:p>3699953</text:p>
          </table:table-cell>
          <table:table-cell table:formula="of:=[.E399]-[.C399]" office:value-type="float" office:value="7399936" calcext:value-type="float">
            <text:p>7399936</text:p>
          </table:table-cell>
          <table:table-cell table:formula="of:=[.G399]-[.F399]" office:value-type="float" office:value="-0.0500000000000007" calcext:value-type="float">
            <text:p>-0.05</text:p>
          </table:table-cell>
          <table:table-cell table:formula="of:=[.H399]-[.G399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50_00438D.log</text:p>
          </table:table-cell>
          <table:table-cell office:value-type="string" calcext:value-type="string">
            <text:p>00438D</text:p>
          </table:table-cell>
          <table:table-cell office:value-type="float" office:value="920593314" calcext:value-type="float">
            <text:p>920593314</text:p>
          </table:table-cell>
          <table:table-cell office:value-type="float" office:value="924293200" calcext:value-type="float">
            <text:p>924293200</text:p>
          </table:table-cell>
          <table:table-cell office:value-type="float" office:value="927993141" calcext:value-type="float">
            <text:p>92799314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400]-[.C400]" office:value-type="float" office:value="3699886" calcext:value-type="float">
            <text:p>3699886</text:p>
          </table:table-cell>
          <table:table-cell table:formula="of:=[.E400]-[.C400]" office:value-type="float" office:value="7399827" calcext:value-type="float">
            <text:p>7399827</text:p>
          </table:table-cell>
          <table:table-cell table:formula="of:=[.G400]-[.F400]" office:value-type="float" office:value="-0.0299999999999994" calcext:value-type="float">
            <text:p>-0.03</text:p>
          </table:table-cell>
          <table:table-cell table:formula="of:=[.H400]-[.G400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63_004285.log</text:p>
          </table:table-cell>
          <table:table-cell office:value-type="float" office:value="4285" calcext:value-type="float">
            <text:p>4285</text:p>
          </table:table-cell>
          <table:table-cell office:value-type="float" office:value="920589358" calcext:value-type="float">
            <text:p>920589358</text:p>
          </table:table-cell>
          <table:table-cell office:value-type="float" office:value="924289267" calcext:value-type="float">
            <text:p>924289267</text:p>
          </table:table-cell>
          <table:table-cell office:value-type="float" office:value="927989225" calcext:value-type="float">
            <text:p>92798922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401]-[.C401]" office:value-type="float" office:value="3699909" calcext:value-type="float">
            <text:p>3699909</text:p>
          </table:table-cell>
          <table:table-cell table:formula="of:=[.E401]-[.C401]" office:value-type="float" office:value="7399867" calcext:value-type="float">
            <text:p>7399867</text:p>
          </table:table-cell>
          <table:table-cell table:formula="of:=[.G401]-[.F401]" office:value-type="float" office:value="-0.0500000000000007" calcext:value-type="float">
            <text:p>-0.05</text:p>
          </table:table-cell>
          <table:table-cell table:formula="of:=[.H401]-[.G40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14_00443B.log</text:p>
          </table:table-cell>
          <table:table-cell office:value-type="string" calcext:value-type="string">
            <text:p>00443B</text:p>
          </table:table-cell>
          <table:table-cell office:value-type="float" office:value="920591269" calcext:value-type="float">
            <text:p>920591269</text:p>
          </table:table-cell>
          <table:table-cell office:value-type="float" office:value="924291196" calcext:value-type="float">
            <text:p>924291196</text:p>
          </table:table-cell>
          <table:table-cell office:value-type="float" office:value="927991160" calcext:value-type="float">
            <text:p>927991160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402]-[.C402]" office:value-type="float" office:value="3699927" calcext:value-type="float">
            <text:p>3699927</text:p>
          </table:table-cell>
          <table:table-cell table:formula="of:=[.E402]-[.C402]" office:value-type="float" office:value="7399891" calcext:value-type="float">
            <text:p>7399891</text:p>
          </table:table-cell>
          <table:table-cell table:formula="of:=[.G402]-[.F402]" office:value-type="float" office:value="-0.0500000000000007" calcext:value-type="float">
            <text:p>-0.05</text:p>
          </table:table-cell>
          <table:table-cell table:formula="of:=[.H402]-[.G40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49_004375.log</text:p>
          </table:table-cell>
          <table:table-cell office:value-type="float" office:value="4375" calcext:value-type="float">
            <text:p>4375</text:p>
          </table:table-cell>
          <table:table-cell office:value-type="float" office:value="920595794" calcext:value-type="float">
            <text:p>920595794</text:p>
          </table:table-cell>
          <table:table-cell office:value-type="float" office:value="924295768" calcext:value-type="float">
            <text:p>924295768</text:p>
          </table:table-cell>
          <table:table-cell office:value-type="float" office:value="927995777" calcext:value-type="float">
            <text:p>927995777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1" calcext:value-type="float">
            <text:p>12.11</text:p>
          </table:table-cell>
          <table:table-cell table:formula="of:=[.D403]-[.C403]" office:value-type="float" office:value="3699974" calcext:value-type="float">
            <text:p>3699974</text:p>
          </table:table-cell>
          <table:table-cell table:formula="of:=[.E403]-[.C403]" office:value-type="float" office:value="7399983" calcext:value-type="float">
            <text:p>7399983</text:p>
          </table:table-cell>
          <table:table-cell table:formula="of:=[.G403]-[.F403]" office:value-type="float" office:value="-0.0299999999999994" calcext:value-type="float">
            <text:p>-0.03</text:p>
          </table:table-cell>
          <table:table-cell table:formula="of:=[.H403]-[.G403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53_0041FD.log</text:p>
          </table:table-cell>
          <table:table-cell office:value-type="string" calcext:value-type="string">
            <text:p>0041FD</text:p>
          </table:table-cell>
          <table:table-cell office:value-type="float" office:value="920588594" calcext:value-type="float">
            <text:p>920588594</text:p>
          </table:table-cell>
          <table:table-cell office:value-type="float" office:value="924288503" calcext:value-type="float">
            <text:p>924288503</text:p>
          </table:table-cell>
          <table:table-cell office:value-type="float" office:value="927988450" calcext:value-type="float">
            <text:p>927988450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table:formula="of:=[.D404]-[.C404]" office:value-type="float" office:value="3699909" calcext:value-type="float">
            <text:p>3699909</text:p>
          </table:table-cell>
          <table:table-cell table:formula="of:=[.E404]-[.C404]" office:value-type="float" office:value="7399856" calcext:value-type="float">
            <text:p>7399856</text:p>
          </table:table-cell>
          <table:table-cell table:formula="of:=[.G404]-[.F404]" office:value-type="float" office:value="-0.0499999999999989" calcext:value-type="float">
            <text:p>-0.05</text:p>
          </table:table-cell>
          <table:table-cell table:formula="of:=[.H404]-[.G40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54_0043F1.log</text:p>
          </table:table-cell>
          <table:table-cell office:value-type="string" calcext:value-type="string">
            <text:p>0043F1</text:p>
          </table:table-cell>
          <table:table-cell office:value-type="float" office:value="920591189" calcext:value-type="float">
            <text:p>920591189</text:p>
          </table:table-cell>
          <table:table-cell office:value-type="float" office:value="924291125" calcext:value-type="float">
            <text:p>924291125</text:p>
          </table:table-cell>
          <table:table-cell office:value-type="float" office:value="927991096" calcext:value-type="float">
            <text:p>92799109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405]-[.C405]" office:value-type="float" office:value="3699936" calcext:value-type="float">
            <text:p>3699936</text:p>
          </table:table-cell>
          <table:table-cell table:formula="of:=[.E405]-[.C405]" office:value-type="float" office:value="7399907" calcext:value-type="float">
            <text:p>7399907</text:p>
          </table:table-cell>
          <table:table-cell table:formula="of:=[.G405]-[.F405]" office:value-type="float" office:value="-0.0499999999999989" calcext:value-type="float">
            <text:p>-0.05</text:p>
          </table:table-cell>
          <table:table-cell table:formula="of:=[.H405]-[.G40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442_00412E.log</text:p>
          </table:table-cell>
          <table:table-cell office:value-type="string" calcext:value-type="string">
            <text:p>00412E</text:p>
          </table:table-cell>
          <table:table-cell office:value-type="float" office:value="920594548" calcext:value-type="float">
            <text:p>920594548</text:p>
          </table:table-cell>
          <table:table-cell office:value-type="float" office:value="924294470" calcext:value-type="float">
            <text:p>924294470</text:p>
          </table:table-cell>
          <table:table-cell office:value-type="float" office:value="927994418" calcext:value-type="float">
            <text:p>927994418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8" calcext:value-type="float">
            <text:p>11.78</text:p>
          </table:table-cell>
          <table:table-cell table:formula="of:=[.D406]-[.C406]" office:value-type="float" office:value="3699922" calcext:value-type="float">
            <text:p>3699922</text:p>
          </table:table-cell>
          <table:table-cell table:formula="of:=[.E406]-[.C406]" office:value-type="float" office:value="7399870" calcext:value-type="float">
            <text:p>7399870</text:p>
          </table:table-cell>
          <table:table-cell table:formula="of:=[.G406]-[.F406]" office:value-type="float" office:value="-0.0599999999999987" calcext:value-type="float">
            <text:p>-0.06</text:p>
          </table:table-cell>
          <table:table-cell table:formula="of:=[.H406]-[.G40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26_0042C8.log</text:p>
          </table:table-cell>
          <table:table-cell office:value-type="string" calcext:value-type="string">
            <text:p>0042C8</text:p>
          </table:table-cell>
          <table:table-cell office:value-type="float" office:value="920593573" calcext:value-type="float">
            <text:p>920593573</text:p>
          </table:table-cell>
          <table:table-cell office:value-type="float" office:value="924293545" calcext:value-type="float">
            <text:p>924293545</text:p>
          </table:table-cell>
          <table:table-cell office:value-type="float" office:value="927993564" calcext:value-type="float">
            <text:p>92799356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407]-[.C407]" office:value-type="float" office:value="3699972" calcext:value-type="float">
            <text:p>3699972</text:p>
          </table:table-cell>
          <table:table-cell table:formula="of:=[.E407]-[.C407]" office:value-type="float" office:value="7399991" calcext:value-type="float">
            <text:p>7399991</text:p>
          </table:table-cell>
          <table:table-cell table:formula="of:=[.G407]-[.F407]" office:value-type="float" office:value="-0.0300000000000011" calcext:value-type="float">
            <text:p>-0.03</text:p>
          </table:table-cell>
          <table:table-cell table:formula="of:=[.H407]-[.G40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18_0041FF.log</text:p>
          </table:table-cell>
          <table:table-cell office:value-type="string" calcext:value-type="string">
            <text:p>0041FF</text:p>
          </table:table-cell>
          <table:table-cell office:value-type="float" office:value="920593227" calcext:value-type="float">
            <text:p>920593227</text:p>
          </table:table-cell>
          <table:table-cell office:value-type="float" office:value="924293144" calcext:value-type="float">
            <text:p>924293144</text:p>
          </table:table-cell>
          <table:table-cell office:value-type="float" office:value="927993118" calcext:value-type="float">
            <text:p>92799311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4" calcext:value-type="float">
            <text:p>11.74</text:p>
          </table:table-cell>
          <table:table-cell table:formula="of:=[.D408]-[.C408]" office:value-type="float" office:value="3699917" calcext:value-type="float">
            <text:p>3699917</text:p>
          </table:table-cell>
          <table:table-cell table:formula="of:=[.E408]-[.C408]" office:value-type="float" office:value="7399891" calcext:value-type="float">
            <text:p>7399891</text:p>
          </table:table-cell>
          <table:table-cell table:formula="of:=[.G408]-[.F408]" office:value-type="float" office:value="-0.0399999999999991" calcext:value-type="float">
            <text:p>-0.04</text:p>
          </table:table-cell>
          <table:table-cell table:formula="of:=[.H408]-[.G408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825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718" calcext:value-type="float">
            <text:p>920591718</text:p>
          </table:table-cell>
          <table:table-cell office:value-type="float" office:value="924291631" calcext:value-type="float">
            <text:p>924291631</text:p>
          </table:table-cell>
          <table:table-cell office:value-type="float" office:value="927991559" calcext:value-type="float">
            <text:p>927991559</text:p>
          </table:table-cell>
          <table:table-cell office:value-type="float" office:value="11.37" calcext:value-type="float">
            <text:p>11.37</text:p>
          </table:table-cell>
          <table:table-cell office:value-type="float" office:value="11.31" calcext:value-type="float">
            <text:p>11.31</text:p>
          </table:table-cell>
          <table:table-cell office:value-type="float" office:value="11.27" calcext:value-type="float">
            <text:p>11.27</text:p>
          </table:table-cell>
          <table:table-cell table:formula="of:=[.D409]-[.C409]" office:value-type="float" office:value="3699913" calcext:value-type="float">
            <text:p>3699913</text:p>
          </table:table-cell>
          <table:table-cell table:formula="of:=[.E409]-[.C409]" office:value-type="float" office:value="7399841" calcext:value-type="float">
            <text:p>7399841</text:p>
          </table:table-cell>
          <table:table-cell table:formula="of:=[.G409]-[.F409]" office:value-type="float" office:value="-0.0599999999999987" calcext:value-type="float">
            <text:p>-0.06</text:p>
          </table:table-cell>
          <table:table-cell table:formula="of:=[.H409]-[.G40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57_004341.log</text:p>
          </table:table-cell>
          <table:table-cell office:value-type="float" office:value="4341" calcext:value-type="float">
            <text:p>4341</text:p>
          </table:table-cell>
          <table:table-cell office:value-type="float" office:value="920592769" calcext:value-type="float">
            <text:p>920592769</text:p>
          </table:table-cell>
          <table:table-cell office:value-type="float" office:value="924292693" calcext:value-type="float">
            <text:p>924292693</text:p>
          </table:table-cell>
          <table:table-cell office:value-type="float" office:value="927992660" calcext:value-type="float">
            <text:p>92799266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7" calcext:value-type="float">
            <text:p>11.87</text:p>
          </table:table-cell>
          <table:table-cell table:formula="of:=[.D410]-[.C410]" office:value-type="float" office:value="3699924" calcext:value-type="float">
            <text:p>3699924</text:p>
          </table:table-cell>
          <table:table-cell table:formula="of:=[.E410]-[.C410]" office:value-type="float" office:value="7399891" calcext:value-type="float">
            <text:p>7399891</text:p>
          </table:table-cell>
          <table:table-cell table:formula="of:=[.G410]-[.F410]" office:value-type="float" office:value="0.0700000000000003" calcext:value-type="float">
            <text:p>0.07</text:p>
          </table:table-cell>
          <table:table-cell table:formula="of:=[.H410]-[.G410]" office:value-type="float" office:value="0.0299999999999994" calcext:value-type="float">
            <text:p>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35_004109.log</text:p>
          </table:table-cell>
          <table:table-cell office:value-type="float" office:value="4109" calcext:value-type="float">
            <text:p>4109</text:p>
          </table:table-cell>
          <table:table-cell office:value-type="float" office:value="920589275" calcext:value-type="float">
            <text:p>920589275</text:p>
          </table:table-cell>
          <table:table-cell office:value-type="float" office:value="924289198" calcext:value-type="float">
            <text:p>924289198</text:p>
          </table:table-cell>
          <table:table-cell office:value-type="float" office:value="927989160" calcext:value-type="float">
            <text:p>927989160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411]-[.C411]" office:value-type="float" office:value="3699923" calcext:value-type="float">
            <text:p>3699923</text:p>
          </table:table-cell>
          <table:table-cell table:formula="of:=[.E411]-[.C411]" office:value-type="float" office:value="7399885" calcext:value-type="float">
            <text:p>7399885</text:p>
          </table:table-cell>
          <table:table-cell table:formula="of:=[.G411]-[.F411]" office:value-type="float" office:value="-0.0399999999999991" calcext:value-type="float">
            <text:p>-0.04</text:p>
          </table:table-cell>
          <table:table-cell table:formula="of:=[.H411]-[.G41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21_0042A5.log</text:p>
          </table:table-cell>
          <table:table-cell office:value-type="string" calcext:value-type="string">
            <text:p>0042A5</text:p>
          </table:table-cell>
          <table:table-cell office:value-type="float" office:value="920591537" calcext:value-type="float">
            <text:p>920591537</text:p>
          </table:table-cell>
          <table:table-cell office:value-type="float" office:value="924291495" calcext:value-type="float">
            <text:p>924291495</text:p>
          </table:table-cell>
          <table:table-cell office:value-type="float" office:value="927991497" calcext:value-type="float">
            <text:p>927991497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412]-[.C412]" office:value-type="float" office:value="3699958" calcext:value-type="float">
            <text:p>3699958</text:p>
          </table:table-cell>
          <table:table-cell table:formula="of:=[.E412]-[.C412]" office:value-type="float" office:value="7399960" calcext:value-type="float">
            <text:p>7399960</text:p>
          </table:table-cell>
          <table:table-cell table:formula="of:=[.G412]-[.F412]" office:value-type="float" office:value="-0.0399999999999991" calcext:value-type="float">
            <text:p>-0.04</text:p>
          </table:table-cell>
          <table:table-cell table:formula="of:=[.H412]-[.G41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27_004389.log</text:p>
          </table:table-cell>
          <table:table-cell office:value-type="float" office:value="4389" calcext:value-type="float">
            <text:p>4389</text:p>
          </table:table-cell>
          <table:table-cell office:value-type="float" office:value="920594716" calcext:value-type="float">
            <text:p>920594716</text:p>
          </table:table-cell>
          <table:table-cell office:value-type="float" office:value="924294678" calcext:value-type="float">
            <text:p>924294678</text:p>
          </table:table-cell>
          <table:table-cell office:value-type="float" office:value="927994660" calcext:value-type="float">
            <text:p>927994660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1" calcext:value-type="float">
            <text:p>11.61</text:p>
          </table:table-cell>
          <table:table-cell table:formula="of:=[.D413]-[.C413]" office:value-type="float" office:value="3699962" calcext:value-type="float">
            <text:p>3699962</text:p>
          </table:table-cell>
          <table:table-cell table:formula="of:=[.E413]-[.C413]" office:value-type="float" office:value="7399944" calcext:value-type="float">
            <text:p>7399944</text:p>
          </table:table-cell>
          <table:table-cell table:formula="of:=[.G413]-[.F413]" office:value-type="float" office:value="-0.0299999999999994" calcext:value-type="float">
            <text:p>-0.03</text:p>
          </table:table-cell>
          <table:table-cell table:formula="of:=[.H413]-[.G413]" office:value-type="float" office:value="-0.120000000000001" calcext:value-type="float">
            <text:p>-0.1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951_004119.log</text:p>
          </table:table-cell>
          <table:table-cell office:value-type="float" office:value="4119" calcext:value-type="float">
            <text:p>4119</text:p>
          </table:table-cell>
          <table:table-cell office:value-type="float" office:value="920590053" calcext:value-type="float">
            <text:p>920590053</text:p>
          </table:table-cell>
          <table:table-cell office:value-type="float" office:value="924290005" calcext:value-type="float">
            <text:p>924290005</text:p>
          </table:table-cell>
          <table:table-cell office:value-type="float" office:value="927989988" calcext:value-type="float">
            <text:p>92798998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6" calcext:value-type="float">
            <text:p>11.56</text:p>
          </table:table-cell>
          <table:table-cell table:formula="of:=[.D414]-[.C414]" office:value-type="float" office:value="3699952" calcext:value-type="float">
            <text:p>3699952</text:p>
          </table:table-cell>
          <table:table-cell table:formula="of:=[.E414]-[.C414]" office:value-type="float" office:value="7399935" calcext:value-type="float">
            <text:p>7399935</text:p>
          </table:table-cell>
          <table:table-cell table:formula="of:=[.G414]-[.F414]" office:value-type="float" office:value="-0.0600000000000005" calcext:value-type="float">
            <text:p>-0.06</text:p>
          </table:table-cell>
          <table:table-cell table:formula="of:=[.H414]-[.G41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25_0041B5.log</text:p>
          </table:table-cell>
          <table:table-cell office:value-type="string" calcext:value-type="string">
            <text:p>0041B5</text:p>
          </table:table-cell>
          <table:table-cell office:value-type="float" office:value="920594971" calcext:value-type="float">
            <text:p>920594971</text:p>
          </table:table-cell>
          <table:table-cell office:value-type="float" office:value="924294926" calcext:value-type="float">
            <text:p>924294926</text:p>
          </table:table-cell>
          <table:table-cell office:value-type="float" office:value="927994918" calcext:value-type="float">
            <text:p>92799491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415]-[.C415]" office:value-type="float" office:value="3699955" calcext:value-type="float">
            <text:p>3699955</text:p>
          </table:table-cell>
          <table:table-cell table:formula="of:=[.E415]-[.C415]" office:value-type="float" office:value="7399947" calcext:value-type="float">
            <text:p>7399947</text:p>
          </table:table-cell>
          <table:table-cell table:formula="of:=[.G415]-[.F415]" office:value-type="float" office:value="-0.0400000000000009" calcext:value-type="float">
            <text:p>-0.04</text:p>
          </table:table-cell>
          <table:table-cell table:formula="of:=[.H415]-[.G415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49_004351.log</text:p>
          </table:table-cell>
          <table:table-cell office:value-type="float" office:value="4351" calcext:value-type="float">
            <text:p>4351</text:p>
          </table:table-cell>
          <table:table-cell office:value-type="float" office:value="920589731" calcext:value-type="float">
            <text:p>920589731</text:p>
          </table:table-cell>
          <table:table-cell office:value-type="float" office:value="924289629" calcext:value-type="float">
            <text:p>924289629</text:p>
          </table:table-cell>
          <table:table-cell office:value-type="float" office:value="927989585" calcext:value-type="float">
            <text:p>927989585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416]-[.C416]" office:value-type="float" office:value="3699898" calcext:value-type="float">
            <text:p>3699898</text:p>
          </table:table-cell>
          <table:table-cell table:formula="of:=[.E416]-[.C416]" office:value-type="float" office:value="7399854" calcext:value-type="float">
            <text:p>7399854</text:p>
          </table:table-cell>
          <table:table-cell table:formula="of:=[.G416]-[.F416]" office:value-type="float" office:value="-0.0499999999999989" calcext:value-type="float">
            <text:p>-0.05</text:p>
          </table:table-cell>
          <table:table-cell table:formula="of:=[.H416]-[.G41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539_0040C4.log</text:p>
          </table:table-cell>
          <table:table-cell office:value-type="string" calcext:value-type="string">
            <text:p>0040C4</text:p>
          </table:table-cell>
          <table:table-cell office:value-type="float" office:value="920590341" calcext:value-type="float">
            <text:p>920590341</text:p>
          </table:table-cell>
          <table:table-cell office:value-type="float" office:value="924290274" calcext:value-type="float">
            <text:p>924290274</text:p>
          </table:table-cell>
          <table:table-cell office:value-type="float" office:value="927990244" calcext:value-type="float">
            <text:p>92799024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office:value-type="float" office:value="11.68" calcext:value-type="float">
            <text:p>11.68</text:p>
          </table:table-cell>
          <table:table-cell table:formula="of:=[.D417]-[.C417]" office:value-type="float" office:value="3699933" calcext:value-type="float">
            <text:p>3699933</text:p>
          </table:table-cell>
          <table:table-cell table:formula="of:=[.E417]-[.C417]" office:value-type="float" office:value="7399903" calcext:value-type="float">
            <text:p>7399903</text:p>
          </table:table-cell>
          <table:table-cell table:formula="of:=[.G417]-[.F417]" office:value-type="float" office:value="-0.0300000000000011" calcext:value-type="float">
            <text:p>-0.03</text:p>
          </table:table-cell>
          <table:table-cell table:formula="of:=[.H417]-[.G41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1554_0040B0.log</text:p>
          </table:table-cell>
          <table:table-cell office:value-type="string" calcext:value-type="string">
            <text:p>0040B0</text:p>
          </table:table-cell>
          <table:table-cell office:value-type="float" office:value="920595084" calcext:value-type="float">
            <text:p>920595084</text:p>
          </table:table-cell>
          <table:table-cell office:value-type="float" office:value="924295006" calcext:value-type="float">
            <text:p>924295006</text:p>
          </table:table-cell>
          <table:table-cell office:value-type="float" office:value="927994974" calcext:value-type="float">
            <text:p>9279949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9" calcext:value-type="float">
            <text:p>11.59</text:p>
          </table:table-cell>
          <table:table-cell table:formula="of:=[.D418]-[.C418]" office:value-type="float" office:value="3699922" calcext:value-type="float">
            <text:p>3699922</text:p>
          </table:table-cell>
          <table:table-cell table:formula="of:=[.E418]-[.C418]" office:value-type="float" office:value="7399890" calcext:value-type="float">
            <text:p>7399890</text:p>
          </table:table-cell>
          <table:table-cell table:formula="of:=[.G418]-[.F418]" office:value-type="float" office:value="-0.0599999999999987" calcext:value-type="float">
            <text:p>-0.06</text:p>
          </table:table-cell>
          <table:table-cell table:formula="of:=[.H418]-[.G418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258_0042B9.log</text:p>
          </table:table-cell>
          <table:table-cell office:value-type="string" calcext:value-type="string">
            <text:p>0042B9</text:p>
          </table:table-cell>
          <table:table-cell office:value-type="float" office:value="920593211" calcext:value-type="float">
            <text:p>920593211</text:p>
          </table:table-cell>
          <table:table-cell office:value-type="float" office:value="924293186" calcext:value-type="float">
            <text:p>924293186</text:p>
          </table:table-cell>
          <table:table-cell office:value-type="float" office:value="927993192" calcext:value-type="float">
            <text:p>927993192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table:formula="of:=[.D419]-[.C419]" office:value-type="float" office:value="3699975" calcext:value-type="float">
            <text:p>3699975</text:p>
          </table:table-cell>
          <table:table-cell table:formula="of:=[.E419]-[.C419]" office:value-type="float" office:value="7399981" calcext:value-type="float">
            <text:p>7399981</text:p>
          </table:table-cell>
          <table:table-cell table:formula="of:=[.G419]-[.F419]" office:value-type="float" office:value="-0.0500000000000007" calcext:value-type="float">
            <text:p>-0.05</text:p>
          </table:table-cell>
          <table:table-cell table:formula="of:=[.H419]-[.G41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415_004344.log</text:p>
          </table:table-cell>
          <table:table-cell office:value-type="float" office:value="4344" calcext:value-type="float">
            <text:p>4344</text:p>
          </table:table-cell>
          <table:table-cell office:value-type="float" office:value="920590634" calcext:value-type="float">
            <text:p>920590634</text:p>
          </table:table-cell>
          <table:table-cell office:value-type="float" office:value="924290569" calcext:value-type="float">
            <text:p>924290569</text:p>
          </table:table-cell>
          <table:table-cell office:value-type="float" office:value="927990533" calcext:value-type="float">
            <text:p>927990533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table:formula="of:=[.D420]-[.C420]" office:value-type="float" office:value="3699935" calcext:value-type="float">
            <text:p>3699935</text:p>
          </table:table-cell>
          <table:table-cell table:formula="of:=[.E420]-[.C420]" office:value-type="float" office:value="7399899" calcext:value-type="float">
            <text:p>7399899</text:p>
          </table:table-cell>
          <table:table-cell table:formula="of:=[.G420]-[.F420]" office:value-type="float" office:value="-0.0400000000000009" calcext:value-type="float">
            <text:p>-0.04</text:p>
          </table:table-cell>
          <table:table-cell table:formula="of:=[.H420]-[.G42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48_0043B8.log</text:p>
          </table:table-cell>
          <table:table-cell office:value-type="string" calcext:value-type="string">
            <text:p>0043B8</text:p>
          </table:table-cell>
          <table:table-cell office:value-type="float" office:value="920588946" calcext:value-type="float">
            <text:p>920588946</text:p>
          </table:table-cell>
          <table:table-cell office:value-type="float" office:value="924288869" calcext:value-type="float">
            <text:p>924288869</text:p>
          </table:table-cell>
          <table:table-cell office:value-type="float" office:value="927988823" calcext:value-type="float">
            <text:p>927988823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421]-[.C421]" office:value-type="float" office:value="3699923" calcext:value-type="float">
            <text:p>3699923</text:p>
          </table:table-cell>
          <table:table-cell table:formula="of:=[.E421]-[.C421]" office:value-type="float" office:value="7399877" calcext:value-type="float">
            <text:p>7399877</text:p>
          </table:table-cell>
          <table:table-cell table:formula="of:=[.G421]-[.F421]" office:value-type="float" office:value="-0.0299999999999994" calcext:value-type="float">
            <text:p>-0.03</text:p>
          </table:table-cell>
          <table:table-cell table:formula="of:=[.H421]-[.G42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43_004374.log</text:p>
          </table:table-cell>
          <table:table-cell office:value-type="float" office:value="4374" calcext:value-type="float">
            <text:p>4374</text:p>
          </table:table-cell>
          <table:table-cell office:value-type="float" office:value="920591360" calcext:value-type="float">
            <text:p>920591360</text:p>
          </table:table-cell>
          <table:table-cell office:value-type="float" office:value="924291344" calcext:value-type="float">
            <text:p>924291344</text:p>
          </table:table-cell>
          <table:table-cell office:value-type="float" office:value="927991354" calcext:value-type="float">
            <text:p>92799135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422]-[.C422]" office:value-type="float" office:value="3699984" calcext:value-type="float">
            <text:p>3699984</text:p>
          </table:table-cell>
          <table:table-cell table:formula="of:=[.E422]-[.C422]" office:value-type="float" office:value="7399994" calcext:value-type="float">
            <text:p>7399994</text:p>
          </table:table-cell>
          <table:table-cell table:formula="of:=[.G422]-[.F422]" office:value-type="float" office:value="-0.0300000000000011" calcext:value-type="float">
            <text:p>-0.03</text:p>
          </table:table-cell>
          <table:table-cell table:formula="of:=[.H422]-[.G42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17_0043C6.log</text:p>
          </table:table-cell>
          <table:table-cell office:value-type="string" calcext:value-type="string">
            <text:p>0043C6</text:p>
          </table:table-cell>
          <table:table-cell office:value-type="float" office:value="920591086" calcext:value-type="float">
            <text:p>920591086</text:p>
          </table:table-cell>
          <table:table-cell office:value-type="float" office:value="924291004" calcext:value-type="float">
            <text:p>924291004</text:p>
          </table:table-cell>
          <table:table-cell office:value-type="float" office:value="927990960" calcext:value-type="float">
            <text:p>927990960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423]-[.C423]" office:value-type="float" office:value="3699918" calcext:value-type="float">
            <text:p>3699918</text:p>
          </table:table-cell>
          <table:table-cell table:formula="of:=[.E423]-[.C423]" office:value-type="float" office:value="7399874" calcext:value-type="float">
            <text:p>7399874</text:p>
          </table:table-cell>
          <table:table-cell table:formula="of:=[.G423]-[.F423]" office:value-type="float" office:value="-0.0500000000000007" calcext:value-type="float">
            <text:p>-0.05</text:p>
          </table:table-cell>
          <table:table-cell table:formula="of:=[.H423]-[.G42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11_004143.log</text:p>
          </table:table-cell>
          <table:table-cell office:value-type="float" office:value="4143" calcext:value-type="float">
            <text:p>4143</text:p>
          </table:table-cell>
          <table:table-cell office:value-type="float" office:value="920590187" calcext:value-type="float">
            <text:p>920590187</text:p>
          </table:table-cell>
          <table:table-cell office:value-type="float" office:value="924290108" calcext:value-type="float">
            <text:p>924290108</text:p>
          </table:table-cell>
          <table:table-cell office:value-type="float" office:value="927990053" calcext:value-type="float">
            <text:p>927990053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table:formula="of:=[.D424]-[.C424]" office:value-type="float" office:value="3699921" calcext:value-type="float">
            <text:p>3699921</text:p>
          </table:table-cell>
          <table:table-cell table:formula="of:=[.E424]-[.C424]" office:value-type="float" office:value="7399866" calcext:value-type="float">
            <text:p>7399866</text:p>
          </table:table-cell>
          <table:table-cell table:formula="of:=[.G424]-[.F424]" office:value-type="float" office:value="-0.0500000000000007" calcext:value-type="float">
            <text:p>-0.05</text:p>
          </table:table-cell>
          <table:table-cell table:formula="of:=[.H424]-[.G424]" office:value-type="float" office:value="-0.0599999999999987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19_0043B3.log</text:p>
          </table:table-cell>
          <table:table-cell office:value-type="string" calcext:value-type="string">
            <text:p>0043B3</text:p>
          </table:table-cell>
          <table:table-cell office:value-type="float" office:value="920594257" calcext:value-type="float">
            <text:p>920594257</text:p>
          </table:table-cell>
          <table:table-cell office:value-type="float" office:value="924294200" calcext:value-type="float">
            <text:p>924294200</text:p>
          </table:table-cell>
          <table:table-cell office:value-type="float" office:value="927994179" calcext:value-type="float">
            <text:p>927994179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425]-[.C425]" office:value-type="float" office:value="3699943" calcext:value-type="float">
            <text:p>3699943</text:p>
          </table:table-cell>
          <table:table-cell table:formula="of:=[.E425]-[.C425]" office:value-type="float" office:value="7399922" calcext:value-type="float">
            <text:p>7399922</text:p>
          </table:table-cell>
          <table:table-cell table:formula="of:=[.G425]-[.F425]" office:value-type="float" office:value="-0.0499999999999989" calcext:value-type="float">
            <text:p>-0.05</text:p>
          </table:table-cell>
          <table:table-cell table:formula="of:=[.H425]-[.G42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035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332" calcext:value-type="float">
            <text:p>920591332</text:p>
          </table:table-cell>
          <table:table-cell office:value-type="float" office:value="924291242" calcext:value-type="float">
            <text:p>924291242</text:p>
          </table:table-cell>
          <table:table-cell office:value-type="float" office:value="927991202" calcext:value-type="float">
            <text:p>927991202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4" calcext:value-type="float">
            <text:p>11.54</text:p>
          </table:table-cell>
          <table:table-cell table:formula="of:=[.D426]-[.C426]" office:value-type="float" office:value="3699910" calcext:value-type="float">
            <text:p>3699910</text:p>
          </table:table-cell>
          <table:table-cell table:formula="of:=[.E426]-[.C426]" office:value-type="float" office:value="7399870" calcext:value-type="float">
            <text:p>7399870</text:p>
          </table:table-cell>
          <table:table-cell table:formula="of:=[.G426]-[.F426]" office:value-type="float" office:value="-0.0399999999999991" calcext:value-type="float">
            <text:p>-0.04</text:p>
          </table:table-cell>
          <table:table-cell table:formula="of:=[.H426]-[.G42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54_0041BA.log</text:p>
          </table:table-cell>
          <table:table-cell office:value-type="string" calcext:value-type="string">
            <text:p>0041BA</text:p>
          </table:table-cell>
          <table:table-cell office:value-type="float" office:value="920594642" calcext:value-type="float">
            <text:p>920594642</text:p>
          </table:table-cell>
          <table:table-cell office:value-type="float" office:value="924294636" calcext:value-type="float">
            <text:p>924294636</text:p>
          </table:table-cell>
          <table:table-cell office:value-type="float" office:value="927994663" calcext:value-type="float">
            <text:p>927994663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427]-[.C427]" office:value-type="float" office:value="3699994" calcext:value-type="float">
            <text:p>3699994</text:p>
          </table:table-cell>
          <table:table-cell table:formula="of:=[.E427]-[.C427]" office:value-type="float" office:value="7400021" calcext:value-type="float">
            <text:p>7400021</text:p>
          </table:table-cell>
          <table:table-cell table:formula="of:=[.G427]-[.F427]" office:value-type="float" office:value="-0.0399999999999991" calcext:value-type="float">
            <text:p>-0.04</text:p>
          </table:table-cell>
          <table:table-cell table:formula="of:=[.H427]-[.G42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18_0041F7.log</text:p>
          </table:table-cell>
          <table:table-cell office:value-type="string" calcext:value-type="string">
            <text:p>0041F7</text:p>
          </table:table-cell>
          <table:table-cell office:value-type="float" office:value="920593603" calcext:value-type="float">
            <text:p>920593603</text:p>
          </table:table-cell>
          <table:table-cell office:value-type="float" office:value="924293537" calcext:value-type="float">
            <text:p>924293537</text:p>
          </table:table-cell>
          <table:table-cell office:value-type="float" office:value="927993525" calcext:value-type="float">
            <text:p>92799352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table:formula="of:=[.D428]-[.C428]" office:value-type="float" office:value="3699934" calcext:value-type="float">
            <text:p>3699934</text:p>
          </table:table-cell>
          <table:table-cell table:formula="of:=[.E428]-[.C428]" office:value-type="float" office:value="7399922" calcext:value-type="float">
            <text:p>7399922</text:p>
          </table:table-cell>
          <table:table-cell table:formula="of:=[.G428]-[.F428]" office:value-type="float" office:value="-0.0599999999999987" calcext:value-type="float">
            <text:p>-0.06</text:p>
          </table:table-cell>
          <table:table-cell table:formula="of:=[.H428]-[.G42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17_0043D3.log</text:p>
          </table:table-cell>
          <table:table-cell office:value-type="string" calcext:value-type="string">
            <text:p>0043D3</text:p>
          </table:table-cell>
          <table:table-cell office:value-type="float" office:value="920590245" calcext:value-type="float">
            <text:p>920590245</text:p>
          </table:table-cell>
          <table:table-cell office:value-type="float" office:value="924290184" calcext:value-type="float">
            <text:p>924290184</text:p>
          </table:table-cell>
          <table:table-cell office:value-type="float" office:value="927990166" calcext:value-type="float">
            <text:p>927990166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429]-[.C429]" office:value-type="float" office:value="3699939" calcext:value-type="float">
            <text:p>3699939</text:p>
          </table:table-cell>
          <table:table-cell table:formula="of:=[.E429]-[.C429]" office:value-type="float" office:value="7399921" calcext:value-type="float">
            <text:p>7399921</text:p>
          </table:table-cell>
          <table:table-cell table:formula="of:=[.G429]-[.F429]" office:value-type="float" office:value="-0.0499999999999989" calcext:value-type="float">
            <text:p>-0.05</text:p>
          </table:table-cell>
          <table:table-cell table:formula="of:=[.H429]-[.G42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15_0042A4.log</text:p>
          </table:table-cell>
          <table:table-cell office:value-type="string" calcext:value-type="string">
            <text:p>0042A4</text:p>
          </table:table-cell>
          <table:table-cell office:value-type="float" office:value="920589632" calcext:value-type="float">
            <text:p>920589632</text:p>
          </table:table-cell>
          <table:table-cell office:value-type="float" office:value="924289535" calcext:value-type="float">
            <text:p>924289535</text:p>
          </table:table-cell>
          <table:table-cell office:value-type="float" office:value="927989484" calcext:value-type="float">
            <text:p>9279894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7" calcext:value-type="float">
            <text:p>11.77</text:p>
          </table:table-cell>
          <table:table-cell table:formula="of:=[.D430]-[.C430]" office:value-type="float" office:value="3699903" calcext:value-type="float">
            <text:p>3699903</text:p>
          </table:table-cell>
          <table:table-cell table:formula="of:=[.E430]-[.C430]" office:value-type="float" office:value="7399852" calcext:value-type="float">
            <text:p>7399852</text:p>
          </table:table-cell>
          <table:table-cell table:formula="of:=[.G430]-[.F430]" office:value-type="float" office:value="-0.0300000000000011" calcext:value-type="float">
            <text:p>-0.03</text:p>
          </table:table-cell>
          <table:table-cell table:formula="of:=[.H430]-[.G430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57_0043CC.log</text:p>
          </table:table-cell>
          <table:table-cell office:value-type="string" calcext:value-type="string">
            <text:p>0043CC</text:p>
          </table:table-cell>
          <table:table-cell office:value-type="float" office:value="920594204" calcext:value-type="float">
            <text:p>920594204</text:p>
          </table:table-cell>
          <table:table-cell office:value-type="float" office:value="924294133" calcext:value-type="float">
            <text:p>924294133</text:p>
          </table:table-cell>
          <table:table-cell office:value-type="float" office:value="927994119" calcext:value-type="float">
            <text:p>92799411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431]-[.C431]" office:value-type="float" office:value="3699929" calcext:value-type="float">
            <text:p>3699929</text:p>
          </table:table-cell>
          <table:table-cell table:formula="of:=[.E431]-[.C431]" office:value-type="float" office:value="7399915" calcext:value-type="float">
            <text:p>7399915</text:p>
          </table:table-cell>
          <table:table-cell table:formula="of:=[.G431]-[.F431]" office:value-type="float" office:value="-0.0299999999999994" calcext:value-type="float">
            <text:p>-0.03</text:p>
          </table:table-cell>
          <table:table-cell table:formula="of:=[.H431]-[.G43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176_0040B3.log</text:p>
          </table:table-cell>
          <table:table-cell office:value-type="string" calcext:value-type="string">
            <text:p>0040B3</text:p>
          </table:table-cell>
          <table:table-cell office:value-type="float" office:value="920594685" calcext:value-type="float">
            <text:p>920594685</text:p>
          </table:table-cell>
          <table:table-cell office:value-type="float" office:value="924294622" calcext:value-type="float">
            <text:p>924294622</text:p>
          </table:table-cell>
          <table:table-cell office:value-type="float" office:value="927994602" calcext:value-type="float">
            <text:p>927994602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table:formula="of:=[.D432]-[.C432]" office:value-type="float" office:value="3699937" calcext:value-type="float">
            <text:p>3699937</text:p>
          </table:table-cell>
          <table:table-cell table:formula="of:=[.E432]-[.C432]" office:value-type="float" office:value="7399917" calcext:value-type="float">
            <text:p>7399917</text:p>
          </table:table-cell>
          <table:table-cell table:formula="of:=[.G432]-[.F432]" office:value-type="float" office:value="-0.0600000000000005" calcext:value-type="float">
            <text:p>-0.06</text:p>
          </table:table-cell>
          <table:table-cell table:formula="of:=[.H432]-[.G43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43_004182.log</text:p>
          </table:table-cell>
          <table:table-cell office:value-type="float" office:value="4182" calcext:value-type="float">
            <text:p>4182</text:p>
          </table:table-cell>
          <table:table-cell office:value-type="float" office:value="920594256" calcext:value-type="float">
            <text:p>920594256</text:p>
          </table:table-cell>
          <table:table-cell office:value-type="float" office:value="924294310" calcext:value-type="float">
            <text:p>924294310</text:p>
          </table:table-cell>
          <table:table-cell office:value-type="float" office:value="927994413" calcext:value-type="float">
            <text:p>927994413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table:formula="of:=[.D433]-[.C433]" office:value-type="float" office:value="3700054" calcext:value-type="float">
            <text:p>3700054</text:p>
          </table:table-cell>
          <table:table-cell table:formula="of:=[.E433]-[.C433]" office:value-type="float" office:value="7400157" calcext:value-type="float">
            <text:p>7400157</text:p>
          </table:table-cell>
          <table:table-cell table:formula="of:=[.G433]-[.F433]" office:value-type="float" office:value="-0.0400000000000009" calcext:value-type="float">
            <text:p>-0.04</text:p>
          </table:table-cell>
          <table:table-cell table:formula="of:=[.H433]-[.G43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027_0040DD.log</text:p>
          </table:table-cell>
          <table:table-cell office:value-type="string" calcext:value-type="string">
            <text:p>0040DD</text:p>
          </table:table-cell>
          <table:table-cell office:value-type="float" office:value="920592842" calcext:value-type="float">
            <text:p>920592842</text:p>
          </table:table-cell>
          <table:table-cell office:value-type="float" office:value="924292773" calcext:value-type="float">
            <text:p>924292773</text:p>
          </table:table-cell>
          <table:table-cell office:value-type="float" office:value="927992744" calcext:value-type="float">
            <text:p>927992744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table:formula="of:=[.D434]-[.C434]" office:value-type="float" office:value="3699931" calcext:value-type="float">
            <text:p>3699931</text:p>
          </table:table-cell>
          <table:table-cell table:formula="of:=[.E434]-[.C434]" office:value-type="float" office:value="7399902" calcext:value-type="float">
            <text:p>7399902</text:p>
          </table:table-cell>
          <table:table-cell table:formula="of:=[.G434]-[.F434]" office:value-type="float" office:value="-0.0599999999999987" calcext:value-type="float">
            <text:p>-0.06</text:p>
          </table:table-cell>
          <table:table-cell table:formula="of:=[.H434]-[.G43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26_004163.log</text:p>
          </table:table-cell>
          <table:table-cell office:value-type="float" office:value="4163" calcext:value-type="float">
            <text:p>4163</text:p>
          </table:table-cell>
          <table:table-cell office:value-type="float" office:value="920589334" calcext:value-type="float">
            <text:p>920589334</text:p>
          </table:table-cell>
          <table:table-cell office:value-type="float" office:value="924289253" calcext:value-type="float">
            <text:p>924289253</text:p>
          </table:table-cell>
          <table:table-cell office:value-type="float" office:value="927989200" calcext:value-type="float">
            <text:p>92798920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435]-[.C435]" office:value-type="float" office:value="3699919" calcext:value-type="float">
            <text:p>3699919</text:p>
          </table:table-cell>
          <table:table-cell table:formula="of:=[.E435]-[.C435]" office:value-type="float" office:value="7399866" calcext:value-type="float">
            <text:p>7399866</text:p>
          </table:table-cell>
          <table:table-cell table:formula="of:=[.G435]-[.F435]" office:value-type="float" office:value="-0.0500000000000007" calcext:value-type="float">
            <text:p>-0.05</text:p>
          </table:table-cell>
          <table:table-cell table:formula="of:=[.H435]-[.G43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45_0042A8.log</text:p>
          </table:table-cell>
          <table:table-cell office:value-type="string" calcext:value-type="string">
            <text:p>0042A8</text:p>
          </table:table-cell>
          <table:table-cell office:value-type="float" office:value="920591659" calcext:value-type="float">
            <text:p>920591659</text:p>
          </table:table-cell>
          <table:table-cell office:value-type="float" office:value="924291584" calcext:value-type="float">
            <text:p>924291584</text:p>
          </table:table-cell>
          <table:table-cell office:value-type="float" office:value="927991550" calcext:value-type="float">
            <text:p>92799155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table:formula="of:=[.D436]-[.C436]" office:value-type="float" office:value="3699925" calcext:value-type="float">
            <text:p>3699925</text:p>
          </table:table-cell>
          <table:table-cell table:formula="of:=[.E436]-[.C436]" office:value-type="float" office:value="7399891" calcext:value-type="float">
            <text:p>7399891</text:p>
          </table:table-cell>
          <table:table-cell table:formula="of:=[.G436]-[.F436]" office:value-type="float" office:value="-0.0399999999999991" calcext:value-type="float">
            <text:p>-0.04</text:p>
          </table:table-cell>
          <table:table-cell table:formula="of:=[.H436]-[.G43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30_0042B0.log</text:p>
          </table:table-cell>
          <table:table-cell office:value-type="string" calcext:value-type="string">
            <text:p>0042B0</text:p>
          </table:table-cell>
          <table:table-cell office:value-type="float" office:value="920594639" calcext:value-type="float">
            <text:p>920594639</text:p>
          </table:table-cell>
          <table:table-cell office:value-type="float" office:value="924294587" calcext:value-type="float">
            <text:p>924294587</text:p>
          </table:table-cell>
          <table:table-cell office:value-type="float" office:value="927994577" calcext:value-type="float">
            <text:p>927994577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437]-[.C437]" office:value-type="float" office:value="3699948" calcext:value-type="float">
            <text:p>3699948</text:p>
          </table:table-cell>
          <table:table-cell table:formula="of:=[.E437]-[.C437]" office:value-type="float" office:value="7399938" calcext:value-type="float">
            <text:p>7399938</text:p>
          </table:table-cell>
          <table:table-cell table:formula="of:=[.G437]-[.F437]" office:value-type="float" office:value="-0.0399999999999991" calcext:value-type="float">
            <text:p>-0.04</text:p>
          </table:table-cell>
          <table:table-cell table:formula="of:=[.H437]-[.G43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25_0042B6.log</text:p>
          </table:table-cell>
          <table:table-cell office:value-type="string" calcext:value-type="string">
            <text:p>0042B6</text:p>
          </table:table-cell>
          <table:table-cell office:value-type="float" office:value="920594776" calcext:value-type="float">
            <text:p>920594776</text:p>
          </table:table-cell>
          <table:table-cell office:value-type="float" office:value="924294736" calcext:value-type="float">
            <text:p>924294736</text:p>
          </table:table-cell>
          <table:table-cell office:value-type="float" office:value="927994720" calcext:value-type="float">
            <text:p>927994720</text:p>
          </table:table-cell>
          <table:table-cell office:value-type="float" office:value="12.12" calcext:value-type="float">
            <text:p>12.12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4" calcext:value-type="float">
            <text:p>12.04</text:p>
          </table:table-cell>
          <table:table-cell table:formula="of:=[.D438]-[.C438]" office:value-type="float" office:value="3699960" calcext:value-type="float">
            <text:p>3699960</text:p>
          </table:table-cell>
          <table:table-cell table:formula="of:=[.E438]-[.C438]" office:value-type="float" office:value="7399944" calcext:value-type="float">
            <text:p>7399944</text:p>
          </table:table-cell>
          <table:table-cell table:formula="of:=[.G438]-[.F438]" office:value-type="float" office:value="-0.0499999999999989" calcext:value-type="float">
            <text:p>-0.05</text:p>
          </table:table-cell>
          <table:table-cell table:formula="of:=[.H438]-[.G43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916_004117.log</text:p>
          </table:table-cell>
          <table:table-cell office:value-type="float" office:value="4117" calcext:value-type="float">
            <text:p>4117</text:p>
          </table:table-cell>
          <table:table-cell office:value-type="float" office:value="920589551" calcext:value-type="float">
            <text:p>920589551</text:p>
          </table:table-cell>
          <table:table-cell office:value-type="float" office:value="924289456" calcext:value-type="float">
            <text:p>924289456</text:p>
          </table:table-cell>
          <table:table-cell office:value-type="float" office:value="927989427" calcext:value-type="float">
            <text:p>92798942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table:formula="of:=[.D439]-[.C439]" office:value-type="float" office:value="3699905" calcext:value-type="float">
            <text:p>3699905</text:p>
          </table:table-cell>
          <table:table-cell table:formula="of:=[.E439]-[.C439]" office:value-type="float" office:value="7399876" calcext:value-type="float">
            <text:p>7399876</text:p>
          </table:table-cell>
          <table:table-cell table:formula="of:=[.G439]-[.F439]" office:value-type="float" office:value="-0.0599999999999987" calcext:value-type="float">
            <text:p>-0.06</text:p>
          </table:table-cell>
          <table:table-cell table:formula="of:=[.H439]-[.G43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55_0041C4.log</text:p>
          </table:table-cell>
          <table:table-cell office:value-type="string" calcext:value-type="string">
            <text:p>0041C4</text:p>
          </table:table-cell>
          <table:table-cell office:value-type="float" office:value="920594793" calcext:value-type="float">
            <text:p>920594793</text:p>
          </table:table-cell>
          <table:table-cell office:value-type="float" office:value="924294793" calcext:value-type="float">
            <text:p>924294793</text:p>
          </table:table-cell>
          <table:table-cell office:value-type="float" office:value="927994800" calcext:value-type="float">
            <text:p>927994800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440]-[.C440]" office:value-type="float" office:value="3700000" calcext:value-type="float">
            <text:p>3700000</text:p>
          </table:table-cell>
          <table:table-cell table:formula="of:=[.E440]-[.C440]" office:value-type="float" office:value="7400007" calcext:value-type="float">
            <text:p>7400007</text:p>
          </table:table-cell>
          <table:table-cell table:formula="of:=[.G440]-[.F440]" office:value-type="float" office:value="-0.0599999999999987" calcext:value-type="float">
            <text:p>-0.06</text:p>
          </table:table-cell>
          <table:table-cell table:formula="of:=[.H440]-[.G44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39_00424D.log</text:p>
          </table:table-cell>
          <table:table-cell office:value-type="string" calcext:value-type="string">
            <text:p>00424D</text:p>
          </table:table-cell>
          <table:table-cell office:value-type="float" office:value="920589982" calcext:value-type="float">
            <text:p>920589982</text:p>
          </table:table-cell>
          <table:table-cell office:value-type="float" office:value="924289899" calcext:value-type="float">
            <text:p>924289899</text:p>
          </table:table-cell>
          <table:table-cell office:value-type="float" office:value="927989857" calcext:value-type="float">
            <text:p>92798985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441]-[.C441]" office:value-type="float" office:value="3699917" calcext:value-type="float">
            <text:p>3699917</text:p>
          </table:table-cell>
          <table:table-cell table:formula="of:=[.E441]-[.C441]" office:value-type="float" office:value="7399875" calcext:value-type="float">
            <text:p>7399875</text:p>
          </table:table-cell>
          <table:table-cell table:formula="of:=[.G441]-[.F441]" office:value-type="float" office:value="-0.0400000000000009" calcext:value-type="float">
            <text:p>-0.04</text:p>
          </table:table-cell>
          <table:table-cell table:formula="of:=[.H441]-[.G44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259_00437A.log</text:p>
          </table:table-cell>
          <table:table-cell office:value-type="string" calcext:value-type="string">
            <text:p>00437A</text:p>
          </table:table-cell>
          <table:table-cell office:value-type="float" office:value="920589024" calcext:value-type="float">
            <text:p>920589024</text:p>
          </table:table-cell>
          <table:table-cell office:value-type="float" office:value="924288915" calcext:value-type="float">
            <text:p>924288915</text:p>
          </table:table-cell>
          <table:table-cell office:value-type="float" office:value="927988851" calcext:value-type="float">
            <text:p>927988851</text:p>
          </table:table-cell>
          <table:table-cell office:value-type="float" office:value="12.23" calcext:value-type="float">
            <text:p>12.23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6" calcext:value-type="float">
            <text:p>12.16</text:p>
          </table:table-cell>
          <table:table-cell table:formula="of:=[.D442]-[.C442]" office:value-type="float" office:value="3699891" calcext:value-type="float">
            <text:p>3699891</text:p>
          </table:table-cell>
          <table:table-cell table:formula="of:=[.E442]-[.C442]" office:value-type="float" office:value="7399827" calcext:value-type="float">
            <text:p>7399827</text:p>
          </table:table-cell>
          <table:table-cell table:formula="of:=[.G442]-[.F442]" office:value-type="float" office:value="-0.0400000000000009" calcext:value-type="float">
            <text:p>-0.04</text:p>
          </table:table-cell>
          <table:table-cell table:formula="of:=[.H442]-[.G44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847_0040CF.log</text:p>
          </table:table-cell>
          <table:table-cell office:value-type="string" calcext:value-type="string">
            <text:p>0040CF</text:p>
          </table:table-cell>
          <table:table-cell office:value-type="float" office:value="920594236" calcext:value-type="float">
            <text:p>920594236</text:p>
          </table:table-cell>
          <table:table-cell office:value-type="float" office:value="924294142" calcext:value-type="float">
            <text:p>924294142</text:p>
          </table:table-cell>
          <table:table-cell office:value-type="float" office:value="927994101" calcext:value-type="float">
            <text:p>927994101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table:formula="of:=[.D443]-[.C443]" office:value-type="float" office:value="3699906" calcext:value-type="float">
            <text:p>3699906</text:p>
          </table:table-cell>
          <table:table-cell table:formula="of:=[.E443]-[.C443]" office:value-type="float" office:value="7399865" calcext:value-type="float">
            <text:p>7399865</text:p>
          </table:table-cell>
          <table:table-cell table:formula="of:=[.G443]-[.F443]" office:value-type="float" office:value="-0.0400000000000009" calcext:value-type="float">
            <text:p>-0.04</text:p>
          </table:table-cell>
          <table:table-cell table:formula="of:=[.H443]-[.G443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55_004334.log</text:p>
          </table:table-cell>
          <table:table-cell office:value-type="float" office:value="4334" calcext:value-type="float">
            <text:p>4334</text:p>
          </table:table-cell>
          <table:table-cell office:value-type="float" office:value="920590025" calcext:value-type="float">
            <text:p>920590025</text:p>
          </table:table-cell>
          <table:table-cell office:value-type="float" office:value="924289921" calcext:value-type="float">
            <text:p>924289921</text:p>
          </table:table-cell>
          <table:table-cell office:value-type="float" office:value="927989853" calcext:value-type="float">
            <text:p>927989853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7" calcext:value-type="float">
            <text:p>11.87</text:p>
          </table:table-cell>
          <table:table-cell table:formula="of:=[.D444]-[.C444]" office:value-type="float" office:value="3699896" calcext:value-type="float">
            <text:p>3699896</text:p>
          </table:table-cell>
          <table:table-cell table:formula="of:=[.E444]-[.C444]" office:value-type="float" office:value="7399828" calcext:value-type="float">
            <text:p>7399828</text:p>
          </table:table-cell>
          <table:table-cell table:formula="of:=[.G444]-[.F444]" office:value-type="float" office:value="-0.0499999999999989" calcext:value-type="float">
            <text:p>-0.05</text:p>
          </table:table-cell>
          <table:table-cell table:formula="of:=[.H444]-[.G44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45_00438C.log</text:p>
          </table:table-cell>
          <table:table-cell office:value-type="string" calcext:value-type="string">
            <text:p>00438C</text:p>
          </table:table-cell>
          <table:table-cell office:value-type="float" office:value="920590944" calcext:value-type="float">
            <text:p>920590944</text:p>
          </table:table-cell>
          <table:table-cell office:value-type="float" office:value="924290885" calcext:value-type="float">
            <text:p>924290885</text:p>
          </table:table-cell>
          <table:table-cell office:value-type="float" office:value="927990872" calcext:value-type="float">
            <text:p>9279908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445]-[.C445]" office:value-type="float" office:value="3699941" calcext:value-type="float">
            <text:p>3699941</text:p>
          </table:table-cell>
          <table:table-cell table:formula="of:=[.E445]-[.C445]" office:value-type="float" office:value="7399928" calcext:value-type="float">
            <text:p>7399928</text:p>
          </table:table-cell>
          <table:table-cell table:formula="of:=[.G445]-[.F445]" office:value-type="float" office:value="-0.0400000000000009" calcext:value-type="float">
            <text:p>-0.04</text:p>
          </table:table-cell>
          <table:table-cell table:formula="of:=[.H445]-[.G445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52_004204.log</text:p>
          </table:table-cell>
          <table:table-cell office:value-type="float" office:value="4204" calcext:value-type="float">
            <text:p>4204</text:p>
          </table:table-cell>
          <table:table-cell office:value-type="float" office:value="920594059" calcext:value-type="float">
            <text:p>920594059</text:p>
          </table:table-cell>
          <table:table-cell office:value-type="float" office:value="924293998" calcext:value-type="float">
            <text:p>924293998</text:p>
          </table:table-cell>
          <table:table-cell office:value-type="float" office:value="927993991" calcext:value-type="float">
            <text:p>927993991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table:formula="of:=[.D446]-[.C446]" office:value-type="float" office:value="3699939" calcext:value-type="float">
            <text:p>3699939</text:p>
          </table:table-cell>
          <table:table-cell table:formula="of:=[.E446]-[.C446]" office:value-type="float" office:value="7399932" calcext:value-type="float">
            <text:p>7399932</text:p>
          </table:table-cell>
          <table:table-cell table:formula="of:=[.G446]-[.F446]" office:value-type="float" office:value="-0.0199999999999996" calcext:value-type="float">
            <text:p>-0.02</text:p>
          </table:table-cell>
          <table:table-cell table:formula="of:=[.H446]-[.G446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36_0042DD.log</text:p>
          </table:table-cell>
          <table:table-cell office:value-type="string" calcext:value-type="string">
            <text:p>0042DD</text:p>
          </table:table-cell>
          <table:table-cell office:value-type="float" office:value="920594961" calcext:value-type="float">
            <text:p>920594961</text:p>
          </table:table-cell>
          <table:table-cell office:value-type="float" office:value="924294898" calcext:value-type="float">
            <text:p>924294898</text:p>
          </table:table-cell>
          <table:table-cell office:value-type="float" office:value="927994880" calcext:value-type="float">
            <text:p>92799488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447]-[.C447]" office:value-type="float" office:value="3699937" calcext:value-type="float">
            <text:p>3699937</text:p>
          </table:table-cell>
          <table:table-cell table:formula="of:=[.E447]-[.C447]" office:value-type="float" office:value="7399919" calcext:value-type="float">
            <text:p>7399919</text:p>
          </table:table-cell>
          <table:table-cell table:formula="of:=[.G447]-[.F447]" office:value-type="float" office:value="-0.0500000000000007" calcext:value-type="float">
            <text:p>-0.05</text:p>
          </table:table-cell>
          <table:table-cell table:formula="of:=[.H447]-[.G44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46_0043F9.log</text:p>
          </table:table-cell>
          <table:table-cell office:value-type="string" calcext:value-type="string">
            <text:p>0043F9</text:p>
          </table:table-cell>
          <table:table-cell office:value-type="float" office:value="920590071" calcext:value-type="float">
            <text:p>920590071</text:p>
          </table:table-cell>
          <table:table-cell office:value-type="float" office:value="924290004" calcext:value-type="float">
            <text:p>924290004</text:p>
          </table:table-cell>
          <table:table-cell office:value-type="float" office:value="927989967" calcext:value-type="float">
            <text:p>927989967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448]-[.C448]" office:value-type="float" office:value="3699933" calcext:value-type="float">
            <text:p>3699933</text:p>
          </table:table-cell>
          <table:table-cell table:formula="of:=[.E448]-[.C448]" office:value-type="float" office:value="7399896" calcext:value-type="float">
            <text:p>7399896</text:p>
          </table:table-cell>
          <table:table-cell table:formula="of:=[.G448]-[.F448]" office:value-type="float" office:value="-0.0299999999999994" calcext:value-type="float">
            <text:p>-0.03</text:p>
          </table:table-cell>
          <table:table-cell table:formula="of:=[.H448]-[.G44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71_004353.log</text:p>
          </table:table-cell>
          <table:table-cell office:value-type="float" office:value="4353" calcext:value-type="float">
            <text:p>4353</text:p>
          </table:table-cell>
          <table:table-cell office:value-type="float" office:value="920592036" calcext:value-type="float">
            <text:p>920592036</text:p>
          </table:table-cell>
          <table:table-cell office:value-type="float" office:value="924291964" calcext:value-type="float">
            <text:p>924291964</text:p>
          </table:table-cell>
          <table:table-cell office:value-type="float" office:value="927991947" calcext:value-type="float">
            <text:p>92799194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449]-[.C449]" office:value-type="float" office:value="3699928" calcext:value-type="float">
            <text:p>3699928</text:p>
          </table:table-cell>
          <table:table-cell table:formula="of:=[.E449]-[.C449]" office:value-type="float" office:value="7399911" calcext:value-type="float">
            <text:p>7399911</text:p>
          </table:table-cell>
          <table:table-cell table:formula="of:=[.G449]-[.F449]" office:value-type="float" office:value="-0.0500000000000007" calcext:value-type="float">
            <text:p>-0.05</text:p>
          </table:table-cell>
          <table:table-cell table:formula="of:=[.H449]-[.G44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56_004263.log</text:p>
          </table:table-cell>
          <table:table-cell office:value-type="float" office:value="4263" calcext:value-type="float">
            <text:p>4263</text:p>
          </table:table-cell>
          <table:table-cell office:value-type="float" office:value="920590411" calcext:value-type="float">
            <text:p>920590411</text:p>
          </table:table-cell>
          <table:table-cell office:value-type="float" office:value="924290358" calcext:value-type="float">
            <text:p>924290358</text:p>
          </table:table-cell>
          <table:table-cell office:value-type="float" office:value="927990327" calcext:value-type="float">
            <text:p>927990327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table:formula="of:=[.D450]-[.C450]" office:value-type="float" office:value="3699947" calcext:value-type="float">
            <text:p>3699947</text:p>
          </table:table-cell>
          <table:table-cell table:formula="of:=[.E450]-[.C450]" office:value-type="float" office:value="7399916" calcext:value-type="float">
            <text:p>7399916</text:p>
          </table:table-cell>
          <table:table-cell table:formula="of:=[.G450]-[.F450]" office:value-type="float" office:value="-0.0399999999999991" calcext:value-type="float">
            <text:p>-0.04</text:p>
          </table:table-cell>
          <table:table-cell table:formula="of:=[.H450]-[.G450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6_0042E9.log</text:p>
          </table:table-cell>
          <table:table-cell office:value-type="float" office:value="42000000000" calcext:value-type="float">
            <text:p>42000000000</text:p>
          </table:table-cell>
          <table:table-cell office:value-type="float" office:value="920590151" calcext:value-type="float">
            <text:p>920590151</text:p>
          </table:table-cell>
          <table:table-cell office:value-type="float" office:value="924290059" calcext:value-type="float">
            <text:p>924290059</text:p>
          </table:table-cell>
          <table:table-cell office:value-type="float" office:value="927989999" calcext:value-type="float">
            <text:p>92798999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451]-[.C451]" office:value-type="float" office:value="3699908" calcext:value-type="float">
            <text:p>3699908</text:p>
          </table:table-cell>
          <table:table-cell table:formula="of:=[.E451]-[.C451]" office:value-type="float" office:value="7399848" calcext:value-type="float">
            <text:p>7399848</text:p>
          </table:table-cell>
          <table:table-cell table:formula="of:=[.G451]-[.F451]" office:value-type="float" office:value="-0.0400000000000009" calcext:value-type="float">
            <text:p>-0.04</text:p>
          </table:table-cell>
          <table:table-cell table:formula="of:=[.H451]-[.G45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8_00443A.log</text:p>
          </table:table-cell>
          <table:table-cell office:value-type="string" calcext:value-type="string">
            <text:p>00443A</text:p>
          </table:table-cell>
          <table:table-cell office:value-type="float" office:value="920595046" calcext:value-type="float">
            <text:p>920595046</text:p>
          </table:table-cell>
          <table:table-cell office:value-type="float" office:value="924294989" calcext:value-type="float">
            <text:p>924294989</text:p>
          </table:table-cell>
          <table:table-cell office:value-type="float" office:value="927994972" calcext:value-type="float">
            <text:p>927994972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452]-[.C452]" office:value-type="float" office:value="3699943" calcext:value-type="float">
            <text:p>3699943</text:p>
          </table:table-cell>
          <table:table-cell table:formula="of:=[.E452]-[.C452]" office:value-type="float" office:value="7399926" calcext:value-type="float">
            <text:p>7399926</text:p>
          </table:table-cell>
          <table:table-cell table:formula="of:=[.G452]-[.F452]" office:value-type="float" office:value="-0.0399999999999991" calcext:value-type="float">
            <text:p>-0.04</text:p>
          </table:table-cell>
          <table:table-cell table:formula="of:=[.H452]-[.G45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857_0040D2.log</text:p>
          </table:table-cell>
          <table:table-cell office:value-type="string" calcext:value-type="string">
            <text:p>0040D2</text:p>
          </table:table-cell>
          <table:table-cell office:value-type="float" office:value="920595520" calcext:value-type="float">
            <text:p>920595520</text:p>
          </table:table-cell>
          <table:table-cell office:value-type="float" office:value="924295465" calcext:value-type="float">
            <text:p>924295465</text:p>
          </table:table-cell>
          <table:table-cell office:value-type="float" office:value="927995447" calcext:value-type="float">
            <text:p>927995447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453]-[.C453]" office:value-type="float" office:value="3699945" calcext:value-type="float">
            <text:p>3699945</text:p>
          </table:table-cell>
          <table:table-cell table:formula="of:=[.E453]-[.C453]" office:value-type="float" office:value="7399927" calcext:value-type="float">
            <text:p>7399927</text:p>
          </table:table-cell>
          <table:table-cell table:formula="of:=[.G453]-[.F453]" office:value-type="float" office:value="-0.0500000000000007" calcext:value-type="float">
            <text:p>-0.05</text:p>
          </table:table-cell>
          <table:table-cell table:formula="of:=[.H453]-[.G45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515_004131.log</text:p>
          </table:table-cell>
          <table:table-cell office:value-type="float" office:value="4131" calcext:value-type="float">
            <text:p>4131</text:p>
          </table:table-cell>
          <table:table-cell office:value-type="float" office:value="920597333" calcext:value-type="float">
            <text:p>920597333</text:p>
          </table:table-cell>
          <table:table-cell office:value-type="float" office:value="924297250" calcext:value-type="float">
            <text:p>924297250</text:p>
          </table:table-cell>
          <table:table-cell office:value-type="float" office:value="927997209" calcext:value-type="float">
            <text:p>92799720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4" calcext:value-type="float">
            <text:p>11.54</text:p>
          </table:table-cell>
          <table:table-cell table:formula="of:=[.D454]-[.C454]" office:value-type="float" office:value="3699917" calcext:value-type="float">
            <text:p>3699917</text:p>
          </table:table-cell>
          <table:table-cell table:formula="of:=[.E454]-[.C454]" office:value-type="float" office:value="7399876" calcext:value-type="float">
            <text:p>7399876</text:p>
          </table:table-cell>
          <table:table-cell table:formula="of:=[.G454]-[.F454]" office:value-type="float" office:value="-0.0800000000000001" calcext:value-type="float">
            <text:p>-0.08</text:p>
          </table:table-cell>
          <table:table-cell table:formula="of:=[.H454]-[.G45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257_004337.log</text:p>
          </table:table-cell>
          <table:table-cell office:value-type="float" office:value="4337" calcext:value-type="float">
            <text:p>4337</text:p>
          </table:table-cell>
          <table:table-cell office:value-type="float" office:value="920589024" calcext:value-type="float">
            <text:p>920589024</text:p>
          </table:table-cell>
          <table:table-cell office:value-type="float" office:value="924288953" calcext:value-type="float">
            <text:p>924288953</text:p>
          </table:table-cell>
          <table:table-cell office:value-type="float" office:value="927988913" calcext:value-type="float">
            <text:p>92798891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455]-[.C455]" office:value-type="float" office:value="3699929" calcext:value-type="float">
            <text:p>3699929</text:p>
          </table:table-cell>
          <table:table-cell table:formula="of:=[.E455]-[.C455]" office:value-type="float" office:value="7399889" calcext:value-type="float">
            <text:p>7399889</text:p>
          </table:table-cell>
          <table:table-cell table:formula="of:=[.G455]-[.F455]" office:value-type="float" office:value="-0.0499999999999989" calcext:value-type="float">
            <text:p>-0.05</text:p>
          </table:table-cell>
          <table:table-cell table:formula="of:=[.H455]-[.G45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9_004106.log</text:p>
          </table:table-cell>
          <table:table-cell office:value-type="float" office:value="4106" calcext:value-type="float">
            <text:p>4106</text:p>
          </table:table-cell>
          <table:table-cell office:value-type="float" office:value="920591117" calcext:value-type="float">
            <text:p>920591117</text:p>
          </table:table-cell>
          <table:table-cell office:value-type="float" office:value="924291016" calcext:value-type="float">
            <text:p>924291016</text:p>
          </table:table-cell>
          <table:table-cell office:value-type="float" office:value="927990984" calcext:value-type="float">
            <text:p>927990984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456]-[.C456]" office:value-type="float" office:value="3699899" calcext:value-type="float">
            <text:p>3699899</text:p>
          </table:table-cell>
          <table:table-cell table:formula="of:=[.E456]-[.C456]" office:value-type="float" office:value="7399867" calcext:value-type="float">
            <text:p>7399867</text:p>
          </table:table-cell>
          <table:table-cell table:formula="of:=[.G456]-[.F456]" office:value-type="float" office:value="-0.0500000000000007" calcext:value-type="float">
            <text:p>-0.05</text:p>
          </table:table-cell>
          <table:table-cell table:formula="of:=[.H456]-[.G45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71_0040F4.log</text:p>
          </table:table-cell>
          <table:table-cell office:value-type="string" calcext:value-type="string">
            <text:p>0040F4</text:p>
          </table:table-cell>
          <table:table-cell office:value-type="float" office:value="920591372" calcext:value-type="float">
            <text:p>920591372</text:p>
          </table:table-cell>
          <table:table-cell office:value-type="float" office:value="924291295" calcext:value-type="float">
            <text:p>924291295</text:p>
          </table:table-cell>
          <table:table-cell office:value-type="float" office:value="927991263" calcext:value-type="float">
            <text:p>927991263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457]-[.C457]" office:value-type="float" office:value="3699923" calcext:value-type="float">
            <text:p>3699923</text:p>
          </table:table-cell>
          <table:table-cell table:formula="of:=[.E457]-[.C457]" office:value-type="float" office:value="7399891" calcext:value-type="float">
            <text:p>7399891</text:p>
          </table:table-cell>
          <table:table-cell table:formula="of:=[.G457]-[.F457]" office:value-type="float" office:value="-0.0299999999999994" calcext:value-type="float">
            <text:p>-0.03</text:p>
          </table:table-cell>
          <table:table-cell table:formula="of:=[.H457]-[.G45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37_004331.log</text:p>
          </table:table-cell>
          <table:table-cell office:value-type="float" office:value="4331" calcext:value-type="float">
            <text:p>4331</text:p>
          </table:table-cell>
          <table:table-cell office:value-type="float" office:value="920594423" calcext:value-type="float">
            <text:p>920594423</text:p>
          </table:table-cell>
          <table:table-cell office:value-type="float" office:value="924294361" calcext:value-type="float">
            <text:p>924294361</text:p>
          </table:table-cell>
          <table:table-cell office:value-type="float" office:value="927994335" calcext:value-type="float">
            <text:p>927994335</text:p>
          </table:table-cell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3" calcext:value-type="float">
            <text:p>11.93</text:p>
          </table:table-cell>
          <table:table-cell table:formula="of:=[.D458]-[.C458]" office:value-type="float" office:value="3699938" calcext:value-type="float">
            <text:p>3699938</text:p>
          </table:table-cell>
          <table:table-cell table:formula="of:=[.E458]-[.C458]" office:value-type="float" office:value="7399912" calcext:value-type="float">
            <text:p>7399912</text:p>
          </table:table-cell>
          <table:table-cell table:formula="of:=[.G458]-[.F458]" office:value-type="float" office:value="-0.0500000000000007" calcext:value-type="float">
            <text:p>-0.05</text:p>
          </table:table-cell>
          <table:table-cell table:formula="of:=[.H458]-[.G45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57_00441E.log</text:p>
          </table:table-cell>
          <table:table-cell office:value-type="string" calcext:value-type="string">
            <text:p>00441E</text:p>
          </table:table-cell>
          <table:table-cell office:value-type="float" office:value="920588977" calcext:value-type="float">
            <text:p>920588977</text:p>
          </table:table-cell>
          <table:table-cell office:value-type="float" office:value="924288900" calcext:value-type="float">
            <text:p>924288900</text:p>
          </table:table-cell>
          <table:table-cell office:value-type="float" office:value="927988863" calcext:value-type="float">
            <text:p>92798886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table:formula="of:=[.D459]-[.C459]" office:value-type="float" office:value="3699923" calcext:value-type="float">
            <text:p>3699923</text:p>
          </table:table-cell>
          <table:table-cell table:formula="of:=[.E459]-[.C459]" office:value-type="float" office:value="7399886" calcext:value-type="float">
            <text:p>7399886</text:p>
          </table:table-cell>
          <table:table-cell table:formula="of:=[.G459]-[.F459]" office:value-type="float" office:value="-0.0300000000000011" calcext:value-type="float">
            <text:p>-0.03</text:p>
          </table:table-cell>
          <table:table-cell table:formula="of:=[.H459]-[.G45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248_00421A.log</text:p>
          </table:table-cell>
          <table:table-cell office:value-type="string" calcext:value-type="string">
            <text:p>00421A</text:p>
          </table:table-cell>
          <table:table-cell office:value-type="float" office:value="920593851" calcext:value-type="float">
            <text:p>920593851</text:p>
          </table:table-cell>
          <table:table-cell office:value-type="float" office:value="924293799" calcext:value-type="float">
            <text:p>924293799</text:p>
          </table:table-cell>
          <table:table-cell office:value-type="float" office:value="927993763" calcext:value-type="float">
            <text:p>927993763</text:p>
          </table:table-cell>
          <table:table-cell office:value-type="float" office:value="12.14" calcext:value-type="float">
            <text:p>12.14</text:p>
          </table:table-cell>
          <table:table-cell office:value-type="float" office:value="12.09" calcext:value-type="float">
            <text:p>12.09</text:p>
          </table:table-cell>
          <table:table-cell office:value-type="float" office:value="12.07" calcext:value-type="float">
            <text:p>12.07</text:p>
          </table:table-cell>
          <table:table-cell table:formula="of:=[.D460]-[.C460]" office:value-type="float" office:value="3699948" calcext:value-type="float">
            <text:p>3699948</text:p>
          </table:table-cell>
          <table:table-cell table:formula="of:=[.E460]-[.C460]" office:value-type="float" office:value="7399912" calcext:value-type="float">
            <text:p>7399912</text:p>
          </table:table-cell>
          <table:table-cell table:formula="of:=[.G460]-[.F460]" office:value-type="float" office:value="-0.0500000000000007" calcext:value-type="float">
            <text:p>-0.05</text:p>
          </table:table-cell>
          <table:table-cell table:formula="of:=[.H460]-[.G46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36_00426D.log</text:p>
          </table:table-cell>
          <table:table-cell office:value-type="string" calcext:value-type="string">
            <text:p>00426D</text:p>
          </table:table-cell>
          <table:table-cell office:value-type="float" office:value="920589913" calcext:value-type="float">
            <text:p>920589913</text:p>
          </table:table-cell>
          <table:table-cell office:value-type="float" office:value="924289841" calcext:value-type="float">
            <text:p>924289841</text:p>
          </table:table-cell>
          <table:table-cell office:value-type="float" office:value="927989822" calcext:value-type="float">
            <text:p>927989822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table:formula="of:=[.D461]-[.C461]" office:value-type="float" office:value="3699928" calcext:value-type="float">
            <text:p>3699928</text:p>
          </table:table-cell>
          <table:table-cell table:formula="of:=[.E461]-[.C461]" office:value-type="float" office:value="7399909" calcext:value-type="float">
            <text:p>7399909</text:p>
          </table:table-cell>
          <table:table-cell table:formula="of:=[.G461]-[.F461]" office:value-type="float" office:value="-0.0500000000000007" calcext:value-type="float">
            <text:p>-0.05</text:p>
          </table:table-cell>
          <table:table-cell table:formula="of:=[.H461]-[.G46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52_004151.log</text:p>
          </table:table-cell>
          <table:table-cell office:value-type="float" office:value="4151" calcext:value-type="float">
            <text:p>4151</text:p>
          </table:table-cell>
          <table:table-cell office:value-type="float" office:value="920593718" calcext:value-type="float">
            <text:p>920593718</text:p>
          </table:table-cell>
          <table:table-cell office:value-type="float" office:value="924293660" calcext:value-type="float">
            <text:p>924293660</text:p>
          </table:table-cell>
          <table:table-cell office:value-type="float" office:value="927993613" calcext:value-type="float">
            <text:p>92799361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table:formula="of:=[.D462]-[.C462]" office:value-type="float" office:value="3699942" calcext:value-type="float">
            <text:p>3699942</text:p>
          </table:table-cell>
          <table:table-cell table:formula="of:=[.E462]-[.C462]" office:value-type="float" office:value="7399895" calcext:value-type="float">
            <text:p>7399895</text:p>
          </table:table-cell>
          <table:table-cell table:formula="of:=[.G462]-[.F462]" office:value-type="float" office:value="-0.0500000000000007" calcext:value-type="float">
            <text:p>-0.05</text:p>
          </table:table-cell>
          <table:table-cell table:formula="of:=[.H462]-[.G46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3_00420F.log</text:p>
          </table:table-cell>
          <table:table-cell office:value-type="string" calcext:value-type="string">
            <text:p>00420F</text:p>
          </table:table-cell>
          <table:table-cell office:value-type="float" office:value="920589836" calcext:value-type="float">
            <text:p>920589836</text:p>
          </table:table-cell>
          <table:table-cell office:value-type="float" office:value="924289761" calcext:value-type="float">
            <text:p>924289761</text:p>
          </table:table-cell>
          <table:table-cell office:value-type="float" office:value="927989731" calcext:value-type="float">
            <text:p>92798973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" calcext:value-type="float">
            <text:p>11.8</text:p>
          </table:table-cell>
          <table:table-cell table:formula="of:=[.D463]-[.C463]" office:value-type="float" office:value="3699925" calcext:value-type="float">
            <text:p>3699925</text:p>
          </table:table-cell>
          <table:table-cell table:formula="of:=[.E463]-[.C463]" office:value-type="float" office:value="7399895" calcext:value-type="float">
            <text:p>7399895</text:p>
          </table:table-cell>
          <table:table-cell table:formula="of:=[.G463]-[.F463]" office:value-type="float" office:value="-0.0499999999999989" calcext:value-type="float">
            <text:p>-0.05</text:p>
          </table:table-cell>
          <table:table-cell table:formula="of:=[.H463]-[.G46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52_004314.log</text:p>
          </table:table-cell>
          <table:table-cell office:value-type="float" office:value="4314" calcext:value-type="float">
            <text:p>4314</text:p>
          </table:table-cell>
          <table:table-cell office:value-type="float" office:value="920591759" calcext:value-type="float">
            <text:p>920591759</text:p>
          </table:table-cell>
          <table:table-cell office:value-type="float" office:value="924291691" calcext:value-type="float">
            <text:p>924291691</text:p>
          </table:table-cell>
          <table:table-cell office:value-type="float" office:value="927991653" calcext:value-type="float">
            <text:p>927991653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3" calcext:value-type="float">
            <text:p>11.73</text:p>
          </table:table-cell>
          <table:table-cell table:formula="of:=[.D464]-[.C464]" office:value-type="float" office:value="3699932" calcext:value-type="float">
            <text:p>3699932</text:p>
          </table:table-cell>
          <table:table-cell table:formula="of:=[.E464]-[.C464]" office:value-type="float" office:value="7399894" calcext:value-type="float">
            <text:p>7399894</text:p>
          </table:table-cell>
          <table:table-cell table:formula="of:=[.G464]-[.F464]" office:value-type="float" office:value="-0.0700000000000003" calcext:value-type="float">
            <text:p>-0.07</text:p>
          </table:table-cell>
          <table:table-cell table:formula="of:=[.H464]-[.G46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49_0041AF.log</text:p>
          </table:table-cell>
          <table:table-cell office:value-type="string" calcext:value-type="string">
            <text:p>0041AF</text:p>
          </table:table-cell>
          <table:table-cell office:value-type="float" office:value="920593134" calcext:value-type="float">
            <text:p>920593134</text:p>
          </table:table-cell>
          <table:table-cell office:value-type="float" office:value="924293082" calcext:value-type="float">
            <text:p>924293082</text:p>
          </table:table-cell>
          <table:table-cell office:value-type="float" office:value="927993053" calcext:value-type="float">
            <text:p>927993053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table:formula="of:=[.D465]-[.C465]" office:value-type="float" office:value="3699948" calcext:value-type="float">
            <text:p>3699948</text:p>
          </table:table-cell>
          <table:table-cell table:formula="of:=[.E465]-[.C465]" office:value-type="float" office:value="7399919" calcext:value-type="float">
            <text:p>7399919</text:p>
          </table:table-cell>
          <table:table-cell table:formula="of:=[.G465]-[.F465]" office:value-type="float" office:value="-0.0399999999999991" calcext:value-type="float">
            <text:p>-0.04</text:p>
          </table:table-cell>
          <table:table-cell table:formula="of:=[.H465]-[.G46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46_0043C1.log</text:p>
          </table:table-cell>
          <table:table-cell office:value-type="string" calcext:value-type="string">
            <text:p>0043C1</text:p>
          </table:table-cell>
          <table:table-cell office:value-type="float" office:value="920592087" calcext:value-type="float">
            <text:p>920592087</text:p>
          </table:table-cell>
          <table:table-cell office:value-type="float" office:value="924292023" calcext:value-type="float">
            <text:p>924292023</text:p>
          </table:table-cell>
          <table:table-cell office:value-type="float" office:value="927991991" calcext:value-type="float">
            <text:p>927991991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466]-[.C466]" office:value-type="float" office:value="3699936" calcext:value-type="float">
            <text:p>3699936</text:p>
          </table:table-cell>
          <table:table-cell table:formula="of:=[.E466]-[.C466]" office:value-type="float" office:value="7399904" calcext:value-type="float">
            <text:p>7399904</text:p>
          </table:table-cell>
          <table:table-cell table:formula="of:=[.G466]-[.F466]" office:value-type="float" office:value="-0.0399999999999991" calcext:value-type="float">
            <text:p>-0.04</text:p>
          </table:table-cell>
          <table:table-cell table:formula="of:=[.H466]-[.G46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56_004217.log</text:p>
          </table:table-cell>
          <table:table-cell office:value-type="float" office:value="4217" calcext:value-type="float">
            <text:p>4217</text:p>
          </table:table-cell>
          <table:table-cell office:value-type="float" office:value="920595072" calcext:value-type="float">
            <text:p>920595072</text:p>
          </table:table-cell>
          <table:table-cell office:value-type="float" office:value="924295020" calcext:value-type="float">
            <text:p>924295020</text:p>
          </table:table-cell>
          <table:table-cell office:value-type="float" office:value="927995004" calcext:value-type="float">
            <text:p>927995004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4" calcext:value-type="float">
            <text:p>11.74</text:p>
          </table:table-cell>
          <table:table-cell table:formula="of:=[.D467]-[.C467]" office:value-type="float" office:value="3699948" calcext:value-type="float">
            <text:p>3699948</text:p>
          </table:table-cell>
          <table:table-cell table:formula="of:=[.E467]-[.C467]" office:value-type="float" office:value="7399932" calcext:value-type="float">
            <text:p>7399932</text:p>
          </table:table-cell>
          <table:table-cell table:formula="of:=[.G467]-[.F467]" office:value-type="float" office:value="-0.0400000000000009" calcext:value-type="float">
            <text:p>-0.04</text:p>
          </table:table-cell>
          <table:table-cell table:formula="of:=[.H467]-[.G46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16_004289.log</text:p>
          </table:table-cell>
          <table:table-cell office:value-type="float" office:value="4289" calcext:value-type="float">
            <text:p>4289</text:p>
          </table:table-cell>
          <table:table-cell office:value-type="float" office:value="920595094" calcext:value-type="float">
            <text:p>920595094</text:p>
          </table:table-cell>
          <table:table-cell office:value-type="float" office:value="924295052" calcext:value-type="float">
            <text:p>924295052</text:p>
          </table:table-cell>
          <table:table-cell office:value-type="float" office:value="927995045" calcext:value-type="float">
            <text:p>927995045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3" calcext:value-type="float">
            <text:p>11.73</text:p>
          </table:table-cell>
          <table:table-cell table:formula="of:=[.D468]-[.C468]" office:value-type="float" office:value="3699958" calcext:value-type="float">
            <text:p>3699958</text:p>
          </table:table-cell>
          <table:table-cell table:formula="of:=[.E468]-[.C468]" office:value-type="float" office:value="7399951" calcext:value-type="float">
            <text:p>7399951</text:p>
          </table:table-cell>
          <table:table-cell table:formula="of:=[.G468]-[.F468]" office:value-type="float" office:value="-0.0500000000000007" calcext:value-type="float">
            <text:p>-0.05</text:p>
          </table:table-cell>
          <table:table-cell table:formula="of:=[.H468]-[.G46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13_0041A9.log</text:p>
          </table:table-cell>
          <table:table-cell office:value-type="string" calcext:value-type="string">
            <text:p>0041A9</text:p>
          </table:table-cell>
          <table:table-cell office:value-type="float" office:value="920589475" calcext:value-type="float">
            <text:p>920589475</text:p>
          </table:table-cell>
          <table:table-cell office:value-type="float" office:value="924289379" calcext:value-type="float">
            <text:p>924289379</text:p>
          </table:table-cell>
          <table:table-cell office:value-type="float" office:value="927989336" calcext:value-type="float">
            <text:p>927989336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469]-[.C469]" office:value-type="float" office:value="3699904" calcext:value-type="float">
            <text:p>3699904</text:p>
          </table:table-cell>
          <table:table-cell table:formula="of:=[.E469]-[.C469]" office:value-type="float" office:value="7399861" calcext:value-type="float">
            <text:p>7399861</text:p>
          </table:table-cell>
          <table:table-cell table:formula="of:=[.G469]-[.F469]" office:value-type="float" office:value="-0.0400000000000009" calcext:value-type="float">
            <text:p>-0.04</text:p>
          </table:table-cell>
          <table:table-cell table:formula="of:=[.H469]-[.G46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8_0041CB.log</text:p>
          </table:table-cell>
          <table:table-cell office:value-type="string" calcext:value-type="string">
            <text:p>0041CB</text:p>
          </table:table-cell>
          <table:table-cell office:value-type="float" office:value="920589440" calcext:value-type="float">
            <text:p>920589440</text:p>
          </table:table-cell>
          <table:table-cell office:value-type="float" office:value="924289339" calcext:value-type="float">
            <text:p>924289339</text:p>
          </table:table-cell>
          <table:table-cell office:value-type="float" office:value="927989284" calcext:value-type="float">
            <text:p>92798928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table:formula="of:=[.D470]-[.C470]" office:value-type="float" office:value="3699899" calcext:value-type="float">
            <text:p>3699899</text:p>
          </table:table-cell>
          <table:table-cell table:formula="of:=[.E470]-[.C470]" office:value-type="float" office:value="7399844" calcext:value-type="float">
            <text:p>7399844</text:p>
          </table:table-cell>
          <table:table-cell table:formula="of:=[.G470]-[.F470]" office:value-type="float" office:value="-0.0400000000000009" calcext:value-type="float">
            <text:p>-0.04</text:p>
          </table:table-cell>
          <table:table-cell table:formula="of:=[.H470]-[.G470]" office:value-type="float" office:value="-0.0599999999999987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6_0043C4.log</text:p>
          </table:table-cell>
          <table:table-cell office:value-type="string" calcext:value-type="string">
            <text:p>0043C4</text:p>
          </table:table-cell>
          <table:table-cell office:value-type="float" office:value="920589825" calcext:value-type="float">
            <text:p>920589825</text:p>
          </table:table-cell>
          <table:table-cell office:value-type="float" office:value="924289763" calcext:value-type="float">
            <text:p>924289763</text:p>
          </table:table-cell>
          <table:table-cell office:value-type="float" office:value="927989734" calcext:value-type="float">
            <text:p>927989734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6" calcext:value-type="float">
            <text:p>11.86</text:p>
          </table:table-cell>
          <table:table-cell table:formula="of:=[.D471]-[.C471]" office:value-type="float" office:value="3699938" calcext:value-type="float">
            <text:p>3699938</text:p>
          </table:table-cell>
          <table:table-cell table:formula="of:=[.E471]-[.C471]" office:value-type="float" office:value="7399909" calcext:value-type="float">
            <text:p>7399909</text:p>
          </table:table-cell>
          <table:table-cell table:formula="of:=[.G471]-[.F471]" office:value-type="float" office:value="-0.0500000000000007" calcext:value-type="float">
            <text:p>-0.05</text:p>
          </table:table-cell>
          <table:table-cell table:formula="of:=[.H471]-[.G471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28_0042FF.log</text:p>
          </table:table-cell>
          <table:table-cell office:value-type="string" calcext:value-type="string">
            <text:p>0042FF</text:p>
          </table:table-cell>
          <table:table-cell office:value-type="float" office:value="920593602" calcext:value-type="float">
            <text:p>920593602</text:p>
          </table:table-cell>
          <table:table-cell office:value-type="float" office:value="924293535" calcext:value-type="float">
            <text:p>924293535</text:p>
          </table:table-cell>
          <table:table-cell office:value-type="float" office:value="927993504" calcext:value-type="float">
            <text:p>92799350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472]-[.C472]" office:value-type="float" office:value="3699933" calcext:value-type="float">
            <text:p>3699933</text:p>
          </table:table-cell>
          <table:table-cell table:formula="of:=[.E472]-[.C472]" office:value-type="float" office:value="7399902" calcext:value-type="float">
            <text:p>7399902</text:p>
          </table:table-cell>
          <table:table-cell table:formula="of:=[.G472]-[.F472]" office:value-type="float" office:value="-0.0499999999999989" calcext:value-type="float">
            <text:p>-0.05</text:p>
          </table:table-cell>
          <table:table-cell table:formula="of:=[.H472]-[.G47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35_00418B.log</text:p>
          </table:table-cell>
          <table:table-cell office:value-type="string" calcext:value-type="string">
            <text:p>00418B</text:p>
          </table:table-cell>
          <table:table-cell office:value-type="float" office:value="920590781" calcext:value-type="float">
            <text:p>920590781</text:p>
          </table:table-cell>
          <table:table-cell office:value-type="float" office:value="924290707" calcext:value-type="float">
            <text:p>924290707</text:p>
          </table:table-cell>
          <table:table-cell office:value-type="float" office:value="927990674" calcext:value-type="float">
            <text:p>92799067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473]-[.C473]" office:value-type="float" office:value="3699926" calcext:value-type="float">
            <text:p>3699926</text:p>
          </table:table-cell>
          <table:table-cell table:formula="of:=[.E473]-[.C473]" office:value-type="float" office:value="7399893" calcext:value-type="float">
            <text:p>7399893</text:p>
          </table:table-cell>
          <table:table-cell table:formula="of:=[.G473]-[.F473]" office:value-type="float" office:value="-0.0300000000000011" calcext:value-type="float">
            <text:p>-0.03</text:p>
          </table:table-cell>
          <table:table-cell table:formula="of:=[.H473]-[.G47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1714_40040B.log</text:p>
          </table:table-cell>
          <table:table-cell office:value-type="string" calcext:value-type="string">
            <text:p>40040B</text:p>
          </table:table-cell>
          <table:table-cell office:value-type="float" office:value="920591344" calcext:value-type="float">
            <text:p>920591344</text:p>
          </table:table-cell>
          <table:table-cell office:value-type="float" office:value="924291285" calcext:value-type="float">
            <text:p>924291285</text:p>
          </table:table-cell>
          <table:table-cell office:value-type="float" office:value="927991259" calcext:value-type="float">
            <text:p>927991259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table:formula="of:=[.D474]-[.C474]" office:value-type="float" office:value="3699941" calcext:value-type="float">
            <text:p>3699941</text:p>
          </table:table-cell>
          <table:table-cell table:formula="of:=[.E474]-[.C474]" office:value-type="float" office:value="7399915" calcext:value-type="float">
            <text:p>7399915</text:p>
          </table:table-cell>
          <table:table-cell table:formula="of:=[.G474]-[.F474]" office:value-type="float" office:value="-0.0599999999999987" calcext:value-type="float">
            <text:p>-0.06</text:p>
          </table:table-cell>
          <table:table-cell table:formula="of:=[.H474]-[.G47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26_0040CB.log</text:p>
          </table:table-cell>
          <table:table-cell office:value-type="string" calcext:value-type="string">
            <text:p>0040CB</text:p>
          </table:table-cell>
          <table:table-cell office:value-type="float" office:value="920593121" calcext:value-type="float">
            <text:p>920593121</text:p>
          </table:table-cell>
          <table:table-cell office:value-type="float" office:value="924293040" calcext:value-type="float">
            <text:p>924293040</text:p>
          </table:table-cell>
          <table:table-cell office:value-type="float" office:value="927992994" calcext:value-type="float">
            <text:p>927992994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475]-[.C475]" office:value-type="float" office:value="3699919" calcext:value-type="float">
            <text:p>3699919</text:p>
          </table:table-cell>
          <table:table-cell table:formula="of:=[.E475]-[.C475]" office:value-type="float" office:value="7399873" calcext:value-type="float">
            <text:p>7399873</text:p>
          </table:table-cell>
          <table:table-cell table:formula="of:=[.G475]-[.F475]" office:value-type="float" office:value="-0.0399999999999991" calcext:value-type="float">
            <text:p>-0.04</text:p>
          </table:table-cell>
          <table:table-cell table:formula="of:=[.H475]-[.G47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6_0040C8.log</text:p>
          </table:table-cell>
          <table:table-cell office:value-type="string" calcext:value-type="string">
            <text:p>0040C8</text:p>
          </table:table-cell>
          <table:table-cell office:value-type="float" office:value="920592412" calcext:value-type="float">
            <text:p>920592412</text:p>
          </table:table-cell>
          <table:table-cell office:value-type="float" office:value="924292335" calcext:value-type="float">
            <text:p>924292335</text:p>
          </table:table-cell>
          <table:table-cell office:value-type="float" office:value="927992286" calcext:value-type="float">
            <text:p>927992286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476]-[.C476]" office:value-type="float" office:value="3699923" calcext:value-type="float">
            <text:p>3699923</text:p>
          </table:table-cell>
          <table:table-cell table:formula="of:=[.E476]-[.C476]" office:value-type="float" office:value="7399874" calcext:value-type="float">
            <text:p>7399874</text:p>
          </table:table-cell>
          <table:table-cell table:formula="of:=[.G476]-[.F476]" office:value-type="float" office:value="-0.0599999999999987" calcext:value-type="float">
            <text:p>-0.06</text:p>
          </table:table-cell>
          <table:table-cell table:formula="of:=[.H476]-[.G47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26_0043A2.log</text:p>
          </table:table-cell>
          <table:table-cell office:value-type="string" calcext:value-type="string">
            <text:p>0043A2</text:p>
          </table:table-cell>
          <table:table-cell office:value-type="float" office:value="920591717" calcext:value-type="float">
            <text:p>920591717</text:p>
          </table:table-cell>
          <table:table-cell office:value-type="float" office:value="924291632" calcext:value-type="float">
            <text:p>924291632</text:p>
          </table:table-cell>
          <table:table-cell office:value-type="float" office:value="927991588" calcext:value-type="float">
            <text:p>927991588</text:p>
          </table:table-cell>
          <table:table-cell office:value-type="float" office:value="12.03" calcext:value-type="float">
            <text:p>12.03</text:p>
          </table:table-cell>
          <table:table-cell office:value-type="float" office:value="12" calcext:value-type="float">
            <text:p>12</text:p>
          </table:table-cell>
          <table:table-cell office:value-type="float" office:value="11.97" calcext:value-type="float">
            <text:p>11.97</text:p>
          </table:table-cell>
          <table:table-cell table:formula="of:=[.D477]-[.C477]" office:value-type="float" office:value="3699915" calcext:value-type="float">
            <text:p>3699915</text:p>
          </table:table-cell>
          <table:table-cell table:formula="of:=[.E477]-[.C477]" office:value-type="float" office:value="7399871" calcext:value-type="float">
            <text:p>7399871</text:p>
          </table:table-cell>
          <table:table-cell table:formula="of:=[.G477]-[.F477]" office:value-type="float" office:value="-0.0299999999999994" calcext:value-type="float">
            <text:p>-0.03</text:p>
          </table:table-cell>
          <table:table-cell table:formula="of:=[.H477]-[.G47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31_0043A3.log</text:p>
          </table:table-cell>
          <table:table-cell office:value-type="string" calcext:value-type="string">
            <text:p>0043A3</text:p>
          </table:table-cell>
          <table:table-cell office:value-type="float" office:value="920589643" calcext:value-type="float">
            <text:p>920589643</text:p>
          </table:table-cell>
          <table:table-cell office:value-type="float" office:value="924289554" calcext:value-type="float">
            <text:p>924289554</text:p>
          </table:table-cell>
          <table:table-cell office:value-type="float" office:value="927989510" calcext:value-type="float">
            <text:p>92798951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478]-[.C478]" office:value-type="float" office:value="3699911" calcext:value-type="float">
            <text:p>3699911</text:p>
          </table:table-cell>
          <table:table-cell table:formula="of:=[.E478]-[.C478]" office:value-type="float" office:value="7399867" calcext:value-type="float">
            <text:p>7399867</text:p>
          </table:table-cell>
          <table:table-cell table:formula="of:=[.G478]-[.F478]" office:value-type="float" office:value="-0.0399999999999991" calcext:value-type="float">
            <text:p>-0.04</text:p>
          </table:table-cell>
          <table:table-cell table:formula="of:=[.H478]-[.G47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025_004369.log</text:p>
          </table:table-cell>
          <table:table-cell office:value-type="float" office:value="4369" calcext:value-type="float">
            <text:p>4369</text:p>
          </table:table-cell>
          <table:table-cell office:value-type="float" office:value="920592343" calcext:value-type="float">
            <text:p>920592343</text:p>
          </table:table-cell>
          <table:table-cell office:value-type="float" office:value="924292342" calcext:value-type="float">
            <text:p>924292342</text:p>
          </table:table-cell>
          <table:table-cell office:value-type="float" office:value="927992362" calcext:value-type="float">
            <text:p>927992362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table:formula="of:=[.D479]-[.C479]" office:value-type="float" office:value="3699999" calcext:value-type="float">
            <text:p>3699999</text:p>
          </table:table-cell>
          <table:table-cell table:formula="of:=[.E479]-[.C479]" office:value-type="float" office:value="7400019" calcext:value-type="float">
            <text:p>7400019</text:p>
          </table:table-cell>
          <table:table-cell table:formula="of:=[.G479]-[.F479]" office:value-type="float" office:value="-0.0399999999999991" calcext:value-type="float">
            <text:p>-0.04</text:p>
          </table:table-cell>
          <table:table-cell table:formula="of:=[.H479]-[.G479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30_00426C.log</text:p>
          </table:table-cell>
          <table:table-cell office:value-type="string" calcext:value-type="string">
            <text:p>00426C</text:p>
          </table:table-cell>
          <table:table-cell office:value-type="float" office:value="920589431" calcext:value-type="float">
            <text:p>920589431</text:p>
          </table:table-cell>
          <table:table-cell office:value-type="float" office:value="924289337" calcext:value-type="float">
            <text:p>924289337</text:p>
          </table:table-cell>
          <table:table-cell office:value-type="float" office:value="927989284" calcext:value-type="float">
            <text:p>927989284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480]-[.C480]" office:value-type="float" office:value="3699906" calcext:value-type="float">
            <text:p>3699906</text:p>
          </table:table-cell>
          <table:table-cell table:formula="of:=[.E480]-[.C480]" office:value-type="float" office:value="7399853" calcext:value-type="float">
            <text:p>7399853</text:p>
          </table:table-cell>
          <table:table-cell table:formula="of:=[.G480]-[.F480]" office:value-type="float" office:value="-0.0599999999999987" calcext:value-type="float">
            <text:p>-0.06</text:p>
          </table:table-cell>
          <table:table-cell table:formula="of:=[.H480]-[.G48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58_004168.log</text:p>
          </table:table-cell>
          <table:table-cell office:value-type="float" office:value="4168" calcext:value-type="float">
            <text:p>4168</text:p>
          </table:table-cell>
          <table:table-cell office:value-type="float" office:value="920594687" calcext:value-type="float">
            <text:p>920594687</text:p>
          </table:table-cell>
          <table:table-cell office:value-type="float" office:value="924294616" calcext:value-type="float">
            <text:p>924294616</text:p>
          </table:table-cell>
          <table:table-cell office:value-type="float" office:value="927994607" calcext:value-type="float">
            <text:p>92799460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481]-[.C481]" office:value-type="float" office:value="3699929" calcext:value-type="float">
            <text:p>3699929</text:p>
          </table:table-cell>
          <table:table-cell table:formula="of:=[.E481]-[.C481]" office:value-type="float" office:value="7399920" calcext:value-type="float">
            <text:p>7399920</text:p>
          </table:table-cell>
          <table:table-cell table:formula="of:=[.G481]-[.F481]" office:value-type="float" office:value="-0.0600000000000005" calcext:value-type="float">
            <text:p>-0.06</text:p>
          </table:table-cell>
          <table:table-cell table:formula="of:=[.H481]-[.G481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1036_004449.log</text:p>
          </table:table-cell>
          <table:table-cell office:value-type="float" office:value="4449" calcext:value-type="float">
            <text:p>4449</text:p>
          </table:table-cell>
          <table:table-cell office:value-type="float" office:value="920591227" calcext:value-type="float">
            <text:p>920591227</text:p>
          </table:table-cell>
          <table:table-cell office:value-type="float" office:value="924291167" calcext:value-type="float">
            <text:p>924291167</text:p>
          </table:table-cell>
          <table:table-cell office:value-type="float" office:value="927991133" calcext:value-type="float">
            <text:p>92799113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482]-[.C482]" office:value-type="float" office:value="3699940" calcext:value-type="float">
            <text:p>3699940</text:p>
          </table:table-cell>
          <table:table-cell table:formula="of:=[.E482]-[.C482]" office:value-type="float" office:value="7399906" calcext:value-type="float">
            <text:p>7399906</text:p>
          </table:table-cell>
          <table:table-cell table:formula="of:=[.G482]-[.F482]" office:value-type="float" office:value="-0.0500000000000007" calcext:value-type="float">
            <text:p>-0.05</text:p>
          </table:table-cell>
          <table:table-cell table:formula="of:=[.H482]-[.G48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2_00434A.log</text:p>
          </table:table-cell>
          <table:table-cell office:value-type="string" calcext:value-type="string">
            <text:p>00434A</text:p>
          </table:table-cell>
          <table:table-cell office:value-type="float" office:value="920593218" calcext:value-type="float">
            <text:p>920593218</text:p>
          </table:table-cell>
          <table:table-cell office:value-type="float" office:value="924293144" calcext:value-type="float">
            <text:p>924293144</text:p>
          </table:table-cell>
          <table:table-cell office:value-type="float" office:value="927993110" calcext:value-type="float">
            <text:p>92799311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483]-[.C483]" office:value-type="float" office:value="3699926" calcext:value-type="float">
            <text:p>3699926</text:p>
          </table:table-cell>
          <table:table-cell table:formula="of:=[.E483]-[.C483]" office:value-type="float" office:value="7399892" calcext:value-type="float">
            <text:p>7399892</text:p>
          </table:table-cell>
          <table:table-cell table:formula="of:=[.G483]-[.F483]" office:value-type="float" office:value="-0.0600000000000005" calcext:value-type="float">
            <text:p>-0.06</text:p>
          </table:table-cell>
          <table:table-cell table:formula="of:=[.H483]-[.G48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252_0042B8.log</text:p>
          </table:table-cell>
          <table:table-cell office:value-type="string" calcext:value-type="string">
            <text:p>0042B8</text:p>
          </table:table-cell>
          <table:table-cell office:value-type="float" office:value="920591680" calcext:value-type="float">
            <text:p>920591680</text:p>
          </table:table-cell>
          <table:table-cell office:value-type="float" office:value="924291658" calcext:value-type="float">
            <text:p>924291658</text:p>
          </table:table-cell>
          <table:table-cell office:value-type="float" office:value="927991685" calcext:value-type="float">
            <text:p>927991685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3" calcext:value-type="float">
            <text:p>11.63</text:p>
          </table:table-cell>
          <table:table-cell table:formula="of:=[.D484]-[.C484]" office:value-type="float" office:value="3699978" calcext:value-type="float">
            <text:p>3699978</text:p>
          </table:table-cell>
          <table:table-cell table:formula="of:=[.E484]-[.C484]" office:value-type="float" office:value="7400005" calcext:value-type="float">
            <text:p>7400005</text:p>
          </table:table-cell>
          <table:table-cell table:formula="of:=[.G484]-[.F484]" office:value-type="float" office:value="-0.0499999999999989" calcext:value-type="float">
            <text:p>-0.05</text:p>
          </table:table-cell>
          <table:table-cell table:formula="of:=[.H484]-[.G48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54_0043D9.log</text:p>
          </table:table-cell>
          <table:table-cell office:value-type="string" calcext:value-type="string">
            <text:p>0043D9</text:p>
          </table:table-cell>
          <table:table-cell office:value-type="float" office:value="920593918" calcext:value-type="float">
            <text:p>920593918</text:p>
          </table:table-cell>
          <table:table-cell office:value-type="float" office:value="924293839" calcext:value-type="float">
            <text:p>924293839</text:p>
          </table:table-cell>
          <table:table-cell office:value-type="float" office:value="927993809" calcext:value-type="float">
            <text:p>92799380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" calcext:value-type="float">
            <text:p>11.6</text:p>
          </table:table-cell>
          <table:table-cell table:formula="of:=[.D485]-[.C485]" office:value-type="float" office:value="3699921" calcext:value-type="float">
            <text:p>3699921</text:p>
          </table:table-cell>
          <table:table-cell table:formula="of:=[.E485]-[.C485]" office:value-type="float" office:value="7399891" calcext:value-type="float">
            <text:p>7399891</text:p>
          </table:table-cell>
          <table:table-cell table:formula="of:=[.G485]-[.F485]" office:value-type="float" office:value="-0.0400000000000009" calcext:value-type="float">
            <text:p>-0.04</text:p>
          </table:table-cell>
          <table:table-cell table:formula="of:=[.H485]-[.G48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7_0043E0.log</text:p>
          </table:table-cell>
          <table:table-cell office:value-type="float" office:value="43" calcext:value-type="float">
            <text:p>43</text:p>
          </table:table-cell>
          <table:table-cell office:value-type="float" office:value="920589204" calcext:value-type="float">
            <text:p>920589204</text:p>
          </table:table-cell>
          <table:table-cell office:value-type="float" office:value="924289115" calcext:value-type="float">
            <text:p>924289115</text:p>
          </table:table-cell>
          <table:table-cell office:value-type="float" office:value="927989065" calcext:value-type="float">
            <text:p>92798906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table:formula="of:=[.D486]-[.C486]" office:value-type="float" office:value="3699911" calcext:value-type="float">
            <text:p>3699911</text:p>
          </table:table-cell>
          <table:table-cell table:formula="of:=[.E486]-[.C486]" office:value-type="float" office:value="7399861" calcext:value-type="float">
            <text:p>7399861</text:p>
          </table:table-cell>
          <table:table-cell table:formula="of:=[.G486]-[.F486]" office:value-type="float" office:value="-0.0600000000000005" calcext:value-type="float">
            <text:p>-0.06</text:p>
          </table:table-cell>
          <table:table-cell table:formula="of:=[.H486]-[.G48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8_00434B.log</text:p>
          </table:table-cell>
          <table:table-cell office:value-type="string" calcext:value-type="string">
            <text:p>00434B</text:p>
          </table:table-cell>
          <table:table-cell office:value-type="float" office:value="920593354" calcext:value-type="float">
            <text:p>920593354</text:p>
          </table:table-cell>
          <table:table-cell office:value-type="float" office:value="924293263" calcext:value-type="float">
            <text:p>924293263</text:p>
          </table:table-cell>
          <table:table-cell office:value-type="float" office:value="927993228" calcext:value-type="float">
            <text:p>92799322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487]-[.C487]" office:value-type="float" office:value="3699909" calcext:value-type="float">
            <text:p>3699909</text:p>
          </table:table-cell>
          <table:table-cell table:formula="of:=[.E487]-[.C487]" office:value-type="float" office:value="7399874" calcext:value-type="float">
            <text:p>7399874</text:p>
          </table:table-cell>
          <table:table-cell table:formula="of:=[.G487]-[.F487]" office:value-type="float" office:value="-0.0499999999999989" calcext:value-type="float">
            <text:p>-0.05</text:p>
          </table:table-cell>
          <table:table-cell table:formula="of:=[.H487]-[.G48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841_004390.log</text:p>
          </table:table-cell>
          <table:table-cell office:value-type="float" office:value="4390" calcext:value-type="float">
            <text:p>4390</text:p>
          </table:table-cell>
          <table:table-cell office:value-type="float" office:value="920590420" calcext:value-type="float">
            <text:p>920590420</text:p>
          </table:table-cell>
          <table:table-cell office:value-type="float" office:value="924290325" calcext:value-type="float">
            <text:p>924290325</text:p>
          </table:table-cell>
          <table:table-cell office:value-type="float" office:value="927990275" calcext:value-type="float">
            <text:p>92799027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488]-[.C488]" office:value-type="float" office:value="3699905" calcext:value-type="float">
            <text:p>3699905</text:p>
          </table:table-cell>
          <table:table-cell table:formula="of:=[.E488]-[.C488]" office:value-type="float" office:value="7399855" calcext:value-type="float">
            <text:p>7399855</text:p>
          </table:table-cell>
          <table:table-cell table:formula="of:=[.G488]-[.F488]" office:value-type="float" office:value="-0.0399999999999991" calcext:value-type="float">
            <text:p>-0.04</text:p>
          </table:table-cell>
          <table:table-cell table:formula="of:=[.H488]-[.G48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1_0042D7.log</text:p>
          </table:table-cell>
          <table:table-cell office:value-type="string" calcext:value-type="string">
            <text:p>0042D7</text:p>
          </table:table-cell>
          <table:table-cell office:value-type="float" office:value="920589734" calcext:value-type="float">
            <text:p>920589734</text:p>
          </table:table-cell>
          <table:table-cell office:value-type="float" office:value="924289674" calcext:value-type="float">
            <text:p>924289674</text:p>
          </table:table-cell>
          <table:table-cell office:value-type="float" office:value="927989655" calcext:value-type="float">
            <text:p>927989655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table:formula="of:=[.D489]-[.C489]" office:value-type="float" office:value="3699940" calcext:value-type="float">
            <text:p>3699940</text:p>
          </table:table-cell>
          <table:table-cell table:formula="of:=[.E489]-[.C489]" office:value-type="float" office:value="7399921" calcext:value-type="float">
            <text:p>7399921</text:p>
          </table:table-cell>
          <table:table-cell table:formula="of:=[.G489]-[.F489]" office:value-type="float" office:value="-0.0300000000000011" calcext:value-type="float">
            <text:p>-0.03</text:p>
          </table:table-cell>
          <table:table-cell table:formula="of:=[.H489]-[.G48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856_0043AF.log</text:p>
          </table:table-cell>
          <table:table-cell office:value-type="string" calcext:value-type="string">
            <text:p>0043AF</text:p>
          </table:table-cell>
          <table:table-cell office:value-type="float" office:value="920593425" calcext:value-type="float">
            <text:p>920593425</text:p>
          </table:table-cell>
          <table:table-cell office:value-type="float" office:value="924293364" calcext:value-type="float">
            <text:p>924293364</text:p>
          </table:table-cell>
          <table:table-cell office:value-type="float" office:value="927993334" calcext:value-type="float">
            <text:p>927993334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7" calcext:value-type="float">
            <text:p>11.87</text:p>
          </table:table-cell>
          <table:table-cell table:formula="of:=[.D490]-[.C490]" office:value-type="float" office:value="3699939" calcext:value-type="float">
            <text:p>3699939</text:p>
          </table:table-cell>
          <table:table-cell table:formula="of:=[.E490]-[.C490]" office:value-type="float" office:value="7399909" calcext:value-type="float">
            <text:p>7399909</text:p>
          </table:table-cell>
          <table:table-cell table:formula="of:=[.G490]-[.F490]" office:value-type="float" office:value="-0.0399999999999991" calcext:value-type="float">
            <text:p>-0.04</text:p>
          </table:table-cell>
          <table:table-cell table:formula="of:=[.H490]-[.G490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32_004415.log</text:p>
          </table:table-cell>
          <table:table-cell office:value-type="float" office:value="4415" calcext:value-type="float">
            <text:p>4415</text:p>
          </table:table-cell>
          <table:table-cell office:value-type="float" office:value="920594849" calcext:value-type="float">
            <text:p>920594849</text:p>
          </table:table-cell>
          <table:table-cell office:value-type="float" office:value="924294783" calcext:value-type="float">
            <text:p>924294783</text:p>
          </table:table-cell>
          <table:table-cell office:value-type="float" office:value="927994747" calcext:value-type="float">
            <text:p>927994747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table:formula="of:=[.D491]-[.C491]" office:value-type="float" office:value="3699934" calcext:value-type="float">
            <text:p>3699934</text:p>
          </table:table-cell>
          <table:table-cell table:formula="of:=[.E491]-[.C491]" office:value-type="float" office:value="7399898" calcext:value-type="float">
            <text:p>7399898</text:p>
          </table:table-cell>
          <table:table-cell table:formula="of:=[.G491]-[.F491]" office:value-type="float" office:value="-0.0500000000000007" calcext:value-type="float">
            <text:p>-0.05</text:p>
          </table:table-cell>
          <table:table-cell table:formula="of:=[.H491]-[.G49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58_0042F2.log</text:p>
          </table:table-cell>
          <table:table-cell office:value-type="string" calcext:value-type="string">
            <text:p>0042F2</text:p>
          </table:table-cell>
          <table:table-cell office:value-type="float" office:value="920590843" calcext:value-type="float">
            <text:p>920590843</text:p>
          </table:table-cell>
          <table:table-cell office:value-type="float" office:value="924290757" calcext:value-type="float">
            <text:p>924290757</text:p>
          </table:table-cell>
          <table:table-cell office:value-type="float" office:value="927990715" calcext:value-type="float">
            <text:p>92799071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6" calcext:value-type="float">
            <text:p>11.66</text:p>
          </table:table-cell>
          <table:table-cell table:formula="of:=[.D492]-[.C492]" office:value-type="float" office:value="3699914" calcext:value-type="float">
            <text:p>3699914</text:p>
          </table:table-cell>
          <table:table-cell table:formula="of:=[.E492]-[.C492]" office:value-type="float" office:value="7399872" calcext:value-type="float">
            <text:p>7399872</text:p>
          </table:table-cell>
          <table:table-cell table:formula="of:=[.G492]-[.F492]" office:value-type="float" office:value="-0.0400000000000009" calcext:value-type="float">
            <text:p>-0.04</text:p>
          </table:table-cell>
          <table:table-cell table:formula="of:=[.H492]-[.G492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57_0042A1.log</text:p>
          </table:table-cell>
          <table:table-cell office:value-type="string" calcext:value-type="string">
            <text:p>0042A1</text:p>
          </table:table-cell>
          <table:table-cell office:value-type="float" office:value="920590689" calcext:value-type="float">
            <text:p>920590689</text:p>
          </table:table-cell>
          <table:table-cell office:value-type="float" office:value="924290623" calcext:value-type="float">
            <text:p>924290623</text:p>
          </table:table-cell>
          <table:table-cell office:value-type="float" office:value="927990603" calcext:value-type="float">
            <text:p>92799060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493]-[.C493]" office:value-type="float" office:value="3699934" calcext:value-type="float">
            <text:p>3699934</text:p>
          </table:table-cell>
          <table:table-cell table:formula="of:=[.E493]-[.C493]" office:value-type="float" office:value="7399914" calcext:value-type="float">
            <text:p>7399914</text:p>
          </table:table-cell>
          <table:table-cell table:formula="of:=[.G493]-[.F493]" office:value-type="float" office:value="-0.0299999999999994" calcext:value-type="float">
            <text:p>-0.03</text:p>
          </table:table-cell>
          <table:table-cell table:formula="of:=[.H493]-[.G49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19_0042DA.log</text:p>
          </table:table-cell>
          <table:table-cell office:value-type="string" calcext:value-type="string">
            <text:p>0042DA</text:p>
          </table:table-cell>
          <table:table-cell office:value-type="float" office:value="920594970" calcext:value-type="float">
            <text:p>920594970</text:p>
          </table:table-cell>
          <table:table-cell office:value-type="float" office:value="924294911" calcext:value-type="float">
            <text:p>924294911</text:p>
          </table:table-cell>
          <table:table-cell office:value-type="float" office:value="927994906" calcext:value-type="float">
            <text:p>92799490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494]-[.C494]" office:value-type="float" office:value="3699941" calcext:value-type="float">
            <text:p>3699941</text:p>
          </table:table-cell>
          <table:table-cell table:formula="of:=[.E494]-[.C494]" office:value-type="float" office:value="7399936" calcext:value-type="float">
            <text:p>7399936</text:p>
          </table:table-cell>
          <table:table-cell table:formula="of:=[.G494]-[.F494]" office:value-type="float" office:value="-0.0300000000000011" calcext:value-type="float">
            <text:p>-0.03</text:p>
          </table:table-cell>
          <table:table-cell table:formula="of:=[.H494]-[.G49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50_004262.log</text:p>
          </table:table-cell>
          <table:table-cell office:value-type="float" office:value="4262" calcext:value-type="float">
            <text:p>4262</text:p>
          </table:table-cell>
          <table:table-cell office:value-type="float" office:value="920593968" calcext:value-type="float">
            <text:p>920593968</text:p>
          </table:table-cell>
          <table:table-cell office:value-type="float" office:value="924293910" calcext:value-type="float">
            <text:p>924293910</text:p>
          </table:table-cell>
          <table:table-cell office:value-type="float" office:value="927993880" calcext:value-type="float">
            <text:p>92799388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495]-[.C495]" office:value-type="float" office:value="3699942" calcext:value-type="float">
            <text:p>3699942</text:p>
          </table:table-cell>
          <table:table-cell table:formula="of:=[.E495]-[.C495]" office:value-type="float" office:value="7399912" calcext:value-type="float">
            <text:p>7399912</text:p>
          </table:table-cell>
          <table:table-cell table:formula="of:=[.G495]-[.F495]" office:value-type="float" office:value="-0.0499999999999989" calcext:value-type="float">
            <text:p>-0.05</text:p>
          </table:table-cell>
          <table:table-cell table:formula="of:=[.H495]-[.G49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253_004155.log</text:p>
          </table:table-cell>
          <table:table-cell office:value-type="float" office:value="4155" calcext:value-type="float">
            <text:p>4155</text:p>
          </table:table-cell>
          <table:table-cell office:value-type="float" office:value="920590367" calcext:value-type="float">
            <text:p>920590367</text:p>
          </table:table-cell>
          <table:table-cell office:value-type="float" office:value="924290284" calcext:value-type="float">
            <text:p>924290284</text:p>
          </table:table-cell>
          <table:table-cell office:value-type="float" office:value="927990223" calcext:value-type="float">
            <text:p>92799022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496]-[.C496]" office:value-type="float" office:value="3699917" calcext:value-type="float">
            <text:p>3699917</text:p>
          </table:table-cell>
          <table:table-cell table:formula="of:=[.E496]-[.C496]" office:value-type="float" office:value="7399856" calcext:value-type="float">
            <text:p>7399856</text:p>
          </table:table-cell>
          <table:table-cell table:formula="of:=[.G496]-[.F496]" office:value-type="float" office:value="-0.0500000000000007" calcext:value-type="float">
            <text:p>-0.05</text:p>
          </table:table-cell>
          <table:table-cell table:formula="of:=[.H496]-[.G49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4_004272.log</text:p>
          </table:table-cell>
          <table:table-cell office:value-type="float" office:value="4272" calcext:value-type="float">
            <text:p>4272</text:p>
          </table:table-cell>
          <table:table-cell office:value-type="float" office:value="920588667" calcext:value-type="float">
            <text:p>920588667</text:p>
          </table:table-cell>
          <table:table-cell office:value-type="float" office:value="924288565" calcext:value-type="float">
            <text:p>924288565</text:p>
          </table:table-cell>
          <table:table-cell office:value-type="float" office:value="927988504" calcext:value-type="float">
            <text:p>927988504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5" calcext:value-type="float">
            <text:p>11.55</text:p>
          </table:table-cell>
          <table:table-cell table:formula="of:=[.D497]-[.C497]" office:value-type="float" office:value="3699898" calcext:value-type="float">
            <text:p>3699898</text:p>
          </table:table-cell>
          <table:table-cell table:formula="of:=[.E497]-[.C497]" office:value-type="float" office:value="7399837" calcext:value-type="float">
            <text:p>7399837</text:p>
          </table:table-cell>
          <table:table-cell table:formula="of:=[.G497]-[.F497]" office:value-type="float" office:value="-0.0200000000000013" calcext:value-type="float">
            <text:p>-0.02</text:p>
          </table:table-cell>
          <table:table-cell table:formula="of:=[.H497]-[.G497]" office:value-type="float" office:value="-0.0699999999999985" calcext:value-type="float">
            <text:p>-0.0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49_0040C2.log</text:p>
          </table:table-cell>
          <table:table-cell office:value-type="string" calcext:value-type="string">
            <text:p>0040C2</text:p>
          </table:table-cell>
          <table:table-cell office:value-type="float" office:value="920593375" calcext:value-type="float">
            <text:p>920593375</text:p>
          </table:table-cell>
          <table:table-cell office:value-type="float" office:value="924293304" calcext:value-type="float">
            <text:p>924293304</text:p>
          </table:table-cell>
          <table:table-cell office:value-type="float" office:value="927993275" calcext:value-type="float">
            <text:p>9279932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498]-[.C498]" office:value-type="float" office:value="3699929" calcext:value-type="float">
            <text:p>3699929</text:p>
          </table:table-cell>
          <table:table-cell table:formula="of:=[.E498]-[.C498]" office:value-type="float" office:value="7399900" calcext:value-type="float">
            <text:p>7399900</text:p>
          </table:table-cell>
          <table:table-cell table:formula="of:=[.G498]-[.F498]" office:value-type="float" office:value="-0.0399999999999991" calcext:value-type="float">
            <text:p>-0.04</text:p>
          </table:table-cell>
          <table:table-cell table:formula="of:=[.H498]-[.G49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34_004164.log</text:p>
          </table:table-cell>
          <table:table-cell office:value-type="float" office:value="4164" calcext:value-type="float">
            <text:p>4164</text:p>
          </table:table-cell>
          <table:table-cell office:value-type="float" office:value="920592303" calcext:value-type="float">
            <text:p>920592303</text:p>
          </table:table-cell>
          <table:table-cell office:value-type="float" office:value="924292226" calcext:value-type="float">
            <text:p>924292226</text:p>
          </table:table-cell>
          <table:table-cell office:value-type="float" office:value="927992178" calcext:value-type="float">
            <text:p>927992178</text:p>
          </table:table-cell>
          <table:table-cell office:value-type="float" office:value="12" calcext:value-type="float">
            <text:p>12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5" calcext:value-type="float">
            <text:p>11.85</text:p>
          </table:table-cell>
          <table:table-cell table:formula="of:=[.D499]-[.C499]" office:value-type="float" office:value="3699923" calcext:value-type="float">
            <text:p>3699923</text:p>
          </table:table-cell>
          <table:table-cell table:formula="of:=[.E499]-[.C499]" office:value-type="float" office:value="7399875" calcext:value-type="float">
            <text:p>7399875</text:p>
          </table:table-cell>
          <table:table-cell table:formula="of:=[.G499]-[.F499]" office:value-type="float" office:value="-0.109999999999999" calcext:value-type="float">
            <text:p>-0.11</text:p>
          </table:table-cell>
          <table:table-cell table:formula="of:=[.H499]-[.G49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48_0041FC.log</text:p>
          </table:table-cell>
          <table:table-cell office:value-type="string" calcext:value-type="string">
            <text:p>0041FC</text:p>
          </table:table-cell>
          <table:table-cell office:value-type="float" office:value="920588790" calcext:value-type="float">
            <text:p>920588790</text:p>
          </table:table-cell>
          <table:table-cell office:value-type="float" office:value="924288709" calcext:value-type="float">
            <text:p>924288709</text:p>
          </table:table-cell>
          <table:table-cell office:value-type="float" office:value="927988664" calcext:value-type="float">
            <text:p>92798866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table:formula="of:=[.D500]-[.C500]" office:value-type="float" office:value="3699919" calcext:value-type="float">
            <text:p>3699919</text:p>
          </table:table-cell>
          <table:table-cell table:formula="of:=[.E500]-[.C500]" office:value-type="float" office:value="7399874" calcext:value-type="float">
            <text:p>7399874</text:p>
          </table:table-cell>
          <table:table-cell table:formula="of:=[.G500]-[.F500]" office:value-type="float" office:value="-0.0500000000000007" calcext:value-type="float">
            <text:p>-0.05</text:p>
          </table:table-cell>
          <table:table-cell table:formula="of:=[.H500]-[.G500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852_00435A.log</text:p>
          </table:table-cell>
          <table:table-cell office:value-type="string" calcext:value-type="string">
            <text:p>00435A</text:p>
          </table:table-cell>
          <table:table-cell office:value-type="float" office:value="920588742" calcext:value-type="float">
            <text:p>920588742</text:p>
          </table:table-cell>
          <table:table-cell office:value-type="float" office:value="924288644" calcext:value-type="float">
            <text:p>924288644</text:p>
          </table:table-cell>
          <table:table-cell office:value-type="float" office:value="927988592" calcext:value-type="float">
            <text:p>92798859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501]-[.C501]" office:value-type="float" office:value="3699902" calcext:value-type="float">
            <text:p>3699902</text:p>
          </table:table-cell>
          <table:table-cell table:formula="of:=[.E501]-[.C501]" office:value-type="float" office:value="7399850" calcext:value-type="float">
            <text:p>7399850</text:p>
          </table:table-cell>
          <table:table-cell table:formula="of:=[.G501]-[.F501]" office:value-type="float" office:value="-0.0199999999999996" calcext:value-type="float">
            <text:p>-0.02</text:p>
          </table:table-cell>
          <table:table-cell table:formula="of:=[.H501]-[.G50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053_00436C.log</text:p>
          </table:table-cell>
          <table:table-cell office:value-type="string" calcext:value-type="string">
            <text:p>00436C</text:p>
          </table:table-cell>
          <table:table-cell office:value-type="float" office:value="920589669" calcext:value-type="float">
            <text:p>920589669</text:p>
          </table:table-cell>
          <table:table-cell office:value-type="float" office:value="924289594" calcext:value-type="float">
            <text:p>924289594</text:p>
          </table:table-cell>
          <table:table-cell office:value-type="float" office:value="927989557" calcext:value-type="float">
            <text:p>927989557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table:formula="of:=[.D502]-[.C502]" office:value-type="float" office:value="3699925" calcext:value-type="float">
            <text:p>3699925</text:p>
          </table:table-cell>
          <table:table-cell table:formula="of:=[.E502]-[.C502]" office:value-type="float" office:value="7399888" calcext:value-type="float">
            <text:p>7399888</text:p>
          </table:table-cell>
          <table:table-cell table:formula="of:=[.G502]-[.F502]" office:value-type="float" office:value="-0.0500000000000007" calcext:value-type="float">
            <text:p>-0.05</text:p>
          </table:table-cell>
          <table:table-cell table:formula="of:=[.H502]-[.G50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24_0043E3.log</text:p>
          </table:table-cell>
          <table:table-cell office:value-type="float" office:value="43000" calcext:value-type="float">
            <text:p>43000</text:p>
          </table:table-cell>
          <table:table-cell office:value-type="float" office:value="920590912" calcext:value-type="float">
            <text:p>920590912</text:p>
          </table:table-cell>
          <table:table-cell office:value-type="float" office:value="924290830" calcext:value-type="float">
            <text:p>924290830</text:p>
          </table:table-cell>
          <table:table-cell office:value-type="float" office:value="927990809" calcext:value-type="float">
            <text:p>927990809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table:formula="of:=[.D503]-[.C503]" office:value-type="float" office:value="3699918" calcext:value-type="float">
            <text:p>3699918</text:p>
          </table:table-cell>
          <table:table-cell table:formula="of:=[.E503]-[.C503]" office:value-type="float" office:value="7399897" calcext:value-type="float">
            <text:p>7399897</text:p>
          </table:table-cell>
          <table:table-cell table:formula="of:=[.G503]-[.F503]" office:value-type="float" office:value="-0.0299999999999994" calcext:value-type="float">
            <text:p>-0.03</text:p>
          </table:table-cell>
          <table:table-cell table:formula="of:=[.H503]-[.G50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47_0042F8.log</text:p>
          </table:table-cell>
          <table:table-cell office:value-type="string" calcext:value-type="string">
            <text:p>0042F8</text:p>
          </table:table-cell>
          <table:table-cell office:value-type="float" office:value="920593746" calcext:value-type="float">
            <text:p>920593746</text:p>
          </table:table-cell>
          <table:table-cell office:value-type="float" office:value="924293667" calcext:value-type="float">
            <text:p>924293667</text:p>
          </table:table-cell>
          <table:table-cell office:value-type="float" office:value="927993639" calcext:value-type="float">
            <text:p>927993639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table:formula="of:=[.D504]-[.C504]" office:value-type="float" office:value="3699921" calcext:value-type="float">
            <text:p>3699921</text:p>
          </table:table-cell>
          <table:table-cell table:formula="of:=[.E504]-[.C504]" office:value-type="float" office:value="7399893" calcext:value-type="float">
            <text:p>7399893</text:p>
          </table:table-cell>
          <table:table-cell table:formula="of:=[.G504]-[.F504]" office:value-type="float" office:value="-0.0499999999999989" calcext:value-type="float">
            <text:p>-0.05</text:p>
          </table:table-cell>
          <table:table-cell table:formula="of:=[.H504]-[.G50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27_00425E.log</text:p>
          </table:table-cell>
          <table:table-cell office:value-type="string" calcext:value-type="string">
            <text:p>00425E</text:p>
          </table:table-cell>
          <table:table-cell office:value-type="float" office:value="920594741" calcext:value-type="float">
            <text:p>920594741</text:p>
          </table:table-cell>
          <table:table-cell office:value-type="float" office:value="924294680" calcext:value-type="float">
            <text:p>924294680</text:p>
          </table:table-cell>
          <table:table-cell office:value-type="float" office:value="927994690" calcext:value-type="float">
            <text:p>927994690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table:formula="of:=[.D505]-[.C505]" office:value-type="float" office:value="3699939" calcext:value-type="float">
            <text:p>3699939</text:p>
          </table:table-cell>
          <table:table-cell table:formula="of:=[.E505]-[.C505]" office:value-type="float" office:value="7399949" calcext:value-type="float">
            <text:p>7399949</text:p>
          </table:table-cell>
          <table:table-cell table:formula="of:=[.G505]-[.F505]" office:value-type="float" office:value="-0.0499999999999989" calcext:value-type="float">
            <text:p>-0.05</text:p>
          </table:table-cell>
          <table:table-cell table:formula="of:=[.H505]-[.G505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46_00422E.log</text:p>
          </table:table-cell>
          <table:table-cell office:value-type="string" calcext:value-type="string">
            <text:p>00422E</text:p>
          </table:table-cell>
          <table:table-cell office:value-type="float" office:value="920590046" calcext:value-type="float">
            <text:p>920590046</text:p>
          </table:table-cell>
          <table:table-cell office:value-type="float" office:value="924289970" calcext:value-type="float">
            <text:p>924289970</text:p>
          </table:table-cell>
          <table:table-cell office:value-type="float" office:value="927989937" calcext:value-type="float">
            <text:p>927989937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" calcext:value-type="float">
            <text:p>12.2</text:p>
          </table:table-cell>
          <table:table-cell table:formula="of:=[.D506]-[.C506]" office:value-type="float" office:value="3699924" calcext:value-type="float">
            <text:p>3699924</text:p>
          </table:table-cell>
          <table:table-cell table:formula="of:=[.E506]-[.C506]" office:value-type="float" office:value="7399891" calcext:value-type="float">
            <text:p>7399891</text:p>
          </table:table-cell>
          <table:table-cell table:formula="of:=[.G506]-[.F506]" office:value-type="float" office:value="-0.0599999999999987" calcext:value-type="float">
            <text:p>-0.06</text:p>
          </table:table-cell>
          <table:table-cell table:formula="of:=[.H506]-[.G50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1_0043DF.log</text:p>
          </table:table-cell>
          <table:table-cell office:value-type="string" calcext:value-type="string">
            <text:p>0043DF</text:p>
          </table:table-cell>
          <table:table-cell office:value-type="float" office:value="920591180" calcext:value-type="float">
            <text:p>920591180</text:p>
          </table:table-cell>
          <table:table-cell office:value-type="float" office:value="924291104" calcext:value-type="float">
            <text:p>924291104</text:p>
          </table:table-cell>
          <table:table-cell office:value-type="float" office:value="927991051" calcext:value-type="float">
            <text:p>927991051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507]-[.C507]" office:value-type="float" office:value="3699924" calcext:value-type="float">
            <text:p>3699924</text:p>
          </table:table-cell>
          <table:table-cell table:formula="of:=[.E507]-[.C507]" office:value-type="float" office:value="7399871" calcext:value-type="float">
            <text:p>7399871</text:p>
          </table:table-cell>
          <table:table-cell table:formula="of:=[.G507]-[.F507]" office:value-type="float" office:value="-0.0499999999999989" calcext:value-type="float">
            <text:p>-0.05</text:p>
          </table:table-cell>
          <table:table-cell table:formula="of:=[.H507]-[.G50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855_00431C.log</text:p>
          </table:table-cell>
          <table:table-cell office:value-type="string" calcext:value-type="string">
            <text:p>00431C</text:p>
          </table:table-cell>
          <table:table-cell office:value-type="float" office:value="920594073" calcext:value-type="float">
            <text:p>920594073</text:p>
          </table:table-cell>
          <table:table-cell office:value-type="float" office:value="924294009" calcext:value-type="float">
            <text:p>924294009</text:p>
          </table:table-cell>
          <table:table-cell office:value-type="float" office:value="927993967" calcext:value-type="float">
            <text:p>927993967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table:formula="of:=[.D508]-[.C508]" office:value-type="float" office:value="3699936" calcext:value-type="float">
            <text:p>3699936</text:p>
          </table:table-cell>
          <table:table-cell table:formula="of:=[.E508]-[.C508]" office:value-type="float" office:value="7399894" calcext:value-type="float">
            <text:p>7399894</text:p>
          </table:table-cell>
          <table:table-cell table:formula="of:=[.G508]-[.F508]" office:value-type="float" office:value="-0.0399999999999991" calcext:value-type="float">
            <text:p>-0.04</text:p>
          </table:table-cell>
          <table:table-cell table:formula="of:=[.H508]-[.G508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32_004256.log</text:p>
          </table:table-cell>
          <table:table-cell office:value-type="float" office:value="4256" calcext:value-type="float">
            <text:p>4256</text:p>
          </table:table-cell>
          <table:table-cell office:value-type="float" office:value="920589177" calcext:value-type="float">
            <text:p>920589177</text:p>
          </table:table-cell>
          <table:table-cell office:value-type="float" office:value="924289102" calcext:value-type="float">
            <text:p>924289102</text:p>
          </table:table-cell>
          <table:table-cell office:value-type="float" office:value="927989065" calcext:value-type="float">
            <text:p>927989065</text:p>
          </table:table-cell>
          <table:table-cell office:value-type="float" office:value="11.66" calcext:value-type="float">
            <text:p>11.6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4" calcext:value-type="float">
            <text:p>11.54</text:p>
          </table:table-cell>
          <table:table-cell table:formula="of:=[.D509]-[.C509]" office:value-type="float" office:value="3699925" calcext:value-type="float">
            <text:p>3699925</text:p>
          </table:table-cell>
          <table:table-cell table:formula="of:=[.E509]-[.C509]" office:value-type="float" office:value="7399888" calcext:value-type="float">
            <text:p>7399888</text:p>
          </table:table-cell>
          <table:table-cell table:formula="of:=[.G509]-[.F509]" office:value-type="float" office:value="-0.0899999999999999" calcext:value-type="float">
            <text:p>-0.09</text:p>
          </table:table-cell>
          <table:table-cell table:formula="of:=[.H509]-[.G50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833_0043AB.log</text:p>
          </table:table-cell>
          <table:table-cell office:value-type="string" calcext:value-type="string">
            <text:p>0043AB</text:p>
          </table:table-cell>
          <table:table-cell office:value-type="float" office:value="920594689" calcext:value-type="float">
            <text:p>920594689</text:p>
          </table:table-cell>
          <table:table-cell office:value-type="float" office:value="924294638" calcext:value-type="float">
            <text:p>924294638</text:p>
          </table:table-cell>
          <table:table-cell office:value-type="float" office:value="927994616" calcext:value-type="float">
            <text:p>927994616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510]-[.C510]" office:value-type="float" office:value="3699949" calcext:value-type="float">
            <text:p>3699949</text:p>
          </table:table-cell>
          <table:table-cell table:formula="of:=[.E510]-[.C510]" office:value-type="float" office:value="7399927" calcext:value-type="float">
            <text:p>7399927</text:p>
          </table:table-cell>
          <table:table-cell table:formula="of:=[.G510]-[.F510]" office:value-type="float" office:value="-0.0399999999999991" calcext:value-type="float">
            <text:p>-0.04</text:p>
          </table:table-cell>
          <table:table-cell table:formula="of:=[.H510]-[.G51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713_0040D1.log</text:p>
          </table:table-cell>
          <table:table-cell office:value-type="string" calcext:value-type="string">
            <text:p>0040D1</text:p>
          </table:table-cell>
          <table:table-cell office:value-type="float" office:value="920591183" calcext:value-type="float">
            <text:p>920591183</text:p>
          </table:table-cell>
          <table:table-cell office:value-type="float" office:value="924291118" calcext:value-type="float">
            <text:p>924291118</text:p>
          </table:table-cell>
          <table:table-cell office:value-type="float" office:value="927991087" calcext:value-type="float">
            <text:p>927991087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table:formula="of:=[.D511]-[.C511]" office:value-type="float" office:value="3699935" calcext:value-type="float">
            <text:p>3699935</text:p>
          </table:table-cell>
          <table:table-cell table:formula="of:=[.E511]-[.C511]" office:value-type="float" office:value="7399904" calcext:value-type="float">
            <text:p>7399904</text:p>
          </table:table-cell>
          <table:table-cell table:formula="of:=[.G511]-[.F511]" office:value-type="float" office:value="-0.0500000000000007" calcext:value-type="float">
            <text:p>-0.05</text:p>
          </table:table-cell>
          <table:table-cell table:formula="of:=[.H511]-[.G511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32_00443E.log</text:p>
          </table:table-cell>
          <table:table-cell office:value-type="string" calcext:value-type="string">
            <text:p>00443E</text:p>
          </table:table-cell>
          <table:table-cell office:value-type="float" office:value="920590929" calcext:value-type="float">
            <text:p>920590929</text:p>
          </table:table-cell>
          <table:table-cell office:value-type="float" office:value="924290852" calcext:value-type="float">
            <text:p>924290852</text:p>
          </table:table-cell>
          <table:table-cell office:value-type="float" office:value="927990824" calcext:value-type="float">
            <text:p>927990824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table:formula="of:=[.D512]-[.C512]" office:value-type="float" office:value="3699923" calcext:value-type="float">
            <text:p>3699923</text:p>
          </table:table-cell>
          <table:table-cell table:formula="of:=[.E512]-[.C512]" office:value-type="float" office:value="7399895" calcext:value-type="float">
            <text:p>7399895</text:p>
          </table:table-cell>
          <table:table-cell table:formula="of:=[.G512]-[.F512]" office:value-type="float" office:value="-0.0399999999999991" calcext:value-type="float">
            <text:p>-0.04</text:p>
          </table:table-cell>
          <table:table-cell table:formula="of:=[.H512]-[.G51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42_0042DE.log</text:p>
          </table:table-cell>
          <table:table-cell office:value-type="string" calcext:value-type="string">
            <text:p>0042DE</text:p>
          </table:table-cell>
          <table:table-cell office:value-type="float" office:value="920593480" calcext:value-type="float">
            <text:p>920593480</text:p>
          </table:table-cell>
          <table:table-cell office:value-type="float" office:value="924293413" calcext:value-type="float">
            <text:p>924293413</text:p>
          </table:table-cell>
          <table:table-cell office:value-type="float" office:value="927993376" calcext:value-type="float">
            <text:p>92799337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513]-[.C513]" office:value-type="float" office:value="3699933" calcext:value-type="float">
            <text:p>3699933</text:p>
          </table:table-cell>
          <table:table-cell table:formula="of:=[.E513]-[.C513]" office:value-type="float" office:value="7399896" calcext:value-type="float">
            <text:p>7399896</text:p>
          </table:table-cell>
          <table:table-cell table:formula="of:=[.G513]-[.F513]" office:value-type="float" office:value="-0.0400000000000009" calcext:value-type="float">
            <text:p>-0.04</text:p>
          </table:table-cell>
          <table:table-cell table:formula="of:=[.H513]-[.G51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10_00414B.log</text:p>
          </table:table-cell>
          <table:table-cell office:value-type="string" calcext:value-type="string">
            <text:p>00414B</text:p>
          </table:table-cell>
          <table:table-cell office:value-type="float" office:value="920594304" calcext:value-type="float">
            <text:p>920594304</text:p>
          </table:table-cell>
          <table:table-cell office:value-type="float" office:value="924294256" calcext:value-type="float">
            <text:p>924294256</text:p>
          </table:table-cell>
          <table:table-cell office:value-type="float" office:value="927994244" calcext:value-type="float">
            <text:p>92799424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5" calcext:value-type="float">
            <text:p>11.55</text:p>
          </table:table-cell>
          <table:table-cell office:value-type="float" office:value="11.5" calcext:value-type="float">
            <text:p>11.5</text:p>
          </table:table-cell>
          <table:table-cell table:formula="of:=[.D514]-[.C514]" office:value-type="float" office:value="3699952" calcext:value-type="float">
            <text:p>3699952</text:p>
          </table:table-cell>
          <table:table-cell table:formula="of:=[.E514]-[.C514]" office:value-type="float" office:value="7399940" calcext:value-type="float">
            <text:p>7399940</text:p>
          </table:table-cell>
          <table:table-cell table:formula="of:=[.G514]-[.F514]" office:value-type="float" office:value="-0.0599999999999987" calcext:value-type="float">
            <text:p>-0.06</text:p>
          </table:table-cell>
          <table:table-cell table:formula="of:=[.H514]-[.G51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840_0040C6.log</text:p>
          </table:table-cell>
          <table:table-cell office:value-type="string" calcext:value-type="string">
            <text:p>0040C6</text:p>
          </table:table-cell>
          <table:table-cell office:value-type="float" office:value="920589292" calcext:value-type="float">
            <text:p>920589292</text:p>
          </table:table-cell>
          <table:table-cell office:value-type="float" office:value="924289233" calcext:value-type="float">
            <text:p>924289233</text:p>
          </table:table-cell>
          <table:table-cell office:value-type="float" office:value="927989199" calcext:value-type="float">
            <text:p>927989199</text:p>
          </table:table-cell>
          <table:table-cell office:value-type="float" office:value="12.17" calcext:value-type="float">
            <text:p>12.17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" calcext:value-type="float">
            <text:p>12.1</text:p>
          </table:table-cell>
          <table:table-cell table:formula="of:=[.D515]-[.C515]" office:value-type="float" office:value="3699941" calcext:value-type="float">
            <text:p>3699941</text:p>
          </table:table-cell>
          <table:table-cell table:formula="of:=[.E515]-[.C515]" office:value-type="float" office:value="7399907" calcext:value-type="float">
            <text:p>7399907</text:p>
          </table:table-cell>
          <table:table-cell table:formula="of:=[.G515]-[.F515]" office:value-type="float" office:value="-0.0399999999999991" calcext:value-type="float">
            <text:p>-0.04</text:p>
          </table:table-cell>
          <table:table-cell table:formula="of:=[.H515]-[.G51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018_0043BD.log</text:p>
          </table:table-cell>
          <table:table-cell office:value-type="string" calcext:value-type="string">
            <text:p>0043BD</text:p>
          </table:table-cell>
          <table:table-cell office:value-type="float" office:value="920590892" calcext:value-type="float">
            <text:p>920590892</text:p>
          </table:table-cell>
          <table:table-cell office:value-type="float" office:value="924290800" calcext:value-type="float">
            <text:p>924290800</text:p>
          </table:table-cell>
          <table:table-cell office:value-type="float" office:value="927990750" calcext:value-type="float">
            <text:p>927990750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3" calcext:value-type="float">
            <text:p>11.63</text:p>
          </table:table-cell>
          <table:table-cell table:formula="of:=[.D516]-[.C516]" office:value-type="float" office:value="3699908" calcext:value-type="float">
            <text:p>3699908</text:p>
          </table:table-cell>
          <table:table-cell table:formula="of:=[.E516]-[.C516]" office:value-type="float" office:value="7399858" calcext:value-type="float">
            <text:p>7399858</text:p>
          </table:table-cell>
          <table:table-cell table:formula="of:=[.G516]-[.F516]" office:value-type="float" office:value="-0.0499999999999989" calcext:value-type="float">
            <text:p>-0.05</text:p>
          </table:table-cell>
          <table:table-cell table:formula="of:=[.H516]-[.G51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33_00413D.log</text:p>
          </table:table-cell>
          <table:table-cell office:value-type="string" calcext:value-type="string">
            <text:p>00413D</text:p>
          </table:table-cell>
          <table:table-cell office:value-type="float" office:value="920594314" calcext:value-type="float">
            <text:p>920594314</text:p>
          </table:table-cell>
          <table:table-cell office:value-type="float" office:value="924294222" calcext:value-type="float">
            <text:p>924294222</text:p>
          </table:table-cell>
          <table:table-cell office:value-type="float" office:value="927994154" calcext:value-type="float">
            <text:p>927994154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table:formula="of:=[.D517]-[.C517]" office:value-type="float" office:value="3699908" calcext:value-type="float">
            <text:p>3699908</text:p>
          </table:table-cell>
          <table:table-cell table:formula="of:=[.E517]-[.C517]" office:value-type="float" office:value="7399840" calcext:value-type="float">
            <text:p>7399840</text:p>
          </table:table-cell>
          <table:table-cell table:formula="of:=[.G517]-[.F517]" office:value-type="float" office:value="-0.0700000000000003" calcext:value-type="float">
            <text:p>-0.07</text:p>
          </table:table-cell>
          <table:table-cell table:formula="of:=[.H517]-[.G517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52_004283.log</text:p>
          </table:table-cell>
          <table:table-cell office:value-type="float" office:value="4283" calcext:value-type="float">
            <text:p>4283</text:p>
          </table:table-cell>
          <table:table-cell office:value-type="float" office:value="920592970" calcext:value-type="float">
            <text:p>920592970</text:p>
          </table:table-cell>
          <table:table-cell office:value-type="float" office:value="924292867" calcext:value-type="float">
            <text:p>924292867</text:p>
          </table:table-cell>
          <table:table-cell office:value-type="float" office:value="927992832" calcext:value-type="float">
            <text:p>927992832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table:formula="of:=[.D518]-[.C518]" office:value-type="float" office:value="3699897" calcext:value-type="float">
            <text:p>3699897</text:p>
          </table:table-cell>
          <table:table-cell table:formula="of:=[.E518]-[.C518]" office:value-type="float" office:value="7399862" calcext:value-type="float">
            <text:p>7399862</text:p>
          </table:table-cell>
          <table:table-cell table:formula="of:=[.G518]-[.F518]" office:value-type="float" office:value="-0.0500000000000007" calcext:value-type="float">
            <text:p>-0.05</text:p>
          </table:table-cell>
          <table:table-cell table:formula="of:=[.H518]-[.G518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39_00440C.log</text:p>
          </table:table-cell>
          <table:table-cell office:value-type="string" calcext:value-type="string">
            <text:p>00440C</text:p>
          </table:table-cell>
          <table:table-cell office:value-type="float" office:value="920588780" calcext:value-type="float">
            <text:p>920588780</text:p>
          </table:table-cell>
          <table:table-cell office:value-type="float" office:value="924288694" calcext:value-type="float">
            <text:p>924288694</text:p>
          </table:table-cell>
          <table:table-cell office:value-type="float" office:value="927988651" calcext:value-type="float">
            <text:p>92798865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519]-[.C519]" office:value-type="float" office:value="3699914" calcext:value-type="float">
            <text:p>3699914</text:p>
          </table:table-cell>
          <table:table-cell table:formula="of:=[.E519]-[.C519]" office:value-type="float" office:value="7399871" calcext:value-type="float">
            <text:p>7399871</text:p>
          </table:table-cell>
          <table:table-cell table:formula="of:=[.G519]-[.F519]" office:value-type="float" office:value="-0.0499999999999989" calcext:value-type="float">
            <text:p>-0.05</text:p>
          </table:table-cell>
          <table:table-cell table:formula="of:=[.H519]-[.G51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9_0042A3.log</text:p>
          </table:table-cell>
          <table:table-cell office:value-type="string" calcext:value-type="string">
            <text:p>0042A3</text:p>
          </table:table-cell>
          <table:table-cell office:value-type="float" office:value="920589063" calcext:value-type="float">
            <text:p>920589063</text:p>
          </table:table-cell>
          <table:table-cell office:value-type="float" office:value="924288974" calcext:value-type="float">
            <text:p>924288974</text:p>
          </table:table-cell>
          <table:table-cell office:value-type="float" office:value="927988927" calcext:value-type="float">
            <text:p>927988927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520]-[.C520]" office:value-type="float" office:value="3699911" calcext:value-type="float">
            <text:p>3699911</text:p>
          </table:table-cell>
          <table:table-cell table:formula="of:=[.E520]-[.C520]" office:value-type="float" office:value="7399864" calcext:value-type="float">
            <text:p>7399864</text:p>
          </table:table-cell>
          <table:table-cell table:formula="of:=[.G520]-[.F520]" office:value-type="float" office:value="-0.0399999999999991" calcext:value-type="float">
            <text:p>-0.04</text:p>
          </table:table-cell>
          <table:table-cell table:formula="of:=[.H520]-[.G52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25_0040D6.log</text:p>
          </table:table-cell>
          <table:table-cell office:value-type="string" calcext:value-type="string">
            <text:p>0040D6</text:p>
          </table:table-cell>
          <table:table-cell office:value-type="float" office:value="920595074" calcext:value-type="float">
            <text:p>920595074</text:p>
          </table:table-cell>
          <table:table-cell office:value-type="float" office:value="924295026" calcext:value-type="float">
            <text:p>924295026</text:p>
          </table:table-cell>
          <table:table-cell office:value-type="float" office:value="927995007" calcext:value-type="float">
            <text:p>92799500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521]-[.C521]" office:value-type="float" office:value="3699952" calcext:value-type="float">
            <text:p>3699952</text:p>
          </table:table-cell>
          <table:table-cell table:formula="of:=[.E521]-[.C521]" office:value-type="float" office:value="7399933" calcext:value-type="float">
            <text:p>7399933</text:p>
          </table:table-cell>
          <table:table-cell table:formula="of:=[.G521]-[.F521]" office:value-type="float" office:value="-0.0600000000000005" calcext:value-type="float">
            <text:p>-0.06</text:p>
          </table:table-cell>
          <table:table-cell table:formula="of:=[.H521]-[.G52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52_004340.log</text:p>
          </table:table-cell>
          <table:table-cell office:value-type="float" office:value="4340" calcext:value-type="float">
            <text:p>4340</text:p>
          </table:table-cell>
          <table:table-cell office:value-type="float" office:value="920595111" calcext:value-type="float">
            <text:p>920595111</text:p>
          </table:table-cell>
          <table:table-cell office:value-type="float" office:value="924295067" calcext:value-type="float">
            <text:p>924295067</text:p>
          </table:table-cell>
          <table:table-cell office:value-type="float" office:value="927995044" calcext:value-type="float">
            <text:p>927995044</text:p>
          </table:table-cell>
          <table:table-cell office:value-type="float" office:value="11.97" calcext:value-type="float">
            <text:p>11.97</text:p>
          </table:table-cell>
          <table:table-cell office:value-type="float" office:value="11.79" calcext:value-type="float">
            <text:p>11.79</text:p>
          </table:table-cell>
          <table:table-cell office:value-type="float" office:value="11.88" calcext:value-type="float">
            <text:p>11.88</text:p>
          </table:table-cell>
          <table:table-cell table:formula="of:=[.D522]-[.C522]" office:value-type="float" office:value="3699956" calcext:value-type="float">
            <text:p>3699956</text:p>
          </table:table-cell>
          <table:table-cell table:formula="of:=[.E522]-[.C522]" office:value-type="float" office:value="7399933" calcext:value-type="float">
            <text:p>7399933</text:p>
          </table:table-cell>
          <table:table-cell table:formula="of:=[.G522]-[.F522]" office:value-type="float" office:value="-0.180000000000002" calcext:value-type="float">
            <text:p>-0.18</text:p>
          </table:table-cell>
          <table:table-cell table:formula="of:=[.H522]-[.G522]" office:value-type="float" office:value="0.0900000000000016" calcext:value-type="float">
            <text:p>0.0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48_0041A5.log</text:p>
          </table:table-cell>
          <table:table-cell office:value-type="string" calcext:value-type="string">
            <text:p>0041A5</text:p>
          </table:table-cell>
          <table:table-cell office:value-type="float" office:value="920591826" calcext:value-type="float">
            <text:p>920591826</text:p>
          </table:table-cell>
          <table:table-cell office:value-type="float" office:value="924291757" calcext:value-type="float">
            <text:p>924291757</text:p>
          </table:table-cell>
          <table:table-cell office:value-type="float" office:value="927991742" calcext:value-type="float">
            <text:p>927991742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523]-[.C523]" office:value-type="float" office:value="3699931" calcext:value-type="float">
            <text:p>3699931</text:p>
          </table:table-cell>
          <table:table-cell table:formula="of:=[.E523]-[.C523]" office:value-type="float" office:value="7399916" calcext:value-type="float">
            <text:p>7399916</text:p>
          </table:table-cell>
          <table:table-cell table:formula="of:=[.G523]-[.F523]" office:value-type="float" office:value="-0.0599999999999987" calcext:value-type="float">
            <text:p>-0.06</text:p>
          </table:table-cell>
          <table:table-cell table:formula="of:=[.H523]-[.G52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13_0042AD.log</text:p>
          </table:table-cell>
          <table:table-cell office:value-type="string" calcext:value-type="string">
            <text:p>0042AD</text:p>
          </table:table-cell>
          <table:table-cell office:value-type="float" office:value="920590705" calcext:value-type="float">
            <text:p>920590705</text:p>
          </table:table-cell>
          <table:table-cell office:value-type="float" office:value="924290639" calcext:value-type="float">
            <text:p>924290639</text:p>
          </table:table-cell>
          <table:table-cell office:value-type="float" office:value="927990575" calcext:value-type="float">
            <text:p>927990575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9" calcext:value-type="float">
            <text:p>11.89</text:p>
          </table:table-cell>
          <table:table-cell table:formula="of:=[.D524]-[.C524]" office:value-type="float" office:value="3699934" calcext:value-type="float">
            <text:p>3699934</text:p>
          </table:table-cell>
          <table:table-cell table:formula="of:=[.E524]-[.C524]" office:value-type="float" office:value="7399870" calcext:value-type="float">
            <text:p>7399870</text:p>
          </table:table-cell>
          <table:table-cell table:formula="of:=[.G524]-[.F524]" office:value-type="float" office:value="-0.0399999999999991" calcext:value-type="float">
            <text:p>-0.04</text:p>
          </table:table-cell>
          <table:table-cell table:formula="of:=[.H524]-[.G52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4_00425A.log</text:p>
          </table:table-cell>
          <table:table-cell office:value-type="string" calcext:value-type="string">
            <text:p>00425A</text:p>
          </table:table-cell>
          <table:table-cell office:value-type="float" office:value="920590502" calcext:value-type="float">
            <text:p>920590502</text:p>
          </table:table-cell>
          <table:table-cell office:value-type="float" office:value="924290424" calcext:value-type="float">
            <text:p>924290424</text:p>
          </table:table-cell>
          <table:table-cell office:value-type="float" office:value="927990378" calcext:value-type="float">
            <text:p>92799037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525]-[.C525]" office:value-type="float" office:value="3699922" calcext:value-type="float">
            <text:p>3699922</text:p>
          </table:table-cell>
          <table:table-cell table:formula="of:=[.E525]-[.C525]" office:value-type="float" office:value="7399876" calcext:value-type="float">
            <text:p>7399876</text:p>
          </table:table-cell>
          <table:table-cell table:formula="of:=[.G525]-[.F525]" office:value-type="float" office:value="-0.0499999999999989" calcext:value-type="float">
            <text:p>-0.05</text:p>
          </table:table-cell>
          <table:table-cell table:formula="of:=[.H525]-[.G525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32_0041EF.log</text:p>
          </table:table-cell>
          <table:table-cell office:value-type="string" calcext:value-type="string">
            <text:p>0041EF</text:p>
          </table:table-cell>
          <table:table-cell office:value-type="float" office:value="920591954" calcext:value-type="float">
            <text:p>920591954</text:p>
          </table:table-cell>
          <table:table-cell office:value-type="float" office:value="924291894" calcext:value-type="float">
            <text:p>924291894</text:p>
          </table:table-cell>
          <table:table-cell office:value-type="float" office:value="927991872" calcext:value-type="float">
            <text:p>9279918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9" calcext:value-type="float">
            <text:p>11.59</text:p>
          </table:table-cell>
          <table:table-cell table:formula="of:=[.D526]-[.C526]" office:value-type="float" office:value="3699940" calcext:value-type="float">
            <text:p>3699940</text:p>
          </table:table-cell>
          <table:table-cell table:formula="of:=[.E526]-[.C526]" office:value-type="float" office:value="7399918" calcext:value-type="float">
            <text:p>7399918</text:p>
          </table:table-cell>
          <table:table-cell table:formula="of:=[.G526]-[.F526]" office:value-type="float" office:value="-0.0500000000000007" calcext:value-type="float">
            <text:p>-0.05</text:p>
          </table:table-cell>
          <table:table-cell table:formula="of:=[.H526]-[.G52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16_004249.log</text:p>
          </table:table-cell>
          <table:table-cell office:value-type="float" office:value="4249" calcext:value-type="float">
            <text:p>4249</text:p>
          </table:table-cell>
          <table:table-cell office:value-type="float" office:value="920589834" calcext:value-type="float">
            <text:p>920589834</text:p>
          </table:table-cell>
          <table:table-cell office:value-type="float" office:value="924289759" calcext:value-type="float">
            <text:p>924289759</text:p>
          </table:table-cell>
          <table:table-cell office:value-type="float" office:value="927989732" calcext:value-type="float">
            <text:p>92798973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527]-[.C527]" office:value-type="float" office:value="3699925" calcext:value-type="float">
            <text:p>3699925</text:p>
          </table:table-cell>
          <table:table-cell table:formula="of:=[.E527]-[.C527]" office:value-type="float" office:value="7399898" calcext:value-type="float">
            <text:p>7399898</text:p>
          </table:table-cell>
          <table:table-cell table:formula="of:=[.G527]-[.F527]" office:value-type="float" office:value="-0.0600000000000005" calcext:value-type="float">
            <text:p>-0.06</text:p>
          </table:table-cell>
          <table:table-cell table:formula="of:=[.H527]-[.G52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43_00439A.log</text:p>
          </table:table-cell>
          <table:table-cell office:value-type="string" calcext:value-type="string">
            <text:p>00439A</text:p>
          </table:table-cell>
          <table:table-cell office:value-type="float" office:value="920590905" calcext:value-type="float">
            <text:p>920590905</text:p>
          </table:table-cell>
          <table:table-cell office:value-type="float" office:value="924290844" calcext:value-type="float">
            <text:p>924290844</text:p>
          </table:table-cell>
          <table:table-cell office:value-type="float" office:value="927990816" calcext:value-type="float">
            <text:p>927990816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5" calcext:value-type="float">
            <text:p>11.95</text:p>
          </table:table-cell>
          <table:table-cell table:formula="of:=[.D528]-[.C528]" office:value-type="float" office:value="3699939" calcext:value-type="float">
            <text:p>3699939</text:p>
          </table:table-cell>
          <table:table-cell table:formula="of:=[.E528]-[.C528]" office:value-type="float" office:value="7399911" calcext:value-type="float">
            <text:p>7399911</text:p>
          </table:table-cell>
          <table:table-cell table:formula="of:=[.G528]-[.F528]" office:value-type="float" office:value="-0.0499999999999989" calcext:value-type="float">
            <text:p>-0.05</text:p>
          </table:table-cell>
          <table:table-cell table:formula="of:=[.H528]-[.G52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044_00432A.log</text:p>
          </table:table-cell>
          <table:table-cell office:value-type="string" calcext:value-type="string">
            <text:p>00432A</text:p>
          </table:table-cell>
          <table:table-cell office:value-type="float" office:value="920591891" calcext:value-type="float">
            <text:p>920591891</text:p>
          </table:table-cell>
          <table:table-cell office:value-type="float" office:value="924291802" calcext:value-type="float">
            <text:p>924291802</text:p>
          </table:table-cell>
          <table:table-cell office:value-type="float" office:value="927991762" calcext:value-type="float">
            <text:p>92799176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529]-[.C529]" office:value-type="float" office:value="3699911" calcext:value-type="float">
            <text:p>3699911</text:p>
          </table:table-cell>
          <table:table-cell table:formula="of:=[.E529]-[.C529]" office:value-type="float" office:value="7399871" calcext:value-type="float">
            <text:p>7399871</text:p>
          </table:table-cell>
          <table:table-cell table:formula="of:=[.G529]-[.F529]" office:value-type="float" office:value="-0.0500000000000007" calcext:value-type="float">
            <text:p>-0.05</text:p>
          </table:table-cell>
          <table:table-cell table:formula="of:=[.H529]-[.G52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20_0042BD.log</text:p>
          </table:table-cell>
          <table:table-cell office:value-type="string" calcext:value-type="string">
            <text:p>0042BD</text:p>
          </table:table-cell>
          <table:table-cell office:value-type="float" office:value="920592490" calcext:value-type="float">
            <text:p>920592490</text:p>
          </table:table-cell>
          <table:table-cell office:value-type="float" office:value="924292424" calcext:value-type="float">
            <text:p>924292424</text:p>
          </table:table-cell>
          <table:table-cell office:value-type="float" office:value="927992388" calcext:value-type="float">
            <text:p>9279923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530]-[.C530]" office:value-type="float" office:value="3699934" calcext:value-type="float">
            <text:p>3699934</text:p>
          </table:table-cell>
          <table:table-cell table:formula="of:=[.E530]-[.C530]" office:value-type="float" office:value="7399898" calcext:value-type="float">
            <text:p>7399898</text:p>
          </table:table-cell>
          <table:table-cell table:formula="of:=[.G530]-[.F530]" office:value-type="float" office:value="-0.0500000000000007" calcext:value-type="float">
            <text:p>-0.05</text:p>
          </table:table-cell>
          <table:table-cell table:formula="of:=[.H530]-[.G53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56_004428.log</text:p>
          </table:table-cell>
          <table:table-cell office:value-type="float" office:value="4428" calcext:value-type="float">
            <text:p>4428</text:p>
          </table:table-cell>
          <table:table-cell office:value-type="float" office:value="920594851" calcext:value-type="float">
            <text:p>920594851</text:p>
          </table:table-cell>
          <table:table-cell office:value-type="float" office:value="924294811" calcext:value-type="float">
            <text:p>924294811</text:p>
          </table:table-cell>
          <table:table-cell office:value-type="float" office:value="927994798" calcext:value-type="float">
            <text:p>92799479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531]-[.C531]" office:value-type="float" office:value="3699960" calcext:value-type="float">
            <text:p>3699960</text:p>
          </table:table-cell>
          <table:table-cell table:formula="of:=[.E531]-[.C531]" office:value-type="float" office:value="7399947" calcext:value-type="float">
            <text:p>7399947</text:p>
          </table:table-cell>
          <table:table-cell table:formula="of:=[.G531]-[.F531]" office:value-type="float" office:value="-0.0500000000000007" calcext:value-type="float">
            <text:p>-0.05</text:p>
          </table:table-cell>
          <table:table-cell table:formula="of:=[.H531]-[.G53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116_0040E3.log</text:p>
          </table:table-cell>
          <table:table-cell office:value-type="float" office:value="40000" calcext:value-type="float">
            <text:p>40000</text:p>
          </table:table-cell>
          <table:table-cell office:value-type="float" office:value="920591138" calcext:value-type="float">
            <text:p>920591138</text:p>
          </table:table-cell>
          <table:table-cell office:value-type="float" office:value="924291045" calcext:value-type="float">
            <text:p>924291045</text:p>
          </table:table-cell>
          <table:table-cell office:value-type="float" office:value="927991003" calcext:value-type="float">
            <text:p>92799100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532]-[.C532]" office:value-type="float" office:value="3699907" calcext:value-type="float">
            <text:p>3699907</text:p>
          </table:table-cell>
          <table:table-cell table:formula="of:=[.E532]-[.C532]" office:value-type="float" office:value="7399865" calcext:value-type="float">
            <text:p>7399865</text:p>
          </table:table-cell>
          <table:table-cell table:formula="of:=[.G532]-[.F532]" office:value-type="float" office:value="-0.0600000000000005" calcext:value-type="float">
            <text:p>-0.06</text:p>
          </table:table-cell>
          <table:table-cell table:formula="of:=[.H532]-[.G53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4_00410E.log</text:p>
          </table:table-cell>
          <table:table-cell office:value-type="string" calcext:value-type="string">
            <text:p>00410E</text:p>
          </table:table-cell>
          <table:table-cell office:value-type="float" office:value="920592672" calcext:value-type="float">
            <text:p>920592672</text:p>
          </table:table-cell>
          <table:table-cell office:value-type="float" office:value="924292595" calcext:value-type="float">
            <text:p>924292595</text:p>
          </table:table-cell>
          <table:table-cell office:value-type="float" office:value="927992565" calcext:value-type="float">
            <text:p>927992565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table:formula="of:=[.D533]-[.C533]" office:value-type="float" office:value="3699923" calcext:value-type="float">
            <text:p>3699923</text:p>
          </table:table-cell>
          <table:table-cell table:formula="of:=[.E533]-[.C533]" office:value-type="float" office:value="7399893" calcext:value-type="float">
            <text:p>7399893</text:p>
          </table:table-cell>
          <table:table-cell table:formula="of:=[.G533]-[.F533]" office:value-type="float" office:value="-0.0399999999999991" calcext:value-type="float">
            <text:p>-0.04</text:p>
          </table:table-cell>
          <table:table-cell table:formula="of:=[.H533]-[.G53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51_00428F.log</text:p>
          </table:table-cell>
          <table:table-cell office:value-type="string" calcext:value-type="string">
            <text:p>00428F</text:p>
          </table:table-cell>
          <table:table-cell office:value-type="float" office:value="920593978" calcext:value-type="float">
            <text:p>920593978</text:p>
          </table:table-cell>
          <table:table-cell office:value-type="float" office:value="924293955" calcext:value-type="float">
            <text:p>924293955</text:p>
          </table:table-cell>
          <table:table-cell office:value-type="float" office:value="927993971" calcext:value-type="float">
            <text:p>92799397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534]-[.C534]" office:value-type="float" office:value="3699977" calcext:value-type="float">
            <text:p>3699977</text:p>
          </table:table-cell>
          <table:table-cell table:formula="of:=[.E534]-[.C534]" office:value-type="float" office:value="7399993" calcext:value-type="float">
            <text:p>7399993</text:p>
          </table:table-cell>
          <table:table-cell table:formula="of:=[.G534]-[.F534]" office:value-type="float" office:value="-0.0299999999999994" calcext:value-type="float">
            <text:p>-0.03</text:p>
          </table:table-cell>
          <table:table-cell table:formula="of:=[.H534]-[.G53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247_004266.log</text:p>
          </table:table-cell>
          <table:table-cell office:value-type="float" office:value="4266" calcext:value-type="float">
            <text:p>4266</text:p>
          </table:table-cell>
          <table:table-cell office:value-type="float" office:value="920592077" calcext:value-type="float">
            <text:p>920592077</text:p>
          </table:table-cell>
          <table:table-cell office:value-type="float" office:value="924291983" calcext:value-type="float">
            <text:p>924291983</text:p>
          </table:table-cell>
          <table:table-cell office:value-type="float" office:value="927991941" calcext:value-type="float">
            <text:p>927991941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9" calcext:value-type="float">
            <text:p>11.79</text:p>
          </table:table-cell>
          <table:table-cell table:formula="of:=[.D535]-[.C535]" office:value-type="float" office:value="3699906" calcext:value-type="float">
            <text:p>3699906</text:p>
          </table:table-cell>
          <table:table-cell table:formula="of:=[.E535]-[.C535]" office:value-type="float" office:value="7399864" calcext:value-type="float">
            <text:p>7399864</text:p>
          </table:table-cell>
          <table:table-cell table:formula="of:=[.G535]-[.F535]" office:value-type="float" office:value="-0.0500000000000007" calcext:value-type="float">
            <text:p>-0.05</text:p>
          </table:table-cell>
          <table:table-cell table:formula="of:=[.H535]-[.G535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49_004343.log</text:p>
          </table:table-cell>
          <table:table-cell office:value-type="float" office:value="4343" calcext:value-type="float">
            <text:p>4343</text:p>
          </table:table-cell>
          <table:table-cell office:value-type="float" office:value="920594389" calcext:value-type="float">
            <text:p>920594389</text:p>
          </table:table-cell>
          <table:table-cell office:value-type="float" office:value="924294346" calcext:value-type="float">
            <text:p>924294346</text:p>
          </table:table-cell>
          <table:table-cell office:value-type="float" office:value="927994333" calcext:value-type="float">
            <text:p>927994333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536]-[.C536]" office:value-type="float" office:value="3699957" calcext:value-type="float">
            <text:p>3699957</text:p>
          </table:table-cell>
          <table:table-cell table:formula="of:=[.E536]-[.C536]" office:value-type="float" office:value="7399944" calcext:value-type="float">
            <text:p>7399944</text:p>
          </table:table-cell>
          <table:table-cell table:formula="of:=[.G536]-[.F536]" office:value-type="float" office:value="-0.0600000000000005" calcext:value-type="float">
            <text:p>-0.06</text:p>
          </table:table-cell>
          <table:table-cell table:formula="of:=[.H536]-[.G53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59_0043BA.log</text:p>
          </table:table-cell>
          <table:table-cell office:value-type="string" calcext:value-type="string">
            <text:p>0043BA</text:p>
          </table:table-cell>
          <table:table-cell office:value-type="float" office:value="920593639" calcext:value-type="float">
            <text:p>920593639</text:p>
          </table:table-cell>
          <table:table-cell office:value-type="float" office:value="924293578" calcext:value-type="float">
            <text:p>924293578</text:p>
          </table:table-cell>
          <table:table-cell office:value-type="float" office:value="927993560" calcext:value-type="float">
            <text:p>927993560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537]-[.C537]" office:value-type="float" office:value="3699939" calcext:value-type="float">
            <text:p>3699939</text:p>
          </table:table-cell>
          <table:table-cell table:formula="of:=[.E537]-[.C537]" office:value-type="float" office:value="7399921" calcext:value-type="float">
            <text:p>7399921</text:p>
          </table:table-cell>
          <table:table-cell table:formula="of:=[.G537]-[.F537]" office:value-type="float" office:value="-0.0400000000000009" calcext:value-type="float">
            <text:p>-0.04</text:p>
          </table:table-cell>
          <table:table-cell table:formula="of:=[.H537]-[.G53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5_004298.log</text:p>
          </table:table-cell>
          <table:table-cell office:value-type="float" office:value="4298" calcext:value-type="float">
            <text:p>4298</text:p>
          </table:table-cell>
          <table:table-cell office:value-type="float" office:value="920590588" calcext:value-type="float">
            <text:p>920590588</text:p>
          </table:table-cell>
          <table:table-cell office:value-type="float" office:value="924290523" calcext:value-type="float">
            <text:p>924290523</text:p>
          </table:table-cell>
          <table:table-cell office:value-type="float" office:value="927990483" calcext:value-type="float">
            <text:p>927990483</text:p>
          </table:table-cell>
          <table:table-cell office:value-type="float" office:value="11.4" calcext:value-type="float">
            <text:p>11.4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1" calcext:value-type="float">
            <text:p>11.31</text:p>
          </table:table-cell>
          <table:table-cell table:formula="of:=[.D538]-[.C538]" office:value-type="float" office:value="3699935" calcext:value-type="float">
            <text:p>3699935</text:p>
          </table:table-cell>
          <table:table-cell table:formula="of:=[.E538]-[.C538]" office:value-type="float" office:value="7399895" calcext:value-type="float">
            <text:p>7399895</text:p>
          </table:table-cell>
          <table:table-cell table:formula="of:=[.G538]-[.F538]" office:value-type="float" office:value="-0.0500000000000007" calcext:value-type="float">
            <text:p>-0.05</text:p>
          </table:table-cell>
          <table:table-cell table:formula="of:=[.H538]-[.G53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33_0040C0.log</text:p>
          </table:table-cell>
          <table:table-cell office:value-type="string" calcext:value-type="string">
            <text:p>0040C0</text:p>
          </table:table-cell>
          <table:table-cell office:value-type="float" office:value="920591756" calcext:value-type="float">
            <text:p>920591756</text:p>
          </table:table-cell>
          <table:table-cell office:value-type="float" office:value="924291679" calcext:value-type="float">
            <text:p>924291679</text:p>
          </table:table-cell>
          <table:table-cell office:value-type="float" office:value="927991643" calcext:value-type="float">
            <text:p>92799164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table:formula="of:=[.D539]-[.C539]" office:value-type="float" office:value="3699923" calcext:value-type="float">
            <text:p>3699923</text:p>
          </table:table-cell>
          <table:table-cell table:formula="of:=[.E539]-[.C539]" office:value-type="float" office:value="7399887" calcext:value-type="float">
            <text:p>7399887</text:p>
          </table:table-cell>
          <table:table-cell table:formula="of:=[.G539]-[.F539]" office:value-type="float" office:value="-0.0599999999999987" calcext:value-type="float">
            <text:p>-0.06</text:p>
          </table:table-cell>
          <table:table-cell table:formula="of:=[.H539]-[.G53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439_00415D.log</text:p>
          </table:table-cell>
          <table:table-cell office:value-type="string" calcext:value-type="string">
            <text:p>00415D</text:p>
          </table:table-cell>
          <table:table-cell office:value-type="float" office:value="920591027" calcext:value-type="float">
            <text:p>920591027</text:p>
          </table:table-cell>
          <table:table-cell office:value-type="float" office:value="924290957" calcext:value-type="float">
            <text:p>924290957</text:p>
          </table:table-cell>
          <table:table-cell office:value-type="float" office:value="927990926" calcext:value-type="float">
            <text:p>927990926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540]-[.C540]" office:value-type="float" office:value="3699930" calcext:value-type="float">
            <text:p>3699930</text:p>
          </table:table-cell>
          <table:table-cell table:formula="of:=[.E540]-[.C540]" office:value-type="float" office:value="7399899" calcext:value-type="float">
            <text:p>7399899</text:p>
          </table:table-cell>
          <table:table-cell table:formula="of:=[.G540]-[.F540]" office:value-type="float" office:value="-0.0400000000000009" calcext:value-type="float">
            <text:p>-0.04</text:p>
          </table:table-cell>
          <table:table-cell table:formula="of:=[.H540]-[.G54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78_00442A.log</text:p>
          </table:table-cell>
          <table:table-cell office:value-type="string" calcext:value-type="string">
            <text:p>00442A</text:p>
          </table:table-cell>
          <table:table-cell office:value-type="float" office:value="920592227" calcext:value-type="float">
            <text:p>920592227</text:p>
          </table:table-cell>
          <table:table-cell office:value-type="float" office:value="924292161" calcext:value-type="float">
            <text:p>924292161</text:p>
          </table:table-cell>
          <table:table-cell office:value-type="float" office:value="927992151" calcext:value-type="float">
            <text:p>92799215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75" calcext:value-type="float">
            <text:p>11.75</text:p>
          </table:table-cell>
          <table:table-cell table:formula="of:=[.D541]-[.C541]" office:value-type="float" office:value="3699934" calcext:value-type="float">
            <text:p>3699934</text:p>
          </table:table-cell>
          <table:table-cell table:formula="of:=[.E541]-[.C541]" office:value-type="float" office:value="7399924" calcext:value-type="float">
            <text:p>7399924</text:p>
          </table:table-cell>
          <table:table-cell table:formula="of:=[.G541]-[.F541]" office:value-type="float" office:value="-0.0500000000000007" calcext:value-type="float">
            <text:p>-0.05</text:p>
          </table:table-cell>
          <table:table-cell table:formula="of:=[.H541]-[.G541]" office:value-type="float" office:value="0.0800000000000001" calcext:value-type="float">
            <text:p>0.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835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222" calcext:value-type="float">
            <text:p>920591222</text:p>
          </table:table-cell>
          <table:table-cell office:value-type="float" office:value="924291150" calcext:value-type="float">
            <text:p>924291150</text:p>
          </table:table-cell>
          <table:table-cell office:value-type="float" office:value="927991117" calcext:value-type="float">
            <text:p>927991117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1" calcext:value-type="float">
            <text:p>11.41</text:p>
          </table:table-cell>
          <table:table-cell office:value-type="float" office:value="11.38" calcext:value-type="float">
            <text:p>11.38</text:p>
          </table:table-cell>
          <table:table-cell table:formula="of:=[.D542]-[.C542]" office:value-type="float" office:value="3699928" calcext:value-type="float">
            <text:p>3699928</text:p>
          </table:table-cell>
          <table:table-cell table:formula="of:=[.E542]-[.C542]" office:value-type="float" office:value="7399895" calcext:value-type="float">
            <text:p>7399895</text:p>
          </table:table-cell>
          <table:table-cell table:formula="of:=[.G542]-[.F542]" office:value-type="float" office:value="-0.0600000000000005" calcext:value-type="float">
            <text:p>-0.06</text:p>
          </table:table-cell>
          <table:table-cell table:formula="of:=[.H542]-[.G54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3_004251.log</text:p>
          </table:table-cell>
          <table:table-cell office:value-type="float" office:value="4251" calcext:value-type="float">
            <text:p>4251</text:p>
          </table:table-cell>
          <table:table-cell office:value-type="float" office:value="920595124" calcext:value-type="float">
            <text:p>920595124</text:p>
          </table:table-cell>
          <table:table-cell office:value-type="float" office:value="924295072" calcext:value-type="float">
            <text:p>924295072</text:p>
          </table:table-cell>
          <table:table-cell office:value-type="float" office:value="927995070" calcext:value-type="float">
            <text:p>927995070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7" calcext:value-type="float">
            <text:p>11.97</text:p>
          </table:table-cell>
          <table:table-cell table:formula="of:=[.D543]-[.C543]" office:value-type="float" office:value="3699948" calcext:value-type="float">
            <text:p>3699948</text:p>
          </table:table-cell>
          <table:table-cell table:formula="of:=[.E543]-[.C543]" office:value-type="float" office:value="7399946" calcext:value-type="float">
            <text:p>7399946</text:p>
          </table:table-cell>
          <table:table-cell table:formula="of:=[.G543]-[.F543]" office:value-type="float" office:value="-0.0400000000000009" calcext:value-type="float">
            <text:p>-0.04</text:p>
          </table:table-cell>
          <table:table-cell table:formula="of:=[.H543]-[.G54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7_0041DE.log</text:p>
          </table:table-cell>
          <table:table-cell office:value-type="string" calcext:value-type="string">
            <text:p>0041DE</text:p>
          </table:table-cell>
          <table:table-cell office:value-type="float" office:value="920593556" calcext:value-type="float">
            <text:p>920593556</text:p>
          </table:table-cell>
          <table:table-cell office:value-type="float" office:value="924293505" calcext:value-type="float">
            <text:p>924293505</text:p>
          </table:table-cell>
          <table:table-cell office:value-type="float" office:value="927993499" calcext:value-type="float">
            <text:p>92799349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544]-[.C544]" office:value-type="float" office:value="3699949" calcext:value-type="float">
            <text:p>3699949</text:p>
          </table:table-cell>
          <table:table-cell table:formula="of:=[.E544]-[.C544]" office:value-type="float" office:value="7399943" calcext:value-type="float">
            <text:p>7399943</text:p>
          </table:table-cell>
          <table:table-cell table:formula="of:=[.G544]-[.F544]" office:value-type="float" office:value="-0.0499999999999989" calcext:value-type="float">
            <text:p>-0.05</text:p>
          </table:table-cell>
          <table:table-cell table:formula="of:=[.H544]-[.G54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21_004377.log</text:p>
          </table:table-cell>
          <table:table-cell office:value-type="float" office:value="4377" calcext:value-type="float">
            <text:p>4377</text:p>
          </table:table-cell>
          <table:table-cell office:value-type="float" office:value="920593162" calcext:value-type="float">
            <text:p>920593162</text:p>
          </table:table-cell>
          <table:table-cell office:value-type="float" office:value="924293172" calcext:value-type="float">
            <text:p>924293172</text:p>
          </table:table-cell>
          <table:table-cell office:value-type="float" office:value="927993217" calcext:value-type="float">
            <text:p>92799321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545]-[.C545]" office:value-type="float" office:value="3700010" calcext:value-type="float">
            <text:p>3700010</text:p>
          </table:table-cell>
          <table:table-cell table:formula="of:=[.E545]-[.C545]" office:value-type="float" office:value="7400055" calcext:value-type="float">
            <text:p>7400055</text:p>
          </table:table-cell>
          <table:table-cell table:formula="of:=[.G545]-[.F545]" office:value-type="float" office:value="-0.0400000000000009" calcext:value-type="float">
            <text:p>-0.04</text:p>
          </table:table-cell>
          <table:table-cell table:formula="of:=[.H545]-[.G54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123_0040E4.log</text:p>
          </table:table-cell>
          <table:table-cell office:value-type="float" office:value="400000" calcext:value-type="float">
            <text:p>400000</text:p>
          </table:table-cell>
          <table:table-cell office:value-type="float" office:value="920590399" calcext:value-type="float">
            <text:p>920590399</text:p>
          </table:table-cell>
          <table:table-cell office:value-type="float" office:value="924290323" calcext:value-type="float">
            <text:p>924290323</text:p>
          </table:table-cell>
          <table:table-cell office:value-type="float" office:value="927990284" calcext:value-type="float">
            <text:p>92799028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546]-[.C546]" office:value-type="float" office:value="3699924" calcext:value-type="float">
            <text:p>3699924</text:p>
          </table:table-cell>
          <table:table-cell table:formula="of:=[.E546]-[.C546]" office:value-type="float" office:value="7399885" calcext:value-type="float">
            <text:p>7399885</text:p>
          </table:table-cell>
          <table:table-cell table:formula="of:=[.G546]-[.F546]" office:value-type="float" office:value="-0.0199999999999996" calcext:value-type="float">
            <text:p>-0.02</text:p>
          </table:table-cell>
          <table:table-cell table:formula="of:=[.H546]-[.G54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828_004356.log</text:p>
          </table:table-cell>
          <table:table-cell office:value-type="float" office:value="4356" calcext:value-type="float">
            <text:p>4356</text:p>
          </table:table-cell>
          <table:table-cell office:value-type="float" office:value="920592973" calcext:value-type="float">
            <text:p>920592973</text:p>
          </table:table-cell>
          <table:table-cell office:value-type="float" office:value="924292893" calcext:value-type="float">
            <text:p>924292893</text:p>
          </table:table-cell>
          <table:table-cell office:value-type="float" office:value="927992849" calcext:value-type="float">
            <text:p>92799284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547]-[.C547]" office:value-type="float" office:value="3699920" calcext:value-type="float">
            <text:p>3699920</text:p>
          </table:table-cell>
          <table:table-cell table:formula="of:=[.E547]-[.C547]" office:value-type="float" office:value="7399876" calcext:value-type="float">
            <text:p>7399876</text:p>
          </table:table-cell>
          <table:table-cell table:formula="of:=[.G547]-[.F547]" office:value-type="float" office:value="-0.0299999999999994" calcext:value-type="float">
            <text:p>-0.03</text:p>
          </table:table-cell>
          <table:table-cell table:formula="of:=[.H547]-[.G54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20_00423D.log</text:p>
          </table:table-cell>
          <table:table-cell office:value-type="string" calcext:value-type="string">
            <text:p>00423D</text:p>
          </table:table-cell>
          <table:table-cell office:value-type="float" office:value="920590288" calcext:value-type="float">
            <text:p>920590288</text:p>
          </table:table-cell>
          <table:table-cell office:value-type="float" office:value="924290216" calcext:value-type="float">
            <text:p>924290216</text:p>
          </table:table-cell>
          <table:table-cell office:value-type="float" office:value="927990182" calcext:value-type="float">
            <text:p>927990182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548]-[.C548]" office:value-type="float" office:value="3699928" calcext:value-type="float">
            <text:p>3699928</text:p>
          </table:table-cell>
          <table:table-cell table:formula="of:=[.E548]-[.C548]" office:value-type="float" office:value="7399894" calcext:value-type="float">
            <text:p>7399894</text:p>
          </table:table-cell>
          <table:table-cell table:formula="of:=[.G548]-[.F548]" office:value-type="float" office:value="-0.0199999999999996" calcext:value-type="float">
            <text:p>-0.02</text:p>
          </table:table-cell>
          <table:table-cell table:formula="of:=[.H548]-[.G54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1658_0040B2.log</text:p>
          </table:table-cell>
          <table:table-cell office:value-type="string" calcext:value-type="string">
            <text:p>0040B2</text:p>
          </table:table-cell>
          <table:table-cell office:value-type="float" office:value="920593970" calcext:value-type="float">
            <text:p>920593970</text:p>
          </table:table-cell>
          <table:table-cell office:value-type="float" office:value="924293917" calcext:value-type="float">
            <text:p>924293917</text:p>
          </table:table-cell>
          <table:table-cell office:value-type="float" office:value="927993898" calcext:value-type="float">
            <text:p>92799389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549]-[.C549]" office:value-type="float" office:value="3699947" calcext:value-type="float">
            <text:p>3699947</text:p>
          </table:table-cell>
          <table:table-cell table:formula="of:=[.E549]-[.C549]" office:value-type="float" office:value="7399928" calcext:value-type="float">
            <text:p>7399928</text:p>
          </table:table-cell>
          <table:table-cell table:formula="of:=[.G549]-[.F549]" office:value-type="float" office:value="-0.0599999999999987" calcext:value-type="float">
            <text:p>-0.06</text:p>
          </table:table-cell>
          <table:table-cell table:formula="of:=[.H549]-[.G54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20_004422.log</text:p>
          </table:table-cell>
          <table:table-cell office:value-type="float" office:value="4422" calcext:value-type="float">
            <text:p>4422</text:p>
          </table:table-cell>
          <table:table-cell office:value-type="float" office:value="920590813" calcext:value-type="float">
            <text:p>920590813</text:p>
          </table:table-cell>
          <table:table-cell office:value-type="float" office:value="924290740" calcext:value-type="float">
            <text:p>924290740</text:p>
          </table:table-cell>
          <table:table-cell office:value-type="float" office:value="927990716" calcext:value-type="float">
            <text:p>92799071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550]-[.C550]" office:value-type="float" office:value="3699927" calcext:value-type="float">
            <text:p>3699927</text:p>
          </table:table-cell>
          <table:table-cell table:formula="of:=[.E550]-[.C550]" office:value-type="float" office:value="7399903" calcext:value-type="float">
            <text:p>7399903</text:p>
          </table:table-cell>
          <table:table-cell table:formula="of:=[.G550]-[.F550]" office:value-type="float" office:value="-0.0400000000000009" calcext:value-type="float">
            <text:p>-0.04</text:p>
          </table:table-cell>
          <table:table-cell table:formula="of:=[.H550]-[.G55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19_0041BE.log</text:p>
          </table:table-cell>
          <table:table-cell office:value-type="string" calcext:value-type="string">
            <text:p>0041BE</text:p>
          </table:table-cell>
          <table:table-cell office:value-type="float" office:value="920593066" calcext:value-type="float">
            <text:p>920593066</text:p>
          </table:table-cell>
          <table:table-cell office:value-type="float" office:value="924293012" calcext:value-type="float">
            <text:p>924293012</text:p>
          </table:table-cell>
          <table:table-cell office:value-type="float" office:value="927993001" calcext:value-type="float">
            <text:p>92799300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4" calcext:value-type="float">
            <text:p>11.54</text:p>
          </table:table-cell>
          <table:table-cell table:formula="of:=[.D551]-[.C551]" office:value-type="float" office:value="3699946" calcext:value-type="float">
            <text:p>3699946</text:p>
          </table:table-cell>
          <table:table-cell table:formula="of:=[.E551]-[.C551]" office:value-type="float" office:value="7399935" calcext:value-type="float">
            <text:p>7399935</text:p>
          </table:table-cell>
          <table:table-cell table:formula="of:=[.G551]-[.F551]" office:value-type="float" office:value="-0.0700000000000003" calcext:value-type="float">
            <text:p>-0.07</text:p>
          </table:table-cell>
          <table:table-cell table:formula="of:=[.H551]-[.G55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8_00419E.log</text:p>
          </table:table-cell>
          <table:table-cell office:value-type="string" calcext:value-type="string">
            <text:p>00419E</text:p>
          </table:table-cell>
          <table:table-cell office:value-type="float" office:value="920591621" calcext:value-type="float">
            <text:p>920591621</text:p>
          </table:table-cell>
          <table:table-cell office:value-type="float" office:value="924291537" calcext:value-type="float">
            <text:p>924291537</text:p>
          </table:table-cell>
          <table:table-cell office:value-type="float" office:value="927991491" calcext:value-type="float">
            <text:p>927991491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table:formula="of:=[.D552]-[.C552]" office:value-type="float" office:value="3699916" calcext:value-type="float">
            <text:p>3699916</text:p>
          </table:table-cell>
          <table:table-cell table:formula="of:=[.E552]-[.C552]" office:value-type="float" office:value="7399870" calcext:value-type="float">
            <text:p>7399870</text:p>
          </table:table-cell>
          <table:table-cell table:formula="of:=[.G552]-[.F552]" office:value-type="float" office:value="-0.0500000000000007" calcext:value-type="float">
            <text:p>-0.05</text:p>
          </table:table-cell>
          <table:table-cell table:formula="of:=[.H552]-[.G55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47_004203.log</text:p>
          </table:table-cell>
          <table:table-cell office:value-type="float" office:value="4203" calcext:value-type="float">
            <text:p>4203</text:p>
          </table:table-cell>
          <table:table-cell office:value-type="float" office:value="920590916" calcext:value-type="float">
            <text:p>920590916</text:p>
          </table:table-cell>
          <table:table-cell office:value-type="float" office:value="924290832" calcext:value-type="float">
            <text:p>924290832</text:p>
          </table:table-cell>
          <table:table-cell office:value-type="float" office:value="927990793" calcext:value-type="float">
            <text:p>927990793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553]-[.C553]" office:value-type="float" office:value="3699916" calcext:value-type="float">
            <text:p>3699916</text:p>
          </table:table-cell>
          <table:table-cell table:formula="of:=[.E553]-[.C553]" office:value-type="float" office:value="7399877" calcext:value-type="float">
            <text:p>7399877</text:p>
          </table:table-cell>
          <table:table-cell table:formula="of:=[.G553]-[.F553]" office:value-type="float" office:value="-0.0399999999999991" calcext:value-type="float">
            <text:p>-0.04</text:p>
          </table:table-cell>
          <table:table-cell table:formula="of:=[.H553]-[.G55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21_004335.log</text:p>
          </table:table-cell>
          <table:table-cell office:value-type="float" office:value="4335" calcext:value-type="float">
            <text:p>4335</text:p>
          </table:table-cell>
          <table:table-cell office:value-type="float" office:value="920589308" calcext:value-type="float">
            <text:p>920589308</text:p>
          </table:table-cell>
          <table:table-cell office:value-type="float" office:value="924289228" calcext:value-type="float">
            <text:p>924289228</text:p>
          </table:table-cell>
          <table:table-cell office:value-type="float" office:value="927989170" calcext:value-type="float">
            <text:p>92798917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1" calcext:value-type="float">
            <text:p>11.71</text:p>
          </table:table-cell>
          <table:table-cell table:formula="of:=[.D554]-[.C554]" office:value-type="float" office:value="3699920" calcext:value-type="float">
            <text:p>3699920</text:p>
          </table:table-cell>
          <table:table-cell table:formula="of:=[.E554]-[.C554]" office:value-type="float" office:value="7399862" calcext:value-type="float">
            <text:p>7399862</text:p>
          </table:table-cell>
          <table:table-cell table:formula="of:=[.G554]-[.F554]" office:value-type="float" office:value="-0.0399999999999991" calcext:value-type="float">
            <text:p>-0.04</text:p>
          </table:table-cell>
          <table:table-cell table:formula="of:=[.H554]-[.G55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43_00412A.log</text:p>
          </table:table-cell>
          <table:table-cell office:value-type="string" calcext:value-type="string">
            <text:p>00412A</text:p>
          </table:table-cell>
          <table:table-cell office:value-type="float" office:value="920591350" calcext:value-type="float">
            <text:p>920591350</text:p>
          </table:table-cell>
          <table:table-cell office:value-type="float" office:value="924291261" calcext:value-type="float">
            <text:p>924291261</text:p>
          </table:table-cell>
          <table:table-cell office:value-type="float" office:value="927991224" calcext:value-type="float">
            <text:p>927991224</text:p>
          </table:table-cell>
          <table:table-cell office:value-type="float" office:value="11.8" calcext:value-type="float">
            <text:p>11.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555]-[.C555]" office:value-type="float" office:value="3699911" calcext:value-type="float">
            <text:p>3699911</text:p>
          </table:table-cell>
          <table:table-cell table:formula="of:=[.E555]-[.C555]" office:value-type="float" office:value="7399874" calcext:value-type="float">
            <text:p>7399874</text:p>
          </table:table-cell>
          <table:table-cell table:formula="of:=[.G555]-[.F555]" office:value-type="float" office:value="-0.0600000000000005" calcext:value-type="float">
            <text:p>-0.06</text:p>
          </table:table-cell>
          <table:table-cell table:formula="of:=[.H555]-[.G55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27_004255.log</text:p>
          </table:table-cell>
          <table:table-cell office:value-type="float" office:value="4255" calcext:value-type="float">
            <text:p>4255</text:p>
          </table:table-cell>
          <table:table-cell office:value-type="float" office:value="920592177" calcext:value-type="float">
            <text:p>920592177</text:p>
          </table:table-cell>
          <table:table-cell office:value-type="float" office:value="924292110" calcext:value-type="float">
            <text:p>924292110</text:p>
          </table:table-cell>
          <table:table-cell office:value-type="float" office:value="927992098" calcext:value-type="float">
            <text:p>927992098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556]-[.C556]" office:value-type="float" office:value="3699933" calcext:value-type="float">
            <text:p>3699933</text:p>
          </table:table-cell>
          <table:table-cell table:formula="of:=[.E556]-[.C556]" office:value-type="float" office:value="7399921" calcext:value-type="float">
            <text:p>7399921</text:p>
          </table:table-cell>
          <table:table-cell table:formula="of:=[.G556]-[.F556]" office:value-type="float" office:value="-0.0300000000000011" calcext:value-type="float">
            <text:p>-0.03</text:p>
          </table:table-cell>
          <table:table-cell table:formula="of:=[.H556]-[.G55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6_004139.log</text:p>
          </table:table-cell>
          <table:table-cell office:value-type="float" office:value="4139" calcext:value-type="float">
            <text:p>4139</text:p>
          </table:table-cell>
          <table:table-cell office:value-type="float" office:value="920593387" calcext:value-type="float">
            <text:p>920593387</text:p>
          </table:table-cell>
          <table:table-cell office:value-type="float" office:value="924293297" calcext:value-type="float">
            <text:p>924293297</text:p>
          </table:table-cell>
          <table:table-cell office:value-type="float" office:value="927993273" calcext:value-type="float">
            <text:p>92799327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4" calcext:value-type="float">
            <text:p>11.64</text:p>
          </table:table-cell>
          <table:table-cell table:formula="of:=[.D557]-[.C557]" office:value-type="float" office:value="3699910" calcext:value-type="float">
            <text:p>3699910</text:p>
          </table:table-cell>
          <table:table-cell table:formula="of:=[.E557]-[.C557]" office:value-type="float" office:value="7399886" calcext:value-type="float">
            <text:p>7399886</text:p>
          </table:table-cell>
          <table:table-cell table:formula="of:=[.G557]-[.F557]" office:value-type="float" office:value="-0.0600000000000005" calcext:value-type="float">
            <text:p>-0.06</text:p>
          </table:table-cell>
          <table:table-cell table:formula="of:=[.H557]-[.G557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46_004170.log</text:p>
          </table:table-cell>
          <table:table-cell office:value-type="float" office:value="4170" calcext:value-type="float">
            <text:p>4170</text:p>
          </table:table-cell>
          <table:table-cell office:value-type="float" office:value="920591174" calcext:value-type="float">
            <text:p>920591174</text:p>
          </table:table-cell>
          <table:table-cell office:value-type="float" office:value="924291087" calcext:value-type="float">
            <text:p>924291087</text:p>
          </table:table-cell>
          <table:table-cell office:value-type="float" office:value="927991050" calcext:value-type="float">
            <text:p>92799105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558]-[.C558]" office:value-type="float" office:value="3699913" calcext:value-type="float">
            <text:p>3699913</text:p>
          </table:table-cell>
          <table:table-cell table:formula="of:=[.E558]-[.C558]" office:value-type="float" office:value="7399876" calcext:value-type="float">
            <text:p>7399876</text:p>
          </table:table-cell>
          <table:table-cell table:formula="of:=[.G558]-[.F558]" office:value-type="float" office:value="-0.0600000000000005" calcext:value-type="float">
            <text:p>-0.06</text:p>
          </table:table-cell>
          <table:table-cell table:formula="of:=[.H558]-[.G55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815_00039E.log</text:p>
          </table:table-cell>
          <table:table-cell office:value-type="string" calcext:value-type="string">
            <text:p>00039E</text:p>
          </table:table-cell>
          <table:table-cell office:value-type="float" office:value="920590948" calcext:value-type="float">
            <text:p>920590948</text:p>
          </table:table-cell>
          <table:table-cell office:value-type="float" office:value="924290863" calcext:value-type="float">
            <text:p>924290863</text:p>
          </table:table-cell>
          <table:table-cell office:value-type="float" office:value="927990826" calcext:value-type="float">
            <text:p>92799082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table:formula="of:=[.D559]-[.C559]" office:value-type="float" office:value="3699915" calcext:value-type="float">
            <text:p>3699915</text:p>
          </table:table-cell>
          <table:table-cell table:formula="of:=[.E559]-[.C559]" office:value-type="float" office:value="7399878" calcext:value-type="float">
            <text:p>7399878</text:p>
          </table:table-cell>
          <table:table-cell table:formula="of:=[.G559]-[.F559]" office:value-type="float" office:value="-0.0499999999999989" calcext:value-type="float">
            <text:p>-0.05</text:p>
          </table:table-cell>
          <table:table-cell table:formula="of:=[.H559]-[.G55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23_004220.log</text:p>
          </table:table-cell>
          <table:table-cell office:value-type="float" office:value="4220" calcext:value-type="float">
            <text:p>4220</text:p>
          </table:table-cell>
          <table:table-cell office:value-type="float" office:value="920592774" calcext:value-type="float">
            <text:p>920592774</text:p>
          </table:table-cell>
          <table:table-cell office:value-type="float" office:value="924292772" calcext:value-type="float">
            <text:p>924292772</text:p>
          </table:table-cell>
          <table:table-cell office:value-type="float" office:value="927992799" calcext:value-type="float">
            <text:p>92799279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560]-[.C560]" office:value-type="float" office:value="3699998" calcext:value-type="float">
            <text:p>3699998</text:p>
          </table:table-cell>
          <table:table-cell table:formula="of:=[.E560]-[.C560]" office:value-type="float" office:value="7400025" calcext:value-type="float">
            <text:p>7400025</text:p>
          </table:table-cell>
          <table:table-cell table:formula="of:=[.G560]-[.F560]" office:value-type="float" office:value="-0.0399999999999991" calcext:value-type="float">
            <text:p>-0.04</text:p>
          </table:table-cell>
          <table:table-cell table:formula="of:=[.H560]-[.G56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26_00443D.log</text:p>
          </table:table-cell>
          <table:table-cell office:value-type="string" calcext:value-type="string">
            <text:p>00443D</text:p>
          </table:table-cell>
          <table:table-cell office:value-type="float" office:value="920593002" calcext:value-type="float">
            <text:p>920593002</text:p>
          </table:table-cell>
          <table:table-cell office:value-type="float" office:value="924292944" calcext:value-type="float">
            <text:p>924292944</text:p>
          </table:table-cell>
          <table:table-cell office:value-type="float" office:value="927992926" calcext:value-type="float">
            <text:p>927992926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table:formula="of:=[.D561]-[.C561]" office:value-type="float" office:value="3699942" calcext:value-type="float">
            <text:p>3699942</text:p>
          </table:table-cell>
          <table:table-cell table:formula="of:=[.E561]-[.C561]" office:value-type="float" office:value="7399924" calcext:value-type="float">
            <text:p>7399924</text:p>
          </table:table-cell>
          <table:table-cell table:formula="of:=[.G561]-[.F561]" office:value-type="float" office:value="-0.0399999999999991" calcext:value-type="float">
            <text:p>-0.04</text:p>
          </table:table-cell>
          <table:table-cell table:formula="of:=[.H561]-[.G56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426_00412C.log</text:p>
          </table:table-cell>
          <table:table-cell office:value-type="string" calcext:value-type="string">
            <text:p>00412C</text:p>
          </table:table-cell>
          <table:table-cell office:value-type="float" office:value="920593030" calcext:value-type="float">
            <text:p>920593030</text:p>
          </table:table-cell>
          <table:table-cell office:value-type="float" office:value="924292967" calcext:value-type="float">
            <text:p>924292967</text:p>
          </table:table-cell>
          <table:table-cell office:value-type="float" office:value="927992934" calcext:value-type="float">
            <text:p>92799293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562]-[.C562]" office:value-type="float" office:value="3699937" calcext:value-type="float">
            <text:p>3699937</text:p>
          </table:table-cell>
          <table:table-cell table:formula="of:=[.E562]-[.C562]" office:value-type="float" office:value="7399904" calcext:value-type="float">
            <text:p>7399904</text:p>
          </table:table-cell>
          <table:table-cell table:formula="of:=[.G562]-[.F562]" office:value-type="float" office:value="-0.0400000000000009" calcext:value-type="float">
            <text:p>-0.04</text:p>
          </table:table-cell>
          <table:table-cell table:formula="of:=[.H562]-[.G56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35_0042EE.log</text:p>
          </table:table-cell>
          <table:table-cell office:value-type="string" calcext:value-type="string">
            <text:p>0042EE</text:p>
          </table:table-cell>
          <table:table-cell office:value-type="float" office:value="920593330" calcext:value-type="float">
            <text:p>920593330</text:p>
          </table:table-cell>
          <table:table-cell office:value-type="float" office:value="924293263" calcext:value-type="float">
            <text:p>924293263</text:p>
          </table:table-cell>
          <table:table-cell office:value-type="float" office:value="927993251" calcext:value-type="float">
            <text:p>92799325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table:formula="of:=[.D563]-[.C563]" office:value-type="float" office:value="3699933" calcext:value-type="float">
            <text:p>3699933</text:p>
          </table:table-cell>
          <table:table-cell table:formula="of:=[.E563]-[.C563]" office:value-type="float" office:value="7399921" calcext:value-type="float">
            <text:p>7399921</text:p>
          </table:table-cell>
          <table:table-cell table:formula="of:=[.G563]-[.F563]" office:value-type="float" office:value="-0.0600000000000005" calcext:value-type="float">
            <text:p>-0.06</text:p>
          </table:table-cell>
          <table:table-cell table:formula="of:=[.H563]-[.G56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826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502" calcext:value-type="float">
            <text:p>920591502</text:p>
          </table:table-cell>
          <table:table-cell office:value-type="float" office:value="924291404" calcext:value-type="float">
            <text:p>924291404</text:p>
          </table:table-cell>
          <table:table-cell office:value-type="float" office:value="927991365" calcext:value-type="float">
            <text:p>927991365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5" calcext:value-type="float">
            <text:p>11.5</text:p>
          </table:table-cell>
          <table:table-cell table:formula="of:=[.D564]-[.C564]" office:value-type="float" office:value="3699902" calcext:value-type="float">
            <text:p>3699902</text:p>
          </table:table-cell>
          <table:table-cell table:formula="of:=[.E564]-[.C564]" office:value-type="float" office:value="7399863" calcext:value-type="float">
            <text:p>7399863</text:p>
          </table:table-cell>
          <table:table-cell table:formula="of:=[.G564]-[.F564]" office:value-type="float" office:value="-0.0500000000000007" calcext:value-type="float">
            <text:p>-0.05</text:p>
          </table:table-cell>
          <table:table-cell table:formula="of:=[.H564]-[.G564]" office:value-type="float" office:value="-0.33" calcext:value-type="float">
            <text:p>-0.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26_00434E.log</text:p>
          </table:table-cell>
          <table:table-cell office:value-type="string" calcext:value-type="string">
            <text:p>00434E</text:p>
          </table:table-cell>
          <table:table-cell office:value-type="float" office:value="920593430" calcext:value-type="float">
            <text:p>920593430</text:p>
          </table:table-cell>
          <table:table-cell office:value-type="float" office:value="924293376" calcext:value-type="float">
            <text:p>924293376</text:p>
          </table:table-cell>
          <table:table-cell office:value-type="float" office:value="927993333" calcext:value-type="float">
            <text:p>927993333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565]-[.C565]" office:value-type="float" office:value="3699946" calcext:value-type="float">
            <text:p>3699946</text:p>
          </table:table-cell>
          <table:table-cell table:formula="of:=[.E565]-[.C565]" office:value-type="float" office:value="7399903" calcext:value-type="float">
            <text:p>7399903</text:p>
          </table:table-cell>
          <table:table-cell table:formula="of:=[.G565]-[.F565]" office:value-type="float" office:value="-0.0400000000000009" calcext:value-type="float">
            <text:p>-0.04</text:p>
          </table:table-cell>
          <table:table-cell table:formula="of:=[.H565]-[.G56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056_0043D0.log</text:p>
          </table:table-cell>
          <table:table-cell office:value-type="string" calcext:value-type="string">
            <text:p>0043D0</text:p>
          </table:table-cell>
          <table:table-cell office:value-type="float" office:value="920594707" calcext:value-type="float">
            <text:p>920594707</text:p>
          </table:table-cell>
          <table:table-cell office:value-type="float" office:value="924294651" calcext:value-type="float">
            <text:p>924294651</text:p>
          </table:table-cell>
          <table:table-cell office:value-type="float" office:value="927994648" calcext:value-type="float">
            <text:p>92799464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566]-[.C566]" office:value-type="float" office:value="3699944" calcext:value-type="float">
            <text:p>3699944</text:p>
          </table:table-cell>
          <table:table-cell table:formula="of:=[.E566]-[.C566]" office:value-type="float" office:value="7399941" calcext:value-type="float">
            <text:p>7399941</text:p>
          </table:table-cell>
          <table:table-cell table:formula="of:=[.G566]-[.F566]" office:value-type="float" office:value="-0.0399999999999991" calcext:value-type="float">
            <text:p>-0.04</text:p>
          </table:table-cell>
          <table:table-cell table:formula="of:=[.H566]-[.G56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845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362" calcext:value-type="float">
            <text:p>920591362</text:p>
          </table:table-cell>
          <table:table-cell office:value-type="float" office:value="924291281" calcext:value-type="float">
            <text:p>924291281</text:p>
          </table:table-cell>
          <table:table-cell office:value-type="float" office:value="927991238" calcext:value-type="float">
            <text:p>927991238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office:value-type="float" office:value="11.5" calcext:value-type="float">
            <text:p>11.5</text:p>
          </table:table-cell>
          <table:table-cell table:formula="of:=[.D567]-[.C567]" office:value-type="float" office:value="3699919" calcext:value-type="float">
            <text:p>3699919</text:p>
          </table:table-cell>
          <table:table-cell table:formula="of:=[.E567]-[.C567]" office:value-type="float" office:value="7399876" calcext:value-type="float">
            <text:p>7399876</text:p>
          </table:table-cell>
          <table:table-cell table:formula="of:=[.G567]-[.F567]" office:value-type="float" office:value="-0.0499999999999989" calcext:value-type="float">
            <text:p>-0.05</text:p>
          </table:table-cell>
          <table:table-cell table:formula="of:=[.H567]-[.G567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2148_0040B7.log</text:p>
          </table:table-cell>
          <table:table-cell office:value-type="string" calcext:value-type="string">
            <text:p>0040B7</text:p>
          </table:table-cell>
          <table:table-cell office:value-type="float" office:value="920594739" calcext:value-type="float">
            <text:p>920594739</text:p>
          </table:table-cell>
          <table:table-cell office:value-type="float" office:value="924294765" calcext:value-type="float">
            <text:p>924294765</text:p>
          </table:table-cell>
          <table:table-cell office:value-type="float" office:value="927994843" calcext:value-type="float">
            <text:p>927994843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568]-[.C568]" office:value-type="float" office:value="3700026" calcext:value-type="float">
            <text:p>3700026</text:p>
          </table:table-cell>
          <table:table-cell table:formula="of:=[.E568]-[.C568]" office:value-type="float" office:value="7400104" calcext:value-type="float">
            <text:p>7400104</text:p>
          </table:table-cell>
          <table:table-cell table:formula="of:=[.G568]-[.F568]" office:value-type="float" office:value="-0.0400000000000009" calcext:value-type="float">
            <text:p>-0.04</text:p>
          </table:table-cell>
          <table:table-cell table:formula="of:=[.H568]-[.G56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8914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374" calcext:value-type="float">
            <text:p>920591374</text:p>
          </table:table-cell>
          <table:table-cell office:value-type="float" office:value="924291298" calcext:value-type="float">
            <text:p>924291298</text:p>
          </table:table-cell>
          <table:table-cell office:value-type="float" office:value="927991248" calcext:value-type="float">
            <text:p>92799124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569]-[.C569]" office:value-type="float" office:value="3699924" calcext:value-type="float">
            <text:p>3699924</text:p>
          </table:table-cell>
          <table:table-cell table:formula="of:=[.E569]-[.C569]" office:value-type="float" office:value="7399874" calcext:value-type="float">
            <text:p>7399874</text:p>
          </table:table-cell>
          <table:table-cell table:formula="of:=[.G569]-[.F569]" office:value-type="float" office:value="-0.0399999999999991" calcext:value-type="float">
            <text:p>-0.04</text:p>
          </table:table-cell>
          <table:table-cell table:formula="of:=[.H569]-[.G56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39_004381.log</text:p>
          </table:table-cell>
          <table:table-cell office:value-type="float" office:value="4381" calcext:value-type="float">
            <text:p>4381</text:p>
          </table:table-cell>
          <table:table-cell office:value-type="float" office:value="920594553" calcext:value-type="float">
            <text:p>920594553</text:p>
          </table:table-cell>
          <table:table-cell office:value-type="float" office:value="924294488" calcext:value-type="float">
            <text:p>924294488</text:p>
          </table:table-cell>
          <table:table-cell office:value-type="float" office:value="927994461" calcext:value-type="float">
            <text:p>92799446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570]-[.C570]" office:value-type="float" office:value="3699935" calcext:value-type="float">
            <text:p>3699935</text:p>
          </table:table-cell>
          <table:table-cell table:formula="of:=[.E570]-[.C570]" office:value-type="float" office:value="7399908" calcext:value-type="float">
            <text:p>7399908</text:p>
          </table:table-cell>
          <table:table-cell table:formula="of:=[.G570]-[.F570]" office:value-type="float" office:value="-0.0400000000000009" calcext:value-type="float">
            <text:p>-0.04</text:p>
          </table:table-cell>
          <table:table-cell table:formula="of:=[.H570]-[.G57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59_0042FA.log</text:p>
          </table:table-cell>
          <table:table-cell office:value-type="string" calcext:value-type="string">
            <text:p>0042FA</text:p>
          </table:table-cell>
          <table:table-cell office:value-type="float" office:value="920591679" calcext:value-type="float">
            <text:p>920591679</text:p>
          </table:table-cell>
          <table:table-cell office:value-type="float" office:value="924291603" calcext:value-type="float">
            <text:p>924291603</text:p>
          </table:table-cell>
          <table:table-cell office:value-type="float" office:value="927991574" calcext:value-type="float">
            <text:p>927991574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office:value-type="float" office:value="11.56" calcext:value-type="float">
            <text:p>11.56</text:p>
          </table:table-cell>
          <table:table-cell table:formula="of:=[.D571]-[.C571]" office:value-type="float" office:value="3699924" calcext:value-type="float">
            <text:p>3699924</text:p>
          </table:table-cell>
          <table:table-cell table:formula="of:=[.E571]-[.C571]" office:value-type="float" office:value="7399895" calcext:value-type="float">
            <text:p>7399895</text:p>
          </table:table-cell>
          <table:table-cell table:formula="of:=[.G571]-[.F571]" office:value-type="float" office:value="-0.0500000000000007" calcext:value-type="float">
            <text:p>-0.05</text:p>
          </table:table-cell>
          <table:table-cell table:formula="of:=[.H571]-[.G57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12_0040ED.log</text:p>
          </table:table-cell>
          <table:table-cell office:value-type="string" calcext:value-type="string">
            <text:p>0040ED</text:p>
          </table:table-cell>
          <table:table-cell office:value-type="float" office:value="920589493" calcext:value-type="float">
            <text:p>920589493</text:p>
          </table:table-cell>
          <table:table-cell office:value-type="float" office:value="924289423" calcext:value-type="float">
            <text:p>924289423</text:p>
          </table:table-cell>
          <table:table-cell office:value-type="float" office:value="927989374" calcext:value-type="float">
            <text:p>927989374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572]-[.C572]" office:value-type="float" office:value="3699930" calcext:value-type="float">
            <text:p>3699930</text:p>
          </table:table-cell>
          <table:table-cell table:formula="of:=[.E572]-[.C572]" office:value-type="float" office:value="7399881" calcext:value-type="float">
            <text:p>7399881</text:p>
          </table:table-cell>
          <table:table-cell table:formula="of:=[.G572]-[.F572]" office:value-type="float" office:value="-0.0500000000000007" calcext:value-type="float">
            <text:p>-0.05</text:p>
          </table:table-cell>
          <table:table-cell table:formula="of:=[.H572]-[.G57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34_0043C8.log</text:p>
          </table:table-cell>
          <table:table-cell office:value-type="string" calcext:value-type="string">
            <text:p>0043C8</text:p>
          </table:table-cell>
          <table:table-cell office:value-type="float" office:value="920595076" calcext:value-type="float">
            <text:p>920595076</text:p>
          </table:table-cell>
          <table:table-cell office:value-type="float" office:value="924295037" calcext:value-type="float">
            <text:p>924295037</text:p>
          </table:table-cell>
          <table:table-cell office:value-type="float" office:value="927995017" calcext:value-type="float">
            <text:p>92799501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9" calcext:value-type="float">
            <text:p>11.79</text:p>
          </table:table-cell>
          <table:table-cell table:formula="of:=[.D573]-[.C573]" office:value-type="float" office:value="3699961" calcext:value-type="float">
            <text:p>3699961</text:p>
          </table:table-cell>
          <table:table-cell table:formula="of:=[.E573]-[.C573]" office:value-type="float" office:value="7399941" calcext:value-type="float">
            <text:p>7399941</text:p>
          </table:table-cell>
          <table:table-cell table:formula="of:=[.G573]-[.F573]" office:value-type="float" office:value="-0.0299999999999994" calcext:value-type="float">
            <text:p>-0.03</text:p>
          </table:table-cell>
          <table:table-cell table:formula="of:=[.H573]-[.G573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256_00419C.log</text:p>
          </table:table-cell>
          <table:table-cell office:value-type="string" calcext:value-type="string">
            <text:p>00419C</text:p>
          </table:table-cell>
          <table:table-cell office:value-type="float" office:value="920588896" calcext:value-type="float">
            <text:p>920588896</text:p>
          </table:table-cell>
          <table:table-cell office:value-type="float" office:value="924288824" calcext:value-type="float">
            <text:p>924288824</text:p>
          </table:table-cell>
          <table:table-cell office:value-type="float" office:value="927988793" calcext:value-type="float">
            <text:p>92798879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574]-[.C574]" office:value-type="float" office:value="3699928" calcext:value-type="float">
            <text:p>3699928</text:p>
          </table:table-cell>
          <table:table-cell table:formula="of:=[.E574]-[.C574]" office:value-type="float" office:value="7399897" calcext:value-type="float">
            <text:p>7399897</text:p>
          </table:table-cell>
          <table:table-cell table:formula="of:=[.G574]-[.F574]" office:value-type="float" office:value="-0.0600000000000005" calcext:value-type="float">
            <text:p>-0.06</text:p>
          </table:table-cell>
          <table:table-cell table:formula="of:=[.H574]-[.G57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35_004311.log</text:p>
          </table:table-cell>
          <table:table-cell office:value-type="float" office:value="4311" calcext:value-type="float">
            <text:p>4311</text:p>
          </table:table-cell>
          <table:table-cell office:value-type="float" office:value="920595753" calcext:value-type="float">
            <text:p>920595753</text:p>
          </table:table-cell>
          <table:table-cell office:value-type="float" office:value="924295767" calcext:value-type="float">
            <text:p>924295767</text:p>
          </table:table-cell>
          <table:table-cell office:value-type="float" office:value="927995821" calcext:value-type="float">
            <text:p>927995821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575]-[.C575]" office:value-type="float" office:value="3700014" calcext:value-type="float">
            <text:p>3700014</text:p>
          </table:table-cell>
          <table:table-cell table:formula="of:=[.E575]-[.C575]" office:value-type="float" office:value="7400068" calcext:value-type="float">
            <text:p>7400068</text:p>
          </table:table-cell>
          <table:table-cell table:formula="of:=[.G575]-[.F575]" office:value-type="float" office:value="-0.0400000000000009" calcext:value-type="float">
            <text:p>-0.04</text:p>
          </table:table-cell>
          <table:table-cell table:formula="of:=[.H575]-[.G57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21_00425D.log</text:p>
          </table:table-cell>
          <table:table-cell office:value-type="string" calcext:value-type="string">
            <text:p>00425D</text:p>
          </table:table-cell>
          <table:table-cell office:value-type="float" office:value="920592302" calcext:value-type="float">
            <text:p>920592302</text:p>
          </table:table-cell>
          <table:table-cell office:value-type="float" office:value="924292233" calcext:value-type="float">
            <text:p>924292233</text:p>
          </table:table-cell>
          <table:table-cell office:value-type="float" office:value="927992194" calcext:value-type="float">
            <text:p>927992194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576]-[.C576]" office:value-type="float" office:value="3699931" calcext:value-type="float">
            <text:p>3699931</text:p>
          </table:table-cell>
          <table:table-cell table:formula="of:=[.E576]-[.C576]" office:value-type="float" office:value="7399892" calcext:value-type="float">
            <text:p>7399892</text:p>
          </table:table-cell>
          <table:table-cell table:formula="of:=[.G576]-[.F576]" office:value-type="float" office:value="-0.0400000000000009" calcext:value-type="float">
            <text:p>-0.04</text:p>
          </table:table-cell>
          <table:table-cell table:formula="of:=[.H576]-[.G57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25_0040FA.log</text:p>
          </table:table-cell>
          <table:table-cell office:value-type="string" calcext:value-type="string">
            <text:p>0040FA</text:p>
          </table:table-cell>
          <table:table-cell office:value-type="float" office:value="920592668" calcext:value-type="float">
            <text:p>920592668</text:p>
          </table:table-cell>
          <table:table-cell office:value-type="float" office:value="924292620" calcext:value-type="float">
            <text:p>924292620</text:p>
          </table:table-cell>
          <table:table-cell office:value-type="float" office:value="927992603" calcext:value-type="float">
            <text:p>927992603</text:p>
          </table:table-cell>
          <table:table-cell office:value-type="float" office:value="11.92" calcext:value-type="float">
            <text:p>11.9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62" calcext:value-type="float">
            <text:p>11.62</text:p>
          </table:table-cell>
          <table:table-cell table:formula="of:=[.D577]-[.C577]" office:value-type="float" office:value="3699952" calcext:value-type="float">
            <text:p>3699952</text:p>
          </table:table-cell>
          <table:table-cell table:formula="of:=[.E577]-[.C577]" office:value-type="float" office:value="7399935" calcext:value-type="float">
            <text:p>7399935</text:p>
          </table:table-cell>
          <table:table-cell table:formula="of:=[.G577]-[.F577]" office:value-type="float" office:value="-0.15" calcext:value-type="float">
            <text:p>-0.15</text:p>
          </table:table-cell>
          <table:table-cell table:formula="of:=[.H577]-[.G577]" office:value-type="float" office:value="-0.15" calcext:value-type="float">
            <text:p>-0.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39_00413E.log</text:p>
          </table:table-cell>
          <table:table-cell office:value-type="string" calcext:value-type="string">
            <text:p>00413E</text:p>
          </table:table-cell>
          <table:table-cell office:value-type="float" office:value="920593265" calcext:value-type="float">
            <text:p>920593265</text:p>
          </table:table-cell>
          <table:table-cell office:value-type="float" office:value="924293202" calcext:value-type="float">
            <text:p>924293202</text:p>
          </table:table-cell>
          <table:table-cell office:value-type="float" office:value="927993165" calcext:value-type="float">
            <text:p>927993165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7" calcext:value-type="float">
            <text:p>11.97</text:p>
          </table:table-cell>
          <table:table-cell table:formula="of:=[.D578]-[.C578]" office:value-type="float" office:value="3699937" calcext:value-type="float">
            <text:p>3699937</text:p>
          </table:table-cell>
          <table:table-cell table:formula="of:=[.E578]-[.C578]" office:value-type="float" office:value="7399900" calcext:value-type="float">
            <text:p>7399900</text:p>
          </table:table-cell>
          <table:table-cell table:formula="of:=[.G578]-[.F578]" office:value-type="float" office:value="-0.0400000000000009" calcext:value-type="float">
            <text:p>-0.04</text:p>
          </table:table-cell>
          <table:table-cell table:formula="of:=[.H578]-[.G57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10_004228.log</text:p>
          </table:table-cell>
          <table:table-cell office:value-type="float" office:value="4228" calcext:value-type="float">
            <text:p>4228</text:p>
          </table:table-cell>
          <table:table-cell office:value-type="float" office:value="920589290" calcext:value-type="float">
            <text:p>920589290</text:p>
          </table:table-cell>
          <table:table-cell office:value-type="float" office:value="924289214" calcext:value-type="float">
            <text:p>924289214</text:p>
          </table:table-cell>
          <table:table-cell office:value-type="float" office:value="927989178" calcext:value-type="float">
            <text:p>92798917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579]-[.C579]" office:value-type="float" office:value="3699924" calcext:value-type="float">
            <text:p>3699924</text:p>
          </table:table-cell>
          <table:table-cell table:formula="of:=[.E579]-[.C579]" office:value-type="float" office:value="7399888" calcext:value-type="float">
            <text:p>7399888</text:p>
          </table:table-cell>
          <table:table-cell table:formula="of:=[.G579]-[.F579]" office:value-type="float" office:value="-0.0399999999999991" calcext:value-type="float">
            <text:p>-0.04</text:p>
          </table:table-cell>
          <table:table-cell table:formula="of:=[.H579]-[.G57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46_004147.log</text:p>
          </table:table-cell>
          <table:table-cell office:value-type="float" office:value="4147" calcext:value-type="float">
            <text:p>4147</text:p>
          </table:table-cell>
          <table:table-cell office:value-type="float" office:value="920593709" calcext:value-type="float">
            <text:p>920593709</text:p>
          </table:table-cell>
          <table:table-cell office:value-type="float" office:value="924293646" calcext:value-type="float">
            <text:p>924293646</text:p>
          </table:table-cell>
          <table:table-cell office:value-type="float" office:value="927993608" calcext:value-type="float">
            <text:p>927993608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table:formula="of:=[.D580]-[.C580]" office:value-type="float" office:value="3699937" calcext:value-type="float">
            <text:p>3699937</text:p>
          </table:table-cell>
          <table:table-cell table:formula="of:=[.E580]-[.C580]" office:value-type="float" office:value="7399899" calcext:value-type="float">
            <text:p>7399899</text:p>
          </table:table-cell>
          <table:table-cell table:formula="of:=[.G580]-[.F580]" office:value-type="float" office:value="-0.0499999999999989" calcext:value-type="float">
            <text:p>-0.05</text:p>
          </table:table-cell>
          <table:table-cell table:formula="of:=[.H580]-[.G58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527_004346.log</text:p>
          </table:table-cell>
          <table:table-cell office:value-type="float" office:value="4346" calcext:value-type="float">
            <text:p>4346</text:p>
          </table:table-cell>
          <table:table-cell office:value-type="float" office:value="920591838" calcext:value-type="float">
            <text:p>920591838</text:p>
          </table:table-cell>
          <table:table-cell office:value-type="float" office:value="924291769" calcext:value-type="float">
            <text:p>924291769</text:p>
          </table:table-cell>
          <table:table-cell office:value-type="float" office:value="927991745" calcext:value-type="float">
            <text:p>92799174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table:formula="of:=[.D581]-[.C581]" office:value-type="float" office:value="3699931" calcext:value-type="float">
            <text:p>3699931</text:p>
          </table:table-cell>
          <table:table-cell table:formula="of:=[.E581]-[.C581]" office:value-type="float" office:value="7399907" calcext:value-type="float">
            <text:p>7399907</text:p>
          </table:table-cell>
          <table:table-cell table:formula="of:=[.G581]-[.F581]" office:value-type="float" office:value="-0.0499999999999989" calcext:value-type="float">
            <text:p>-0.05</text:p>
          </table:table-cell>
          <table:table-cell table:formula="of:=[.H581]-[.G58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52_004171.log</text:p>
          </table:table-cell>
          <table:table-cell office:value-type="float" office:value="4171" calcext:value-type="float">
            <text:p>4171</text:p>
          </table:table-cell>
          <table:table-cell office:value-type="float" office:value="920593474" calcext:value-type="float">
            <text:p>920593474</text:p>
          </table:table-cell>
          <table:table-cell office:value-type="float" office:value="924293399" calcext:value-type="float">
            <text:p>924293399</text:p>
          </table:table-cell>
          <table:table-cell office:value-type="float" office:value="927993368" calcext:value-type="float">
            <text:p>92799336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9" calcext:value-type="float">
            <text:p>11.79</text:p>
          </table:table-cell>
          <table:table-cell table:formula="of:=[.D582]-[.C582]" office:value-type="float" office:value="3699925" calcext:value-type="float">
            <text:p>3699925</text:p>
          </table:table-cell>
          <table:table-cell table:formula="of:=[.E582]-[.C582]" office:value-type="float" office:value="7399894" calcext:value-type="float">
            <text:p>7399894</text:p>
          </table:table-cell>
          <table:table-cell table:formula="of:=[.G582]-[.F582]" office:value-type="float" office:value="-0.0499999999999989" calcext:value-type="float">
            <text:p>-0.05</text:p>
          </table:table-cell>
          <table:table-cell table:formula="of:=[.H582]-[.G582]" office:value-type="float" office:value="-0.0100000000000016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34_00429D.log</text:p>
          </table:table-cell>
          <table:table-cell office:value-type="string" calcext:value-type="string">
            <text:p>00429D</text:p>
          </table:table-cell>
          <table:table-cell office:value-type="float" office:value="920591956" calcext:value-type="float">
            <text:p>920591956</text:p>
          </table:table-cell>
          <table:table-cell office:value-type="float" office:value="924291886" calcext:value-type="float">
            <text:p>924291886</text:p>
          </table:table-cell>
          <table:table-cell office:value-type="float" office:value="927991869" calcext:value-type="float">
            <text:p>92799186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7" calcext:value-type="float">
            <text:p>11.67</text:p>
          </table:table-cell>
          <table:table-cell table:formula="of:=[.D583]-[.C583]" office:value-type="float" office:value="3699930" calcext:value-type="float">
            <text:p>3699930</text:p>
          </table:table-cell>
          <table:table-cell table:formula="of:=[.E583]-[.C583]" office:value-type="float" office:value="7399913" calcext:value-type="float">
            <text:p>7399913</text:p>
          </table:table-cell>
          <table:table-cell table:formula="of:=[.G583]-[.F583]" office:value-type="float" office:value="-0.0400000000000009" calcext:value-type="float">
            <text:p>-0.04</text:p>
          </table:table-cell>
          <table:table-cell table:formula="of:=[.H583]-[.G58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0_0041BB.log</text:p>
          </table:table-cell>
          <table:table-cell office:value-type="string" calcext:value-type="string">
            <text:p>0041BB</text:p>
          </table:table-cell>
          <table:table-cell office:value-type="float" office:value="920590486" calcext:value-type="float">
            <text:p>920590486</text:p>
          </table:table-cell>
          <table:table-cell office:value-type="float" office:value="924290440" calcext:value-type="float">
            <text:p>924290440</text:p>
          </table:table-cell>
          <table:table-cell office:value-type="float" office:value="927990420" calcext:value-type="float">
            <text:p>927990420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584]-[.C584]" office:value-type="float" office:value="3699954" calcext:value-type="float">
            <text:p>3699954</text:p>
          </table:table-cell>
          <table:table-cell table:formula="of:=[.E584]-[.C584]" office:value-type="float" office:value="7399934" calcext:value-type="float">
            <text:p>7399934</text:p>
          </table:table-cell>
          <table:table-cell table:formula="of:=[.G584]-[.F584]" office:value-type="float" office:value="-0.0200000000000013" calcext:value-type="float">
            <text:p>-0.02</text:p>
          </table:table-cell>
          <table:table-cell table:formula="of:=[.H584]-[.G58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10_00435D.log</text:p>
          </table:table-cell>
          <table:table-cell office:value-type="string" calcext:value-type="string">
            <text:p>00435D</text:p>
          </table:table-cell>
          <table:table-cell office:value-type="float" office:value="920591972" calcext:value-type="float">
            <text:p>920591972</text:p>
          </table:table-cell>
          <table:table-cell office:value-type="float" office:value="924291900" calcext:value-type="float">
            <text:p>924291900</text:p>
          </table:table-cell>
          <table:table-cell office:value-type="float" office:value="927991879" calcext:value-type="float">
            <text:p>927991879</text:p>
          </table:table-cell>
          <table:table-cell table:number-columns-repeated="2" office:value-type="float" office:value="11.52" calcext:value-type="float">
            <text:p>11.52</text:p>
          </table:table-cell>
          <table:table-cell office:value-type="float" office:value="11.49" calcext:value-type="float">
            <text:p>11.49</text:p>
          </table:table-cell>
          <table:table-cell table:formula="of:=[.D585]-[.C585]" office:value-type="float" office:value="3699928" calcext:value-type="float">
            <text:p>3699928</text:p>
          </table:table-cell>
          <table:table-cell table:formula="of:=[.E585]-[.C585]" office:value-type="float" office:value="7399907" calcext:value-type="float">
            <text:p>7399907</text:p>
          </table:table-cell>
          <table:table-cell table:formula="of:=[.G585]-[.F585]" office:value-type="float" office:value="0" calcext:value-type="float">
            <text:p>0</text:p>
          </table:table-cell>
          <table:table-cell table:formula="of:=[.H585]-[.G58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58_004259.log</text:p>
          </table:table-cell>
          <table:table-cell office:value-type="float" office:value="4259" calcext:value-type="float">
            <text:p>4259</text:p>
          </table:table-cell>
          <table:table-cell office:value-type="float" office:value="920592500" calcext:value-type="float">
            <text:p>920592500</text:p>
          </table:table-cell>
          <table:table-cell office:value-type="float" office:value="924292428" calcext:value-type="float">
            <text:p>924292428</text:p>
          </table:table-cell>
          <table:table-cell office:value-type="float" office:value="927992398" calcext:value-type="float">
            <text:p>92799239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table:formula="of:=[.D586]-[.C586]" office:value-type="float" office:value="3699928" calcext:value-type="float">
            <text:p>3699928</text:p>
          </table:table-cell>
          <table:table-cell table:formula="of:=[.E586]-[.C586]" office:value-type="float" office:value="7399898" calcext:value-type="float">
            <text:p>7399898</text:p>
          </table:table-cell>
          <table:table-cell table:formula="of:=[.G586]-[.F586]" office:value-type="float" office:value="-0.0199999999999996" calcext:value-type="float">
            <text:p>-0.02</text:p>
          </table:table-cell>
          <table:table-cell table:formula="of:=[.H586]-[.G58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58_004271.log</text:p>
          </table:table-cell>
          <table:table-cell office:value-type="float" office:value="4271" calcext:value-type="float">
            <text:p>4271</text:p>
          </table:table-cell>
          <table:table-cell office:value-type="float" office:value="920592917" calcext:value-type="float">
            <text:p>920592917</text:p>
          </table:table-cell>
          <table:table-cell office:value-type="float" office:value="924292842" calcext:value-type="float">
            <text:p>924292842</text:p>
          </table:table-cell>
          <table:table-cell office:value-type="float" office:value="927992817" calcext:value-type="float">
            <text:p>927992817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587]-[.C587]" office:value-type="float" office:value="3699925" calcext:value-type="float">
            <text:p>3699925</text:p>
          </table:table-cell>
          <table:table-cell table:formula="of:=[.E587]-[.C587]" office:value-type="float" office:value="7399900" calcext:value-type="float">
            <text:p>7399900</text:p>
          </table:table-cell>
          <table:table-cell table:formula="of:=[.G587]-[.F587]" office:value-type="float" office:value="-0.0399999999999991" calcext:value-type="float">
            <text:p>-0.04</text:p>
          </table:table-cell>
          <table:table-cell table:formula="of:=[.H587]-[.G58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77_0040D0.log</text:p>
          </table:table-cell>
          <table:table-cell office:value-type="string" calcext:value-type="string">
            <text:p>0040D0</text:p>
          </table:table-cell>
          <table:table-cell office:value-type="float" office:value="920590701" calcext:value-type="float">
            <text:p>920590701</text:p>
          </table:table-cell>
          <table:table-cell office:value-type="float" office:value="924290645" calcext:value-type="float">
            <text:p>924290645</text:p>
          </table:table-cell>
          <table:table-cell office:value-type="float" office:value="927990611" calcext:value-type="float">
            <text:p>92799061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588]-[.C588]" office:value-type="float" office:value="3699944" calcext:value-type="float">
            <text:p>3699944</text:p>
          </table:table-cell>
          <table:table-cell table:formula="of:=[.E588]-[.C588]" office:value-type="float" office:value="7399910" calcext:value-type="float">
            <text:p>7399910</text:p>
          </table:table-cell>
          <table:table-cell table:formula="of:=[.G588]-[.F588]" office:value-type="float" office:value="-0.0400000000000009" calcext:value-type="float">
            <text:p>-0.04</text:p>
          </table:table-cell>
          <table:table-cell table:formula="of:=[.H588]-[.G58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17_0043F4.log</text:p>
          </table:table-cell>
          <table:table-cell office:value-type="string" calcext:value-type="string">
            <text:p>0043F4</text:p>
          </table:table-cell>
          <table:table-cell office:value-type="float" office:value="920593941" calcext:value-type="float">
            <text:p>920593941</text:p>
          </table:table-cell>
          <table:table-cell office:value-type="float" office:value="924293873" calcext:value-type="float">
            <text:p>924293873</text:p>
          </table:table-cell>
          <table:table-cell office:value-type="float" office:value="927993847" calcext:value-type="float">
            <text:p>927993847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589]-[.C589]" office:value-type="float" office:value="3699932" calcext:value-type="float">
            <text:p>3699932</text:p>
          </table:table-cell>
          <table:table-cell table:formula="of:=[.E589]-[.C589]" office:value-type="float" office:value="7399906" calcext:value-type="float">
            <text:p>7399906</text:p>
          </table:table-cell>
          <table:table-cell table:formula="of:=[.G589]-[.F589]" office:value-type="float" office:value="-0.0599999999999987" calcext:value-type="float">
            <text:p>-0.06</text:p>
          </table:table-cell>
          <table:table-cell table:formula="of:=[.H589]-[.G58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29_0042ED.log</text:p>
          </table:table-cell>
          <table:table-cell office:value-type="string" calcext:value-type="string">
            <text:p>0042ED</text:p>
          </table:table-cell>
          <table:table-cell office:value-type="float" office:value="920590819" calcext:value-type="float">
            <text:p>920590819</text:p>
          </table:table-cell>
          <table:table-cell office:value-type="float" office:value="924290720" calcext:value-type="float">
            <text:p>924290720</text:p>
          </table:table-cell>
          <table:table-cell office:value-type="float" office:value="927990685" calcext:value-type="float">
            <text:p>927990685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4" calcext:value-type="float">
            <text:p>11.54</text:p>
          </table:table-cell>
          <table:table-cell table:formula="of:=[.D590]-[.C590]" office:value-type="float" office:value="3699901" calcext:value-type="float">
            <text:p>3699901</text:p>
          </table:table-cell>
          <table:table-cell table:formula="of:=[.E590]-[.C590]" office:value-type="float" office:value="7399866" calcext:value-type="float">
            <text:p>7399866</text:p>
          </table:table-cell>
          <table:table-cell table:formula="of:=[.G590]-[.F590]" office:value-type="float" office:value="-0.0600000000000005" calcext:value-type="float">
            <text:p>-0.06</text:p>
          </table:table-cell>
          <table:table-cell table:formula="of:=[.H590]-[.G59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857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560" calcext:value-type="float">
            <text:p>920591560</text:p>
          </table:table-cell>
          <table:table-cell office:value-type="float" office:value="924291495" calcext:value-type="float">
            <text:p>924291495</text:p>
          </table:table-cell>
          <table:table-cell office:value-type="float" office:value="927991444" calcext:value-type="float">
            <text:p>927991444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table:formula="of:=[.D591]-[.C591]" office:value-type="float" office:value="3699935" calcext:value-type="float">
            <text:p>3699935</text:p>
          </table:table-cell>
          <table:table-cell table:formula="of:=[.E591]-[.C591]" office:value-type="float" office:value="7399884" calcext:value-type="float">
            <text:p>7399884</text:p>
          </table:table-cell>
          <table:table-cell table:formula="of:=[.G591]-[.F591]" office:value-type="float" office:value="-0.0499999999999989" calcext:value-type="float">
            <text:p>-0.05</text:p>
          </table:table-cell>
          <table:table-cell table:formula="of:=[.H591]-[.G59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836_004136.log</text:p>
          </table:table-cell>
          <table:table-cell office:value-type="float" office:value="4136" calcext:value-type="float">
            <text:p>4136</text:p>
          </table:table-cell>
          <table:table-cell office:value-type="float" office:value="920591533" calcext:value-type="float">
            <text:p>920591533</text:p>
          </table:table-cell>
          <table:table-cell office:value-type="float" office:value="924291430" calcext:value-type="float">
            <text:p>924291430</text:p>
          </table:table-cell>
          <table:table-cell office:value-type="float" office:value="927991385" calcext:value-type="float">
            <text:p>927991385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592]-[.C592]" office:value-type="float" office:value="3699897" calcext:value-type="float">
            <text:p>3699897</text:p>
          </table:table-cell>
          <table:table-cell table:formula="of:=[.E592]-[.C592]" office:value-type="float" office:value="7399852" calcext:value-type="float">
            <text:p>7399852</text:p>
          </table:table-cell>
          <table:table-cell table:formula="of:=[.G592]-[.F592]" office:value-type="float" office:value="-0.0500000000000007" calcext:value-type="float">
            <text:p>-0.05</text:p>
          </table:table-cell>
          <table:table-cell table:formula="of:=[.H592]-[.G592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2_0043D1.log</text:p>
          </table:table-cell>
          <table:table-cell office:value-type="string" calcext:value-type="string">
            <text:p>0043D1</text:p>
          </table:table-cell>
          <table:table-cell office:value-type="float" office:value="920590183" calcext:value-type="float">
            <text:p>920590183</text:p>
          </table:table-cell>
          <table:table-cell office:value-type="float" office:value="924290124" calcext:value-type="float">
            <text:p>924290124</text:p>
          </table:table-cell>
          <table:table-cell office:value-type="float" office:value="927990083" calcext:value-type="float">
            <text:p>927990083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table:formula="of:=[.D593]-[.C593]" office:value-type="float" office:value="3699941" calcext:value-type="float">
            <text:p>3699941</text:p>
          </table:table-cell>
          <table:table-cell table:formula="of:=[.E593]-[.C593]" office:value-type="float" office:value="7399900" calcext:value-type="float">
            <text:p>7399900</text:p>
          </table:table-cell>
          <table:table-cell table:formula="of:=[.G593]-[.F593]" office:value-type="float" office:value="-0.0599999999999987" calcext:value-type="float">
            <text:p>-0.06</text:p>
          </table:table-cell>
          <table:table-cell table:formula="of:=[.H593]-[.G59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50_0040FE.log</text:p>
          </table:table-cell>
          <table:table-cell office:value-type="string" calcext:value-type="string">
            <text:p>0040FE</text:p>
          </table:table-cell>
          <table:table-cell office:value-type="float" office:value="920591649" calcext:value-type="float">
            <text:p>920591649</text:p>
          </table:table-cell>
          <table:table-cell office:value-type="float" office:value="924291577" calcext:value-type="float">
            <text:p>924291577</text:p>
          </table:table-cell>
          <table:table-cell office:value-type="float" office:value="927991536" calcext:value-type="float">
            <text:p>927991536</text:p>
          </table:table-cell>
          <table:table-cell office:value-type="float" office:value="12" calcext:value-type="float">
            <text:p>12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table:formula="of:=[.D594]-[.C594]" office:value-type="float" office:value="3699928" calcext:value-type="float">
            <text:p>3699928</text:p>
          </table:table-cell>
          <table:table-cell table:formula="of:=[.E594]-[.C594]" office:value-type="float" office:value="7399887" calcext:value-type="float">
            <text:p>7399887</text:p>
          </table:table-cell>
          <table:table-cell table:formula="of:=[.G594]-[.F594]" office:value-type="float" office:value="-0.0700000000000003" calcext:value-type="float">
            <text:p>-0.07</text:p>
          </table:table-cell>
          <table:table-cell table:formula="of:=[.H594]-[.G59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837_0042E4.log</text:p>
          </table:table-cell>
          <table:table-cell office:value-type="float" office:value="420000" calcext:value-type="float">
            <text:p>420000</text:p>
          </table:table-cell>
          <table:table-cell office:value-type="float" office:value="920591864" calcext:value-type="float">
            <text:p>920591864</text:p>
          </table:table-cell>
          <table:table-cell office:value-type="float" office:value="924291776" calcext:value-type="float">
            <text:p>924291776</text:p>
          </table:table-cell>
          <table:table-cell office:value-type="float" office:value="927991737" calcext:value-type="float">
            <text:p>927991737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table:formula="of:=[.D595]-[.C595]" office:value-type="float" office:value="3699912" calcext:value-type="float">
            <text:p>3699912</text:p>
          </table:table-cell>
          <table:table-cell table:formula="of:=[.E595]-[.C595]" office:value-type="float" office:value="7399873" calcext:value-type="float">
            <text:p>7399873</text:p>
          </table:table-cell>
          <table:table-cell table:formula="of:=[.G595]-[.F595]" office:value-type="float" office:value="-0.0500000000000007" calcext:value-type="float">
            <text:p>-0.05</text:p>
          </table:table-cell>
          <table:table-cell table:formula="of:=[.H595]-[.G595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21_004264.log</text:p>
          </table:table-cell>
          <table:table-cell office:value-type="float" office:value="4264" calcext:value-type="float">
            <text:p>4264</text:p>
          </table:table-cell>
          <table:table-cell office:value-type="float" office:value="920588671" calcext:value-type="float">
            <text:p>920588671</text:p>
          </table:table-cell>
          <table:table-cell office:value-type="float" office:value="924288568" calcext:value-type="float">
            <text:p>924288568</text:p>
          </table:table-cell>
          <table:table-cell office:value-type="float" office:value="927988524" calcext:value-type="float">
            <text:p>92798852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596]-[.C596]" office:value-type="float" office:value="3699897" calcext:value-type="float">
            <text:p>3699897</text:p>
          </table:table-cell>
          <table:table-cell table:formula="of:=[.E596]-[.C596]" office:value-type="float" office:value="7399853" calcext:value-type="float">
            <text:p>7399853</text:p>
          </table:table-cell>
          <table:table-cell table:formula="of:=[.G596]-[.F596]" office:value-type="float" office:value="-0.0499999999999989" calcext:value-type="float">
            <text:p>-0.05</text:p>
          </table:table-cell>
          <table:table-cell table:formula="of:=[.H596]-[.G59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49_0041DB.log</text:p>
          </table:table-cell>
          <table:table-cell office:value-type="string" calcext:value-type="string">
            <text:p>0041DB</text:p>
          </table:table-cell>
          <table:table-cell office:value-type="float" office:value="920593425" calcext:value-type="float">
            <text:p>920593425</text:p>
          </table:table-cell>
          <table:table-cell office:value-type="float" office:value="924293445" calcext:value-type="float">
            <text:p>924293445</text:p>
          </table:table-cell>
          <table:table-cell office:value-type="float" office:value="927993524" calcext:value-type="float">
            <text:p>927993524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2" calcext:value-type="float">
            <text:p>11.92</text:p>
          </table:table-cell>
          <table:table-cell table:formula="of:=[.D597]-[.C597]" office:value-type="float" office:value="3700020" calcext:value-type="float">
            <text:p>3700020</text:p>
          </table:table-cell>
          <table:table-cell table:formula="of:=[.E597]-[.C597]" office:value-type="float" office:value="7400099" calcext:value-type="float">
            <text:p>7400099</text:p>
          </table:table-cell>
          <table:table-cell table:formula="of:=[.G597]-[.F597]" office:value-type="float" office:value="-0.0200000000000013" calcext:value-type="float">
            <text:p>-0.02</text:p>
          </table:table-cell>
          <table:table-cell table:formula="of:=[.H597]-[.G59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26_0041EE.log</text:p>
          </table:table-cell>
          <table:table-cell office:value-type="string" calcext:value-type="string">
            <text:p>0041EE</text:p>
          </table:table-cell>
          <table:table-cell office:value-type="float" office:value="920591166" calcext:value-type="float">
            <text:p>920591166</text:p>
          </table:table-cell>
          <table:table-cell office:value-type="float" office:value="924291124" calcext:value-type="float">
            <text:p>924291124</text:p>
          </table:table-cell>
          <table:table-cell office:value-type="float" office:value="927991116" calcext:value-type="float">
            <text:p>927991116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1" calcext:value-type="float">
            <text:p>11.91</text:p>
          </table:table-cell>
          <table:table-cell table:formula="of:=[.D598]-[.C598]" office:value-type="float" office:value="3699958" calcext:value-type="float">
            <text:p>3699958</text:p>
          </table:table-cell>
          <table:table-cell table:formula="of:=[.E598]-[.C598]" office:value-type="float" office:value="7399950" calcext:value-type="float">
            <text:p>7399950</text:p>
          </table:table-cell>
          <table:table-cell table:formula="of:=[.G598]-[.F598]" office:value-type="float" office:value="-0.0600000000000005" calcext:value-type="float">
            <text:p>-0.06</text:p>
          </table:table-cell>
          <table:table-cell table:formula="of:=[.H598]-[.G598]" office:value-type="float" office:value="0.0700000000000003" calcext:value-type="float">
            <text:p>0.0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21_004211.log</text:p>
          </table:table-cell>
          <table:table-cell office:value-type="float" office:value="4211" calcext:value-type="float">
            <text:p>4211</text:p>
          </table:table-cell>
          <table:table-cell office:value-type="float" office:value="920592507" calcext:value-type="float">
            <text:p>920592507</text:p>
          </table:table-cell>
          <table:table-cell office:value-type="float" office:value="924292448" calcext:value-type="float">
            <text:p>924292448</text:p>
          </table:table-cell>
          <table:table-cell office:value-type="float" office:value="927992430" calcext:value-type="float">
            <text:p>927992430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table:formula="of:=[.D599]-[.C599]" office:value-type="float" office:value="3699941" calcext:value-type="float">
            <text:p>3699941</text:p>
          </table:table-cell>
          <table:table-cell table:formula="of:=[.E599]-[.C599]" office:value-type="float" office:value="7399923" calcext:value-type="float">
            <text:p>7399923</text:p>
          </table:table-cell>
          <table:table-cell table:formula="of:=[.G599]-[.F599]" office:value-type="float" office:value="-0.0299999999999994" calcext:value-type="float">
            <text:p>-0.03</text:p>
          </table:table-cell>
          <table:table-cell table:formula="of:=[.H599]-[.G59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1_0042C4.log</text:p>
          </table:table-cell>
          <table:table-cell office:value-type="string" calcext:value-type="string">
            <text:p>0042C4</text:p>
          </table:table-cell>
          <table:table-cell office:value-type="float" office:value="920589898" calcext:value-type="float">
            <text:p>920589898</text:p>
          </table:table-cell>
          <table:table-cell office:value-type="float" office:value="924289816" calcext:value-type="float">
            <text:p>924289816</text:p>
          </table:table-cell>
          <table:table-cell office:value-type="float" office:value="927989775" calcext:value-type="float">
            <text:p>927989775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2" calcext:value-type="float">
            <text:p>12.12</text:p>
          </table:table-cell>
          <table:table-cell office:value-type="float" office:value="12.08" calcext:value-type="float">
            <text:p>12.08</text:p>
          </table:table-cell>
          <table:table-cell table:formula="of:=[.D600]-[.C600]" office:value-type="float" office:value="3699918" calcext:value-type="float">
            <text:p>3699918</text:p>
          </table:table-cell>
          <table:table-cell table:formula="of:=[.E600]-[.C600]" office:value-type="float" office:value="7399877" calcext:value-type="float">
            <text:p>7399877</text:p>
          </table:table-cell>
          <table:table-cell table:formula="of:=[.G600]-[.F600]" office:value-type="float" office:value="-0.0400000000000009" calcext:value-type="float">
            <text:p>-0.04</text:p>
          </table:table-cell>
          <table:table-cell table:formula="of:=[.H600]-[.G60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3_004410.log</text:p>
          </table:table-cell>
          <table:table-cell office:value-type="float" office:value="4410" calcext:value-type="float">
            <text:p>4410</text:p>
          </table:table-cell>
          <table:table-cell office:value-type="float" office:value="920590304" calcext:value-type="float">
            <text:p>920590304</text:p>
          </table:table-cell>
          <table:table-cell office:value-type="float" office:value="924290216" calcext:value-type="float">
            <text:p>924290216</text:p>
          </table:table-cell>
          <table:table-cell office:value-type="float" office:value="927990177" calcext:value-type="float">
            <text:p>927990177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601]-[.C601]" office:value-type="float" office:value="3699912" calcext:value-type="float">
            <text:p>3699912</text:p>
          </table:table-cell>
          <table:table-cell table:formula="of:=[.E601]-[.C601]" office:value-type="float" office:value="7399873" calcext:value-type="float">
            <text:p>7399873</text:p>
          </table:table-cell>
          <table:table-cell table:formula="of:=[.G601]-[.F601]" office:value-type="float" office:value="-0.0399999999999991" calcext:value-type="float">
            <text:p>-0.04</text:p>
          </table:table-cell>
          <table:table-cell table:formula="of:=[.H601]-[.G60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53_0042F9.log</text:p>
          </table:table-cell>
          <table:table-cell office:value-type="string" calcext:value-type="string">
            <text:p>0042F9</text:p>
          </table:table-cell>
          <table:table-cell office:value-type="float" office:value="920594733" calcext:value-type="float">
            <text:p>920594733</text:p>
          </table:table-cell>
          <table:table-cell office:value-type="float" office:value="924294649" calcext:value-type="float">
            <text:p>924294649</text:p>
          </table:table-cell>
          <table:table-cell office:value-type="float" office:value="927994624" calcext:value-type="float">
            <text:p>927994624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69" calcext:value-type="float">
            <text:p>11.69</text:p>
          </table:table-cell>
          <table:table-cell table:formula="of:=[.D602]-[.C602]" office:value-type="float" office:value="3699916" calcext:value-type="float">
            <text:p>3699916</text:p>
          </table:table-cell>
          <table:table-cell table:formula="of:=[.E602]-[.C602]" office:value-type="float" office:value="7399891" calcext:value-type="float">
            <text:p>7399891</text:p>
          </table:table-cell>
          <table:table-cell table:formula="of:=[.G602]-[.F602]" office:value-type="float" office:value="-0.0500000000000007" calcext:value-type="float">
            <text:p>-0.05</text:p>
          </table:table-cell>
          <table:table-cell table:formula="of:=[.H602]-[.G602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44_004261.log</text:p>
          </table:table-cell>
          <table:table-cell office:value-type="float" office:value="4261" calcext:value-type="float">
            <text:p>4261</text:p>
          </table:table-cell>
          <table:table-cell office:value-type="float" office:value="920593790" calcext:value-type="float">
            <text:p>920593790</text:p>
          </table:table-cell>
          <table:table-cell office:value-type="float" office:value="924293712" calcext:value-type="float">
            <text:p>924293712</text:p>
          </table:table-cell>
          <table:table-cell office:value-type="float" office:value="927993685" calcext:value-type="float">
            <text:p>927993685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table:formula="of:=[.D603]-[.C603]" office:value-type="float" office:value="3699922" calcext:value-type="float">
            <text:p>3699922</text:p>
          </table:table-cell>
          <table:table-cell table:formula="of:=[.E603]-[.C603]" office:value-type="float" office:value="7399895" calcext:value-type="float">
            <text:p>7399895</text:p>
          </table:table-cell>
          <table:table-cell table:formula="of:=[.G603]-[.F603]" office:value-type="float" office:value="-0.0300000000000011" calcext:value-type="float">
            <text:p>-0.03</text:p>
          </table:table-cell>
          <table:table-cell table:formula="of:=[.H603]-[.G603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854_004296.log</text:p>
          </table:table-cell>
          <table:table-cell office:value-type="float" office:value="4296" calcext:value-type="float">
            <text:p>4296</text:p>
          </table:table-cell>
          <table:table-cell office:value-type="float" office:value="920589968" calcext:value-type="float">
            <text:p>920589968</text:p>
          </table:table-cell>
          <table:table-cell office:value-type="float" office:value="924289879" calcext:value-type="float">
            <text:p>924289879</text:p>
          </table:table-cell>
          <table:table-cell office:value-type="float" office:value="927989845" calcext:value-type="float">
            <text:p>92798984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604]-[.C604]" office:value-type="float" office:value="3699911" calcext:value-type="float">
            <text:p>3699911</text:p>
          </table:table-cell>
          <table:table-cell table:formula="of:=[.E604]-[.C604]" office:value-type="float" office:value="7399877" calcext:value-type="float">
            <text:p>7399877</text:p>
          </table:table-cell>
          <table:table-cell table:formula="of:=[.G604]-[.F604]" office:value-type="float" office:value="-0.0599999999999987" calcext:value-type="float">
            <text:p>-0.06</text:p>
          </table:table-cell>
          <table:table-cell table:formula="of:=[.H604]-[.G604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56_004365.log</text:p>
          </table:table-cell>
          <table:table-cell office:value-type="float" office:value="4365" calcext:value-type="float">
            <text:p>4365</text:p>
          </table:table-cell>
          <table:table-cell office:value-type="float" office:value="920593715" calcext:value-type="float">
            <text:p>920593715</text:p>
          </table:table-cell>
          <table:table-cell office:value-type="float" office:value="924293671" calcext:value-type="float">
            <text:p>924293671</text:p>
          </table:table-cell>
          <table:table-cell office:value-type="float" office:value="927993664" calcext:value-type="float">
            <text:p>927993664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table:formula="of:=[.D605]-[.C605]" office:value-type="float" office:value="3699956" calcext:value-type="float">
            <text:p>3699956</text:p>
          </table:table-cell>
          <table:table-cell table:formula="of:=[.E605]-[.C605]" office:value-type="float" office:value="7399949" calcext:value-type="float">
            <text:p>7399949</text:p>
          </table:table-cell>
          <table:table-cell table:formula="of:=[.G605]-[.F605]" office:value-type="float" office:value="-0.0500000000000007" calcext:value-type="float">
            <text:p>-0.05</text:p>
          </table:table-cell>
          <table:table-cell table:formula="of:=[.H605]-[.G60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958_004117.log</text:p>
          </table:table-cell>
          <table:table-cell office:value-type="float" office:value="4117" calcext:value-type="float">
            <text:p>4117</text:p>
          </table:table-cell>
          <table:table-cell office:value-type="float" office:value="920589511" calcext:value-type="float">
            <text:p>920589511</text:p>
          </table:table-cell>
          <table:table-cell office:value-type="float" office:value="924289420" calcext:value-type="float">
            <text:p>924289420</text:p>
          </table:table-cell>
          <table:table-cell office:value-type="float" office:value="927989369" calcext:value-type="float">
            <text:p>927989369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606]-[.C606]" office:value-type="float" office:value="3699909" calcext:value-type="float">
            <text:p>3699909</text:p>
          </table:table-cell>
          <table:table-cell table:formula="of:=[.E606]-[.C606]" office:value-type="float" office:value="7399858" calcext:value-type="float">
            <text:p>7399858</text:p>
          </table:table-cell>
          <table:table-cell table:formula="of:=[.G606]-[.F606]" office:value-type="float" office:value="-0.0699999999999985" calcext:value-type="float">
            <text:p>-0.07</text:p>
          </table:table-cell>
          <table:table-cell table:formula="of:=[.H606]-[.G60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78_00039F.log</text:p>
          </table:table-cell>
          <table:table-cell office:value-type="string" calcext:value-type="string">
            <text:p>00039F</text:p>
          </table:table-cell>
          <table:table-cell office:value-type="float" office:value="920590823" calcext:value-type="float">
            <text:p>920590823</text:p>
          </table:table-cell>
          <table:table-cell office:value-type="float" office:value="924290746" calcext:value-type="float">
            <text:p>924290746</text:p>
          </table:table-cell>
          <table:table-cell office:value-type="float" office:value="927990725" calcext:value-type="float">
            <text:p>927990725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6" calcext:value-type="float">
            <text:p>11.96</text:p>
          </table:table-cell>
          <table:table-cell office:value-type="float" office:value="11.88" calcext:value-type="float">
            <text:p>11.88</text:p>
          </table:table-cell>
          <table:table-cell table:formula="of:=[.D607]-[.C607]" office:value-type="float" office:value="3699923" calcext:value-type="float">
            <text:p>3699923</text:p>
          </table:table-cell>
          <table:table-cell table:formula="of:=[.E607]-[.C607]" office:value-type="float" office:value="7399902" calcext:value-type="float">
            <text:p>7399902</text:p>
          </table:table-cell>
          <table:table-cell table:formula="of:=[.G607]-[.F607]" office:value-type="float" office:value="-0.0499999999999989" calcext:value-type="float">
            <text:p>-0.05</text:p>
          </table:table-cell>
          <table:table-cell table:formula="of:=[.H607]-[.G607]" office:value-type="float" office:value="-0.0800000000000001" calcext:value-type="float">
            <text:p>-0.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244_0043DC.log</text:p>
          </table:table-cell>
          <table:table-cell office:value-type="string" calcext:value-type="string">
            <text:p>0043DC</text:p>
          </table:table-cell>
          <table:table-cell office:value-type="float" office:value="920589440" calcext:value-type="float">
            <text:p>920589440</text:p>
          </table:table-cell>
          <table:table-cell office:value-type="float" office:value="924289346" calcext:value-type="float">
            <text:p>924289346</text:p>
          </table:table-cell>
          <table:table-cell office:value-type="float" office:value="927989301" calcext:value-type="float">
            <text:p>92798930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table:formula="of:=[.D608]-[.C608]" office:value-type="float" office:value="3699906" calcext:value-type="float">
            <text:p>3699906</text:p>
          </table:table-cell>
          <table:table-cell table:formula="of:=[.E608]-[.C608]" office:value-type="float" office:value="7399861" calcext:value-type="float">
            <text:p>7399861</text:p>
          </table:table-cell>
          <table:table-cell table:formula="of:=[.G608]-[.F608]" office:value-type="float" office:value="-0.0300000000000011" calcext:value-type="float">
            <text:p>-0.03</text:p>
          </table:table-cell>
          <table:table-cell table:formula="of:=[.H608]-[.G60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8_004386.log</text:p>
          </table:table-cell>
          <table:table-cell office:value-type="float" office:value="4386" calcext:value-type="float">
            <text:p>4386</text:p>
          </table:table-cell>
          <table:table-cell office:value-type="float" office:value="920588889" calcext:value-type="float">
            <text:p>920588889</text:p>
          </table:table-cell>
          <table:table-cell office:value-type="float" office:value="924288796" calcext:value-type="float">
            <text:p>924288796</text:p>
          </table:table-cell>
          <table:table-cell office:value-type="float" office:value="927988730" calcext:value-type="float">
            <text:p>927988730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" calcext:value-type="float">
            <text:p>11.9</text:p>
          </table:table-cell>
          <table:table-cell table:formula="of:=[.D609]-[.C609]" office:value-type="float" office:value="3699907" calcext:value-type="float">
            <text:p>3699907</text:p>
          </table:table-cell>
          <table:table-cell table:formula="of:=[.E609]-[.C609]" office:value-type="float" office:value="7399841" calcext:value-type="float">
            <text:p>7399841</text:p>
          </table:table-cell>
          <table:table-cell table:formula="of:=[.G609]-[.F609]" office:value-type="float" office:value="-0.0200000000000013" calcext:value-type="float">
            <text:p>-0.02</text:p>
          </table:table-cell>
          <table:table-cell table:formula="of:=[.H609]-[.G60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854_00417A.log</text:p>
          </table:table-cell>
          <table:table-cell office:value-type="string" calcext:value-type="string">
            <text:p>00417A</text:p>
          </table:table-cell>
          <table:table-cell office:value-type="float" office:value="920591770" calcext:value-type="float">
            <text:p>920591770</text:p>
          </table:table-cell>
          <table:table-cell office:value-type="float" office:value="924291697" calcext:value-type="float">
            <text:p>924291697</text:p>
          </table:table-cell>
          <table:table-cell office:value-type="float" office:value="927991666" calcext:value-type="float">
            <text:p>927991666</text:p>
          </table:table-cell>
          <table:table-cell office:value-type="float" office:value="12.05" calcext:value-type="float">
            <text:p>12.05</text:p>
          </table:table-cell>
          <table:table-cell office:value-type="float" office:value="12" calcext:value-type="float">
            <text:p>12</text:p>
          </table:table-cell>
          <table:table-cell office:value-type="float" office:value="11.97" calcext:value-type="float">
            <text:p>11.97</text:p>
          </table:table-cell>
          <table:table-cell table:formula="of:=[.D610]-[.C610]" office:value-type="float" office:value="3699927" calcext:value-type="float">
            <text:p>3699927</text:p>
          </table:table-cell>
          <table:table-cell table:formula="of:=[.E610]-[.C610]" office:value-type="float" office:value="7399896" calcext:value-type="float">
            <text:p>7399896</text:p>
          </table:table-cell>
          <table:table-cell table:formula="of:=[.G610]-[.F610]" office:value-type="float" office:value="-0.0500000000000007" calcext:value-type="float">
            <text:p>-0.05</text:p>
          </table:table-cell>
          <table:table-cell table:formula="of:=[.H610]-[.G61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551_004167.log</text:p>
          </table:table-cell>
          <table:table-cell office:value-type="float" office:value="4167" calcext:value-type="float">
            <text:p>4167</text:p>
          </table:table-cell>
          <table:table-cell office:value-type="float" office:value="920590445" calcext:value-type="float">
            <text:p>920590445</text:p>
          </table:table-cell>
          <table:table-cell office:value-type="float" office:value="924290366" calcext:value-type="float">
            <text:p>924290366</text:p>
          </table:table-cell>
          <table:table-cell office:value-type="float" office:value="927990317" calcext:value-type="float">
            <text:p>927990317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611]-[.C611]" office:value-type="float" office:value="3699921" calcext:value-type="float">
            <text:p>3699921</text:p>
          </table:table-cell>
          <table:table-cell table:formula="of:=[.E611]-[.C611]" office:value-type="float" office:value="7399872" calcext:value-type="float">
            <text:p>7399872</text:p>
          </table:table-cell>
          <table:table-cell table:formula="of:=[.G611]-[.F611]" office:value-type="float" office:value="-0.0700000000000003" calcext:value-type="float">
            <text:p>-0.07</text:p>
          </table:table-cell>
          <table:table-cell table:formula="of:=[.H611]-[.G61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57_004304.log</text:p>
          </table:table-cell>
          <table:table-cell office:value-type="float" office:value="4304" calcext:value-type="float">
            <text:p>4304</text:p>
          </table:table-cell>
          <table:table-cell office:value-type="float" office:value="920594760" calcext:value-type="float">
            <text:p>920594760</text:p>
          </table:table-cell>
          <table:table-cell office:value-type="float" office:value="924294687" calcext:value-type="float">
            <text:p>924294687</text:p>
          </table:table-cell>
          <table:table-cell office:value-type="float" office:value="927994657" calcext:value-type="float">
            <text:p>92799465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612]-[.C612]" office:value-type="float" office:value="3699927" calcext:value-type="float">
            <text:p>3699927</text:p>
          </table:table-cell>
          <table:table-cell table:formula="of:=[.E612]-[.C612]" office:value-type="float" office:value="7399897" calcext:value-type="float">
            <text:p>7399897</text:p>
          </table:table-cell>
          <table:table-cell table:formula="of:=[.G612]-[.F612]" office:value-type="float" office:value="-0.0600000000000005" calcext:value-type="float">
            <text:p>-0.06</text:p>
          </table:table-cell>
          <table:table-cell table:formula="of:=[.H612]-[.G61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41_0042EF.log</text:p>
          </table:table-cell>
          <table:table-cell office:value-type="string" calcext:value-type="string">
            <text:p>0042EF</text:p>
          </table:table-cell>
          <table:table-cell office:value-type="float" office:value="920593816" calcext:value-type="float">
            <text:p>920593816</text:p>
          </table:table-cell>
          <table:table-cell office:value-type="float" office:value="924293745" calcext:value-type="float">
            <text:p>924293745</text:p>
          </table:table-cell>
          <table:table-cell office:value-type="float" office:value="927993727" calcext:value-type="float">
            <text:p>92799372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8" calcext:value-type="float">
            <text:p>11.58</text:p>
          </table:table-cell>
          <table:table-cell table:formula="of:=[.D613]-[.C613]" office:value-type="float" office:value="3699929" calcext:value-type="float">
            <text:p>3699929</text:p>
          </table:table-cell>
          <table:table-cell table:formula="of:=[.E613]-[.C613]" office:value-type="float" office:value="7399911" calcext:value-type="float">
            <text:p>7399911</text:p>
          </table:table-cell>
          <table:table-cell table:formula="of:=[.G613]-[.F613]" office:value-type="float" office:value="-0.0400000000000009" calcext:value-type="float">
            <text:p>-0.04</text:p>
          </table:table-cell>
          <table:table-cell table:formula="of:=[.H613]-[.G61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51_00420D.log</text:p>
          </table:table-cell>
          <table:table-cell office:value-type="string" calcext:value-type="string">
            <text:p>00420D</text:p>
          </table:table-cell>
          <table:table-cell office:value-type="float" office:value="920591515" calcext:value-type="float">
            <text:p>920591515</text:p>
          </table:table-cell>
          <table:table-cell office:value-type="float" office:value="924291423" calcext:value-type="float">
            <text:p>924291423</text:p>
          </table:table-cell>
          <table:table-cell office:value-type="float" office:value="927991366" calcext:value-type="float">
            <text:p>927991366</text:p>
          </table:table-cell>
          <table:table-cell office:value-type="float" office:value="12.31" calcext:value-type="float">
            <text:p>12.31</text:p>
          </table:table-cell>
          <table:table-cell office:value-type="float" office:value="12.26" calcext:value-type="float">
            <text:p>12.26</text:p>
          </table:table-cell>
          <table:table-cell office:value-type="float" office:value="12.23" calcext:value-type="float">
            <text:p>12.23</text:p>
          </table:table-cell>
          <table:table-cell table:formula="of:=[.D614]-[.C614]" office:value-type="float" office:value="3699908" calcext:value-type="float">
            <text:p>3699908</text:p>
          </table:table-cell>
          <table:table-cell table:formula="of:=[.E614]-[.C614]" office:value-type="float" office:value="7399851" calcext:value-type="float">
            <text:p>7399851</text:p>
          </table:table-cell>
          <table:table-cell table:formula="of:=[.G614]-[.F614]" office:value-type="float" office:value="-0.0500000000000007" calcext:value-type="float">
            <text:p>-0.05</text:p>
          </table:table-cell>
          <table:table-cell table:formula="of:=[.H614]-[.G61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11_004339.log</text:p>
          </table:table-cell>
          <table:table-cell office:value-type="float" office:value="4339" calcext:value-type="float">
            <text:p>4339</text:p>
          </table:table-cell>
          <table:table-cell office:value-type="float" office:value="920593884" calcext:value-type="float">
            <text:p>920593884</text:p>
          </table:table-cell>
          <table:table-cell office:value-type="float" office:value="924293837" calcext:value-type="float">
            <text:p>924293837</text:p>
          </table:table-cell>
          <table:table-cell office:value-type="float" office:value="927993813" calcext:value-type="float">
            <text:p>92799381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7" calcext:value-type="float">
            <text:p>11.67</text:p>
          </table:table-cell>
          <table:table-cell table:formula="of:=[.D615]-[.C615]" office:value-type="float" office:value="3699953" calcext:value-type="float">
            <text:p>3699953</text:p>
          </table:table-cell>
          <table:table-cell table:formula="of:=[.E615]-[.C615]" office:value-type="float" office:value="7399929" calcext:value-type="float">
            <text:p>7399929</text:p>
          </table:table-cell>
          <table:table-cell table:formula="of:=[.G615]-[.F615]" office:value-type="float" office:value="-0.0500000000000007" calcext:value-type="float">
            <text:p>-0.05</text:p>
          </table:table-cell>
          <table:table-cell table:formula="of:=[.H615]-[.G61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12_0041F6.log</text:p>
          </table:table-cell>
          <table:table-cell office:value-type="string" calcext:value-type="string">
            <text:p>0041F6</text:p>
          </table:table-cell>
          <table:table-cell office:value-type="float" office:value="920586213" calcext:value-type="float">
            <text:p>920586213</text:p>
          </table:table-cell>
          <table:table-cell office:value-type="float" office:value="924286084" calcext:value-type="float">
            <text:p>924286084</text:p>
          </table:table-cell>
          <table:table-cell office:value-type="float" office:value="927986008" calcext:value-type="float">
            <text:p>927986008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5" calcext:value-type="float">
            <text:p>11.75</text:p>
          </table:table-cell>
          <table:table-cell table:formula="of:=[.D616]-[.C616]" office:value-type="float" office:value="3699871" calcext:value-type="float">
            <text:p>3699871</text:p>
          </table:table-cell>
          <table:table-cell table:formula="of:=[.E616]-[.C616]" office:value-type="float" office:value="7399795" calcext:value-type="float">
            <text:p>7399795</text:p>
          </table:table-cell>
          <table:table-cell table:formula="of:=[.G616]-[.F616]" office:value-type="float" office:value="-0.0400000000000009" calcext:value-type="float">
            <text:p>-0.04</text:p>
          </table:table-cell>
          <table:table-cell table:formula="of:=[.H616]-[.G616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34_00433D.log</text:p>
          </table:table-cell>
          <table:table-cell office:value-type="string" calcext:value-type="string">
            <text:p>00433D</text:p>
          </table:table-cell>
          <table:table-cell office:value-type="float" office:value="920591103" calcext:value-type="float">
            <text:p>920591103</text:p>
          </table:table-cell>
          <table:table-cell office:value-type="float" office:value="924291010" calcext:value-type="float">
            <text:p>924291010</text:p>
          </table:table-cell>
          <table:table-cell office:value-type="float" office:value="927990961" calcext:value-type="float">
            <text:p>92799096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617]-[.C617]" office:value-type="float" office:value="3699907" calcext:value-type="float">
            <text:p>3699907</text:p>
          </table:table-cell>
          <table:table-cell table:formula="of:=[.E617]-[.C617]" office:value-type="float" office:value="7399858" calcext:value-type="float">
            <text:p>7399858</text:p>
          </table:table-cell>
          <table:table-cell table:formula="of:=[.G617]-[.F617]" office:value-type="float" office:value="-0.0599999999999987" calcext:value-type="float">
            <text:p>-0.06</text:p>
          </table:table-cell>
          <table:table-cell table:formula="of:=[.H617]-[.G61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50_0040CF.log</text:p>
          </table:table-cell>
          <table:table-cell office:value-type="string" calcext:value-type="string">
            <text:p>0040CF</text:p>
          </table:table-cell>
          <table:table-cell office:value-type="float" office:value="920593360" calcext:value-type="float">
            <text:p>920593360</text:p>
          </table:table-cell>
          <table:table-cell office:value-type="float" office:value="924293280" calcext:value-type="float">
            <text:p>924293280</text:p>
          </table:table-cell>
          <table:table-cell office:value-type="float" office:value="927993237" calcext:value-type="float">
            <text:p>92799323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618]-[.C618]" office:value-type="float" office:value="3699920" calcext:value-type="float">
            <text:p>3699920</text:p>
          </table:table-cell>
          <table:table-cell table:formula="of:=[.E618]-[.C618]" office:value-type="float" office:value="7399877" calcext:value-type="float">
            <text:p>7399877</text:p>
          </table:table-cell>
          <table:table-cell table:formula="of:=[.G618]-[.F618]" office:value-type="float" office:value="-0.0400000000000009" calcext:value-type="float">
            <text:p>-0.04</text:p>
          </table:table-cell>
          <table:table-cell table:formula="of:=[.H618]-[.G61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59_004199.log</text:p>
          </table:table-cell>
          <table:table-cell office:value-type="float" office:value="4199" calcext:value-type="float">
            <text:p>4199</text:p>
          </table:table-cell>
          <table:table-cell office:value-type="float" office:value="920591241" calcext:value-type="float">
            <text:p>920591241</text:p>
          </table:table-cell>
          <table:table-cell office:value-type="float" office:value="924291165" calcext:value-type="float">
            <text:p>924291165</text:p>
          </table:table-cell>
          <table:table-cell office:value-type="float" office:value="927991127" calcext:value-type="float">
            <text:p>927991127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table:formula="of:=[.D619]-[.C619]" office:value-type="float" office:value="3699924" calcext:value-type="float">
            <text:p>3699924</text:p>
          </table:table-cell>
          <table:table-cell table:formula="of:=[.E619]-[.C619]" office:value-type="float" office:value="7399886" calcext:value-type="float">
            <text:p>7399886</text:p>
          </table:table-cell>
          <table:table-cell table:formula="of:=[.G619]-[.F619]" office:value-type="float" office:value="-0.0399999999999991" calcext:value-type="float">
            <text:p>-0.04</text:p>
          </table:table-cell>
          <table:table-cell table:formula="of:=[.H619]-[.G61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10_00410F.log</text:p>
          </table:table-cell>
          <table:table-cell office:value-type="string" calcext:value-type="string">
            <text:p>00410F</text:p>
          </table:table-cell>
          <table:table-cell office:value-type="float" office:value="920594423" calcext:value-type="float">
            <text:p>920594423</text:p>
          </table:table-cell>
          <table:table-cell office:value-type="float" office:value="924294375" calcext:value-type="float">
            <text:p>924294375</text:p>
          </table:table-cell>
          <table:table-cell office:value-type="float" office:value="927994341" calcext:value-type="float">
            <text:p>92799434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table:formula="of:=[.D620]-[.C620]" office:value-type="float" office:value="3699952" calcext:value-type="float">
            <text:p>3699952</text:p>
          </table:table-cell>
          <table:table-cell table:formula="of:=[.E620]-[.C620]" office:value-type="float" office:value="7399918" calcext:value-type="float">
            <text:p>7399918</text:p>
          </table:table-cell>
          <table:table-cell table:formula="of:=[.G620]-[.F620]" office:value-type="float" office:value="-0.0600000000000005" calcext:value-type="float">
            <text:p>-0.06</text:p>
          </table:table-cell>
          <table:table-cell table:formula="of:=[.H620]-[.G62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14_004395.log</text:p>
          </table:table-cell>
          <table:table-cell office:value-type="float" office:value="4395" calcext:value-type="float">
            <text:p>4395</text:p>
          </table:table-cell>
          <table:table-cell office:value-type="float" office:value="920592344" calcext:value-type="float">
            <text:p>920592344</text:p>
          </table:table-cell>
          <table:table-cell office:value-type="float" office:value="924292277" calcext:value-type="float">
            <text:p>924292277</text:p>
          </table:table-cell>
          <table:table-cell office:value-type="float" office:value="927992253" calcext:value-type="float">
            <text:p>927992253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table:formula="of:=[.D621]-[.C621]" office:value-type="float" office:value="3699933" calcext:value-type="float">
            <text:p>3699933</text:p>
          </table:table-cell>
          <table:table-cell table:formula="of:=[.E621]-[.C621]" office:value-type="float" office:value="7399909" calcext:value-type="float">
            <text:p>7399909</text:p>
          </table:table-cell>
          <table:table-cell table:formula="of:=[.G621]-[.F621]" office:value-type="float" office:value="-0.0400000000000009" calcext:value-type="float">
            <text:p>-0.04</text:p>
          </table:table-cell>
          <table:table-cell table:formula="of:=[.H621]-[.G62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22_0042F6.log</text:p>
          </table:table-cell>
          <table:table-cell office:value-type="string" calcext:value-type="string">
            <text:p>0042F6</text:p>
          </table:table-cell>
          <table:table-cell office:value-type="float" office:value="920595230" calcext:value-type="float">
            <text:p>920595230</text:p>
          </table:table-cell>
          <table:table-cell office:value-type="float" office:value="924295180" calcext:value-type="float">
            <text:p>924295180</text:p>
          </table:table-cell>
          <table:table-cell office:value-type="float" office:value="927995160" calcext:value-type="float">
            <text:p>92799516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622]-[.C622]" office:value-type="float" office:value="3699950" calcext:value-type="float">
            <text:p>3699950</text:p>
          </table:table-cell>
          <table:table-cell table:formula="of:=[.E622]-[.C622]" office:value-type="float" office:value="7399930" calcext:value-type="float">
            <text:p>7399930</text:p>
          </table:table-cell>
          <table:table-cell table:formula="of:=[.G622]-[.F622]" office:value-type="float" office:value="-0.0300000000000011" calcext:value-type="float">
            <text:p>-0.03</text:p>
          </table:table-cell>
          <table:table-cell table:formula="of:=[.H622]-[.G62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43_0041E2.log</text:p>
          </table:table-cell>
          <table:table-cell office:value-type="float" office:value="4100" calcext:value-type="float">
            <text:p>4100</text:p>
          </table:table-cell>
          <table:table-cell office:value-type="float" office:value="920591045" calcext:value-type="float">
            <text:p>920591045</text:p>
          </table:table-cell>
          <table:table-cell office:value-type="float" office:value="924290985" calcext:value-type="float">
            <text:p>924290985</text:p>
          </table:table-cell>
          <table:table-cell office:value-type="float" office:value="927990974" calcext:value-type="float">
            <text:p>9279909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623]-[.C623]" office:value-type="float" office:value="3699940" calcext:value-type="float">
            <text:p>3699940</text:p>
          </table:table-cell>
          <table:table-cell table:formula="of:=[.E623]-[.C623]" office:value-type="float" office:value="7399929" calcext:value-type="float">
            <text:p>7399929</text:p>
          </table:table-cell>
          <table:table-cell table:formula="of:=[.G623]-[.F623]" office:value-type="float" office:value="-0.0499999999999989" calcext:value-type="float">
            <text:p>-0.05</text:p>
          </table:table-cell>
          <table:table-cell table:formula="of:=[.H623]-[.G62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2333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426" calcext:value-type="float">
            <text:p>920591426</text:p>
          </table:table-cell>
          <table:table-cell office:value-type="float" office:value="924291342" calcext:value-type="float">
            <text:p>924291342</text:p>
          </table:table-cell>
          <table:table-cell office:value-type="float" office:value="927991293" calcext:value-type="float">
            <text:p>927991293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table:formula="of:=[.D624]-[.C624]" office:value-type="float" office:value="3699916" calcext:value-type="float">
            <text:p>3699916</text:p>
          </table:table-cell>
          <table:table-cell table:formula="of:=[.E624]-[.C624]" office:value-type="float" office:value="7399867" calcext:value-type="float">
            <text:p>7399867</text:p>
          </table:table-cell>
          <table:table-cell table:formula="of:=[.G624]-[.F624]" office:value-type="float" office:value="-0.0500000000000007" calcext:value-type="float">
            <text:p>-0.05</text:p>
          </table:table-cell>
          <table:table-cell table:formula="of:=[.H624]-[.G624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033_0040DE.log</text:p>
          </table:table-cell>
          <table:table-cell office:value-type="string" calcext:value-type="string">
            <text:p>0040DE</text:p>
          </table:table-cell>
          <table:table-cell office:value-type="float" office:value="920594683" calcext:value-type="float">
            <text:p>920594683</text:p>
          </table:table-cell>
          <table:table-cell office:value-type="float" office:value="924294602" calcext:value-type="float">
            <text:p>924294602</text:p>
          </table:table-cell>
          <table:table-cell office:value-type="float" office:value="927994554" calcext:value-type="float">
            <text:p>927994554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625]-[.C625]" office:value-type="float" office:value="3699919" calcext:value-type="float">
            <text:p>3699919</text:p>
          </table:table-cell>
          <table:table-cell table:formula="of:=[.E625]-[.C625]" office:value-type="float" office:value="7399871" calcext:value-type="float">
            <text:p>7399871</text:p>
          </table:table-cell>
          <table:table-cell table:formula="of:=[.G625]-[.F625]" office:value-type="float" office:value="-0.0400000000000009" calcext:value-type="float">
            <text:p>-0.04</text:p>
          </table:table-cell>
          <table:table-cell table:formula="of:=[.H625]-[.G62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43_0043A5.log</text:p>
          </table:table-cell>
          <table:table-cell office:value-type="string" calcext:value-type="string">
            <text:p>0043A5</text:p>
          </table:table-cell>
          <table:table-cell office:value-type="float" office:value="920594488" calcext:value-type="float">
            <text:p>920594488</text:p>
          </table:table-cell>
          <table:table-cell office:value-type="float" office:value="924294428" calcext:value-type="float">
            <text:p>924294428</text:p>
          </table:table-cell>
          <table:table-cell office:value-type="float" office:value="927994415" calcext:value-type="float">
            <text:p>927994415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table:formula="of:=[.D626]-[.C626]" office:value-type="float" office:value="3699940" calcext:value-type="float">
            <text:p>3699940</text:p>
          </table:table-cell>
          <table:table-cell table:formula="of:=[.E626]-[.C626]" office:value-type="float" office:value="7399927" calcext:value-type="float">
            <text:p>7399927</text:p>
          </table:table-cell>
          <table:table-cell table:formula="of:=[.G626]-[.F626]" office:value-type="float" office:value="-0.0299999999999994" calcext:value-type="float">
            <text:p>-0.03</text:p>
          </table:table-cell>
          <table:table-cell table:formula="of:=[.H626]-[.G62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22_004275.log</text:p>
          </table:table-cell>
          <table:table-cell office:value-type="float" office:value="4275" calcext:value-type="float">
            <text:p>4275</text:p>
          </table:table-cell>
          <table:table-cell office:value-type="float" office:value="920589016" calcext:value-type="float">
            <text:p>920589016</text:p>
          </table:table-cell>
          <table:table-cell office:value-type="float" office:value="924288944" calcext:value-type="float">
            <text:p>924288944</text:p>
          </table:table-cell>
          <table:table-cell office:value-type="float" office:value="927988906" calcext:value-type="float">
            <text:p>927988906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627]-[.C627]" office:value-type="float" office:value="3699928" calcext:value-type="float">
            <text:p>3699928</text:p>
          </table:table-cell>
          <table:table-cell table:formula="of:=[.E627]-[.C627]" office:value-type="float" office:value="7399890" calcext:value-type="float">
            <text:p>7399890</text:p>
          </table:table-cell>
          <table:table-cell table:formula="of:=[.G627]-[.F627]" office:value-type="float" office:value="-0.0499999999999989" calcext:value-type="float">
            <text:p>-0.05</text:p>
          </table:table-cell>
          <table:table-cell table:formula="of:=[.H627]-[.G627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27_004234.log</text:p>
          </table:table-cell>
          <table:table-cell office:value-type="float" office:value="4234" calcext:value-type="float">
            <text:p>4234</text:p>
          </table:table-cell>
          <table:table-cell office:value-type="float" office:value="920590594" calcext:value-type="float">
            <text:p>920590594</text:p>
          </table:table-cell>
          <table:table-cell office:value-type="float" office:value="924290508" calcext:value-type="float">
            <text:p>924290508</text:p>
          </table:table-cell>
          <table:table-cell office:value-type="float" office:value="927990463" calcext:value-type="float">
            <text:p>927990463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628]-[.C628]" office:value-type="float" office:value="3699914" calcext:value-type="float">
            <text:p>3699914</text:p>
          </table:table-cell>
          <table:table-cell table:formula="of:=[.E628]-[.C628]" office:value-type="float" office:value="7399869" calcext:value-type="float">
            <text:p>7399869</text:p>
          </table:table-cell>
          <table:table-cell table:formula="of:=[.G628]-[.F628]" office:value-type="float" office:value="-0.0499999999999989" calcext:value-type="float">
            <text:p>-0.05</text:p>
          </table:table-cell>
          <table:table-cell table:formula="of:=[.H628]-[.G62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433_00412D.log</text:p>
          </table:table-cell>
          <table:table-cell office:value-type="string" calcext:value-type="string">
            <text:p>00412D</text:p>
          </table:table-cell>
          <table:table-cell office:value-type="float" office:value="920591726" calcext:value-type="float">
            <text:p>920591726</text:p>
          </table:table-cell>
          <table:table-cell office:value-type="float" office:value="924291643" calcext:value-type="float">
            <text:p>924291643</text:p>
          </table:table-cell>
          <table:table-cell office:value-type="float" office:value="927991599" calcext:value-type="float">
            <text:p>927991599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7" calcext:value-type="float">
            <text:p>11.87</text:p>
          </table:table-cell>
          <table:table-cell table:formula="of:=[.D629]-[.C629]" office:value-type="float" office:value="3699917" calcext:value-type="float">
            <text:p>3699917</text:p>
          </table:table-cell>
          <table:table-cell table:formula="of:=[.E629]-[.C629]" office:value-type="float" office:value="7399873" calcext:value-type="float">
            <text:p>7399873</text:p>
          </table:table-cell>
          <table:table-cell table:formula="of:=[.G629]-[.F629]" office:value-type="float" office:value="-0.0499999999999989" calcext:value-type="float">
            <text:p>-0.05</text:p>
          </table:table-cell>
          <table:table-cell table:formula="of:=[.H629]-[.G62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2_0042CE.log</text:p>
          </table:table-cell>
          <table:table-cell office:value-type="string" calcext:value-type="string">
            <text:p>0042CE</text:p>
          </table:table-cell>
          <table:table-cell office:value-type="float" office:value="920591979" calcext:value-type="float">
            <text:p>920591979</text:p>
          </table:table-cell>
          <table:table-cell office:value-type="float" office:value="924291922" calcext:value-type="float">
            <text:p>924291922</text:p>
          </table:table-cell>
          <table:table-cell office:value-type="float" office:value="927991899" calcext:value-type="float">
            <text:p>92799189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" calcext:value-type="float">
            <text:p>11.6</text:p>
          </table:table-cell>
          <table:table-cell table:formula="of:=[.D630]-[.C630]" office:value-type="float" office:value="3699943" calcext:value-type="float">
            <text:p>3699943</text:p>
          </table:table-cell>
          <table:table-cell table:formula="of:=[.E630]-[.C630]" office:value-type="float" office:value="7399920" calcext:value-type="float">
            <text:p>7399920</text:p>
          </table:table-cell>
          <table:table-cell table:formula="of:=[.G630]-[.F630]" office:value-type="float" office:value="-0.0600000000000005" calcext:value-type="float">
            <text:p>-0.06</text:p>
          </table:table-cell>
          <table:table-cell table:formula="of:=[.H630]-[.G63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22_004233.log</text:p>
          </table:table-cell>
          <table:table-cell office:value-type="float" office:value="4233" calcext:value-type="float">
            <text:p>4233</text:p>
          </table:table-cell>
          <table:table-cell office:value-type="float" office:value="920593471" calcext:value-type="float">
            <text:p>920593471</text:p>
          </table:table-cell>
          <table:table-cell office:value-type="float" office:value="924293419" calcext:value-type="float">
            <text:p>924293419</text:p>
          </table:table-cell>
          <table:table-cell office:value-type="float" office:value="927993402" calcext:value-type="float">
            <text:p>927993402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631]-[.C631]" office:value-type="float" office:value="3699948" calcext:value-type="float">
            <text:p>3699948</text:p>
          </table:table-cell>
          <table:table-cell table:formula="of:=[.E631]-[.C631]" office:value-type="float" office:value="7399931" calcext:value-type="float">
            <text:p>7399931</text:p>
          </table:table-cell>
          <table:table-cell table:formula="of:=[.G631]-[.F631]" office:value-type="float" office:value="-0.0500000000000007" calcext:value-type="float">
            <text:p>-0.05</text:p>
          </table:table-cell>
          <table:table-cell table:formula="of:=[.H631]-[.G63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31_0041CF.log</text:p>
          </table:table-cell>
          <table:table-cell office:value-type="string" calcext:value-type="string">
            <text:p>0041CF</text:p>
          </table:table-cell>
          <table:table-cell office:value-type="float" office:value="920591598" calcext:value-type="float">
            <text:p>920591598</text:p>
          </table:table-cell>
          <table:table-cell office:value-type="float" office:value="924291528" calcext:value-type="float">
            <text:p>924291528</text:p>
          </table:table-cell>
          <table:table-cell office:value-type="float" office:value="927991487" calcext:value-type="float">
            <text:p>927991487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632]-[.C632]" office:value-type="float" office:value="3699930" calcext:value-type="float">
            <text:p>3699930</text:p>
          </table:table-cell>
          <table:table-cell table:formula="of:=[.E632]-[.C632]" office:value-type="float" office:value="7399889" calcext:value-type="float">
            <text:p>7399889</text:p>
          </table:table-cell>
          <table:table-cell table:formula="of:=[.G632]-[.F632]" office:value-type="float" office:value="-0.0400000000000009" calcext:value-type="float">
            <text:p>-0.04</text:p>
          </table:table-cell>
          <table:table-cell table:formula="of:=[.H632]-[.G63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42_0043EF.log</text:p>
          </table:table-cell>
          <table:table-cell office:value-type="string" calcext:value-type="string">
            <text:p>0043EF</text:p>
          </table:table-cell>
          <table:table-cell office:value-type="float" office:value="920594440" calcext:value-type="float">
            <text:p>920594440</text:p>
          </table:table-cell>
          <table:table-cell office:value-type="float" office:value="924294398" calcext:value-type="float">
            <text:p>924294398</text:p>
          </table:table-cell>
          <table:table-cell office:value-type="float" office:value="927994380" calcext:value-type="float">
            <text:p>92799438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table:formula="of:=[.D633]-[.C633]" office:value-type="float" office:value="3699958" calcext:value-type="float">
            <text:p>3699958</text:p>
          </table:table-cell>
          <table:table-cell table:formula="of:=[.E633]-[.C633]" office:value-type="float" office:value="7399940" calcext:value-type="float">
            <text:p>7399940</text:p>
          </table:table-cell>
          <table:table-cell table:formula="of:=[.G633]-[.F633]" office:value-type="float" office:value="-0.0699999999999985" calcext:value-type="float">
            <text:p>-0.07</text:p>
          </table:table-cell>
          <table:table-cell table:formula="of:=[.H633]-[.G63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52_00438F.log</text:p>
          </table:table-cell>
          <table:table-cell office:value-type="string" calcext:value-type="string">
            <text:p>00438F</text:p>
          </table:table-cell>
          <table:table-cell office:value-type="float" office:value="920591913" calcext:value-type="float">
            <text:p>920591913</text:p>
          </table:table-cell>
          <table:table-cell office:value-type="float" office:value="924291848" calcext:value-type="float">
            <text:p>924291848</text:p>
          </table:table-cell>
          <table:table-cell office:value-type="float" office:value="927991831" calcext:value-type="float">
            <text:p>927991831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634]-[.C634]" office:value-type="float" office:value="3699935" calcext:value-type="float">
            <text:p>3699935</text:p>
          </table:table-cell>
          <table:table-cell table:formula="of:=[.E634]-[.C634]" office:value-type="float" office:value="7399918" calcext:value-type="float">
            <text:p>7399918</text:p>
          </table:table-cell>
          <table:table-cell table:formula="of:=[.G634]-[.F634]" office:value-type="float" office:value="-0.0399999999999991" calcext:value-type="float">
            <text:p>-0.04</text:p>
          </table:table-cell>
          <table:table-cell table:formula="of:=[.H634]-[.G63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544_00439E.log</text:p>
          </table:table-cell>
          <table:table-cell office:value-type="string" calcext:value-type="string">
            <text:p>00439E</text:p>
          </table:table-cell>
          <table:table-cell office:value-type="float" office:value="920594177" calcext:value-type="float">
            <text:p>920594177</text:p>
          </table:table-cell>
          <table:table-cell office:value-type="float" office:value="924294120" calcext:value-type="float">
            <text:p>924294120</text:p>
          </table:table-cell>
          <table:table-cell office:value-type="float" office:value="927994091" calcext:value-type="float">
            <text:p>927994091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table:formula="of:=[.D635]-[.C635]" office:value-type="float" office:value="3699943" calcext:value-type="float">
            <text:p>3699943</text:p>
          </table:table-cell>
          <table:table-cell table:formula="of:=[.E635]-[.C635]" office:value-type="float" office:value="7399914" calcext:value-type="float">
            <text:p>7399914</text:p>
          </table:table-cell>
          <table:table-cell table:formula="of:=[.G635]-[.F635]" office:value-type="float" office:value="-0.0399999999999991" calcext:value-type="float">
            <text:p>-0.04</text:p>
          </table:table-cell>
          <table:table-cell table:formula="of:=[.H635]-[.G63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622_004134.log</text:p>
          </table:table-cell>
          <table:table-cell office:value-type="float" office:value="4134" calcext:value-type="float">
            <text:p>4134</text:p>
          </table:table-cell>
          <table:table-cell office:value-type="float" office:value="920591371" calcext:value-type="float">
            <text:p>920591371</text:p>
          </table:table-cell>
          <table:table-cell office:value-type="float" office:value="924291307" calcext:value-type="float">
            <text:p>924291307</text:p>
          </table:table-cell>
          <table:table-cell office:value-type="float" office:value="927991278" calcext:value-type="float">
            <text:p>9279912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636]-[.C636]" office:value-type="float" office:value="3699936" calcext:value-type="float">
            <text:p>3699936</text:p>
          </table:table-cell>
          <table:table-cell table:formula="of:=[.E636]-[.C636]" office:value-type="float" office:value="7399907" calcext:value-type="float">
            <text:p>7399907</text:p>
          </table:table-cell>
          <table:table-cell table:formula="of:=[.G636]-[.F636]" office:value-type="float" office:value="-0.0600000000000005" calcext:value-type="float">
            <text:p>-0.06</text:p>
          </table:table-cell>
          <table:table-cell table:formula="of:=[.H636]-[.G63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255_00421B.log</text:p>
          </table:table-cell>
          <table:table-cell office:value-type="string" calcext:value-type="string">
            <text:p>00421B</text:p>
          </table:table-cell>
          <table:table-cell office:value-type="float" office:value="920590881" calcext:value-type="float">
            <text:p>920590881</text:p>
          </table:table-cell>
          <table:table-cell office:value-type="float" office:value="924290819" calcext:value-type="float">
            <text:p>924290819</text:p>
          </table:table-cell>
          <table:table-cell office:value-type="float" office:value="927990798" calcext:value-type="float">
            <text:p>927990798</text:p>
          </table:table-cell>
          <table:table-cell office:value-type="float" office:value="12.09" calcext:value-type="float">
            <text:p>12.0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01" calcext:value-type="float">
            <text:p>12.01</text:p>
          </table:table-cell>
          <table:table-cell table:formula="of:=[.D637]-[.C637]" office:value-type="float" office:value="3699938" calcext:value-type="float">
            <text:p>3699938</text:p>
          </table:table-cell>
          <table:table-cell table:formula="of:=[.E637]-[.C637]" office:value-type="float" office:value="7399917" calcext:value-type="float">
            <text:p>7399917</text:p>
          </table:table-cell>
          <table:table-cell table:formula="of:=[.G637]-[.F637]" office:value-type="float" office:value="-0.0500000000000007" calcext:value-type="float">
            <text:p>-0.05</text:p>
          </table:table-cell>
          <table:table-cell table:formula="of:=[.H637]-[.G63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20_0042C7.log</text:p>
          </table:table-cell>
          <table:table-cell office:value-type="string" calcext:value-type="string">
            <text:p>0042C7</text:p>
          </table:table-cell>
          <table:table-cell office:value-type="float" office:value="920595013" calcext:value-type="float">
            <text:p>920595013</text:p>
          </table:table-cell>
          <table:table-cell office:value-type="float" office:value="924294967" calcext:value-type="float">
            <text:p>924294967</text:p>
          </table:table-cell>
          <table:table-cell office:value-type="float" office:value="927994945" calcext:value-type="float">
            <text:p>92799494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" calcext:value-type="float">
            <text:p>11.9</text:p>
          </table:table-cell>
          <table:table-cell office:value-type="float" office:value="11.88" calcext:value-type="float">
            <text:p>11.88</text:p>
          </table:table-cell>
          <table:table-cell table:formula="of:=[.D638]-[.C638]" office:value-type="float" office:value="3699954" calcext:value-type="float">
            <text:p>3699954</text:p>
          </table:table-cell>
          <table:table-cell table:formula="of:=[.E638]-[.C638]" office:value-type="float" office:value="7399932" calcext:value-type="float">
            <text:p>7399932</text:p>
          </table:table-cell>
          <table:table-cell table:formula="of:=[.G638]-[.F638]" office:value-type="float" office:value="-0.0399999999999991" calcext:value-type="float">
            <text:p>-0.04</text:p>
          </table:table-cell>
          <table:table-cell table:formula="of:=[.H638]-[.G63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37_0040FC.log</text:p>
          </table:table-cell>
          <table:table-cell office:value-type="string" calcext:value-type="string">
            <text:p>0040FC</text:p>
          </table:table-cell>
          <table:table-cell office:value-type="float" office:value="920592670" calcext:value-type="float">
            <text:p>920592670</text:p>
          </table:table-cell>
          <table:table-cell office:value-type="float" office:value="924292580" calcext:value-type="float">
            <text:p>924292580</text:p>
          </table:table-cell>
          <table:table-cell office:value-type="float" office:value="927992538" calcext:value-type="float">
            <text:p>927992538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" calcext:value-type="float">
            <text:p>11.9</text:p>
          </table:table-cell>
          <table:table-cell table:formula="of:=[.D639]-[.C639]" office:value-type="float" office:value="3699910" calcext:value-type="float">
            <text:p>3699910</text:p>
          </table:table-cell>
          <table:table-cell table:formula="of:=[.E639]-[.C639]" office:value-type="float" office:value="7399868" calcext:value-type="float">
            <text:p>7399868</text:p>
          </table:table-cell>
          <table:table-cell table:formula="of:=[.G639]-[.F639]" office:value-type="float" office:value="-0.0400000000000009" calcext:value-type="float">
            <text:p>-0.04</text:p>
          </table:table-cell>
          <table:table-cell table:formula="of:=[.H639]-[.G63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25_004320.log</text:p>
          </table:table-cell>
          <table:table-cell office:value-type="float" office:value="4320" calcext:value-type="float">
            <text:p>4320</text:p>
          </table:table-cell>
          <table:table-cell office:value-type="float" office:value="920591046" calcext:value-type="float">
            <text:p>920591046</text:p>
          </table:table-cell>
          <table:table-cell office:value-type="float" office:value="924290951" calcext:value-type="float">
            <text:p>924290951</text:p>
          </table:table-cell>
          <table:table-cell office:value-type="float" office:value="927990914" calcext:value-type="float">
            <text:p>927990914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office:value-type="float" office:value="11.57" calcext:value-type="float">
            <text:p>11.57</text:p>
          </table:table-cell>
          <table:table-cell table:formula="of:=[.D640]-[.C640]" office:value-type="float" office:value="3699905" calcext:value-type="float">
            <text:p>3699905</text:p>
          </table:table-cell>
          <table:table-cell table:formula="of:=[.E640]-[.C640]" office:value-type="float" office:value="7399868" calcext:value-type="float">
            <text:p>7399868</text:p>
          </table:table-cell>
          <table:table-cell table:formula="of:=[.G640]-[.F640]" office:value-type="float" office:value="-0.0400000000000009" calcext:value-type="float">
            <text:p>-0.04</text:p>
          </table:table-cell>
          <table:table-cell table:formula="of:=[.H640]-[.G64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28_00422B.log</text:p>
          </table:table-cell>
          <table:table-cell office:value-type="string" calcext:value-type="string">
            <text:p>00422B</text:p>
          </table:table-cell>
          <table:table-cell office:value-type="float" office:value="920589713" calcext:value-type="float">
            <text:p>920589713</text:p>
          </table:table-cell>
          <table:table-cell office:value-type="float" office:value="924289623" calcext:value-type="float">
            <text:p>924289623</text:p>
          </table:table-cell>
          <table:table-cell office:value-type="float" office:value="927989579" calcext:value-type="float">
            <text:p>927989579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table:formula="of:=[.D641]-[.C641]" office:value-type="float" office:value="3699910" calcext:value-type="float">
            <text:p>3699910</text:p>
          </table:table-cell>
          <table:table-cell table:formula="of:=[.E641]-[.C641]" office:value-type="float" office:value="7399866" calcext:value-type="float">
            <text:p>7399866</text:p>
          </table:table-cell>
          <table:table-cell table:formula="of:=[.G641]-[.F641]" office:value-type="float" office:value="-0.0600000000000005" calcext:value-type="float">
            <text:p>-0.06</text:p>
          </table:table-cell>
          <table:table-cell table:formula="of:=[.H641]-[.G64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40_004301.log</text:p>
          </table:table-cell>
          <table:table-cell office:value-type="float" office:value="4301" calcext:value-type="float">
            <text:p>4301</text:p>
          </table:table-cell>
          <table:table-cell office:value-type="float" office:value="920591091" calcext:value-type="float">
            <text:p>920591091</text:p>
          </table:table-cell>
          <table:table-cell office:value-type="float" office:value="924290999" calcext:value-type="float">
            <text:p>924290999</text:p>
          </table:table-cell>
          <table:table-cell office:value-type="float" office:value="927990939" calcext:value-type="float">
            <text:p>927990939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table:formula="of:=[.D642]-[.C642]" office:value-type="float" office:value="3699908" calcext:value-type="float">
            <text:p>3699908</text:p>
          </table:table-cell>
          <table:table-cell table:formula="of:=[.E642]-[.C642]" office:value-type="float" office:value="7399848" calcext:value-type="float">
            <text:p>7399848</text:p>
          </table:table-cell>
          <table:table-cell table:formula="of:=[.G642]-[.F642]" office:value-type="float" office:value="-0.0500000000000007" calcext:value-type="float">
            <text:p>-0.05</text:p>
          </table:table-cell>
          <table:table-cell table:formula="of:=[.H642]-[.G64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33_0042D2.log</text:p>
          </table:table-cell>
          <table:table-cell office:value-type="string" calcext:value-type="string">
            <text:p>0042D2</text:p>
          </table:table-cell>
          <table:table-cell office:value-type="float" office:value="920596258" calcext:value-type="float">
            <text:p>920596258</text:p>
          </table:table-cell>
          <table:table-cell office:value-type="float" office:value="924296207" calcext:value-type="float">
            <text:p>924296207</text:p>
          </table:table-cell>
          <table:table-cell office:value-type="float" office:value="927996201" calcext:value-type="float">
            <text:p>92799620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643]-[.C643]" office:value-type="float" office:value="3699949" calcext:value-type="float">
            <text:p>3699949</text:p>
          </table:table-cell>
          <table:table-cell table:formula="of:=[.E643]-[.C643]" office:value-type="float" office:value="7399943" calcext:value-type="float">
            <text:p>7399943</text:p>
          </table:table-cell>
          <table:table-cell table:formula="of:=[.G643]-[.F643]" office:value-type="float" office:value="-0.0299999999999994" calcext:value-type="float">
            <text:p>-0.03</text:p>
          </table:table-cell>
          <table:table-cell table:formula="of:=[.H643]-[.G64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15_0043FE.log</text:p>
          </table:table-cell>
          <table:table-cell office:value-type="string" calcext:value-type="string">
            <text:p>0043FE</text:p>
          </table:table-cell>
          <table:table-cell office:value-type="float" office:value="920589326" calcext:value-type="float">
            <text:p>920589326</text:p>
          </table:table-cell>
          <table:table-cell office:value-type="float" office:value="924289241" calcext:value-type="float">
            <text:p>924289241</text:p>
          </table:table-cell>
          <table:table-cell office:value-type="float" office:value="927989179" calcext:value-type="float">
            <text:p>927989179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644]-[.C644]" office:value-type="float" office:value="3699915" calcext:value-type="float">
            <text:p>3699915</text:p>
          </table:table-cell>
          <table:table-cell table:formula="of:=[.E644]-[.C644]" office:value-type="float" office:value="7399853" calcext:value-type="float">
            <text:p>7399853</text:p>
          </table:table-cell>
          <table:table-cell table:formula="of:=[.G644]-[.F644]" office:value-type="float" office:value="-0.0299999999999994" calcext:value-type="float">
            <text:p>-0.03</text:p>
          </table:table-cell>
          <table:table-cell table:formula="of:=[.H644]-[.G64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22_00428A.log</text:p>
          </table:table-cell>
          <table:table-cell office:value-type="string" calcext:value-type="string">
            <text:p>00428A</text:p>
          </table:table-cell>
          <table:table-cell office:value-type="float" office:value="920593280" calcext:value-type="float">
            <text:p>920593280</text:p>
          </table:table-cell>
          <table:table-cell office:value-type="float" office:value="924293218" calcext:value-type="float">
            <text:p>924293218</text:p>
          </table:table-cell>
          <table:table-cell office:value-type="float" office:value="927993197" calcext:value-type="float">
            <text:p>927993197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9" calcext:value-type="float">
            <text:p>11.89</text:p>
          </table:table-cell>
          <table:table-cell table:formula="of:=[.D645]-[.C645]" office:value-type="float" office:value="3699938" calcext:value-type="float">
            <text:p>3699938</text:p>
          </table:table-cell>
          <table:table-cell table:formula="of:=[.E645]-[.C645]" office:value-type="float" office:value="7399917" calcext:value-type="float">
            <text:p>7399917</text:p>
          </table:table-cell>
          <table:table-cell table:formula="of:=[.G645]-[.F645]" office:value-type="float" office:value="-0.0600000000000005" calcext:value-type="float">
            <text:p>-0.06</text:p>
          </table:table-cell>
          <table:table-cell table:formula="of:=[.H645]-[.G64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18_0040D5.log</text:p>
          </table:table-cell>
          <table:table-cell office:value-type="string" calcext:value-type="string">
            <text:p>0040D5</text:p>
          </table:table-cell>
          <table:table-cell office:value-type="float" office:value="920592077" calcext:value-type="float">
            <text:p>920592077</text:p>
          </table:table-cell>
          <table:table-cell office:value-type="float" office:value="924292014" calcext:value-type="float">
            <text:p>924292014</text:p>
          </table:table-cell>
          <table:table-cell office:value-type="float" office:value="927992003" calcext:value-type="float">
            <text:p>92799200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3" calcext:value-type="float">
            <text:p>11.73</text:p>
          </table:table-cell>
          <table:table-cell table:formula="of:=[.D646]-[.C646]" office:value-type="float" office:value="3699937" calcext:value-type="float">
            <text:p>3699937</text:p>
          </table:table-cell>
          <table:table-cell table:formula="of:=[.E646]-[.C646]" office:value-type="float" office:value="7399926" calcext:value-type="float">
            <text:p>7399926</text:p>
          </table:table-cell>
          <table:table-cell table:formula="of:=[.G646]-[.F646]" office:value-type="float" office:value="-0.0600000000000005" calcext:value-type="float">
            <text:p>-0.06</text:p>
          </table:table-cell>
          <table:table-cell table:formula="of:=[.H646]-[.G64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20_004125.log</text:p>
          </table:table-cell>
          <table:table-cell office:value-type="float" office:value="4125" calcext:value-type="float">
            <text:p>4125</text:p>
          </table:table-cell>
          <table:table-cell office:value-type="float" office:value="920589585" calcext:value-type="float">
            <text:p>920589585</text:p>
          </table:table-cell>
          <table:table-cell office:value-type="float" office:value="924289475" calcext:value-type="float">
            <text:p>924289475</text:p>
          </table:table-cell>
          <table:table-cell office:value-type="float" office:value="927989405" calcext:value-type="float">
            <text:p>927989405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" calcext:value-type="float">
            <text:p>11.9</text:p>
          </table:table-cell>
          <table:table-cell table:formula="of:=[.D647]-[.C647]" office:value-type="float" office:value="3699890" calcext:value-type="float">
            <text:p>3699890</text:p>
          </table:table-cell>
          <table:table-cell table:formula="of:=[.E647]-[.C647]" office:value-type="float" office:value="7399820" calcext:value-type="float">
            <text:p>7399820</text:p>
          </table:table-cell>
          <table:table-cell table:formula="of:=[.G647]-[.F647]" office:value-type="float" office:value="-0.0500000000000007" calcext:value-type="float">
            <text:p>-0.05</text:p>
          </table:table-cell>
          <table:table-cell table:formula="of:=[.H647]-[.G64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250_004103.log</text:p>
          </table:table-cell>
          <table:table-cell office:value-type="float" office:value="4103" calcext:value-type="float">
            <text:p>4103</text:p>
          </table:table-cell>
          <table:table-cell office:value-type="float" office:value="920589921" calcext:value-type="float">
            <text:p>920589921</text:p>
          </table:table-cell>
          <table:table-cell office:value-type="float" office:value="924289855" calcext:value-type="float">
            <text:p>924289855</text:p>
          </table:table-cell>
          <table:table-cell office:value-type="float" office:value="927989818" calcext:value-type="float">
            <text:p>927989818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table:formula="of:=[.D648]-[.C648]" office:value-type="float" office:value="3699934" calcext:value-type="float">
            <text:p>3699934</text:p>
          </table:table-cell>
          <table:table-cell table:formula="of:=[.E648]-[.C648]" office:value-type="float" office:value="7399897" calcext:value-type="float">
            <text:p>7399897</text:p>
          </table:table-cell>
          <table:table-cell table:formula="of:=[.G648]-[.F648]" office:value-type="float" office:value="-0.0599999999999987" calcext:value-type="float">
            <text:p>-0.06</text:p>
          </table:table-cell>
          <table:table-cell table:formula="of:=[.H648]-[.G648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13_004191.log</text:p>
          </table:table-cell>
          <table:table-cell office:value-type="float" office:value="4191" calcext:value-type="float">
            <text:p>4191</text:p>
          </table:table-cell>
          <table:table-cell office:value-type="float" office:value="920590960" calcext:value-type="float">
            <text:p>920590960</text:p>
          </table:table-cell>
          <table:table-cell office:value-type="float" office:value="924290799" calcext:value-type="float">
            <text:p>924290799</text:p>
          </table:table-cell>
          <table:table-cell office:value-type="float" office:value="927990675" calcext:value-type="float">
            <text:p>92799067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table:formula="of:=[.D649]-[.C649]" office:value-type="float" office:value="3699839" calcext:value-type="float">
            <text:p>3699839</text:p>
          </table:table-cell>
          <table:table-cell table:formula="of:=[.E649]-[.C649]" office:value-type="float" office:value="7399715" calcext:value-type="float">
            <text:p>7399715</text:p>
          </table:table-cell>
          <table:table-cell table:formula="of:=[.G649]-[.F649]" office:value-type="float" office:value="-0.0400000000000009" calcext:value-type="float">
            <text:p>-0.04</text:p>
          </table:table-cell>
          <table:table-cell table:formula="of:=[.H649]-[.G64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247_0043CE.log</text:p>
          </table:table-cell>
          <table:table-cell office:value-type="string" calcext:value-type="string">
            <text:p>0043CE</text:p>
          </table:table-cell>
          <table:table-cell office:value-type="float" office:value="920589611" calcext:value-type="float">
            <text:p>920589611</text:p>
          </table:table-cell>
          <table:table-cell office:value-type="float" office:value="924289545" calcext:value-type="float">
            <text:p>924289545</text:p>
          </table:table-cell>
          <table:table-cell office:value-type="float" office:value="927989508" calcext:value-type="float">
            <text:p>927989508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5" calcext:value-type="float">
            <text:p>11.95</text:p>
          </table:table-cell>
          <table:table-cell table:formula="of:=[.D650]-[.C650]" office:value-type="float" office:value="3699934" calcext:value-type="float">
            <text:p>3699934</text:p>
          </table:table-cell>
          <table:table-cell table:formula="of:=[.E650]-[.C650]" office:value-type="float" office:value="7399897" calcext:value-type="float">
            <text:p>7399897</text:p>
          </table:table-cell>
          <table:table-cell table:formula="of:=[.G650]-[.F650]" office:value-type="float" office:value="-0.0499999999999989" calcext:value-type="float">
            <text:p>-0.05</text:p>
          </table:table-cell>
          <table:table-cell table:formula="of:=[.H650]-[.G65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14_0043EA.log</text:p>
          </table:table-cell>
          <table:table-cell office:value-type="string" calcext:value-type="string">
            <text:p>0043EA</text:p>
          </table:table-cell>
          <table:table-cell office:value-type="float" office:value="920591475" calcext:value-type="float">
            <text:p>920591475</text:p>
          </table:table-cell>
          <table:table-cell office:value-type="float" office:value="924291410" calcext:value-type="float">
            <text:p>924291410</text:p>
          </table:table-cell>
          <table:table-cell office:value-type="float" office:value="927991372" calcext:value-type="float">
            <text:p>927991372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table:formula="of:=[.D651]-[.C651]" office:value-type="float" office:value="3699935" calcext:value-type="float">
            <text:p>3699935</text:p>
          </table:table-cell>
          <table:table-cell table:formula="of:=[.E651]-[.C651]" office:value-type="float" office:value="7399897" calcext:value-type="float">
            <text:p>7399897</text:p>
          </table:table-cell>
          <table:table-cell table:formula="of:=[.G651]-[.F651]" office:value-type="float" office:value="-0.0399999999999991" calcext:value-type="float">
            <text:p>-0.04</text:p>
          </table:table-cell>
          <table:table-cell table:formula="of:=[.H651]-[.G65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53_0040DA.log</text:p>
          </table:table-cell>
          <table:table-cell office:value-type="string" calcext:value-type="string">
            <text:p>0040DA</text:p>
          </table:table-cell>
          <table:table-cell office:value-type="float" office:value="920590158" calcext:value-type="float">
            <text:p>920590158</text:p>
          </table:table-cell>
          <table:table-cell office:value-type="float" office:value="924290064" calcext:value-type="float">
            <text:p>924290064</text:p>
          </table:table-cell>
          <table:table-cell office:value-type="float" office:value="927990038" calcext:value-type="float">
            <text:p>927990038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table:formula="of:=[.D652]-[.C652]" office:value-type="float" office:value="3699906" calcext:value-type="float">
            <text:p>3699906</text:p>
          </table:table-cell>
          <table:table-cell table:formula="of:=[.E652]-[.C652]" office:value-type="float" office:value="7399880" calcext:value-type="float">
            <text:p>7399880</text:p>
          </table:table-cell>
          <table:table-cell table:formula="of:=[.G652]-[.F652]" office:value-type="float" office:value="-0.0499999999999989" calcext:value-type="float">
            <text:p>-0.05</text:p>
          </table:table-cell>
          <table:table-cell table:formula="of:=[.H652]-[.G65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7_004269.log</text:p>
          </table:table-cell>
          <table:table-cell office:value-type="float" office:value="4269" calcext:value-type="float">
            <text:p>4269</text:p>
          </table:table-cell>
          <table:table-cell office:value-type="float" office:value="920590402" calcext:value-type="float">
            <text:p>920590402</text:p>
          </table:table-cell>
          <table:table-cell office:value-type="float" office:value="924290339" calcext:value-type="float">
            <text:p>924290339</text:p>
          </table:table-cell>
          <table:table-cell office:value-type="float" office:value="927990312" calcext:value-type="float">
            <text:p>92799031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8" calcext:value-type="float">
            <text:p>11.88</text:p>
          </table:table-cell>
          <table:table-cell table:formula="of:=[.D653]-[.C653]" office:value-type="float" office:value="3699937" calcext:value-type="float">
            <text:p>3699937</text:p>
          </table:table-cell>
          <table:table-cell table:formula="of:=[.E653]-[.C653]" office:value-type="float" office:value="7399910" calcext:value-type="float">
            <text:p>7399910</text:p>
          </table:table-cell>
          <table:table-cell table:formula="of:=[.G653]-[.F653]" office:value-type="float" office:value="-0.0499999999999989" calcext:value-type="float">
            <text:p>-0.05</text:p>
          </table:table-cell>
          <table:table-cell table:formula="of:=[.H653]-[.G65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39_004214.log</text:p>
          </table:table-cell>
          <table:table-cell office:value-type="float" office:value="4214" calcext:value-type="float">
            <text:p>4214</text:p>
          </table:table-cell>
          <table:table-cell office:value-type="float" office:value="920589000" calcext:value-type="float">
            <text:p>920589000</text:p>
          </table:table-cell>
          <table:table-cell office:value-type="float" office:value="924288921" calcext:value-type="float">
            <text:p>924288921</text:p>
          </table:table-cell>
          <table:table-cell office:value-type="float" office:value="927988867" calcext:value-type="float">
            <text:p>92798886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654]-[.C654]" office:value-type="float" office:value="3699921" calcext:value-type="float">
            <text:p>3699921</text:p>
          </table:table-cell>
          <table:table-cell table:formula="of:=[.E654]-[.C654]" office:value-type="float" office:value="7399867" calcext:value-type="float">
            <text:p>7399867</text:p>
          </table:table-cell>
          <table:table-cell table:formula="of:=[.G654]-[.F654]" office:value-type="float" office:value="-0.0399999999999991" calcext:value-type="float">
            <text:p>-0.04</text:p>
          </table:table-cell>
          <table:table-cell table:formula="of:=[.H654]-[.G65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32_0042BF.log</text:p>
          </table:table-cell>
          <table:table-cell office:value-type="string" calcext:value-type="string">
            <text:p>0042BF</text:p>
          </table:table-cell>
          <table:table-cell office:value-type="float" office:value="920592654" calcext:value-type="float">
            <text:p>920592654</text:p>
          </table:table-cell>
          <table:table-cell office:value-type="float" office:value="924292585" calcext:value-type="float">
            <text:p>924292585</text:p>
          </table:table-cell>
          <table:table-cell office:value-type="float" office:value="927992550" calcext:value-type="float">
            <text:p>927992550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table:formula="of:=[.D655]-[.C655]" office:value-type="float" office:value="3699931" calcext:value-type="float">
            <text:p>3699931</text:p>
          </table:table-cell>
          <table:table-cell table:formula="of:=[.E655]-[.C655]" office:value-type="float" office:value="7399896" calcext:value-type="float">
            <text:p>7399896</text:p>
          </table:table-cell>
          <table:table-cell table:formula="of:=[.G655]-[.F655]" office:value-type="float" office:value="-0.0400000000000009" calcext:value-type="float">
            <text:p>-0.04</text:p>
          </table:table-cell>
          <table:table-cell table:formula="of:=[.H655]-[.G65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954_00414D.log</text:p>
          </table:table-cell>
          <table:table-cell office:value-type="string" calcext:value-type="string">
            <text:p>00414D</text:p>
          </table:table-cell>
          <table:table-cell office:value-type="float" office:value="920591285" calcext:value-type="float">
            <text:p>920591285</text:p>
          </table:table-cell>
          <table:table-cell office:value-type="float" office:value="924291200" calcext:value-type="float">
            <text:p>924291200</text:p>
          </table:table-cell>
          <table:table-cell office:value-type="float" office:value="927991171" calcext:value-type="float">
            <text:p>927991171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table:formula="of:=[.D656]-[.C656]" office:value-type="float" office:value="3699915" calcext:value-type="float">
            <text:p>3699915</text:p>
          </table:table-cell>
          <table:table-cell table:formula="of:=[.E656]-[.C656]" office:value-type="float" office:value="7399886" calcext:value-type="float">
            <text:p>7399886</text:p>
          </table:table-cell>
          <table:table-cell table:formula="of:=[.G656]-[.F656]" office:value-type="float" office:value="-0.0300000000000011" calcext:value-type="float">
            <text:p>-0.03</text:p>
          </table:table-cell>
          <table:table-cell table:formula="of:=[.H656]-[.G656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9_0042BB.log</text:p>
          </table:table-cell>
          <table:table-cell office:value-type="string" calcext:value-type="string">
            <text:p>0042BB</text:p>
          </table:table-cell>
          <table:table-cell office:value-type="float" office:value="920593149" calcext:value-type="float">
            <text:p>920593149</text:p>
          </table:table-cell>
          <table:table-cell office:value-type="float" office:value="924293087" calcext:value-type="float">
            <text:p>924293087</text:p>
          </table:table-cell>
          <table:table-cell office:value-type="float" office:value="927993063" calcext:value-type="float">
            <text:p>927993063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657]-[.C657]" office:value-type="float" office:value="3699938" calcext:value-type="float">
            <text:p>3699938</text:p>
          </table:table-cell>
          <table:table-cell table:formula="of:=[.E657]-[.C657]" office:value-type="float" office:value="7399914" calcext:value-type="float">
            <text:p>7399914</text:p>
          </table:table-cell>
          <table:table-cell table:formula="of:=[.G657]-[.F657]" office:value-type="float" office:value="-0.0399999999999991" calcext:value-type="float">
            <text:p>-0.04</text:p>
          </table:table-cell>
          <table:table-cell table:formula="of:=[.H657]-[.G65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253_004267.log</text:p>
          </table:table-cell>
          <table:table-cell office:value-type="float" office:value="4267" calcext:value-type="float">
            <text:p>4267</text:p>
          </table:table-cell>
          <table:table-cell office:value-type="float" office:value="920593488" calcext:value-type="float">
            <text:p>920593488</text:p>
          </table:table-cell>
          <table:table-cell office:value-type="float" office:value="924293429" calcext:value-type="float">
            <text:p>924293429</text:p>
          </table:table-cell>
          <table:table-cell office:value-type="float" office:value="927993397" calcext:value-type="float">
            <text:p>92799339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658]-[.C658]" office:value-type="float" office:value="3699941" calcext:value-type="float">
            <text:p>3699941</text:p>
          </table:table-cell>
          <table:table-cell table:formula="of:=[.E658]-[.C658]" office:value-type="float" office:value="7399909" calcext:value-type="float">
            <text:p>7399909</text:p>
          </table:table-cell>
          <table:table-cell table:formula="of:=[.G658]-[.F658]" office:value-type="float" office:value="-0.0500000000000007" calcext:value-type="float">
            <text:p>-0.05</text:p>
          </table:table-cell>
          <table:table-cell table:formula="of:=[.H658]-[.G65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4_004247.log</text:p>
          </table:table-cell>
          <table:table-cell office:value-type="float" office:value="4247" calcext:value-type="float">
            <text:p>4247</text:p>
          </table:table-cell>
          <table:table-cell office:value-type="float" office:value="920592521" calcext:value-type="float">
            <text:p>920592521</text:p>
          </table:table-cell>
          <table:table-cell office:value-type="float" office:value="924292437" calcext:value-type="float">
            <text:p>924292437</text:p>
          </table:table-cell>
          <table:table-cell office:value-type="float" office:value="927992384" calcext:value-type="float">
            <text:p>92799238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67" calcext:value-type="float">
            <text:p>11.67</text:p>
          </table:table-cell>
          <table:table-cell table:formula="of:=[.D659]-[.C659]" office:value-type="float" office:value="3699916" calcext:value-type="float">
            <text:p>3699916</text:p>
          </table:table-cell>
          <table:table-cell table:formula="of:=[.E659]-[.C659]" office:value-type="float" office:value="7399863" calcext:value-type="float">
            <text:p>7399863</text:p>
          </table:table-cell>
          <table:table-cell table:formula="of:=[.G659]-[.F659]" office:value-type="float" office:value="-0.0100000000000016" calcext:value-type="float">
            <text:p>-0.01</text:p>
          </table:table-cell>
          <table:table-cell table:formula="of:=[.H659]-[.G659]" office:value-type="float" office:value="-0.199999999999999" calcext:value-type="float">
            <text:p>-0.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55_0043E8.log</text:p>
          </table:table-cell>
          <table:table-cell office:value-type="float" office:value="4300000000" calcext:value-type="float">
            <text:p>4300000000</text:p>
          </table:table-cell>
          <table:table-cell office:value-type="float" office:value="920589934" calcext:value-type="float">
            <text:p>920589934</text:p>
          </table:table-cell>
          <table:table-cell office:value-type="float" office:value="924289856" calcext:value-type="float">
            <text:p>924289856</text:p>
          </table:table-cell>
          <table:table-cell office:value-type="float" office:value="927989834" calcext:value-type="float">
            <text:p>927989834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3" calcext:value-type="float">
            <text:p>11.63</text:p>
          </table:table-cell>
          <table:table-cell table:formula="of:=[.D660]-[.C660]" office:value-type="float" office:value="3699922" calcext:value-type="float">
            <text:p>3699922</text:p>
          </table:table-cell>
          <table:table-cell table:formula="of:=[.E660]-[.C660]" office:value-type="float" office:value="7399900" calcext:value-type="float">
            <text:p>7399900</text:p>
          </table:table-cell>
          <table:table-cell table:formula="of:=[.G660]-[.F660]" office:value-type="float" office:value="-0.0599999999999987" calcext:value-type="float">
            <text:p>-0.06</text:p>
          </table:table-cell>
          <table:table-cell table:formula="of:=[.H660]-[.G660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16_00437D.log</text:p>
          </table:table-cell>
          <table:table-cell office:value-type="string" calcext:value-type="string">
            <text:p>00437D</text:p>
          </table:table-cell>
          <table:table-cell office:value-type="float" office:value="920589914" calcext:value-type="float">
            <text:p>920589914</text:p>
          </table:table-cell>
          <table:table-cell office:value-type="float" office:value="924289832" calcext:value-type="float">
            <text:p>924289832</text:p>
          </table:table-cell>
          <table:table-cell office:value-type="float" office:value="927989778" calcext:value-type="float">
            <text:p>92798977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8" calcext:value-type="float">
            <text:p>11.98</text:p>
          </table:table-cell>
          <table:table-cell table:formula="of:=[.D661]-[.C661]" office:value-type="float" office:value="3699918" calcext:value-type="float">
            <text:p>3699918</text:p>
          </table:table-cell>
          <table:table-cell table:formula="of:=[.E661]-[.C661]" office:value-type="float" office:value="7399864" calcext:value-type="float">
            <text:p>7399864</text:p>
          </table:table-cell>
          <table:table-cell table:formula="of:=[.G661]-[.F661]" office:value-type="float" office:value="-0.0500000000000007" calcext:value-type="float">
            <text:p>-0.05</text:p>
          </table:table-cell>
          <table:table-cell table:formula="of:=[.H661]-[.G66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17_0042EB.log</text:p>
          </table:table-cell>
          <table:table-cell office:value-type="string" calcext:value-type="string">
            <text:p>0042EB</text:p>
          </table:table-cell>
          <table:table-cell office:value-type="float" office:value="920591881" calcext:value-type="float">
            <text:p>920591881</text:p>
          </table:table-cell>
          <table:table-cell office:value-type="float" office:value="924291822" calcext:value-type="float">
            <text:p>924291822</text:p>
          </table:table-cell>
          <table:table-cell office:value-type="float" office:value="927991813" calcext:value-type="float">
            <text:p>927991813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4" calcext:value-type="float">
            <text:p>11.74</text:p>
          </table:table-cell>
          <table:table-cell table:formula="of:=[.D662]-[.C662]" office:value-type="float" office:value="3699941" calcext:value-type="float">
            <text:p>3699941</text:p>
          </table:table-cell>
          <table:table-cell table:formula="of:=[.E662]-[.C662]" office:value-type="float" office:value="7399932" calcext:value-type="float">
            <text:p>7399932</text:p>
          </table:table-cell>
          <table:table-cell table:formula="of:=[.G662]-[.F662]" office:value-type="float" office:value="-0.0500000000000007" calcext:value-type="float">
            <text:p>-0.05</text:p>
          </table:table-cell>
          <table:table-cell table:formula="of:=[.H662]-[.G66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14_0040BD.log</text:p>
          </table:table-cell>
          <table:table-cell office:value-type="string" calcext:value-type="string">
            <text:p>0040BD</text:p>
          </table:table-cell>
          <table:table-cell office:value-type="float" office:value="920589368" calcext:value-type="float">
            <text:p>920589368</text:p>
          </table:table-cell>
          <table:table-cell office:value-type="float" office:value="924289316" calcext:value-type="float">
            <text:p>924289316</text:p>
          </table:table-cell>
          <table:table-cell office:value-type="float" office:value="927989283" calcext:value-type="float">
            <text:p>927989283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table:formula="of:=[.D663]-[.C663]" office:value-type="float" office:value="3699948" calcext:value-type="float">
            <text:p>3699948</text:p>
          </table:table-cell>
          <table:table-cell table:formula="of:=[.E663]-[.C663]" office:value-type="float" office:value="7399915" calcext:value-type="float">
            <text:p>7399915</text:p>
          </table:table-cell>
          <table:table-cell table:formula="of:=[.G663]-[.F663]" office:value-type="float" office:value="-0.0499999999999989" calcext:value-type="float">
            <text:p>-0.05</text:p>
          </table:table-cell>
          <table:table-cell table:formula="of:=[.H663]-[.G66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33_004277.log</text:p>
          </table:table-cell>
          <table:table-cell office:value-type="float" office:value="4277" calcext:value-type="float">
            <text:p>4277</text:p>
          </table:table-cell>
          <table:table-cell office:value-type="float" office:value="920591557" calcext:value-type="float">
            <text:p>920591557</text:p>
          </table:table-cell>
          <table:table-cell office:value-type="float" office:value="924291487" calcext:value-type="float">
            <text:p>924291487</text:p>
          </table:table-cell>
          <table:table-cell office:value-type="float" office:value="927991456" calcext:value-type="float">
            <text:p>92799145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664]-[.C664]" office:value-type="float" office:value="3699930" calcext:value-type="float">
            <text:p>3699930</text:p>
          </table:table-cell>
          <table:table-cell table:formula="of:=[.E664]-[.C664]" office:value-type="float" office:value="7399899" calcext:value-type="float">
            <text:p>7399899</text:p>
          </table:table-cell>
          <table:table-cell table:formula="of:=[.G664]-[.F664]" office:value-type="float" office:value="-0.0400000000000009" calcext:value-type="float">
            <text:p>-0.04</text:p>
          </table:table-cell>
          <table:table-cell table:formula="of:=[.H664]-[.G66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43_0042CB.log</text:p>
          </table:table-cell>
          <table:table-cell office:value-type="string" calcext:value-type="string">
            <text:p>0042CB</text:p>
          </table:table-cell>
          <table:table-cell office:value-type="float" office:value="920594498" calcext:value-type="float">
            <text:p>920594498</text:p>
          </table:table-cell>
          <table:table-cell office:value-type="float" office:value="924294430" calcext:value-type="float">
            <text:p>924294430</text:p>
          </table:table-cell>
          <table:table-cell office:value-type="float" office:value="927994397" calcext:value-type="float">
            <text:p>92799439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table:formula="of:=[.D665]-[.C665]" office:value-type="float" office:value="3699932" calcext:value-type="float">
            <text:p>3699932</text:p>
          </table:table-cell>
          <table:table-cell table:formula="of:=[.E665]-[.C665]" office:value-type="float" office:value="7399899" calcext:value-type="float">
            <text:p>7399899</text:p>
          </table:table-cell>
          <table:table-cell table:formula="of:=[.G665]-[.F665]" office:value-type="float" office:value="-0.0400000000000009" calcext:value-type="float">
            <text:p>-0.04</text:p>
          </table:table-cell>
          <table:table-cell table:formula="of:=[.H665]-[.G66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45_00413F.log</text:p>
          </table:table-cell>
          <table:table-cell office:value-type="string" calcext:value-type="string">
            <text:p>00413F</text:p>
          </table:table-cell>
          <table:table-cell office:value-type="float" office:value="920594765" calcext:value-type="float">
            <text:p>920594765</text:p>
          </table:table-cell>
          <table:table-cell office:value-type="float" office:value="924294673" calcext:value-type="float">
            <text:p>924294673</text:p>
          </table:table-cell>
          <table:table-cell office:value-type="float" office:value="927994647" calcext:value-type="float">
            <text:p>92799464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666]-[.C666]" office:value-type="float" office:value="3699908" calcext:value-type="float">
            <text:p>3699908</text:p>
          </table:table-cell>
          <table:table-cell table:formula="of:=[.E666]-[.C666]" office:value-type="float" office:value="7399882" calcext:value-type="float">
            <text:p>7399882</text:p>
          </table:table-cell>
          <table:table-cell table:formula="of:=[.G666]-[.F666]" office:value-type="float" office:value="-0.0500000000000007" calcext:value-type="float">
            <text:p>-0.05</text:p>
          </table:table-cell>
          <table:table-cell table:formula="of:=[.H666]-[.G66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22_004409.log</text:p>
          </table:table-cell>
          <table:table-cell office:value-type="float" office:value="4409" calcext:value-type="float">
            <text:p>4409</text:p>
          </table:table-cell>
          <table:table-cell office:value-type="float" office:value="920589431" calcext:value-type="float">
            <text:p>920589431</text:p>
          </table:table-cell>
          <table:table-cell office:value-type="float" office:value="924289351" calcext:value-type="float">
            <text:p>924289351</text:p>
          </table:table-cell>
          <table:table-cell office:value-type="float" office:value="927989310" calcext:value-type="float">
            <text:p>927989310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5" calcext:value-type="float">
            <text:p>11.55</text:p>
          </table:table-cell>
          <table:table-cell table:formula="of:=[.D667]-[.C667]" office:value-type="float" office:value="3699920" calcext:value-type="float">
            <text:p>3699920</text:p>
          </table:table-cell>
          <table:table-cell table:formula="of:=[.E667]-[.C667]" office:value-type="float" office:value="7399879" calcext:value-type="float">
            <text:p>7399879</text:p>
          </table:table-cell>
          <table:table-cell table:formula="of:=[.G667]-[.F667]" office:value-type="float" office:value="-0.0499999999999989" calcext:value-type="float">
            <text:p>-0.05</text:p>
          </table:table-cell>
          <table:table-cell table:formula="of:=[.H667]-[.G66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5_0040EC.log</text:p>
          </table:table-cell>
          <table:table-cell office:value-type="string" calcext:value-type="string">
            <text:p>0040EC</text:p>
          </table:table-cell>
          <table:table-cell office:value-type="float" office:value="920588821" calcext:value-type="float">
            <text:p>920588821</text:p>
          </table:table-cell>
          <table:table-cell office:value-type="float" office:value="924288726" calcext:value-type="float">
            <text:p>924288726</text:p>
          </table:table-cell>
          <table:table-cell office:value-type="float" office:value="927988670" calcext:value-type="float">
            <text:p>927988670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668]-[.C668]" office:value-type="float" office:value="3699905" calcext:value-type="float">
            <text:p>3699905</text:p>
          </table:table-cell>
          <table:table-cell table:formula="of:=[.E668]-[.C668]" office:value-type="float" office:value="7399849" calcext:value-type="float">
            <text:p>7399849</text:p>
          </table:table-cell>
          <table:table-cell table:formula="of:=[.G668]-[.F668]" office:value-type="float" office:value="-0.0500000000000007" calcext:value-type="float">
            <text:p>-0.05</text:p>
          </table:table-cell>
          <table:table-cell table:formula="of:=[.H668]-[.G66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31_0041A2.log</text:p>
          </table:table-cell>
          <table:table-cell office:value-type="string" calcext:value-type="string">
            <text:p>0041A2</text:p>
          </table:table-cell>
          <table:table-cell office:value-type="float" office:value="920593940" calcext:value-type="float">
            <text:p>920593940</text:p>
          </table:table-cell>
          <table:table-cell office:value-type="float" office:value="924293865" calcext:value-type="float">
            <text:p>924293865</text:p>
          </table:table-cell>
          <table:table-cell office:value-type="float" office:value="927993850" calcext:value-type="float">
            <text:p>927993850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8" calcext:value-type="float">
            <text:p>11.58</text:p>
          </table:table-cell>
          <table:table-cell table:formula="of:=[.D669]-[.C669]" office:value-type="float" office:value="3699925" calcext:value-type="float">
            <text:p>3699925</text:p>
          </table:table-cell>
          <table:table-cell table:formula="of:=[.E669]-[.C669]" office:value-type="float" office:value="7399910" calcext:value-type="float">
            <text:p>7399910</text:p>
          </table:table-cell>
          <table:table-cell table:formula="of:=[.G669]-[.F669]" office:value-type="float" office:value="-0.0500000000000007" calcext:value-type="float">
            <text:p>-0.05</text:p>
          </table:table-cell>
          <table:table-cell table:formula="of:=[.H669]-[.G66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45_00428E.log</text:p>
          </table:table-cell>
          <table:table-cell office:value-type="string" calcext:value-type="string">
            <text:p>00428E</text:p>
          </table:table-cell>
          <table:table-cell office:value-type="float" office:value="920589065" calcext:value-type="float">
            <text:p>920589065</text:p>
          </table:table-cell>
          <table:table-cell office:value-type="float" office:value="924288982" calcext:value-type="float">
            <text:p>924288982</text:p>
          </table:table-cell>
          <table:table-cell office:value-type="float" office:value="927988941" calcext:value-type="float">
            <text:p>92798894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table:formula="of:=[.D670]-[.C670]" office:value-type="float" office:value="3699917" calcext:value-type="float">
            <text:p>3699917</text:p>
          </table:table-cell>
          <table:table-cell table:formula="of:=[.E670]-[.C670]" office:value-type="float" office:value="7399876" calcext:value-type="float">
            <text:p>7399876</text:p>
          </table:table-cell>
          <table:table-cell table:formula="of:=[.G670]-[.F670]" office:value-type="float" office:value="-0.0399999999999991" calcext:value-type="float">
            <text:p>-0.04</text:p>
          </table:table-cell>
          <table:table-cell table:formula="of:=[.H670]-[.G670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537_00439D.log</text:p>
          </table:table-cell>
          <table:table-cell office:value-type="string" calcext:value-type="string">
            <text:p>00439D</text:p>
          </table:table-cell>
          <table:table-cell office:value-type="float" office:value="920589787" calcext:value-type="float">
            <text:p>920589787</text:p>
          </table:table-cell>
          <table:table-cell office:value-type="float" office:value="924289697" calcext:value-type="float">
            <text:p>924289697</text:p>
          </table:table-cell>
          <table:table-cell office:value-type="float" office:value="927989654" calcext:value-type="float">
            <text:p>927989654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3" calcext:value-type="float">
            <text:p>11.93</text:p>
          </table:table-cell>
          <table:table-cell table:formula="of:=[.D671]-[.C671]" office:value-type="float" office:value="3699910" calcext:value-type="float">
            <text:p>3699910</text:p>
          </table:table-cell>
          <table:table-cell table:formula="of:=[.E671]-[.C671]" office:value-type="float" office:value="7399867" calcext:value-type="float">
            <text:p>7399867</text:p>
          </table:table-cell>
          <table:table-cell table:formula="of:=[.G671]-[.F671]" office:value-type="float" office:value="-0.0499999999999989" calcext:value-type="float">
            <text:p>-0.05</text:p>
          </table:table-cell>
          <table:table-cell table:formula="of:=[.H671]-[.G67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37_004240.log</text:p>
          </table:table-cell>
          <table:table-cell office:value-type="float" office:value="4240" calcext:value-type="float">
            <text:p>4240</text:p>
          </table:table-cell>
          <table:table-cell office:value-type="float" office:value="920589839" calcext:value-type="float">
            <text:p>920589839</text:p>
          </table:table-cell>
          <table:table-cell office:value-type="float" office:value="924289832" calcext:value-type="float">
            <text:p>924289832</text:p>
          </table:table-cell>
          <table:table-cell office:value-type="float" office:value="927989848" calcext:value-type="float">
            <text:p>927989848</text:p>
          </table:table-cell>
          <table:table-cell office:value-type="float" office:value="12.17" calcext:value-type="float">
            <text:p>12.17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1" calcext:value-type="float">
            <text:p>12.11</text:p>
          </table:table-cell>
          <table:table-cell table:formula="of:=[.D672]-[.C672]" office:value-type="float" office:value="3699993" calcext:value-type="float">
            <text:p>3699993</text:p>
          </table:table-cell>
          <table:table-cell table:formula="of:=[.E672]-[.C672]" office:value-type="float" office:value="7400009" calcext:value-type="float">
            <text:p>7400009</text:p>
          </table:table-cell>
          <table:table-cell table:formula="of:=[.G672]-[.F672]" office:value-type="float" office:value="-0.0399999999999991" calcext:value-type="float">
            <text:p>-0.04</text:p>
          </table:table-cell>
          <table:table-cell table:formula="of:=[.H672]-[.G67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822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2062" calcext:value-type="float">
            <text:p>920592062</text:p>
          </table:table-cell>
          <table:table-cell office:value-type="float" office:value="924291965" calcext:value-type="float">
            <text:p>924291965</text:p>
          </table:table-cell>
          <table:table-cell office:value-type="float" office:value="927991910" calcext:value-type="float">
            <text:p>927991910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4" calcext:value-type="float">
            <text:p>11.44</text:p>
          </table:table-cell>
          <table:table-cell office:value-type="float" office:value="11.39" calcext:value-type="float">
            <text:p>11.39</text:p>
          </table:table-cell>
          <table:table-cell table:formula="of:=[.D673]-[.C673]" office:value-type="float" office:value="3699903" calcext:value-type="float">
            <text:p>3699903</text:p>
          </table:table-cell>
          <table:table-cell table:formula="of:=[.E673]-[.C673]" office:value-type="float" office:value="7399848" calcext:value-type="float">
            <text:p>7399848</text:p>
          </table:table-cell>
          <table:table-cell table:formula="of:=[.G673]-[.F673]" office:value-type="float" office:value="-0.0300000000000011" calcext:value-type="float">
            <text:p>-0.03</text:p>
          </table:table-cell>
          <table:table-cell table:formula="of:=[.H673]-[.G673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24_0041F8.log</text:p>
          </table:table-cell>
          <table:table-cell office:value-type="string" calcext:value-type="string">
            <text:p>0041F8</text:p>
          </table:table-cell>
          <table:table-cell office:value-type="float" office:value="920589158" calcext:value-type="float">
            <text:p>920589158</text:p>
          </table:table-cell>
          <table:table-cell office:value-type="float" office:value="924289138" calcext:value-type="float">
            <text:p>924289138</text:p>
          </table:table-cell>
          <table:table-cell office:value-type="float" office:value="927989170" calcext:value-type="float">
            <text:p>927989170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4" calcext:value-type="float">
            <text:p>11.84</text:p>
          </table:table-cell>
          <table:table-cell table:formula="of:=[.D674]-[.C674]" office:value-type="float" office:value="3699980" calcext:value-type="float">
            <text:p>3699980</text:p>
          </table:table-cell>
          <table:table-cell table:formula="of:=[.E674]-[.C674]" office:value-type="float" office:value="7400012" calcext:value-type="float">
            <text:p>7400012</text:p>
          </table:table-cell>
          <table:table-cell table:formula="of:=[.G674]-[.F674]" office:value-type="float" office:value="-0.0500000000000007" calcext:value-type="float">
            <text:p>-0.05</text:p>
          </table:table-cell>
          <table:table-cell table:formula="of:=[.H674]-[.G67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30_004194.log</text:p>
          </table:table-cell>
          <table:table-cell office:value-type="float" office:value="4194" calcext:value-type="float">
            <text:p>4194</text:p>
          </table:table-cell>
          <table:table-cell office:value-type="float" office:value="920592558" calcext:value-type="float">
            <text:p>920592558</text:p>
          </table:table-cell>
          <table:table-cell office:value-type="float" office:value="924292510" calcext:value-type="float">
            <text:p>924292510</text:p>
          </table:table-cell>
          <table:table-cell office:value-type="float" office:value="927992515" calcext:value-type="float">
            <text:p>927992515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675]-[.C675]" office:value-type="float" office:value="3699952" calcext:value-type="float">
            <text:p>3699952</text:p>
          </table:table-cell>
          <table:table-cell table:formula="of:=[.E675]-[.C675]" office:value-type="float" office:value="7399957" calcext:value-type="float">
            <text:p>7399957</text:p>
          </table:table-cell>
          <table:table-cell table:formula="of:=[.G675]-[.F675]" office:value-type="float" office:value="-0.0599999999999987" calcext:value-type="float">
            <text:p>-0.06</text:p>
          </table:table-cell>
          <table:table-cell table:formula="of:=[.H675]-[.G67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426_004345.log</text:p>
          </table:table-cell>
          <table:table-cell office:value-type="float" office:value="4345" calcext:value-type="float">
            <text:p>4345</text:p>
          </table:table-cell>
          <table:table-cell office:value-type="float" office:value="920589249" calcext:value-type="float">
            <text:p>920589249</text:p>
          </table:table-cell>
          <table:table-cell office:value-type="float" office:value="924289172" calcext:value-type="float">
            <text:p>924289172</text:p>
          </table:table-cell>
          <table:table-cell office:value-type="float" office:value="927989142" calcext:value-type="float">
            <text:p>927989142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676]-[.C676]" office:value-type="float" office:value="3699923" calcext:value-type="float">
            <text:p>3699923</text:p>
          </table:table-cell>
          <table:table-cell table:formula="of:=[.E676]-[.C676]" office:value-type="float" office:value="7399893" calcext:value-type="float">
            <text:p>7399893</text:p>
          </table:table-cell>
          <table:table-cell table:formula="of:=[.G676]-[.F676]" office:value-type="float" office:value="-0.0500000000000007" calcext:value-type="float">
            <text:p>-0.05</text:p>
          </table:table-cell>
          <table:table-cell table:formula="of:=[.H676]-[.G67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849_004437.log</text:p>
          </table:table-cell>
          <table:table-cell office:value-type="float" office:value="4437" calcext:value-type="float">
            <text:p>4437</text:p>
          </table:table-cell>
          <table:table-cell office:value-type="float" office:value="920588585" calcext:value-type="float">
            <text:p>920588585</text:p>
          </table:table-cell>
          <table:table-cell office:value-type="float" office:value="924288464" calcext:value-type="float">
            <text:p>924288464</text:p>
          </table:table-cell>
          <table:table-cell office:value-type="float" office:value="927988403" calcext:value-type="float">
            <text:p>927988403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677]-[.C677]" office:value-type="float" office:value="3699879" calcext:value-type="float">
            <text:p>3699879</text:p>
          </table:table-cell>
          <table:table-cell table:formula="of:=[.E677]-[.C677]" office:value-type="float" office:value="7399818" calcext:value-type="float">
            <text:p>7399818</text:p>
          </table:table-cell>
          <table:table-cell table:formula="of:=[.G677]-[.F677]" office:value-type="float" office:value="-0.0600000000000005" calcext:value-type="float">
            <text:p>-0.06</text:p>
          </table:table-cell>
          <table:table-cell table:formula="of:=[.H677]-[.G67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35_004113.log</text:p>
          </table:table-cell>
          <table:table-cell office:value-type="float" office:value="4113" calcext:value-type="float">
            <text:p>4113</text:p>
          </table:table-cell>
          <table:table-cell office:value-type="float" office:value="920594577" calcext:value-type="float">
            <text:p>920594577</text:p>
          </table:table-cell>
          <table:table-cell office:value-type="float" office:value="924294505" calcext:value-type="float">
            <text:p>924294505</text:p>
          </table:table-cell>
          <table:table-cell office:value-type="float" office:value="927994475" calcext:value-type="float">
            <text:p>92799447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678]-[.C678]" office:value-type="float" office:value="3699928" calcext:value-type="float">
            <text:p>3699928</text:p>
          </table:table-cell>
          <table:table-cell table:formula="of:=[.E678]-[.C678]" office:value-type="float" office:value="7399898" calcext:value-type="float">
            <text:p>7399898</text:p>
          </table:table-cell>
          <table:table-cell table:formula="of:=[.G678]-[.F678]" office:value-type="float" office:value="-0.0399999999999991" calcext:value-type="float">
            <text:p>-0.04</text:p>
          </table:table-cell>
          <table:table-cell table:formula="of:=[.H678]-[.G67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48_0043F0.log</text:p>
          </table:table-cell>
          <table:table-cell office:value-type="string" calcext:value-type="string">
            <text:p>0043F0</text:p>
          </table:table-cell>
          <table:table-cell office:value-type="float" office:value="920589213" calcext:value-type="float">
            <text:p>920589213</text:p>
          </table:table-cell>
          <table:table-cell office:value-type="float" office:value="924289122" calcext:value-type="float">
            <text:p>924289122</text:p>
          </table:table-cell>
          <table:table-cell office:value-type="float" office:value="927989068" calcext:value-type="float">
            <text:p>92798906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679]-[.C679]" office:value-type="float" office:value="3699909" calcext:value-type="float">
            <text:p>3699909</text:p>
          </table:table-cell>
          <table:table-cell table:formula="of:=[.E679]-[.C679]" office:value-type="float" office:value="7399855" calcext:value-type="float">
            <text:p>7399855</text:p>
          </table:table-cell>
          <table:table-cell table:formula="of:=[.G679]-[.F679]" office:value-type="float" office:value="-0.0399999999999991" calcext:value-type="float">
            <text:p>-0.04</text:p>
          </table:table-cell>
          <table:table-cell table:formula="of:=[.H679]-[.G67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6_004186.log</text:p>
          </table:table-cell>
          <table:table-cell office:value-type="float" office:value="4186" calcext:value-type="float">
            <text:p>4186</text:p>
          </table:table-cell>
          <table:table-cell office:value-type="float" office:value="920592618" calcext:value-type="float">
            <text:p>920592618</text:p>
          </table:table-cell>
          <table:table-cell office:value-type="float" office:value="924292636" calcext:value-type="float">
            <text:p>924292636</text:p>
          </table:table-cell>
          <table:table-cell office:value-type="float" office:value="927992698" calcext:value-type="float">
            <text:p>92799269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680]-[.C680]" office:value-type="float" office:value="3700018" calcext:value-type="float">
            <text:p>3700018</text:p>
          </table:table-cell>
          <table:table-cell table:formula="of:=[.E680]-[.C680]" office:value-type="float" office:value="7400080" calcext:value-type="float">
            <text:p>7400080</text:p>
          </table:table-cell>
          <table:table-cell table:formula="of:=[.G680]-[.F680]" office:value-type="float" office:value="-0.0500000000000007" calcext:value-type="float">
            <text:p>-0.05</text:p>
          </table:table-cell>
          <table:table-cell table:formula="of:=[.H680]-[.G68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29_004221.log</text:p>
          </table:table-cell>
          <table:table-cell office:value-type="float" office:value="4221" calcext:value-type="float">
            <text:p>4221</text:p>
          </table:table-cell>
          <table:table-cell office:value-type="float" office:value="920595245" calcext:value-type="float">
            <text:p>920595245</text:p>
          </table:table-cell>
          <table:table-cell office:value-type="float" office:value="924295199" calcext:value-type="float">
            <text:p>924295199</text:p>
          </table:table-cell>
          <table:table-cell office:value-type="float" office:value="927995187" calcext:value-type="float">
            <text:p>927995187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3" calcext:value-type="float">
            <text:p>12.03</text:p>
          </table:table-cell>
          <table:table-cell office:value-type="float" office:value="12.01" calcext:value-type="float">
            <text:p>12.01</text:p>
          </table:table-cell>
          <table:table-cell table:formula="of:=[.D681]-[.C681]" office:value-type="float" office:value="3699954" calcext:value-type="float">
            <text:p>3699954</text:p>
          </table:table-cell>
          <table:table-cell table:formula="of:=[.E681]-[.C681]" office:value-type="float" office:value="7399942" calcext:value-type="float">
            <text:p>7399942</text:p>
          </table:table-cell>
          <table:table-cell table:formula="of:=[.G681]-[.F681]" office:value-type="float" office:value="-0.0400000000000009" calcext:value-type="float">
            <text:p>-0.04</text:p>
          </table:table-cell>
          <table:table-cell table:formula="of:=[.H681]-[.G68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31_0043ED.log</text:p>
          </table:table-cell>
          <table:table-cell office:value-type="string" calcext:value-type="string">
            <text:p>0043ED</text:p>
          </table:table-cell>
          <table:table-cell office:value-type="float" office:value="920593816" calcext:value-type="float">
            <text:p>920593816</text:p>
          </table:table-cell>
          <table:table-cell office:value-type="float" office:value="924293782" calcext:value-type="float">
            <text:p>924293782</text:p>
          </table:table-cell>
          <table:table-cell office:value-type="float" office:value="927993794" calcext:value-type="float">
            <text:p>927993794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682]-[.C682]" office:value-type="float" office:value="3699966" calcext:value-type="float">
            <text:p>3699966</text:p>
          </table:table-cell>
          <table:table-cell table:formula="of:=[.E682]-[.C682]" office:value-type="float" office:value="7399978" calcext:value-type="float">
            <text:p>7399978</text:p>
          </table:table-cell>
          <table:table-cell table:formula="of:=[.G682]-[.F682]" office:value-type="float" office:value="-0.0499999999999989" calcext:value-type="float">
            <text:p>-0.05</text:p>
          </table:table-cell>
          <table:table-cell table:formula="of:=[.H682]-[.G68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42_004196.log</text:p>
          </table:table-cell>
          <table:table-cell office:value-type="float" office:value="4196" calcext:value-type="float">
            <text:p>4196</text:p>
          </table:table-cell>
          <table:table-cell office:value-type="float" office:value="920589833" calcext:value-type="float">
            <text:p>920589833</text:p>
          </table:table-cell>
          <table:table-cell office:value-type="float" office:value="924289756" calcext:value-type="float">
            <text:p>924289756</text:p>
          </table:table-cell>
          <table:table-cell office:value-type="float" office:value="927989724" calcext:value-type="float">
            <text:p>927989724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683]-[.C683]" office:value-type="float" office:value="3699923" calcext:value-type="float">
            <text:p>3699923</text:p>
          </table:table-cell>
          <table:table-cell table:formula="of:=[.E683]-[.C683]" office:value-type="float" office:value="7399891" calcext:value-type="float">
            <text:p>7399891</text:p>
          </table:table-cell>
          <table:table-cell table:formula="of:=[.G683]-[.F683]" office:value-type="float" office:value="-0.0499999999999989" calcext:value-type="float">
            <text:p>-0.05</text:p>
          </table:table-cell>
          <table:table-cell table:formula="of:=[.H683]-[.G68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53_004124.log</text:p>
          </table:table-cell>
          <table:table-cell office:value-type="float" office:value="4124" calcext:value-type="float">
            <text:p>4124</text:p>
          </table:table-cell>
          <table:table-cell office:value-type="float" office:value="920589036" calcext:value-type="float">
            <text:p>920589036</text:p>
          </table:table-cell>
          <table:table-cell office:value-type="float" office:value="924288944" calcext:value-type="float">
            <text:p>924288944</text:p>
          </table:table-cell>
          <table:table-cell office:value-type="float" office:value="927988886" calcext:value-type="float">
            <text:p>92798888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7" calcext:value-type="float">
            <text:p>11.57</text:p>
          </table:table-cell>
          <table:table-cell table:formula="of:=[.D684]-[.C684]" office:value-type="float" office:value="3699908" calcext:value-type="float">
            <text:p>3699908</text:p>
          </table:table-cell>
          <table:table-cell table:formula="of:=[.E684]-[.C684]" office:value-type="float" office:value="7399850" calcext:value-type="float">
            <text:p>7399850</text:p>
          </table:table-cell>
          <table:table-cell table:formula="of:=[.G684]-[.F684]" office:value-type="float" office:value="-0.0600000000000005" calcext:value-type="float">
            <text:p>-0.06</text:p>
          </table:table-cell>
          <table:table-cell table:formula="of:=[.H684]-[.G68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55_0041DC.log</text:p>
          </table:table-cell>
          <table:table-cell office:value-type="string" calcext:value-type="string">
            <text:p>0041DC</text:p>
          </table:table-cell>
          <table:table-cell office:value-type="float" office:value="920590844" calcext:value-type="float">
            <text:p>920590844</text:p>
          </table:table-cell>
          <table:table-cell office:value-type="float" office:value="924290757" calcext:value-type="float">
            <text:p>924290757</text:p>
          </table:table-cell>
          <table:table-cell office:value-type="float" office:value="927990735" calcext:value-type="float">
            <text:p>927990735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72" calcext:value-type="float">
            <text:p>11.72</text:p>
          </table:table-cell>
          <table:table-cell table:formula="of:=[.D685]-[.C685]" office:value-type="float" office:value="3699913" calcext:value-type="float">
            <text:p>3699913</text:p>
          </table:table-cell>
          <table:table-cell table:formula="of:=[.E685]-[.C685]" office:value-type="float" office:value="7399891" calcext:value-type="float">
            <text:p>7399891</text:p>
          </table:table-cell>
          <table:table-cell table:formula="of:=[.G685]-[.F685]" office:value-type="float" office:value="-0.0399999999999991" calcext:value-type="float">
            <text:p>-0.04</text:p>
          </table:table-cell>
          <table:table-cell table:formula="of:=[.H685]-[.G685]" office:value-type="float" office:value="0.0899999999999999" calcext:value-type="float">
            <text:p>0.0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3_004105.log</text:p>
          </table:table-cell>
          <table:table-cell office:value-type="float" office:value="4105" calcext:value-type="float">
            <text:p>4105</text:p>
          </table:table-cell>
          <table:table-cell office:value-type="float" office:value="920590543" calcext:value-type="float">
            <text:p>920590543</text:p>
          </table:table-cell>
          <table:table-cell office:value-type="float" office:value="924290502" calcext:value-type="float">
            <text:p>924290502</text:p>
          </table:table-cell>
          <table:table-cell office:value-type="float" office:value="927990473" calcext:value-type="float">
            <text:p>92799047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686]-[.C686]" office:value-type="float" office:value="3699959" calcext:value-type="float">
            <text:p>3699959</text:p>
          </table:table-cell>
          <table:table-cell table:formula="of:=[.E686]-[.C686]" office:value-type="float" office:value="7399930" calcext:value-type="float">
            <text:p>7399930</text:p>
          </table:table-cell>
          <table:table-cell table:formula="of:=[.G686]-[.F686]" office:value-type="float" office:value="-0.0300000000000011" calcext:value-type="float">
            <text:p>-0.03</text:p>
          </table:table-cell>
          <table:table-cell table:formula="of:=[.H686]-[.G68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38_004260.log</text:p>
          </table:table-cell>
          <table:table-cell office:value-type="float" office:value="4260" calcext:value-type="float">
            <text:p>4260</text:p>
          </table:table-cell>
          <table:table-cell office:value-type="float" office:value="920590390" calcext:value-type="float">
            <text:p>920590390</text:p>
          </table:table-cell>
          <table:table-cell office:value-type="float" office:value="924290307" calcext:value-type="float">
            <text:p>924290307</text:p>
          </table:table-cell>
          <table:table-cell office:value-type="float" office:value="927990277" calcext:value-type="float">
            <text:p>927990277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687]-[.C687]" office:value-type="float" office:value="3699917" calcext:value-type="float">
            <text:p>3699917</text:p>
          </table:table-cell>
          <table:table-cell table:formula="of:=[.E687]-[.C687]" office:value-type="float" office:value="7399887" calcext:value-type="float">
            <text:p>7399887</text:p>
          </table:table-cell>
          <table:table-cell table:formula="of:=[.G687]-[.F687]" office:value-type="float" office:value="-0.0299999999999994" calcext:value-type="float">
            <text:p>-0.03</text:p>
          </table:table-cell>
          <table:table-cell table:formula="of:=[.H687]-[.G68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40_00441B.log</text:p>
          </table:table-cell>
          <table:table-cell office:value-type="string" calcext:value-type="string">
            <text:p>00441B</text:p>
          </table:table-cell>
          <table:table-cell office:value-type="float" office:value="920591948" calcext:value-type="float">
            <text:p>920591948</text:p>
          </table:table-cell>
          <table:table-cell office:value-type="float" office:value="924291875" calcext:value-type="float">
            <text:p>924291875</text:p>
          </table:table-cell>
          <table:table-cell office:value-type="float" office:value="927991841" calcext:value-type="float">
            <text:p>927991841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2" calcext:value-type="float">
            <text:p>11.52</text:p>
          </table:table-cell>
          <table:table-cell table:formula="of:=[.D688]-[.C688]" office:value-type="float" office:value="3699927" calcext:value-type="float">
            <text:p>3699927</text:p>
          </table:table-cell>
          <table:table-cell table:formula="of:=[.E688]-[.C688]" office:value-type="float" office:value="7399893" calcext:value-type="float">
            <text:p>7399893</text:p>
          </table:table-cell>
          <table:table-cell table:formula="of:=[.G688]-[.F688]" office:value-type="float" office:value="-0.0400000000000009" calcext:value-type="float">
            <text:p>-0.04</text:p>
          </table:table-cell>
          <table:table-cell table:formula="of:=[.H688]-[.G688]" office:value-type="float" office:value="-0.0700000000000003" calcext:value-type="float">
            <text:p>-0.0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854_0042E7.log</text:p>
          </table:table-cell>
          <table:table-cell office:value-type="float" office:value="420000000" calcext:value-type="float">
            <text:p>420000000</text:p>
          </table:table-cell>
          <table:table-cell office:value-type="float" office:value="920592372" calcext:value-type="float">
            <text:p>920592372</text:p>
          </table:table-cell>
          <table:table-cell office:value-type="float" office:value="924292257" calcext:value-type="float">
            <text:p>924292257</text:p>
          </table:table-cell>
          <table:table-cell office:value-type="float" office:value="927992209" calcext:value-type="float">
            <text:p>927992209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689]-[.C689]" office:value-type="float" office:value="3699885" calcext:value-type="float">
            <text:p>3699885</text:p>
          </table:table-cell>
          <table:table-cell table:formula="of:=[.E689]-[.C689]" office:value-type="float" office:value="7399837" calcext:value-type="float">
            <text:p>7399837</text:p>
          </table:table-cell>
          <table:table-cell table:formula="of:=[.G689]-[.F689]" office:value-type="float" office:value="-0.0500000000000007" calcext:value-type="float">
            <text:p>-0.05</text:p>
          </table:table-cell>
          <table:table-cell table:formula="of:=[.H689]-[.G68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839_004178.log</text:p>
          </table:table-cell>
          <table:table-cell office:value-type="float" office:value="4178" calcext:value-type="float">
            <text:p>4178</text:p>
          </table:table-cell>
          <table:table-cell office:value-type="float" office:value="920589597" calcext:value-type="float">
            <text:p>920589597</text:p>
          </table:table-cell>
          <table:table-cell office:value-type="float" office:value="924289509" calcext:value-type="float">
            <text:p>924289509</text:p>
          </table:table-cell>
          <table:table-cell office:value-type="float" office:value="927989471" calcext:value-type="float">
            <text:p>92798947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690]-[.C690]" office:value-type="float" office:value="3699912" calcext:value-type="float">
            <text:p>3699912</text:p>
          </table:table-cell>
          <table:table-cell table:formula="of:=[.E690]-[.C690]" office:value-type="float" office:value="7399874" calcext:value-type="float">
            <text:p>7399874</text:p>
          </table:table-cell>
          <table:table-cell table:formula="of:=[.G690]-[.F690]" office:value-type="float" office:value="-0.0500000000000007" calcext:value-type="float">
            <text:p>-0.05</text:p>
          </table:table-cell>
          <table:table-cell table:formula="of:=[.H690]-[.G69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849_00431B.log</text:p>
          </table:table-cell>
          <table:table-cell office:value-type="string" calcext:value-type="string">
            <text:p>00431B</text:p>
          </table:table-cell>
          <table:table-cell office:value-type="float" office:value="920592772" calcext:value-type="float">
            <text:p>920592772</text:p>
          </table:table-cell>
          <table:table-cell office:value-type="float" office:value="924292687" calcext:value-type="float">
            <text:p>924292687</text:p>
          </table:table-cell>
          <table:table-cell office:value-type="float" office:value="927992665" calcext:value-type="float">
            <text:p>927992665</text:p>
          </table:table-cell>
          <table:table-cell office:value-type="float" office:value="11.8" calcext:value-type="float">
            <text:p>11.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691]-[.C691]" office:value-type="float" office:value="3699915" calcext:value-type="float">
            <text:p>3699915</text:p>
          </table:table-cell>
          <table:table-cell table:formula="of:=[.E691]-[.C691]" office:value-type="float" office:value="7399893" calcext:value-type="float">
            <text:p>7399893</text:p>
          </table:table-cell>
          <table:table-cell table:formula="of:=[.G691]-[.F691]" office:value-type="float" office:value="-0.0600000000000005" calcext:value-type="float">
            <text:p>-0.06</text:p>
          </table:table-cell>
          <table:table-cell table:formula="of:=[.H691]-[.G69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7_004190.log</text:p>
          </table:table-cell>
          <table:table-cell office:value-type="float" office:value="4190" calcext:value-type="float">
            <text:p>4190</text:p>
          </table:table-cell>
          <table:table-cell office:value-type="float" office:value="920591143" calcext:value-type="float">
            <text:p>920591143</text:p>
          </table:table-cell>
          <table:table-cell office:value-type="float" office:value="924291074" calcext:value-type="float">
            <text:p>924291074</text:p>
          </table:table-cell>
          <table:table-cell office:value-type="float" office:value="927991050" calcext:value-type="float">
            <text:p>927991050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" calcext:value-type="float">
            <text:p>11.6</text:p>
          </table:table-cell>
          <table:table-cell table:formula="of:=[.D692]-[.C692]" office:value-type="float" office:value="3699931" calcext:value-type="float">
            <text:p>3699931</text:p>
          </table:table-cell>
          <table:table-cell table:formula="of:=[.E692]-[.C692]" office:value-type="float" office:value="7399907" calcext:value-type="float">
            <text:p>7399907</text:p>
          </table:table-cell>
          <table:table-cell table:formula="of:=[.G692]-[.F692]" office:value-type="float" office:value="-0.0499999999999989" calcext:value-type="float">
            <text:p>-0.05</text:p>
          </table:table-cell>
          <table:table-cell table:formula="of:=[.H692]-[.G692]" office:value-type="float" office:value="-0.130000000000001" calcext:value-type="float">
            <text:p>-0.1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22_004111.log</text:p>
          </table:table-cell>
          <table:table-cell office:value-type="float" office:value="4111" calcext:value-type="float">
            <text:p>4111</text:p>
          </table:table-cell>
          <table:table-cell office:value-type="float" office:value="920592174" calcext:value-type="float">
            <text:p>920592174</text:p>
          </table:table-cell>
          <table:table-cell office:value-type="float" office:value="924292074" calcext:value-type="float">
            <text:p>924292074</text:p>
          </table:table-cell>
          <table:table-cell office:value-type="float" office:value="927992033" calcext:value-type="float">
            <text:p>92799203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693]-[.C693]" office:value-type="float" office:value="3699900" calcext:value-type="float">
            <text:p>3699900</text:p>
          </table:table-cell>
          <table:table-cell table:formula="of:=[.E693]-[.C693]" office:value-type="float" office:value="7399859" calcext:value-type="float">
            <text:p>7399859</text:p>
          </table:table-cell>
          <table:table-cell table:formula="of:=[.G693]-[.F693]" office:value-type="float" office:value="-0.0600000000000005" calcext:value-type="float">
            <text:p>-0.06</text:p>
          </table:table-cell>
          <table:table-cell table:formula="of:=[.H693]-[.G69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846_0040F6.log</text:p>
          </table:table-cell>
          <table:table-cell office:value-type="string" calcext:value-type="string">
            <text:p>0040F6</text:p>
          </table:table-cell>
          <table:table-cell office:value-type="float" office:value="920593902" calcext:value-type="float">
            <text:p>920593902</text:p>
          </table:table-cell>
          <table:table-cell office:value-type="float" office:value="924293830" calcext:value-type="float">
            <text:p>924293830</text:p>
          </table:table-cell>
          <table:table-cell office:value-type="float" office:value="927993801" calcext:value-type="float">
            <text:p>927993801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7" calcext:value-type="float">
            <text:p>11.97</text:p>
          </table:table-cell>
          <table:table-cell table:formula="of:=[.D694]-[.C694]" office:value-type="float" office:value="3699928" calcext:value-type="float">
            <text:p>3699928</text:p>
          </table:table-cell>
          <table:table-cell table:formula="of:=[.E694]-[.C694]" office:value-type="float" office:value="7399899" calcext:value-type="float">
            <text:p>7399899</text:p>
          </table:table-cell>
          <table:table-cell table:formula="of:=[.G694]-[.F694]" office:value-type="float" office:value="0.00999999999999979" calcext:value-type="float">
            <text:p>0.01</text:p>
          </table:table-cell>
          <table:table-cell table:formula="of:=[.H694]-[.G69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6_00417C.log</text:p>
          </table:table-cell>
          <table:table-cell office:value-type="string" calcext:value-type="string">
            <text:p>00417C</text:p>
          </table:table-cell>
          <table:table-cell office:value-type="float" office:value="920592625" calcext:value-type="float">
            <text:p>920592625</text:p>
          </table:table-cell>
          <table:table-cell office:value-type="float" office:value="924292552" calcext:value-type="float">
            <text:p>924292552</text:p>
          </table:table-cell>
          <table:table-cell office:value-type="float" office:value="927992507" calcext:value-type="float">
            <text:p>927992507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4" calcext:value-type="float">
            <text:p>11.84</text:p>
          </table:table-cell>
          <table:table-cell table:formula="of:=[.D695]-[.C695]" office:value-type="float" office:value="3699927" calcext:value-type="float">
            <text:p>3699927</text:p>
          </table:table-cell>
          <table:table-cell table:formula="of:=[.E695]-[.C695]" office:value-type="float" office:value="7399882" calcext:value-type="float">
            <text:p>7399882</text:p>
          </table:table-cell>
          <table:table-cell table:formula="of:=[.G695]-[.F695]" office:value-type="float" office:value="-0.0400000000000009" calcext:value-type="float">
            <text:p>-0.04</text:p>
          </table:table-cell>
          <table:table-cell table:formula="of:=[.H695]-[.G69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27_00437F.log</text:p>
          </table:table-cell>
          <table:table-cell office:value-type="string" calcext:value-type="string">
            <text:p>00437F</text:p>
          </table:table-cell>
          <table:table-cell office:value-type="float" office:value="920591867" calcext:value-type="float">
            <text:p>920591867</text:p>
          </table:table-cell>
          <table:table-cell office:value-type="float" office:value="924291795" calcext:value-type="float">
            <text:p>924291795</text:p>
          </table:table-cell>
          <table:table-cell office:value-type="float" office:value="927991764" calcext:value-type="float">
            <text:p>927991764</text:p>
          </table:table-cell>
          <table:table-cell office:value-type="float" office:value="12.08" calcext:value-type="float">
            <text:p>12.0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3" calcext:value-type="float">
            <text:p>12.03</text:p>
          </table:table-cell>
          <table:table-cell table:formula="of:=[.D696]-[.C696]" office:value-type="float" office:value="3699928" calcext:value-type="float">
            <text:p>3699928</text:p>
          </table:table-cell>
          <table:table-cell table:formula="of:=[.E696]-[.C696]" office:value-type="float" office:value="7399897" calcext:value-type="float">
            <text:p>7399897</text:p>
          </table:table-cell>
          <table:table-cell table:formula="of:=[.G696]-[.F696]" office:value-type="float" office:value="-0.0199999999999996" calcext:value-type="float">
            <text:p>-0.02</text:p>
          </table:table-cell>
          <table:table-cell table:formula="of:=[.H696]-[.G69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31_00423F.log</text:p>
          </table:table-cell>
          <table:table-cell office:value-type="string" calcext:value-type="string">
            <text:p>00423F</text:p>
          </table:table-cell>
          <table:table-cell office:value-type="float" office:value="920591696" calcext:value-type="float">
            <text:p>920591696</text:p>
          </table:table-cell>
          <table:table-cell office:value-type="float" office:value="924291611" calcext:value-type="float">
            <text:p>924291611</text:p>
          </table:table-cell>
          <table:table-cell office:value-type="float" office:value="927991585" calcext:value-type="float">
            <text:p>927991585</text:p>
          </table:table-cell>
          <table:table-cell office:value-type="float" office:value="12.18" calcext:value-type="float">
            <text:p>12.18</text:p>
          </table:table-cell>
          <table:table-cell office:value-type="float" office:value="12.13" calcext:value-type="float">
            <text:p>12.13</text:p>
          </table:table-cell>
          <table:table-cell office:value-type="float" office:value="12.1" calcext:value-type="float">
            <text:p>12.1</text:p>
          </table:table-cell>
          <table:table-cell table:formula="of:=[.D697]-[.C697]" office:value-type="float" office:value="3699915" calcext:value-type="float">
            <text:p>3699915</text:p>
          </table:table-cell>
          <table:table-cell table:formula="of:=[.E697]-[.C697]" office:value-type="float" office:value="7399889" calcext:value-type="float">
            <text:p>7399889</text:p>
          </table:table-cell>
          <table:table-cell table:formula="of:=[.G697]-[.F697]" office:value-type="float" office:value="-0.0499999999999989" calcext:value-type="float">
            <text:p>-0.05</text:p>
          </table:table-cell>
          <table:table-cell table:formula="of:=[.H697]-[.G69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11_00411F.log</text:p>
          </table:table-cell>
          <table:table-cell office:value-type="string" calcext:value-type="string">
            <text:p>00411F</text:p>
          </table:table-cell>
          <table:table-cell office:value-type="float" office:value="920592907" calcext:value-type="float">
            <text:p>920592907</text:p>
          </table:table-cell>
          <table:table-cell office:value-type="float" office:value="924292847" calcext:value-type="float">
            <text:p>924292847</text:p>
          </table:table-cell>
          <table:table-cell office:value-type="float" office:value="927992819" calcext:value-type="float">
            <text:p>92799281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93" calcext:value-type="float">
            <text:p>11.93</text:p>
          </table:table-cell>
          <table:table-cell office:value-type="float" office:value="11.74" calcext:value-type="float">
            <text:p>11.74</text:p>
          </table:table-cell>
          <table:table-cell table:formula="of:=[.D698]-[.C698]" office:value-type="float" office:value="3699940" calcext:value-type="float">
            <text:p>3699940</text:p>
          </table:table-cell>
          <table:table-cell table:formula="of:=[.E698]-[.C698]" office:value-type="float" office:value="7399912" calcext:value-type="float">
            <text:p>7399912</text:p>
          </table:table-cell>
          <table:table-cell table:formula="of:=[.G698]-[.F698]" office:value-type="float" office:value="0.199999999999999" calcext:value-type="float">
            <text:p>0.2</text:p>
          </table:table-cell>
          <table:table-cell table:formula="of:=[.H698]-[.G698]" office:value-type="float" office:value="-0.19" calcext:value-type="float">
            <text:p>-0.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22_00437E.log</text:p>
          </table:table-cell>
          <table:table-cell office:value-type="string" calcext:value-type="string">
            <text:p>00437E</text:p>
          </table:table-cell>
          <table:table-cell office:value-type="float" office:value="920590055" calcext:value-type="float">
            <text:p>920590055</text:p>
          </table:table-cell>
          <table:table-cell office:value-type="float" office:value="924289954" calcext:value-type="float">
            <text:p>924289954</text:p>
          </table:table-cell>
          <table:table-cell office:value-type="float" office:value="927989930" calcext:value-type="float">
            <text:p>927989930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699]-[.C699]" office:value-type="float" office:value="3699899" calcext:value-type="float">
            <text:p>3699899</text:p>
          </table:table-cell>
          <table:table-cell table:formula="of:=[.E699]-[.C699]" office:value-type="float" office:value="7399875" calcext:value-type="float">
            <text:p>7399875</text:p>
          </table:table-cell>
          <table:table-cell table:formula="of:=[.G699]-[.F699]" office:value-type="float" office:value="-0.0499999999999989" calcext:value-type="float">
            <text:p>-0.05</text:p>
          </table:table-cell>
          <table:table-cell table:formula="of:=[.H699]-[.G69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29_0043F6.log</text:p>
          </table:table-cell>
          <table:table-cell office:value-type="string" calcext:value-type="string">
            <text:p>0043F6</text:p>
          </table:table-cell>
          <table:table-cell office:value-type="float" office:value="920591555" calcext:value-type="float">
            <text:p>920591555</text:p>
          </table:table-cell>
          <table:table-cell office:value-type="float" office:value="924291478" calcext:value-type="float">
            <text:p>924291478</text:p>
          </table:table-cell>
          <table:table-cell office:value-type="float" office:value="927991436" calcext:value-type="float">
            <text:p>927991436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700]-[.C700]" office:value-type="float" office:value="3699923" calcext:value-type="float">
            <text:p>3699923</text:p>
          </table:table-cell>
          <table:table-cell table:formula="of:=[.E700]-[.C700]" office:value-type="float" office:value="7399881" calcext:value-type="float">
            <text:p>7399881</text:p>
          </table:table-cell>
          <table:table-cell table:formula="of:=[.G700]-[.F700]" office:value-type="float" office:value="-0.0500000000000007" calcext:value-type="float">
            <text:p>-0.05</text:p>
          </table:table-cell>
          <table:table-cell table:formula="of:=[.H700]-[.G70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90_0042E8.log</text:p>
          </table:table-cell>
          <table:table-cell office:value-type="float" office:value="4200000000" calcext:value-type="float">
            <text:p>4200000000</text:p>
          </table:table-cell>
          <table:table-cell office:value-type="float" office:value="920589697" calcext:value-type="float">
            <text:p>920589697</text:p>
          </table:table-cell>
          <table:table-cell office:value-type="float" office:value="924289637" calcext:value-type="float">
            <text:p>924289637</text:p>
          </table:table-cell>
          <table:table-cell office:value-type="float" office:value="927989612" calcext:value-type="float">
            <text:p>9279896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7" calcext:value-type="float">
            <text:p>11.57</text:p>
          </table:table-cell>
          <table:table-cell table:formula="of:=[.D701]-[.C701]" office:value-type="float" office:value="3699940" calcext:value-type="float">
            <text:p>3699940</text:p>
          </table:table-cell>
          <table:table-cell table:formula="of:=[.E701]-[.C701]" office:value-type="float" office:value="7399915" calcext:value-type="float">
            <text:p>7399915</text:p>
          </table:table-cell>
          <table:table-cell table:formula="of:=[.G701]-[.F701]" office:value-type="float" office:value="-0.0299999999999994" calcext:value-type="float">
            <text:p>-0.03</text:p>
          </table:table-cell>
          <table:table-cell table:formula="of:=[.H701]-[.G701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28_00428B.log</text:p>
          </table:table-cell>
          <table:table-cell office:value-type="string" calcext:value-type="string">
            <text:p>00428B</text:p>
          </table:table-cell>
          <table:table-cell office:value-type="float" office:value="920592979" calcext:value-type="float">
            <text:p>920592979</text:p>
          </table:table-cell>
          <table:table-cell office:value-type="float" office:value="924292910" calcext:value-type="float">
            <text:p>924292910</text:p>
          </table:table-cell>
          <table:table-cell office:value-type="float" office:value="927992897" calcext:value-type="float">
            <text:p>927992897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table:formula="of:=[.D702]-[.C702]" office:value-type="float" office:value="3699931" calcext:value-type="float">
            <text:p>3699931</text:p>
          </table:table-cell>
          <table:table-cell table:formula="of:=[.E702]-[.C702]" office:value-type="float" office:value="7399918" calcext:value-type="float">
            <text:p>7399918</text:p>
          </table:table-cell>
          <table:table-cell table:formula="of:=[.G702]-[.F702]" office:value-type="float" office:value="-0.0300000000000011" calcext:value-type="float">
            <text:p>-0.03</text:p>
          </table:table-cell>
          <table:table-cell table:formula="of:=[.H702]-[.G70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346_004128.log</text:p>
          </table:table-cell>
          <table:table-cell office:value-type="float" office:value="4128" calcext:value-type="float">
            <text:p>4128</text:p>
          </table:table-cell>
          <table:table-cell office:value-type="float" office:value="920590119" calcext:value-type="float">
            <text:p>920590119</text:p>
          </table:table-cell>
          <table:table-cell office:value-type="float" office:value="924290033" calcext:value-type="float">
            <text:p>924290033</text:p>
          </table:table-cell>
          <table:table-cell office:value-type="float" office:value="927989998" calcext:value-type="float">
            <text:p>927989998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703]-[.C703]" office:value-type="float" office:value="3699914" calcext:value-type="float">
            <text:p>3699914</text:p>
          </table:table-cell>
          <table:table-cell table:formula="of:=[.E703]-[.C703]" office:value-type="float" office:value="7399879" calcext:value-type="float">
            <text:p>7399879</text:p>
          </table:table-cell>
          <table:table-cell table:formula="of:=[.G703]-[.F703]" office:value-type="float" office:value="-0.0500000000000007" calcext:value-type="float">
            <text:p>-0.05</text:p>
          </table:table-cell>
          <table:table-cell table:formula="of:=[.H703]-[.G70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55_004184.log</text:p>
          </table:table-cell>
          <table:table-cell office:value-type="float" office:value="4184" calcext:value-type="float">
            <text:p>4184</text:p>
          </table:table-cell>
          <table:table-cell office:value-type="float" office:value="920592076" calcext:value-type="float">
            <text:p>920592076</text:p>
          </table:table-cell>
          <table:table-cell office:value-type="float" office:value="924292000" calcext:value-type="float">
            <text:p>924292000</text:p>
          </table:table-cell>
          <table:table-cell office:value-type="float" office:value="927991975" calcext:value-type="float">
            <text:p>927991975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table:formula="of:=[.D704]-[.C704]" office:value-type="float" office:value="3699924" calcext:value-type="float">
            <text:p>3699924</text:p>
          </table:table-cell>
          <table:table-cell table:formula="of:=[.E704]-[.C704]" office:value-type="float" office:value="7399899" calcext:value-type="float">
            <text:p>7399899</text:p>
          </table:table-cell>
          <table:table-cell table:formula="of:=[.G704]-[.F704]" office:value-type="float" office:value="-0.0500000000000007" calcext:value-type="float">
            <text:p>-0.05</text:p>
          </table:table-cell>
          <table:table-cell table:formula="of:=[.H704]-[.G70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75_004245.log</text:p>
          </table:table-cell>
          <table:table-cell office:value-type="float" office:value="4245" calcext:value-type="float">
            <text:p>4245</text:p>
          </table:table-cell>
          <table:table-cell office:value-type="float" office:value="920590437" calcext:value-type="float">
            <text:p>920590437</text:p>
          </table:table-cell>
          <table:table-cell office:value-type="float" office:value="924290382" calcext:value-type="float">
            <text:p>924290382</text:p>
          </table:table-cell>
          <table:table-cell office:value-type="float" office:value="927990357" calcext:value-type="float">
            <text:p>927990357</text:p>
          </table:table-cell>
          <table:table-cell office:value-type="float" office:value="12.08" calcext:value-type="float">
            <text:p>12.08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9" calcext:value-type="float">
            <text:p>11.99</text:p>
          </table:table-cell>
          <table:table-cell table:formula="of:=[.D705]-[.C705]" office:value-type="float" office:value="3699945" calcext:value-type="float">
            <text:p>3699945</text:p>
          </table:table-cell>
          <table:table-cell table:formula="of:=[.E705]-[.C705]" office:value-type="float" office:value="7399920" calcext:value-type="float">
            <text:p>7399920</text:p>
          </table:table-cell>
          <table:table-cell table:formula="of:=[.G705]-[.F705]" office:value-type="float" office:value="-0.0500000000000007" calcext:value-type="float">
            <text:p>-0.05</text:p>
          </table:table-cell>
          <table:table-cell table:formula="of:=[.H705]-[.G70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51_0042A9.log</text:p>
          </table:table-cell>
          <table:table-cell office:value-type="string" calcext:value-type="string">
            <text:p>0042A9</text:p>
          </table:table-cell>
          <table:table-cell office:value-type="float" office:value="920591274" calcext:value-type="float">
            <text:p>920591274</text:p>
          </table:table-cell>
          <table:table-cell office:value-type="float" office:value="924291201" calcext:value-type="float">
            <text:p>924291201</text:p>
          </table:table-cell>
          <table:table-cell office:value-type="float" office:value="927991153" calcext:value-type="float">
            <text:p>92799115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2" calcext:value-type="float">
            <text:p>11.62</text:p>
          </table:table-cell>
          <table:table-cell table:formula="of:=[.D706]-[.C706]" office:value-type="float" office:value="3699927" calcext:value-type="float">
            <text:p>3699927</text:p>
          </table:table-cell>
          <table:table-cell table:formula="of:=[.E706]-[.C706]" office:value-type="float" office:value="7399879" calcext:value-type="float">
            <text:p>7399879</text:p>
          </table:table-cell>
          <table:table-cell table:formula="of:=[.G706]-[.F706]" office:value-type="float" office:value="-0.0499999999999989" calcext:value-type="float">
            <text:p>-0.05</text:p>
          </table:table-cell>
          <table:table-cell table:formula="of:=[.H706]-[.G706]" office:value-type="float" office:value="-0.0100000000000016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9_0041EB.log</text:p>
          </table:table-cell>
          <table:table-cell office:value-type="string" calcext:value-type="string">
            <text:p>0041EB</text:p>
          </table:table-cell>
          <table:table-cell office:value-type="float" office:value="920591781" calcext:value-type="float">
            <text:p>920591781</text:p>
          </table:table-cell>
          <table:table-cell office:value-type="float" office:value="924291735" calcext:value-type="float">
            <text:p>924291735</text:p>
          </table:table-cell>
          <table:table-cell office:value-type="float" office:value="927991713" calcext:value-type="float">
            <text:p>92799171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707]-[.C707]" office:value-type="float" office:value="3699954" calcext:value-type="float">
            <text:p>3699954</text:p>
          </table:table-cell>
          <table:table-cell table:formula="of:=[.E707]-[.C707]" office:value-type="float" office:value="7399932" calcext:value-type="float">
            <text:p>7399932</text:p>
          </table:table-cell>
          <table:table-cell table:formula="of:=[.G707]-[.F707]" office:value-type="float" office:value="-0.0399999999999991" calcext:value-type="float">
            <text:p>-0.04</text:p>
          </table:table-cell>
          <table:table-cell table:formula="of:=[.H707]-[.G70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12_0043E1.log</text:p>
          </table:table-cell>
          <table:table-cell office:value-type="float" office:value="430" calcext:value-type="float">
            <text:p>430</text:p>
          </table:table-cell>
          <table:table-cell office:value-type="float" office:value="920590764" calcext:value-type="float">
            <text:p>920590764</text:p>
          </table:table-cell>
          <table:table-cell office:value-type="float" office:value="924290684" calcext:value-type="float">
            <text:p>924290684</text:p>
          </table:table-cell>
          <table:table-cell office:value-type="float" office:value="927990652" calcext:value-type="float">
            <text:p>927990652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4" calcext:value-type="float">
            <text:p>12.04</text:p>
          </table:table-cell>
          <table:table-cell office:value-type="float" office:value="12" calcext:value-type="float">
            <text:p>12</text:p>
          </table:table-cell>
          <table:table-cell table:formula="of:=[.D708]-[.C708]" office:value-type="float" office:value="3699920" calcext:value-type="float">
            <text:p>3699920</text:p>
          </table:table-cell>
          <table:table-cell table:formula="of:=[.E708]-[.C708]" office:value-type="float" office:value="7399888" calcext:value-type="float">
            <text:p>7399888</text:p>
          </table:table-cell>
          <table:table-cell table:formula="of:=[.G708]-[.F708]" office:value-type="float" office:value="-0.0300000000000011" calcext:value-type="float">
            <text:p>-0.03</text:p>
          </table:table-cell>
          <table:table-cell table:formula="of:=[.H708]-[.G70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020_004368.log</text:p>
          </table:table-cell>
          <table:table-cell office:value-type="float" office:value="4368" calcext:value-type="float">
            <text:p>4368</text:p>
          </table:table-cell>
          <table:table-cell office:value-type="float" office:value="920590147" calcext:value-type="float">
            <text:p>920590147</text:p>
          </table:table-cell>
          <table:table-cell office:value-type="float" office:value="924290079" calcext:value-type="float">
            <text:p>924290079</text:p>
          </table:table-cell>
          <table:table-cell office:value-type="float" office:value="927990049" calcext:value-type="float">
            <text:p>927990049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709]-[.C709]" office:value-type="float" office:value="3699932" calcext:value-type="float">
            <text:p>3699932</text:p>
          </table:table-cell>
          <table:table-cell table:formula="of:=[.E709]-[.C709]" office:value-type="float" office:value="7399902" calcext:value-type="float">
            <text:p>7399902</text:p>
          </table:table-cell>
          <table:table-cell table:formula="of:=[.G709]-[.F709]" office:value-type="float" office:value="-0.0500000000000007" calcext:value-type="float">
            <text:p>-0.05</text:p>
          </table:table-cell>
          <table:table-cell table:formula="of:=[.H709]-[.G70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10_00425B.log</text:p>
          </table:table-cell>
          <table:table-cell office:value-type="string" calcext:value-type="string">
            <text:p>00425B</text:p>
          </table:table-cell>
          <table:table-cell office:value-type="float" office:value="920592997" calcext:value-type="float">
            <text:p>920592997</text:p>
          </table:table-cell>
          <table:table-cell office:value-type="float" office:value="924292954" calcext:value-type="float">
            <text:p>924292954</text:p>
          </table:table-cell>
          <table:table-cell office:value-type="float" office:value="927992921" calcext:value-type="float">
            <text:p>927992921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1" calcext:value-type="float">
            <text:p>11.61</text:p>
          </table:table-cell>
          <table:table-cell table:formula="of:=[.D710]-[.C710]" office:value-type="float" office:value="3699957" calcext:value-type="float">
            <text:p>3699957</text:p>
          </table:table-cell>
          <table:table-cell table:formula="of:=[.E710]-[.C710]" office:value-type="float" office:value="7399924" calcext:value-type="float">
            <text:p>7399924</text:p>
          </table:table-cell>
          <table:table-cell table:formula="of:=[.G710]-[.F710]" office:value-type="float" office:value="-0.0599999999999987" calcext:value-type="float">
            <text:p>-0.06</text:p>
          </table:table-cell>
          <table:table-cell table:formula="of:=[.H710]-[.G710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16_004232.log</text:p>
          </table:table-cell>
          <table:table-cell office:value-type="float" office:value="4232" calcext:value-type="float">
            <text:p>4232</text:p>
          </table:table-cell>
          <table:table-cell office:value-type="float" office:value="920590669" calcext:value-type="float">
            <text:p>920590669</text:p>
          </table:table-cell>
          <table:table-cell office:value-type="float" office:value="924290564" calcext:value-type="float">
            <text:p>924290564</text:p>
          </table:table-cell>
          <table:table-cell office:value-type="float" office:value="927990527" calcext:value-type="float">
            <text:p>927990527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" calcext:value-type="float">
            <text:p>12.1</text:p>
          </table:table-cell>
          <table:table-cell office:value-type="float" office:value="12.08" calcext:value-type="float">
            <text:p>12.08</text:p>
          </table:table-cell>
          <table:table-cell table:formula="of:=[.D711]-[.C711]" office:value-type="float" office:value="3699895" calcext:value-type="float">
            <text:p>3699895</text:p>
          </table:table-cell>
          <table:table-cell table:formula="of:=[.E711]-[.C711]" office:value-type="float" office:value="7399858" calcext:value-type="float">
            <text:p>7399858</text:p>
          </table:table-cell>
          <table:table-cell table:formula="of:=[.G711]-[.F711]" office:value-type="float" office:value="-0.0600000000000005" calcext:value-type="float">
            <text:p>-0.06</text:p>
          </table:table-cell>
          <table:table-cell table:formula="of:=[.H711]-[.G71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825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958" calcext:value-type="float">
            <text:p>920591958</text:p>
          </table:table-cell>
          <table:table-cell office:value-type="float" office:value="924291843" calcext:value-type="float">
            <text:p>924291843</text:p>
          </table:table-cell>
          <table:table-cell office:value-type="float" office:value="927991782" calcext:value-type="float">
            <text:p>927991782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1" calcext:value-type="float">
            <text:p>11.31</text:p>
          </table:table-cell>
          <table:table-cell office:value-type="float" office:value="11.23" calcext:value-type="float">
            <text:p>11.23</text:p>
          </table:table-cell>
          <table:table-cell table:formula="of:=[.D712]-[.C712]" office:value-type="float" office:value="3699885" calcext:value-type="float">
            <text:p>3699885</text:p>
          </table:table-cell>
          <table:table-cell table:formula="of:=[.E712]-[.C712]" office:value-type="float" office:value="7399824" calcext:value-type="float">
            <text:p>7399824</text:p>
          </table:table-cell>
          <table:table-cell table:formula="of:=[.G712]-[.F712]" office:value-type="float" office:value="-0.0399999999999991" calcext:value-type="float">
            <text:p>-0.04</text:p>
          </table:table-cell>
          <table:table-cell table:formula="of:=[.H712]-[.G712]" office:value-type="float" office:value="-0.0800000000000001" calcext:value-type="float">
            <text:p>-0.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42_0043E6.log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920593289" calcext:value-type="float">
            <text:p>920593289</text:p>
          </table:table-cell>
          <table:table-cell office:value-type="float" office:value="924293224" calcext:value-type="float">
            <text:p>924293224</text:p>
          </table:table-cell>
          <table:table-cell office:value-type="float" office:value="927993187" calcext:value-type="float">
            <text:p>927993187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7" calcext:value-type="float">
            <text:p>11.87</text:p>
          </table:table-cell>
          <table:table-cell table:formula="of:=[.D713]-[.C713]" office:value-type="float" office:value="3699935" calcext:value-type="float">
            <text:p>3699935</text:p>
          </table:table-cell>
          <table:table-cell table:formula="of:=[.E713]-[.C713]" office:value-type="float" office:value="7399898" calcext:value-type="float">
            <text:p>7399898</text:p>
          </table:table-cell>
          <table:table-cell table:formula="of:=[.G713]-[.F713]" office:value-type="float" office:value="-0.0500000000000007" calcext:value-type="float">
            <text:p>-0.05</text:p>
          </table:table-cell>
          <table:table-cell table:formula="of:=[.H713]-[.G71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6_0041F5.log</text:p>
          </table:table-cell>
          <table:table-cell office:value-type="string" calcext:value-type="string">
            <text:p>0041F5</text:p>
          </table:table-cell>
          <table:table-cell office:value-type="float" office:value="920592217" calcext:value-type="float">
            <text:p>920592217</text:p>
          </table:table-cell>
          <table:table-cell office:value-type="float" office:value="924292171" calcext:value-type="float">
            <text:p>924292171</text:p>
          </table:table-cell>
          <table:table-cell office:value-type="float" office:value="927992164" calcext:value-type="float">
            <text:p>92799216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table:formula="of:=[.D714]-[.C714]" office:value-type="float" office:value="3699954" calcext:value-type="float">
            <text:p>3699954</text:p>
          </table:table-cell>
          <table:table-cell table:formula="of:=[.E714]-[.C714]" office:value-type="float" office:value="7399947" calcext:value-type="float">
            <text:p>7399947</text:p>
          </table:table-cell>
          <table:table-cell table:formula="of:=[.G714]-[.F714]" office:value-type="float" office:value="-0.0499999999999989" calcext:value-type="float">
            <text:p>-0.05</text:p>
          </table:table-cell>
          <table:table-cell table:formula="of:=[.H714]-[.G71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532_0040C3.log</text:p>
          </table:table-cell>
          <table:table-cell office:value-type="string" calcext:value-type="string">
            <text:p>0040C3</text:p>
          </table:table-cell>
          <table:table-cell office:value-type="float" office:value="920592595" calcext:value-type="float">
            <text:p>920592595</text:p>
          </table:table-cell>
          <table:table-cell office:value-type="float" office:value="924292498" calcext:value-type="float">
            <text:p>924292498</text:p>
          </table:table-cell>
          <table:table-cell office:value-type="float" office:value="927992450" calcext:value-type="float">
            <text:p>927992450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3" calcext:value-type="float">
            <text:p>11.73</text:p>
          </table:table-cell>
          <table:table-cell table:formula="of:=[.D715]-[.C715]" office:value-type="float" office:value="3699903" calcext:value-type="float">
            <text:p>3699903</text:p>
          </table:table-cell>
          <table:table-cell table:formula="of:=[.E715]-[.C715]" office:value-type="float" office:value="7399855" calcext:value-type="float">
            <text:p>7399855</text:p>
          </table:table-cell>
          <table:table-cell table:formula="of:=[.G715]-[.F715]" office:value-type="float" office:value="-0.0500000000000007" calcext:value-type="float">
            <text:p>-0.05</text:p>
          </table:table-cell>
          <table:table-cell table:formula="of:=[.H715]-[.G71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13_00419F.log</text:p>
          </table:table-cell>
          <table:table-cell office:value-type="string" calcext:value-type="string">
            <text:p>00419F</text:p>
          </table:table-cell>
          <table:table-cell office:value-type="float" office:value="920590085" calcext:value-type="float">
            <text:p>920590085</text:p>
          </table:table-cell>
          <table:table-cell office:value-type="float" office:value="924289990" calcext:value-type="float">
            <text:p>924289990</text:p>
          </table:table-cell>
          <table:table-cell office:value-type="float" office:value="927989950" calcext:value-type="float">
            <text:p>927989950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716]-[.C716]" office:value-type="float" office:value="3699905" calcext:value-type="float">
            <text:p>3699905</text:p>
          </table:table-cell>
          <table:table-cell table:formula="of:=[.E716]-[.C716]" office:value-type="float" office:value="7399865" calcext:value-type="float">
            <text:p>7399865</text:p>
          </table:table-cell>
          <table:table-cell table:formula="of:=[.G716]-[.F716]" office:value-type="float" office:value="-0.0600000000000005" calcext:value-type="float">
            <text:p>-0.06</text:p>
          </table:table-cell>
          <table:table-cell table:formula="of:=[.H716]-[.G71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21_004254.log</text:p>
          </table:table-cell>
          <table:table-cell office:value-type="float" office:value="4254" calcext:value-type="float">
            <text:p>4254</text:p>
          </table:table-cell>
          <table:table-cell office:value-type="float" office:value="920591382" calcext:value-type="float">
            <text:p>920591382</text:p>
          </table:table-cell>
          <table:table-cell office:value-type="float" office:value="924291322" calcext:value-type="float">
            <text:p>924291322</text:p>
          </table:table-cell>
          <table:table-cell office:value-type="float" office:value="927991296" calcext:value-type="float">
            <text:p>92799129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717]-[.C717]" office:value-type="float" office:value="3699940" calcext:value-type="float">
            <text:p>3699940</text:p>
          </table:table-cell>
          <table:table-cell table:formula="of:=[.E717]-[.C717]" office:value-type="float" office:value="7399914" calcext:value-type="float">
            <text:p>7399914</text:p>
          </table:table-cell>
          <table:table-cell table:formula="of:=[.G717]-[.F717]" office:value-type="float" office:value="-0.0500000000000007" calcext:value-type="float">
            <text:p>-0.05</text:p>
          </table:table-cell>
          <table:table-cell table:formula="of:=[.H717]-[.G71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547_0040EA.log</text:p>
          </table:table-cell>
          <table:table-cell office:value-type="string" calcext:value-type="string">
            <text:p>0040EA</text:p>
          </table:table-cell>
          <table:table-cell office:value-type="float" office:value="920589889" calcext:value-type="float">
            <text:p>920589889</text:p>
          </table:table-cell>
          <table:table-cell office:value-type="float" office:value="924289795" calcext:value-type="float">
            <text:p>924289795</text:p>
          </table:table-cell>
          <table:table-cell office:value-type="float" office:value="927989750" calcext:value-type="float">
            <text:p>927989750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6" calcext:value-type="float">
            <text:p>11.56</text:p>
          </table:table-cell>
          <table:table-cell table:formula="of:=[.D718]-[.C718]" office:value-type="float" office:value="3699906" calcext:value-type="float">
            <text:p>3699906</text:p>
          </table:table-cell>
          <table:table-cell table:formula="of:=[.E718]-[.C718]" office:value-type="float" office:value="7399861" calcext:value-type="float">
            <text:p>7399861</text:p>
          </table:table-cell>
          <table:table-cell table:formula="of:=[.G718]-[.F718]" office:value-type="float" office:value="-0.0500000000000007" calcext:value-type="float">
            <text:p>-0.05</text:p>
          </table:table-cell>
          <table:table-cell table:formula="of:=[.H718]-[.G71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19_0041A0.log</text:p>
          </table:table-cell>
          <table:table-cell office:value-type="string" calcext:value-type="string">
            <text:p>0041A0</text:p>
          </table:table-cell>
          <table:table-cell office:value-type="float" office:value="920589969" calcext:value-type="float">
            <text:p>920589969</text:p>
          </table:table-cell>
          <table:table-cell office:value-type="float" office:value="924289862" calcext:value-type="float">
            <text:p>924289862</text:p>
          </table:table-cell>
          <table:table-cell office:value-type="float" office:value="927989805" calcext:value-type="float">
            <text:p>927989805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table:formula="of:=[.D719]-[.C719]" office:value-type="float" office:value="3699893" calcext:value-type="float">
            <text:p>3699893</text:p>
          </table:table-cell>
          <table:table-cell table:formula="of:=[.E719]-[.C719]" office:value-type="float" office:value="7399836" calcext:value-type="float">
            <text:p>7399836</text:p>
          </table:table-cell>
          <table:table-cell table:formula="of:=[.G719]-[.F719]" office:value-type="float" office:value="-0.0300000000000011" calcext:value-type="float">
            <text:p>-0.03</text:p>
          </table:table-cell>
          <table:table-cell table:formula="of:=[.H719]-[.G719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47_004224.log</text:p>
          </table:table-cell>
          <table:table-cell office:value-type="float" office:value="4224" calcext:value-type="float">
            <text:p>4224</text:p>
          </table:table-cell>
          <table:table-cell office:value-type="float" office:value="920589320" calcext:value-type="float">
            <text:p>920589320</text:p>
          </table:table-cell>
          <table:table-cell office:value-type="float" office:value="924289265" calcext:value-type="float">
            <text:p>924289265</text:p>
          </table:table-cell>
          <table:table-cell office:value-type="float" office:value="927989234" calcext:value-type="float">
            <text:p>927989234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5" calcext:value-type="float">
            <text:p>11.65</text:p>
          </table:table-cell>
          <table:table-cell table:formula="of:=[.D720]-[.C720]" office:value-type="float" office:value="3699945" calcext:value-type="float">
            <text:p>3699945</text:p>
          </table:table-cell>
          <table:table-cell table:formula="of:=[.E720]-[.C720]" office:value-type="float" office:value="7399914" calcext:value-type="float">
            <text:p>7399914</text:p>
          </table:table-cell>
          <table:table-cell table:formula="of:=[.G720]-[.F720]" office:value-type="float" office:value="-0.0400000000000009" calcext:value-type="float">
            <text:p>-0.04</text:p>
          </table:table-cell>
          <table:table-cell table:formula="of:=[.H720]-[.G72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12_00421E.log</text:p>
          </table:table-cell>
          <table:table-cell office:value-type="string" calcext:value-type="string">
            <text:p>00421E</text:p>
          </table:table-cell>
          <table:table-cell office:value-type="float" office:value="920591724" calcext:value-type="float">
            <text:p>920591724</text:p>
          </table:table-cell>
          <table:table-cell office:value-type="float" office:value="924291648" calcext:value-type="float">
            <text:p>924291648</text:p>
          </table:table-cell>
          <table:table-cell office:value-type="float" office:value="927991634" calcext:value-type="float">
            <text:p>927991634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6" calcext:value-type="float">
            <text:p>11.96</text:p>
          </table:table-cell>
          <table:table-cell table:formula="of:=[.D721]-[.C721]" office:value-type="float" office:value="3699924" calcext:value-type="float">
            <text:p>3699924</text:p>
          </table:table-cell>
          <table:table-cell table:formula="of:=[.E721]-[.C721]" office:value-type="float" office:value="7399910" calcext:value-type="float">
            <text:p>7399910</text:p>
          </table:table-cell>
          <table:table-cell table:formula="of:=[.G721]-[.F721]" office:value-type="float" office:value="-0.0499999999999989" calcext:value-type="float">
            <text:p>-0.05</text:p>
          </table:table-cell>
          <table:table-cell table:formula="of:=[.H721]-[.G72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33_004235.log</text:p>
          </table:table-cell>
          <table:table-cell office:value-type="float" office:value="4235" calcext:value-type="float">
            <text:p>4235</text:p>
          </table:table-cell>
          <table:table-cell office:value-type="float" office:value="920595273" calcext:value-type="float">
            <text:p>920595273</text:p>
          </table:table-cell>
          <table:table-cell office:value-type="float" office:value="924295217" calcext:value-type="float">
            <text:p>924295217</text:p>
          </table:table-cell>
          <table:table-cell office:value-type="float" office:value="927995195" calcext:value-type="float">
            <text:p>927995195</text:p>
          </table:table-cell>
          <table:table-cell office:value-type="float" office:value="12.19" calcext:value-type="float">
            <text:p>12.19</text:p>
          </table:table-cell>
          <table:table-cell office:value-type="float" office:value="12.14" calcext:value-type="float">
            <text:p>12.14</text:p>
          </table:table-cell>
          <table:table-cell office:value-type="float" office:value="12.09" calcext:value-type="float">
            <text:p>12.09</text:p>
          </table:table-cell>
          <table:table-cell table:formula="of:=[.D722]-[.C722]" office:value-type="float" office:value="3699944" calcext:value-type="float">
            <text:p>3699944</text:p>
          </table:table-cell>
          <table:table-cell table:formula="of:=[.E722]-[.C722]" office:value-type="float" office:value="7399922" calcext:value-type="float">
            <text:p>7399922</text:p>
          </table:table-cell>
          <table:table-cell table:formula="of:=[.G722]-[.F722]" office:value-type="float" office:value="-0.0499999999999989" calcext:value-type="float">
            <text:p>-0.05</text:p>
          </table:table-cell>
          <table:table-cell table:formula="of:=[.H722]-[.G72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29_00433C.log</text:p>
          </table:table-cell>
          <table:table-cell office:value-type="string" calcext:value-type="string">
            <text:p>00433C</text:p>
          </table:table-cell>
          <table:table-cell office:value-type="float" office:value="920590329" calcext:value-type="float">
            <text:p>920590329</text:p>
          </table:table-cell>
          <table:table-cell office:value-type="float" office:value="924290276" calcext:value-type="float">
            <text:p>924290276</text:p>
          </table:table-cell>
          <table:table-cell office:value-type="float" office:value="927990250" calcext:value-type="float">
            <text:p>92799025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723]-[.C723]" office:value-type="float" office:value="3699947" calcext:value-type="float">
            <text:p>3699947</text:p>
          </table:table-cell>
          <table:table-cell table:formula="of:=[.E723]-[.C723]" office:value-type="float" office:value="7399921" calcext:value-type="float">
            <text:p>7399921</text:p>
          </table:table-cell>
          <table:table-cell table:formula="of:=[.G723]-[.F723]" office:value-type="float" office:value="-0.0500000000000007" calcext:value-type="float">
            <text:p>-0.05</text:p>
          </table:table-cell>
          <table:table-cell table:formula="of:=[.H723]-[.G72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55_0043F3.log</text:p>
          </table:table-cell>
          <table:table-cell office:value-type="string" calcext:value-type="string">
            <text:p>0043F3</text:p>
          </table:table-cell>
          <table:table-cell office:value-type="float" office:value="920594923" calcext:value-type="float">
            <text:p>920594923</text:p>
          </table:table-cell>
          <table:table-cell office:value-type="float" office:value="924294841" calcext:value-type="float">
            <text:p>924294841</text:p>
          </table:table-cell>
          <table:table-cell office:value-type="float" office:value="927994837" calcext:value-type="float">
            <text:p>92799483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table:formula="of:=[.D724]-[.C724]" office:value-type="float" office:value="3699918" calcext:value-type="float">
            <text:p>3699918</text:p>
          </table:table-cell>
          <table:table-cell table:formula="of:=[.E724]-[.C724]" office:value-type="float" office:value="7399914" calcext:value-type="float">
            <text:p>7399914</text:p>
          </table:table-cell>
          <table:table-cell table:formula="of:=[.G724]-[.F724]" office:value-type="float" office:value="-0.0499999999999989" calcext:value-type="float">
            <text:p>-0.05</text:p>
          </table:table-cell>
          <table:table-cell table:formula="of:=[.H724]-[.G72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37_0042CA.log</text:p>
          </table:table-cell>
          <table:table-cell office:value-type="string" calcext:value-type="string">
            <text:p>0042CA</text:p>
          </table:table-cell>
          <table:table-cell office:value-type="float" office:value="920589871" calcext:value-type="float">
            <text:p>920589871</text:p>
          </table:table-cell>
          <table:table-cell office:value-type="float" office:value="924289792" calcext:value-type="float">
            <text:p>924289792</text:p>
          </table:table-cell>
          <table:table-cell office:value-type="float" office:value="927989768" calcext:value-type="float">
            <text:p>927989768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2" calcext:value-type="float">
            <text:p>11.92</text:p>
          </table:table-cell>
          <table:table-cell table:formula="of:=[.D725]-[.C725]" office:value-type="float" office:value="3699921" calcext:value-type="float">
            <text:p>3699921</text:p>
          </table:table-cell>
          <table:table-cell table:formula="of:=[.E725]-[.C725]" office:value-type="float" office:value="7399897" calcext:value-type="float">
            <text:p>7399897</text:p>
          </table:table-cell>
          <table:table-cell table:formula="of:=[.G725]-[.F725]" office:value-type="float" office:value="-0.0500000000000007" calcext:value-type="float">
            <text:p>-0.05</text:p>
          </table:table-cell>
          <table:table-cell table:formula="of:=[.H725]-[.G725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36_0041FA.log</text:p>
          </table:table-cell>
          <table:table-cell office:value-type="string" calcext:value-type="string">
            <text:p>0041FA</text:p>
          </table:table-cell>
          <table:table-cell office:value-type="float" office:value="920594202" calcext:value-type="float">
            <text:p>920594202</text:p>
          </table:table-cell>
          <table:table-cell office:value-type="float" office:value="924294128" calcext:value-type="float">
            <text:p>924294128</text:p>
          </table:table-cell>
          <table:table-cell office:value-type="float" office:value="927994091" calcext:value-type="float">
            <text:p>92799409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726]-[.C726]" office:value-type="float" office:value="3699926" calcext:value-type="float">
            <text:p>3699926</text:p>
          </table:table-cell>
          <table:table-cell table:formula="of:=[.E726]-[.C726]" office:value-type="float" office:value="7399889" calcext:value-type="float">
            <text:p>7399889</text:p>
          </table:table-cell>
          <table:table-cell table:formula="of:=[.G726]-[.F726]" office:value-type="float" office:value="-0.0500000000000007" calcext:value-type="float">
            <text:p>-0.05</text:p>
          </table:table-cell>
          <table:table-cell table:formula="of:=[.H726]-[.G72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32_004372.log</text:p>
          </table:table-cell>
          <table:table-cell office:value-type="float" office:value="4372" calcext:value-type="float">
            <text:p>4372</text:p>
          </table:table-cell>
          <table:table-cell office:value-type="float" office:value="920591108" calcext:value-type="float">
            <text:p>920591108</text:p>
          </table:table-cell>
          <table:table-cell office:value-type="float" office:value="924291033" calcext:value-type="float">
            <text:p>924291033</text:p>
          </table:table-cell>
          <table:table-cell office:value-type="float" office:value="927991003" calcext:value-type="float">
            <text:p>927991003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727]-[.C727]" office:value-type="float" office:value="3699925" calcext:value-type="float">
            <text:p>3699925</text:p>
          </table:table-cell>
          <table:table-cell table:formula="of:=[.E727]-[.C727]" office:value-type="float" office:value="7399895" calcext:value-type="float">
            <text:p>7399895</text:p>
          </table:table-cell>
          <table:table-cell table:formula="of:=[.G727]-[.F727]" office:value-type="float" office:value="-0.0500000000000007" calcext:value-type="float">
            <text:p>-0.05</text:p>
          </table:table-cell>
          <table:table-cell table:formula="of:=[.H727]-[.G72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25_0043EC.log</text:p>
          </table:table-cell>
          <table:table-cell office:value-type="string" calcext:value-type="string">
            <text:p>0043EC</text:p>
          </table:table-cell>
          <table:table-cell office:value-type="float" office:value="920591000" calcext:value-type="float">
            <text:p>920591000</text:p>
          </table:table-cell>
          <table:table-cell office:value-type="float" office:value="924290942" calcext:value-type="float">
            <text:p>924290942</text:p>
          </table:table-cell>
          <table:table-cell office:value-type="float" office:value="927990909" calcext:value-type="float">
            <text:p>92799090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6" calcext:value-type="float">
            <text:p>11.56</text:p>
          </table:table-cell>
          <table:table-cell table:formula="of:=[.D728]-[.C728]" office:value-type="float" office:value="3699942" calcext:value-type="float">
            <text:p>3699942</text:p>
          </table:table-cell>
          <table:table-cell table:formula="of:=[.E728]-[.C728]" office:value-type="float" office:value="7399909" calcext:value-type="float">
            <text:p>7399909</text:p>
          </table:table-cell>
          <table:table-cell table:formula="of:=[.G728]-[.F728]" office:value-type="float" office:value="-0.0600000000000005" calcext:value-type="float">
            <text:p>-0.06</text:p>
          </table:table-cell>
          <table:table-cell table:formula="of:=[.H728]-[.G72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52_0043CB.log</text:p>
          </table:table-cell>
          <table:table-cell office:value-type="string" calcext:value-type="string">
            <text:p>0043CB</text:p>
          </table:table-cell>
          <table:table-cell office:value-type="float" office:value="920592730" calcext:value-type="float">
            <text:p>920592730</text:p>
          </table:table-cell>
          <table:table-cell office:value-type="float" office:value="924292664" calcext:value-type="float">
            <text:p>924292664</text:p>
          </table:table-cell>
          <table:table-cell office:value-type="float" office:value="927992633" calcext:value-type="float">
            <text:p>927992633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729]-[.C729]" office:value-type="float" office:value="3699934" calcext:value-type="float">
            <text:p>3699934</text:p>
          </table:table-cell>
          <table:table-cell table:formula="of:=[.E729]-[.C729]" office:value-type="float" office:value="7399903" calcext:value-type="float">
            <text:p>7399903</text:p>
          </table:table-cell>
          <table:table-cell table:formula="of:=[.G729]-[.F729]" office:value-type="float" office:value="-0.0399999999999991" calcext:value-type="float">
            <text:p>-0.04</text:p>
          </table:table-cell>
          <table:table-cell table:formula="of:=[.H729]-[.G72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7_00430C.log</text:p>
          </table:table-cell>
          <table:table-cell office:value-type="string" calcext:value-type="string">
            <text:p>00430C</text:p>
          </table:table-cell>
          <table:table-cell office:value-type="float" office:value="920594322" calcext:value-type="float">
            <text:p>920594322</text:p>
          </table:table-cell>
          <table:table-cell office:value-type="float" office:value="924294238" calcext:value-type="float">
            <text:p>924294238</text:p>
          </table:table-cell>
          <table:table-cell office:value-type="float" office:value="927994182" calcext:value-type="float">
            <text:p>927994182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730]-[.C730]" office:value-type="float" office:value="3699916" calcext:value-type="float">
            <text:p>3699916</text:p>
          </table:table-cell>
          <table:table-cell table:formula="of:=[.E730]-[.C730]" office:value-type="float" office:value="7399860" calcext:value-type="float">
            <text:p>7399860</text:p>
          </table:table-cell>
          <table:table-cell table:formula="of:=[.G730]-[.F730]" office:value-type="float" office:value="-0.0600000000000005" calcext:value-type="float">
            <text:p>-0.06</text:p>
          </table:table-cell>
          <table:table-cell table:formula="of:=[.H730]-[.G73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25_004101.log</text:p>
          </table:table-cell>
          <table:table-cell office:value-type="float" office:value="4101" calcext:value-type="float">
            <text:p>4101</text:p>
          </table:table-cell>
          <table:table-cell office:value-type="float" office:value="920592666" calcext:value-type="float">
            <text:p>920592666</text:p>
          </table:table-cell>
          <table:table-cell office:value-type="float" office:value="924292570" calcext:value-type="float">
            <text:p>924292570</text:p>
          </table:table-cell>
          <table:table-cell office:value-type="float" office:value="927992523" calcext:value-type="float">
            <text:p>927992523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table:formula="of:=[.D731]-[.C731]" office:value-type="float" office:value="3699904" calcext:value-type="float">
            <text:p>3699904</text:p>
          </table:table-cell>
          <table:table-cell table:formula="of:=[.E731]-[.C731]" office:value-type="float" office:value="7399857" calcext:value-type="float">
            <text:p>7399857</text:p>
          </table:table-cell>
          <table:table-cell table:formula="of:=[.G731]-[.F731]" office:value-type="float" office:value="-0.0500000000000007" calcext:value-type="float">
            <text:p>-0.05</text:p>
          </table:table-cell>
          <table:table-cell table:formula="of:=[.H731]-[.G73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76_0041C6.log</text:p>
          </table:table-cell>
          <table:table-cell office:value-type="string" calcext:value-type="string">
            <text:p>0041C6</text:p>
          </table:table-cell>
          <table:table-cell office:value-type="float" office:value="920593920" calcext:value-type="float">
            <text:p>920593920</text:p>
          </table:table-cell>
          <table:table-cell office:value-type="float" office:value="924293850" calcext:value-type="float">
            <text:p>924293850</text:p>
          </table:table-cell>
          <table:table-cell office:value-type="float" office:value="927993822" calcext:value-type="float">
            <text:p>927993822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732]-[.C732]" office:value-type="float" office:value="3699930" calcext:value-type="float">
            <text:p>3699930</text:p>
          </table:table-cell>
          <table:table-cell table:formula="of:=[.E732]-[.C732]" office:value-type="float" office:value="7399902" calcext:value-type="float">
            <text:p>7399902</text:p>
          </table:table-cell>
          <table:table-cell table:formula="of:=[.G732]-[.F732]" office:value-type="float" office:value="-0.0399999999999991" calcext:value-type="float">
            <text:p>-0.04</text:p>
          </table:table-cell>
          <table:table-cell table:formula="of:=[.H732]-[.G73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16_004208.log</text:p>
          </table:table-cell>
          <table:table-cell office:value-type="float" office:value="4208" calcext:value-type="float">
            <text:p>4208</text:p>
          </table:table-cell>
          <table:table-cell office:value-type="float" office:value="920593964" calcext:value-type="float">
            <text:p>920593964</text:p>
          </table:table-cell>
          <table:table-cell office:value-type="float" office:value="924293923" calcext:value-type="float">
            <text:p>924293923</text:p>
          </table:table-cell>
          <table:table-cell office:value-type="float" office:value="927993931" calcext:value-type="float">
            <text:p>92799393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733]-[.C733]" office:value-type="float" office:value="3699959" calcext:value-type="float">
            <text:p>3699959</text:p>
          </table:table-cell>
          <table:table-cell table:formula="of:=[.E733]-[.C733]" office:value-type="float" office:value="7399967" calcext:value-type="float">
            <text:p>7399967</text:p>
          </table:table-cell>
          <table:table-cell table:formula="of:=[.G733]-[.F733]" office:value-type="float" office:value="-0.0299999999999994" calcext:value-type="float">
            <text:p>-0.03</text:p>
          </table:table-cell>
          <table:table-cell table:formula="of:=[.H733]-[.G73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46_004257.log</text:p>
          </table:table-cell>
          <table:table-cell office:value-type="float" office:value="4257" calcext:value-type="float">
            <text:p>4257</text:p>
          </table:table-cell>
          <table:table-cell office:value-type="float" office:value="920594234" calcext:value-type="float">
            <text:p>920594234</text:p>
          </table:table-cell>
          <table:table-cell office:value-type="float" office:value="924294187" calcext:value-type="float">
            <text:p>924294187</text:p>
          </table:table-cell>
          <table:table-cell office:value-type="float" office:value="927994156" calcext:value-type="float">
            <text:p>927994156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1" calcext:value-type="float">
            <text:p>11.61</text:p>
          </table:table-cell>
          <table:table-cell table:formula="of:=[.D734]-[.C734]" office:value-type="float" office:value="3699953" calcext:value-type="float">
            <text:p>3699953</text:p>
          </table:table-cell>
          <table:table-cell table:formula="of:=[.E734]-[.C734]" office:value-type="float" office:value="7399922" calcext:value-type="float">
            <text:p>7399922</text:p>
          </table:table-cell>
          <table:table-cell table:formula="of:=[.G734]-[.F734]" office:value-type="float" office:value="-0.0499999999999989" calcext:value-type="float">
            <text:p>-0.05</text:p>
          </table:table-cell>
          <table:table-cell table:formula="of:=[.H734]-[.G734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244_004102.log</text:p>
          </table:table-cell>
          <table:table-cell office:value-type="float" office:value="4102" calcext:value-type="float">
            <text:p>4102</text:p>
          </table:table-cell>
          <table:table-cell office:value-type="float" office:value="920590590" calcext:value-type="float">
            <text:p>920590590</text:p>
          </table:table-cell>
          <table:table-cell office:value-type="float" office:value="924290516" calcext:value-type="float">
            <text:p>924290516</text:p>
          </table:table-cell>
          <table:table-cell office:value-type="float" office:value="927990485" calcext:value-type="float">
            <text:p>92799048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table:formula="of:=[.D735]-[.C735]" office:value-type="float" office:value="3699926" calcext:value-type="float">
            <text:p>3699926</text:p>
          </table:table-cell>
          <table:table-cell table:formula="of:=[.E735]-[.C735]" office:value-type="float" office:value="7399895" calcext:value-type="float">
            <text:p>7399895</text:p>
          </table:table-cell>
          <table:table-cell table:formula="of:=[.G735]-[.F735]" office:value-type="float" office:value="-0.0500000000000007" calcext:value-type="float">
            <text:p>-0.05</text:p>
          </table:table-cell>
          <table:table-cell table:formula="of:=[.H735]-[.G73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51_004383.log</text:p>
          </table:table-cell>
          <table:table-cell office:value-type="float" office:value="4383" calcext:value-type="float">
            <text:p>4383</text:p>
          </table:table-cell>
          <table:table-cell office:value-type="float" office:value="920593233" calcext:value-type="float">
            <text:p>920593233</text:p>
          </table:table-cell>
          <table:table-cell office:value-type="float" office:value="924293205" calcext:value-type="float">
            <text:p>924293205</text:p>
          </table:table-cell>
          <table:table-cell office:value-type="float" office:value="927993221" calcext:value-type="float">
            <text:p>927993221</text:p>
          </table:table-cell>
          <table:table-cell office:value-type="float" office:value="12.1" calcext:value-type="float">
            <text:p>12.1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3" calcext:value-type="float">
            <text:p>12.03</text:p>
          </table:table-cell>
          <table:table-cell table:formula="of:=[.D736]-[.C736]" office:value-type="float" office:value="3699972" calcext:value-type="float">
            <text:p>3699972</text:p>
          </table:table-cell>
          <table:table-cell table:formula="of:=[.E736]-[.C736]" office:value-type="float" office:value="7399988" calcext:value-type="float">
            <text:p>7399988</text:p>
          </table:table-cell>
          <table:table-cell table:formula="of:=[.G736]-[.F736]" office:value-type="float" office:value="-0.0499999999999989" calcext:value-type="float">
            <text:p>-0.05</text:p>
          </table:table-cell>
          <table:table-cell table:formula="of:=[.H736]-[.G73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45_00440D.log</text:p>
          </table:table-cell>
          <table:table-cell office:value-type="string" calcext:value-type="string">
            <text:p>00440D</text:p>
          </table:table-cell>
          <table:table-cell office:value-type="float" office:value="920593857" calcext:value-type="float">
            <text:p>920593857</text:p>
          </table:table-cell>
          <table:table-cell office:value-type="float" office:value="924293780" calcext:value-type="float">
            <text:p>924293780</text:p>
          </table:table-cell>
          <table:table-cell office:value-type="float" office:value="927993761" calcext:value-type="float">
            <text:p>927993761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737]-[.C737]" office:value-type="float" office:value="3699923" calcext:value-type="float">
            <text:p>3699923</text:p>
          </table:table-cell>
          <table:table-cell table:formula="of:=[.E737]-[.C737]" office:value-type="float" office:value="7399904" calcext:value-type="float">
            <text:p>7399904</text:p>
          </table:table-cell>
          <table:table-cell table:formula="of:=[.G737]-[.F737]" office:value-type="float" office:value="-0.0300000000000011" calcext:value-type="float">
            <text:p>-0.03</text:p>
          </table:table-cell>
          <table:table-cell table:formula="of:=[.H737]-[.G73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45_004237.log</text:p>
          </table:table-cell>
          <table:table-cell office:value-type="float" office:value="4237" calcext:value-type="float">
            <text:p>4237</text:p>
          </table:table-cell>
          <table:table-cell office:value-type="float" office:value="920594190" calcext:value-type="float">
            <text:p>920594190</text:p>
          </table:table-cell>
          <table:table-cell office:value-type="float" office:value="924294139" calcext:value-type="float">
            <text:p>924294139</text:p>
          </table:table-cell>
          <table:table-cell office:value-type="float" office:value="927994115" calcext:value-type="float">
            <text:p>927994115</text:p>
          </table:table-cell>
          <table:table-cell office:value-type="float" office:value="12.14" calcext:value-type="float">
            <text:p>12.14</text:p>
          </table:table-cell>
          <table:table-cell office:value-type="float" office:value="12.09" calcext:value-type="float">
            <text:p>12.09</text:p>
          </table:table-cell>
          <table:table-cell office:value-type="float" office:value="12.06" calcext:value-type="float">
            <text:p>12.06</text:p>
          </table:table-cell>
          <table:table-cell table:formula="of:=[.D738]-[.C738]" office:value-type="float" office:value="3699949" calcext:value-type="float">
            <text:p>3699949</text:p>
          </table:table-cell>
          <table:table-cell table:formula="of:=[.E738]-[.C738]" office:value-type="float" office:value="7399925" calcext:value-type="float">
            <text:p>7399925</text:p>
          </table:table-cell>
          <table:table-cell table:formula="of:=[.G738]-[.F738]" office:value-type="float" office:value="-0.0500000000000007" calcext:value-type="float">
            <text:p>-0.05</text:p>
          </table:table-cell>
          <table:table-cell table:formula="of:=[.H738]-[.G73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14_0041D6.log</text:p>
          </table:table-cell>
          <table:table-cell office:value-type="string" calcext:value-type="string">
            <text:p>0041D6</text:p>
          </table:table-cell>
          <table:table-cell office:value-type="float" office:value="920590112" calcext:value-type="float">
            <text:p>920590112</text:p>
          </table:table-cell>
          <table:table-cell office:value-type="float" office:value="924290010" calcext:value-type="float">
            <text:p>924290010</text:p>
          </table:table-cell>
          <table:table-cell office:value-type="float" office:value="927989948" calcext:value-type="float">
            <text:p>92798994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739]-[.C739]" office:value-type="float" office:value="3699898" calcext:value-type="float">
            <text:p>3699898</text:p>
          </table:table-cell>
          <table:table-cell table:formula="of:=[.E739]-[.C739]" office:value-type="float" office:value="7399836" calcext:value-type="float">
            <text:p>7399836</text:p>
          </table:table-cell>
          <table:table-cell table:formula="of:=[.G739]-[.F739]" office:value-type="float" office:value="-0.0399999999999991" calcext:value-type="float">
            <text:p>-0.04</text:p>
          </table:table-cell>
          <table:table-cell table:formula="of:=[.H739]-[.G73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36_004195.log</text:p>
          </table:table-cell>
          <table:table-cell office:value-type="float" office:value="4195" calcext:value-type="float">
            <text:p>4195</text:p>
          </table:table-cell>
          <table:table-cell office:value-type="float" office:value="920591255" calcext:value-type="float">
            <text:p>920591255</text:p>
          </table:table-cell>
          <table:table-cell office:value-type="float" office:value="924291178" calcext:value-type="float">
            <text:p>924291178</text:p>
          </table:table-cell>
          <table:table-cell office:value-type="float" office:value="927991127" calcext:value-type="float">
            <text:p>927991127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table:formula="of:=[.D740]-[.C740]" office:value-type="float" office:value="3699923" calcext:value-type="float">
            <text:p>3699923</text:p>
          </table:table-cell>
          <table:table-cell table:formula="of:=[.E740]-[.C740]" office:value-type="float" office:value="7399872" calcext:value-type="float">
            <text:p>7399872</text:p>
          </table:table-cell>
          <table:table-cell table:formula="of:=[.G740]-[.F740]" office:value-type="float" office:value="-0.0499999999999989" calcext:value-type="float">
            <text:p>-0.05</text:p>
          </table:table-cell>
          <table:table-cell table:formula="of:=[.H740]-[.G740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33_004280.log</text:p>
          </table:table-cell>
          <table:table-cell office:value-type="float" office:value="4280" calcext:value-type="float">
            <text:p>4280</text:p>
          </table:table-cell>
          <table:table-cell office:value-type="float" office:value="920589667" calcext:value-type="float">
            <text:p>920589667</text:p>
          </table:table-cell>
          <table:table-cell office:value-type="float" office:value="924289578" calcext:value-type="float">
            <text:p>924289578</text:p>
          </table:table-cell>
          <table:table-cell office:value-type="float" office:value="927989536" calcext:value-type="float">
            <text:p>927989536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table:formula="of:=[.D741]-[.C741]" office:value-type="float" office:value="3699911" calcext:value-type="float">
            <text:p>3699911</text:p>
          </table:table-cell>
          <table:table-cell table:formula="of:=[.E741]-[.C741]" office:value-type="float" office:value="7399869" calcext:value-type="float">
            <text:p>7399869</text:p>
          </table:table-cell>
          <table:table-cell table:formula="of:=[.G741]-[.F741]" office:value-type="float" office:value="-0.0400000000000009" calcext:value-type="float">
            <text:p>-0.04</text:p>
          </table:table-cell>
          <table:table-cell table:formula="of:=[.H741]-[.G741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12_0040C9.log</text:p>
          </table:table-cell>
          <table:table-cell office:value-type="string" calcext:value-type="string">
            <text:p>0040C9</text:p>
          </table:table-cell>
          <table:table-cell office:value-type="float" office:value="920592574" calcext:value-type="float">
            <text:p>920592574</text:p>
          </table:table-cell>
          <table:table-cell office:value-type="float" office:value="924292517" calcext:value-type="float">
            <text:p>924292517</text:p>
          </table:table-cell>
          <table:table-cell office:value-type="float" office:value="927992487" calcext:value-type="float">
            <text:p>92799248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2" calcext:value-type="float">
            <text:p>11.62</text:p>
          </table:table-cell>
          <table:table-cell table:formula="of:=[.D742]-[.C742]" office:value-type="float" office:value="3699943" calcext:value-type="float">
            <text:p>3699943</text:p>
          </table:table-cell>
          <table:table-cell table:formula="of:=[.E742]-[.C742]" office:value-type="float" office:value="7399913" calcext:value-type="float">
            <text:p>7399913</text:p>
          </table:table-cell>
          <table:table-cell table:formula="of:=[.G742]-[.F742]" office:value-type="float" office:value="-0.0499999999999989" calcext:value-type="float">
            <text:p>-0.05</text:p>
          </table:table-cell>
          <table:table-cell table:formula="of:=[.H742]-[.G742]" office:value-type="float" office:value="-0.0100000000000016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10_004420.log</text:p>
          </table:table-cell>
          <table:table-cell office:value-type="float" office:value="4420" calcext:value-type="float">
            <text:p>4420</text:p>
          </table:table-cell>
          <table:table-cell office:value-type="float" office:value="920591044" calcext:value-type="float">
            <text:p>920591044</text:p>
          </table:table-cell>
          <table:table-cell office:value-type="float" office:value="924290967" calcext:value-type="float">
            <text:p>924290967</text:p>
          </table:table-cell>
          <table:table-cell office:value-type="float" office:value="927990929" calcext:value-type="float">
            <text:p>927990929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table:formula="of:=[.D743]-[.C743]" office:value-type="float" office:value="3699923" calcext:value-type="float">
            <text:p>3699923</text:p>
          </table:table-cell>
          <table:table-cell table:formula="of:=[.E743]-[.C743]" office:value-type="float" office:value="7399885" calcext:value-type="float">
            <text:p>7399885</text:p>
          </table:table-cell>
          <table:table-cell table:formula="of:=[.G743]-[.F743]" office:value-type="float" office:value="-0.0499999999999989" calcext:value-type="float">
            <text:p>-0.05</text:p>
          </table:table-cell>
          <table:table-cell table:formula="of:=[.H743]-[.G743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34_00441A.log</text:p>
          </table:table-cell>
          <table:table-cell office:value-type="string" calcext:value-type="string">
            <text:p>00441A</text:p>
          </table:table-cell>
          <table:table-cell office:value-type="float" office:value="920592253" calcext:value-type="float">
            <text:p>920592253</text:p>
          </table:table-cell>
          <table:table-cell office:value-type="float" office:value="924292182" calcext:value-type="float">
            <text:p>924292182</text:p>
          </table:table-cell>
          <table:table-cell office:value-type="float" office:value="927992137" calcext:value-type="float">
            <text:p>927992137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table:formula="of:=[.D744]-[.C744]" office:value-type="float" office:value="3699929" calcext:value-type="float">
            <text:p>3699929</text:p>
          </table:table-cell>
          <table:table-cell table:formula="of:=[.E744]-[.C744]" office:value-type="float" office:value="7399884" calcext:value-type="float">
            <text:p>7399884</text:p>
          </table:table-cell>
          <table:table-cell table:formula="of:=[.G744]-[.F744]" office:value-type="float" office:value="-0.0199999999999996" calcext:value-type="float">
            <text:p>-0.02</text:p>
          </table:table-cell>
          <table:table-cell table:formula="of:=[.H744]-[.G74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15_004412.log</text:p>
          </table:table-cell>
          <table:table-cell office:value-type="float" office:value="4412" calcext:value-type="float">
            <text:p>4412</text:p>
          </table:table-cell>
          <table:table-cell office:value-type="float" office:value="920589321" calcext:value-type="float">
            <text:p>920589321</text:p>
          </table:table-cell>
          <table:table-cell office:value-type="float" office:value="924289237" calcext:value-type="float">
            <text:p>924289237</text:p>
          </table:table-cell>
          <table:table-cell office:value-type="float" office:value="927989191" calcext:value-type="float">
            <text:p>927989191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745]-[.C745]" office:value-type="float" office:value="3699916" calcext:value-type="float">
            <text:p>3699916</text:p>
          </table:table-cell>
          <table:table-cell table:formula="of:=[.E745]-[.C745]" office:value-type="float" office:value="7399870" calcext:value-type="float">
            <text:p>7399870</text:p>
          </table:table-cell>
          <table:table-cell table:formula="of:=[.G745]-[.F745]" office:value-type="float" office:value="-0.0399999999999991" calcext:value-type="float">
            <text:p>-0.04</text:p>
          </table:table-cell>
          <table:table-cell table:formula="of:=[.H745]-[.G74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26_0040BF.log</text:p>
          </table:table-cell>
          <table:table-cell office:value-type="string" calcext:value-type="string">
            <text:p>0040BF</text:p>
          </table:table-cell>
          <table:table-cell office:value-type="float" office:value="920591464" calcext:value-type="float">
            <text:p>920591464</text:p>
          </table:table-cell>
          <table:table-cell office:value-type="float" office:value="924291387" calcext:value-type="float">
            <text:p>924291387</text:p>
          </table:table-cell>
          <table:table-cell office:value-type="float" office:value="927991333" calcext:value-type="float">
            <text:p>92799133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746]-[.C746]" office:value-type="float" office:value="3699923" calcext:value-type="float">
            <text:p>3699923</text:p>
          </table:table-cell>
          <table:table-cell table:formula="of:=[.E746]-[.C746]" office:value-type="float" office:value="7399869" calcext:value-type="float">
            <text:p>7399869</text:p>
          </table:table-cell>
          <table:table-cell table:formula="of:=[.G746]-[.F746]" office:value-type="float" office:value="-0.0599999999999987" calcext:value-type="float">
            <text:p>-0.06</text:p>
          </table:table-cell>
          <table:table-cell table:formula="of:=[.H746]-[.G74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528_004133.log</text:p>
          </table:table-cell>
          <table:table-cell office:value-type="float" office:value="4133" calcext:value-type="float">
            <text:p>4133</text:p>
          </table:table-cell>
          <table:table-cell office:value-type="float" office:value="920592247" calcext:value-type="float">
            <text:p>920592247</text:p>
          </table:table-cell>
          <table:table-cell office:value-type="float" office:value="924292195" calcext:value-type="float">
            <text:p>924292195</text:p>
          </table:table-cell>
          <table:table-cell office:value-type="float" office:value="927992175" calcext:value-type="float">
            <text:p>927992175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747]-[.C747]" office:value-type="float" office:value="3699948" calcext:value-type="float">
            <text:p>3699948</text:p>
          </table:table-cell>
          <table:table-cell table:formula="of:=[.E747]-[.C747]" office:value-type="float" office:value="7399928" calcext:value-type="float">
            <text:p>7399928</text:p>
          </table:table-cell>
          <table:table-cell table:formula="of:=[.G747]-[.F747]" office:value-type="float" office:value="-0.0500000000000007" calcext:value-type="float">
            <text:p>-0.05</text:p>
          </table:table-cell>
          <table:table-cell table:formula="of:=[.H747]-[.G74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10_004273.log</text:p>
          </table:table-cell>
          <table:table-cell office:value-type="float" office:value="4273" calcext:value-type="float">
            <text:p>4273</text:p>
          </table:table-cell>
          <table:table-cell office:value-type="float" office:value="920594810" calcext:value-type="float">
            <text:p>920594810</text:p>
          </table:table-cell>
          <table:table-cell office:value-type="float" office:value="924294758" calcext:value-type="float">
            <text:p>924294758</text:p>
          </table:table-cell>
          <table:table-cell office:value-type="float" office:value="927994746" calcext:value-type="float">
            <text:p>927994746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748]-[.C748]" office:value-type="float" office:value="3699948" calcext:value-type="float">
            <text:p>3699948</text:p>
          </table:table-cell>
          <table:table-cell table:formula="of:=[.E748]-[.C748]" office:value-type="float" office:value="7399936" calcext:value-type="float">
            <text:p>7399936</text:p>
          </table:table-cell>
          <table:table-cell table:formula="of:=[.G748]-[.F748]" office:value-type="float" office:value="-0.0400000000000009" calcext:value-type="float">
            <text:p>-0.04</text:p>
          </table:table-cell>
          <table:table-cell table:formula="of:=[.H748]-[.G74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552_0040C6.log</text:p>
          </table:table-cell>
          <table:table-cell office:value-type="string" calcext:value-type="string">
            <text:p>0040C6</text:p>
          </table:table-cell>
          <table:table-cell office:value-type="float" office:value="920589074" calcext:value-type="float">
            <text:p>920589074</text:p>
          </table:table-cell>
          <table:table-cell office:value-type="float" office:value="924289026" calcext:value-type="float">
            <text:p>924289026</text:p>
          </table:table-cell>
          <table:table-cell office:value-type="float" office:value="927988998" calcext:value-type="float">
            <text:p>927988998</text:p>
          </table:table-cell>
          <table:table-cell office:value-type="float" office:value="12.13" calcext:value-type="float">
            <text:p>12.13</text:p>
          </table:table-cell>
          <table:table-cell office:value-type="float" office:value="12.09" calcext:value-type="float">
            <text:p>12.09</text:p>
          </table:table-cell>
          <table:table-cell office:value-type="float" office:value="12.05" calcext:value-type="float">
            <text:p>12.05</text:p>
          </table:table-cell>
          <table:table-cell table:formula="of:=[.D749]-[.C749]" office:value-type="float" office:value="3699952" calcext:value-type="float">
            <text:p>3699952</text:p>
          </table:table-cell>
          <table:table-cell table:formula="of:=[.E749]-[.C749]" office:value-type="float" office:value="7399924" calcext:value-type="float">
            <text:p>7399924</text:p>
          </table:table-cell>
          <table:table-cell table:formula="of:=[.G749]-[.F749]" office:value-type="float" office:value="-0.0400000000000009" calcext:value-type="float">
            <text:p>-0.04</text:p>
          </table:table-cell>
          <table:table-cell table:formula="of:=[.H749]-[.G74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0_0041A7.log</text:p>
          </table:table-cell>
          <table:table-cell office:value-type="string" calcext:value-type="string">
            <text:p>0041A7</text:p>
          </table:table-cell>
          <table:table-cell office:value-type="float" office:value="920594307" calcext:value-type="float">
            <text:p>920594307</text:p>
          </table:table-cell>
          <table:table-cell office:value-type="float" office:value="924294308" calcext:value-type="float">
            <text:p>924294308</text:p>
          </table:table-cell>
          <table:table-cell office:value-type="float" office:value="927994341" calcext:value-type="float">
            <text:p>927994341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table:formula="of:=[.D750]-[.C750]" office:value-type="float" office:value="3700001" calcext:value-type="float">
            <text:p>3700001</text:p>
          </table:table-cell>
          <table:table-cell table:formula="of:=[.E750]-[.C750]" office:value-type="float" office:value="7400034" calcext:value-type="float">
            <text:p>7400034</text:p>
          </table:table-cell>
          <table:table-cell table:formula="of:=[.G750]-[.F750]" office:value-type="float" office:value="-0.0499999999999989" calcext:value-type="float">
            <text:p>-0.05</text:p>
          </table:table-cell>
          <table:table-cell table:formula="of:=[.H750]-[.G750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18_0040EE.log</text:p>
          </table:table-cell>
          <table:table-cell office:value-type="string" calcext:value-type="string">
            <text:p>0040EE</text:p>
          </table:table-cell>
          <table:table-cell office:value-type="float" office:value="920590736" calcext:value-type="float">
            <text:p>920590736</text:p>
          </table:table-cell>
          <table:table-cell office:value-type="float" office:value="924290651" calcext:value-type="float">
            <text:p>924290651</text:p>
          </table:table-cell>
          <table:table-cell office:value-type="float" office:value="927990611" calcext:value-type="float">
            <text:p>927990611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751]-[.C751]" office:value-type="float" office:value="3699915" calcext:value-type="float">
            <text:p>3699915</text:p>
          </table:table-cell>
          <table:table-cell table:formula="of:=[.E751]-[.C751]" office:value-type="float" office:value="7399875" calcext:value-type="float">
            <text:p>7399875</text:p>
          </table:table-cell>
          <table:table-cell table:formula="of:=[.G751]-[.F751]" office:value-type="float" office:value="-0.0499999999999989" calcext:value-type="float">
            <text:p>-0.05</text:p>
          </table:table-cell>
          <table:table-cell table:formula="of:=[.H751]-[.G75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611_00039C.log</text:p>
          </table:table-cell>
          <table:table-cell office:value-type="string" calcext:value-type="string">
            <text:p>00039C</text:p>
          </table:table-cell>
          <table:table-cell office:value-type="float" office:value="920590949" calcext:value-type="float">
            <text:p>920590949</text:p>
          </table:table-cell>
          <table:table-cell office:value-type="float" office:value="924290867" calcext:value-type="float">
            <text:p>924290867</text:p>
          </table:table-cell>
          <table:table-cell office:value-type="float" office:value="927990831" calcext:value-type="float">
            <text:p>927990831</text:p>
          </table:table-cell>
          <table:table-cell office:value-type="float" office:value="12.03" calcext:value-type="float">
            <text:p>12.03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2" calcext:value-type="float">
            <text:p>11.92</text:p>
          </table:table-cell>
          <table:table-cell table:formula="of:=[.D752]-[.C752]" office:value-type="float" office:value="3699918" calcext:value-type="float">
            <text:p>3699918</text:p>
          </table:table-cell>
          <table:table-cell table:formula="of:=[.E752]-[.C752]" office:value-type="float" office:value="7399882" calcext:value-type="float">
            <text:p>7399882</text:p>
          </table:table-cell>
          <table:table-cell table:formula="of:=[.G752]-[.F752]" office:value-type="float" office:value="-0.0599999999999987" calcext:value-type="float">
            <text:p>-0.06</text:p>
          </table:table-cell>
          <table:table-cell table:formula="of:=[.H752]-[.G75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37_0041D0.log</text:p>
          </table:table-cell>
          <table:table-cell office:value-type="string" calcext:value-type="string">
            <text:p>0041D0</text:p>
          </table:table-cell>
          <table:table-cell office:value-type="float" office:value="920589040" calcext:value-type="float">
            <text:p>920589040</text:p>
          </table:table-cell>
          <table:table-cell office:value-type="float" office:value="924288947" calcext:value-type="float">
            <text:p>924288947</text:p>
          </table:table-cell>
          <table:table-cell office:value-type="float" office:value="927988903" calcext:value-type="float">
            <text:p>92798890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753]-[.C753]" office:value-type="float" office:value="3699907" calcext:value-type="float">
            <text:p>3699907</text:p>
          </table:table-cell>
          <table:table-cell table:formula="of:=[.E753]-[.C753]" office:value-type="float" office:value="7399863" calcext:value-type="float">
            <text:p>7399863</text:p>
          </table:table-cell>
          <table:table-cell table:formula="of:=[.G753]-[.F753]" office:value-type="float" office:value="-0.0600000000000005" calcext:value-type="float">
            <text:p>-0.06</text:p>
          </table:table-cell>
          <table:table-cell table:formula="of:=[.H753]-[.G75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52_004148.log</text:p>
          </table:table-cell>
          <table:table-cell office:value-type="float" office:value="4148" calcext:value-type="float">
            <text:p>4148</text:p>
          </table:table-cell>
          <table:table-cell office:value-type="float" office:value="920589098" calcext:value-type="float">
            <text:p>920589098</text:p>
          </table:table-cell>
          <table:table-cell office:value-type="float" office:value="924289004" calcext:value-type="float">
            <text:p>924289004</text:p>
          </table:table-cell>
          <table:table-cell office:value-type="float" office:value="927988959" calcext:value-type="float">
            <text:p>927988959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table:formula="of:=[.D754]-[.C754]" office:value-type="float" office:value="3699906" calcext:value-type="float">
            <text:p>3699906</text:p>
          </table:table-cell>
          <table:table-cell table:formula="of:=[.E754]-[.C754]" office:value-type="float" office:value="7399861" calcext:value-type="float">
            <text:p>7399861</text:p>
          </table:table-cell>
          <table:table-cell table:formula="of:=[.G754]-[.F754]" office:value-type="float" office:value="-0.0500000000000007" calcext:value-type="float">
            <text:p>-0.05</text:p>
          </table:table-cell>
          <table:table-cell table:formula="of:=[.H754]-[.G754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648_0042DF.log</text:p>
          </table:table-cell>
          <table:table-cell office:value-type="string" calcext:value-type="string">
            <text:p>0042DF</text:p>
          </table:table-cell>
          <table:table-cell office:value-type="float" office:value="920589158" calcext:value-type="float">
            <text:p>920589158</text:p>
          </table:table-cell>
          <table:table-cell office:value-type="float" office:value="924289087" calcext:value-type="float">
            <text:p>924289087</text:p>
          </table:table-cell>
          <table:table-cell office:value-type="float" office:value="927989048" calcext:value-type="float">
            <text:p>927989048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755]-[.C755]" office:value-type="float" office:value="3699929" calcext:value-type="float">
            <text:p>3699929</text:p>
          </table:table-cell>
          <table:table-cell table:formula="of:=[.E755]-[.C755]" office:value-type="float" office:value="7399890" calcext:value-type="float">
            <text:p>7399890</text:p>
          </table:table-cell>
          <table:table-cell table:formula="of:=[.G755]-[.F755]" office:value-type="float" office:value="-0.0399999999999991" calcext:value-type="float">
            <text:p>-0.04</text:p>
          </table:table-cell>
          <table:table-cell table:formula="of:=[.H755]-[.G75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032_004146.log</text:p>
          </table:table-cell>
          <table:table-cell office:value-type="float" office:value="4146" calcext:value-type="float">
            <text:p>4146</text:p>
          </table:table-cell>
          <table:table-cell office:value-type="float" office:value="920589844" calcext:value-type="float">
            <text:p>920589844</text:p>
          </table:table-cell>
          <table:table-cell office:value-type="float" office:value="924289737" calcext:value-type="float">
            <text:p>924289737</text:p>
          </table:table-cell>
          <table:table-cell office:value-type="float" office:value="927989687" calcext:value-type="float">
            <text:p>92798968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756]-[.C756]" office:value-type="float" office:value="3699893" calcext:value-type="float">
            <text:p>3699893</text:p>
          </table:table-cell>
          <table:table-cell table:formula="of:=[.E756]-[.C756]" office:value-type="float" office:value="7399843" calcext:value-type="float">
            <text:p>7399843</text:p>
          </table:table-cell>
          <table:table-cell table:formula="of:=[.G756]-[.F756]" office:value-type="float" office:value="-0.0300000000000011" calcext:value-type="float">
            <text:p>-0.03</text:p>
          </table:table-cell>
          <table:table-cell table:formula="of:=[.H756]-[.G75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20_0041ED.log</text:p>
          </table:table-cell>
          <table:table-cell office:value-type="string" calcext:value-type="string">
            <text:p>0041ED</text:p>
          </table:table-cell>
          <table:table-cell office:value-type="float" office:value="920592647" calcext:value-type="float">
            <text:p>920592647</text:p>
          </table:table-cell>
          <table:table-cell office:value-type="float" office:value="924292593" calcext:value-type="float">
            <text:p>924292593</text:p>
          </table:table-cell>
          <table:table-cell office:value-type="float" office:value="927992574" calcext:value-type="float">
            <text:p>927992574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757]-[.C757]" office:value-type="float" office:value="3699946" calcext:value-type="float">
            <text:p>3699946</text:p>
          </table:table-cell>
          <table:table-cell table:formula="of:=[.E757]-[.C757]" office:value-type="float" office:value="7399927" calcext:value-type="float">
            <text:p>7399927</text:p>
          </table:table-cell>
          <table:table-cell table:formula="of:=[.G757]-[.F757]" office:value-type="float" office:value="-0.0499999999999989" calcext:value-type="float">
            <text:p>-0.05</text:p>
          </table:table-cell>
          <table:table-cell table:formula="of:=[.H757]-[.G75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11_004299.log</text:p>
          </table:table-cell>
          <table:table-cell office:value-type="float" office:value="4299" calcext:value-type="float">
            <text:p>4299</text:p>
          </table:table-cell>
          <table:table-cell office:value-type="float" office:value="920594361" calcext:value-type="float">
            <text:p>920594361</text:p>
          </table:table-cell>
          <table:table-cell office:value-type="float" office:value="924294305" calcext:value-type="float">
            <text:p>924294305</text:p>
          </table:table-cell>
          <table:table-cell office:value-type="float" office:value="927994299" calcext:value-type="float">
            <text:p>92799429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table:formula="of:=[.D758]-[.C758]" office:value-type="float" office:value="3699944" calcext:value-type="float">
            <text:p>3699944</text:p>
          </table:table-cell>
          <table:table-cell table:formula="of:=[.E758]-[.C758]" office:value-type="float" office:value="7399938" calcext:value-type="float">
            <text:p>7399938</text:p>
          </table:table-cell>
          <table:table-cell table:formula="of:=[.G758]-[.F758]" office:value-type="float" office:value="-0.0400000000000009" calcext:value-type="float">
            <text:p>-0.04</text:p>
          </table:table-cell>
          <table:table-cell table:formula="of:=[.H758]-[.G758]" office:value-type="float" office:value="-0.0599999999999987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59_0041FE.log</text:p>
          </table:table-cell>
          <table:table-cell office:value-type="string" calcext:value-type="string">
            <text:p>0041FE</text:p>
          </table:table-cell>
          <table:table-cell office:value-type="float" office:value="920588853" calcext:value-type="float">
            <text:p>920588853</text:p>
          </table:table-cell>
          <table:table-cell office:value-type="float" office:value="924288760" calcext:value-type="float">
            <text:p>924288760</text:p>
          </table:table-cell>
          <table:table-cell office:value-type="float" office:value="927988722" calcext:value-type="float">
            <text:p>927988722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table:formula="of:=[.D759]-[.C759]" office:value-type="float" office:value="3699907" calcext:value-type="float">
            <text:p>3699907</text:p>
          </table:table-cell>
          <table:table-cell table:formula="of:=[.E759]-[.C759]" office:value-type="float" office:value="7399869" calcext:value-type="float">
            <text:p>7399869</text:p>
          </table:table-cell>
          <table:table-cell table:formula="of:=[.G759]-[.F759]" office:value-type="float" office:value="-0.0500000000000007" calcext:value-type="float">
            <text:p>-0.05</text:p>
          </table:table-cell>
          <table:table-cell table:formula="of:=[.H759]-[.G759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521_0042D0.log</text:p>
          </table:table-cell>
          <table:table-cell office:value-type="string" calcext:value-type="string">
            <text:p>0042D0</text:p>
          </table:table-cell>
          <table:table-cell office:value-type="float" office:value="920589432" calcext:value-type="float">
            <text:p>920589432</text:p>
          </table:table-cell>
          <table:table-cell office:value-type="float" office:value="924289347" calcext:value-type="float">
            <text:p>924289347</text:p>
          </table:table-cell>
          <table:table-cell office:value-type="float" office:value="927989293" calcext:value-type="float">
            <text:p>927989293</text:p>
          </table:table-cell>
          <table:table-cell office:value-type="float" office:value="11.73" calcext:value-type="float">
            <text:p>11.73</text:p>
          </table:table-cell>
          <table:table-cell table:number-columns-repeated="2" office:value-type="float" office:value="11.66" calcext:value-type="float">
            <text:p>11.66</text:p>
          </table:table-cell>
          <table:table-cell table:formula="of:=[.D760]-[.C760]" office:value-type="float" office:value="3699915" calcext:value-type="float">
            <text:p>3699915</text:p>
          </table:table-cell>
          <table:table-cell table:formula="of:=[.E760]-[.C760]" office:value-type="float" office:value="7399861" calcext:value-type="float">
            <text:p>7399861</text:p>
          </table:table-cell>
          <table:table-cell table:formula="of:=[.G760]-[.F760]" office:value-type="float" office:value="-0.0700000000000003" calcext:value-type="float">
            <text:p>-0.07</text:p>
          </table:table-cell>
          <table:table-cell table:formula="of:=[.H760]-[.G76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56_0041B2.log</text:p>
          </table:table-cell>
          <table:table-cell office:value-type="string" calcext:value-type="string">
            <text:p>0041B2</text:p>
          </table:table-cell>
          <table:table-cell office:value-type="float" office:value="920593334" calcext:value-type="float">
            <text:p>920593334</text:p>
          </table:table-cell>
          <table:table-cell office:value-type="float" office:value="924293392" calcext:value-type="float">
            <text:p>924293392</text:p>
          </table:table-cell>
          <table:table-cell office:value-type="float" office:value="927993510" calcext:value-type="float">
            <text:p>927993510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table:formula="of:=[.D761]-[.C761]" office:value-type="float" office:value="3700058" calcext:value-type="float">
            <text:p>3700058</text:p>
          </table:table-cell>
          <table:table-cell table:formula="of:=[.E761]-[.C761]" office:value-type="float" office:value="7400176" calcext:value-type="float">
            <text:p>7400176</text:p>
          </table:table-cell>
          <table:table-cell table:formula="of:=[.G761]-[.F761]" office:value-type="float" office:value="-0.0599999999999987" calcext:value-type="float">
            <text:p>-0.06</text:p>
          </table:table-cell>
          <table:table-cell table:formula="of:=[.H761]-[.G761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531_00439C.log</text:p>
          </table:table-cell>
          <table:table-cell office:value-type="string" calcext:value-type="string">
            <text:p>00439C</text:p>
          </table:table-cell>
          <table:table-cell office:value-type="float" office:value="920591771" calcext:value-type="float">
            <text:p>920591771</text:p>
          </table:table-cell>
          <table:table-cell office:value-type="float" office:value="924291692" calcext:value-type="float">
            <text:p>924291692</text:p>
          </table:table-cell>
          <table:table-cell office:value-type="float" office:value="927991650" calcext:value-type="float">
            <text:p>927991650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6" calcext:value-type="float">
            <text:p>11.96</text:p>
          </table:table-cell>
          <table:table-cell table:formula="of:=[.D762]-[.C762]" office:value-type="float" office:value="3699921" calcext:value-type="float">
            <text:p>3699921</text:p>
          </table:table-cell>
          <table:table-cell table:formula="of:=[.E762]-[.C762]" office:value-type="float" office:value="7399879" calcext:value-type="float">
            <text:p>7399879</text:p>
          </table:table-cell>
          <table:table-cell table:formula="of:=[.G762]-[.F762]" office:value-type="float" office:value="-0.0499999999999989" calcext:value-type="float">
            <text:p>-0.05</text:p>
          </table:table-cell>
          <table:table-cell table:formula="of:=[.H762]-[.G76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848_004295.log</text:p>
          </table:table-cell>
          <table:table-cell office:value-type="float" office:value="4295" calcext:value-type="float">
            <text:p>4295</text:p>
          </table:table-cell>
          <table:table-cell office:value-type="float" office:value="920589449" calcext:value-type="float">
            <text:p>920589449</text:p>
          </table:table-cell>
          <table:table-cell office:value-type="float" office:value="924289372" calcext:value-type="float">
            <text:p>924289372</text:p>
          </table:table-cell>
          <table:table-cell office:value-type="float" office:value="927989333" calcext:value-type="float">
            <text:p>927989333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table:formula="of:=[.D763]-[.C763]" office:value-type="float" office:value="3699923" calcext:value-type="float">
            <text:p>3699923</text:p>
          </table:table-cell>
          <table:table-cell table:formula="of:=[.E763]-[.C763]" office:value-type="float" office:value="7399884" calcext:value-type="float">
            <text:p>7399884</text:p>
          </table:table-cell>
          <table:table-cell table:formula="of:=[.G763]-[.F763]" office:value-type="float" office:value="-0.0399999999999991" calcext:value-type="float">
            <text:p>-0.04</text:p>
          </table:table-cell>
          <table:table-cell table:formula="of:=[.H763]-[.G76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51_0042A0.log</text:p>
          </table:table-cell>
          <table:table-cell office:value-type="string" calcext:value-type="string">
            <text:p>0042A0</text:p>
          </table:table-cell>
          <table:table-cell office:value-type="float" office:value="920595020" calcext:value-type="float">
            <text:p>920595020</text:p>
          </table:table-cell>
          <table:table-cell office:value-type="float" office:value="924294980" calcext:value-type="float">
            <text:p>924294980</text:p>
          </table:table-cell>
          <table:table-cell office:value-type="float" office:value="927994968" calcext:value-type="float">
            <text:p>927994968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764]-[.C764]" office:value-type="float" office:value="3699960" calcext:value-type="float">
            <text:p>3699960</text:p>
          </table:table-cell>
          <table:table-cell table:formula="of:=[.E764]-[.C764]" office:value-type="float" office:value="7399948" calcext:value-type="float">
            <text:p>7399948</text:p>
          </table:table-cell>
          <table:table-cell table:formula="of:=[.G764]-[.F764]" office:value-type="float" office:value="-0.0299999999999994" calcext:value-type="float">
            <text:p>-0.03</text:p>
          </table:table-cell>
          <table:table-cell table:formula="of:=[.H764]-[.G76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27_004212.log</text:p>
          </table:table-cell>
          <table:table-cell office:value-type="float" office:value="4212" calcext:value-type="float">
            <text:p>4212</text:p>
          </table:table-cell>
          <table:table-cell office:value-type="float" office:value="920589504" calcext:value-type="float">
            <text:p>920589504</text:p>
          </table:table-cell>
          <table:table-cell office:value-type="float" office:value="924289442" calcext:value-type="float">
            <text:p>924289442</text:p>
          </table:table-cell>
          <table:table-cell office:value-type="float" office:value="927989417" calcext:value-type="float">
            <text:p>92798941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table:formula="of:=[.D765]-[.C765]" office:value-type="float" office:value="3699938" calcext:value-type="float">
            <text:p>3699938</text:p>
          </table:table-cell>
          <table:table-cell table:formula="of:=[.E765]-[.C765]" office:value-type="float" office:value="7399913" calcext:value-type="float">
            <text:p>7399913</text:p>
          </table:table-cell>
          <table:table-cell table:formula="of:=[.G765]-[.F765]" office:value-type="float" office:value="-0.0399999999999991" calcext:value-type="float">
            <text:p>-0.04</text:p>
          </table:table-cell>
          <table:table-cell table:formula="of:=[.H765]-[.G76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046_0040DF.log</text:p>
          </table:table-cell>
          <table:table-cell office:value-type="string" calcext:value-type="string">
            <text:p>0040DF</text:p>
          </table:table-cell>
          <table:table-cell office:value-type="float" office:value="920591898" calcext:value-type="float">
            <text:p>920591898</text:p>
          </table:table-cell>
          <table:table-cell office:value-type="float" office:value="924291794" calcext:value-type="float">
            <text:p>924291794</text:p>
          </table:table-cell>
          <table:table-cell office:value-type="float" office:value="927991725" calcext:value-type="float">
            <text:p>927991725</text:p>
          </table:table-cell>
          <table:table-cell office:value-type="float" office:value="12.09" calcext:value-type="float">
            <text:p>12.0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02" calcext:value-type="float">
            <text:p>12.02</text:p>
          </table:table-cell>
          <table:table-cell table:formula="of:=[.D766]-[.C766]" office:value-type="float" office:value="3699896" calcext:value-type="float">
            <text:p>3699896</text:p>
          </table:table-cell>
          <table:table-cell table:formula="of:=[.E766]-[.C766]" office:value-type="float" office:value="7399827" calcext:value-type="float">
            <text:p>7399827</text:p>
          </table:table-cell>
          <table:table-cell table:formula="of:=[.G766]-[.F766]" office:value-type="float" office:value="-0.0500000000000007" calcext:value-type="float">
            <text:p>-0.05</text:p>
          </table:table-cell>
          <table:table-cell table:formula="of:=[.H766]-[.G76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98_004394.log</text:p>
          </table:table-cell>
          <table:table-cell office:value-type="float" office:value="4394" calcext:value-type="float">
            <text:p>4394</text:p>
          </table:table-cell>
          <table:table-cell office:value-type="float" office:value="920594826" calcext:value-type="float">
            <text:p>920594826</text:p>
          </table:table-cell>
          <table:table-cell office:value-type="float" office:value="924294756" calcext:value-type="float">
            <text:p>924294756</text:p>
          </table:table-cell>
          <table:table-cell office:value-type="float" office:value="927994738" calcext:value-type="float">
            <text:p>927994738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6" calcext:value-type="float">
            <text:p>11.56</text:p>
          </table:table-cell>
          <table:table-cell table:formula="of:=[.D767]-[.C767]" office:value-type="float" office:value="3699930" calcext:value-type="float">
            <text:p>3699930</text:p>
          </table:table-cell>
          <table:table-cell table:formula="of:=[.E767]-[.C767]" office:value-type="float" office:value="7399912" calcext:value-type="float">
            <text:p>7399912</text:p>
          </table:table-cell>
          <table:table-cell table:formula="of:=[.G767]-[.F767]" office:value-type="float" office:value="-0.0299999999999994" calcext:value-type="float">
            <text:p>-0.03</text:p>
          </table:table-cell>
          <table:table-cell table:formula="of:=[.H767]-[.G76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39_004425.log</text:p>
          </table:table-cell>
          <table:table-cell office:value-type="float" office:value="4425" calcext:value-type="float">
            <text:p>4425</text:p>
          </table:table-cell>
          <table:table-cell office:value-type="float" office:value="920594852" calcext:value-type="float">
            <text:p>920594852</text:p>
          </table:table-cell>
          <table:table-cell office:value-type="float" office:value="924294820" calcext:value-type="float">
            <text:p>924294820</text:p>
          </table:table-cell>
          <table:table-cell office:value-type="float" office:value="927994819" calcext:value-type="float">
            <text:p>92799481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table:formula="of:=[.D768]-[.C768]" office:value-type="float" office:value="3699968" calcext:value-type="float">
            <text:p>3699968</text:p>
          </table:table-cell>
          <table:table-cell table:formula="of:=[.E768]-[.C768]" office:value-type="float" office:value="7399967" calcext:value-type="float">
            <text:p>7399967</text:p>
          </table:table-cell>
          <table:table-cell table:formula="of:=[.G768]-[.F768]" office:value-type="float" office:value="-0.0500000000000007" calcext:value-type="float">
            <text:p>-0.05</text:p>
          </table:table-cell>
          <table:table-cell table:formula="of:=[.H768]-[.G76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715_0040F5.log</text:p>
          </table:table-cell>
          <table:table-cell office:value-type="string" calcext:value-type="string">
            <text:p>0040F5</text:p>
          </table:table-cell>
          <table:table-cell office:value-type="float" office:value="920594458" calcext:value-type="float">
            <text:p>920594458</text:p>
          </table:table-cell>
          <table:table-cell office:value-type="float" office:value="924294386" calcext:value-type="float">
            <text:p>924294386</text:p>
          </table:table-cell>
          <table:table-cell office:value-type="float" office:value="927994367" calcext:value-type="float">
            <text:p>92799436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1" calcext:value-type="float">
            <text:p>11.71</text:p>
          </table:table-cell>
          <table:table-cell table:formula="of:=[.D769]-[.C769]" office:value-type="float" office:value="3699928" calcext:value-type="float">
            <text:p>3699928</text:p>
          </table:table-cell>
          <table:table-cell table:formula="of:=[.E769]-[.C769]" office:value-type="float" office:value="7399909" calcext:value-type="float">
            <text:p>7399909</text:p>
          </table:table-cell>
          <table:table-cell table:formula="of:=[.G769]-[.F769]" office:value-type="float" office:value="-0.0500000000000007" calcext:value-type="float">
            <text:p>-0.05</text:p>
          </table:table-cell>
          <table:table-cell table:formula="of:=[.H769]-[.G769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850_0043AE.log</text:p>
          </table:table-cell>
          <table:table-cell office:value-type="string" calcext:value-type="string">
            <text:p>0043AE</text:p>
          </table:table-cell>
          <table:table-cell office:value-type="float" office:value="920590600" calcext:value-type="float">
            <text:p>920590600</text:p>
          </table:table-cell>
          <table:table-cell office:value-type="float" office:value="924290526" calcext:value-type="float">
            <text:p>924290526</text:p>
          </table:table-cell>
          <table:table-cell office:value-type="float" office:value="927990493" calcext:value-type="float">
            <text:p>927990493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770]-[.C770]" office:value-type="float" office:value="3699926" calcext:value-type="float">
            <text:p>3699926</text:p>
          </table:table-cell>
          <table:table-cell table:formula="of:=[.E770]-[.C770]" office:value-type="float" office:value="7399893" calcext:value-type="float">
            <text:p>7399893</text:p>
          </table:table-cell>
          <table:table-cell table:formula="of:=[.G770]-[.F770]" office:value-type="float" office:value="-0.0400000000000009" calcext:value-type="float">
            <text:p>-0.04</text:p>
          </table:table-cell>
          <table:table-cell table:formula="of:=[.H770]-[.G77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652_0040F3.log</text:p>
          </table:table-cell>
          <table:table-cell office:value-type="string" calcext:value-type="string">
            <text:p>0040F3</text:p>
          </table:table-cell>
          <table:table-cell office:value-type="float" office:value="920593328" calcext:value-type="float">
            <text:p>920593328</text:p>
          </table:table-cell>
          <table:table-cell office:value-type="float" office:value="924293255" calcext:value-type="float">
            <text:p>924293255</text:p>
          </table:table-cell>
          <table:table-cell office:value-type="float" office:value="927993214" calcext:value-type="float">
            <text:p>927993214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6" calcext:value-type="float">
            <text:p>11.56</text:p>
          </table:table-cell>
          <table:table-cell table:formula="of:=[.D771]-[.C771]" office:value-type="float" office:value="3699927" calcext:value-type="float">
            <text:p>3699927</text:p>
          </table:table-cell>
          <table:table-cell table:formula="of:=[.E771]-[.C771]" office:value-type="float" office:value="7399886" calcext:value-type="float">
            <text:p>7399886</text:p>
          </table:table-cell>
          <table:table-cell table:formula="of:=[.G771]-[.F771]" office:value-type="float" office:value="-0.0600000000000005" calcext:value-type="float">
            <text:p>-0.06</text:p>
          </table:table-cell>
          <table:table-cell table:formula="of:=[.H771]-[.G77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30_00420A.log</text:p>
          </table:table-cell>
          <table:table-cell office:value-type="string" calcext:value-type="string">
            <text:p>00420A</text:p>
          </table:table-cell>
          <table:table-cell office:value-type="float" office:value="920589503" calcext:value-type="float">
            <text:p>920589503</text:p>
          </table:table-cell>
          <table:table-cell office:value-type="float" office:value="924289415" calcext:value-type="float">
            <text:p>924289415</text:p>
          </table:table-cell>
          <table:table-cell office:value-type="float" office:value="927989382" calcext:value-type="float">
            <text:p>927989382</text:p>
          </table:table-cell>
          <table:table-cell office:value-type="float" office:value="12.16" calcext:value-type="float">
            <text:p>12.16</text:p>
          </table:table-cell>
          <table:table-cell office:value-type="float" office:value="12.11" calcext:value-type="float">
            <text:p>12.11</text:p>
          </table:table-cell>
          <table:table-cell office:value-type="float" office:value="12.07" calcext:value-type="float">
            <text:p>12.07</text:p>
          </table:table-cell>
          <table:table-cell table:formula="of:=[.D772]-[.C772]" office:value-type="float" office:value="3699912" calcext:value-type="float">
            <text:p>3699912</text:p>
          </table:table-cell>
          <table:table-cell table:formula="of:=[.E772]-[.C772]" office:value-type="float" office:value="7399879" calcext:value-type="float">
            <text:p>7399879</text:p>
          </table:table-cell>
          <table:table-cell table:formula="of:=[.G772]-[.F772]" office:value-type="float" office:value="-0.0500000000000007" calcext:value-type="float">
            <text:p>-0.05</text:p>
          </table:table-cell>
          <table:table-cell table:formula="of:=[.H772]-[.G77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541_0040E9.log</text:p>
          </table:table-cell>
          <table:table-cell office:value-type="float" office:value="40000000000" calcext:value-type="float">
            <text:p>40000000000</text:p>
          </table:table-cell>
          <table:table-cell office:value-type="float" office:value="920592896" calcext:value-type="float">
            <text:p>920592896</text:p>
          </table:table-cell>
          <table:table-cell office:value-type="float" office:value="924292841" calcext:value-type="float">
            <text:p>924292841</text:p>
          </table:table-cell>
          <table:table-cell office:value-type="float" office:value="927992823" calcext:value-type="float">
            <text:p>92799282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773]-[.C773]" office:value-type="float" office:value="3699945" calcext:value-type="float">
            <text:p>3699945</text:p>
          </table:table-cell>
          <table:table-cell table:formula="of:=[.E773]-[.C773]" office:value-type="float" office:value="7399927" calcext:value-type="float">
            <text:p>7399927</text:p>
          </table:table-cell>
          <table:table-cell table:formula="of:=[.G773]-[.F773]" office:value-type="float" office:value="-0.0399999999999991" calcext:value-type="float">
            <text:p>-0.04</text:p>
          </table:table-cell>
          <table:table-cell table:formula="of:=[.H773]-[.G77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39_00438B.log</text:p>
          </table:table-cell>
          <table:table-cell office:value-type="string" calcext:value-type="string">
            <text:p>00438B</text:p>
          </table:table-cell>
          <table:table-cell office:value-type="float" office:value="920594316" calcext:value-type="float">
            <text:p>920594316</text:p>
          </table:table-cell>
          <table:table-cell office:value-type="float" office:value="924294269" calcext:value-type="float">
            <text:p>924294269</text:p>
          </table:table-cell>
          <table:table-cell office:value-type="float" office:value="927994251" calcext:value-type="float">
            <text:p>92799425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9" calcext:value-type="float">
            <text:p>11.59</text:p>
          </table:table-cell>
          <table:table-cell table:formula="of:=[.D774]-[.C774]" office:value-type="float" office:value="3699953" calcext:value-type="float">
            <text:p>3699953</text:p>
          </table:table-cell>
          <table:table-cell table:formula="of:=[.E774]-[.C774]" office:value-type="float" office:value="7399935" calcext:value-type="float">
            <text:p>7399935</text:p>
          </table:table-cell>
          <table:table-cell table:formula="of:=[.G774]-[.F774]" office:value-type="float" office:value="-0.0500000000000007" calcext:value-type="float">
            <text:p>-0.05</text:p>
          </table:table-cell>
          <table:table-cell table:formula="of:=[.H774]-[.G77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1_0041DD.log</text:p>
          </table:table-cell>
          <table:table-cell office:value-type="string" calcext:value-type="string">
            <text:p>0041DD</text:p>
          </table:table-cell>
          <table:table-cell office:value-type="float" office:value="920594372" calcext:value-type="float">
            <text:p>920594372</text:p>
          </table:table-cell>
          <table:table-cell office:value-type="float" office:value="924294308" calcext:value-type="float">
            <text:p>924294308</text:p>
          </table:table-cell>
          <table:table-cell office:value-type="float" office:value="927994285" calcext:value-type="float">
            <text:p>92799428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table:formula="of:=[.D775]-[.C775]" office:value-type="float" office:value="3699936" calcext:value-type="float">
            <text:p>3699936</text:p>
          </table:table-cell>
          <table:table-cell table:formula="of:=[.E775]-[.C775]" office:value-type="float" office:value="7399913" calcext:value-type="float">
            <text:p>7399913</text:p>
          </table:table-cell>
          <table:table-cell table:formula="of:=[.G775]-[.F775]" office:value-type="float" office:value="-0.0600000000000005" calcext:value-type="float">
            <text:p>-0.06</text:p>
          </table:table-cell>
          <table:table-cell table:formula="of:=[.H775]-[.G77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33_0042A7.log</text:p>
          </table:table-cell>
          <table:table-cell office:value-type="string" calcext:value-type="string">
            <text:p>0042A7</text:p>
          </table:table-cell>
          <table:table-cell office:value-type="float" office:value="920588987" calcext:value-type="float">
            <text:p>920588987</text:p>
          </table:table-cell>
          <table:table-cell office:value-type="float" office:value="924288904" calcext:value-type="float">
            <text:p>924288904</text:p>
          </table:table-cell>
          <table:table-cell office:value-type="float" office:value="927988875" calcext:value-type="float">
            <text:p>927988875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776]-[.C776]" office:value-type="float" office:value="3699917" calcext:value-type="float">
            <text:p>3699917</text:p>
          </table:table-cell>
          <table:table-cell table:formula="of:=[.E776]-[.C776]" office:value-type="float" office:value="7399888" calcext:value-type="float">
            <text:p>7399888</text:p>
          </table:table-cell>
          <table:table-cell table:formula="of:=[.G776]-[.F776]" office:value-type="float" office:value="-0.0399999999999991" calcext:value-type="float">
            <text:p>-0.04</text:p>
          </table:table-cell>
          <table:table-cell table:formula="of:=[.H776]-[.G77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18_004188.log</text:p>
          </table:table-cell>
          <table:table-cell office:value-type="float" office:value="4188" calcext:value-type="float">
            <text:p>4188</text:p>
          </table:table-cell>
          <table:table-cell office:value-type="float" office:value="920594720" calcext:value-type="float">
            <text:p>920594720</text:p>
          </table:table-cell>
          <table:table-cell office:value-type="float" office:value="924294664" calcext:value-type="float">
            <text:p>924294664</text:p>
          </table:table-cell>
          <table:table-cell office:value-type="float" office:value="927994630" calcext:value-type="float">
            <text:p>92799463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table:formula="of:=[.D777]-[.C777]" office:value-type="float" office:value="3699944" calcext:value-type="float">
            <text:p>3699944</text:p>
          </table:table-cell>
          <table:table-cell table:formula="of:=[.E777]-[.C777]" office:value-type="float" office:value="7399910" calcext:value-type="float">
            <text:p>7399910</text:p>
          </table:table-cell>
          <table:table-cell table:formula="of:=[.G777]-[.F777]" office:value-type="float" office:value="-0.0700000000000003" calcext:value-type="float">
            <text:p>-0.07</text:p>
          </table:table-cell>
          <table:table-cell table:formula="of:=[.H777]-[.G77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258_004405.log</text:p>
          </table:table-cell>
          <table:table-cell office:value-type="float" office:value="4405" calcext:value-type="float">
            <text:p>4405</text:p>
          </table:table-cell>
          <table:table-cell office:value-type="float" office:value="920588928" calcext:value-type="float">
            <text:p>920588928</text:p>
          </table:table-cell>
          <table:table-cell office:value-type="float" office:value="924288862" calcext:value-type="float">
            <text:p>924288862</text:p>
          </table:table-cell>
          <table:table-cell office:value-type="float" office:value="927988853" calcext:value-type="float">
            <text:p>927988853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778]-[.C778]" office:value-type="float" office:value="3699934" calcext:value-type="float">
            <text:p>3699934</text:p>
          </table:table-cell>
          <table:table-cell table:formula="of:=[.E778]-[.C778]" office:value-type="float" office:value="7399925" calcext:value-type="float">
            <text:p>7399925</text:p>
          </table:table-cell>
          <table:table-cell table:formula="of:=[.G778]-[.F778]" office:value-type="float" office:value="-0.0199999999999996" calcext:value-type="float">
            <text:p>-0.02</text:p>
          </table:table-cell>
          <table:table-cell table:formula="of:=[.H778]-[.G77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923_00429B.log</text:p>
          </table:table-cell>
          <table:table-cell office:value-type="string" calcext:value-type="string">
            <text:p>00429B</text:p>
          </table:table-cell>
          <table:table-cell office:value-type="float" office:value="920590829" calcext:value-type="float">
            <text:p>920590829</text:p>
          </table:table-cell>
          <table:table-cell office:value-type="float" office:value="924290756" calcext:value-type="float">
            <text:p>924290756</text:p>
          </table:table-cell>
          <table:table-cell office:value-type="float" office:value="927990717" calcext:value-type="float">
            <text:p>92799071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779]-[.C779]" office:value-type="float" office:value="3699927" calcext:value-type="float">
            <text:p>3699927</text:p>
          </table:table-cell>
          <table:table-cell table:formula="of:=[.E779]-[.C779]" office:value-type="float" office:value="7399888" calcext:value-type="float">
            <text:p>7399888</text:p>
          </table:table-cell>
          <table:table-cell table:formula="of:=[.G779]-[.F779]" office:value-type="float" office:value="-0.0400000000000009" calcext:value-type="float">
            <text:p>-0.04</text:p>
          </table:table-cell>
          <table:table-cell table:formula="of:=[.H779]-[.G77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858_00435B.log</text:p>
          </table:table-cell>
          <table:table-cell office:value-type="string" calcext:value-type="string">
            <text:p>00435B</text:p>
          </table:table-cell>
          <table:table-cell office:value-type="float" office:value="920588995" calcext:value-type="float">
            <text:p>920588995</text:p>
          </table:table-cell>
          <table:table-cell office:value-type="float" office:value="924288901" calcext:value-type="float">
            <text:p>924288901</text:p>
          </table:table-cell>
          <table:table-cell office:value-type="float" office:value="927988851" calcext:value-type="float">
            <text:p>92798885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table:formula="of:=[.D780]-[.C780]" office:value-type="float" office:value="3699906" calcext:value-type="float">
            <text:p>3699906</text:p>
          </table:table-cell>
          <table:table-cell table:formula="of:=[.E780]-[.C780]" office:value-type="float" office:value="7399856" calcext:value-type="float">
            <text:p>7399856</text:p>
          </table:table-cell>
          <table:table-cell table:formula="of:=[.G780]-[.F780]" office:value-type="float" office:value="-0.0299999999999994" calcext:value-type="float">
            <text:p>-0.03</text:p>
          </table:table-cell>
          <table:table-cell table:formula="of:=[.H780]-[.G78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22_004218.log</text:p>
          </table:table-cell>
          <table:table-cell office:value-type="float" office:value="4218" calcext:value-type="float">
            <text:p>4218</text:p>
          </table:table-cell>
          <table:table-cell office:value-type="float" office:value="920589593" calcext:value-type="float">
            <text:p>920589593</text:p>
          </table:table-cell>
          <table:table-cell office:value-type="float" office:value="924289533" calcext:value-type="float">
            <text:p>924289533</text:p>
          </table:table-cell>
          <table:table-cell office:value-type="float" office:value="927989503" calcext:value-type="float">
            <text:p>927989503</text:p>
          </table:table-cell>
          <table:table-cell office:value-type="float" office:value="12.04" calcext:value-type="float">
            <text:p>12.04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table:formula="of:=[.D781]-[.C781]" office:value-type="float" office:value="3699940" calcext:value-type="float">
            <text:p>3699940</text:p>
          </table:table-cell>
          <table:table-cell table:formula="of:=[.E781]-[.C781]" office:value-type="float" office:value="7399910" calcext:value-type="float">
            <text:p>7399910</text:p>
          </table:table-cell>
          <table:table-cell table:formula="of:=[.G781]-[.F781]" office:value-type="float" office:value="-0.0399999999999991" calcext:value-type="float">
            <text:p>-0.04</text:p>
          </table:table-cell>
          <table:table-cell table:formula="of:=[.H781]-[.G78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3_004338.log</text:p>
          </table:table-cell>
          <table:table-cell office:value-type="float" office:value="4338" calcext:value-type="float">
            <text:p>4338</text:p>
          </table:table-cell>
          <table:table-cell office:value-type="float" office:value="920593693" calcext:value-type="float">
            <text:p>920593693</text:p>
          </table:table-cell>
          <table:table-cell office:value-type="float" office:value="924293620" calcext:value-type="float">
            <text:p>924293620</text:p>
          </table:table-cell>
          <table:table-cell office:value-type="float" office:value="927993597" calcext:value-type="float">
            <text:p>927993597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3" calcext:value-type="float">
            <text:p>11.93</text:p>
          </table:table-cell>
          <table:table-cell table:formula="of:=[.D782]-[.C782]" office:value-type="float" office:value="3699927" calcext:value-type="float">
            <text:p>3699927</text:p>
          </table:table-cell>
          <table:table-cell table:formula="of:=[.E782]-[.C782]" office:value-type="float" office:value="7399904" calcext:value-type="float">
            <text:p>7399904</text:p>
          </table:table-cell>
          <table:table-cell table:formula="of:=[.G782]-[.F782]" office:value-type="float" office:value="-0.0400000000000009" calcext:value-type="float">
            <text:p>-0.04</text:p>
          </table:table-cell>
          <table:table-cell table:formula="of:=[.H782]-[.G782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41_00410A.log</text:p>
          </table:table-cell>
          <table:table-cell office:value-type="string" calcext:value-type="string">
            <text:p>00410A</text:p>
          </table:table-cell>
          <table:table-cell office:value-type="float" office:value="920594161" calcext:value-type="float">
            <text:p>920594161</text:p>
          </table:table-cell>
          <table:table-cell office:value-type="float" office:value="924294083" calcext:value-type="float">
            <text:p>924294083</text:p>
          </table:table-cell>
          <table:table-cell office:value-type="float" office:value="927994047" calcext:value-type="float">
            <text:p>92799404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office:value-type="float" office:value="11.69" calcext:value-type="float">
            <text:p>11.69</text:p>
          </table:table-cell>
          <table:table-cell table:formula="of:=[.D783]-[.C783]" office:value-type="float" office:value="3699922" calcext:value-type="float">
            <text:p>3699922</text:p>
          </table:table-cell>
          <table:table-cell table:formula="of:=[.E783]-[.C783]" office:value-type="float" office:value="7399886" calcext:value-type="float">
            <text:p>7399886</text:p>
          </table:table-cell>
          <table:table-cell table:formula="of:=[.G783]-[.F783]" office:value-type="float" office:value="-0.0500000000000007" calcext:value-type="float">
            <text:p>-0.05</text:p>
          </table:table-cell>
          <table:table-cell table:formula="of:=[.H783]-[.G783]" office:value-type="float" office:value="-0.0700000000000003" calcext:value-type="float">
            <text:p>-0.0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23_0043C7.log</text:p>
          </table:table-cell>
          <table:table-cell office:value-type="string" calcext:value-type="string">
            <text:p>0043C7</text:p>
          </table:table-cell>
          <table:table-cell office:value-type="float" office:value="920594732" calcext:value-type="float">
            <text:p>920594732</text:p>
          </table:table-cell>
          <table:table-cell office:value-type="float" office:value="924294689" calcext:value-type="float">
            <text:p>924294689</text:p>
          </table:table-cell>
          <table:table-cell office:value-type="float" office:value="927994651" calcext:value-type="float">
            <text:p>927994651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784]-[.C784]" office:value-type="float" office:value="3699957" calcext:value-type="float">
            <text:p>3699957</text:p>
          </table:table-cell>
          <table:table-cell table:formula="of:=[.E784]-[.C784]" office:value-type="float" office:value="7399919" calcext:value-type="float">
            <text:p>7399919</text:p>
          </table:table-cell>
          <table:table-cell table:formula="of:=[.G784]-[.F784]" office:value-type="float" office:value="-0.0300000000000011" calcext:value-type="float">
            <text:p>-0.03</text:p>
          </table:table-cell>
          <table:table-cell table:formula="of:=[.H784]-[.G78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29_0041E0.log</text:p>
          </table:table-cell>
          <table:table-cell office:value-type="float" office:value="41" calcext:value-type="float">
            <text:p>41</text:p>
          </table:table-cell>
          <table:table-cell office:value-type="float" office:value="920590532" calcext:value-type="float">
            <text:p>920590532</text:p>
          </table:table-cell>
          <table:table-cell office:value-type="float" office:value="924290436" calcext:value-type="float">
            <text:p>924290436</text:p>
          </table:table-cell>
          <table:table-cell office:value-type="float" office:value="927990374" calcext:value-type="float">
            <text:p>92799037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table:formula="of:=[.D785]-[.C785]" office:value-type="float" office:value="3699904" calcext:value-type="float">
            <text:p>3699904</text:p>
          </table:table-cell>
          <table:table-cell table:formula="of:=[.E785]-[.C785]" office:value-type="float" office:value="7399842" calcext:value-type="float">
            <text:p>7399842</text:p>
          </table:table-cell>
          <table:table-cell table:formula="of:=[.G785]-[.F785]" office:value-type="float" office:value="-0.0599999999999987" calcext:value-type="float">
            <text:p>-0.06</text:p>
          </table:table-cell>
          <table:table-cell table:formula="of:=[.H785]-[.G785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49_004333.log</text:p>
          </table:table-cell>
          <table:table-cell office:value-type="float" office:value="4333" calcext:value-type="float">
            <text:p>4333</text:p>
          </table:table-cell>
          <table:table-cell office:value-type="float" office:value="920591120" calcext:value-type="float">
            <text:p>920591120</text:p>
          </table:table-cell>
          <table:table-cell office:value-type="float" office:value="924291046" calcext:value-type="float">
            <text:p>924291046</text:p>
          </table:table-cell>
          <table:table-cell office:value-type="float" office:value="927991031" calcext:value-type="float">
            <text:p>927991031</text:p>
          </table:table-cell>
          <table:table-cell office:value-type="float" office:value="12.09" calcext:value-type="float">
            <text:p>12.0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01" calcext:value-type="float">
            <text:p>12.01</text:p>
          </table:table-cell>
          <table:table-cell table:formula="of:=[.D786]-[.C786]" office:value-type="float" office:value="3699926" calcext:value-type="float">
            <text:p>3699926</text:p>
          </table:table-cell>
          <table:table-cell table:formula="of:=[.E786]-[.C786]" office:value-type="float" office:value="7399911" calcext:value-type="float">
            <text:p>7399911</text:p>
          </table:table-cell>
          <table:table-cell table:formula="of:=[.G786]-[.F786]" office:value-type="float" office:value="-0.0500000000000007" calcext:value-type="float">
            <text:p>-0.05</text:p>
          </table:table-cell>
          <table:table-cell table:formula="of:=[.H786]-[.G78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452_00415F.log</text:p>
          </table:table-cell>
          <table:table-cell office:value-type="string" calcext:value-type="string">
            <text:p>00415F</text:p>
          </table:table-cell>
          <table:table-cell office:value-type="float" office:value="920590133" calcext:value-type="float">
            <text:p>920590133</text:p>
          </table:table-cell>
          <table:table-cell office:value-type="float" office:value="924290045" calcext:value-type="float">
            <text:p>924290045</text:p>
          </table:table-cell>
          <table:table-cell office:value-type="float" office:value="927989997" calcext:value-type="float">
            <text:p>92798999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table:formula="of:=[.D787]-[.C787]" office:value-type="float" office:value="3699912" calcext:value-type="float">
            <text:p>3699912</text:p>
          </table:table-cell>
          <table:table-cell table:formula="of:=[.E787]-[.C787]" office:value-type="float" office:value="7399864" calcext:value-type="float">
            <text:p>7399864</text:p>
          </table:table-cell>
          <table:table-cell table:formula="of:=[.G787]-[.F787]" office:value-type="float" office:value="-0.0500000000000007" calcext:value-type="float">
            <text:p>-0.05</text:p>
          </table:table-cell>
          <table:table-cell table:formula="of:=[.H787]-[.G78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247_004154.log</text:p>
          </table:table-cell>
          <table:table-cell office:value-type="float" office:value="4154" calcext:value-type="float">
            <text:p>4154</text:p>
          </table:table-cell>
          <table:table-cell office:value-type="float" office:value="920589850" calcext:value-type="float">
            <text:p>920589850</text:p>
          </table:table-cell>
          <table:table-cell office:value-type="float" office:value="924289768" calcext:value-type="float">
            <text:p>924289768</text:p>
          </table:table-cell>
          <table:table-cell office:value-type="float" office:value="927989719" calcext:value-type="float">
            <text:p>92798971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788]-[.C788]" office:value-type="float" office:value="3699918" calcext:value-type="float">
            <text:p>3699918</text:p>
          </table:table-cell>
          <table:table-cell table:formula="of:=[.E788]-[.C788]" office:value-type="float" office:value="7399869" calcext:value-type="float">
            <text:p>7399869</text:p>
          </table:table-cell>
          <table:table-cell table:formula="of:=[.G788]-[.F788]" office:value-type="float" office:value="-0.0500000000000007" calcext:value-type="float">
            <text:p>-0.05</text:p>
          </table:table-cell>
          <table:table-cell table:formula="of:=[.H788]-[.G78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522_004132.log</text:p>
          </table:table-cell>
          <table:table-cell office:value-type="float" office:value="4132" calcext:value-type="float">
            <text:p>4132</text:p>
          </table:table-cell>
          <table:table-cell office:value-type="float" office:value="920594403" calcext:value-type="float">
            <text:p>920594403</text:p>
          </table:table-cell>
          <table:table-cell office:value-type="float" office:value="924294328" calcext:value-type="float">
            <text:p>924294328</text:p>
          </table:table-cell>
          <table:table-cell office:value-type="float" office:value="927994283" calcext:value-type="float">
            <text:p>92799428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4" calcext:value-type="float">
            <text:p>11.64</text:p>
          </table:table-cell>
          <table:table-cell table:formula="of:=[.D789]-[.C789]" office:value-type="float" office:value="3699925" calcext:value-type="float">
            <text:p>3699925</text:p>
          </table:table-cell>
          <table:table-cell table:formula="of:=[.E789]-[.C789]" office:value-type="float" office:value="7399880" calcext:value-type="float">
            <text:p>7399880</text:p>
          </table:table-cell>
          <table:table-cell table:formula="of:=[.G789]-[.F789]" office:value-type="float" office:value="-0.0500000000000007" calcext:value-type="float">
            <text:p>-0.05</text:p>
          </table:table-cell>
          <table:table-cell table:formula="of:=[.H789]-[.G789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3_0042A2.log</text:p>
          </table:table-cell>
          <table:table-cell office:value-type="string" calcext:value-type="string">
            <text:p>0042A2</text:p>
          </table:table-cell>
          <table:table-cell office:value-type="float" office:value="920592639" calcext:value-type="float">
            <text:p>920592639</text:p>
          </table:table-cell>
          <table:table-cell office:value-type="float" office:value="924292562" calcext:value-type="float">
            <text:p>924292562</text:p>
          </table:table-cell>
          <table:table-cell office:value-type="float" office:value="927992521" calcext:value-type="float">
            <text:p>927992521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3" calcext:value-type="float">
            <text:p>11.63</text:p>
          </table:table-cell>
          <table:table-cell table:formula="of:=[.D790]-[.C790]" office:value-type="float" office:value="3699923" calcext:value-type="float">
            <text:p>3699923</text:p>
          </table:table-cell>
          <table:table-cell table:formula="of:=[.E790]-[.C790]" office:value-type="float" office:value="7399882" calcext:value-type="float">
            <text:p>7399882</text:p>
          </table:table-cell>
          <table:table-cell table:formula="of:=[.G790]-[.F790]" office:value-type="float" office:value="-0.0499999999999989" calcext:value-type="float">
            <text:p>-0.05</text:p>
          </table:table-cell>
          <table:table-cell table:formula="of:=[.H790]-[.G79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20_00434D.log</text:p>
          </table:table-cell>
          <table:table-cell office:value-type="string" calcext:value-type="string">
            <text:p>00434D</text:p>
          </table:table-cell>
          <table:table-cell office:value-type="float" office:value="920590050" calcext:value-type="float">
            <text:p>920590050</text:p>
          </table:table-cell>
          <table:table-cell office:value-type="float" office:value="924289973" calcext:value-type="float">
            <text:p>924289973</text:p>
          </table:table-cell>
          <table:table-cell office:value-type="float" office:value="927989938" calcext:value-type="float">
            <text:p>92798993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791]-[.C791]" office:value-type="float" office:value="3699923" calcext:value-type="float">
            <text:p>3699923</text:p>
          </table:table-cell>
          <table:table-cell table:formula="of:=[.E791]-[.C791]" office:value-type="float" office:value="7399888" calcext:value-type="float">
            <text:p>7399888</text:p>
          </table:table-cell>
          <table:table-cell table:formula="of:=[.G791]-[.F791]" office:value-type="float" office:value="-0.0299999999999994" calcext:value-type="float">
            <text:p>-0.03</text:p>
          </table:table-cell>
          <table:table-cell table:formula="of:=[.H791]-[.G79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41_004312.log</text:p>
          </table:table-cell>
          <table:table-cell office:value-type="float" office:value="4312" calcext:value-type="float">
            <text:p>4312</text:p>
          </table:table-cell>
          <table:table-cell office:value-type="float" office:value="920594304" calcext:value-type="float">
            <text:p>920594304</text:p>
          </table:table-cell>
          <table:table-cell office:value-type="float" office:value="924294247" calcext:value-type="float">
            <text:p>924294247</text:p>
          </table:table-cell>
          <table:table-cell office:value-type="float" office:value="927994228" calcext:value-type="float">
            <text:p>927994228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table:formula="of:=[.D792]-[.C792]" office:value-type="float" office:value="3699943" calcext:value-type="float">
            <text:p>3699943</text:p>
          </table:table-cell>
          <table:table-cell table:formula="of:=[.E792]-[.C792]" office:value-type="float" office:value="7399924" calcext:value-type="float">
            <text:p>7399924</text:p>
          </table:table-cell>
          <table:table-cell table:formula="of:=[.G792]-[.F792]" office:value-type="float" office:value="-0.0499999999999989" calcext:value-type="float">
            <text:p>-0.05</text:p>
          </table:table-cell>
          <table:table-cell table:formula="of:=[.H792]-[.G79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32_0041AC.log</text:p>
          </table:table-cell>
          <table:table-cell office:value-type="string" calcext:value-type="string">
            <text:p>0041AC</text:p>
          </table:table-cell>
          <table:table-cell office:value-type="float" office:value="920592157" calcext:value-type="float">
            <text:p>920592157</text:p>
          </table:table-cell>
          <table:table-cell office:value-type="float" office:value="924292101" calcext:value-type="float">
            <text:p>924292101</text:p>
          </table:table-cell>
          <table:table-cell office:value-type="float" office:value="927992069" calcext:value-type="float">
            <text:p>927992069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793]-[.C793]" office:value-type="float" office:value="3699944" calcext:value-type="float">
            <text:p>3699944</text:p>
          </table:table-cell>
          <table:table-cell table:formula="of:=[.E793]-[.C793]" office:value-type="float" office:value="7399912" calcext:value-type="float">
            <text:p>7399912</text:p>
          </table:table-cell>
          <table:table-cell table:formula="of:=[.G793]-[.F793]" office:value-type="float" office:value="-0.0400000000000009" calcext:value-type="float">
            <text:p>-0.04</text:p>
          </table:table-cell>
          <table:table-cell table:formula="of:=[.H793]-[.G79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26_0041D8.log</text:p>
          </table:table-cell>
          <table:table-cell office:value-type="string" calcext:value-type="string">
            <text:p>0041D8</text:p>
          </table:table-cell>
          <table:table-cell office:value-type="float" office:value="920595053" calcext:value-type="float">
            <text:p>920595053</text:p>
          </table:table-cell>
          <table:table-cell office:value-type="float" office:value="924295015" calcext:value-type="float">
            <text:p>924295015</text:p>
          </table:table-cell>
          <table:table-cell office:value-type="float" office:value="927995019" calcext:value-type="float">
            <text:p>927995019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table:formula="of:=[.D794]-[.C794]" office:value-type="float" office:value="3699962" calcext:value-type="float">
            <text:p>3699962</text:p>
          </table:table-cell>
          <table:table-cell table:formula="of:=[.E794]-[.C794]" office:value-type="float" office:value="7399966" calcext:value-type="float">
            <text:p>7399966</text:p>
          </table:table-cell>
          <table:table-cell table:formula="of:=[.G794]-[.F794]" office:value-type="float" office:value="-0.0500000000000007" calcext:value-type="float">
            <text:p>-0.05</text:p>
          </table:table-cell>
          <table:table-cell table:formula="of:=[.H794]-[.G79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255_0043DE.log</text:p>
          </table:table-cell>
          <table:table-cell office:value-type="string" calcext:value-type="string">
            <text:p>0043DE</text:p>
          </table:table-cell>
          <table:table-cell office:value-type="float" office:value="920594008" calcext:value-type="float">
            <text:p>920594008</text:p>
          </table:table-cell>
          <table:table-cell office:value-type="float" office:value="924293922" calcext:value-type="float">
            <text:p>924293922</text:p>
          </table:table-cell>
          <table:table-cell office:value-type="float" office:value="927993878" calcext:value-type="float">
            <text:p>9279938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5" calcext:value-type="float">
            <text:p>11.65</text:p>
          </table:table-cell>
          <table:table-cell table:formula="of:=[.D795]-[.C795]" office:value-type="float" office:value="3699914" calcext:value-type="float">
            <text:p>3699914</text:p>
          </table:table-cell>
          <table:table-cell table:formula="of:=[.E795]-[.C795]" office:value-type="float" office:value="7399870" calcext:value-type="float">
            <text:p>7399870</text:p>
          </table:table-cell>
          <table:table-cell table:formula="of:=[.G795]-[.F795]" office:value-type="float" office:value="-0.0500000000000007" calcext:value-type="float">
            <text:p>-0.05</text:p>
          </table:table-cell>
          <table:table-cell table:formula="of:=[.H795]-[.G79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45_004279.log</text:p>
          </table:table-cell>
          <table:table-cell office:value-type="float" office:value="4279" calcext:value-type="float">
            <text:p>4279</text:p>
          </table:table-cell>
          <table:table-cell office:value-type="float" office:value="920588644" calcext:value-type="float">
            <text:p>920588644</text:p>
          </table:table-cell>
          <table:table-cell office:value-type="float" office:value="924288552" calcext:value-type="float">
            <text:p>924288552</text:p>
          </table:table-cell>
          <table:table-cell office:value-type="float" office:value="927988486" calcext:value-type="float">
            <text:p>927988486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4" calcext:value-type="float">
            <text:p>11.54</text:p>
          </table:table-cell>
          <table:table-cell table:formula="of:=[.D796]-[.C796]" office:value-type="float" office:value="3699908" calcext:value-type="float">
            <text:p>3699908</text:p>
          </table:table-cell>
          <table:table-cell table:formula="of:=[.E796]-[.C796]" office:value-type="float" office:value="7399842" calcext:value-type="float">
            <text:p>7399842</text:p>
          </table:table-cell>
          <table:table-cell table:formula="of:=[.G796]-[.F796]" office:value-type="float" office:value="-0.0500000000000007" calcext:value-type="float">
            <text:p>-0.05</text:p>
          </table:table-cell>
          <table:table-cell table:formula="of:=[.H796]-[.G796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259_004156.log</text:p>
          </table:table-cell>
          <table:table-cell office:value-type="float" office:value="4156" calcext:value-type="float">
            <text:p>4156</text:p>
          </table:table-cell>
          <table:table-cell office:value-type="float" office:value="920591984" calcext:value-type="float">
            <text:p>920591984</text:p>
          </table:table-cell>
          <table:table-cell office:value-type="float" office:value="924291912" calcext:value-type="float">
            <text:p>924291912</text:p>
          </table:table-cell>
          <table:table-cell office:value-type="float" office:value="927991879" calcext:value-type="float">
            <text:p>927991879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table:formula="of:=[.D797]-[.C797]" office:value-type="float" office:value="3699928" calcext:value-type="float">
            <text:p>3699928</text:p>
          </table:table-cell>
          <table:table-cell table:formula="of:=[.E797]-[.C797]" office:value-type="float" office:value="7399895" calcext:value-type="float">
            <text:p>7399895</text:p>
          </table:table-cell>
          <table:table-cell table:formula="of:=[.G797]-[.F797]" office:value-type="float" office:value="-0.0500000000000007" calcext:value-type="float">
            <text:p>-0.05</text:p>
          </table:table-cell>
          <table:table-cell table:formula="of:=[.H797]-[.G797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52_00422F.log</text:p>
          </table:table-cell>
          <table:table-cell office:value-type="string" calcext:value-type="string">
            <text:p>00422F</text:p>
          </table:table-cell>
          <table:table-cell office:value-type="float" office:value="920588851" calcext:value-type="float">
            <text:p>920588851</text:p>
          </table:table-cell>
          <table:table-cell office:value-type="float" office:value="924288772" calcext:value-type="float">
            <text:p>924288772</text:p>
          </table:table-cell>
          <table:table-cell office:value-type="float" office:value="927988742" calcext:value-type="float">
            <text:p>92798874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" calcext:value-type="float">
            <text:p>11.8</text:p>
          </table:table-cell>
          <table:table-cell table:formula="of:=[.D798]-[.C798]" office:value-type="float" office:value="3699921" calcext:value-type="float">
            <text:p>3699921</text:p>
          </table:table-cell>
          <table:table-cell table:formula="of:=[.E798]-[.C798]" office:value-type="float" office:value="7399891" calcext:value-type="float">
            <text:p>7399891</text:p>
          </table:table-cell>
          <table:table-cell table:formula="of:=[.G798]-[.F798]" office:value-type="float" office:value="-0.0399999999999991" calcext:value-type="float">
            <text:p>-0.04</text:p>
          </table:table-cell>
          <table:table-cell table:formula="of:=[.H798]-[.G79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58_004315.log</text:p>
          </table:table-cell>
          <table:table-cell office:value-type="float" office:value="4315" calcext:value-type="float">
            <text:p>4315</text:p>
          </table:table-cell>
          <table:table-cell office:value-type="float" office:value="920589536" calcext:value-type="float">
            <text:p>920589536</text:p>
          </table:table-cell>
          <table:table-cell office:value-type="float" office:value="924289439" calcext:value-type="float">
            <text:p>924289439</text:p>
          </table:table-cell>
          <table:table-cell office:value-type="float" office:value="927989400" calcext:value-type="float">
            <text:p>927989400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799]-[.C799]" office:value-type="float" office:value="3699903" calcext:value-type="float">
            <text:p>3699903</text:p>
          </table:table-cell>
          <table:table-cell table:formula="of:=[.E799]-[.C799]" office:value-type="float" office:value="7399864" calcext:value-type="float">
            <text:p>7399864</text:p>
          </table:table-cell>
          <table:table-cell table:formula="of:=[.G799]-[.F799]" office:value-type="float" office:value="-0.0499999999999989" calcext:value-type="float">
            <text:p>-0.05</text:p>
          </table:table-cell>
          <table:table-cell table:formula="of:=[.H799]-[.G799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720_004176.log</text:p>
          </table:table-cell>
          <table:table-cell office:value-type="float" office:value="4176" calcext:value-type="float">
            <text:p>4176</text:p>
          </table:table-cell>
          <table:table-cell office:value-type="float" office:value="920591600" calcext:value-type="float">
            <text:p>920591600</text:p>
          </table:table-cell>
          <table:table-cell office:value-type="float" office:value="924291541" calcext:value-type="float">
            <text:p>924291541</text:p>
          </table:table-cell>
          <table:table-cell office:value-type="float" office:value="927991507" calcext:value-type="float">
            <text:p>927991507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800]-[.C800]" office:value-type="float" office:value="3699941" calcext:value-type="float">
            <text:p>3699941</text:p>
          </table:table-cell>
          <table:table-cell table:formula="of:=[.E800]-[.C800]" office:value-type="float" office:value="7399907" calcext:value-type="float">
            <text:p>7399907</text:p>
          </table:table-cell>
          <table:table-cell table:formula="of:=[.G800]-[.F800]" office:value-type="float" office:value="-0.0499999999999989" calcext:value-type="float">
            <text:p>-0.05</text:p>
          </table:table-cell>
          <table:table-cell table:formula="of:=[.H800]-[.G80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30_0041F9.log</text:p>
          </table:table-cell>
          <table:table-cell office:value-type="string" calcext:value-type="string">
            <text:p>0041F9</text:p>
          </table:table-cell>
          <table:table-cell office:value-type="float" office:value="920590819" calcext:value-type="float">
            <text:p>920590819</text:p>
          </table:table-cell>
          <table:table-cell office:value-type="float" office:value="924290789" calcext:value-type="float">
            <text:p>924290789</text:p>
          </table:table-cell>
          <table:table-cell office:value-type="float" office:value="927990801" calcext:value-type="float">
            <text:p>927990801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801]-[.C801]" office:value-type="float" office:value="3699970" calcext:value-type="float">
            <text:p>3699970</text:p>
          </table:table-cell>
          <table:table-cell table:formula="of:=[.E801]-[.C801]" office:value-type="float" office:value="7399982" calcext:value-type="float">
            <text:p>7399982</text:p>
          </table:table-cell>
          <table:table-cell table:formula="of:=[.G801]-[.F801]" office:value-type="float" office:value="-0.0400000000000009" calcext:value-type="float">
            <text:p>-0.04</text:p>
          </table:table-cell>
          <table:table-cell table:formula="of:=[.H801]-[.G80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27_00416D.log</text:p>
          </table:table-cell>
          <table:table-cell office:value-type="string" calcext:value-type="string">
            <text:p>00416D</text:p>
          </table:table-cell>
          <table:table-cell office:value-type="float" office:value="920589007" calcext:value-type="float">
            <text:p>920589007</text:p>
          </table:table-cell>
          <table:table-cell office:value-type="float" office:value="924288929" calcext:value-type="float">
            <text:p>924288929</text:p>
          </table:table-cell>
          <table:table-cell office:value-type="float" office:value="927988886" calcext:value-type="float">
            <text:p>927988886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802]-[.C802]" office:value-type="float" office:value="3699922" calcext:value-type="float">
            <text:p>3699922</text:p>
          </table:table-cell>
          <table:table-cell table:formula="of:=[.E802]-[.C802]" office:value-type="float" office:value="7399879" calcext:value-type="float">
            <text:p>7399879</text:p>
          </table:table-cell>
          <table:table-cell table:formula="of:=[.G802]-[.F802]" office:value-type="float" office:value="-0.0600000000000005" calcext:value-type="float">
            <text:p>-0.06</text:p>
          </table:table-cell>
          <table:table-cell table:formula="of:=[.H802]-[.G80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10_004288.log</text:p>
          </table:table-cell>
          <table:table-cell office:value-type="float" office:value="4288" calcext:value-type="float">
            <text:p>4288</text:p>
          </table:table-cell>
          <table:table-cell office:value-type="float" office:value="920590443" calcext:value-type="float">
            <text:p>920590443</text:p>
          </table:table-cell>
          <table:table-cell office:value-type="float" office:value="924290363" calcext:value-type="float">
            <text:p>924290363</text:p>
          </table:table-cell>
          <table:table-cell office:value-type="float" office:value="927990346" calcext:value-type="float">
            <text:p>927990346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9" calcext:value-type="float">
            <text:p>11.69</text:p>
          </table:table-cell>
          <table:table-cell table:formula="of:=[.D803]-[.C803]" office:value-type="float" office:value="3699920" calcext:value-type="float">
            <text:p>3699920</text:p>
          </table:table-cell>
          <table:table-cell table:formula="of:=[.E803]-[.C803]" office:value-type="float" office:value="7399903" calcext:value-type="float">
            <text:p>7399903</text:p>
          </table:table-cell>
          <table:table-cell table:formula="of:=[.G803]-[.F803]" office:value-type="float" office:value="-0.0499999999999989" calcext:value-type="float">
            <text:p>-0.05</text:p>
          </table:table-cell>
          <table:table-cell table:formula="of:=[.H803]-[.G80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43_004350.log</text:p>
          </table:table-cell>
          <table:table-cell office:value-type="float" office:value="4350" calcext:value-type="float">
            <text:p>4350</text:p>
          </table:table-cell>
          <table:table-cell office:value-type="float" office:value="920591097" calcext:value-type="float">
            <text:p>920591097</text:p>
          </table:table-cell>
          <table:table-cell office:value-type="float" office:value="924291034" calcext:value-type="float">
            <text:p>924291034</text:p>
          </table:table-cell>
          <table:table-cell office:value-type="float" office:value="927991008" calcext:value-type="float">
            <text:p>92799100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804]-[.C804]" office:value-type="float" office:value="3699937" calcext:value-type="float">
            <text:p>3699937</text:p>
          </table:table-cell>
          <table:table-cell table:formula="of:=[.E804]-[.C804]" office:value-type="float" office:value="7399911" calcext:value-type="float">
            <text:p>7399911</text:p>
          </table:table-cell>
          <table:table-cell table:formula="of:=[.G804]-[.F804]" office:value-type="float" office:value="-0.0399999999999991" calcext:value-type="float">
            <text:p>-0.04</text:p>
          </table:table-cell>
          <table:table-cell table:formula="of:=[.H804]-[.G80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49_0042CC.log</text:p>
          </table:table-cell>
          <table:table-cell office:value-type="string" calcext:value-type="string">
            <text:p>0042CC</text:p>
          </table:table-cell>
          <table:table-cell office:value-type="float" office:value="920591605" calcext:value-type="float">
            <text:p>920591605</text:p>
          </table:table-cell>
          <table:table-cell office:value-type="float" office:value="924291543" calcext:value-type="float">
            <text:p>924291543</text:p>
          </table:table-cell>
          <table:table-cell office:value-type="float" office:value="927991534" calcext:value-type="float">
            <text:p>927991534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table:formula="of:=[.D805]-[.C805]" office:value-type="float" office:value="3699938" calcext:value-type="float">
            <text:p>3699938</text:p>
          </table:table-cell>
          <table:table-cell table:formula="of:=[.E805]-[.C805]" office:value-type="float" office:value="7399929" calcext:value-type="float">
            <text:p>7399929</text:p>
          </table:table-cell>
          <table:table-cell table:formula="of:=[.G805]-[.F805]" office:value-type="float" office:value="-0.0399999999999991" calcext:value-type="float">
            <text:p>-0.04</text:p>
          </table:table-cell>
          <table:table-cell table:formula="of:=[.H805]-[.G80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858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331" calcext:value-type="float">
            <text:p>920591331</text:p>
          </table:table-cell>
          <table:table-cell office:value-type="float" office:value="924291233" calcext:value-type="float">
            <text:p>924291233</text:p>
          </table:table-cell>
          <table:table-cell office:value-type="float" office:value="927991193" calcext:value-type="float">
            <text:p>927991193</text:p>
          </table:table-cell>
          <table:table-cell office:value-type="float" office:value="11.5" calcext:value-type="float">
            <text:p>11.5</text:p>
          </table:table-cell>
          <table:table-cell office:value-type="float" office:value="11.45" calcext:value-type="float">
            <text:p>11.45</text:p>
          </table:table-cell>
          <table:table-cell office:value-type="float" office:value="11.42" calcext:value-type="float">
            <text:p>11.42</text:p>
          </table:table-cell>
          <table:table-cell table:formula="of:=[.D806]-[.C806]" office:value-type="float" office:value="3699902" calcext:value-type="float">
            <text:p>3699902</text:p>
          </table:table-cell>
          <table:table-cell table:formula="of:=[.E806]-[.C806]" office:value-type="float" office:value="7399862" calcext:value-type="float">
            <text:p>7399862</text:p>
          </table:table-cell>
          <table:table-cell table:formula="of:=[.G806]-[.F806]" office:value-type="float" office:value="-0.0500000000000007" calcext:value-type="float">
            <text:p>-0.05</text:p>
          </table:table-cell>
          <table:table-cell table:formula="of:=[.H806]-[.G80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812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626" calcext:value-type="float">
            <text:p>920591626</text:p>
          </table:table-cell>
          <table:table-cell office:value-type="float" office:value="924291546" calcext:value-type="float">
            <text:p>924291546</text:p>
          </table:table-cell>
          <table:table-cell office:value-type="float" office:value="927991518" calcext:value-type="float">
            <text:p>927991518</text:p>
          </table:table-cell>
          <table:table-cell office:value-type="float" office:value="11.54" calcext:value-type="float">
            <text:p>11.54</text:p>
          </table:table-cell>
          <table:table-cell office:value-type="float" office:value="11.49" calcext:value-type="float">
            <text:p>11.49</text:p>
          </table:table-cell>
          <table:table-cell office:value-type="float" office:value="11.46" calcext:value-type="float">
            <text:p>11.46</text:p>
          </table:table-cell>
          <table:table-cell table:formula="of:=[.D807]-[.C807]" office:value-type="float" office:value="3699920" calcext:value-type="float">
            <text:p>3699920</text:p>
          </table:table-cell>
          <table:table-cell table:formula="of:=[.E807]-[.C807]" office:value-type="float" office:value="7399892" calcext:value-type="float">
            <text:p>7399892</text:p>
          </table:table-cell>
          <table:table-cell table:formula="of:=[.G807]-[.F807]" office:value-type="float" office:value="-0.0499999999999989" calcext:value-type="float">
            <text:p>-0.05</text:p>
          </table:table-cell>
          <table:table-cell table:formula="of:=[.H807]-[.G80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32_004361.log</text:p>
          </table:table-cell>
          <table:table-cell office:value-type="float" office:value="4361" calcext:value-type="float">
            <text:p>4361</text:p>
          </table:table-cell>
          <table:table-cell office:value-type="float" office:value="920589965" calcext:value-type="float">
            <text:p>920589965</text:p>
          </table:table-cell>
          <table:table-cell office:value-type="float" office:value="924289897" calcext:value-type="float">
            <text:p>924289897</text:p>
          </table:table-cell>
          <table:table-cell office:value-type="float" office:value="927989863" calcext:value-type="float">
            <text:p>927989863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808]-[.C808]" office:value-type="float" office:value="3699932" calcext:value-type="float">
            <text:p>3699932</text:p>
          </table:table-cell>
          <table:table-cell table:formula="of:=[.E808]-[.C808]" office:value-type="float" office:value="7399898" calcext:value-type="float">
            <text:p>7399898</text:p>
          </table:table-cell>
          <table:table-cell table:formula="of:=[.G808]-[.F808]" office:value-type="float" office:value="-0.0400000000000009" calcext:value-type="float">
            <text:p>-0.04</text:p>
          </table:table-cell>
          <table:table-cell table:formula="of:=[.H808]-[.G808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57_004384.log</text:p>
          </table:table-cell>
          <table:table-cell office:value-type="float" office:value="4384" calcext:value-type="float">
            <text:p>4384</text:p>
          </table:table-cell>
          <table:table-cell office:value-type="float" office:value="920590523" calcext:value-type="float">
            <text:p>920590523</text:p>
          </table:table-cell>
          <table:table-cell office:value-type="float" office:value="924290429" calcext:value-type="float">
            <text:p>924290429</text:p>
          </table:table-cell>
          <table:table-cell office:value-type="float" office:value="927990396" calcext:value-type="float">
            <text:p>927990396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3" calcext:value-type="float">
            <text:p>11.73</text:p>
          </table:table-cell>
          <table:table-cell table:formula="of:=[.D809]-[.C809]" office:value-type="float" office:value="3699906" calcext:value-type="float">
            <text:p>3699906</text:p>
          </table:table-cell>
          <table:table-cell table:formula="of:=[.E809]-[.C809]" office:value-type="float" office:value="7399873" calcext:value-type="float">
            <text:p>7399873</text:p>
          </table:table-cell>
          <table:table-cell table:formula="of:=[.G809]-[.F809]" office:value-type="float" office:value="-0.0399999999999991" calcext:value-type="float">
            <text:p>-0.04</text:p>
          </table:table-cell>
          <table:table-cell table:formula="of:=[.H809]-[.G809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33_00440B.log</text:p>
          </table:table-cell>
          <table:table-cell office:value-type="string" calcext:value-type="string">
            <text:p>00440B</text:p>
          </table:table-cell>
          <table:table-cell office:value-type="float" office:value="920593669" calcext:value-type="float">
            <text:p>920593669</text:p>
          </table:table-cell>
          <table:table-cell office:value-type="float" office:value="924293623" calcext:value-type="float">
            <text:p>924293623</text:p>
          </table:table-cell>
          <table:table-cell office:value-type="float" office:value="927993607" calcext:value-type="float">
            <text:p>92799360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810]-[.C810]" office:value-type="float" office:value="3699954" calcext:value-type="float">
            <text:p>3699954</text:p>
          </table:table-cell>
          <table:table-cell table:formula="of:=[.E810]-[.C810]" office:value-type="float" office:value="7399938" calcext:value-type="float">
            <text:p>7399938</text:p>
          </table:table-cell>
          <table:table-cell table:formula="of:=[.G810]-[.F810]" office:value-type="float" office:value="-0.0400000000000009" calcext:value-type="float">
            <text:p>-0.04</text:p>
          </table:table-cell>
          <table:table-cell table:formula="of:=[.H810]-[.G81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1632_0040CC.log</text:p>
          </table:table-cell>
          <table:table-cell office:value-type="string" calcext:value-type="string">
            <text:p>0040CC</text:p>
          </table:table-cell>
          <table:table-cell office:value-type="float" office:value="920594205" calcext:value-type="float">
            <text:p>920594205</text:p>
          </table:table-cell>
          <table:table-cell office:value-type="float" office:value="924294127" calcext:value-type="float">
            <text:p>924294127</text:p>
          </table:table-cell>
          <table:table-cell office:value-type="float" office:value="927994080" calcext:value-type="float">
            <text:p>927994080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2" calcext:value-type="float">
            <text:p>11.62</text:p>
          </table:table-cell>
          <table:table-cell table:formula="of:=[.D811]-[.C811]" office:value-type="float" office:value="3699922" calcext:value-type="float">
            <text:p>3699922</text:p>
          </table:table-cell>
          <table:table-cell table:formula="of:=[.E811]-[.C811]" office:value-type="float" office:value="7399875" calcext:value-type="float">
            <text:p>7399875</text:p>
          </table:table-cell>
          <table:table-cell table:formula="of:=[.G811]-[.F811]" office:value-type="float" office:value="-0.0499999999999989" calcext:value-type="float">
            <text:p>-0.05</text:p>
          </table:table-cell>
          <table:table-cell table:formula="of:=[.H811]-[.G81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60_00039F.log</text:p>
          </table:table-cell>
          <table:table-cell office:value-type="string" calcext:value-type="string">
            <text:p>00039F</text:p>
          </table:table-cell>
          <table:table-cell office:value-type="float" office:value="920590987" calcext:value-type="float">
            <text:p>920590987</text:p>
          </table:table-cell>
          <table:table-cell office:value-type="float" office:value="924290903" calcext:value-type="float">
            <text:p>924290903</text:p>
          </table:table-cell>
          <table:table-cell office:value-type="float" office:value="927990855" calcext:value-type="float">
            <text:p>927990855</text:p>
          </table:table-cell>
          <table:table-cell office:value-type="float" office:value="12.04" calcext:value-type="float">
            <text:p>12.04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3" calcext:value-type="float">
            <text:p>11.93</text:p>
          </table:table-cell>
          <table:table-cell table:formula="of:=[.D812]-[.C812]" office:value-type="float" office:value="3699916" calcext:value-type="float">
            <text:p>3699916</text:p>
          </table:table-cell>
          <table:table-cell table:formula="of:=[.E812]-[.C812]" office:value-type="float" office:value="7399868" calcext:value-type="float">
            <text:p>7399868</text:p>
          </table:table-cell>
          <table:table-cell table:formula="of:=[.G812]-[.F812]" office:value-type="float" office:value="-0.0599999999999987" calcext:value-type="float">
            <text:p>-0.06</text:p>
          </table:table-cell>
          <table:table-cell table:formula="of:=[.H812]-[.G81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4_004169.log</text:p>
          </table:table-cell>
          <table:table-cell office:value-type="float" office:value="4169" calcext:value-type="float">
            <text:p>4169</text:p>
          </table:table-cell>
          <table:table-cell office:value-type="float" office:value="920591348" calcext:value-type="float">
            <text:p>920591348</text:p>
          </table:table-cell>
          <table:table-cell office:value-type="float" office:value="924291269" calcext:value-type="float">
            <text:p>924291269</text:p>
          </table:table-cell>
          <table:table-cell office:value-type="float" office:value="927991227" calcext:value-type="float">
            <text:p>927991227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table:formula="of:=[.D813]-[.C813]" office:value-type="float" office:value="3699921" calcext:value-type="float">
            <text:p>3699921</text:p>
          </table:table-cell>
          <table:table-cell table:formula="of:=[.E813]-[.C813]" office:value-type="float" office:value="7399879" calcext:value-type="float">
            <text:p>7399879</text:p>
          </table:table-cell>
          <table:table-cell table:formula="of:=[.G813]-[.F813]" office:value-type="float" office:value="-0.0600000000000005" calcext:value-type="float">
            <text:p>-0.06</text:p>
          </table:table-cell>
          <table:table-cell table:formula="of:=[.H813]-[.G813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124_004120.log</text:p>
          </table:table-cell>
          <table:table-cell office:value-type="float" office:value="4120" calcext:value-type="float">
            <text:p>4120</text:p>
          </table:table-cell>
          <table:table-cell office:value-type="float" office:value="920592291" calcext:value-type="float">
            <text:p>920592291</text:p>
          </table:table-cell>
          <table:table-cell office:value-type="float" office:value="924292228" calcext:value-type="float">
            <text:p>924292228</text:p>
          </table:table-cell>
          <table:table-cell office:value-type="float" office:value="927992173" calcext:value-type="float">
            <text:p>92799217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814]-[.C814]" office:value-type="float" office:value="3699937" calcext:value-type="float">
            <text:p>3699937</text:p>
          </table:table-cell>
          <table:table-cell table:formula="of:=[.E814]-[.C814]" office:value-type="float" office:value="7399882" calcext:value-type="float">
            <text:p>7399882</text:p>
          </table:table-cell>
          <table:table-cell table:formula="of:=[.G814]-[.F814]" office:value-type="float" office:value="-0.0499999999999989" calcext:value-type="float">
            <text:p>-0.05</text:p>
          </table:table-cell>
          <table:table-cell table:formula="of:=[.H814]-[.G81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828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1696" calcext:value-type="float">
            <text:p>920591696</text:p>
          </table:table-cell>
          <table:table-cell office:value-type="float" office:value="924291583" calcext:value-type="float">
            <text:p>924291583</text:p>
          </table:table-cell>
          <table:table-cell office:value-type="float" office:value="927991525" calcext:value-type="float">
            <text:p>927991525</text:p>
          </table:table-cell>
          <table:table-cell office:value-type="float" office:value="11.38" calcext:value-type="float">
            <text:p>11.38</text:p>
          </table:table-cell>
          <table:table-cell office:value-type="float" office:value="11.32" calcext:value-type="float">
            <text:p>11.32</text:p>
          </table:table-cell>
          <table:table-cell office:value-type="float" office:value="11.29" calcext:value-type="float">
            <text:p>11.29</text:p>
          </table:table-cell>
          <table:table-cell table:formula="of:=[.D815]-[.C815]" office:value-type="float" office:value="3699887" calcext:value-type="float">
            <text:p>3699887</text:p>
          </table:table-cell>
          <table:table-cell table:formula="of:=[.E815]-[.C815]" office:value-type="float" office:value="7399829" calcext:value-type="float">
            <text:p>7399829</text:p>
          </table:table-cell>
          <table:table-cell table:formula="of:=[.G815]-[.F815]" office:value-type="float" office:value="-0.0600000000000005" calcext:value-type="float">
            <text:p>-0.06</text:p>
          </table:table-cell>
          <table:table-cell table:formula="of:=[.H815]-[.G81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433_00438A.log</text:p>
          </table:table-cell>
          <table:table-cell office:value-type="string" calcext:value-type="string">
            <text:p>00438A</text:p>
          </table:table-cell>
          <table:table-cell office:value-type="float" office:value="920588953" calcext:value-type="float">
            <text:p>920588953</text:p>
          </table:table-cell>
          <table:table-cell office:value-type="float" office:value="924288865" calcext:value-type="float">
            <text:p>924288865</text:p>
          </table:table-cell>
          <table:table-cell office:value-type="float" office:value="927988829" calcext:value-type="float">
            <text:p>927988829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1" calcext:value-type="float">
            <text:p>11.61</text:p>
          </table:table-cell>
          <table:table-cell table:formula="of:=[.D816]-[.C816]" office:value-type="float" office:value="3699912" calcext:value-type="float">
            <text:p>3699912</text:p>
          </table:table-cell>
          <table:table-cell table:formula="of:=[.E816]-[.C816]" office:value-type="float" office:value="7399876" calcext:value-type="float">
            <text:p>7399876</text:p>
          </table:table-cell>
          <table:table-cell table:formula="of:=[.G816]-[.F816]" office:value-type="float" office:value="-0.0399999999999991" calcext:value-type="float">
            <text:p>-0.04</text:p>
          </table:table-cell>
          <table:table-cell table:formula="of:=[.H816]-[.G816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028_00411B.log</text:p>
          </table:table-cell>
          <table:table-cell office:value-type="string" calcext:value-type="string">
            <text:p>00411B</text:p>
          </table:table-cell>
          <table:table-cell office:value-type="float" office:value="920600549" calcext:value-type="float">
            <text:p>920600549</text:p>
          </table:table-cell>
          <table:table-cell office:value-type="float" office:value="924300524" calcext:value-type="float">
            <text:p>924300524</text:p>
          </table:table-cell>
          <table:table-cell office:value-type="float" office:value="928000544" calcext:value-type="float">
            <text:p>928000544</text:p>
          </table:table-cell>
          <table:table-cell office:value-type="float" office:value="11.86" calcext:value-type="float">
            <text:p>11.8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82" calcext:value-type="float">
            <text:p>11.82</text:p>
          </table:table-cell>
          <table:table-cell table:formula="of:=[.D817]-[.C817]" office:value-type="float" office:value="3699975" calcext:value-type="float">
            <text:p>3699975</text:p>
          </table:table-cell>
          <table:table-cell table:formula="of:=[.E817]-[.C817]" office:value-type="float" office:value="7399995" calcext:value-type="float">
            <text:p>7399995</text:p>
          </table:table-cell>
          <table:table-cell table:formula="of:=[.G817]-[.F817]" office:value-type="float" office:value="-0.0700000000000003" calcext:value-type="float">
            <text:p>-0.07</text:p>
          </table:table-cell>
          <table:table-cell table:formula="of:=[.H817]-[.G817]" office:value-type="float" office:value="0.0300000000000011" calcext:value-type="float">
            <text:p>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31_004180.log</text:p>
          </table:table-cell>
          <table:table-cell office:value-type="float" office:value="4180" calcext:value-type="float">
            <text:p>4180</text:p>
          </table:table-cell>
          <table:table-cell office:value-type="float" office:value="920590930" calcext:value-type="float">
            <text:p>920590930</text:p>
          </table:table-cell>
          <table:table-cell office:value-type="float" office:value="924290775" calcext:value-type="float">
            <text:p>924290775</text:p>
          </table:table-cell>
          <table:table-cell office:value-type="float" office:value="927990679" calcext:value-type="float">
            <text:p>927990679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818]-[.C818]" office:value-type="float" office:value="3699845" calcext:value-type="float">
            <text:p>3699845</text:p>
          </table:table-cell>
          <table:table-cell table:formula="of:=[.E818]-[.C818]" office:value-type="float" office:value="7399749" calcext:value-type="float">
            <text:p>7399749</text:p>
          </table:table-cell>
          <table:table-cell table:formula="of:=[.G818]-[.F818]" office:value-type="float" office:value="-0.0499999999999989" calcext:value-type="float">
            <text:p>-0.05</text:p>
          </table:table-cell>
          <table:table-cell table:formula="of:=[.H818]-[.G81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716_004293.log</text:p>
          </table:table-cell>
          <table:table-cell office:value-type="float" office:value="4293" calcext:value-type="float">
            <text:p>4293</text:p>
          </table:table-cell>
          <table:table-cell office:value-type="float" office:value="920593269" calcext:value-type="float">
            <text:p>920593269</text:p>
          </table:table-cell>
          <table:table-cell office:value-type="float" office:value="924293215" calcext:value-type="float">
            <text:p>924293215</text:p>
          </table:table-cell>
          <table:table-cell office:value-type="float" office:value="927993274" calcext:value-type="float">
            <text:p>927993274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8" calcext:value-type="float">
            <text:p>11.88</text:p>
          </table:table-cell>
          <table:table-cell table:formula="of:=[.D819]-[.C819]" office:value-type="float" office:value="3699946" calcext:value-type="float">
            <text:p>3699946</text:p>
          </table:table-cell>
          <table:table-cell table:formula="of:=[.E819]-[.C819]" office:value-type="float" office:value="7400005" calcext:value-type="float">
            <text:p>7400005</text:p>
          </table:table-cell>
          <table:table-cell table:formula="of:=[.G819]-[.F819]" office:value-type="float" office:value="-0.0499999999999989" calcext:value-type="float">
            <text:p>-0.05</text:p>
          </table:table-cell>
          <table:table-cell table:formula="of:=[.H819]-[.G819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213_0040E6.log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20589471" calcext:value-type="float">
            <text:p>920589471</text:p>
          </table:table-cell>
          <table:table-cell office:value-type="float" office:value="924289388" calcext:value-type="float">
            <text:p>924289388</text:p>
          </table:table-cell>
          <table:table-cell office:value-type="float" office:value="927989347" calcext:value-type="float">
            <text:p>92798934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3" calcext:value-type="float">
            <text:p>11.63</text:p>
          </table:table-cell>
          <table:table-cell table:formula="of:=[.D820]-[.C820]" office:value-type="float" office:value="3699917" calcext:value-type="float">
            <text:p>3699917</text:p>
          </table:table-cell>
          <table:table-cell table:formula="of:=[.E820]-[.C820]" office:value-type="float" office:value="7399876" calcext:value-type="float">
            <text:p>7399876</text:p>
          </table:table-cell>
          <table:table-cell table:formula="of:=[.G820]-[.F820]" office:value-type="float" office:value="-0.0500000000000007" calcext:value-type="float">
            <text:p>-0.05</text:p>
          </table:table-cell>
          <table:table-cell table:formula="of:=[.H820]-[.G82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51_004216.log</text:p>
          </table:table-cell>
          <table:table-cell office:value-type="float" office:value="4216" calcext:value-type="float">
            <text:p>4216</text:p>
          </table:table-cell>
          <table:table-cell office:value-type="float" office:value="920589444" calcext:value-type="float">
            <text:p>920589444</text:p>
          </table:table-cell>
          <table:table-cell office:value-type="float" office:value="924289350" calcext:value-type="float">
            <text:p>924289350</text:p>
          </table:table-cell>
          <table:table-cell office:value-type="float" office:value="927989307" calcext:value-type="float">
            <text:p>927989307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821]-[.C821]" office:value-type="float" office:value="3699906" calcext:value-type="float">
            <text:p>3699906</text:p>
          </table:table-cell>
          <table:table-cell table:formula="of:=[.E821]-[.C821]" office:value-type="float" office:value="7399863" calcext:value-type="float">
            <text:p>7399863</text:p>
          </table:table-cell>
          <table:table-cell table:formula="of:=[.G821]-[.F821]" office:value-type="float" office:value="-0.0299999999999994" calcext:value-type="float">
            <text:p>-0.03</text:p>
          </table:table-cell>
          <table:table-cell table:formula="of:=[.H821]-[.G82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840_004358.log</text:p>
          </table:table-cell>
          <table:table-cell office:value-type="float" office:value="4358" calcext:value-type="float">
            <text:p>4358</text:p>
          </table:table-cell>
          <table:table-cell office:value-type="float" office:value="920588907" calcext:value-type="float">
            <text:p>920588907</text:p>
          </table:table-cell>
          <table:table-cell office:value-type="float" office:value="924288815" calcext:value-type="float">
            <text:p>924288815</text:p>
          </table:table-cell>
          <table:table-cell office:value-type="float" office:value="927988759" calcext:value-type="float">
            <text:p>927988759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table:formula="of:=[.D822]-[.C822]" office:value-type="float" office:value="3699908" calcext:value-type="float">
            <text:p>3699908</text:p>
          </table:table-cell>
          <table:table-cell table:formula="of:=[.E822]-[.C822]" office:value-type="float" office:value="7399852" calcext:value-type="float">
            <text:p>7399852</text:p>
          </table:table-cell>
          <table:table-cell table:formula="of:=[.G822]-[.F822]" office:value-type="float" office:value="-0.0500000000000007" calcext:value-type="float">
            <text:p>-0.05</text:p>
          </table:table-cell>
          <table:table-cell table:formula="of:=[.H822]-[.G82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38_0041F0.log</text:p>
          </table:table-cell>
          <table:table-cell office:value-type="string" calcext:value-type="string">
            <text:p>0041F0</text:p>
          </table:table-cell>
          <table:table-cell office:value-type="float" office:value="920590831" calcext:value-type="float">
            <text:p>920590831</text:p>
          </table:table-cell>
          <table:table-cell office:value-type="float" office:value="924290794" calcext:value-type="float">
            <text:p>924290794</text:p>
          </table:table-cell>
          <table:table-cell office:value-type="float" office:value="927990798" calcext:value-type="float">
            <text:p>92799079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823]-[.C823]" office:value-type="float" office:value="3699963" calcext:value-type="float">
            <text:p>3699963</text:p>
          </table:table-cell>
          <table:table-cell table:formula="of:=[.E823]-[.C823]" office:value-type="float" office:value="7399967" calcext:value-type="float">
            <text:p>7399967</text:p>
          </table:table-cell>
          <table:table-cell table:formula="of:=[.G823]-[.F823]" office:value-type="float" office:value="-0.0500000000000007" calcext:value-type="float">
            <text:p>-0.05</text:p>
          </table:table-cell>
          <table:table-cell table:formula="of:=[.H823]-[.G82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14_00414A.log</text:p>
          </table:table-cell>
          <table:table-cell office:value-type="string" calcext:value-type="string">
            <text:p>00414A</text:p>
          </table:table-cell>
          <table:table-cell office:value-type="float" office:value="920595150" calcext:value-type="float">
            <text:p>920595150</text:p>
          </table:table-cell>
          <table:table-cell office:value-type="float" office:value="924295088" calcext:value-type="float">
            <text:p>924295088</text:p>
          </table:table-cell>
          <table:table-cell office:value-type="float" office:value="927995074" calcext:value-type="float">
            <text:p>927995074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69" calcext:value-type="float">
            <text:p>11.69</text:p>
          </table:table-cell>
          <table:table-cell table:formula="of:=[.D824]-[.C824]" office:value-type="float" office:value="3699938" calcext:value-type="float">
            <text:p>3699938</text:p>
          </table:table-cell>
          <table:table-cell table:formula="of:=[.E824]-[.C824]" office:value-type="float" office:value="7399924" calcext:value-type="float">
            <text:p>7399924</text:p>
          </table:table-cell>
          <table:table-cell table:formula="of:=[.G824]-[.F824]" office:value-type="float" office:value="-0.0500000000000007" calcext:value-type="float">
            <text:p>-0.05</text:p>
          </table:table-cell>
          <table:table-cell table:formula="of:=[.H824]-[.G824]" office:value-type="float" office:value="-0.0800000000000001" calcext:value-type="float">
            <text:p>-0.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853_0040F7.log</text:p>
          </table:table-cell>
          <table:table-cell office:value-type="string" calcext:value-type="string">
            <text:p>0040F7</text:p>
          </table:table-cell>
          <table:table-cell office:value-type="float" office:value="920593422" calcext:value-type="float">
            <text:p>920593422</text:p>
          </table:table-cell>
          <table:table-cell office:value-type="float" office:value="924293355" calcext:value-type="float">
            <text:p>924293355</text:p>
          </table:table-cell>
          <table:table-cell office:value-type="float" office:value="927993325" calcext:value-type="float">
            <text:p>927993325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8" calcext:value-type="float">
            <text:p>11.68</text:p>
          </table:table-cell>
          <table:table-cell table:formula="of:=[.D825]-[.C825]" office:value-type="float" office:value="3699933" calcext:value-type="float">
            <text:p>3699933</text:p>
          </table:table-cell>
          <table:table-cell table:formula="of:=[.E825]-[.C825]" office:value-type="float" office:value="7399903" calcext:value-type="float">
            <text:p>7399903</text:p>
          </table:table-cell>
          <table:table-cell table:formula="of:=[.G825]-[.F825]" office:value-type="float" office:value="-0.0600000000000005" calcext:value-type="float">
            <text:p>-0.06</text:p>
          </table:table-cell>
          <table:table-cell table:formula="of:=[.H825]-[.G825]" office:value-type="float" office:value="0.0199999999999996" calcext:value-type="float">
            <text:p>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710_0042E3.log</text:p>
          </table:table-cell>
          <table:table-cell office:value-type="float" office:value="42000" calcext:value-type="float">
            <text:p>42000</text:p>
          </table:table-cell>
          <table:table-cell office:value-type="float" office:value="920592922" calcext:value-type="float">
            <text:p>920592922</text:p>
          </table:table-cell>
          <table:table-cell office:value-type="float" office:value="924292854" calcext:value-type="float">
            <text:p>924292854</text:p>
          </table:table-cell>
          <table:table-cell office:value-type="float" office:value="927992819" calcext:value-type="float">
            <text:p>927992819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826]-[.C826]" office:value-type="float" office:value="3699932" calcext:value-type="float">
            <text:p>3699932</text:p>
          </table:table-cell>
          <table:table-cell table:formula="of:=[.E826]-[.C826]" office:value-type="float" office:value="7399897" calcext:value-type="float">
            <text:p>7399897</text:p>
          </table:table-cell>
          <table:table-cell table:formula="of:=[.G826]-[.F826]" office:value-type="float" office:value="-0.0599999999999987" calcext:value-type="float">
            <text:p>-0.06</text:p>
          </table:table-cell>
          <table:table-cell table:formula="of:=[.H826]-[.G82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69_00416A.log</text:p>
          </table:table-cell>
          <table:table-cell office:value-type="string" calcext:value-type="string">
            <text:p>00416A</text:p>
          </table:table-cell>
          <table:table-cell office:value-type="float" office:value="920591531" calcext:value-type="float">
            <text:p>920591531</text:p>
          </table:table-cell>
          <table:table-cell office:value-type="float" office:value="924291449" calcext:value-type="float">
            <text:p>924291449</text:p>
          </table:table-cell>
          <table:table-cell office:value-type="float" office:value="927991397" calcext:value-type="float">
            <text:p>927991397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827]-[.C827]" office:value-type="float" office:value="3699918" calcext:value-type="float">
            <text:p>3699918</text:p>
          </table:table-cell>
          <table:table-cell table:formula="of:=[.E827]-[.C827]" office:value-type="float" office:value="7399866" calcext:value-type="float">
            <text:p>7399866</text:p>
          </table:table-cell>
          <table:table-cell table:formula="of:=[.G827]-[.F827]" office:value-type="float" office:value="-0.0500000000000007" calcext:value-type="float">
            <text:p>-0.05</text:p>
          </table:table-cell>
          <table:table-cell table:formula="of:=[.H827]-[.G82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43_004342.log</text:p>
          </table:table-cell>
          <table:table-cell office:value-type="float" office:value="4342" calcext:value-type="float">
            <text:p>4342</text:p>
          </table:table-cell>
          <table:table-cell office:value-type="float" office:value="920591531" calcext:value-type="float">
            <text:p>920591531</text:p>
          </table:table-cell>
          <table:table-cell office:value-type="float" office:value="924291463" calcext:value-type="float">
            <text:p>924291463</text:p>
          </table:table-cell>
          <table:table-cell office:value-type="float" office:value="927991442" calcext:value-type="float">
            <text:p>92799144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828]-[.C828]" office:value-type="float" office:value="3699932" calcext:value-type="float">
            <text:p>3699932</text:p>
          </table:table-cell>
          <table:table-cell table:formula="of:=[.E828]-[.C828]" office:value-type="float" office:value="7399911" calcext:value-type="float">
            <text:p>7399911</text:p>
          </table:table-cell>
          <table:table-cell table:formula="of:=[.G828]-[.F828]" office:value-type="float" office:value="-0.0399999999999991" calcext:value-type="float">
            <text:p>-0.04</text:p>
          </table:table-cell>
          <table:table-cell table:formula="of:=[.H828]-[.G82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16_004274.log</text:p>
          </table:table-cell>
          <table:table-cell office:value-type="float" office:value="4274" calcext:value-type="float">
            <text:p>4274</text:p>
          </table:table-cell>
          <table:table-cell office:value-type="float" office:value="920589518" calcext:value-type="float">
            <text:p>920589518</text:p>
          </table:table-cell>
          <table:table-cell office:value-type="float" office:value="924289401" calcext:value-type="float">
            <text:p>924289401</text:p>
          </table:table-cell>
          <table:table-cell office:value-type="float" office:value="927989333" calcext:value-type="float">
            <text:p>927989333</text:p>
          </table:table-cell>
          <table:table-cell office:value-type="float" office:value="11.8" calcext:value-type="float">
            <text:p>11.8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1" calcext:value-type="float">
            <text:p>11.71</text:p>
          </table:table-cell>
          <table:table-cell table:formula="of:=[.D829]-[.C829]" office:value-type="float" office:value="3699883" calcext:value-type="float">
            <text:p>3699883</text:p>
          </table:table-cell>
          <table:table-cell table:formula="of:=[.E829]-[.C829]" office:value-type="float" office:value="7399815" calcext:value-type="float">
            <text:p>7399815</text:p>
          </table:table-cell>
          <table:table-cell table:formula="of:=[.G829]-[.F829]" office:value-type="float" office:value="-0.0400000000000009" calcext:value-type="float">
            <text:p>-0.04</text:p>
          </table:table-cell>
          <table:table-cell table:formula="of:=[.H829]-[.G829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38_00443F.log</text:p>
          </table:table-cell>
          <table:table-cell office:value-type="string" calcext:value-type="string">
            <text:p>00443F</text:p>
          </table:table-cell>
          <table:table-cell office:value-type="float" office:value="920592482" calcext:value-type="float">
            <text:p>920592482</text:p>
          </table:table-cell>
          <table:table-cell office:value-type="float" office:value="924292423" calcext:value-type="float">
            <text:p>924292423</text:p>
          </table:table-cell>
          <table:table-cell office:value-type="float" office:value="927992395" calcext:value-type="float">
            <text:p>927992395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830]-[.C830]" office:value-type="float" office:value="3699941" calcext:value-type="float">
            <text:p>3699941</text:p>
          </table:table-cell>
          <table:table-cell table:formula="of:=[.E830]-[.C830]" office:value-type="float" office:value="7399913" calcext:value-type="float">
            <text:p>7399913</text:p>
          </table:table-cell>
          <table:table-cell table:formula="of:=[.G830]-[.F830]" office:value-type="float" office:value="-0.0399999999999991" calcext:value-type="float">
            <text:p>-0.04</text:p>
          </table:table-cell>
          <table:table-cell table:formula="of:=[.H830]-[.G830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832_004318.log</text:p>
          </table:table-cell>
          <table:table-cell office:value-type="float" office:value="4318" calcext:value-type="float">
            <text:p>4318</text:p>
          </table:table-cell>
          <table:table-cell office:value-type="float" office:value="920590575" calcext:value-type="float">
            <text:p>920590575</text:p>
          </table:table-cell>
          <table:table-cell office:value-type="float" office:value="924290494" calcext:value-type="float">
            <text:p>924290494</text:p>
          </table:table-cell>
          <table:table-cell office:value-type="float" office:value="927990467" calcext:value-type="float">
            <text:p>92799046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" calcext:value-type="float">
            <text:p>11.9</text:p>
          </table:table-cell>
          <table:table-cell office:value-type="float" office:value="11.87" calcext:value-type="float">
            <text:p>11.87</text:p>
          </table:table-cell>
          <table:table-cell table:formula="of:=[.D831]-[.C831]" office:value-type="float" office:value="3699919" calcext:value-type="float">
            <text:p>3699919</text:p>
          </table:table-cell>
          <table:table-cell table:formula="of:=[.E831]-[.C831]" office:value-type="float" office:value="7399892" calcext:value-type="float">
            <text:p>7399892</text:p>
          </table:table-cell>
          <table:table-cell table:formula="of:=[.G831]-[.F831]" office:value-type="float" office:value="-0.0399999999999991" calcext:value-type="float">
            <text:p>-0.04</text:p>
          </table:table-cell>
          <table:table-cell table:formula="of:=[.H831]-[.G831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25_0041BF.log</text:p>
          </table:table-cell>
          <table:table-cell office:value-type="string" calcext:value-type="string">
            <text:p>0041BF</text:p>
          </table:table-cell>
          <table:table-cell office:value-type="float" office:value="920590906" calcext:value-type="float">
            <text:p>920590906</text:p>
          </table:table-cell>
          <table:table-cell office:value-type="float" office:value="924290839" calcext:value-type="float">
            <text:p>924290839</text:p>
          </table:table-cell>
          <table:table-cell office:value-type="float" office:value="927990806" calcext:value-type="float">
            <text:p>92799080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7" calcext:value-type="float">
            <text:p>11.57</text:p>
          </table:table-cell>
          <table:table-cell table:formula="of:=[.D832]-[.C832]" office:value-type="float" office:value="3699933" calcext:value-type="float">
            <text:p>3699933</text:p>
          </table:table-cell>
          <table:table-cell table:formula="of:=[.E832]-[.C832]" office:value-type="float" office:value="7399900" calcext:value-type="float">
            <text:p>7399900</text:p>
          </table:table-cell>
          <table:table-cell table:formula="of:=[.G832]-[.F832]" office:value-type="float" office:value="-0.0600000000000005" calcext:value-type="float">
            <text:p>-0.06</text:p>
          </table:table-cell>
          <table:table-cell table:formula="of:=[.H832]-[.G83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830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2004" calcext:value-type="float">
            <text:p>920592004</text:p>
          </table:table-cell>
          <table:table-cell office:value-type="float" office:value="924291912" calcext:value-type="float">
            <text:p>924291912</text:p>
          </table:table-cell>
          <table:table-cell office:value-type="float" office:value="927991870" calcext:value-type="float">
            <text:p>92799187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2" calcext:value-type="float">
            <text:p>11.42</text:p>
          </table:table-cell>
          <table:table-cell office:value-type="float" office:value="11.4" calcext:value-type="float">
            <text:p>11.4</text:p>
          </table:table-cell>
          <table:table-cell table:formula="of:=[.D833]-[.C833]" office:value-type="float" office:value="3699908" calcext:value-type="float">
            <text:p>3699908</text:p>
          </table:table-cell>
          <table:table-cell table:formula="of:=[.E833]-[.C833]" office:value-type="float" office:value="7399866" calcext:value-type="float">
            <text:p>7399866</text:p>
          </table:table-cell>
          <table:table-cell table:formula="of:=[.G833]-[.F833]" office:value-type="float" office:value="-0.0600000000000005" calcext:value-type="float">
            <text:p>-0.06</text:p>
          </table:table-cell>
          <table:table-cell table:formula="of:=[.H833]-[.G833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0_00417B.log</text:p>
          </table:table-cell>
          <table:table-cell office:value-type="string" calcext:value-type="string">
            <text:p>00417B</text:p>
          </table:table-cell>
          <table:table-cell office:value-type="float" office:value="920593801" calcext:value-type="float">
            <text:p>920593801</text:p>
          </table:table-cell>
          <table:table-cell office:value-type="float" office:value="924293735" calcext:value-type="float">
            <text:p>924293735</text:p>
          </table:table-cell>
          <table:table-cell office:value-type="float" office:value="927993703" calcext:value-type="float">
            <text:p>927993703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834]-[.C834]" office:value-type="float" office:value="3699934" calcext:value-type="float">
            <text:p>3699934</text:p>
          </table:table-cell>
          <table:table-cell table:formula="of:=[.E834]-[.C834]" office:value-type="float" office:value="7399902" calcext:value-type="float">
            <text:p>7399902</text:p>
          </table:table-cell>
          <table:table-cell table:formula="of:=[.G834]-[.F834]" office:value-type="float" office:value="-0.0500000000000007" calcext:value-type="float">
            <text:p>-0.05</text:p>
          </table:table-cell>
          <table:table-cell table:formula="of:=[.H834]-[.G83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333_004380.log</text:p>
          </table:table-cell>
          <table:table-cell office:value-type="float" office:value="4380" calcext:value-type="float">
            <text:p>4380</text:p>
          </table:table-cell>
          <table:table-cell office:value-type="float" office:value="920589903" calcext:value-type="float">
            <text:p>920589903</text:p>
          </table:table-cell>
          <table:table-cell office:value-type="float" office:value="924289810" calcext:value-type="float">
            <text:p>924289810</text:p>
          </table:table-cell>
          <table:table-cell office:value-type="float" office:value="927989761" calcext:value-type="float">
            <text:p>927989761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3" calcext:value-type="float">
            <text:p>11.83</text:p>
          </table:table-cell>
          <table:table-cell table:formula="of:=[.D835]-[.C835]" office:value-type="float" office:value="3699907" calcext:value-type="float">
            <text:p>3699907</text:p>
          </table:table-cell>
          <table:table-cell table:formula="of:=[.E835]-[.C835]" office:value-type="float" office:value="7399858" calcext:value-type="float">
            <text:p>7399858</text:p>
          </table:table-cell>
          <table:table-cell table:formula="of:=[.G835]-[.F835]" office:value-type="float" office:value="-0.0400000000000009" calcext:value-type="float">
            <text:p>-0.04</text:p>
          </table:table-cell>
          <table:table-cell table:formula="of:=[.H835]-[.G83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10_004248.log</text:p>
          </table:table-cell>
          <table:table-cell office:value-type="float" office:value="4248" calcext:value-type="float">
            <text:p>4248</text:p>
          </table:table-cell>
          <table:table-cell office:value-type="float" office:value="920590173" calcext:value-type="float">
            <text:p>920590173</text:p>
          </table:table-cell>
          <table:table-cell office:value-type="float" office:value="924290113" calcext:value-type="float">
            <text:p>924290113</text:p>
          </table:table-cell>
          <table:table-cell office:value-type="float" office:value="927990101" calcext:value-type="float">
            <text:p>92799010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836]-[.C836]" office:value-type="float" office:value="3699940" calcext:value-type="float">
            <text:p>3699940</text:p>
          </table:table-cell>
          <table:table-cell table:formula="of:=[.E836]-[.C836]" office:value-type="float" office:value="7399928" calcext:value-type="float">
            <text:p>7399928</text:p>
          </table:table-cell>
          <table:table-cell table:formula="of:=[.G836]-[.F836]" office:value-type="float" office:value="-0.0500000000000007" calcext:value-type="float">
            <text:p>-0.05</text:p>
          </table:table-cell>
          <table:table-cell table:formula="of:=[.H836]-[.G83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850_004391.log</text:p>
          </table:table-cell>
          <table:table-cell office:value-type="float" office:value="4391" calcext:value-type="float">
            <text:p>4391</text:p>
          </table:table-cell>
          <table:table-cell office:value-type="float" office:value="920594386" calcext:value-type="float">
            <text:p>920594386</text:p>
          </table:table-cell>
          <table:table-cell office:value-type="float" office:value="924294311" calcext:value-type="float">
            <text:p>924294311</text:p>
          </table:table-cell>
          <table:table-cell office:value-type="float" office:value="927994275" calcext:value-type="float">
            <text:p>927994275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office:value-type="float" office:value="11.78" calcext:value-type="float">
            <text:p>11.78</text:p>
          </table:table-cell>
          <table:table-cell table:formula="of:=[.D837]-[.C837]" office:value-type="float" office:value="3699925" calcext:value-type="float">
            <text:p>3699925</text:p>
          </table:table-cell>
          <table:table-cell table:formula="of:=[.E837]-[.C837]" office:value-type="float" office:value="7399889" calcext:value-type="float">
            <text:p>7399889</text:p>
          </table:table-cell>
          <table:table-cell table:formula="of:=[.G837]-[.F837]" office:value-type="float" office:value="-0.0499999999999989" calcext:value-type="float">
            <text:p>-0.05</text:p>
          </table:table-cell>
          <table:table-cell table:formula="of:=[.H837]-[.G837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5_0041A8.log</text:p>
          </table:table-cell>
          <table:table-cell office:value-type="string" calcext:value-type="string">
            <text:p>0041A8</text:p>
          </table:table-cell>
          <table:table-cell office:value-type="float" office:value="920595599" calcext:value-type="float">
            <text:p>920595599</text:p>
          </table:table-cell>
          <table:table-cell office:value-type="float" office:value="924295571" calcext:value-type="float">
            <text:p>924295571</text:p>
          </table:table-cell>
          <table:table-cell office:value-type="float" office:value="927995581" calcext:value-type="float">
            <text:p>92799558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8" calcext:value-type="float">
            <text:p>11.58</text:p>
          </table:table-cell>
          <table:table-cell table:formula="of:=[.D838]-[.C838]" office:value-type="float" office:value="3699972" calcext:value-type="float">
            <text:p>3699972</text:p>
          </table:table-cell>
          <table:table-cell table:formula="of:=[.E838]-[.C838]" office:value-type="float" office:value="7399982" calcext:value-type="float">
            <text:p>7399982</text:p>
          </table:table-cell>
          <table:table-cell table:formula="of:=[.G838]-[.F838]" office:value-type="float" office:value="-0.0500000000000007" calcext:value-type="float">
            <text:p>-0.05</text:p>
          </table:table-cell>
          <table:table-cell table:formula="of:=[.H838]-[.G838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715_004175.log</text:p>
          </table:table-cell>
          <table:table-cell office:value-type="float" office:value="4175" calcext:value-type="float">
            <text:p>4175</text:p>
          </table:table-cell>
          <table:table-cell office:value-type="float" office:value="920594979" calcext:value-type="float">
            <text:p>920594979</text:p>
          </table:table-cell>
          <table:table-cell office:value-type="float" office:value="924294900" calcext:value-type="float">
            <text:p>924294900</text:p>
          </table:table-cell>
          <table:table-cell office:value-type="float" office:value="927994887" calcext:value-type="float">
            <text:p>9279948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839]-[.C839]" office:value-type="float" office:value="3699921" calcext:value-type="float">
            <text:p>3699921</text:p>
          </table:table-cell>
          <table:table-cell table:formula="of:=[.E839]-[.C839]" office:value-type="float" office:value="7399908" calcext:value-type="float">
            <text:p>7399908</text:p>
          </table:table-cell>
          <table:table-cell table:formula="of:=[.G839]-[.F839]" office:value-type="float" office:value="-0.0600000000000005" calcext:value-type="float">
            <text:p>-0.06</text:p>
          </table:table-cell>
          <table:table-cell table:formula="of:=[.H839]-[.G83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537_00412E.log</text:p>
          </table:table-cell>
          <table:table-cell office:value-type="string" calcext:value-type="string">
            <text:p>00412E</text:p>
          </table:table-cell>
          <table:table-cell office:value-type="float" office:value="920592122" calcext:value-type="float">
            <text:p>920592122</text:p>
          </table:table-cell>
          <table:table-cell office:value-type="float" office:value="924292107" calcext:value-type="float">
            <text:p>924292107</text:p>
          </table:table-cell>
          <table:table-cell office:value-type="float" office:value="927992149" calcext:value-type="float">
            <text:p>927992149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office:value-type="float" office:value="11.67" calcext:value-type="float">
            <text:p>11.67</text:p>
          </table:table-cell>
          <table:table-cell table:formula="of:=[.D840]-[.C840]" office:value-type="float" office:value="3699985" calcext:value-type="float">
            <text:p>3699985</text:p>
          </table:table-cell>
          <table:table-cell table:formula="of:=[.E840]-[.C840]" office:value-type="float" office:value="7400027" calcext:value-type="float">
            <text:p>7400027</text:p>
          </table:table-cell>
          <table:table-cell table:formula="of:=[.G840]-[.F840]" office:value-type="float" office:value="-0.0300000000000011" calcext:value-type="float">
            <text:p>-0.03</text:p>
          </table:table-cell>
          <table:table-cell table:formula="of:=[.H840]-[.G84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34_00422C.log</text:p>
          </table:table-cell>
          <table:table-cell office:value-type="string" calcext:value-type="string">
            <text:p>00422C</text:p>
          </table:table-cell>
          <table:table-cell office:value-type="float" office:value="920594395" calcext:value-type="float">
            <text:p>920594395</text:p>
          </table:table-cell>
          <table:table-cell office:value-type="float" office:value="924294333" calcext:value-type="float">
            <text:p>924294333</text:p>
          </table:table-cell>
          <table:table-cell office:value-type="float" office:value="927994325" calcext:value-type="float">
            <text:p>927994325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1" calcext:value-type="float">
            <text:p>11.91</text:p>
          </table:table-cell>
          <table:table-cell table:formula="of:=[.D841]-[.C841]" office:value-type="float" office:value="3699938" calcext:value-type="float">
            <text:p>3699938</text:p>
          </table:table-cell>
          <table:table-cell table:formula="of:=[.E841]-[.C841]" office:value-type="float" office:value="7399930" calcext:value-type="float">
            <text:p>7399930</text:p>
          </table:table-cell>
          <table:table-cell table:formula="of:=[.G841]-[.F841]" office:value-type="float" office:value="-0.0400000000000009" calcext:value-type="float">
            <text:p>-0.04</text:p>
          </table:table-cell>
          <table:table-cell table:formula="of:=[.H841]-[.G84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20_0040BE.log</text:p>
          </table:table-cell>
          <table:table-cell office:value-type="string" calcext:value-type="string">
            <text:p>0040BE</text:p>
          </table:table-cell>
          <table:table-cell office:value-type="float" office:value="920590615" calcext:value-type="float">
            <text:p>920590615</text:p>
          </table:table-cell>
          <table:table-cell office:value-type="float" office:value="924290499" calcext:value-type="float">
            <text:p>924290499</text:p>
          </table:table-cell>
          <table:table-cell office:value-type="float" office:value="927990432" calcext:value-type="float">
            <text:p>92799043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842]-[.C842]" office:value-type="float" office:value="3699884" calcext:value-type="float">
            <text:p>3699884</text:p>
          </table:table-cell>
          <table:table-cell table:formula="of:=[.E842]-[.C842]" office:value-type="float" office:value="7399817" calcext:value-type="float">
            <text:p>7399817</text:p>
          </table:table-cell>
          <table:table-cell table:formula="of:=[.G842]-[.F842]" office:value-type="float" office:value="-0.0299999999999994" calcext:value-type="float">
            <text:p>-0.03</text:p>
          </table:table-cell>
          <table:table-cell table:formula="of:=[.H842]-[.G84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442_0041FB.log</text:p>
          </table:table-cell>
          <table:table-cell office:value-type="string" calcext:value-type="string">
            <text:p>0041FB</text:p>
          </table:table-cell>
          <table:table-cell office:value-type="float" office:value="920588862" calcext:value-type="float">
            <text:p>920588862</text:p>
          </table:table-cell>
          <table:table-cell office:value-type="float" office:value="924288786" calcext:value-type="float">
            <text:p>924288786</text:p>
          </table:table-cell>
          <table:table-cell office:value-type="float" office:value="927988748" calcext:value-type="float">
            <text:p>927988748</text:p>
          </table:table-cell>
          <table:table-cell office:value-type="float" office:value="11.8" calcext:value-type="float">
            <text:p>11.8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1" calcext:value-type="float">
            <text:p>11.71</text:p>
          </table:table-cell>
          <table:table-cell table:formula="of:=[.D843]-[.C843]" office:value-type="float" office:value="3699924" calcext:value-type="float">
            <text:p>3699924</text:p>
          </table:table-cell>
          <table:table-cell table:formula="of:=[.E843]-[.C843]" office:value-type="float" office:value="7399886" calcext:value-type="float">
            <text:p>7399886</text:p>
          </table:table-cell>
          <table:table-cell table:formula="of:=[.G843]-[.F843]" office:value-type="float" office:value="-0.0500000000000007" calcext:value-type="float">
            <text:p>-0.05</text:p>
          </table:table-cell>
          <table:table-cell table:formula="of:=[.H843]-[.G84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6_0040F9.log</text:p>
          </table:table-cell>
          <table:table-cell office:value-type="string" calcext:value-type="string">
            <text:p>0040F9</text:p>
          </table:table-cell>
          <table:table-cell office:value-type="float" office:value="920588855" calcext:value-type="float">
            <text:p>920588855</text:p>
          </table:table-cell>
          <table:table-cell office:value-type="float" office:value="924288796" calcext:value-type="float">
            <text:p>924288796</text:p>
          </table:table-cell>
          <table:table-cell office:value-type="float" office:value="927988732" calcext:value-type="float">
            <text:p>927988732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table:formula="of:=[.D844]-[.C844]" office:value-type="float" office:value="3699941" calcext:value-type="float">
            <text:p>3699941</text:p>
          </table:table-cell>
          <table:table-cell table:formula="of:=[.E844]-[.C844]" office:value-type="float" office:value="7399877" calcext:value-type="float">
            <text:p>7399877</text:p>
          </table:table-cell>
          <table:table-cell table:formula="of:=[.G844]-[.F844]" office:value-type="float" office:value="-0.0600000000000005" calcext:value-type="float">
            <text:p>-0.06</text:p>
          </table:table-cell>
          <table:table-cell table:formula="of:=[.H844]-[.G84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25_0042AF.log</text:p>
          </table:table-cell>
          <table:table-cell office:value-type="string" calcext:value-type="string">
            <text:p>0042AF</text:p>
          </table:table-cell>
          <table:table-cell office:value-type="float" office:value="920592343" calcext:value-type="float">
            <text:p>920592343</text:p>
          </table:table-cell>
          <table:table-cell office:value-type="float" office:value="924292276" calcext:value-type="float">
            <text:p>924292276</text:p>
          </table:table-cell>
          <table:table-cell office:value-type="float" office:value="927992244" calcext:value-type="float">
            <text:p>927992244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845]-[.C845]" office:value-type="float" office:value="3699933" calcext:value-type="float">
            <text:p>3699933</text:p>
          </table:table-cell>
          <table:table-cell table:formula="of:=[.E845]-[.C845]" office:value-type="float" office:value="7399901" calcext:value-type="float">
            <text:p>7399901</text:p>
          </table:table-cell>
          <table:table-cell table:formula="of:=[.G845]-[.F845]" office:value-type="float" office:value="-0.0400000000000009" calcext:value-type="float">
            <text:p>-0.04</text:p>
          </table:table-cell>
          <table:table-cell table:formula="of:=[.H845]-[.G84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030_004329.log</text:p>
          </table:table-cell>
          <table:table-cell office:value-type="float" office:value="4329" calcext:value-type="float">
            <text:p>4329</text:p>
          </table:table-cell>
          <table:table-cell office:value-type="float" office:value="920593070" calcext:value-type="float">
            <text:p>920593070</text:p>
          </table:table-cell>
          <table:table-cell office:value-type="float" office:value="924293069" calcext:value-type="float">
            <text:p>924293069</text:p>
          </table:table-cell>
          <table:table-cell office:value-type="float" office:value="927993098" calcext:value-type="float">
            <text:p>927993098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3" calcext:value-type="float">
            <text:p>11.83</text:p>
          </table:table-cell>
          <table:table-cell table:formula="of:=[.D846]-[.C846]" office:value-type="float" office:value="3699999" calcext:value-type="float">
            <text:p>3699999</text:p>
          </table:table-cell>
          <table:table-cell table:formula="of:=[.E846]-[.C846]" office:value-type="float" office:value="7400028" calcext:value-type="float">
            <text:p>7400028</text:p>
          </table:table-cell>
          <table:table-cell table:formula="of:=[.G846]-[.F846]" office:value-type="float" office:value="-0.0300000000000011" calcext:value-type="float">
            <text:p>-0.03</text:p>
          </table:table-cell>
          <table:table-cell table:formula="of:=[.H846]-[.G84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547_004348.log</text:p>
          </table:table-cell>
          <table:table-cell office:value-type="float" office:value="4348" calcext:value-type="float">
            <text:p>4348</text:p>
          </table:table-cell>
          <table:table-cell office:value-type="float" office:value="920592966" calcext:value-type="float">
            <text:p>920592966</text:p>
          </table:table-cell>
          <table:table-cell office:value-type="float" office:value="924292872" calcext:value-type="float">
            <text:p>924292872</text:p>
          </table:table-cell>
          <table:table-cell office:value-type="float" office:value="927992844" calcext:value-type="float">
            <text:p>92799284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office:value-type="float" office:value="11.52" calcext:value-type="float">
            <text:p>11.52</text:p>
          </table:table-cell>
          <table:table-cell table:formula="of:=[.D847]-[.C847]" office:value-type="float" office:value="3699906" calcext:value-type="float">
            <text:p>3699906</text:p>
          </table:table-cell>
          <table:table-cell table:formula="of:=[.E847]-[.C847]" office:value-type="float" office:value="7399878" calcext:value-type="float">
            <text:p>7399878</text:p>
          </table:table-cell>
          <table:table-cell table:formula="of:=[.G847]-[.F847]" office:value-type="float" office:value="-0.0399999999999991" calcext:value-type="float">
            <text:p>-0.04</text:p>
          </table:table-cell>
          <table:table-cell table:formula="of:=[.H847]-[.G847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20_0043DA.log</text:p>
          </table:table-cell>
          <table:table-cell office:value-type="string" calcext:value-type="string">
            <text:p>0043DA</text:p>
          </table:table-cell>
          <table:table-cell office:value-type="float" office:value="920593920" calcext:value-type="float">
            <text:p>920593920</text:p>
          </table:table-cell>
          <table:table-cell office:value-type="float" office:value="924293877" calcext:value-type="float">
            <text:p>924293877</text:p>
          </table:table-cell>
          <table:table-cell office:value-type="float" office:value="927993858" calcext:value-type="float">
            <text:p>92799385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848]-[.C848]" office:value-type="float" office:value="3699957" calcext:value-type="float">
            <text:p>3699957</text:p>
          </table:table-cell>
          <table:table-cell table:formula="of:=[.E848]-[.C848]" office:value-type="float" office:value="7399938" calcext:value-type="float">
            <text:p>7399938</text:p>
          </table:table-cell>
          <table:table-cell table:formula="of:=[.G848]-[.F848]" office:value-type="float" office:value="-0.0299999999999994" calcext:value-type="float">
            <text:p>-0.03</text:p>
          </table:table-cell>
          <table:table-cell table:formula="of:=[.H848]-[.G84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37_0043EE.log</text:p>
          </table:table-cell>
          <table:table-cell office:value-type="string" calcext:value-type="string">
            <text:p>0043EE</text:p>
          </table:table-cell>
          <table:table-cell office:value-type="float" office:value="920592011" calcext:value-type="float">
            <text:p>920592011</text:p>
          </table:table-cell>
          <table:table-cell office:value-type="float" office:value="924291950" calcext:value-type="float">
            <text:p>924291950</text:p>
          </table:table-cell>
          <table:table-cell office:value-type="float" office:value="927991924" calcext:value-type="float">
            <text:p>92799192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849]-[.C849]" office:value-type="float" office:value="3699939" calcext:value-type="float">
            <text:p>3699939</text:p>
          </table:table-cell>
          <table:table-cell table:formula="of:=[.E849]-[.C849]" office:value-type="float" office:value="7399913" calcext:value-type="float">
            <text:p>7399913</text:p>
          </table:table-cell>
          <table:table-cell table:formula="of:=[.G849]-[.F849]" office:value-type="float" office:value="-0.0600000000000005" calcext:value-type="float">
            <text:p>-0.06</text:p>
          </table:table-cell>
          <table:table-cell table:formula="of:=[.H849]-[.G84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551_00441D.log</text:p>
          </table:table-cell>
          <table:table-cell office:value-type="string" calcext:value-type="string">
            <text:p>00441D</text:p>
          </table:table-cell>
          <table:table-cell office:value-type="float" office:value="920594721" calcext:value-type="float">
            <text:p>920594721</text:p>
          </table:table-cell>
          <table:table-cell office:value-type="float" office:value="924294679" calcext:value-type="float">
            <text:p>924294679</text:p>
          </table:table-cell>
          <table:table-cell office:value-type="float" office:value="927994657" calcext:value-type="float">
            <text:p>92799465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6" calcext:value-type="float">
            <text:p>11.56</text:p>
          </table:table-cell>
          <table:table-cell table:formula="of:=[.D850]-[.C850]" office:value-type="float" office:value="3699958" calcext:value-type="float">
            <text:p>3699958</text:p>
          </table:table-cell>
          <table:table-cell table:formula="of:=[.E850]-[.C850]" office:value-type="float" office:value="7399936" calcext:value-type="float">
            <text:p>7399936</text:p>
          </table:table-cell>
          <table:table-cell table:formula="of:=[.G850]-[.F850]" office:value-type="float" office:value="-0.0400000000000009" calcext:value-type="float">
            <text:p>-0.04</text:p>
          </table:table-cell>
          <table:table-cell table:formula="of:=[.H850]-[.G85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115_00432E.log</text:p>
          </table:table-cell>
          <table:table-cell office:value-type="string" calcext:value-type="string">
            <text:p>00432E</text:p>
          </table:table-cell>
          <table:table-cell office:value-type="float" office:value="920595089" calcext:value-type="float">
            <text:p>920595089</text:p>
          </table:table-cell>
          <table:table-cell office:value-type="float" office:value="924295038" calcext:value-type="float">
            <text:p>924295038</text:p>
          </table:table-cell>
          <table:table-cell office:value-type="float" office:value="927995020" calcext:value-type="float">
            <text:p>927995020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7" calcext:value-type="float">
            <text:p>11.67</text:p>
          </table:table-cell>
          <table:table-cell table:formula="of:=[.D851]-[.C851]" office:value-type="float" office:value="3699949" calcext:value-type="float">
            <text:p>3699949</text:p>
          </table:table-cell>
          <table:table-cell table:formula="of:=[.E851]-[.C851]" office:value-type="float" office:value="7399931" calcext:value-type="float">
            <text:p>7399931</text:p>
          </table:table-cell>
          <table:table-cell table:formula="of:=[.G851]-[.F851]" office:value-type="float" office:value="-0.0500000000000007" calcext:value-type="float">
            <text:p>-0.05</text:p>
          </table:table-cell>
          <table:table-cell table:formula="of:=[.H851]-[.G851]" office:value-type="float" office:value="0.0500000000000007" calcext:value-type="float">
            <text:p>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40_00422D.log</text:p>
          </table:table-cell>
          <table:table-cell office:value-type="string" calcext:value-type="string">
            <text:p>00422D</text:p>
          </table:table-cell>
          <table:table-cell office:value-type="float" office:value="920588977" calcext:value-type="float">
            <text:p>920588977</text:p>
          </table:table-cell>
          <table:table-cell office:value-type="float" office:value="924288900" calcext:value-type="float">
            <text:p>924288900</text:p>
          </table:table-cell>
          <table:table-cell office:value-type="float" office:value="927988867" calcext:value-type="float">
            <text:p>927988867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7" calcext:value-type="float">
            <text:p>11.87</text:p>
          </table:table-cell>
          <table:table-cell table:formula="of:=[.D852]-[.C852]" office:value-type="float" office:value="3699923" calcext:value-type="float">
            <text:p>3699923</text:p>
          </table:table-cell>
          <table:table-cell table:formula="of:=[.E852]-[.C852]" office:value-type="float" office:value="7399890" calcext:value-type="float">
            <text:p>7399890</text:p>
          </table:table-cell>
          <table:table-cell table:formula="of:=[.G852]-[.F852]" office:value-type="float" office:value="-0.0499999999999989" calcext:value-type="float">
            <text:p>-0.05</text:p>
          </table:table-cell>
          <table:table-cell table:formula="of:=[.H852]-[.G85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115_00420E.log</text:p>
          </table:table-cell>
          <table:table-cell office:value-type="string" calcext:value-type="string">
            <text:p>00420E</text:p>
          </table:table-cell>
          <table:table-cell office:value-type="float" office:value="920590189" calcext:value-type="float">
            <text:p>920590189</text:p>
          </table:table-cell>
          <table:table-cell office:value-type="float" office:value="924290124" calcext:value-type="float">
            <text:p>924290124</text:p>
          </table:table-cell>
          <table:table-cell office:value-type="float" office:value="927990085" calcext:value-type="float">
            <text:p>92799008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6" calcext:value-type="float">
            <text:p>11.86</text:p>
          </table:table-cell>
          <table:table-cell table:formula="of:=[.D853]-[.C853]" office:value-type="float" office:value="3699935" calcext:value-type="float">
            <text:p>3699935</text:p>
          </table:table-cell>
          <table:table-cell table:formula="of:=[.E853]-[.C853]" office:value-type="float" office:value="7399896" calcext:value-type="float">
            <text:p>7399896</text:p>
          </table:table-cell>
          <table:table-cell table:formula="of:=[.G853]-[.F853]" office:value-type="float" office:value="-0.0399999999999991" calcext:value-type="float">
            <text:p>-0.04</text:p>
          </table:table-cell>
          <table:table-cell table:formula="of:=[.H853]-[.G85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839_0043AC.log</text:p>
          </table:table-cell>
          <table:table-cell office:value-type="string" calcext:value-type="string">
            <text:p>0043AC</text:p>
          </table:table-cell>
          <table:table-cell office:value-type="float" office:value="920589998" calcext:value-type="float">
            <text:p>920589998</text:p>
          </table:table-cell>
          <table:table-cell office:value-type="float" office:value="924289934" calcext:value-type="float">
            <text:p>924289934</text:p>
          </table:table-cell>
          <table:table-cell office:value-type="float" office:value="927989897" calcext:value-type="float">
            <text:p>92798989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854]-[.C854]" office:value-type="float" office:value="3699936" calcext:value-type="float">
            <text:p>3699936</text:p>
          </table:table-cell>
          <table:table-cell table:formula="of:=[.E854]-[.C854]" office:value-type="float" office:value="7399899" calcext:value-type="float">
            <text:p>7399899</text:p>
          </table:table-cell>
          <table:table-cell table:formula="of:=[.G854]-[.F854]" office:value-type="float" office:value="-0.0500000000000007" calcext:value-type="float">
            <text:p>-0.05</text:p>
          </table:table-cell>
          <table:table-cell table:formula="of:=[.H854]-[.G85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324_004126.log</text:p>
          </table:table-cell>
          <table:table-cell office:value-type="float" office:value="4126" calcext:value-type="float">
            <text:p>4126</text:p>
          </table:table-cell>
          <table:table-cell office:value-type="float" office:value="920591959" calcext:value-type="float">
            <text:p>920591959</text:p>
          </table:table-cell>
          <table:table-cell office:value-type="float" office:value="924291863" calcext:value-type="float">
            <text:p>924291863</text:p>
          </table:table-cell>
          <table:table-cell office:value-type="float" office:value="927991805" calcext:value-type="float">
            <text:p>927991805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table:formula="of:=[.D855]-[.C855]" office:value-type="float" office:value="3699904" calcext:value-type="float">
            <text:p>3699904</text:p>
          </table:table-cell>
          <table:table-cell table:formula="of:=[.E855]-[.C855]" office:value-type="float" office:value="7399846" calcext:value-type="float">
            <text:p>7399846</text:p>
          </table:table-cell>
          <table:table-cell table:formula="of:=[.G855]-[.F855]" office:value-type="float" office:value="-0.0499999999999989" calcext:value-type="float">
            <text:p>-0.05</text:p>
          </table:table-cell>
          <table:table-cell table:formula="of:=[.H855]-[.G855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1019_004446.log</text:p>
          </table:table-cell>
          <table:table-cell office:value-type="float" office:value="4446" calcext:value-type="float">
            <text:p>4446</text:p>
          </table:table-cell>
          <table:table-cell office:value-type="float" office:value="920594693" calcext:value-type="float">
            <text:p>920594693</text:p>
          </table:table-cell>
          <table:table-cell office:value-type="float" office:value="924294625" calcext:value-type="float">
            <text:p>924294625</text:p>
          </table:table-cell>
          <table:table-cell office:value-type="float" office:value="927994613" calcext:value-type="float">
            <text:p>927994613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table:formula="of:=[.D856]-[.C856]" office:value-type="float" office:value="3699932" calcext:value-type="float">
            <text:p>3699932</text:p>
          </table:table-cell>
          <table:table-cell table:formula="of:=[.E856]-[.C856]" office:value-type="float" office:value="7399920" calcext:value-type="float">
            <text:p>7399920</text:p>
          </table:table-cell>
          <table:table-cell table:formula="of:=[.G856]-[.F856]" office:value-type="float" office:value="-0.0300000000000011" calcext:value-type="float">
            <text:p>-0.03</text:p>
          </table:table-cell>
          <table:table-cell table:formula="of:=[.H856]-[.G856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821_004433.log</text:p>
          </table:table-cell>
          <table:table-cell office:value-type="float" office:value="4433" calcext:value-type="float">
            <text:p>4433</text:p>
          </table:table-cell>
          <table:table-cell office:value-type="float" office:value="920592185" calcext:value-type="float">
            <text:p>920592185</text:p>
          </table:table-cell>
          <table:table-cell office:value-type="float" office:value="924292099" calcext:value-type="float">
            <text:p>924292099</text:p>
          </table:table-cell>
          <table:table-cell office:value-type="float" office:value="927992057" calcext:value-type="float">
            <text:p>927992057</text:p>
          </table:table-cell>
          <table:table-cell office:value-type="float" office:value="11.25" calcext:value-type="float">
            <text:p>11.25</text:p>
          </table:table-cell>
          <table:table-cell office:value-type="float" office:value="11.23" calcext:value-type="float">
            <text:p>11.23</text:p>
          </table:table-cell>
          <table:table-cell office:value-type="float" office:value="11.22" calcext:value-type="float">
            <text:p>11.22</text:p>
          </table:table-cell>
          <table:table-cell table:formula="of:=[.D857]-[.C857]" office:value-type="float" office:value="3699914" calcext:value-type="float">
            <text:p>3699914</text:p>
          </table:table-cell>
          <table:table-cell table:formula="of:=[.E857]-[.C857]" office:value-type="float" office:value="7399872" calcext:value-type="float">
            <text:p>7399872</text:p>
          </table:table-cell>
          <table:table-cell table:formula="of:=[.G857]-[.F857]" office:value-type="float" office:value="-0.0199999999999996" calcext:value-type="float">
            <text:p>-0.02</text:p>
          </table:table-cell>
          <table:table-cell table:formula="of:=[.H857]-[.G857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155_004376.log</text:p>
          </table:table-cell>
          <table:table-cell office:value-type="float" office:value="4376" calcext:value-type="float">
            <text:p>4376</text:p>
          </table:table-cell>
          <table:table-cell office:value-type="float" office:value="920592283" calcext:value-type="float">
            <text:p>920592283</text:p>
          </table:table-cell>
          <table:table-cell office:value-type="float" office:value="924292197" calcext:value-type="float">
            <text:p>924292197</text:p>
          </table:table-cell>
          <table:table-cell office:value-type="float" office:value="927992158" calcext:value-type="float">
            <text:p>927992158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858]-[.C858]" office:value-type="float" office:value="3699914" calcext:value-type="float">
            <text:p>3699914</text:p>
          </table:table-cell>
          <table:table-cell table:formula="of:=[.E858]-[.C858]" office:value-type="float" office:value="7399875" calcext:value-type="float">
            <text:p>7399875</text:p>
          </table:table-cell>
          <table:table-cell table:formula="of:=[.G858]-[.F858]" office:value-type="float" office:value="-0.0500000000000007" calcext:value-type="float">
            <text:p>-0.05</text:p>
          </table:table-cell>
          <table:table-cell table:formula="of:=[.H858]-[.G85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057_00411D.log</text:p>
          </table:table-cell>
          <table:table-cell office:value-type="string" calcext:value-type="string">
            <text:p>00411D</text:p>
          </table:table-cell>
          <table:table-cell office:value-type="float" office:value="920588940" calcext:value-type="float">
            <text:p>920588940</text:p>
          </table:table-cell>
          <table:table-cell office:value-type="float" office:value="924288861" calcext:value-type="float">
            <text:p>924288861</text:p>
          </table:table-cell>
          <table:table-cell office:value-type="float" office:value="927988828" calcext:value-type="float">
            <text:p>92798882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4" calcext:value-type="float">
            <text:p>11.64</text:p>
          </table:table-cell>
          <table:table-cell table:formula="of:=[.D859]-[.C859]" office:value-type="float" office:value="3699921" calcext:value-type="float">
            <text:p>3699921</text:p>
          </table:table-cell>
          <table:table-cell table:formula="of:=[.E859]-[.C859]" office:value-type="float" office:value="7399888" calcext:value-type="float">
            <text:p>7399888</text:p>
          </table:table-cell>
          <table:table-cell table:formula="of:=[.G859]-[.F859]" office:value-type="float" office:value="-0.119999999999999" calcext:value-type="float">
            <text:p>-0.12</text:p>
          </table:table-cell>
          <table:table-cell table:formula="of:=[.H859]-[.G859]" office:value-type="float" office:value="-0.0700000000000003" calcext:value-type="float">
            <text:p>-0.0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47_0042C5.log</text:p>
          </table:table-cell>
          <table:table-cell office:value-type="string" calcext:value-type="string">
            <text:p>0042C5</text:p>
          </table:table-cell>
          <table:table-cell office:value-type="float" office:value="920593284" calcext:value-type="float">
            <text:p>920593284</text:p>
          </table:table-cell>
          <table:table-cell office:value-type="float" office:value="924293227" calcext:value-type="float">
            <text:p>924293227</text:p>
          </table:table-cell>
          <table:table-cell office:value-type="float" office:value="927993210" calcext:value-type="float">
            <text:p>92799321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860]-[.C860]" office:value-type="float" office:value="3699943" calcext:value-type="float">
            <text:p>3699943</text:p>
          </table:table-cell>
          <table:table-cell table:formula="of:=[.E860]-[.C860]" office:value-type="float" office:value="7399926" calcext:value-type="float">
            <text:p>7399926</text:p>
          </table:table-cell>
          <table:table-cell table:formula="of:=[.G860]-[.F860]" office:value-type="float" office:value="-0.0299999999999994" calcext:value-type="float">
            <text:p>-0.03</text:p>
          </table:table-cell>
          <table:table-cell table:formula="of:=[.H860]-[.G860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32_00419D.log</text:p>
          </table:table-cell>
          <table:table-cell office:value-type="string" calcext:value-type="string">
            <text:p>00419D</text:p>
          </table:table-cell>
          <table:table-cell office:value-type="float" office:value="920592154" calcext:value-type="float">
            <text:p>920592154</text:p>
          </table:table-cell>
          <table:table-cell office:value-type="float" office:value="924292093" calcext:value-type="float">
            <text:p>924292093</text:p>
          </table:table-cell>
          <table:table-cell office:value-type="float" office:value="927992079" calcext:value-type="float">
            <text:p>927992079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" calcext:value-type="float">
            <text:p>11.6</text:p>
          </table:table-cell>
          <table:table-cell table:formula="of:=[.D861]-[.C861]" office:value-type="float" office:value="3699939" calcext:value-type="float">
            <text:p>3699939</text:p>
          </table:table-cell>
          <table:table-cell table:formula="of:=[.E861]-[.C861]" office:value-type="float" office:value="7399925" calcext:value-type="float">
            <text:p>7399925</text:p>
          </table:table-cell>
          <table:table-cell table:formula="of:=[.G861]-[.F861]" office:value-type="float" office:value="-0.0499999999999989" calcext:value-type="float">
            <text:p>-0.05</text:p>
          </table:table-cell>
          <table:table-cell table:formula="of:=[.H861]-[.G86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11_0040E1.log</text:p>
          </table:table-cell>
          <table:table-cell office:value-type="float" office:value="400" calcext:value-type="float">
            <text:p>400</text:p>
          </table:table-cell>
          <table:table-cell office:value-type="float" office:value="920591817" calcext:value-type="float">
            <text:p>920591817</text:p>
          </table:table-cell>
          <table:table-cell office:value-type="float" office:value="924291750" calcext:value-type="float">
            <text:p>924291750</text:p>
          </table:table-cell>
          <table:table-cell office:value-type="float" office:value="927991729" calcext:value-type="float">
            <text:p>927991729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862]-[.C862]" office:value-type="float" office:value="3699933" calcext:value-type="float">
            <text:p>3699933</text:p>
          </table:table-cell>
          <table:table-cell table:formula="of:=[.E862]-[.C862]" office:value-type="float" office:value="7399912" calcext:value-type="float">
            <text:p>7399912</text:p>
          </table:table-cell>
          <table:table-cell table:formula="of:=[.G862]-[.F862]" office:value-type="float" office:value="-0.0400000000000009" calcext:value-type="float">
            <text:p>-0.04</text:p>
          </table:table-cell>
          <table:table-cell table:formula="of:=[.H862]-[.G86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02_004366.log</text:p>
          </table:table-cell>
          <table:table-cell office:value-type="float" office:value="4366" calcext:value-type="float">
            <text:p>4366</text:p>
          </table:table-cell>
          <table:table-cell office:value-type="float" office:value="920593804" calcext:value-type="float">
            <text:p>920593804</text:p>
          </table:table-cell>
          <table:table-cell office:value-type="float" office:value="924293741" calcext:value-type="float">
            <text:p>924293741</text:p>
          </table:table-cell>
          <table:table-cell office:value-type="float" office:value="927993711" calcext:value-type="float">
            <text:p>927993711</text:p>
          </table:table-cell>
          <table:table-cell office:value-type="float" office:value="12.12" calcext:value-type="float">
            <text:p>12.12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6" calcext:value-type="float">
            <text:p>12.06</text:p>
          </table:table-cell>
          <table:table-cell table:formula="of:=[.D863]-[.C863]" office:value-type="float" office:value="3699937" calcext:value-type="float">
            <text:p>3699937</text:p>
          </table:table-cell>
          <table:table-cell table:formula="of:=[.E863]-[.C863]" office:value-type="float" office:value="7399907" calcext:value-type="float">
            <text:p>7399907</text:p>
          </table:table-cell>
          <table:table-cell table:formula="of:=[.G863]-[.F863]" office:value-type="float" office:value="-0.0499999999999989" calcext:value-type="float">
            <text:p>-0.05</text:p>
          </table:table-cell>
          <table:table-cell table:formula="of:=[.H863]-[.G863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6_00421D.log</text:p>
          </table:table-cell>
          <table:table-cell office:value-type="string" calcext:value-type="string">
            <text:p>00421D</text:p>
          </table:table-cell>
          <table:table-cell office:value-type="float" office:value="920590313" calcext:value-type="float">
            <text:p>920590313</text:p>
          </table:table-cell>
          <table:table-cell office:value-type="float" office:value="924290235" calcext:value-type="float">
            <text:p>924290235</text:p>
          </table:table-cell>
          <table:table-cell office:value-type="float" office:value="927990186" calcext:value-type="float">
            <text:p>927990186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9" calcext:value-type="float">
            <text:p>11.99</text:p>
          </table:table-cell>
          <table:table-cell table:formula="of:=[.D864]-[.C864]" office:value-type="float" office:value="3699922" calcext:value-type="float">
            <text:p>3699922</text:p>
          </table:table-cell>
          <table:table-cell table:formula="of:=[.E864]-[.C864]" office:value-type="float" office:value="7399873" calcext:value-type="float">
            <text:p>7399873</text:p>
          </table:table-cell>
          <table:table-cell table:formula="of:=[.G864]-[.F864]" office:value-type="float" office:value="-0.0500000000000007" calcext:value-type="float">
            <text:p>-0.05</text:p>
          </table:table-cell>
          <table:table-cell table:formula="of:=[.H864]-[.G86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254_004308.log</text:p>
          </table:table-cell>
          <table:table-cell office:value-type="float" office:value="4308" calcext:value-type="float">
            <text:p>4308</text:p>
          </table:table-cell>
          <table:table-cell office:value-type="float" office:value="920588850" calcext:value-type="float">
            <text:p>920588850</text:p>
          </table:table-cell>
          <table:table-cell office:value-type="float" office:value="924288769" calcext:value-type="float">
            <text:p>924288769</text:p>
          </table:table-cell>
          <table:table-cell office:value-type="float" office:value="927988733" calcext:value-type="float">
            <text:p>927988733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8" calcext:value-type="float">
            <text:p>11.78</text:p>
          </table:table-cell>
          <table:table-cell table:formula="of:=[.D865]-[.C865]" office:value-type="float" office:value="3699919" calcext:value-type="float">
            <text:p>3699919</text:p>
          </table:table-cell>
          <table:table-cell table:formula="of:=[.E865]-[.C865]" office:value-type="float" office:value="7399883" calcext:value-type="float">
            <text:p>7399883</text:p>
          </table:table-cell>
          <table:table-cell table:formula="of:=[.G865]-[.F865]" office:value-type="float" office:value="-0.0500000000000007" calcext:value-type="float">
            <text:p>-0.05</text:p>
          </table:table-cell>
          <table:table-cell table:formula="of:=[.H865]-[.G865]" office:value-type="float" office:value="-0.0600000000000005" calcext:value-type="float">
            <text:p>-0.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927_004360.log</text:p>
          </table:table-cell>
          <table:table-cell office:value-type="float" office:value="4360" calcext:value-type="float">
            <text:p>4360</text:p>
          </table:table-cell>
          <table:table-cell office:value-type="float" office:value="920594128" calcext:value-type="float">
            <text:p>920594128</text:p>
          </table:table-cell>
          <table:table-cell office:value-type="float" office:value="924294067" calcext:value-type="float">
            <text:p>924294067</text:p>
          </table:table-cell>
          <table:table-cell office:value-type="float" office:value="927994021" calcext:value-type="float">
            <text:p>927994021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7" calcext:value-type="float">
            <text:p>11.7</text:p>
          </table:table-cell>
          <table:table-cell table:formula="of:=[.D866]-[.C866]" office:value-type="float" office:value="3699939" calcext:value-type="float">
            <text:p>3699939</text:p>
          </table:table-cell>
          <table:table-cell table:formula="of:=[.E866]-[.C866]" office:value-type="float" office:value="7399893" calcext:value-type="float">
            <text:p>7399893</text:p>
          </table:table-cell>
          <table:table-cell table:formula="of:=[.G866]-[.F866]" office:value-type="float" office:value="-0.0299999999999994" calcext:value-type="float">
            <text:p>-0.03</text:p>
          </table:table-cell>
          <table:table-cell table:formula="of:=[.H866]-[.G866]" office:value-type="float" office:value="-0.180000000000002" calcext:value-type="float">
            <text:p>-0.1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24950_004441.log</text:p>
          </table:table-cell>
          <table:table-cell office:value-type="float" office:value="4441" calcext:value-type="float">
            <text:p>4441</text:p>
          </table:table-cell>
          <table:table-cell office:value-type="float" office:value="920591163" calcext:value-type="float">
            <text:p>920591163</text:p>
          </table:table-cell>
          <table:table-cell office:value-type="float" office:value="924291129" calcext:value-type="float">
            <text:p>924291129</text:p>
          </table:table-cell>
          <table:table-cell office:value-type="float" office:value="927991112" calcext:value-type="float">
            <text:p>927991112</text:p>
          </table:table-cell>
          <table:table-cell office:value-type="float" office:value="11.7" calcext:value-type="float">
            <text:p>11.7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3" calcext:value-type="float">
            <text:p>11.63</text:p>
          </table:table-cell>
          <table:table-cell table:formula="of:=[.D867]-[.C867]" office:value-type="float" office:value="3699966" calcext:value-type="float">
            <text:p>3699966</text:p>
          </table:table-cell>
          <table:table-cell table:formula="of:=[.E867]-[.C867]" office:value-type="float" office:value="7399949" calcext:value-type="float">
            <text:p>7399949</text:p>
          </table:table-cell>
          <table:table-cell table:formula="of:=[.G867]-[.F867]" office:value-type="float" office:value="-0.0499999999999989" calcext:value-type="float">
            <text:p>-0.05</text:p>
          </table:table-cell>
          <table:table-cell table:formula="of:=[.H867]-[.G86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12_0040D4.log</text:p>
          </table:table-cell>
          <table:table-cell office:value-type="string" calcext:value-type="string">
            <text:p>0040D4</text:p>
          </table:table-cell>
          <table:table-cell office:value-type="float" office:value="920592793" calcext:value-type="float">
            <text:p>920592793</text:p>
          </table:table-cell>
          <table:table-cell office:value-type="float" office:value="924292743" calcext:value-type="float">
            <text:p>924292743</text:p>
          </table:table-cell>
          <table:table-cell office:value-type="float" office:value="927992718" calcext:value-type="float">
            <text:p>927992718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2" calcext:value-type="float">
            <text:p>11.62</text:p>
          </table:table-cell>
          <table:table-cell table:formula="of:=[.D868]-[.C868]" office:value-type="float" office:value="3699950" calcext:value-type="float">
            <text:p>3699950</text:p>
          </table:table-cell>
          <table:table-cell table:formula="of:=[.E868]-[.C868]" office:value-type="float" office:value="7399925" calcext:value-type="float">
            <text:p>7399925</text:p>
          </table:table-cell>
          <table:table-cell table:formula="of:=[.G868]-[.F868]" office:value-type="float" office:value="-0.0599999999999987" calcext:value-type="float">
            <text:p>-0.06</text:p>
          </table:table-cell>
          <table:table-cell table:formula="of:=[.H868]-[.G868]" office:value-type="float" office:value="-0.0100000000000016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37_004322.log</text:p>
          </table:table-cell>
          <table:table-cell office:value-type="float" office:value="4322" calcext:value-type="float">
            <text:p>4322</text:p>
          </table:table-cell>
          <table:table-cell office:value-type="float" office:value="920588802" calcext:value-type="float">
            <text:p>920588802</text:p>
          </table:table-cell>
          <table:table-cell office:value-type="float" office:value="924288701" calcext:value-type="float">
            <text:p>924288701</text:p>
          </table:table-cell>
          <table:table-cell office:value-type="float" office:value="927988642" calcext:value-type="float">
            <text:p>92798864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869]-[.C869]" office:value-type="float" office:value="3699899" calcext:value-type="float">
            <text:p>3699899</text:p>
          </table:table-cell>
          <table:table-cell table:formula="of:=[.E869]-[.C869]" office:value-type="float" office:value="7399840" calcext:value-type="float">
            <text:p>7399840</text:p>
          </table:table-cell>
          <table:table-cell table:formula="of:=[.G869]-[.F869]" office:value-type="float" office:value="-0.0500000000000007" calcext:value-type="float">
            <text:p>-0.05</text:p>
          </table:table-cell>
          <table:table-cell table:formula="of:=[.H869]-[.G86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335_004222.log</text:p>
          </table:table-cell>
          <table:table-cell office:value-type="float" office:value="4222" calcext:value-type="float">
            <text:p>4222</text:p>
          </table:table-cell>
          <table:table-cell office:value-type="float" office:value="920592622" calcext:value-type="float">
            <text:p>920592622</text:p>
          </table:table-cell>
          <table:table-cell office:value-type="float" office:value="924292571" calcext:value-type="float">
            <text:p>924292571</text:p>
          </table:table-cell>
          <table:table-cell office:value-type="float" office:value="927992561" calcext:value-type="float">
            <text:p>927992561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table:formula="of:=[.D870]-[.C870]" office:value-type="float" office:value="3699949" calcext:value-type="float">
            <text:p>3699949</text:p>
          </table:table-cell>
          <table:table-cell table:formula="of:=[.E870]-[.C870]" office:value-type="float" office:value="7399939" calcext:value-type="float">
            <text:p>7399939</text:p>
          </table:table-cell>
          <table:table-cell table:formula="of:=[.G870]-[.F870]" office:value-type="float" office:value="-0.0400000000000009" calcext:value-type="float">
            <text:p>-0.04</text:p>
          </table:table-cell>
          <table:table-cell table:formula="of:=[.H870]-[.G87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710_004292.log</text:p>
          </table:table-cell>
          <table:table-cell office:value-type="float" office:value="4292" calcext:value-type="float">
            <text:p>4292</text:p>
          </table:table-cell>
          <table:table-cell office:value-type="float" office:value="920590429" calcext:value-type="float">
            <text:p>920590429</text:p>
          </table:table-cell>
          <table:table-cell office:value-type="float" office:value="924290429" calcext:value-type="float">
            <text:p>924290429</text:p>
          </table:table-cell>
          <table:table-cell office:value-type="float" office:value="927990443" calcext:value-type="float">
            <text:p>927990443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871]-[.C871]" office:value-type="float" office:value="3700000" calcext:value-type="float">
            <text:p>3700000</text:p>
          </table:table-cell>
          <table:table-cell table:formula="of:=[.E871]-[.C871]" office:value-type="float" office:value="7400014" calcext:value-type="float">
            <text:p>7400014</text:p>
          </table:table-cell>
          <table:table-cell table:formula="of:=[.G871]-[.F871]" office:value-type="float" office:value="-0.0400000000000009" calcext:value-type="float">
            <text:p>-0.04</text:p>
          </table:table-cell>
          <table:table-cell table:formula="of:=[.H871]-[.G871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38_0041C1.log</text:p>
          </table:table-cell>
          <table:table-cell office:value-type="string" calcext:value-type="string">
            <text:p>0041C1</text:p>
          </table:table-cell>
          <table:table-cell office:value-type="float" office:value="920593848" calcext:value-type="float">
            <text:p>920593848</text:p>
          </table:table-cell>
          <table:table-cell office:value-type="float" office:value="924293796" calcext:value-type="float">
            <text:p>924293796</text:p>
          </table:table-cell>
          <table:table-cell office:value-type="float" office:value="927993803" calcext:value-type="float">
            <text:p>92799380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table:formula="of:=[.D872]-[.C872]" office:value-type="float" office:value="3699948" calcext:value-type="float">
            <text:p>3699948</text:p>
          </table:table-cell>
          <table:table-cell table:formula="of:=[.E872]-[.C872]" office:value-type="float" office:value="7399955" calcext:value-type="float">
            <text:p>7399955</text:p>
          </table:table-cell>
          <table:table-cell table:formula="of:=[.G872]-[.F872]" office:value-type="float" office:value="-0.0500000000000007" calcext:value-type="float">
            <text:p>-0.05</text:p>
          </table:table-cell>
          <table:table-cell table:formula="of:=[.H872]-[.G872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355_0042C3.log</text:p>
          </table:table-cell>
          <table:table-cell office:value-type="string" calcext:value-type="string">
            <text:p>0042C3</text:p>
          </table:table-cell>
          <table:table-cell office:value-type="float" office:value="920589308" calcext:value-type="float">
            <text:p>920589308</text:p>
          </table:table-cell>
          <table:table-cell office:value-type="float" office:value="924289238" calcext:value-type="float">
            <text:p>924289238</text:p>
          </table:table-cell>
          <table:table-cell office:value-type="float" office:value="927989203" calcext:value-type="float">
            <text:p>927989203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8" calcext:value-type="float">
            <text:p>11.78</text:p>
          </table:table-cell>
          <table:table-cell table:formula="of:=[.D873]-[.C873]" office:value-type="float" office:value="3699930" calcext:value-type="float">
            <text:p>3699930</text:p>
          </table:table-cell>
          <table:table-cell table:formula="of:=[.E873]-[.C873]" office:value-type="float" office:value="7399895" calcext:value-type="float">
            <text:p>7399895</text:p>
          </table:table-cell>
          <table:table-cell table:formula="of:=[.G873]-[.F873]" office:value-type="float" office:value="-0.0499999999999989" calcext:value-type="float">
            <text:p>-0.05</text:p>
          </table:table-cell>
          <table:table-cell table:formula="of:=[.H873]-[.G87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13_00423C.log</text:p>
          </table:table-cell>
          <table:table-cell office:value-type="string" calcext:value-type="string">
            <text:p>00423C</text:p>
          </table:table-cell>
          <table:table-cell office:value-type="float" office:value="920592788" calcext:value-type="float">
            <text:p>920592788</text:p>
          </table:table-cell>
          <table:table-cell office:value-type="float" office:value="924292781" calcext:value-type="float">
            <text:p>924292781</text:p>
          </table:table-cell>
          <table:table-cell office:value-type="float" office:value="927992801" calcext:value-type="float">
            <text:p>927992801</text:p>
          </table:table-cell>
          <table:table-cell office:value-type="float" office:value="12.1" calcext:value-type="float">
            <text:p>12.1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5" calcext:value-type="float">
            <text:p>12.05</text:p>
          </table:table-cell>
          <table:table-cell table:formula="of:=[.D874]-[.C874]" office:value-type="float" office:value="3699993" calcext:value-type="float">
            <text:p>3699993</text:p>
          </table:table-cell>
          <table:table-cell table:formula="of:=[.E874]-[.C874]" office:value-type="float" office:value="7400013" calcext:value-type="float">
            <text:p>7400013</text:p>
          </table:table-cell>
          <table:table-cell table:formula="of:=[.G874]-[.F874]" office:value-type="float" office:value="-0.0399999999999991" calcext:value-type="float">
            <text:p>-0.04</text:p>
          </table:table-cell>
          <table:table-cell table:formula="of:=[.H874]-[.G874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57_004284.log</text:p>
          </table:table-cell>
          <table:table-cell office:value-type="float" office:value="4284" calcext:value-type="float">
            <text:p>4284</text:p>
          </table:table-cell>
          <table:table-cell office:value-type="float" office:value="920596012" calcext:value-type="float">
            <text:p>920596012</text:p>
          </table:table-cell>
          <table:table-cell office:value-type="float" office:value="924295955" calcext:value-type="float">
            <text:p>924295955</text:p>
          </table:table-cell>
          <table:table-cell office:value-type="float" office:value="927995948" calcext:value-type="float">
            <text:p>927995948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table:formula="of:=[.D875]-[.C875]" office:value-type="float" office:value="3699943" calcext:value-type="float">
            <text:p>3699943</text:p>
          </table:table-cell>
          <table:table-cell table:formula="of:=[.E875]-[.C875]" office:value-type="float" office:value="7399936" calcext:value-type="float">
            <text:p>7399936</text:p>
          </table:table-cell>
          <table:table-cell table:formula="of:=[.G875]-[.F875]" office:value-type="float" office:value="-0.0400000000000009" calcext:value-type="float">
            <text:p>-0.04</text:p>
          </table:table-cell>
          <table:table-cell table:formula="of:=[.H875]-[.G87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253_004379.log</text:p>
          </table:table-cell>
          <table:table-cell office:value-type="float" office:value="4379" calcext:value-type="float">
            <text:p>4379</text:p>
          </table:table-cell>
          <table:table-cell office:value-type="float" office:value="920594815" calcext:value-type="float">
            <text:p>920594815</text:p>
          </table:table-cell>
          <table:table-cell office:value-type="float" office:value="924294741" calcext:value-type="float">
            <text:p>924294741</text:p>
          </table:table-cell>
          <table:table-cell office:value-type="float" office:value="927994715" calcext:value-type="float">
            <text:p>927994715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876]-[.C876]" office:value-type="float" office:value="3699926" calcext:value-type="float">
            <text:p>3699926</text:p>
          </table:table-cell>
          <table:table-cell table:formula="of:=[.E876]-[.C876]" office:value-type="float" office:value="7399900" calcext:value-type="float">
            <text:p>7399900</text:p>
          </table:table-cell>
          <table:table-cell table:formula="of:=[.G876]-[.F876]" office:value-type="float" office:value="-0.0499999999999989" calcext:value-type="float">
            <text:p>-0.05</text:p>
          </table:table-cell>
          <table:table-cell table:formula="of:=[.H876]-[.G87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459_0043F2.log</text:p>
          </table:table-cell>
          <table:table-cell office:value-type="string" calcext:value-type="string">
            <text:p>0043F2</text:p>
          </table:table-cell>
          <table:table-cell office:value-type="float" office:value="920591488" calcext:value-type="float">
            <text:p>920591488</text:p>
          </table:table-cell>
          <table:table-cell office:value-type="float" office:value="924291406" calcext:value-type="float">
            <text:p>924291406</text:p>
          </table:table-cell>
          <table:table-cell office:value-type="float" office:value="927991382" calcext:value-type="float">
            <text:p>92799138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7" calcext:value-type="float">
            <text:p>11.57</text:p>
          </table:table-cell>
          <table:table-cell table:formula="of:=[.D877]-[.C877]" office:value-type="float" office:value="3699918" calcext:value-type="float">
            <text:p>3699918</text:p>
          </table:table-cell>
          <table:table-cell table:formula="of:=[.E877]-[.C877]" office:value-type="float" office:value="7399894" calcext:value-type="float">
            <text:p>7399894</text:p>
          </table:table-cell>
          <table:table-cell table:formula="of:=[.G877]-[.F877]" office:value-type="float" office:value="-0.0500000000000007" calcext:value-type="float">
            <text:p>-0.05</text:p>
          </table:table-cell>
          <table:table-cell table:formula="of:=[.H877]-[.G877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252_0043CF.log</text:p>
          </table:table-cell>
          <table:table-cell office:value-type="string" calcext:value-type="string">
            <text:p>0043CF</text:p>
          </table:table-cell>
          <table:table-cell office:value-type="float" office:value="920592940" calcext:value-type="float">
            <text:p>920592940</text:p>
          </table:table-cell>
          <table:table-cell office:value-type="float" office:value="924292883" calcext:value-type="float">
            <text:p>924292883</text:p>
          </table:table-cell>
          <table:table-cell office:value-type="float" office:value="927992838" calcext:value-type="float">
            <text:p>927992838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table:formula="of:=[.D878]-[.C878]" office:value-type="float" office:value="3699943" calcext:value-type="float">
            <text:p>3699943</text:p>
          </table:table-cell>
          <table:table-cell table:formula="of:=[.E878]-[.C878]" office:value-type="float" office:value="7399898" calcext:value-type="float">
            <text:p>7399898</text:p>
          </table:table-cell>
          <table:table-cell table:formula="of:=[.G878]-[.F878]" office:value-type="float" office:value="-0.0399999999999991" calcext:value-type="float">
            <text:p>-0.04</text:p>
          </table:table-cell>
          <table:table-cell table:formula="of:=[.H878]-[.G87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71657_004290.log</text:p>
          </table:table-cell>
          <table:table-cell office:value-type="float" office:value="4290" calcext:value-type="float">
            <text:p>4290</text:p>
          </table:table-cell>
          <table:table-cell office:value-type="float" office:value="920589107" calcext:value-type="float">
            <text:p>920589107</text:p>
          </table:table-cell>
          <table:table-cell office:value-type="float" office:value="924289034" calcext:value-type="float">
            <text:p>924289034</text:p>
          </table:table-cell>
          <table:table-cell office:value-type="float" office:value="927989001" calcext:value-type="float">
            <text:p>927989001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7" calcext:value-type="float">
            <text:p>11.67</text:p>
          </table:table-cell>
          <table:table-cell table:formula="of:=[.D879]-[.C879]" office:value-type="float" office:value="3699927" calcext:value-type="float">
            <text:p>3699927</text:p>
          </table:table-cell>
          <table:table-cell table:formula="of:=[.E879]-[.C879]" office:value-type="float" office:value="7399894" calcext:value-type="float">
            <text:p>7399894</text:p>
          </table:table-cell>
          <table:table-cell table:formula="of:=[.G879]-[.F879]" office:value-type="float" office:value="-0.0400000000000009" calcext:value-type="float">
            <text:p>-0.04</text:p>
          </table:table-cell>
          <table:table-cell table:formula="of:=[.H879]-[.G879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31_0043D5.log</text:p>
          </table:table-cell>
          <table:table-cell office:value-type="string" calcext:value-type="string">
            <text:p>0043D5</text:p>
          </table:table-cell>
          <table:table-cell office:value-type="float" office:value="920593465" calcext:value-type="float">
            <text:p>920593465</text:p>
          </table:table-cell>
          <table:table-cell office:value-type="float" office:value="924293387" calcext:value-type="float">
            <text:p>924293387</text:p>
          </table:table-cell>
          <table:table-cell office:value-type="float" office:value="927993360" calcext:value-type="float">
            <text:p>927993360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880]-[.C880]" office:value-type="float" office:value="3699922" calcext:value-type="float">
            <text:p>3699922</text:p>
          </table:table-cell>
          <table:table-cell table:formula="of:=[.E880]-[.C880]" office:value-type="float" office:value="7399895" calcext:value-type="float">
            <text:p>7399895</text:p>
          </table:table-cell>
          <table:table-cell table:formula="of:=[.G880]-[.F880]" office:value-type="float" office:value="-0.0499999999999989" calcext:value-type="float">
            <text:p>-0.05</text:p>
          </table:table-cell>
          <table:table-cell table:formula="of:=[.H880]-[.G880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416_004229.log</text:p>
          </table:table-cell>
          <table:table-cell office:value-type="float" office:value="4229" calcext:value-type="float">
            <text:p>4229</text:p>
          </table:table-cell>
          <table:table-cell office:value-type="float" office:value="920591578" calcext:value-type="float">
            <text:p>920591578</text:p>
          </table:table-cell>
          <table:table-cell office:value-type="float" office:value="924291495" calcext:value-type="float">
            <text:p>924291495</text:p>
          </table:table-cell>
          <table:table-cell office:value-type="float" office:value="927991475" calcext:value-type="float">
            <text:p>92799147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" calcext:value-type="float">
            <text:p>11.9</text:p>
          </table:table-cell>
          <table:table-cell office:value-type="float" office:value="11.86" calcext:value-type="float">
            <text:p>11.86</text:p>
          </table:table-cell>
          <table:table-cell table:formula="of:=[.D881]-[.C881]" office:value-type="float" office:value="3699917" calcext:value-type="float">
            <text:p>3699917</text:p>
          </table:table-cell>
          <table:table-cell table:formula="of:=[.E881]-[.C881]" office:value-type="float" office:value="7399897" calcext:value-type="float">
            <text:p>7399897</text:p>
          </table:table-cell>
          <table:table-cell table:formula="of:=[.G881]-[.F881]" office:value-type="float" office:value="-0.0399999999999991" calcext:value-type="float">
            <text:p>-0.04</text:p>
          </table:table-cell>
          <table:table-cell table:formula="of:=[.H881]-[.G881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848_0042E6.log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920591106" calcext:value-type="float">
            <text:p>920591106</text:p>
          </table:table-cell>
          <table:table-cell office:value-type="float" office:value="924291026" calcext:value-type="float">
            <text:p>924291026</text:p>
          </table:table-cell>
          <table:table-cell office:value-type="float" office:value="927990983" calcext:value-type="float">
            <text:p>92799098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2" calcext:value-type="float">
            <text:p>11.62</text:p>
          </table:table-cell>
          <table:table-cell table:formula="of:=[.D882]-[.C882]" office:value-type="float" office:value="3699920" calcext:value-type="float">
            <text:p>3699920</text:p>
          </table:table-cell>
          <table:table-cell table:formula="of:=[.E882]-[.C882]" office:value-type="float" office:value="7399877" calcext:value-type="float">
            <text:p>7399877</text:p>
          </table:table-cell>
          <table:table-cell table:formula="of:=[.G882]-[.F882]" office:value-type="float" office:value="-0.0500000000000007" calcext:value-type="float">
            <text:p>-0.05</text:p>
          </table:table-cell>
          <table:table-cell table:formula="of:=[.H882]-[.G88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124_0043D4.log</text:p>
          </table:table-cell>
          <table:table-cell office:value-type="string" calcext:value-type="string">
            <text:p>0043D4</text:p>
          </table:table-cell>
          <table:table-cell office:value-type="float" office:value="920590895" calcext:value-type="float">
            <text:p>920590895</text:p>
          </table:table-cell>
          <table:table-cell office:value-type="float" office:value="924290826" calcext:value-type="float">
            <text:p>924290826</text:p>
          </table:table-cell>
          <table:table-cell office:value-type="float" office:value="927990804" calcext:value-type="float">
            <text:p>927990804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table:formula="of:=[.D883]-[.C883]" office:value-type="float" office:value="3699931" calcext:value-type="float">
            <text:p>3699931</text:p>
          </table:table-cell>
          <table:table-cell table:formula="of:=[.E883]-[.C883]" office:value-type="float" office:value="7399909" calcext:value-type="float">
            <text:p>7399909</text:p>
          </table:table-cell>
          <table:table-cell table:formula="of:=[.G883]-[.F883]" office:value-type="float" office:value="-0.0500000000000007" calcext:value-type="float">
            <text:p>-0.05</text:p>
          </table:table-cell>
          <table:table-cell table:formula="of:=[.H883]-[.G88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18_004107.log</text:p>
          </table:table-cell>
          <table:table-cell office:value-type="float" office:value="4107" calcext:value-type="float">
            <text:p>4107</text:p>
          </table:table-cell>
          <table:table-cell office:value-type="float" office:value="920592313" calcext:value-type="float">
            <text:p>920592313</text:p>
          </table:table-cell>
          <table:table-cell office:value-type="float" office:value="924292239" calcext:value-type="float">
            <text:p>924292239</text:p>
          </table:table-cell>
          <table:table-cell office:value-type="float" office:value="927992191" calcext:value-type="float">
            <text:p>92799219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884]-[.C884]" office:value-type="float" office:value="3699926" calcext:value-type="float">
            <text:p>3699926</text:p>
          </table:table-cell>
          <table:table-cell table:formula="of:=[.E884]-[.C884]" office:value-type="float" office:value="7399878" calcext:value-type="float">
            <text:p>7399878</text:p>
          </table:table-cell>
          <table:table-cell table:formula="of:=[.G884]-[.F884]" office:value-type="float" office:value="-0.0499999999999989" calcext:value-type="float">
            <text:p>-0.05</text:p>
          </table:table-cell>
          <table:table-cell table:formula="of:=[.H884]-[.G884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1111_0043C5.log</text:p>
          </table:table-cell>
          <table:table-cell office:value-type="string" calcext:value-type="string">
            <text:p>0043C5</text:p>
          </table:table-cell>
          <table:table-cell office:value-type="float" office:value="920589244" calcext:value-type="float">
            <text:p>920589244</text:p>
          </table:table-cell>
          <table:table-cell office:value-type="float" office:value="924289158" calcext:value-type="float">
            <text:p>924289158</text:p>
          </table:table-cell>
          <table:table-cell office:value-type="float" office:value="927989098" calcext:value-type="float">
            <text:p>927989098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5" calcext:value-type="float">
            <text:p>11.75</text:p>
          </table:table-cell>
          <table:table-cell table:formula="of:=[.D885]-[.C885]" office:value-type="float" office:value="3699914" calcext:value-type="float">
            <text:p>3699914</text:p>
          </table:table-cell>
          <table:table-cell table:formula="of:=[.E885]-[.C885]" office:value-type="float" office:value="7399854" calcext:value-type="float">
            <text:p>7399854</text:p>
          </table:table-cell>
          <table:table-cell table:formula="of:=[.G885]-[.F885]" office:value-type="float" office:value="-0.0300000000000011" calcext:value-type="float">
            <text:p>-0.03</text:p>
          </table:table-cell>
          <table:table-cell table:formula="of:=[.H885]-[.G885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951_00424F.log</text:p>
          </table:table-cell>
          <table:table-cell office:value-type="string" calcext:value-type="string">
            <text:p>00424F</text:p>
          </table:table-cell>
          <table:table-cell office:value-type="float" office:value="920595009" calcext:value-type="float">
            <text:p>920595009</text:p>
          </table:table-cell>
          <table:table-cell office:value-type="float" office:value="924294955" calcext:value-type="float">
            <text:p>924294955</text:p>
          </table:table-cell>
          <table:table-cell office:value-type="float" office:value="927994920" calcext:value-type="float">
            <text:p>92799492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table:formula="of:=[.D886]-[.C886]" office:value-type="float" office:value="3699946" calcext:value-type="float">
            <text:p>3699946</text:p>
          </table:table-cell>
          <table:table-cell table:formula="of:=[.E886]-[.C886]" office:value-type="float" office:value="7399911" calcext:value-type="float">
            <text:p>7399911</text:p>
          </table:table-cell>
          <table:table-cell table:formula="of:=[.G886]-[.F886]" office:value-type="float" office:value="-0.0299999999999994" calcext:value-type="float">
            <text:p>-0.03</text:p>
          </table:table-cell>
          <table:table-cell table:formula="of:=[.H886]-[.G886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26_004423.log</text:p>
          </table:table-cell>
          <table:table-cell office:value-type="float" office:value="4423" calcext:value-type="float">
            <text:p>4423</text:p>
          </table:table-cell>
          <table:table-cell office:value-type="float" office:value="920589592" calcext:value-type="float">
            <text:p>920589592</text:p>
          </table:table-cell>
          <table:table-cell office:value-type="float" office:value="924289518" calcext:value-type="float">
            <text:p>924289518</text:p>
          </table:table-cell>
          <table:table-cell office:value-type="float" office:value="927989483" calcext:value-type="float">
            <text:p>927989483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table:formula="of:=[.D887]-[.C887]" office:value-type="float" office:value="3699926" calcext:value-type="float">
            <text:p>3699926</text:p>
          </table:table-cell>
          <table:table-cell table:formula="of:=[.E887]-[.C887]" office:value-type="float" office:value="7399891" calcext:value-type="float">
            <text:p>7399891</text:p>
          </table:table-cell>
          <table:table-cell table:formula="of:=[.G887]-[.F887]" office:value-type="float" office:value="-0.0500000000000007" calcext:value-type="float">
            <text:p>-0.05</text:p>
          </table:table-cell>
          <table:table-cell table:formula="of:=[.H887]-[.G88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21_0043FF.log</text:p>
          </table:table-cell>
          <table:table-cell office:value-type="string" calcext:value-type="string">
            <text:p>0043FF</text:p>
          </table:table-cell>
          <table:table-cell office:value-type="float" office:value="920592074" calcext:value-type="float">
            <text:p>920592074</text:p>
          </table:table-cell>
          <table:table-cell office:value-type="float" office:value="924291986" calcext:value-type="float">
            <text:p>924291986</text:p>
          </table:table-cell>
          <table:table-cell office:value-type="float" office:value="927991940" calcext:value-type="float">
            <text:p>927991940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table:formula="of:=[.D888]-[.C888]" office:value-type="float" office:value="3699912" calcext:value-type="float">
            <text:p>3699912</text:p>
          </table:table-cell>
          <table:table-cell table:formula="of:=[.E888]-[.C888]" office:value-type="float" office:value="7399866" calcext:value-type="float">
            <text:p>7399866</text:p>
          </table:table-cell>
          <table:table-cell table:formula="of:=[.G888]-[.F888]" office:value-type="float" office:value="-0.0400000000000009" calcext:value-type="float">
            <text:p>-0.04</text:p>
          </table:table-cell>
          <table:table-cell table:formula="of:=[.H888]-[.G88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16_00427D.log</text:p>
          </table:table-cell>
          <table:table-cell office:value-type="string" calcext:value-type="string">
            <text:p>00427D</text:p>
          </table:table-cell>
          <table:table-cell office:value-type="float" office:value="920593846" calcext:value-type="float">
            <text:p>920593846</text:p>
          </table:table-cell>
          <table:table-cell office:value-type="float" office:value="924293795" calcext:value-type="float">
            <text:p>924293795</text:p>
          </table:table-cell>
          <table:table-cell office:value-type="float" office:value="927993776" calcext:value-type="float">
            <text:p>927993776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8" calcext:value-type="float">
            <text:p>11.58</text:p>
          </table:table-cell>
          <table:table-cell table:formula="of:=[.D889]-[.C889]" office:value-type="float" office:value="3699949" calcext:value-type="float">
            <text:p>3699949</text:p>
          </table:table-cell>
          <table:table-cell table:formula="of:=[.E889]-[.C889]" office:value-type="float" office:value="7399930" calcext:value-type="float">
            <text:p>7399930</text:p>
          </table:table-cell>
          <table:table-cell table:formula="of:=[.G889]-[.F889]" office:value-type="float" office:value="-0.0300000000000011" calcext:value-type="float">
            <text:p>-0.03</text:p>
          </table:table-cell>
          <table:table-cell table:formula="of:=[.H889]-[.G88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949_004183.log</text:p>
          </table:table-cell>
          <table:table-cell office:value-type="float" office:value="4183" calcext:value-type="float">
            <text:p>4183</text:p>
          </table:table-cell>
          <table:table-cell office:value-type="float" office:value="920591520" calcext:value-type="float">
            <text:p>920591520</text:p>
          </table:table-cell>
          <table:table-cell office:value-type="float" office:value="924291448" calcext:value-type="float">
            <text:p>924291448</text:p>
          </table:table-cell>
          <table:table-cell office:value-type="float" office:value="927991411" calcext:value-type="float">
            <text:p>927991411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1" calcext:value-type="float">
            <text:p>11.91</text:p>
          </table:table-cell>
          <table:table-cell table:formula="of:=[.D890]-[.C890]" office:value-type="float" office:value="3699928" calcext:value-type="float">
            <text:p>3699928</text:p>
          </table:table-cell>
          <table:table-cell table:formula="of:=[.E890]-[.C890]" office:value-type="float" office:value="7399891" calcext:value-type="float">
            <text:p>7399891</text:p>
          </table:table-cell>
          <table:table-cell table:formula="of:=[.G890]-[.F890]" office:value-type="float" office:value="-0.0400000000000009" calcext:value-type="float">
            <text:p>-0.04</text:p>
          </table:table-cell>
          <table:table-cell table:formula="of:=[.H890]-[.G89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154_0042B4.log</text:p>
          </table:table-cell>
          <table:table-cell office:value-type="string" calcext:value-type="string">
            <text:p>0042B4</text:p>
          </table:table-cell>
          <table:table-cell office:value-type="float" office:value="920593217" calcext:value-type="float">
            <text:p>920593217</text:p>
          </table:table-cell>
          <table:table-cell office:value-type="float" office:value="924293150" calcext:value-type="float">
            <text:p>924293150</text:p>
          </table:table-cell>
          <table:table-cell office:value-type="float" office:value="927993131" calcext:value-type="float">
            <text:p>927993131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table:formula="of:=[.D891]-[.C891]" office:value-type="float" office:value="3699933" calcext:value-type="float">
            <text:p>3699933</text:p>
          </table:table-cell>
          <table:table-cell table:formula="of:=[.E891]-[.C891]" office:value-type="float" office:value="7399914" calcext:value-type="float">
            <text:p>7399914</text:p>
          </table:table-cell>
          <table:table-cell table:formula="of:=[.G891]-[.F891]" office:value-type="float" office:value="-0.0399999999999991" calcext:value-type="float">
            <text:p>-0.04</text:p>
          </table:table-cell>
          <table:table-cell table:formula="of:=[.H891]-[.G891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43_0041AE.log</text:p>
          </table:table-cell>
          <table:table-cell office:value-type="string" calcext:value-type="string">
            <text:p>0041AE</text:p>
          </table:table-cell>
          <table:table-cell office:value-type="float" office:value="920594387" calcext:value-type="float">
            <text:p>920594387</text:p>
          </table:table-cell>
          <table:table-cell office:value-type="float" office:value="924294327" calcext:value-type="float">
            <text:p>924294327</text:p>
          </table:table-cell>
          <table:table-cell office:value-type="float" office:value="927994314" calcext:value-type="float">
            <text:p>927994314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2" calcext:value-type="float">
            <text:p>11.62</text:p>
          </table:table-cell>
          <table:table-cell table:formula="of:=[.D892]-[.C892]" office:value-type="float" office:value="3699940" calcext:value-type="float">
            <text:p>3699940</text:p>
          </table:table-cell>
          <table:table-cell table:formula="of:=[.E892]-[.C892]" office:value-type="float" office:value="7399927" calcext:value-type="float">
            <text:p>7399927</text:p>
          </table:table-cell>
          <table:table-cell table:formula="of:=[.G892]-[.F892]" office:value-type="float" office:value="-0.0700000000000003" calcext:value-type="float">
            <text:p>-0.07</text:p>
          </table:table-cell>
          <table:table-cell table:formula="of:=[.H892]-[.G892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453_004116.log</text:p>
          </table:table-cell>
          <table:table-cell office:value-type="float" office:value="4116" calcext:value-type="float">
            <text:p>4116</text:p>
          </table:table-cell>
          <table:table-cell office:value-type="float" office:value="920592019" calcext:value-type="float">
            <text:p>920592019</text:p>
          </table:table-cell>
          <table:table-cell office:value-type="float" office:value="924291943" calcext:value-type="float">
            <text:p>924291943</text:p>
          </table:table-cell>
          <table:table-cell office:value-type="float" office:value="927991904" calcext:value-type="float">
            <text:p>927991904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6" calcext:value-type="float">
            <text:p>11.76</text:p>
          </table:table-cell>
          <table:table-cell table:formula="of:=[.D893]-[.C893]" office:value-type="float" office:value="3699924" calcext:value-type="float">
            <text:p>3699924</text:p>
          </table:table-cell>
          <table:table-cell table:formula="of:=[.E893]-[.C893]" office:value-type="float" office:value="7399885" calcext:value-type="float">
            <text:p>7399885</text:p>
          </table:table-cell>
          <table:table-cell table:formula="of:=[.G893]-[.F893]" office:value-type="float" office:value="-0.0399999999999991" calcext:value-type="float">
            <text:p>-0.04</text:p>
          </table:table-cell>
          <table:table-cell table:formula="of:=[.H893]-[.G893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932_0040D7.log</text:p>
          </table:table-cell>
          <table:table-cell office:value-type="string" calcext:value-type="string">
            <text:p>0040D7</text:p>
          </table:table-cell>
          <table:table-cell office:value-type="float" office:value="920589689" calcext:value-type="float">
            <text:p>920589689</text:p>
          </table:table-cell>
          <table:table-cell office:value-type="float" office:value="924289617" calcext:value-type="float">
            <text:p>924289617</text:p>
          </table:table-cell>
          <table:table-cell office:value-type="float" office:value="927989588" calcext:value-type="float">
            <text:p>927989588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table:formula="of:=[.D894]-[.C894]" office:value-type="float" office:value="3699928" calcext:value-type="float">
            <text:p>3699928</text:p>
          </table:table-cell>
          <table:table-cell table:formula="of:=[.E894]-[.C894]" office:value-type="float" office:value="7399899" calcext:value-type="float">
            <text:p>7399899</text:p>
          </table:table-cell>
          <table:table-cell table:formula="of:=[.G894]-[.F894]" office:value-type="float" office:value="-0.0600000000000005" calcext:value-type="float">
            <text:p>-0.06</text:p>
          </table:table-cell>
          <table:table-cell table:formula="of:=[.H894]-[.G894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842_004294.log</text:p>
          </table:table-cell>
          <table:table-cell office:value-type="float" office:value="4294" calcext:value-type="float">
            <text:p>4294</text:p>
          </table:table-cell>
          <table:table-cell office:value-type="float" office:value="920594122" calcext:value-type="float">
            <text:p>920594122</text:p>
          </table:table-cell>
          <table:table-cell office:value-type="float" office:value="924294035" calcext:value-type="float">
            <text:p>924294035</text:p>
          </table:table-cell>
          <table:table-cell office:value-type="float" office:value="927994003" calcext:value-type="float">
            <text:p>927994003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table:formula="of:=[.D895]-[.C895]" office:value-type="float" office:value="3699913" calcext:value-type="float">
            <text:p>3699913</text:p>
          </table:table-cell>
          <table:table-cell table:formula="of:=[.E895]-[.C895]" office:value-type="float" office:value="7399881" calcext:value-type="float">
            <text:p>7399881</text:p>
          </table:table-cell>
          <table:table-cell table:formula="of:=[.G895]-[.F895]" office:value-type="float" office:value="-0.0500000000000007" calcext:value-type="float">
            <text:p>-0.05</text:p>
          </table:table-cell>
          <table:table-cell table:formula="of:=[.H895]-[.G89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632_00434F.log</text:p>
          </table:table-cell>
          <table:table-cell office:value-type="string" calcext:value-type="string">
            <text:p>00434F</text:p>
          </table:table-cell>
          <table:table-cell office:value-type="float" office:value="920593304" calcext:value-type="float">
            <text:p>920593304</text:p>
          </table:table-cell>
          <table:table-cell office:value-type="float" office:value="924293255" calcext:value-type="float">
            <text:p>924293255</text:p>
          </table:table-cell>
          <table:table-cell office:value-type="float" office:value="927993245" calcext:value-type="float">
            <text:p>927993245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6" calcext:value-type="float">
            <text:p>11.86</text:p>
          </table:table-cell>
          <table:table-cell table:formula="of:=[.D896]-[.C896]" office:value-type="float" office:value="3699951" calcext:value-type="float">
            <text:p>3699951</text:p>
          </table:table-cell>
          <table:table-cell table:formula="of:=[.E896]-[.C896]" office:value-type="float" office:value="7399941" calcext:value-type="float">
            <text:p>7399941</text:p>
          </table:table-cell>
          <table:table-cell table:formula="of:=[.G896]-[.F896]" office:value-type="float" office:value="-0.0499999999999989" calcext:value-type="float">
            <text:p>-0.05</text:p>
          </table:table-cell>
          <table:table-cell table:formula="of:=[.H896]-[.G896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25_0043B4.log</text:p>
          </table:table-cell>
          <table:table-cell office:value-type="string" calcext:value-type="string">
            <text:p>0043B4</text:p>
          </table:table-cell>
          <table:table-cell office:value-type="float" office:value="920592224" calcext:value-type="float">
            <text:p>920592224</text:p>
          </table:table-cell>
          <table:table-cell office:value-type="float" office:value="924292144" calcext:value-type="float">
            <text:p>924292144</text:p>
          </table:table-cell>
          <table:table-cell office:value-type="float" office:value="927992108" calcext:value-type="float">
            <text:p>927992108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1" calcext:value-type="float">
            <text:p>11.91</text:p>
          </table:table-cell>
          <table:table-cell office:value-type="float" office:value="11.9" calcext:value-type="float">
            <text:p>11.9</text:p>
          </table:table-cell>
          <table:table-cell table:formula="of:=[.D897]-[.C897]" office:value-type="float" office:value="3699920" calcext:value-type="float">
            <text:p>3699920</text:p>
          </table:table-cell>
          <table:table-cell table:formula="of:=[.E897]-[.C897]" office:value-type="float" office:value="7399884" calcext:value-type="float">
            <text:p>7399884</text:p>
          </table:table-cell>
          <table:table-cell table:formula="of:=[.G897]-[.F897]" office:value-type="float" office:value="-0.0700000000000003" calcext:value-type="float">
            <text:p>-0.07</text:p>
          </table:table-cell>
          <table:table-cell table:formula="of:=[.H897]-[.G897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249_004307.log</text:p>
          </table:table-cell>
          <table:table-cell office:value-type="float" office:value="4307" calcext:value-type="float">
            <text:p>4307</text:p>
          </table:table-cell>
          <table:table-cell office:value-type="float" office:value="920593706" calcext:value-type="float">
            <text:p>920593706</text:p>
          </table:table-cell>
          <table:table-cell office:value-type="float" office:value="924293654" calcext:value-type="float">
            <text:p>924293654</text:p>
          </table:table-cell>
          <table:table-cell office:value-type="float" office:value="927993619" calcext:value-type="float">
            <text:p>92799361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898]-[.C898]" office:value-type="float" office:value="3699948" calcext:value-type="float">
            <text:p>3699948</text:p>
          </table:table-cell>
          <table:table-cell table:formula="of:=[.E898]-[.C898]" office:value-type="float" office:value="7399913" calcext:value-type="float">
            <text:p>7399913</text:p>
          </table:table-cell>
          <table:table-cell table:formula="of:=[.G898]-[.F898]" office:value-type="float" office:value="-0.0499999999999989" calcext:value-type="float">
            <text:p>-0.05</text:p>
          </table:table-cell>
          <table:table-cell table:formula="of:=[.H898]-[.G898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1346_00410B.log</text:p>
          </table:table-cell>
          <table:table-cell office:value-type="string" calcext:value-type="string">
            <text:p>00410B</text:p>
          </table:table-cell>
          <table:table-cell office:value-type="float" office:value="920591406" calcext:value-type="float">
            <text:p>920591406</text:p>
          </table:table-cell>
          <table:table-cell office:value-type="float" office:value="924291345" calcext:value-type="float">
            <text:p>924291345</text:p>
          </table:table-cell>
          <table:table-cell office:value-type="float" office:value="927991314" calcext:value-type="float">
            <text:p>92799131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table:formula="of:=[.D899]-[.C899]" office:value-type="float" office:value="3699939" calcext:value-type="float">
            <text:p>3699939</text:p>
          </table:table-cell>
          <table:table-cell table:formula="of:=[.E899]-[.C899]" office:value-type="float" office:value="7399908" calcext:value-type="float">
            <text:p>7399908</text:p>
          </table:table-cell>
          <table:table-cell table:formula="of:=[.G899]-[.F899]" office:value-type="float" office:value="-0.0300000000000011" calcext:value-type="float">
            <text:p>-0.03</text:p>
          </table:table-cell>
          <table:table-cell table:formula="of:=[.H899]-[.G899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48_004242.log</text:p>
          </table:table-cell>
          <table:table-cell office:value-type="float" office:value="4242" calcext:value-type="float">
            <text:p>4242</text:p>
          </table:table-cell>
          <table:table-cell office:value-type="float" office:value="920591771" calcext:value-type="float">
            <text:p>920591771</text:p>
          </table:table-cell>
          <table:table-cell office:value-type="float" office:value="924291782" calcext:value-type="float">
            <text:p>924291782</text:p>
          </table:table-cell>
          <table:table-cell office:value-type="float" office:value="927991802" calcext:value-type="float">
            <text:p>927991802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900]-[.C900]" office:value-type="float" office:value="3700011" calcext:value-type="float">
            <text:p>3700011</text:p>
          </table:table-cell>
          <table:table-cell table:formula="of:=[.E900]-[.C900]" office:value-type="float" office:value="7400031" calcext:value-type="float">
            <text:p>7400031</text:p>
          </table:table-cell>
          <table:table-cell table:formula="of:=[.G900]-[.F900]" office:value-type="float" office:value="-0.0400000000000009" calcext:value-type="float">
            <text:p>-0.04</text:p>
          </table:table-cell>
          <table:table-cell table:formula="of:=[.H900]-[.G90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250_00419B.log</text:p>
          </table:table-cell>
          <table:table-cell office:value-type="string" calcext:value-type="string">
            <text:p>00419B</text:p>
          </table:table-cell>
          <table:table-cell office:value-type="float" office:value="920590523" calcext:value-type="float">
            <text:p>920590523</text:p>
          </table:table-cell>
          <table:table-cell office:value-type="float" office:value="924290434" calcext:value-type="float">
            <text:p>924290434</text:p>
          </table:table-cell>
          <table:table-cell office:value-type="float" office:value="927990388" calcext:value-type="float">
            <text:p>927990388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901]-[.C901]" office:value-type="float" office:value="3699911" calcext:value-type="float">
            <text:p>3699911</text:p>
          </table:table-cell>
          <table:table-cell table:formula="of:=[.E901]-[.C901]" office:value-type="float" office:value="7399865" calcext:value-type="float">
            <text:p>7399865</text:p>
          </table:table-cell>
          <table:table-cell table:formula="of:=[.G901]-[.F901]" office:value-type="float" office:value="-0.0500000000000007" calcext:value-type="float">
            <text:p>-0.05</text:p>
          </table:table-cell>
          <table:table-cell table:formula="of:=[.H901]-[.G901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10_004407.log</text:p>
          </table:table-cell>
          <table:table-cell office:value-type="float" office:value="4407" calcext:value-type="float">
            <text:p>4407</text:p>
          </table:table-cell>
          <table:table-cell office:value-type="float" office:value="920591729" calcext:value-type="float">
            <text:p>920591729</text:p>
          </table:table-cell>
          <table:table-cell office:value-type="float" office:value="924291671" calcext:value-type="float">
            <text:p>924291671</text:p>
          </table:table-cell>
          <table:table-cell office:value-type="float" office:value="927991673" calcext:value-type="float">
            <text:p>927991673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902]-[.C902]" office:value-type="float" office:value="3699942" calcext:value-type="float">
            <text:p>3699942</text:p>
          </table:table-cell>
          <table:table-cell table:formula="of:=[.E902]-[.C902]" office:value-type="float" office:value="7399944" calcext:value-type="float">
            <text:p>7399944</text:p>
          </table:table-cell>
          <table:table-cell table:formula="of:=[.G902]-[.F902]" office:value-type="float" office:value="-0.0499999999999989" calcext:value-type="float">
            <text:p>-0.05</text:p>
          </table:table-cell>
          <table:table-cell table:formula="of:=[.H902]-[.G90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252_004336.log</text:p>
          </table:table-cell>
          <table:table-cell office:value-type="float" office:value="4336" calcext:value-type="float">
            <text:p>4336</text:p>
          </table:table-cell>
          <table:table-cell office:value-type="float" office:value="920593885" calcext:value-type="float">
            <text:p>920593885</text:p>
          </table:table-cell>
          <table:table-cell office:value-type="float" office:value="924293835" calcext:value-type="float">
            <text:p>924293835</text:p>
          </table:table-cell>
          <table:table-cell office:value-type="float" office:value="927993828" calcext:value-type="float">
            <text:p>927993828</text:p>
          </table:table-cell>
          <table:table-cell office:value-type="float" office:value="12.23" calcext:value-type="float">
            <text:p>12.23</text:p>
          </table:table-cell>
          <table:table-cell table:number-columns-repeated="2" office:value-type="float" office:value="12.18" calcext:value-type="float">
            <text:p>12.18</text:p>
          </table:table-cell>
          <table:table-cell table:formula="of:=[.D903]-[.C903]" office:value-type="float" office:value="3699950" calcext:value-type="float">
            <text:p>3699950</text:p>
          </table:table-cell>
          <table:table-cell table:formula="of:=[.E903]-[.C903]" office:value-type="float" office:value="7399943" calcext:value-type="float">
            <text:p>7399943</text:p>
          </table:table-cell>
          <table:table-cell table:formula="of:=[.G903]-[.F903]" office:value-type="float" office:value="-0.0500000000000007" calcext:value-type="float">
            <text:p>-0.05</text:p>
          </table:table-cell>
          <table:table-cell table:formula="of:=[.H903]-[.G90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012_004187.log</text:p>
          </table:table-cell>
          <table:table-cell office:value-type="float" office:value="4187" calcext:value-type="float">
            <text:p>4187</text:p>
          </table:table-cell>
          <table:table-cell office:value-type="float" office:value="920589778" calcext:value-type="float">
            <text:p>920589778</text:p>
          </table:table-cell>
          <table:table-cell office:value-type="float" office:value="924289707" calcext:value-type="float">
            <text:p>924289707</text:p>
          </table:table-cell>
          <table:table-cell office:value-type="float" office:value="927989656" calcext:value-type="float">
            <text:p>927989656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" calcext:value-type="float">
            <text:p>11.6</text:p>
          </table:table-cell>
          <table:table-cell table:formula="of:=[.D904]-[.C904]" office:value-type="float" office:value="3699929" calcext:value-type="float">
            <text:p>3699929</text:p>
          </table:table-cell>
          <table:table-cell table:formula="of:=[.E904]-[.C904]" office:value-type="float" office:value="7399878" calcext:value-type="float">
            <text:p>7399878</text:p>
          </table:table-cell>
          <table:table-cell table:formula="of:=[.G904]-[.F904]" office:value-type="float" office:value="-0.0499999999999989" calcext:value-type="float">
            <text:p>-0.05</text:p>
          </table:table-cell>
          <table:table-cell table:formula="of:=[.H904]-[.G904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0_00439F.log</text:p>
          </table:table-cell>
          <table:table-cell office:value-type="string" calcext:value-type="string">
            <text:p>00439F</text:p>
          </table:table-cell>
          <table:table-cell office:value-type="float" office:value="920592185" calcext:value-type="float">
            <text:p>920592185</text:p>
          </table:table-cell>
          <table:table-cell office:value-type="float" office:value="924292112" calcext:value-type="float">
            <text:p>924292112</text:p>
          </table:table-cell>
          <table:table-cell office:value-type="float" office:value="927992079" calcext:value-type="float">
            <text:p>927992079</text:p>
          </table:table-cell>
          <table:table-cell office:value-type="float" office:value="12.29" calcext:value-type="float">
            <text:p>12.29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1" calcext:value-type="float">
            <text:p>12.21</text:p>
          </table:table-cell>
          <table:table-cell table:formula="of:=[.D905]-[.C905]" office:value-type="float" office:value="3699927" calcext:value-type="float">
            <text:p>3699927</text:p>
          </table:table-cell>
          <table:table-cell table:formula="of:=[.E905]-[.C905]" office:value-type="float" office:value="7399894" calcext:value-type="float">
            <text:p>7399894</text:p>
          </table:table-cell>
          <table:table-cell table:formula="of:=[.G905]-[.F905]" office:value-type="float" office:value="-0.0499999999999989" calcext:value-type="float">
            <text:p>-0.05</text:p>
          </table:table-cell>
          <table:table-cell table:formula="of:=[.H905]-[.G90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929_004201.log</text:p>
          </table:table-cell>
          <table:table-cell office:value-type="float" office:value="4201" calcext:value-type="float">
            <text:p>4201</text:p>
          </table:table-cell>
          <table:table-cell office:value-type="float" office:value="920593777" calcext:value-type="float">
            <text:p>920593777</text:p>
          </table:table-cell>
          <table:table-cell office:value-type="float" office:value="924293748" calcext:value-type="float">
            <text:p>924293748</text:p>
          </table:table-cell>
          <table:table-cell office:value-type="float" office:value="927993753" calcext:value-type="float">
            <text:p>927993753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6" calcext:value-type="float">
            <text:p>11.76</text:p>
          </table:table-cell>
          <table:table-cell office:value-type="float" office:value="11.72" calcext:value-type="float">
            <text:p>11.72</text:p>
          </table:table-cell>
          <table:table-cell table:formula="of:=[.D906]-[.C906]" office:value-type="float" office:value="3699971" calcext:value-type="float">
            <text:p>3699971</text:p>
          </table:table-cell>
          <table:table-cell table:formula="of:=[.E906]-[.C906]" office:value-type="float" office:value="7399976" calcext:value-type="float">
            <text:p>7399976</text:p>
          </table:table-cell>
          <table:table-cell table:formula="of:=[.G906]-[.F906]" office:value-type="float" office:value="-0.0600000000000005" calcext:value-type="float">
            <text:p>-0.06</text:p>
          </table:table-cell>
          <table:table-cell table:formula="of:=[.H906]-[.G906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26_004414.log</text:p>
          </table:table-cell>
          <table:table-cell office:value-type="float" office:value="4414" calcext:value-type="float">
            <text:p>4414</text:p>
          </table:table-cell>
          <table:table-cell office:value-type="float" office:value="920589738" calcext:value-type="float">
            <text:p>920589738</text:p>
          </table:table-cell>
          <table:table-cell office:value-type="float" office:value="924289657" calcext:value-type="float">
            <text:p>924289657</text:p>
          </table:table-cell>
          <table:table-cell office:value-type="float" office:value="927989605" calcext:value-type="float">
            <text:p>92798960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2" calcext:value-type="float">
            <text:p>11.72</text:p>
          </table:table-cell>
          <table:table-cell table:formula="of:=[.D907]-[.C907]" office:value-type="float" office:value="3699919" calcext:value-type="float">
            <text:p>3699919</text:p>
          </table:table-cell>
          <table:table-cell table:formula="of:=[.E907]-[.C907]" office:value-type="float" office:value="7399867" calcext:value-type="float">
            <text:p>7399867</text:p>
          </table:table-cell>
          <table:table-cell table:formula="of:=[.G907]-[.F907]" office:value-type="float" office:value="-0.0399999999999991" calcext:value-type="float">
            <text:p>-0.04</text:p>
          </table:table-cell>
          <table:table-cell table:formula="of:=[.H907]-[.G907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317_004159.log</text:p>
          </table:table-cell>
          <table:table-cell office:value-type="float" office:value="4159" calcext:value-type="float">
            <text:p>4159</text:p>
          </table:table-cell>
          <table:table-cell office:value-type="float" office:value="920594534" calcext:value-type="float">
            <text:p>920594534</text:p>
          </table:table-cell>
          <table:table-cell office:value-type="float" office:value="924294474" calcext:value-type="float">
            <text:p>924294474</text:p>
          </table:table-cell>
          <table:table-cell office:value-type="float" office:value="927994455" calcext:value-type="float">
            <text:p>927994455</text:p>
          </table:table-cell>
          <table:table-cell office:value-type="float" office:value="11.9" calcext:value-type="float">
            <text:p>11.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1" calcext:value-type="float">
            <text:p>11.81</text:p>
          </table:table-cell>
          <table:table-cell table:formula="of:=[.D908]-[.C908]" office:value-type="float" office:value="3699940" calcext:value-type="float">
            <text:p>3699940</text:p>
          </table:table-cell>
          <table:table-cell table:formula="of:=[.E908]-[.C908]" office:value-type="float" office:value="7399921" calcext:value-type="float">
            <text:p>7399921</text:p>
          </table:table-cell>
          <table:table-cell table:formula="of:=[.G908]-[.F908]" office:value-type="float" office:value="-0.0600000000000005" calcext:value-type="float">
            <text:p>-0.06</text:p>
          </table:table-cell>
          <table:table-cell table:formula="of:=[.H908]-[.G90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31_004321.log</text:p>
          </table:table-cell>
          <table:table-cell office:value-type="float" office:value="4321" calcext:value-type="float">
            <text:p>4321</text:p>
          </table:table-cell>
          <table:table-cell office:value-type="float" office:value="920594206" calcext:value-type="float">
            <text:p>920594206</text:p>
          </table:table-cell>
          <table:table-cell office:value-type="float" office:value="924294167" calcext:value-type="float">
            <text:p>924294167</text:p>
          </table:table-cell>
          <table:table-cell office:value-type="float" office:value="927994164" calcext:value-type="float">
            <text:p>927994164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2" calcext:value-type="float">
            <text:p>11.82</text:p>
          </table:table-cell>
          <table:table-cell table:formula="of:=[.D909]-[.C909]" office:value-type="float" office:value="3699961" calcext:value-type="float">
            <text:p>3699961</text:p>
          </table:table-cell>
          <table:table-cell table:formula="of:=[.E909]-[.C909]" office:value-type="float" office:value="7399958" calcext:value-type="float">
            <text:p>7399958</text:p>
          </table:table-cell>
          <table:table-cell table:formula="of:=[.G909]-[.F909]" office:value-type="float" office:value="-0.0500000000000007" calcext:value-type="float">
            <text:p>-0.05</text:p>
          </table:table-cell>
          <table:table-cell table:formula="of:=[.H909]-[.G90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451_00427A.log</text:p>
          </table:table-cell>
          <table:table-cell office:value-type="string" calcext:value-type="string">
            <text:p>00427A</text:p>
          </table:table-cell>
          <table:table-cell office:value-type="float" office:value="920592467" calcext:value-type="float">
            <text:p>920592467</text:p>
          </table:table-cell>
          <table:table-cell office:value-type="float" office:value="924292415" calcext:value-type="float">
            <text:p>924292415</text:p>
          </table:table-cell>
          <table:table-cell office:value-type="float" office:value="927992395" calcext:value-type="float">
            <text:p>927992395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" calcext:value-type="float">
            <text:p>11.8</text:p>
          </table:table-cell>
          <table:table-cell table:formula="of:=[.D910]-[.C910]" office:value-type="float" office:value="3699948" calcext:value-type="float">
            <text:p>3699948</text:p>
          </table:table-cell>
          <table:table-cell table:formula="of:=[.E910]-[.C910]" office:value-type="float" office:value="7399928" calcext:value-type="float">
            <text:p>7399928</text:p>
          </table:table-cell>
          <table:table-cell table:formula="of:=[.G910]-[.F910]" office:value-type="float" office:value="-0.0500000000000007" calcext:value-type="float">
            <text:p>-0.05</text:p>
          </table:table-cell>
          <table:table-cell table:formula="of:=[.H910]-[.G91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6943_0040FD.log</text:p>
          </table:table-cell>
          <table:table-cell office:value-type="string" calcext:value-type="string">
            <text:p>0040FD</text:p>
          </table:table-cell>
          <table:table-cell office:value-type="float" office:value="920593184" calcext:value-type="float">
            <text:p>920593184</text:p>
          </table:table-cell>
          <table:table-cell office:value-type="float" office:value="924293103" calcext:value-type="float">
            <text:p>924293103</text:p>
          </table:table-cell>
          <table:table-cell office:value-type="float" office:value="927993068" calcext:value-type="float">
            <text:p>927993068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911]-[.C911]" office:value-type="float" office:value="3699919" calcext:value-type="float">
            <text:p>3699919</text:p>
          </table:table-cell>
          <table:table-cell table:formula="of:=[.E911]-[.C911]" office:value-type="float" office:value="7399884" calcext:value-type="float">
            <text:p>7399884</text:p>
          </table:table-cell>
          <table:table-cell table:formula="of:=[.G911]-[.F911]" office:value-type="float" office:value="-0.0400000000000009" calcext:value-type="float">
            <text:p>-0.04</text:p>
          </table:table-cell>
          <table:table-cell table:formula="of:=[.H911]-[.G91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8_0041D5.log</text:p>
          </table:table-cell>
          <table:table-cell office:value-type="string" calcext:value-type="string">
            <text:p>0041D5</text:p>
          </table:table-cell>
          <table:table-cell office:value-type="float" office:value="920589611" calcext:value-type="float">
            <text:p>920589611</text:p>
          </table:table-cell>
          <table:table-cell office:value-type="float" office:value="924289533" calcext:value-type="float">
            <text:p>924289533</text:p>
          </table:table-cell>
          <table:table-cell office:value-type="float" office:value="927989487" calcext:value-type="float">
            <text:p>927989487</text:p>
          </table:table-cell>
          <table:table-cell office:value-type="float" office:value="11.75" calcext:value-type="float">
            <text:p>11.75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6" calcext:value-type="float">
            <text:p>11.66</text:p>
          </table:table-cell>
          <table:table-cell table:formula="of:=[.D912]-[.C912]" office:value-type="float" office:value="3699922" calcext:value-type="float">
            <text:p>3699922</text:p>
          </table:table-cell>
          <table:table-cell table:formula="of:=[.E912]-[.C912]" office:value-type="float" office:value="7399876" calcext:value-type="float">
            <text:p>7399876</text:p>
          </table:table-cell>
          <table:table-cell table:formula="of:=[.G912]-[.F912]" office:value-type="float" office:value="-0.0600000000000005" calcext:value-type="float">
            <text:p>-0.06</text:p>
          </table:table-cell>
          <table:table-cell table:formula="of:=[.H912]-[.G91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9_0043FD.log</text:p>
          </table:table-cell>
          <table:table-cell office:value-type="string" calcext:value-type="string">
            <text:p>0043FD</text:p>
          </table:table-cell>
          <table:table-cell office:value-type="float" office:value="920589464" calcext:value-type="float">
            <text:p>920589464</text:p>
          </table:table-cell>
          <table:table-cell office:value-type="float" office:value="924289386" calcext:value-type="float">
            <text:p>924289386</text:p>
          </table:table-cell>
          <table:table-cell office:value-type="float" office:value="927989343" calcext:value-type="float">
            <text:p>927989343</text:p>
          </table:table-cell>
          <table:table-cell office:value-type="float" office:value="11.7" calcext:value-type="float">
            <text:p>11.7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913]-[.C913]" office:value-type="float" office:value="3699922" calcext:value-type="float">
            <text:p>3699922</text:p>
          </table:table-cell>
          <table:table-cell table:formula="of:=[.E913]-[.C913]" office:value-type="float" office:value="7399879" calcext:value-type="float">
            <text:p>7399879</text:p>
          </table:table-cell>
          <table:table-cell table:formula="of:=[.G913]-[.F913]" office:value-type="float" office:value="-0.0199999999999996" calcext:value-type="float">
            <text:p>-0.02</text:p>
          </table:table-cell>
          <table:table-cell table:formula="of:=[.H913]-[.G913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830_004135.log</text:p>
          </table:table-cell>
          <table:table-cell office:value-type="float" office:value="4135" calcext:value-type="float">
            <text:p>4135</text:p>
          </table:table-cell>
          <table:table-cell office:value-type="float" office:value="920592333" calcext:value-type="float">
            <text:p>920592333</text:p>
          </table:table-cell>
          <table:table-cell office:value-type="float" office:value="924292231" calcext:value-type="float">
            <text:p>924292231</text:p>
          </table:table-cell>
          <table:table-cell office:value-type="float" office:value="927992163" calcext:value-type="float">
            <text:p>927992163</text:p>
          </table:table-cell>
          <table:table-cell office:value-type="float" office:value="11.84" calcext:value-type="float">
            <text:p>11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914]-[.C914]" office:value-type="float" office:value="3699898" calcext:value-type="float">
            <text:p>3699898</text:p>
          </table:table-cell>
          <table:table-cell table:formula="of:=[.E914]-[.C914]" office:value-type="float" office:value="7399830" calcext:value-type="float">
            <text:p>7399830</text:p>
          </table:table-cell>
          <table:table-cell table:formula="of:=[.G914]-[.F914]" office:value-type="float" office:value="-0.0500000000000007" calcext:value-type="float">
            <text:p>-0.05</text:p>
          </table:table-cell>
          <table:table-cell table:formula="of:=[.H914]-[.G91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920_00431F.log</text:p>
          </table:table-cell>
          <table:table-cell office:value-type="string" calcext:value-type="string">
            <text:p>00431F</text:p>
          </table:table-cell>
          <table:table-cell office:value-type="float" office:value="920591999" calcext:value-type="float">
            <text:p>920591999</text:p>
          </table:table-cell>
          <table:table-cell office:value-type="float" office:value="924291916" calcext:value-type="float">
            <text:p>924291916</text:p>
          </table:table-cell>
          <table:table-cell office:value-type="float" office:value="927991878" calcext:value-type="float">
            <text:p>927991878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915]-[.C915]" office:value-type="float" office:value="3699917" calcext:value-type="float">
            <text:p>3699917</text:p>
          </table:table-cell>
          <table:table-cell table:formula="of:=[.E915]-[.C915]" office:value-type="float" office:value="7399879" calcext:value-type="float">
            <text:p>7399879</text:p>
          </table:table-cell>
          <table:table-cell table:formula="of:=[.G915]-[.F915]" office:value-type="float" office:value="-0.0499999999999989" calcext:value-type="float">
            <text:p>-0.05</text:p>
          </table:table-cell>
          <table:table-cell table:formula="of:=[.H915]-[.G91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330_0043E4.log</text:p>
          </table:table-cell>
          <table:table-cell office:value-type="float" office:value="430000" calcext:value-type="float">
            <text:p>430000</text:p>
          </table:table-cell>
          <table:table-cell office:value-type="float" office:value="920593412" calcext:value-type="float">
            <text:p>920593412</text:p>
          </table:table-cell>
          <table:table-cell office:value-type="float" office:value="924293361" calcext:value-type="float">
            <text:p>924293361</text:p>
          </table:table-cell>
          <table:table-cell office:value-type="float" office:value="927993337" calcext:value-type="float">
            <text:p>927993337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916]-[.C916]" office:value-type="float" office:value="3699949" calcext:value-type="float">
            <text:p>3699949</text:p>
          </table:table-cell>
          <table:table-cell table:formula="of:=[.E916]-[.C916]" office:value-type="float" office:value="7399925" calcext:value-type="float">
            <text:p>7399925</text:p>
          </table:table-cell>
          <table:table-cell table:formula="of:=[.G916]-[.F916]" office:value-type="float" office:value="-0.0399999999999991" calcext:value-type="float">
            <text:p>-0.04</text:p>
          </table:table-cell>
          <table:table-cell table:formula="of:=[.H916]-[.G91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14_0041EC.log</text:p>
          </table:table-cell>
          <table:table-cell office:value-type="string" calcext:value-type="string">
            <text:p>0041EC</text:p>
          </table:table-cell>
          <table:table-cell office:value-type="float" office:value="920588877" calcext:value-type="float">
            <text:p>920588877</text:p>
          </table:table-cell>
          <table:table-cell office:value-type="float" office:value="924288803" calcext:value-type="float">
            <text:p>924288803</text:p>
          </table:table-cell>
          <table:table-cell office:value-type="float" office:value="927988765" calcext:value-type="float">
            <text:p>927988765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7" calcext:value-type="float">
            <text:p>11.77</text:p>
          </table:table-cell>
          <table:table-cell table:formula="of:=[.D917]-[.C917]" office:value-type="float" office:value="3699926" calcext:value-type="float">
            <text:p>3699926</text:p>
          </table:table-cell>
          <table:table-cell table:formula="of:=[.E917]-[.C917]" office:value-type="float" office:value="7399888" calcext:value-type="float">
            <text:p>7399888</text:p>
          </table:table-cell>
          <table:table-cell table:formula="of:=[.G917]-[.F917]" office:value-type="float" office:value="-0.0600000000000005" calcext:value-type="float">
            <text:p>-0.06</text:p>
          </table:table-cell>
          <table:table-cell table:formula="of:=[.H917]-[.G917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55_0041B0.log</text:p>
          </table:table-cell>
          <table:table-cell office:value-type="string" calcext:value-type="string">
            <text:p>0041B0</text:p>
          </table:table-cell>
          <table:table-cell office:value-type="float" office:value="920586397" calcext:value-type="float">
            <text:p>920586397</text:p>
          </table:table-cell>
          <table:table-cell office:value-type="float" office:value="924286288" calcext:value-type="float">
            <text:p>924286288</text:p>
          </table:table-cell>
          <table:table-cell office:value-type="float" office:value="927986246" calcext:value-type="float">
            <text:p>92798624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table:formula="of:=[.D918]-[.C918]" office:value-type="float" office:value="3699891" calcext:value-type="float">
            <text:p>3699891</text:p>
          </table:table-cell>
          <table:table-cell table:formula="of:=[.E918]-[.C918]" office:value-type="float" office:value="7399849" calcext:value-type="float">
            <text:p>7399849</text:p>
          </table:table-cell>
          <table:table-cell table:formula="of:=[.G918]-[.F918]" office:value-type="float" office:value="-0.0400000000000009" calcext:value-type="float">
            <text:p>-0.04</text:p>
          </table:table-cell>
          <table:table-cell table:formula="of:=[.H918]-[.G918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1171821_00039D.log</text:p>
          </table:table-cell>
          <table:table-cell office:value-type="string" calcext:value-type="string">
            <text:p>00039D</text:p>
          </table:table-cell>
          <table:table-cell office:value-type="float" office:value="920590815" calcext:value-type="float">
            <text:p>920590815</text:p>
          </table:table-cell>
          <table:table-cell office:value-type="float" office:value="924290735" calcext:value-type="float">
            <text:p>924290735</text:p>
          </table:table-cell>
          <table:table-cell office:value-type="float" office:value="927990720" calcext:value-type="float">
            <text:p>927990720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4" calcext:value-type="float">
            <text:p>11.64</text:p>
          </table:table-cell>
          <table:table-cell table:formula="of:=[.D919]-[.C919]" office:value-type="float" office:value="3699920" calcext:value-type="float">
            <text:p>3699920</text:p>
          </table:table-cell>
          <table:table-cell table:formula="of:=[.E919]-[.C919]" office:value-type="float" office:value="7399905" calcext:value-type="float">
            <text:p>7399905</text:p>
          </table:table-cell>
          <table:table-cell table:formula="of:=[.G919]-[.F919]" office:value-type="float" office:value="-0.0600000000000005" calcext:value-type="float">
            <text:p>-0.06</text:p>
          </table:table-cell>
          <table:table-cell table:formula="of:=[.H919]-[.G91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806_0040BC.log</text:p>
          </table:table-cell>
          <table:table-cell office:value-type="string" calcext:value-type="string">
            <text:p>0040BC</text:p>
          </table:table-cell>
          <table:table-cell office:value-type="float" office:value="920591033" calcext:value-type="float">
            <text:p>920591033</text:p>
          </table:table-cell>
          <table:table-cell office:value-type="float" office:value="924290914" calcext:value-type="float">
            <text:p>924290914</text:p>
          </table:table-cell>
          <table:table-cell office:value-type="float" office:value="927990856" calcext:value-type="float">
            <text:p>92799085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" calcext:value-type="float">
            <text:p>11.6</text:p>
          </table:table-cell>
          <table:table-cell office:value-type="float" office:value="11.55" calcext:value-type="float">
            <text:p>11.55</text:p>
          </table:table-cell>
          <table:table-cell table:formula="of:=[.D920]-[.C920]" office:value-type="float" office:value="3699881" calcext:value-type="float">
            <text:p>3699881</text:p>
          </table:table-cell>
          <table:table-cell table:formula="of:=[.E920]-[.C920]" office:value-type="float" office:value="7399823" calcext:value-type="float">
            <text:p>7399823</text:p>
          </table:table-cell>
          <table:table-cell table:formula="of:=[.G920]-[.F920]" office:value-type="float" office:value="-0.0600000000000005" calcext:value-type="float">
            <text:p>-0.06</text:p>
          </table:table-cell>
          <table:table-cell table:formula="of:=[.H920]-[.G92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115_00425C.log</text:p>
          </table:table-cell>
          <table:table-cell office:value-type="string" calcext:value-type="string">
            <text:p>00425C</text:p>
          </table:table-cell>
          <table:table-cell office:value-type="float" office:value="920591040" calcext:value-type="float">
            <text:p>920591040</text:p>
          </table:table-cell>
          <table:table-cell office:value-type="float" office:value="924290950" calcext:value-type="float">
            <text:p>924290950</text:p>
          </table:table-cell>
          <table:table-cell office:value-type="float" office:value="927990891" calcext:value-type="float">
            <text:p>92799089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2" calcext:value-type="float">
            <text:p>11.72</text:p>
          </table:table-cell>
          <table:table-cell office:value-type="float" office:value="11.7" calcext:value-type="float">
            <text:p>11.7</text:p>
          </table:table-cell>
          <table:table-cell table:formula="of:=[.D921]-[.C921]" office:value-type="float" office:value="3699910" calcext:value-type="float">
            <text:p>3699910</text:p>
          </table:table-cell>
          <table:table-cell table:formula="of:=[.E921]-[.C921]" office:value-type="float" office:value="7399851" calcext:value-type="float">
            <text:p>7399851</text:p>
          </table:table-cell>
          <table:table-cell table:formula="of:=[.G921]-[.F921]" office:value-type="float" office:value="-0.0599999999999987" calcext:value-type="float">
            <text:p>-0.06</text:p>
          </table:table-cell>
          <table:table-cell table:formula="of:=[.H921]-[.G921]" office:value-type="float" office:value="-0.0200000000000013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136_0041E1.log</text:p>
          </table:table-cell>
          <table:table-cell office:value-type="float" office:value="410" calcext:value-type="float">
            <text:p>410</text:p>
          </table:table-cell>
          <table:table-cell office:value-type="float" office:value="920589540" calcext:value-type="float">
            <text:p>920589540</text:p>
          </table:table-cell>
          <table:table-cell office:value-type="float" office:value="924289532" calcext:value-type="float">
            <text:p>924289532</text:p>
          </table:table-cell>
          <table:table-cell office:value-type="float" office:value="927989541" calcext:value-type="float">
            <text:p>927989541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table:formula="of:=[.D922]-[.C922]" office:value-type="float" office:value="3699992" calcext:value-type="float">
            <text:p>3699992</text:p>
          </table:table-cell>
          <table:table-cell table:formula="of:=[.E922]-[.C922]" office:value-type="float" office:value="7400001" calcext:value-type="float">
            <text:p>7400001</text:p>
          </table:table-cell>
          <table:table-cell table:formula="of:=[.G922]-[.F922]" office:value-type="float" office:value="-0.0299999999999994" calcext:value-type="float">
            <text:p>-0.03</text:p>
          </table:table-cell>
          <table:table-cell table:formula="of:=[.H922]-[.G922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124_004193.log</text:p>
          </table:table-cell>
          <table:table-cell office:value-type="float" office:value="4193" calcext:value-type="float">
            <text:p>4193</text:p>
          </table:table-cell>
          <table:table-cell office:value-type="float" office:value="920589612" calcext:value-type="float">
            <text:p>920589612</text:p>
          </table:table-cell>
          <table:table-cell office:value-type="float" office:value="924289540" calcext:value-type="float">
            <text:p>924289540</text:p>
          </table:table-cell>
          <table:table-cell office:value-type="float" office:value="927989487" calcext:value-type="float">
            <text:p>92798948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923]-[.C923]" office:value-type="float" office:value="3699928" calcext:value-type="float">
            <text:p>3699928</text:p>
          </table:table-cell>
          <table:table-cell table:formula="of:=[.E923]-[.C923]" office:value-type="float" office:value="7399875" calcext:value-type="float">
            <text:p>7399875</text:p>
          </table:table-cell>
          <table:table-cell table:formula="of:=[.G923]-[.F923]" office:value-type="float" office:value="-0.0600000000000005" calcext:value-type="float">
            <text:p>-0.06</text:p>
          </table:table-cell>
          <table:table-cell table:formula="of:=[.H923]-[.G923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29_004310.log</text:p>
          </table:table-cell>
          <table:table-cell office:value-type="float" office:value="4310" calcext:value-type="float">
            <text:p>4310</text:p>
          </table:table-cell>
          <table:table-cell office:value-type="float" office:value="920594986" calcext:value-type="float">
            <text:p>920594986</text:p>
          </table:table-cell>
          <table:table-cell office:value-type="float" office:value="924294944" calcext:value-type="float">
            <text:p>924294944</text:p>
          </table:table-cell>
          <table:table-cell office:value-type="float" office:value="927994932" calcext:value-type="float">
            <text:p>92799493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1" calcext:value-type="float">
            <text:p>11.81</text:p>
          </table:table-cell>
          <table:table-cell table:formula="of:=[.D924]-[.C924]" office:value-type="float" office:value="3699958" calcext:value-type="float">
            <text:p>3699958</text:p>
          </table:table-cell>
          <table:table-cell table:formula="of:=[.E924]-[.C924]" office:value-type="float" office:value="7399946" calcext:value-type="float">
            <text:p>7399946</text:p>
          </table:table-cell>
          <table:table-cell table:formula="of:=[.G924]-[.F924]" office:value-type="float" office:value="-0.0399999999999991" calcext:value-type="float">
            <text:p>-0.04</text:p>
          </table:table-cell>
          <table:table-cell table:formula="of:=[.H924]-[.G924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40_00433E.log</text:p>
          </table:table-cell>
          <table:table-cell office:value-type="string" calcext:value-type="string">
            <text:p>00433E</text:p>
          </table:table-cell>
          <table:table-cell office:value-type="float" office:value="920589059" calcext:value-type="float">
            <text:p>920589059</text:p>
          </table:table-cell>
          <table:table-cell office:value-type="float" office:value="924288977" calcext:value-type="float">
            <text:p>924288977</text:p>
          </table:table-cell>
          <table:table-cell office:value-type="float" office:value="927988901" calcext:value-type="float">
            <text:p>92798890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3" calcext:value-type="float">
            <text:p>11.73</text:p>
          </table:table-cell>
          <table:table-cell office:value-type="float" office:value="11.7" calcext:value-type="float">
            <text:p>11.7</text:p>
          </table:table-cell>
          <table:table-cell table:formula="of:=[.D925]-[.C925]" office:value-type="float" office:value="3699918" calcext:value-type="float">
            <text:p>3699918</text:p>
          </table:table-cell>
          <table:table-cell table:formula="of:=[.E925]-[.C925]" office:value-type="float" office:value="7399842" calcext:value-type="float">
            <text:p>7399842</text:p>
          </table:table-cell>
          <table:table-cell table:formula="of:=[.G925]-[.F925]" office:value-type="float" office:value="-0.0499999999999989" calcext:value-type="float">
            <text:p>-0.05</text:p>
          </table:table-cell>
          <table:table-cell table:formula="of:=[.H925]-[.G925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21627_004400.log</text:p>
          </table:table-cell>
          <table:table-cell office:value-type="float" office:value="4400" calcext:value-type="float">
            <text:p>4400</text:p>
          </table:table-cell>
          <table:table-cell office:value-type="float" office:value="920594052" calcext:value-type="float">
            <text:p>920594052</text:p>
          </table:table-cell>
          <table:table-cell office:value-type="float" office:value="924293979" calcext:value-type="float">
            <text:p>924293979</text:p>
          </table:table-cell>
          <table:table-cell office:value-type="float" office:value="927993946" calcext:value-type="float">
            <text:p>927993946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2" calcext:value-type="float">
            <text:p>11.62</text:p>
          </table:table-cell>
          <table:table-cell office:value-type="float" office:value="11.59" calcext:value-type="float">
            <text:p>11.59</text:p>
          </table:table-cell>
          <table:table-cell table:formula="of:=[.D926]-[.C926]" office:value-type="float" office:value="3699927" calcext:value-type="float">
            <text:p>3699927</text:p>
          </table:table-cell>
          <table:table-cell table:formula="of:=[.E926]-[.C926]" office:value-type="float" office:value="7399894" calcext:value-type="float">
            <text:p>7399894</text:p>
          </table:table-cell>
          <table:table-cell table:formula="of:=[.G926]-[.F926]" office:value-type="float" office:value="-0.0500000000000007" calcext:value-type="float">
            <text:p>-0.05</text:p>
          </table:table-cell>
          <table:table-cell table:formula="of:=[.H926]-[.G926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245_00419A.log</text:p>
          </table:table-cell>
          <table:table-cell office:value-type="string" calcext:value-type="string">
            <text:p>00419A</text:p>
          </table:table-cell>
          <table:table-cell office:value-type="float" office:value="920593905" calcext:value-type="float">
            <text:p>920593905</text:p>
          </table:table-cell>
          <table:table-cell office:value-type="float" office:value="924293823" calcext:value-type="float">
            <text:p>924293823</text:p>
          </table:table-cell>
          <table:table-cell office:value-type="float" office:value="927993795" calcext:value-type="float">
            <text:p>927993795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" calcext:value-type="float">
            <text:p>11.6</text:p>
          </table:table-cell>
          <table:table-cell table:formula="of:=[.D927]-[.C927]" office:value-type="float" office:value="3699918" calcext:value-type="float">
            <text:p>3699918</text:p>
          </table:table-cell>
          <table:table-cell table:formula="of:=[.E927]-[.C927]" office:value-type="float" office:value="7399890" calcext:value-type="float">
            <text:p>7399890</text:p>
          </table:table-cell>
          <table:table-cell table:formula="of:=[.G927]-[.F927]" office:value-type="float" office:value="-0.0399999999999991" calcext:value-type="float">
            <text:p>-0.04</text:p>
          </table:table-cell>
          <table:table-cell table:formula="of:=[.H927]-[.G927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649_0041C3.log</text:p>
          </table:table-cell>
          <table:table-cell office:value-type="string" calcext:value-type="string">
            <text:p>0041C3</text:p>
          </table:table-cell>
          <table:table-cell office:value-type="float" office:value="920591632" calcext:value-type="float">
            <text:p>920591632</text:p>
          </table:table-cell>
          <table:table-cell office:value-type="float" office:value="924291601" calcext:value-type="float">
            <text:p>924291601</text:p>
          </table:table-cell>
          <table:table-cell office:value-type="float" office:value="927991597" calcext:value-type="float">
            <text:p>927991597</text:p>
          </table:table-cell>
          <table:table-cell office:value-type="float" office:value="11.86" calcext:value-type="float">
            <text:p>11.8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table:formula="of:=[.D928]-[.C928]" office:value-type="float" office:value="3699969" calcext:value-type="float">
            <text:p>3699969</text:p>
          </table:table-cell>
          <table:table-cell table:formula="of:=[.E928]-[.C928]" office:value-type="float" office:value="7399965" calcext:value-type="float">
            <text:p>7399965</text:p>
          </table:table-cell>
          <table:table-cell table:formula="of:=[.G928]-[.F928]" office:value-type="float" office:value="-0.0499999999999989" calcext:value-type="float">
            <text:p>-0.05</text:p>
          </table:table-cell>
          <table:table-cell table:formula="of:=[.H928]-[.G928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01317_00433A.log</text:p>
          </table:table-cell>
          <table:table-cell office:value-type="string" calcext:value-type="string">
            <text:p>00433A</text:p>
          </table:table-cell>
          <table:table-cell office:value-type="float" office:value="920593495" calcext:value-type="float">
            <text:p>920593495</text:p>
          </table:table-cell>
          <table:table-cell office:value-type="float" office:value="924293446" calcext:value-type="float">
            <text:p>924293446</text:p>
          </table:table-cell>
          <table:table-cell office:value-type="float" office:value="927993422" calcext:value-type="float">
            <text:p>927993422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table:formula="of:=[.D929]-[.C929]" office:value-type="float" office:value="3699951" calcext:value-type="float">
            <text:p>3699951</text:p>
          </table:table-cell>
          <table:table-cell table:formula="of:=[.E929]-[.C929]" office:value-type="float" office:value="7399927" calcext:value-type="float">
            <text:p>7399927</text:p>
          </table:table-cell>
          <table:table-cell table:formula="of:=[.G929]-[.F929]" office:value-type="float" office:value="-0.0500000000000007" calcext:value-type="float">
            <text:p>-0.05</text:p>
          </table:table-cell>
          <table:table-cell table:formula="of:=[.H929]-[.G929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539_004281.log</text:p>
          </table:table-cell>
          <table:table-cell office:value-type="float" office:value="4281" calcext:value-type="float">
            <text:p>4281</text:p>
          </table:table-cell>
          <table:table-cell office:value-type="float" office:value="920592166" calcext:value-type="float">
            <text:p>920592166</text:p>
          </table:table-cell>
          <table:table-cell office:value-type="float" office:value="924292095" calcext:value-type="float">
            <text:p>924292095</text:p>
          </table:table-cell>
          <table:table-cell office:value-type="float" office:value="927992065" calcext:value-type="float">
            <text:p>927992065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table:formula="of:=[.D930]-[.C930]" office:value-type="float" office:value="3699929" calcext:value-type="float">
            <text:p>3699929</text:p>
          </table:table-cell>
          <table:table-cell table:formula="of:=[.E930]-[.C930]" office:value-type="float" office:value="7399899" calcext:value-type="float">
            <text:p>7399899</text:p>
          </table:table-cell>
          <table:table-cell table:formula="of:=[.G930]-[.F930]" office:value-type="float" office:value="-0.0200000000000013" calcext:value-type="float">
            <text:p>-0.02</text:p>
          </table:table-cell>
          <table:table-cell table:formula="of:=[.H930]-[.G930]" office:value-type="float" office:value="-0.0499999999999989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54_004231.log</text:p>
          </table:table-cell>
          <table:table-cell office:value-type="float" office:value="4231" calcext:value-type="float">
            <text:p>4231</text:p>
          </table:table-cell>
          <table:table-cell office:value-type="float" office:value="920590309" calcext:value-type="float">
            <text:p>920590309</text:p>
          </table:table-cell>
          <table:table-cell office:value-type="float" office:value="924290291" calcext:value-type="float">
            <text:p>924290291</text:p>
          </table:table-cell>
          <table:table-cell office:value-type="float" office:value="927990302" calcext:value-type="float">
            <text:p>927990302</text:p>
          </table:table-cell>
          <table:table-cell office:value-type="float" office:value="11.92" calcext:value-type="float">
            <text:p>11.9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6" calcext:value-type="float">
            <text:p>11.86</text:p>
          </table:table-cell>
          <table:table-cell table:formula="of:=[.D931]-[.C931]" office:value-type="float" office:value="3699982" calcext:value-type="float">
            <text:p>3699982</text:p>
          </table:table-cell>
          <table:table-cell table:formula="of:=[.E931]-[.C931]" office:value-type="float" office:value="7399993" calcext:value-type="float">
            <text:p>7399993</text:p>
          </table:table-cell>
          <table:table-cell table:formula="of:=[.G931]-[.F931]" office:value-type="float" office:value="-0.0500000000000007" calcext:value-type="float">
            <text:p>-0.05</text:p>
          </table:table-cell>
          <table:table-cell table:formula="of:=[.H931]-[.G931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015_004253.log</text:p>
          </table:table-cell>
          <table:table-cell office:value-type="float" office:value="4253" calcext:value-type="float">
            <text:p>4253</text:p>
          </table:table-cell>
          <table:table-cell office:value-type="float" office:value="920594813" calcext:value-type="float">
            <text:p>920594813</text:p>
          </table:table-cell>
          <table:table-cell office:value-type="float" office:value="924294738" calcext:value-type="float">
            <text:p>924294738</text:p>
          </table:table-cell>
          <table:table-cell office:value-type="float" office:value="927994710" calcext:value-type="float">
            <text:p>927994710</text:p>
          </table:table-cell>
          <table:table-cell office:value-type="float" office:value="11.84" calcext:value-type="float">
            <text:p>11.84</text:p>
          </table:table-cell>
          <table:table-cell office:value-type="float" office:value="11.8" calcext:value-type="float">
            <text:p>11.8</text:p>
          </table:table-cell>
          <table:table-cell office:value-type="float" office:value="11.77" calcext:value-type="float">
            <text:p>11.77</text:p>
          </table:table-cell>
          <table:table-cell table:formula="of:=[.D932]-[.C932]" office:value-type="float" office:value="3699925" calcext:value-type="float">
            <text:p>3699925</text:p>
          </table:table-cell>
          <table:table-cell table:formula="of:=[.E932]-[.C932]" office:value-type="float" office:value="7399897" calcext:value-type="float">
            <text:p>7399897</text:p>
          </table:table-cell>
          <table:table-cell table:formula="of:=[.G932]-[.F932]" office:value-type="float" office:value="-0.0399999999999991" calcext:value-type="float">
            <text:p>-0.04</text:p>
          </table:table-cell>
          <table:table-cell table:formula="of:=[.H932]-[.G932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654_004243.log</text:p>
          </table:table-cell>
          <table:table-cell office:value-type="float" office:value="4243" calcext:value-type="float">
            <text:p>4243</text:p>
          </table:table-cell>
          <table:table-cell office:value-type="float" office:value="920593917" calcext:value-type="float">
            <text:p>920593917</text:p>
          </table:table-cell>
          <table:table-cell office:value-type="float" office:value="924293857" calcext:value-type="float">
            <text:p>924293857</text:p>
          </table:table-cell>
          <table:table-cell office:value-type="float" office:value="927993835" calcext:value-type="float">
            <text:p>927993835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9" calcext:value-type="float">
            <text:p>11.79</text:p>
          </table:table-cell>
          <table:table-cell table:formula="of:=[.D933]-[.C933]" office:value-type="float" office:value="3699940" calcext:value-type="float">
            <text:p>3699940</text:p>
          </table:table-cell>
          <table:table-cell table:formula="of:=[.E933]-[.C933]" office:value-type="float" office:value="7399918" calcext:value-type="float">
            <text:p>7399918</text:p>
          </table:table-cell>
          <table:table-cell table:formula="of:=[.G933]-[.F933]" office:value-type="float" office:value="-0.0499999999999989" calcext:value-type="float">
            <text:p>-0.05</text:p>
          </table:table-cell>
          <table:table-cell table:formula="of:=[.H933]-[.G933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61_00430B.log</text:p>
          </table:table-cell>
          <table:table-cell office:value-type="string" calcext:value-type="string">
            <text:p>00430B</text:p>
          </table:table-cell>
          <table:table-cell office:value-type="float" office:value="920589480" calcext:value-type="float">
            <text:p>920589480</text:p>
          </table:table-cell>
          <table:table-cell office:value-type="float" office:value="924289402" calcext:value-type="float">
            <text:p>924289402</text:p>
          </table:table-cell>
          <table:table-cell office:value-type="float" office:value="927989373" calcext:value-type="float">
            <text:p>92798937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3" calcext:value-type="float">
            <text:p>11.73</text:p>
          </table:table-cell>
          <table:table-cell table:formula="of:=[.D934]-[.C934]" office:value-type="float" office:value="3699922" calcext:value-type="float">
            <text:p>3699922</text:p>
          </table:table-cell>
          <table:table-cell table:formula="of:=[.E934]-[.C934]" office:value-type="float" office:value="7399893" calcext:value-type="float">
            <text:p>7399893</text:p>
          </table:table-cell>
          <table:table-cell table:formula="of:=[.G934]-[.F934]" office:value-type="float" office:value="-0.0400000000000009" calcext:value-type="float">
            <text:p>-0.04</text:p>
          </table:table-cell>
          <table:table-cell table:formula="of:=[.H934]-[.G934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349_0041F2.log</text:p>
          </table:table-cell>
          <table:table-cell office:value-type="string" calcext:value-type="string">
            <text:p>0041F2</text:p>
          </table:table-cell>
          <table:table-cell office:value-type="float" office:value="920593543" calcext:value-type="float">
            <text:p>920593543</text:p>
          </table:table-cell>
          <table:table-cell office:value-type="float" office:value="924293496" calcext:value-type="float">
            <text:p>924293496</text:p>
          </table:table-cell>
          <table:table-cell office:value-type="float" office:value="927993472" calcext:value-type="float">
            <text:p>927993472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4" calcext:value-type="float">
            <text:p>11.64</text:p>
          </table:table-cell>
          <table:table-cell table:formula="of:=[.D935]-[.C935]" office:value-type="float" office:value="3699953" calcext:value-type="float">
            <text:p>3699953</text:p>
          </table:table-cell>
          <table:table-cell table:formula="of:=[.E935]-[.C935]" office:value-type="float" office:value="7399929" calcext:value-type="float">
            <text:p>7399929</text:p>
          </table:table-cell>
          <table:table-cell table:formula="of:=[.G935]-[.F935]" office:value-type="float" office:value="-0.0500000000000007" calcext:value-type="float">
            <text:p>-0.05</text:p>
          </table:table-cell>
          <table:table-cell table:formula="of:=[.H935]-[.G935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36_00430A.log</text:p>
          </table:table-cell>
          <table:table-cell office:value-type="string" calcext:value-type="string">
            <text:p>00430A</text:p>
          </table:table-cell>
          <table:table-cell office:value-type="float" office:value="920593246" calcext:value-type="float">
            <text:p>920593246</text:p>
          </table:table-cell>
          <table:table-cell office:value-type="float" office:value="924293192" calcext:value-type="float">
            <text:p>924293192</text:p>
          </table:table-cell>
          <table:table-cell office:value-type="float" office:value="927993194" calcext:value-type="float">
            <text:p>927993194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table:formula="of:=[.D936]-[.C936]" office:value-type="float" office:value="3699946" calcext:value-type="float">
            <text:p>3699946</text:p>
          </table:table-cell>
          <table:table-cell table:formula="of:=[.E936]-[.C936]" office:value-type="float" office:value="7399948" calcext:value-type="float">
            <text:p>7399948</text:p>
          </table:table-cell>
          <table:table-cell table:formula="of:=[.G936]-[.F936]" office:value-type="float" office:value="-0.0600000000000005" calcext:value-type="float">
            <text:p>-0.06</text:p>
          </table:table-cell>
          <table:table-cell table:formula="of:=[.H936]-[.G936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151_004303.log</text:p>
          </table:table-cell>
          <table:table-cell office:value-type="float" office:value="4303" calcext:value-type="float">
            <text:p>4303</text:p>
          </table:table-cell>
          <table:table-cell office:value-type="float" office:value="920589923" calcext:value-type="float">
            <text:p>920589923</text:p>
          </table:table-cell>
          <table:table-cell office:value-type="float" office:value="924289823" calcext:value-type="float">
            <text:p>924289823</text:p>
          </table:table-cell>
          <table:table-cell office:value-type="float" office:value="927989768" calcext:value-type="float">
            <text:p>927989768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937]-[.C937]" office:value-type="float" office:value="3699900" calcext:value-type="float">
            <text:p>3699900</text:p>
          </table:table-cell>
          <table:table-cell table:formula="of:=[.E937]-[.C937]" office:value-type="float" office:value="7399845" calcext:value-type="float">
            <text:p>7399845</text:p>
          </table:table-cell>
          <table:table-cell table:formula="of:=[.G937]-[.F937]" office:value-type="float" office:value="-0.0300000000000011" calcext:value-type="float">
            <text:p>-0.03</text:p>
          </table:table-cell>
          <table:table-cell table:formula="of:=[.H937]-[.G937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71045_00420C.log</text:p>
          </table:table-cell>
          <table:table-cell office:value-type="string" calcext:value-type="string">
            <text:p>00420C</text:p>
          </table:table-cell>
          <table:table-cell office:value-type="float" office:value="920594432" calcext:value-type="float">
            <text:p>920594432</text:p>
          </table:table-cell>
          <table:table-cell office:value-type="float" office:value="924294364" calcext:value-type="float">
            <text:p>924294364</text:p>
          </table:table-cell>
          <table:table-cell office:value-type="float" office:value="927994331" calcext:value-type="float">
            <text:p>927994331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938]-[.C938]" office:value-type="float" office:value="3699932" calcext:value-type="float">
            <text:p>3699932</text:p>
          </table:table-cell>
          <table:table-cell table:formula="of:=[.E938]-[.C938]" office:value-type="float" office:value="7399899" calcext:value-type="float">
            <text:p>7399899</text:p>
          </table:table-cell>
          <table:table-cell table:formula="of:=[.G938]-[.F938]" office:value-type="float" office:value="-0.0399999999999991" calcext:value-type="float">
            <text:p>-0.04</text:p>
          </table:table-cell>
          <table:table-cell table:formula="of:=[.H938]-[.G93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68_004420.log</text:p>
          </table:table-cell>
          <table:table-cell office:value-type="float" office:value="4420" calcext:value-type="float">
            <text:p>4420</text:p>
          </table:table-cell>
          <table:table-cell office:value-type="float" office:value="920591927" calcext:value-type="float">
            <text:p>920591927</text:p>
          </table:table-cell>
          <table:table-cell office:value-type="float" office:value="924291847" calcext:value-type="float">
            <text:p>924291847</text:p>
          </table:table-cell>
          <table:table-cell office:value-type="float" office:value="927991855" calcext:value-type="float">
            <text:p>927991855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83" calcext:value-type="float">
            <text:p>11.83</text:p>
          </table:table-cell>
          <table:table-cell table:formula="of:=[.D939]-[.C939]" office:value-type="float" office:value="3699920" calcext:value-type="float">
            <text:p>3699920</text:p>
          </table:table-cell>
          <table:table-cell table:formula="of:=[.E939]-[.C939]" office:value-type="float" office:value="7399928" calcext:value-type="float">
            <text:p>7399928</text:p>
          </table:table-cell>
          <table:table-cell table:formula="of:=[.G939]-[.F939]" office:value-type="float" office:value="-0.0499999999999989" calcext:value-type="float">
            <text:p>-0.05</text:p>
          </table:table-cell>
          <table:table-cell table:formula="of:=[.H939]-[.G939]" office:value-type="float" office:value="0.00999999999999979" calcext:value-type="float">
            <text:p>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1043_0041DA.log</text:p>
          </table:table-cell>
          <table:table-cell office:value-type="string" calcext:value-type="string">
            <text:p>0041DA</text:p>
          </table:table-cell>
          <table:table-cell office:value-type="float" office:value="920589148" calcext:value-type="float">
            <text:p>920589148</text:p>
          </table:table-cell>
          <table:table-cell office:value-type="float" office:value="924289069" calcext:value-type="float">
            <text:p>924289069</text:p>
          </table:table-cell>
          <table:table-cell office:value-type="float" office:value="927989005" calcext:value-type="float">
            <text:p>927989005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1" calcext:value-type="float">
            <text:p>11.71</text:p>
          </table:table-cell>
          <table:table-cell table:formula="of:=[.D940]-[.C940]" office:value-type="float" office:value="3699921" calcext:value-type="float">
            <text:p>3699921</text:p>
          </table:table-cell>
          <table:table-cell table:formula="of:=[.E940]-[.C940]" office:value-type="float" office:value="7399857" calcext:value-type="float">
            <text:p>7399857</text:p>
          </table:table-cell>
          <table:table-cell table:formula="of:=[.G940]-[.F940]" office:value-type="float" office:value="-0.0899999999999999" calcext:value-type="float">
            <text:p>-0.09</text:p>
          </table:table-cell>
          <table:table-cell table:formula="of:=[.H940]-[.G940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420_004413.log</text:p>
          </table:table-cell>
          <table:table-cell office:value-type="float" office:value="4413" calcext:value-type="float">
            <text:p>4413</text:p>
          </table:table-cell>
          <table:table-cell office:value-type="float" office:value="920594335" calcext:value-type="float">
            <text:p>920594335</text:p>
          </table:table-cell>
          <table:table-cell office:value-type="float" office:value="924294279" calcext:value-type="float">
            <text:p>924294279</text:p>
          </table:table-cell>
          <table:table-cell office:value-type="float" office:value="927994243" calcext:value-type="float">
            <text:p>927994243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table:formula="of:=[.D941]-[.C941]" office:value-type="float" office:value="3699944" calcext:value-type="float">
            <text:p>3699944</text:p>
          </table:table-cell>
          <table:table-cell table:formula="of:=[.E941]-[.C941]" office:value-type="float" office:value="7399908" calcext:value-type="float">
            <text:p>7399908</text:p>
          </table:table-cell>
          <table:table-cell table:formula="of:=[.G941]-[.F941]" office:value-type="float" office:value="-0.0399999999999991" calcext:value-type="float">
            <text:p>-0.04</text:p>
          </table:table-cell>
          <table:table-cell table:formula="of:=[.H941]-[.G94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01019_00411A.log</text:p>
          </table:table-cell>
          <table:table-cell office:value-type="string" calcext:value-type="string">
            <text:p>00411A</text:p>
          </table:table-cell>
          <table:table-cell office:value-type="float" office:value="920593334" calcext:value-type="float">
            <text:p>920593334</text:p>
          </table:table-cell>
          <table:table-cell office:value-type="float" office:value="924293274" calcext:value-type="float">
            <text:p>924293274</text:p>
          </table:table-cell>
          <table:table-cell office:value-type="float" office:value="927993246" calcext:value-type="float">
            <text:p>927993246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5" calcext:value-type="float">
            <text:p>11.75</text:p>
          </table:table-cell>
          <table:table-cell table:formula="of:=[.D942]-[.C942]" office:value-type="float" office:value="3699940" calcext:value-type="float">
            <text:p>3699940</text:p>
          </table:table-cell>
          <table:table-cell table:formula="of:=[.E942]-[.C942]" office:value-type="float" office:value="7399912" calcext:value-type="float">
            <text:p>7399912</text:p>
          </table:table-cell>
          <table:table-cell table:formula="of:=[.G942]-[.F942]" office:value-type="float" office:value="-0.0400000000000009" calcext:value-type="float">
            <text:p>-0.04</text:p>
          </table:table-cell>
          <table:table-cell table:formula="of:=[.H942]-[.G942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1433_00415C.log</text:p>
          </table:table-cell>
          <table:table-cell office:value-type="string" calcext:value-type="string">
            <text:p>00415C</text:p>
          </table:table-cell>
          <table:table-cell office:value-type="float" office:value="920593885" calcext:value-type="float">
            <text:p>920593885</text:p>
          </table:table-cell>
          <table:table-cell office:value-type="float" office:value="924293805" calcext:value-type="float">
            <text:p>924293805</text:p>
          </table:table-cell>
          <table:table-cell office:value-type="float" office:value="927993760" calcext:value-type="float">
            <text:p>927993760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8" calcext:value-type="float">
            <text:p>11.58</text:p>
          </table:table-cell>
          <table:table-cell office:value-type="float" office:value="11.54" calcext:value-type="float">
            <text:p>11.54</text:p>
          </table:table-cell>
          <table:table-cell table:formula="of:=[.D943]-[.C943]" office:value-type="float" office:value="3699920" calcext:value-type="float">
            <text:p>3699920</text:p>
          </table:table-cell>
          <table:table-cell table:formula="of:=[.E943]-[.C943]" office:value-type="float" office:value="7399875" calcext:value-type="float">
            <text:p>7399875</text:p>
          </table:table-cell>
          <table:table-cell table:formula="of:=[.G943]-[.F943]" office:value-type="float" office:value="-0.0500000000000007" calcext:value-type="float">
            <text:p>-0.05</text:p>
          </table:table-cell>
          <table:table-cell table:formula="of:=[.H943]-[.G943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81056_0042AA.log</text:p>
          </table:table-cell>
          <table:table-cell office:value-type="string" calcext:value-type="string">
            <text:p>0042AA</text:p>
          </table:table-cell>
          <table:table-cell office:value-type="float" office:value="920590423" calcext:value-type="float">
            <text:p>920590423</text:p>
          </table:table-cell>
          <table:table-cell office:value-type="float" office:value="924290396" calcext:value-type="float">
            <text:p>924290396</text:p>
          </table:table-cell>
          <table:table-cell office:value-type="float" office:value="927990396" calcext:value-type="float">
            <text:p>927990396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5" calcext:value-type="float">
            <text:p>11.65</text:p>
          </table:table-cell>
          <table:table-cell table:formula="of:=[.D944]-[.C944]" office:value-type="float" office:value="3699973" calcext:value-type="float">
            <text:p>3699973</text:p>
          </table:table-cell>
          <table:table-cell table:formula="of:=[.E944]-[.C944]" office:value-type="float" office:value="7399973" calcext:value-type="float">
            <text:p>7399973</text:p>
          </table:table-cell>
          <table:table-cell table:formula="of:=[.G944]-[.F944]" office:value-type="float" office:value="-0.0400000000000009" calcext:value-type="float">
            <text:p>-0.04</text:p>
          </table:table-cell>
          <table:table-cell table:formula="of:=[.H944]-[.G944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3958_004141.log</text:p>
          </table:table-cell>
          <table:table-cell office:value-type="float" office:value="4141" calcext:value-type="float">
            <text:p>4141</text:p>
          </table:table-cell>
          <table:table-cell office:value-type="float" office:value="920590086" calcext:value-type="float">
            <text:p>920590086</text:p>
          </table:table-cell>
          <table:table-cell office:value-type="float" office:value="924290003" calcext:value-type="float">
            <text:p>924290003</text:p>
          </table:table-cell>
          <table:table-cell office:value-type="float" office:value="927989964" calcext:value-type="float">
            <text:p>927989964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7" calcext:value-type="float">
            <text:p>11.57</text:p>
          </table:table-cell>
          <table:table-cell table:formula="of:=[.D945]-[.C945]" office:value-type="float" office:value="3699917" calcext:value-type="float">
            <text:p>3699917</text:p>
          </table:table-cell>
          <table:table-cell table:formula="of:=[.E945]-[.C945]" office:value-type="float" office:value="7399878" calcext:value-type="float">
            <text:p>7399878</text:p>
          </table:table-cell>
          <table:table-cell table:formula="of:=[.G945]-[.F945]" office:value-type="float" office:value="-0.0600000000000005" calcext:value-type="float">
            <text:p>-0.06</text:p>
          </table:table-cell>
          <table:table-cell table:formula="of:=[.H945]-[.G945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31526_0040E7.log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20590966" calcext:value-type="float">
            <text:p>920590966</text:p>
          </table:table-cell>
          <table:table-cell office:value-type="float" office:value="924290887" calcext:value-type="float">
            <text:p>924290887</text:p>
          </table:table-cell>
          <table:table-cell office:value-type="float" office:value="927990844" calcext:value-type="float">
            <text:p>92799084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8" calcext:value-type="float">
            <text:p>11.68</text:p>
          </table:table-cell>
          <table:table-cell table:formula="of:=[.D946]-[.C946]" office:value-type="float" office:value="3699921" calcext:value-type="float">
            <text:p>3699921</text:p>
          </table:table-cell>
          <table:table-cell table:formula="of:=[.E946]-[.C946]" office:value-type="float" office:value="7399878" calcext:value-type="float">
            <text:p>7399878</text:p>
          </table:table-cell>
          <table:table-cell table:formula="of:=[.G946]-[.F946]" office:value-type="float" office:value="-0.0799999999999983" calcext:value-type="float">
            <text:p>-0.08</text:p>
          </table:table-cell>
          <table:table-cell table:formula="of:=[.H946]-[.G946]" office:value-type="float" office:value="-0.0300000000000011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7942_0043B7.log</text:p>
          </table:table-cell>
          <table:table-cell office:value-type="string" calcext:value-type="string">
            <text:p>0043B7</text:p>
          </table:table-cell>
          <table:table-cell office:value-type="float" office:value="920593509" calcext:value-type="float">
            <text:p>920593509</text:p>
          </table:table-cell>
          <table:table-cell office:value-type="float" office:value="924293435" calcext:value-type="float">
            <text:p>924293435</text:p>
          </table:table-cell>
          <table:table-cell office:value-type="float" office:value="927993392" calcext:value-type="float">
            <text:p>927993392</text:p>
          </table:table-cell>
          <table:table-cell office:value-type="float" office:value="11.91" calcext:value-type="float">
            <text:p>11.91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4" calcext:value-type="float">
            <text:p>11.84</text:p>
          </table:table-cell>
          <table:table-cell table:formula="of:=[.D947]-[.C947]" office:value-type="float" office:value="3699926" calcext:value-type="float">
            <text:p>3699926</text:p>
          </table:table-cell>
          <table:table-cell table:formula="of:=[.E947]-[.C947]" office:value-type="float" office:value="7399883" calcext:value-type="float">
            <text:p>7399883</text:p>
          </table:table-cell>
          <table:table-cell table:formula="of:=[.G947]-[.F947]" office:value-type="float" office:value="-0.0299999999999994" calcext:value-type="float">
            <text:p>-0.03</text:p>
          </table:table-cell>
          <table:table-cell table:formula="of:=[.H947]-[.G947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51046_00436B.log</text:p>
          </table:table-cell>
          <table:table-cell office:value-type="string" calcext:value-type="string">
            <text:p>00436B</text:p>
          </table:table-cell>
          <table:table-cell office:value-type="float" office:value="920592101" calcext:value-type="float">
            <text:p>920592101</text:p>
          </table:table-cell>
          <table:table-cell office:value-type="float" office:value="924292018" calcext:value-type="float">
            <text:p>924292018</text:p>
          </table:table-cell>
          <table:table-cell office:value-type="float" office:value="927991970" calcext:value-type="float">
            <text:p>927991970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6" calcext:value-type="float">
            <text:p>11.76</text:p>
          </table:table-cell>
          <table:table-cell table:formula="of:=[.D948]-[.C948]" office:value-type="float" office:value="3699917" calcext:value-type="float">
            <text:p>3699917</text:p>
          </table:table-cell>
          <table:table-cell table:formula="of:=[.E948]-[.C948]" office:value-type="float" office:value="7399869" calcext:value-type="float">
            <text:p>7399869</text:p>
          </table:table-cell>
          <table:table-cell table:formula="of:=[.G948]-[.F948]" office:value-type="float" office:value="-0.0400000000000009" calcext:value-type="float">
            <text:p>-0.04</text:p>
          </table:table-cell>
          <table:table-cell table:formula="of:=[.H948]-[.G948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51419_0041AA.log</text:p>
          </table:table-cell>
          <table:table-cell office:value-type="string" calcext:value-type="string">
            <text:p>0041AA</text:p>
          </table:table-cell>
          <table:table-cell office:value-type="float" office:value="920590782" calcext:value-type="float">
            <text:p>920590782</text:p>
          </table:table-cell>
          <table:table-cell office:value-type="float" office:value="924290700" calcext:value-type="float">
            <text:p>924290700</text:p>
          </table:table-cell>
          <table:table-cell office:value-type="float" office:value="927990666" calcext:value-type="float">
            <text:p>92799066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" calcext:value-type="float">
            <text:p>11.78</text:p>
          </table:table-cell>
          <table:table-cell table:formula="of:=[.D949]-[.C949]" office:value-type="float" office:value="3699918" calcext:value-type="float">
            <text:p>3699918</text:p>
          </table:table-cell>
          <table:table-cell table:formula="of:=[.E949]-[.C949]" office:value-type="float" office:value="7399884" calcext:value-type="float">
            <text:p>7399884</text:p>
          </table:table-cell>
          <table:table-cell table:formula="of:=[.G949]-[.F949]" office:value-type="float" office:value="-0.0499999999999989" calcext:value-type="float">
            <text:p>-0.05</text:p>
          </table:table-cell>
          <table:table-cell table:formula="of:=[.H949]-[.G949]" office:value-type="float" office:value="-0.0400000000000009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141316_004408.log</text:p>
          </table:table-cell>
          <table:table-cell office:value-type="float" office:value="4408" calcext:value-type="float">
            <text:p>4408</text:p>
          </table:table-cell>
          <table:table-cell office:value-type="float" office:value="920590611" calcext:value-type="float">
            <text:p>920590611</text:p>
          </table:table-cell>
          <table:table-cell office:value-type="float" office:value="924290549" calcext:value-type="float">
            <text:p>924290549</text:p>
          </table:table-cell>
          <table:table-cell office:value-type="float" office:value="927990531" calcext:value-type="float">
            <text:p>927990531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3" calcext:value-type="float">
            <text:p>11.63</text:p>
          </table:table-cell>
          <table:table-cell table:formula="of:=[.D950]-[.C950]" office:value-type="float" office:value="3699938" calcext:value-type="float">
            <text:p>3699938</text:p>
          </table:table-cell>
          <table:table-cell table:formula="of:=[.E950]-[.C950]" office:value-type="float" office:value="7399920" calcext:value-type="float">
            <text:p>7399920</text:p>
          </table:table-cell>
          <table:table-cell table:formula="of:=[.G950]-[.F950]" office:value-type="float" office:value="-0.0399999999999991" calcext:value-type="float">
            <text:p>-0.04</text:p>
          </table:table-cell>
          <table:table-cell table:formula="of:=[.H950]-[.G950]" office:value-type="float" office:value="-0.0199999999999996" calcext:value-type="float">
            <text:p>-0.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461617_0043A1.log</text:p>
          </table:table-cell>
          <table:table-cell office:value-type="string" calcext:value-type="string">
            <text:p>0043A1</text:p>
          </table:table-cell>
          <table:table-cell office:value-type="float" office:value="920591535" calcext:value-type="float">
            <text:p>920591535</text:p>
          </table:table-cell>
          <table:table-cell office:value-type="float" office:value="924291468" calcext:value-type="float">
            <text:p>924291468</text:p>
          </table:table-cell>
          <table:table-cell office:value-type="float" office:value="927991435" calcext:value-type="float">
            <text:p>927991435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82" calcext:value-type="float">
            <text:p>11.82</text:p>
          </table:table-cell>
          <table:table-cell table:formula="of:=[.D951]-[.C951]" office:value-type="float" office:value="3699933" calcext:value-type="float">
            <text:p>3699933</text:p>
          </table:table-cell>
          <table:table-cell table:formula="of:=[.E951]-[.C951]" office:value-type="float" office:value="7399900" calcext:value-type="float">
            <text:p>7399900</text:p>
          </table:table-cell>
          <table:table-cell table:formula="of:=[.G951]-[.F951]" office:value-type="float" office:value="-0.0400000000000009" calcext:value-type="float">
            <text:p>-0.04</text:p>
          </table:table-cell>
          <table:table-cell table:formula="of:=[.H951]-[.G951]" office:value-type="float" office:value="-0.0299999999999994" calcext:value-type="float">
            <text:p>-0.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01353_004270.log</text:p>
          </table:table-cell>
          <table:table-cell office:value-type="float" office:value="4270" calcext:value-type="float">
            <text:p>4270</text:p>
          </table:table-cell>
          <table:table-cell office:value-type="float" office:value="920594534" calcext:value-type="float">
            <text:p>920594534</text:p>
          </table:table-cell>
          <table:table-cell office:value-type="float" office:value="924294468" calcext:value-type="float">
            <text:p>924294468</text:p>
          </table:table-cell>
          <table:table-cell office:value-type="float" office:value="927994431" calcext:value-type="float">
            <text:p>92799443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" calcext:value-type="float">
            <text:p>11.7</text:p>
          </table:table-cell>
          <table:table-cell office:value-type="float" office:value="11.66" calcext:value-type="float">
            <text:p>11.66</text:p>
          </table:table-cell>
          <table:table-cell table:formula="of:=[.D952]-[.C952]" office:value-type="float" office:value="3699934" calcext:value-type="float">
            <text:p>3699934</text:p>
          </table:table-cell>
          <table:table-cell table:formula="of:=[.E952]-[.C952]" office:value-type="float" office:value="7399897" calcext:value-type="float">
            <text:p>7399897</text:p>
          </table:table-cell>
          <table:table-cell table:formula="of:=[.G952]-[.F952]" office:value-type="float" office:value="-0.0400000000000009" calcext:value-type="float">
            <text:p>-0.04</text:p>
          </table:table-cell>
          <table:table-cell table:formula="of:=[.H952]-[.G952]" office:value-type="float" office:value="-0.0399999999999991" calcext:value-type="float">
            <text:p>-0.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2271647_0040B1.log</text:p>
          </table:table-cell>
          <table:table-cell office:value-type="string" calcext:value-type="string">
            <text:p>0040B1</text:p>
          </table:table-cell>
          <table:table-cell office:value-type="float" office:value="920593980" calcext:value-type="float">
            <text:p>920593980</text:p>
          </table:table-cell>
          <table:table-cell office:value-type="float" office:value="924293909" calcext:value-type="float">
            <text:p>924293909</text:p>
          </table:table-cell>
          <table:table-cell office:value-type="float" office:value="927993893" calcext:value-type="float">
            <text:p>927993893</text:p>
          </table:table-cell>
          <table:table-cell office:value-type="float" office:value="11.7" calcext:value-type="float">
            <text:p>11.7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3" calcext:value-type="float">
            <text:p>11.63</text:p>
          </table:table-cell>
          <table:table-cell table:formula="of:=[.D953]-[.C953]" office:value-type="float" office:value="3699929" calcext:value-type="float">
            <text:p>3699929</text:p>
          </table:table-cell>
          <table:table-cell table:formula="of:=[.E953]-[.C953]" office:value-type="float" office:value="7399913" calcext:value-type="float">
            <text:p>7399913</text:p>
          </table:table-cell>
          <table:table-cell table:formula="of:=[.G953]-[.F953]" office:value-type="float" office:value="-0.0599999999999987" calcext:value-type="float">
            <text:p>-0.06</text:p>
          </table:table-cell>
          <table:table-cell table:formula="of:=[.H953]-[.G953]" office:value-type="float" office:value="-0.00999999999999979" calcext:value-type="float">
            <text:p>-0.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16957_0041D3.log</text:p>
          </table:table-cell>
          <table:table-cell office:value-type="string" calcext:value-type="string">
            <text:p>0041D3</text:p>
          </table:table-cell>
          <table:table-cell office:value-type="float" office:value="920595144" calcext:value-type="float">
            <text:p>920595144</text:p>
          </table:table-cell>
          <table:table-cell office:value-type="float" office:value="924295086" calcext:value-type="float">
            <text:p>924295086</text:p>
          </table:table-cell>
          <table:table-cell office:value-type="float" office:value="927995074" calcext:value-type="float">
            <text:p>92799507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3" calcext:value-type="float">
            <text:p>11.83</text:p>
          </table:table-cell>
          <table:table-cell office:value-type="float" office:value="11.78" calcext:value-type="float">
            <text:p>11.78</text:p>
          </table:table-cell>
          <table:table-cell table:formula="of:=[.D954]-[.C954]" office:value-type="float" office:value="3699942" calcext:value-type="float">
            <text:p>3699942</text:p>
          </table:table-cell>
          <table:table-cell table:formula="of:=[.E954]-[.C954]" office:value-type="float" office:value="7399930" calcext:value-type="float">
            <text:p>7399930</text:p>
          </table:table-cell>
          <table:table-cell table:formula="of:=[.G954]-[.F954]" office:value-type="float" office:value="-0.0500000000000007" calcext:value-type="float">
            <text:p>-0.05</text:p>
          </table:table-cell>
          <table:table-cell table:formula="of:=[.H954]-[.G954]" office:value-type="float" office:value="-0.0500000000000007" calcext:value-type="float">
            <text:p>-0.0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log/2017329104_0042F3.log</text:p>
          </table:table-cell>
          <table:table-cell office:value-type="string" calcext:value-type="string">
            <text:p>0042F3</text:p>
          </table:table-cell>
          <table:table-cell office:value-type="float" office:value="920589862" calcext:value-type="float">
            <text:p>920589862</text:p>
          </table:table-cell>
          <table:table-cell office:value-type="float" office:value="924289810" calcext:value-type="float">
            <text:p>924289810</text:p>
          </table:table-cell>
          <table:table-cell office:value-type="float" office:value="927989789" calcext:value-type="float">
            <text:p>927989789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4" calcext:value-type="float">
            <text:p>11.94</text:p>
          </table:table-cell>
          <table:table-cell table:formula="of:=[.D955]-[.C955]" office:value-type="float" office:value="3699948" calcext:value-type="float">
            <text:p>3699948</text:p>
          </table:table-cell>
          <table:table-cell table:formula="of:=[.E955]-[.C955]" office:value-type="float" office:value="7399927" calcext:value-type="float">
            <text:p>7399927</text:p>
          </table:table-cell>
          <table:table-cell table:formula="of:=[.G955]-[.F955]" office:value-type="float" office:value="-0.0399999999999991" calcext:value-type="float">
            <text:p>-0.04</text:p>
          </table:table-cell>
          <table:table-cell table:formula="of:=[.H955]-[.G955]" office:value-type="float" office:value="-0.0400000000000009" calcext:value-type="float">
            <text:p>-0.04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3:20:13.906337827</dc:date>
    <meta:editing-duration>PT7M19S</meta:editing-duration>
    <meta:editing-cycles>3</meta:editing-cycles>
    <meta:generator>LibreOffice/5.1.4.2$Linux_X86_64 LibreOffice_project/10m0$Build-2</meta:generator>
    <meta:document-statistic meta:table-count="1" meta:cell-count="12485" meta:object-count="0"/>
  </office:meta>
</office:document-meta>
</file>